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latam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kr</text:p>
          </table:table-cell>
          <table:table-cell table:style-name="ce1" office:value-type="string" calcext:value-type="string">
            <text:p>hu</text:p>
          </table:table-cell>
          <table:table-cell table:style-name="ce1"/>
          <table:table-cell table:style-name="ce3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プレイ</text:p>
          </table:table-cell>
          <table:table-cell table:style-name="ce2" office:value-type="string" calcext:value-type="string">
            <text:p>开始游戏</text:p>
          </table:table-cell>
          <table:table-cell table:style-name="ce2" office:value-type="string" calcext:value-type="string">
            <text:p>開始遊戲</text:p>
          </table:table-cell>
          <table:table-cell table:style-name="ce2" office:value-type="string" calcext:value-type="string">
            <text:p>Играть</text:p>
          </table:table-cell>
          <table:table-cell table:number-columns-repeated="2" table:style-name="ce2" office:value-type="string" calcext:value-type="string">
            <text:p>Jugar</text:p>
          </table:table-cell>
          <table:table-cell table:style-name="ce2" office:value-type="string" calcext:value-type="string">
            <text:p>Spielen</text:p>
          </table:table-cell>
          <table:table-cell table:style-name="ce2" office:value-type="string" calcext:value-type="string">
            <text:p>Graj</text:p>
          </table:table-cell>
          <table:table-cell table:style-name="ce2" office:value-type="string" calcext:value-type="string">
            <text:p>Gioca</text:p>
          </table:table-cell>
          <table:table-cell table:style-name="ce2" office:value-type="string" calcext:value-type="string">
            <text:p>Oyna</text:p>
          </table:table-cell>
          <table:table-cell table:style-name="ce2" office:value-type="string" calcext:value-type="string">
            <text:p>Jouer</text:p>
          </table:table-cell>
          <table:table-cell table:number-columns-repeated="2" table:style-name="ce2" office:value-type="string" calcext:value-type="string">
            <text:p>Jogar</text:p>
          </table:table-cell>
          <table:table-cell table:style-name="ce2" office:value-type="string" calcext:value-type="string">
            <text:p>시작</text:p>
          </table:table-cell>
          <table:table-cell table:style-name="ce2" office:value-type="string" calcext:value-type="string">
            <text:p>Játé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戻る</text:p>
          </table:table-cell>
          <table:table-cell table:number-columns-repeated="2" table:style-name="ce2" office:value-type="string" calcext:value-type="string">
            <text:p>返回</text:p>
          </table:table-cell>
          <table:table-cell table:style-name="ce2" office:value-type="string" calcext:value-type="string">
            <text:p>Назад</text:p>
          </table:table-cell>
          <table:table-cell table:number-columns-repeated="2" table:style-name="ce2" office:value-type="string" calcext:value-type="string">
            <text:p>Atrás</text:p>
          </table:table-cell>
          <table:table-cell table:style-name="ce2" office:value-type="string" calcext:value-type="string">
            <text:p>Zurück</text:p>
          </table:table-cell>
          <table:table-cell table:style-name="ce2" office:value-type="string" calcext:value-type="string">
            <text:p>Powrót</text:p>
          </table:table-cell>
          <table:table-cell table:style-name="ce2" office:value-type="string" calcext:value-type="string">
            <text:p>Indietro</text:p>
          </table:table-cell>
          <table:table-cell table:style-name="ce2" office:value-type="string" calcext:value-type="string">
            <text:p>Geri Dön</text:p>
          </table:table-cell>
          <table:table-cell table:style-name="ce2" office:value-type="string" calcext:value-type="string">
            <text:p>Retour</text:p>
          </table:table-cell>
          <table:table-cell table:number-columns-repeated="2" table:style-name="ce2" office:value-type="string" calcext:value-type="string">
            <text:p>Voltar</text:p>
          </table:table-cell>
          <table:table-cell table:style-name="ce2" office:value-type="string" calcext:value-type="string">
            <text:p>뒤로</text:p>
          </table:table-cell>
          <table:table-cell table:style-name="ce2" office:value-type="string" calcext:value-type="string">
            <text:p>Vissz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オプション</text:p>
          </table:table-cell>
          <table:table-cell table:style-name="ce2" office:value-type="string" calcext:value-type="string">
            <text:p>选项</text:p>
          </table:table-cell>
          <table:table-cell table:style-name="ce2" office:value-type="string" calcext:value-type="string">
            <text:p>遊戲設定</text:p>
          </table:table-cell>
          <table:table-cell table:style-name="ce2" office:value-type="string" calcext:value-type="string">
            <text:p>Опции</text:p>
          </table:table-cell>
          <table:table-cell table:number-columns-repeated="2" table:style-name="ce2" office:value-type="string" calcext:value-type="string">
            <text:p>Opciones</text:p>
          </table:table-cell>
          <table:table-cell table:style-name="ce2" office:value-type="string" calcext:value-type="string">
            <text:p>Einstellungen</text:p>
          </table:table-cell>
          <table:table-cell table:style-name="ce2" office:value-type="string" calcext:value-type="string">
            <text:p>Opcje</text:p>
          </table:table-cell>
          <table:table-cell table:style-name="ce2" office:value-type="string" calcext:value-type="string">
            <text:p>Opzioni</text:p>
          </table:table-cell>
          <table:table-cell table:style-name="ce2" office:value-type="string" calcext:value-type="string">
            <text:p>Ayarlar</text:p>
          </table:table-cell>
          <table:table-cell table:style-name="ce2" office:value-type="string" calcext:value-type="string">
            <text:p>Options</text:p>
          </table:table-cell>
          <table:table-cell table:number-columns-repeated="2" table:style-name="ce2" office:value-type="string" calcext:value-type="string">
            <text:p>Opções</text:p>
          </table:table-cell>
          <table:table-cell table:style-name="ce2" office:value-type="string" calcext:value-type="string">
            <text:p>설정</text:p>
          </table:table-cell>
          <table:table-cell table:style-name="ce2" office:value-type="string" calcext:value-type="string">
            <text:p>Beállításo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anguage: English</text:p>
          </table:table-cell>
          <table:table-cell table:style-name="ce2" office:value-type="string" calcext:value-type="string">
            <text:p>Language: 日本語</text:p>
          </table:table-cell>
          <table:table-cell table:style-name="ce2" office:value-type="string" calcext:value-type="string">
            <text:p>Language: 简体中文</text:p>
          </table:table-cell>
          <table:table-cell table:style-name="ce2" office:value-type="string" calcext:value-type="string">
            <text:p>Language: 繁體中文</text:p>
          </table:table-cell>
          <table:table-cell table:style-name="ce2" office:value-type="string" calcext:value-type="string">
            <text:p>Русский</text:p>
          </table:table-cell>
          <table:table-cell table:number-columns-repeated="2" table:style-name="ce2" office:value-type="string" calcext:value-type="string">
            <text:p>Languaje: Español</text:p>
          </table:table-cell>
          <table:table-cell table:style-name="ce2" office:value-type="string" calcext:value-type="string">
            <text:p>Sprache: Deutsch</text:p>
          </table:table-cell>
          <table:table-cell table:style-name="ce2" office:value-type="string" calcext:value-type="string">
            <text:p>Język: Polski</text:p>
          </table:table-cell>
          <table:table-cell table:style-name="ce2" office:value-type="string" calcext:value-type="string">
            <text:p>Lingua: Italiano</text:p>
          </table:table-cell>
          <table:table-cell table:style-name="ce2" office:value-type="string" calcext:value-type="string">
            <text:p>Dil: Türkçe</text:p>
          </table:table-cell>
          <table:table-cell table:style-name="ce2" office:value-type="string" calcext:value-type="string">
            <text:p>Langue : Anglais</text:p>
          </table:table-cell>
          <table:table-cell table:number-columns-repeated="2" table:style-name="ce2" office:value-type="string" calcext:value-type="string">
            <text:p>Idioma: Português Brasileiro</text:p>
          </table:table-cell>
          <table:table-cell table:style-name="ce2" office:value-type="string" calcext:value-type="string">
            <text:p>언어: 한국어</text:p>
          </table:table-cell>
          <table:table-cell table:style-name="ce2" office:value-type="string" calcext:value-type="string">
            <text:p>Nyelv: Magya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ishlist Full Version</text:p>
          </table:table-cell>
          <table:table-cell table:style-name="ce2" office:value-type="string" calcext:value-type="string">
            <text:p>製品版をウィッシュリスト</text:p>
          </table:table-cell>
          <table:table-cell table:style-name="ce2" office:value-type="string" calcext:value-type="string">
            <text:p>添加正式版至愿望单</text:p>
          </table:table-cell>
          <table:table-cell table:style-name="ce2" office:value-type="string" calcext:value-type="string">
            <text:p>新增至願望清單</text:p>
          </table:table-cell>
          <table:table-cell table:style-name="ce2" office:value-type="string" calcext:value-type="string">
            <text:p>Добавить Полную версию в Желаемое</text:p>
          </table:table-cell>
          <table:table-cell table:number-columns-repeated="2" table:style-name="ce2" office:value-type="string" calcext:value-type="string">
            <text:p>Compra la Versión Completa</text:p>
          </table:table-cell>
          <table:table-cell table:style-name="ce2" office:value-type="string" calcext:value-type="string">
            <text:p>setze die Vollversion auf deine Wunschliste</text:p>
          </table:table-cell>
          <table:table-cell table:style-name="ce2" office:value-type="string" calcext:value-type="string">
            <text:p>Dodaj Pełną Wersję do Listy Życzeń</text:p>
          </table:table-cell>
          <table:table-cell table:style-name="ce2" office:value-type="string" calcext:value-type="string">
            <text:p>Acquista la Versione Completa</text:p>
          </table:table-cell>
          <table:table-cell table:style-name="ce2" office:value-type="string" calcext:value-type="string">
            <text:p>Tam Sürümü İstek Listene Ekle</text:p>
          </table:table-cell>
          <table:table-cell table:style-name="ce2" office:value-type="string" calcext:value-type="string">
            <text:p>Ajouter à la Liste de Souhaits</text:p>
          </table:table-cell>
          <table:table-cell table:number-columns-repeated="2" table:style-name="ce2" office:value-type="string" calcext:value-type="string">
            <text:p>Adicione a Versão Completa à Lista de Desejos</text:p>
          </table:table-cell>
          <table:table-cell table:style-name="ce2" office:value-type="string" calcext:value-type="string">
            <text:p>풀 버전 위시리스트에 담기</text:p>
          </table:table-cell>
          <table:table-cell table:style-name="ce2" office:value-type="string" calcext:value-type="string">
            <text:p>Teljes Verzió Kívánságlistába Helyezés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Quit</text:p>
          </table:table-cell>
          <table:table-cell table:style-name="ce2" office:value-type="string" calcext:value-type="string">
            <text:p>終了</text:p>
          </table:table-cell>
          <table:table-cell table:style-name="ce2" office:value-type="string" calcext:value-type="string">
            <text:p>退出</text:p>
          </table:table-cell>
          <table:table-cell table:style-name="ce2" office:value-type="string" calcext:value-type="string">
            <text:p>離開</text:p>
          </table:table-cell>
          <table:table-cell table:style-name="ce2" office:value-type="string" calcext:value-type="string">
            <text:p>Выход</text:p>
          </table:table-cell>
          <table:table-cell table:number-columns-repeated="2" table:style-name="ce2" office:value-type="string" calcext:value-type="string">
            <text:p>Salir</text:p>
          </table:table-cell>
          <table:table-cell table:style-name="ce2" office:value-type="string" calcext:value-type="string">
            <text:p>Beenden</text:p>
          </table:table-cell>
          <table:table-cell table:style-name="ce2" office:value-type="string" calcext:value-type="string">
            <text:p>Wyjdź</text:p>
          </table:table-cell>
          <table:table-cell table:style-name="ce2" office:value-type="string" calcext:value-type="string">
            <text:p>Esci</text:p>
          </table:table-cell>
          <table:table-cell table:style-name="ce2" office:value-type="string" calcext:value-type="string">
            <text:p>Çıkış</text:p>
          </table:table-cell>
          <table:table-cell table:style-name="ce2" office:value-type="string" calcext:value-type="string">
            <text:p>Quitter</text:p>
          </table:table-cell>
          <table:table-cell table:number-columns-repeated="2" table:style-name="ce2" office:value-type="string" calcext:value-type="string">
            <text:p>Sair</text:p>
          </table:table-cell>
          <table:table-cell table:style-name="ce2" office:value-type="string" calcext:value-type="string">
            <text:p>종료</text:p>
          </table:table-cell>
          <table:table-cell table:style-name="ce2" office:value-type="string" calcext:value-type="string">
            <text:p>Kilép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usic Volume:</text:p>
          </table:table-cell>
          <table:table-cell table:style-name="ce2" office:value-type="string" calcext:value-type="string">
            <text:p>BGMボリューム：</text:p>
          </table:table-cell>
          <table:table-cell table:style-name="ce2" office:value-type="string" calcext:value-type="string">
            <text:p>音乐音量：</text:p>
          </table:table-cell>
          <table:table-cell table:style-name="ce2" office:value-type="string" calcext:value-type="string">
            <text:p>音樂：</text:p>
          </table:table-cell>
          <table:table-cell table:style-name="ce2" office:value-type="string" calcext:value-type="string">
            <text:p>Громкость музыки:</text:p>
          </table:table-cell>
          <table:table-cell table:number-columns-repeated="2" table:style-name="ce2" office:value-type="string" calcext:value-type="string">
            <text:p>Volumen de Música:</text:p>
          </table:table-cell>
          <table:table-cell table:style-name="ce2" office:value-type="string" calcext:value-type="string">
            <text:p>Musik Lautstärke:</text:p>
          </table:table-cell>
          <table:table-cell table:style-name="ce2" office:value-type="string" calcext:value-type="string">
            <text:p>Głośność Muzyki:</text:p>
          </table:table-cell>
          <table:table-cell table:style-name="ce2" office:value-type="string" calcext:value-type="string">
            <text:p>Volume Musica:</text:p>
          </table:table-cell>
          <table:table-cell table:style-name="ce2" office:value-type="string" calcext:value-type="string">
            <text:p>Müzik Sesi:</text:p>
          </table:table-cell>
          <table:table-cell table:style-name="ce2" office:value-type="string" calcext:value-type="string">
            <text:p>Volume Musique :</text:p>
          </table:table-cell>
          <table:table-cell table:number-columns-repeated="2" table:style-name="ce2" office:value-type="string" calcext:value-type="string">
            <text:p>Volume da Música:</text:p>
          </table:table-cell>
          <table:table-cell table:style-name="ce2" office:value-type="string" calcext:value-type="string">
            <text:p>음악 볼륨:</text:p>
          </table:table-cell>
          <table:table-cell table:style-name="ce2" office:value-type="string" calcext:value-type="string">
            <text:p>Zene Hangerő: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FX Volume:</text:p>
          </table:table-cell>
          <table:table-cell table:style-name="ce2" office:value-type="string" calcext:value-type="string">
            <text:p>効果音ボリューム：</text:p>
          </table:table-cell>
          <table:table-cell table:style-name="ce2" office:value-type="string" calcext:value-type="string">
            <text:p>音效音量：</text:p>
          </table:table-cell>
          <table:table-cell table:style-name="ce2" office:value-type="string" calcext:value-type="string">
            <text:p>音效：</text:p>
          </table:table-cell>
          <table:table-cell table:style-name="ce2" office:value-type="string" calcext:value-type="string">
            <text:p>Громкость эффектов:</text:p>
          </table:table-cell>
          <table:table-cell table:number-columns-repeated="2" table:style-name="ce2" office:value-type="string" calcext:value-type="string">
            <text:p>Volumen de SFX:</text:p>
          </table:table-cell>
          <table:table-cell table:style-name="ce2" office:value-type="string" calcext:value-type="string">
            <text:p>SFX Lautstärke:</text:p>
          </table:table-cell>
          <table:table-cell table:style-name="ce2" office:value-type="string" calcext:value-type="string">
            <text:p>Głośność Efektów Dźwiękowych:</text:p>
          </table:table-cell>
          <table:table-cell table:style-name="ce2" office:value-type="string" calcext:value-type="string">
            <text:p>Volume Effetti:</text:p>
          </table:table-cell>
          <table:table-cell table:style-name="ce2" office:value-type="string" calcext:value-type="string">
            <text:p>Efekt Sesi:</text:p>
          </table:table-cell>
          <table:table-cell table:style-name="ce2" office:value-type="string" calcext:value-type="string">
            <text:p>Volume Effets :</text:p>
          </table:table-cell>
          <table:table-cell table:number-columns-repeated="2" table:style-name="ce2" office:value-type="string" calcext:value-type="string">
            <text:p>Volume dos Efeitos Sonoros:</text:p>
          </table:table-cell>
          <table:table-cell table:style-name="ce2" office:value-type="string" calcext:value-type="string">
            <text:p>SFX 볼륨:</text:p>
          </table:table-cell>
          <table:table-cell table:style-name="ce2" office:value-type="string" calcext:value-type="string">
            <text:p>SFX Hangerő: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ullscreen:</text:p>
          </table:table-cell>
          <table:table-cell table:style-name="ce2" office:value-type="string" calcext:value-type="string">
            <text:p>フルスクリーン：</text:p>
          </table:table-cell>
          <table:table-cell table:style-name="ce2" office:value-type="string" calcext:value-type="string">
            <text:p>全屏：</text:p>
          </table:table-cell>
          <table:table-cell table:style-name="ce2" office:value-type="string" calcext:value-type="string">
            <text:p>全螢幕：</text:p>
          </table:table-cell>
          <table:table-cell table:style-name="ce2" office:value-type="string" calcext:value-type="string">
            <text:p>Полный экран:</text:p>
          </table:table-cell>
          <table:table-cell table:number-columns-repeated="2" table:style-name="ce2" office:value-type="string" calcext:value-type="string">
            <text:p>Pantalla Completa:</text:p>
          </table:table-cell>
          <table:table-cell table:style-name="ce2" office:value-type="string" calcext:value-type="string">
            <text:p>Vollbild:</text:p>
          </table:table-cell>
          <table:table-cell table:style-name="ce2" office:value-type="string" calcext:value-type="string">
            <text:p>Pełny Ekran:</text:p>
          </table:table-cell>
          <table:table-cell table:style-name="ce2" office:value-type="string" calcext:value-type="string">
            <text:p>Schermo Intero:</text:p>
          </table:table-cell>
          <table:table-cell table:style-name="ce2" office:value-type="string" calcext:value-type="string">
            <text:p>Tam Ekran:</text:p>
          </table:table-cell>
          <table:table-cell table:style-name="ce2" office:value-type="string" calcext:value-type="string">
            <text:p>Plein Écran :</text:p>
          </table:table-cell>
          <table:table-cell table:number-columns-repeated="2" table:style-name="ce2" office:value-type="string" calcext:value-type="string">
            <text:p>Tela Cheia:</text:p>
          </table:table-cell>
          <table:table-cell table:style-name="ce2" office:value-type="string" calcext:value-type="string">
            <text:p>전체화면 모드:</text:p>
          </table:table-cell>
          <table:table-cell table:style-name="ce2" office:value-type="string" calcext:value-type="string">
            <text:p>Teljes Képernyő: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amera Shake:</text:p>
          </table:table-cell>
          <table:table-cell table:style-name="ce2" office:value-type="string" calcext:value-type="string">
            <text:p>画面の振動：</text:p>
          </table:table-cell>
          <table:table-cell table:style-name="ce2" office:value-type="string" calcext:value-type="string">
            <text:p>镜头抖动：</text:p>
          </table:table-cell>
          <table:table-cell table:style-name="ce2" office:value-type="string" calcext:value-type="string">
            <text:p>鏡頭抖動</text:p>
          </table:table-cell>
          <table:table-cell table:style-name="ce2" office:value-type="string" calcext:value-type="string">
            <text:p>Тряска камеры:</text:p>
          </table:table-cell>
          <table:table-cell table:number-columns-repeated="2" table:style-name="ce2" office:value-type="string" calcext:value-type="string">
            <text:p>Temblores de Pantalla:</text:p>
          </table:table-cell>
          <table:table-cell table:style-name="ce2" office:value-type="string" calcext:value-type="string">
            <text:p>Kamerawackeln:</text:p>
          </table:table-cell>
          <table:table-cell table:style-name="ce2" office:value-type="string" calcext:value-type="string">
            <text:p>Drgania Kamery:</text:p>
          </table:table-cell>
          <table:table-cell table:style-name="ce2" office:value-type="string" calcext:value-type="string">
            <text:p>Vibrazione Schermo:</text:p>
          </table:table-cell>
          <table:table-cell table:style-name="ce2" office:value-type="string" calcext:value-type="string">
            <text:p>Kamera Titremesi:</text:p>
          </table:table-cell>
          <table:table-cell table:style-name="ce2" office:value-type="string" calcext:value-type="string">
            <text:p>Tremblement Caméra :</text:p>
          </table:table-cell>
          <table:table-cell table:number-columns-repeated="2" table:style-name="ce2" office:value-type="string" calcext:value-type="string">
            <text:p>Vibração da tela:</text:p>
          </table:table-cell>
          <table:table-cell table:style-name="ce2" office:value-type="string" calcext:value-type="string">
            <text:p>화면 흔들림:</text:p>
          </table:table-cell>
          <table:table-cell table:style-name="ce2" office:value-type="string" calcext:value-type="string">
            <text:p>Kamera Rázkódás: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solution:</text:p>
          </table:table-cell>
          <table:table-cell table:style-name="ce2" office:value-type="string" calcext:value-type="string">
            <text:p>画面解像度：</text:p>
          </table:table-cell>
          <table:table-cell table:style-name="ce2" office:value-type="string" calcext:value-type="string">
            <text:p>屏幕分辨率:</text:p>
          </table:table-cell>
          <table:table-cell table:style-name="ce2" office:value-type="string" calcext:value-type="string">
            <text:p>螢幕解析度</text:p>
          </table:table-cell>
          <table:table-cell table:style-name="ce2" office:value-type="string" calcext:value-type="string">
            <text:p>Pазрешение:</text:p>
          </table:table-cell>
          <table:table-cell table:number-columns-repeated="2" table:style-name="ce2" office:value-type="string" calcext:value-type="string">
            <text:p>Resolución:</text:p>
          </table:table-cell>
          <table:table-cell table:style-name="ce2" office:value-type="string" calcext:value-type="string">
            <text:p>Auflösung:</text:p>
          </table:table-cell>
          <table:table-cell table:style-name="ce2" office:value-type="string" calcext:value-type="string">
            <text:p>Rozdzielczość:</text:p>
          </table:table-cell>
          <table:table-cell table:style-name="ce2" office:value-type="string" calcext:value-type="string">
            <text:p>Risoluzione:</text:p>
          </table:table-cell>
          <table:table-cell table:style-name="ce2" office:value-type="string" calcext:value-type="string">
            <text:p>Çözünürlük:</text:p>
          </table:table-cell>
          <table:table-cell table:style-name="ce2" office:value-type="string" calcext:value-type="string">
            <text:p>Résolution :</text:p>
          </table:table-cell>
          <table:table-cell table:number-columns-repeated="2" table:style-name="ce2" office:value-type="string" calcext:value-type="string">
            <text:p>Resolução da tela:</text:p>
          </table:table-cell>
          <table:table-cell table:style-name="ce2" office:value-type="string" calcext:value-type="string">
            <text:p>해상도:</text:p>
          </table:table-cell>
          <table:table-cell table:style-name="ce2" office:value-type="string" calcext:value-type="string">
            <text:p>Felbontás: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オン</text:p>
          </table:table-cell>
          <table:table-cell table:style-name="ce2" office:value-type="string" calcext:value-type="string">
            <text:p>开</text:p>
          </table:table-cell>
          <table:table-cell table:style-name="ce2" office:value-type="string" calcext:value-type="string">
            <text:p>開</text:p>
          </table:table-cell>
          <table:table-cell table:style-name="ce2" office:value-type="string" calcext:value-type="string">
            <text:p>Включить</text:p>
          </table:table-cell>
          <table:table-cell table:number-columns-repeated="2" table:style-name="ce2" office:value-type="string" calcext:value-type="string">
            <text:p>Activado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Wł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Açık</text:p>
          </table:table-cell>
          <table:table-cell table:style-name="ce2" office:value-type="string" calcext:value-type="string">
            <text:p>On</text:p>
          </table:table-cell>
          <table:table-cell table:number-columns-repeated="2" table:style-name="ce2" office:value-type="string" calcext:value-type="string">
            <text:p>Ligada</text:p>
          </table:table-cell>
          <table:table-cell table:style-name="ce2" office:value-type="string" calcext:value-type="string">
            <text:p>켜기</text:p>
          </table:table-cell>
          <table:table-cell table:style-name="ce2" office:value-type="string" calcext:value-type="string">
            <text:p>B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Off</text:p>
          </table:table-cell>
          <table:table-cell table:style-name="ce2" office:value-type="string" calcext:value-type="string">
            <text:p>オフ</text:p>
          </table:table-cell>
          <table:table-cell table:style-name="ce2" office:value-type="string" calcext:value-type="string">
            <text:p>关</text:p>
          </table:table-cell>
          <table:table-cell table:style-name="ce2" office:value-type="string" calcext:value-type="string">
            <text:p>關</text:p>
          </table:table-cell>
          <table:table-cell table:style-name="ce2" office:value-type="string" calcext:value-type="string">
            <text:p>Выключить</text:p>
          </table:table-cell>
          <table:table-cell table:number-columns-repeated="2" table:style-name="ce2" office:value-type="string" calcext:value-type="string">
            <text:p>Desactivado</text:p>
          </table:table-cell>
          <table:table-cell table:style-name="ce2" office:value-type="string" calcext:value-type="string">
            <text:p>Aus</text:p>
          </table:table-cell>
          <table:table-cell table:style-name="ce2" office:value-type="string" calcext:value-type="string">
            <text:p>Wył</text:p>
          </table:table-cell>
          <table:table-cell table:style-name="ce2" office:value-type="string" calcext:value-type="string">
            <text:p>Off</text:p>
          </table:table-cell>
          <table:table-cell table:style-name="ce2" office:value-type="string" calcext:value-type="string">
            <text:p>Kapalı</text:p>
          </table:table-cell>
          <table:table-cell table:style-name="ce2" office:value-type="string" calcext:value-type="string">
            <text:p>Off</text:p>
          </table:table-cell>
          <table:table-cell table:number-columns-repeated="2" table:style-name="ce2" office:value-type="string" calcext:value-type="string">
            <text:p>Desligada</text:p>
          </table:table-cell>
          <table:table-cell table:style-name="ce2" office:value-type="string" calcext:value-type="string">
            <text:p>끄기</text:p>
          </table:table-cell>
          <table:table-cell table:style-name="ce2" office:value-type="string" calcext:value-type="string">
            <text:p>Ki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rvive!</text:p>
          </table:table-cell>
          <table:table-cell table:style-name="ce2" office:value-type="string" calcext:value-type="string">
            <text:p>生き延びろ!</text:p>
          </table:table-cell>
          <table:table-cell table:number-columns-repeated="2" table:style-name="ce2" office:value-type="string" calcext:value-type="string">
            <text:p>生存！</text:p>
          </table:table-cell>
          <table:table-cell table:style-name="ce2" office:value-type="string" calcext:value-type="string">
            <text:p>До рассвета</text:p>
          </table:table-cell>
          <table:table-cell table:number-columns-repeated="2" table:style-name="ce2" office:value-type="string" calcext:value-type="string">
            <text:p>¡Sobrevive!</text:p>
          </table:table-cell>
          <table:table-cell table:style-name="ce2" office:value-type="string" calcext:value-type="string">
            <text:p>Überlebe!</text:p>
          </table:table-cell>
          <table:table-cell table:style-name="ce2" office:value-type="string" calcext:value-type="string">
            <text:p>Przetrwaj!</text:p>
          </table:table-cell>
          <table:table-cell table:style-name="ce2" office:value-type="string" calcext:value-type="string">
            <text:p>Sopravvivi!</text:p>
          </table:table-cell>
          <table:table-cell table:style-name="ce2" office:value-type="string" calcext:value-type="string">
            <text:p>Hayatta Kal!</text:p>
          </table:table-cell>
          <table:table-cell table:style-name="ce2" office:value-type="string" calcext:value-type="string">
            <text:p>Survivez !</text:p>
          </table:table-cell>
          <table:table-cell table:number-columns-repeated="2" table:style-name="ce2" office:value-type="string" calcext:value-type="string">
            <text:p>Sobreviva!</text:p>
          </table:table-cell>
          <table:table-cell table:style-name="ce2" office:value-type="string" calcext:value-type="string">
            <text:p>미션: 생존</text:p>
          </table:table-cell>
          <table:table-cell table:style-name="ce2" office:value-type="string" calcext:value-type="string">
            <text:p>Éld Túl!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rossbow</text:p>
          </table:table-cell>
          <table:table-cell table:style-name="ce2" office:value-type="string" calcext:value-type="string">
            <text:p>クロスボウ</text:p>
          </table:table-cell>
          <table:table-cell table:number-columns-repeated="2" table:style-name="ce2" office:value-type="string" calcext:value-type="string">
            <text:p>十字弩</text:p>
          </table:table-cell>
          <table:table-cell table:style-name="ce2" office:value-type="string" calcext:value-type="string">
            <text:p>Арбалет</text:p>
          </table:table-cell>
          <table:table-cell table:number-columns-repeated="2" table:style-name="ce2" office:value-type="string" calcext:value-type="string">
            <text:p>Ballesta</text:p>
          </table:table-cell>
          <table:table-cell table:style-name="ce2" office:value-type="string" calcext:value-type="string">
            <text:p>Armbrust</text:p>
          </table:table-cell>
          <table:table-cell table:style-name="ce2" office:value-type="string" calcext:value-type="string">
            <text:p>Kusza</text:p>
          </table:table-cell>
          <table:table-cell table:style-name="ce2" office:value-type="string" calcext:value-type="string">
            <text:p>Balestra</text:p>
          </table:table-cell>
          <table:table-cell table:style-name="ce2" office:value-type="string" calcext:value-type="string">
            <text:p>Yaylı Tüfek</text:p>
          </table:table-cell>
          <table:table-cell table:style-name="ce2" office:value-type="string" calcext:value-type="string">
            <text:p>Arbalète</text:p>
          </table:table-cell>
          <table:table-cell table:number-columns-repeated="2" table:style-name="ce2" office:value-type="string" calcext:value-type="string">
            <text:p>Besta</text:p>
          </table:table-cell>
          <table:table-cell table:style-name="ce2" office:value-type="string" calcext:value-type="string">
            <text:p>석궁</text:p>
          </table:table-cell>
          <table:table-cell table:style-name="ce2" office:value-type="string" calcext:value-type="string">
            <text:p>Számszeríj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old the shoot button to charge. Charging gives more damage and piercing to your bullets.</text:p>
          </table:table-cell>
          <table:table-cell table:style-name="ce2" office:value-type="string" calcext:value-type="string">
            <text:p>射撃ボタンを押し続けてチャージする。&lt;br&gt;チャージすると弾のダメージと貫通力がアップ。</text:p>
          </table:table-cell>
          <table:table-cell table:style-name="ce2" office:value-type="string" calcext:value-type="string">
            <text:p>长按蓄力，子弹将增加伤害，并且穿透敌人。</text:p>
          </table:table-cell>
          <table:table-cell table:style-name="ce2" office:value-type="string" calcext:value-type="string">
            <text:p>子彈將穿透一名敵人，非移動狀態下，子彈傷害隨停留時間延長增加，移動將重置效果。</text:p>
          </table:table-cell>
          <table:table-cell table:style-name="ce2" office:value-type="string" calcext:value-type="string">
            <text:p>Удерж.кнопку выстрела для заряда. Заряженный выстрел наносит больше урона и пронзает противников.</text:p>
          </table:table-cell>
          <table:table-cell table:number-columns-repeated="2" table:style-name="ce2" office:value-type="string" calcext:value-type="string">
            <text:p>Manten el botón de disparo para cargar. Cargar le da más daño y penetración a tus balas.</text:p>
          </table:table-cell>
          <table:table-cell table:style-name="ce2" office:value-type="string" calcext:value-type="string">
            <text:p>Halte die Linke Maustaste gedrückt um die Armbrust aufzuladen. Aufladen gibt deinen Schüssen mehr Schaden und Durchdringung.</text:p>
          </table:table-cell>
          <table:table-cell table:style-name="ce2" office:value-type="string" calcext:value-type="string">
            <text:p>Przytrzymaj lewy przycisk by naładować. Naładowanie daje więcej obrażeń i penetracji pocisku.</text:p>
          </table:table-cell>
          <table:table-cell table:style-name="ce2" office:value-type="string" calcext:value-type="string">
            <text:p>Tieni premuto il comando di fuoco per caricare un colpo più potente che trapassa i nemici e infligge danno bonus.</text:p>
          </table:table-cell>
          <table:table-cell table:style-name="ce2" office:value-type="string" calcext:value-type="string">
            <text:p>Ateş Etme tuşuna basılı ederek şarj et. Şarj etmek Mermi Hasarı ve Delme kazandırır.</text:p>
          </table:table-cell>
          <table:table-cell table:style-name="ce2" office:value-type="string" calcext:value-type="string">
            <text:p>Maintenez le bouton de tir pour charger. La charge donne plus de dégâts et de pénétration à vos balles.</text:p>
          </table:table-cell>
          <table:table-cell table:number-columns-repeated="2" table:style-name="ce2" office:value-type="string" calcext:value-type="string">
            <text:p>Segure o botão de disparo para carregar. Carregar concede mais dano e perfuração aos seus Disparos.</text:p>
          </table:table-cell>
          <table:table-cell table:style-name="ce2" office:value-type="string" calcext:value-type="string">
            <text:p>발사 버튼을 누르고 있으면 무기를 충전합니다. 충전 시 피해량과 관통력이 증가합니다.</text:p>
          </table:table-cell>
          <table:table-cell table:style-name="ce2" office:value-type="string" calcext:value-type="string">
            <text:p>Tartsd nyomva a lövés gombot a számszeríj megfeszítéséhez. A megfeszített számszeríj nagyobbat sebez és ellenfeleket üt á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lame Cannon</text:p>
          </table:table-cell>
          <table:table-cell table:style-name="ce2" office:value-type="string" calcext:value-type="string">
            <text:p>フレイムキャノン</text:p>
          </table:table-cell>
          <table:table-cell table:number-columns-repeated="2" table:style-name="ce2" office:value-type="string" calcext:value-type="string">
            <text:p>火炮</text:p>
          </table:table-cell>
          <table:table-cell table:style-name="ce2" office:value-type="string" calcext:value-type="string">
            <text:p>Огнемет</text:p>
          </table:table-cell>
          <table:table-cell table:number-columns-repeated="2" table:style-name="ce2" office:value-type="string" calcext:value-type="string">
            <text:p>Cañon de Llamas</text:p>
          </table:table-cell>
          <table:table-cell table:style-name="ce2" office:value-type="string" calcext:value-type="string">
            <text:p>Feuerkanone</text:p>
          </table:table-cell>
          <table:table-cell table:style-name="ce2" office:value-type="string" calcext:value-type="string">
            <text:p>Ognista Armata</text:p>
          </table:table-cell>
          <table:table-cell table:style-name="ce2" office:value-type="string" calcext:value-type="string">
            <text:p>Lanciafiamme</text:p>
          </table:table-cell>
          <table:table-cell table:style-name="ce2" office:value-type="string" calcext:value-type="string">
            <text:p>Alev atar</text:p>
          </table:table-cell>
          <table:table-cell table:style-name="ce2" office:value-type="string" calcext:value-type="string">
            <text:p>Lance-Flammes</text:p>
          </table:table-cell>
          <table:table-cell table:number-columns-repeated="2" table:style-name="ce2" office:value-type="string" calcext:value-type="string">
            <text:p>Canhão de Chamas</text:p>
          </table:table-cell>
          <table:table-cell table:style-name="ce2" office:value-type="string" calcext:value-type="string">
            <text:p>화염방사기</text:p>
          </table:table-cell>
          <table:table-cell table:style-name="ce2" office:value-type="string" calcext:value-type="string">
            <text:p>Lángszóró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llets burn enemies for 3 damage per second.</text:p>
          </table:table-cell>
          <table:table-cell table:style-name="ce2" office:value-type="string" calcext:value-type="string">
            <text:p>弾が敵を燃やし、毎秒3ダメージを与える。</text:p>
          </table:table-cell>
          <table:table-cell table:style-name="ce2" office:value-type="string" calcext:value-type="string">
            <text:p>造成伤害时，会为子弹附近的敌人叠加每秒3点伤害的燃烧效果。</text:p>
          </table:table-cell>
          <table:table-cell table:style-name="ce2" office:value-type="string" calcext:value-type="string">
            <text:p>造成傷害時，會為子彈附近的敵人疊加每秒3點傷害的燃燒效果。</text:p>
          </table:table-cell>
          <table:table-cell table:style-name="ce2" office:value-type="string" calcext:value-type="string">
            <text:p>Поджигает врагов, нанося 3 урона в секунду.</text:p>
          </table:table-cell>
          <table:table-cell table:number-columns-repeated="2" table:style-name="ce2" office:value-type="string" calcext:value-type="string">
            <text:p>Las Balas queman enemigos, haciendo 3 de daño por segundo.</text:p>
          </table:table-cell>
          <table:table-cell table:style-name="ce2" office:value-type="string" calcext:value-type="string">
            <text:p>Schüsse setzen Gegner für 3 Schaden pro Sekunde in Brand.</text:p>
          </table:table-cell>
          <table:table-cell table:style-name="ce2" office:value-type="string" calcext:value-type="string">
            <text:p>Pociski palą przeciwników po 3 obrażenia na sekundę.</text:p>
          </table:table-cell>
          <table:table-cell table:style-name="ce2" office:value-type="string" calcext:value-type="string">
            <text:p>I proiettili bruciano i nemici, infliggendo 3 danni al secondo.</text:p>
          </table:table-cell>
          <table:table-cell table:style-name="ce2" office:value-type="string" calcext:value-type="string">
            <text:p>Mermiler düşmanlara saniyede 3 yakma hasarı verir</text:p>
          </table:table-cell>
          <table:table-cell table:style-name="ce2" office:value-type="string" calcext:value-type="string">
            <text:p>Les balles brûlent les ennemis, infligeant 3 dégâts par seconde.</text:p>
          </table:table-cell>
          <table:table-cell table:number-columns-repeated="2" table:style-name="ce2" office:value-type="string" calcext:value-type="string">
            <text:p>As balas queimam os inimigos, causando 3 de dano por segundo.</text:p>
          </table:table-cell>
          <table:table-cell table:style-name="ce2" office:value-type="string" calcext:value-type="string">
            <text:p>초당 3 대미지를 주는 화염 공격을 가합니다.</text:p>
          </table:table-cell>
          <table:table-cell table:style-name="ce2" office:value-type="string" calcext:value-type="string">
            <text:p>A golyók felgyújtják az elenségeket, 3 sebzést okozva másodperc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volver</text:p>
          </table:table-cell>
          <table:table-cell table:style-name="ce2" office:value-type="string" calcext:value-type="string">
            <text:p>回転式拳銃</text:p>
          </table:table-cell>
          <table:table-cell table:style-name="ce2" office:value-type="string" calcext:value-type="string">
            <text:p>左轮手枪</text:p>
          </table:table-cell>
          <table:table-cell table:style-name="ce2" office:value-type="string" calcext:value-type="string">
            <text:p>左輪手槍</text:p>
          </table:table-cell>
          <table:table-cell table:style-name="ce2" office:value-type="string" calcext:value-type="string">
            <text:p>Револьвер</text:p>
          </table:table-cell>
          <table:table-cell table:number-columns-repeated="2" table:style-name="ce2" office:value-type="string" calcext:value-type="string">
            <text:p>Revólver</text:p>
          </table:table-cell>
          <table:table-cell table:style-name="ce2" office:value-type="string" calcext:value-type="string">
            <text:p>Revolver</text:p>
          </table:table-cell>
          <table:table-cell table:style-name="ce2" office:value-type="string" calcext:value-type="string">
            <text:p>Rewolwer</text:p>
          </table:table-cell>
          <table:table-cell table:style-name="ce2" office:value-type="string" calcext:value-type="string">
            <text:p>Revolver</text:p>
          </table:table-cell>
          <table:table-cell table:style-name="ce2" office:value-type="string" calcext:value-type="string">
            <text:p>Altıpatlar</text:p>
          </table:table-cell>
          <table:table-cell table:style-name="ce2" office:value-type="string" calcext:value-type="string">
            <text:p>Pistolet</text:p>
          </table:table-cell>
          <table:table-cell table:number-columns-repeated="2" table:style-name="ce2" office:value-type="string" calcext:value-type="string">
            <text:p>Revólver</text:p>
          </table:table-cell>
          <table:table-cell table:style-name="ce2" office:value-type="string" calcext:value-type="string">
            <text:p>권총</text:p>
          </table:table-cell>
          <table:table-cell table:style-name="ce2" office:value-type="string" calcext:value-type="string">
            <text:p>Revolve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rusty, balanced weapon.</text:p>
          </table:table-cell>
          <table:table-cell table:style-name="ce2" office:value-type="string" calcext:value-type="string">
            <text:p>信頼できる、バランスのいい武器。</text:p>
          </table:table-cell>
          <table:table-cell table:style-name="ce2" office:value-type="string" calcext:value-type="string">
            <text:p>中规中矩但是可靠的武器。</text:p>
          </table:table-cell>
          <table:table-cell table:style-name="ce2" office:value-type="string" calcext:value-type="string">
            <text:p>中規中矩但是可靠的武器。</text:p>
          </table:table-cell>
          <table:table-cell table:style-name="ce2" office:value-type="string" calcext:value-type="string">
            <text:p>Надежное, сбалансированное оружие.</text:p>
          </table:table-cell>
          <table:table-cell table:number-columns-repeated="2" table:style-name="ce2" office:value-type="string" calcext:value-type="string">
            <text:p>Confiable, arma balanceada.</text:p>
          </table:table-cell>
          <table:table-cell table:style-name="ce2" office:value-type="string" calcext:value-type="string">
            <text:p>Eine verlässliche, ausbalancierte Waffe.</text:p>
          </table:table-cell>
          <table:table-cell table:style-name="ce2" office:value-type="string" calcext:value-type="string">
            <text:p>Stara, zbalansowana broń.</text:p>
          </table:table-cell>
          <table:table-cell table:style-name="ce2" office:value-type="string" calcext:value-type="string">
            <text:p>Vecchia, fidata arma.</text:p>
          </table:table-cell>
          <table:table-cell table:style-name="ce2" office:value-type="string" calcext:value-type="string">
            <text:p>Güvenebileceğin, dengeli silah.</text:p>
          </table:table-cell>
          <table:table-cell table:style-name="ce2" office:value-type="string" calcext:value-type="string">
            <text:p>Arme fiable et équilibrée.</text:p>
          </table:table-cell>
          <table:table-cell table:number-columns-repeated="2" table:style-name="ce2" office:value-type="string" calcext:value-type="string">
            <text:p>Uma arma confiável e balanceada.</text:p>
          </table:table-cell>
          <table:table-cell table:style-name="ce2" office:value-type="string" calcext:value-type="string">
            <text:p>믿음직스러운, 균형이 잘 잡힌 무기입니다.</text:p>
          </table:table-cell>
          <table:table-cell table:style-name="ce2" office:value-type="string" calcext:value-type="string">
            <text:p>Megbízható, kiegyensúlyozott fegyver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otgun</text:p>
          </table:table-cell>
          <table:table-cell table:style-name="ce2" office:value-type="string" calcext:value-type="string">
            <text:p>ショットガン</text:p>
          </table:table-cell>
          <table:table-cell table:style-name="ce2" office:value-type="string" calcext:value-type="string">
            <text:p>霰弹枪</text:p>
          </table:table-cell>
          <table:table-cell table:style-name="ce2" office:value-type="string" calcext:value-type="string">
            <text:p>散彈槍</text:p>
          </table:table-cell>
          <table:table-cell table:style-name="ce2" office:value-type="string" calcext:value-type="string">
            <text:p>Дробовик</text:p>
          </table:table-cell>
          <table:table-cell table:number-columns-repeated="2" table:style-name="ce2" office:value-type="string" calcext:value-type="string">
            <text:p>Escopeta</text:p>
          </table:table-cell>
          <table:table-cell table:style-name="ce2" office:value-type="string" calcext:value-type="string">
            <text:p>Schrotflinte</text:p>
          </table:table-cell>
          <table:table-cell table:style-name="ce2" office:value-type="string" calcext:value-type="string">
            <text:p>Strzelba</text:p>
          </table:table-cell>
          <table:table-cell table:style-name="ce2" office:value-type="string" calcext:value-type="string">
            <text:p>Fucile</text:p>
          </table:table-cell>
          <table:table-cell table:style-name="ce2" office:value-type="string" calcext:value-type="string">
            <text:p>Pompalı Tüfek</text:p>
          </table:table-cell>
          <table:table-cell table:style-name="ce2" office:value-type="string" calcext:value-type="string">
            <text:p>Fusil à Pompe</text:p>
          </table:table-cell>
          <table:table-cell table:number-columns-repeated="2" table:style-name="ce2" office:value-type="string" calcext:value-type="string">
            <text:p>Espingarda</text:p>
          </table:table-cell>
          <table:table-cell table:style-name="ce2" office:value-type="string" calcext:value-type="string">
            <text:p>샷건</text:p>
          </table:table-cell>
          <table:table-cell table:style-name="ce2" office:value-type="string" calcext:value-type="string">
            <text:p>Sörétes Pusk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ort-ranged weapon that shoots many projectiles.</text:p>
          </table:table-cell>
          <table:table-cell table:style-name="ce2" office:value-type="string" calcext:value-type="string">
            <text:p>多くの弾を散開発射する近距離武器。</text:p>
          </table:table-cell>
          <table:table-cell table:style-name="ce2" office:value-type="string" calcext:value-type="string">
            <text:p>短射程武器，杀伤范围较广。</text:p>
          </table:table-cell>
          <table:table-cell table:style-name="ce2" office:value-type="string" calcext:value-type="string">
            <text:p>短射程武器，殺傷範圍較廣。</text:p>
          </table:table-cell>
          <table:table-cell table:style-name="ce2" office:value-type="string" calcext:value-type="string">
            <text:p>Малая дальность, увеличенная площадь поражения.</text:p>
          </table:table-cell>
          <table:table-cell table:number-columns-repeated="2" table:style-name="ce2" office:value-type="string" calcext:value-type="string">
            <text:p>Arma de corto alcance que dispara muchos proyectiles.</text:p>
          </table:table-cell>
          <table:table-cell table:style-name="ce2" office:value-type="string" calcext:value-type="string">
            <text:p>Eine Waffe mit kurzer Reichweite, die mehrere Projektile schießt.</text:p>
          </table:table-cell>
          <table:table-cell table:style-name="ce2" office:value-type="string" calcext:value-type="string">
            <text:p>Broń na krótki zasięg wystrzeliwująca wiele pocisków naraz.</text:p>
          </table:table-cell>
          <table:table-cell table:style-name="ce2" office:value-type="string" calcext:value-type="string">
            <text:p>Arma a corto raggio che spara più proiettili.</text:p>
          </table:table-cell>
          <table:table-cell table:style-name="ce2" office:value-type="string" calcext:value-type="string">
            <text:p>Kısa menzilli, çoklu mermi atan silah.</text:p>
          </table:table-cell>
          <table:table-cell table:style-name="ce2" office:value-type="string" calcext:value-type="string">
            <text:p>Arme à courte portée tirant plusieurs projectiles.</text:p>
          </table:table-cell>
          <table:table-cell table:number-columns-repeated="2" table:style-name="ce2" office:value-type="string" calcext:value-type="string">
            <text:p>Arma de curto alcance que dispara muitos projéteis.</text:p>
          </table:table-cell>
          <table:table-cell table:style-name="ce2" office:value-type="string" calcext:value-type="string">
            <text:p>짧은 사정거리 안에 많은 탄환을 발사합니다.</text:p>
          </table:table-cell>
          <table:table-cell table:style-name="ce2" office:value-type="string" calcext:value-type="string">
            <text:p>Rövid hatótávolságú fegyver, amely egyszerre több lövedéket lő ki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ロック状態</text:p>
          </table:table-cell>
          <table:table-cell table:style-name="ce2" office:value-type="string" calcext:value-type="string">
            <text:p>敬请期待</text:p>
          </table:table-cell>
          <table:table-cell table:style-name="ce2" office:value-type="string" calcext:value-type="string">
            <text:p>敬請期待</text:p>
          </table:table-cell>
          <table:table-cell table:style-name="ce2" office:value-type="string" calcext:value-type="string">
            <text:p>Недоступно</text:p>
          </table:table-cell>
          <table:table-cell table:number-columns-repeated="2" table:style-name="ce2" office:value-type="string" calcext:value-type="string">
            <text:p>No Disponible</text:p>
          </table:table-cell>
          <table:table-cell table:style-name="ce2" office:value-type="string" calcext:value-type="string">
            <text:p>Nicht Verfügbar</text:p>
          </table:table-cell>
          <table:table-cell table:style-name="ce2" office:value-type="string" calcext:value-type="string">
            <text:p>Niedostępny/Niedostępna/Niedostępne</text:p>
          </table:table-cell>
          <table:table-cell table:style-name="ce2" office:value-type="string" calcext:value-type="string">
            <text:p>Non disponibile</text:p>
          </table:table-cell>
          <table:table-cell table:style-name="ce2" office:value-type="string" calcext:value-type="string">
            <text:p>Kullanım dışı</text:p>
          </table:table-cell>
          <table:table-cell table:style-name="ce2" office:value-type="string" calcext:value-type="string">
            <text:p>Indisponible</text:p>
          </table:table-cell>
          <table:table-cell table:number-columns-repeated="2" table:style-name="ce2" office:value-type="string" calcext:value-type="string">
            <text:p>Indisponível</text:p>
          </table:table-cell>
          <table:table-cell table:style-name="ce2" office:value-type="string" calcext:value-type="string">
            <text:p>사용 불가</text:p>
          </table:table-cell>
          <table:table-cell table:style-name="ce2" office:value-type="string" calcext:value-type="string">
            <text:p>Nem Elérhető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ore guns available in the Full Version of the game!</text:p>
          </table:table-cell>
          <table:table-cell table:style-name="ce2" office:value-type="string" calcext:value-type="string">
            <text:p>製品版ではさらに多くの武器が使える！</text:p>
          </table:table-cell>
          <table:table-cell table:style-name="ce2" office:value-type="string" calcext:value-type="string">
            <text:p>正式版将包含更多武器！</text:p>
          </table:table-cell>
          <table:table-cell table:style-name="ce2" office:value-type="string" calcext:value-type="string">
            <text:p>正式版將包含更多武器！</text:p>
          </table:table-cell>
          <table:table-cell table:style-name="ce2" office:value-type="string" calcext:value-type="string">
            <text:p>Больше оружия в полной версии!</text:p>
          </table:table-cell>
          <table:table-cell table:number-columns-repeated="2" table:style-name="ce2" office:value-type="string" calcext:value-type="string">
            <text:p>¡Más armas disponibles en la Versión Completa del juego!</text:p>
          </table:table-cell>
          <table:table-cell table:style-name="ce2" office:value-type="string" calcext:value-type="string">
            <text:p>Mehr Waffen in der Vollversion des Spiels!</text:p>
          </table:table-cell>
          <table:table-cell table:style-name="ce2" office:value-type="string" calcext:value-type="string">
            <text:p>Więcej broni dostępnych w pełnej wersji!</text:p>
          </table:table-cell>
          <table:table-cell table:style-name="ce2" office:value-type="string" calcext:value-type="string">
            <text:p>Sbloccalo nella versione completa!</text:p>
          </table:table-cell>
          <table:table-cell table:style-name="ce2" office:value-type="string" calcext:value-type="string">
            <text:p>Daha çok silah, Tam Sürümde var!</text:p>
          </table:table-cell>
          <table:table-cell table:style-name="ce2" office:value-type="string" calcext:value-type="string">
            <text:p>Plus d'armes disponibles dans la Version Complète du jeu !</text:p>
          </table:table-cell>
          <table:table-cell table:number-columns-repeated="2" table:style-name="ce2" office:value-type="string" calcext:value-type="string">
            <text:p>Mais armas estarão disponíveis na Versão Completa do jogo!</text:p>
          </table:table-cell>
          <table:table-cell table:style-name="ce2" office:value-type="string" calcext:value-type="string">
            <text:p>풀 버전에서 더 많은 총들을 사용할 수 있습니다!</text:p>
          </table:table-cell>
          <table:table-cell table:style-name="ce2" office:value-type="string" calcext:value-type="string">
            <text:p>Több fegyver elérhető a játék teljes verziójában!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iamond</text:p>
          </table:table-cell>
          <table:table-cell table:style-name="ce2" office:value-type="string" calcext:value-type="string">
            <text:p>ダイヤモンド</text:p>
          </table:table-cell>
          <table:table-cell table:number-columns-repeated="2" table:style-name="ce2" office:value-type="string" calcext:value-type="string">
            <text:p>黛蒙德</text:p>
          </table:table-cell>
          <table:table-cell table:style-name="ce2" office:value-type="string" calcext:value-type="string">
            <text:p>Даймонд</text:p>
          </table:table-cell>
          <table:table-cell table:number-columns-repeated="3" table:style-name="ce2" office:value-type="string" calcext:value-type="string">
            <text:p>Diamond</text:p>
          </table:table-cell>
          <table:table-cell table:style-name="ce2" office:value-type="string" calcext:value-type="string">
            <text:p>Diament</text:p>
          </table:table-cell>
          <table:table-cell table:number-columns-repeated="5" table:style-name="ce2" office:value-type="string" calcext:value-type="string">
            <text:p>Diamond</text:p>
          </table:table-cell>
          <table:table-cell table:style-name="ce2" office:value-type="string" calcext:value-type="string">
            <text:p>다이아몬드</text:p>
          </table:table-cell>
          <table:table-cell table:style-name="ce2" office:value-type="string" calcext:value-type="string">
            <text:p>Diamond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tarts with very high HP.</text:p>
          </table:table-cell>
          <table:table-cell table:style-name="ce2" office:value-type="string" calcext:value-type="string">
            <text:p>初期HPが非常に高い。</text:p>
          </table:table-cell>
          <table:table-cell table:number-columns-repeated="2" table:style-name="ce2" office:value-type="string" calcext:value-type="string">
            <text:p>超高初始血量。</text:p>
          </table:table-cell>
          <table:table-cell table:style-name="ce2" office:value-type="string" calcext:value-type="string">
            <text:p>Начинает с большим количеством ОЗ.</text:p>
          </table:table-cell>
          <table:table-cell table:number-columns-repeated="2" table:style-name="ce2" office:value-type="string" calcext:value-type="string">
            <text:p>Empieza con muchos PS.</text:p>
          </table:table-cell>
          <table:table-cell table:style-name="ce2" office:value-type="string" calcext:value-type="string">
            <text:p>Startet mit sehr vielen Lebenspunkten.</text:p>
          </table:table-cell>
          <table:table-cell table:style-name="ce2" office:value-type="string" calcext:value-type="string">
            <text:p>Zaczyna z dużą liczbą HP.</text:p>
          </table:table-cell>
          <table:table-cell table:style-name="ce2" office:value-type="string" calcext:value-type="string">
            <text:p>Inizia la partita con molti HP.</text:p>
          </table:table-cell>
          <table:table-cell table:style-name="ce2" office:value-type="string" calcext:value-type="string">
            <text:p>Çok yüksek can ile başlar.</text:p>
          </table:table-cell>
          <table:table-cell table:style-name="ce2" office:value-type="string" calcext:value-type="string">
            <text:p>Commence avec beaucoup de PV.</text:p>
          </table:table-cell>
          <table:table-cell table:number-columns-repeated="2" table:style-name="ce2" office:value-type="string" calcext:value-type="string">
            <text:p>Começa com os PV muito altos.</text:p>
          </table:table-cell>
          <table:table-cell table:style-name="ce2" office:value-type="string" calcext:value-type="string">
            <text:p>HP가 매우 높습니다.</text:p>
          </table:table-cell>
          <table:table-cell table:style-name="ce2" office:value-type="string" calcext:value-type="string">
            <text:p>Magas HP-val kezd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ina</text:p>
          </table:table-cell>
          <table:table-cell table:style-name="ce2" office:value-type="string" calcext:value-type="string">
            <text:p>ヒナ</text:p>
          </table:table-cell>
          <table:table-cell table:style-name="ce2" office:value-type="string" calcext:value-type="string">
            <text:p>阳菜</text:p>
          </table:table-cell>
          <table:table-cell table:style-name="ce2" office:value-type="string" calcext:value-type="string">
            <text:p>陽菜</text:p>
          </table:table-cell>
          <table:table-cell table:style-name="ce2" office:value-type="string" calcext:value-type="string">
            <text:p>Хина</text:p>
          </table:table-cell>
          <table:table-cell table:number-columns-repeated="9" table:style-name="ce2" office:value-type="string" calcext:value-type="string">
            <text:p>Hina</text:p>
          </table:table-cell>
          <table:table-cell table:style-name="ce2" office:value-type="string" calcext:value-type="string">
            <text:p>히나</text:p>
          </table:table-cell>
          <table:table-cell table:style-name="ce2" office:value-type="string" calcext:value-type="string">
            <text:p>Hin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ight click to summon a Shadow Clone that attacks nearby enemies. Shadow Clone deals damage equal to your Bullet Damage.</text:p>
          </table:table-cell>
          <table:table-cell table:style-name="ce2" office:value-type="string" calcext:value-type="string">
            <text:p>右クリックで近くの敵を攻撃する影を召喚する。&lt;br&gt;影は弾と同じダメージを与える。</text:p>
          </table:table-cell>
          <table:table-cell table:style-name="ce2" office:value-type="string" calcext:value-type="string">
            <text:p>鼠标右键将向移动方向突进，并在原地留下一个残影，影子将在短暂延迟后起舞攻击周围敌人，造成的伤害等同于子弹伤害。</text:p>
          </table:table-cell>
          <table:table-cell table:style-name="ce2" office:value-type="string" calcext:value-type="string">
            <text:p>滑鼠右鍵將向目標方向突進，並在原地留下一個殘影，影子將在短暫延遲後起舞攻擊周圍敵人，造成的傷害等同於子彈傷害。</text:p>
          </table:table-cell>
          <table:table-cell table:style-name="ce2" office:value-type="string" calcext:value-type="string">
            <text:p>Правый клик для призыва тени, которая атакует ближайших врагов. Тень полностью копирует урон персонажа.</text:p>
          </table:table-cell>
          <table:table-cell table:number-columns-repeated="2" table:style-name="ce2" office:value-type="string" calcext:value-type="string">
            <text:p>Click derecho para invocar el Clon de Sombra, que ataca enemigos cercanos. Clon de Sombra hace el mismo Daño de Bala.</text:p>
          </table:table-cell>
          <table:table-cell table:style-name="ce2" office:value-type="string" calcext:value-type="string">
            <text:p>Klicke die rechte Maustaste um einen Schattenklon zu beschwören, der nahe Gegner angreift. Der Schattenklon macht so viel Schaden, wie dein Waffenschaden.</text:p>
          </table:table-cell>
          <table:table-cell table:style-name="ce2" office:value-type="string" calcext:value-type="string">
            <text:p>Kliknij prawym przyciskiem by przywołać cienistego klona, który atakuje pobliskich przeciwników. Atak klona zadaje tyle samo obrażeń co pojedyńczy pocisk.</text:p>
          </table:table-cell>
          <table:table-cell table:style-name="ce2" office:value-type="string" calcext:value-type="string">
            <text:p>Premi il tasto destro per evocare un Clone d'Ombra che attacca i nemici vicini. Il danno del Clone è uguale al danno dei tuoi proiettili.</text:p>
          </table:table-cell>
          <table:table-cell table:style-name="ce2" office:value-type="string" calcext:value-type="string">
            <text:p>Sağ tuşa basarak etrafına hasar veren Gölge Kopyasını oluşturur. Gölge Kopyası'nın verdiği hasar Mermi Hasarı ile eşittir.</text:p>
          </table:table-cell>
          <table:table-cell table:style-name="ce2" office:value-type="string" calcext:value-type="string">
            <text:p>Clic droit pour invoquer un Clône d'Ombre qui attaque les ennemis à proximité. Les dégâts du Clône d'Ombre sont équivalents à ceux de vos balles.</text:p>
          </table:table-cell>
          <table:table-cell table:number-columns-repeated="2" table:style-name="ce2" office:value-type="string" calcext:value-type="string">
            <text:p>Clique com o botão direito do mouse para conjurar um Clone de Sombra que ataca os inimigos próximos. Clone de Sombra causa dano igual ao seu Dano do Disparo.</text:p>
          </table:table-cell>
          <table:table-cell table:style-name="ce2" office:value-type="string" calcext:value-type="string">
            <text:p>우클릭으로 가까운 적을 공격하는 그림자 클론을 소환합니다. 그림자 클론의 대미지는 탄환 피해량과 같습니다.</text:p>
          </table:table-cell>
          <table:table-cell table:style-name="ce2" office:value-type="string" calcext:value-type="string">
            <text:p>Nyomd meg a jobb egérgombot egy Árny Klón megidézéséhez, ami a közelben lévő ellenfeleket megtámadja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carlett</text:p>
          </table:table-cell>
          <table:table-cell table:style-name="ce2" office:value-type="string" calcext:value-type="string">
            <text:p>スカーレット</text:p>
          </table:table-cell>
          <table:table-cell table:style-name="ce2" office:value-type="string" calcext:value-type="string">
            <text:p>斯嘉丽</text:p>
          </table:table-cell>
          <table:table-cell table:style-name="ce2" office:value-type="string" calcext:value-type="string">
            <text:p>斯嘉麗</text:p>
          </table:table-cell>
          <table:table-cell table:style-name="ce2" office:value-type="string" calcext:value-type="string">
            <text:p>Скарлет</text:p>
          </table:table-cell>
          <table:table-cell table:number-columns-repeated="9" table:style-name="ce2" office:value-type="string" calcext:value-type="string">
            <text:p>Scarlett</text:p>
          </table:table-cell>
          <table:table-cell table:style-name="ce2" office:value-type="string" calcext:value-type="string">
            <text:p>스칼렛</text:p>
          </table:table-cell>
          <table:table-cell table:style-name="ce2" office:value-type="string" calcext:value-type="string">
            <text:p>Scarlet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On every 3rd shot, throw out a wave of fire that burns enemies for 3 damage per second.</text:p>
          </table:table-cell>
          <table:table-cell table:style-name="ce2" office:value-type="string" calcext:value-type="string">
            <text:p>3発撃つごとに、敵を燃やし毎秒3ダメージを与える&lt;br&gt;炎の波動を放つ。</text:p>
          </table:table-cell>
          <table:table-cell table:style-name="ce2" office:value-type="string" calcext:value-type="string">
            <text:p>每第3次射击，会向目标方向发射一道火焰冲击，给予直线上的敌人每秒3点伤害的燃烧效果。</text:p>
          </table:table-cell>
          <table:table-cell table:style-name="ce2" office:value-type="string" calcext:value-type="string">
            <text:p>每第3次射擊，會向目標方向發射一道火焰衝擊，給予直線上的敵人每秒3點傷害的燃燒效果。</text:p>
          </table:table-cell>
          <table:table-cell table:style-name="ce2" office:value-type="string" calcext:value-type="string">
            <text:p>Каждый 3-ий выстрел запускает огненную волну, поджигая врагов и нанося им 3 урона в секунду.</text:p>
          </table:table-cell>
          <table:table-cell table:number-columns-repeated="2" table:style-name="ce2" office:value-type="string" calcext:value-type="string">
            <text:p>Cada 3er disparo, lanza una ola de fuego quemando enemigos, haciendo 3 de daño por segundo.</text:p>
          </table:table-cell>
          <table:table-cell table:style-name="ce2" office:value-type="string" calcext:value-type="string">
            <text:p>Nach jedem dritten Schuss wirfst du eine Welle aus Feuer, die Gegner für 3 Schaden pro Sekunde in Brand setzt.</text:p>
          </table:table-cell>
          <table:table-cell table:style-name="ce2" office:value-type="string" calcext:value-type="string">
            <text:p>Co trzeci strzał wyrzuca falę ognia, która pali przeciwników przez 3 sekundy.</text:p>
          </table:table-cell>
          <table:table-cell table:style-name="ce2" office:value-type="string" calcext:value-type="string">
            <text:p>Ogni 3 colpi, lancia una fenice di fuoco che brucia i nemici, infliggendo 3 danni al secondo.</text:p>
          </table:table-cell>
          <table:table-cell table:style-name="ce2" office:value-type="string" calcext:value-type="string">
            <text:p>Her 3. vuruşta saniye başına 3 yakma hasarı veren alev dalgası gönderir.</text:p>
          </table:table-cell>
          <table:table-cell table:style-name="ce2" office:value-type="string" calcext:value-type="string">
            <text:p>Tous les 3ème tirs lancent une vague de feu qui brûle les ennemis, infligeant 3 dégâts par seconde.</text:p>
          </table:table-cell>
          <table:table-cell table:number-columns-repeated="2" table:style-name="ce2" office:value-type="string" calcext:value-type="string">
            <text:p>A cada terceiro disparo, lança uma onda de fogo que queima os inimigos, causando 3 de dano por segundo.</text:p>
          </table:table-cell>
          <table:table-cell table:style-name="ce2" office:value-type="string" calcext:value-type="string">
            <text:p>3번째 샷마다 초당 3 대미지를 주는 화염을 발사합니다.</text:p>
          </table:table-cell>
          <table:table-cell table:style-name="ce2" office:value-type="string" calcext:value-type="string">
            <text:p>Minden harmadik lövéssel egy tűzhullámot is kilő, amely a felgyújtott ellenségeknek 3 sebzést okoz másodperc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ana</text:p>
          </table:table-cell>
          <table:table-cell table:style-name="ce2" office:value-type="string" calcext:value-type="string">
            <text:p>シャナ</text:p>
          </table:table-cell>
          <table:table-cell table:number-columns-repeated="2" table:style-name="ce2" office:value-type="string" calcext:value-type="string">
            <text:p>夏娜</text:p>
          </table:table-cell>
          <table:table-cell table:style-name="ce2" office:value-type="string" calcext:value-type="string">
            <text:p>Шана</text:p>
          </table:table-cell>
          <table:table-cell table:number-columns-repeated="9" table:style-name="ce2" office:value-type="string" calcext:value-type="string">
            <text:p>Shana</text:p>
          </table:table-cell>
          <table:table-cell table:style-name="ce2" office:value-type="string" calcext:value-type="string">
            <text:p>샤나</text:p>
          </table:table-cell>
          <table:table-cell table:style-name="ce2" office:value-type="string" calcext:value-type="string">
            <text:p>Shan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an reroll upgrades once per level.</text:p>
          </table:table-cell>
          <table:table-cell table:style-name="ce2" office:value-type="string" calcext:value-type="string">
            <text:p>レベルアップのたびに、アップグレード候補を1回変更できる。</text:p>
          </table:table-cell>
          <table:table-cell table:style-name="ce2" office:value-type="string" calcext:value-type="string">
            <text:p>每次升级，有一次机会可以重置可选择的技能。</text:p>
          </table:table-cell>
          <table:table-cell table:style-name="ce2" office:value-type="string" calcext:value-type="string">
            <text:p>每次升級，有一次機會可以重置可選擇的技能。</text:p>
          </table:table-cell>
          <table:table-cell table:style-name="ce2" office:value-type="string" calcext:value-type="string">
            <text:p>Реролл улучшений один раз за уровень.</text:p>
          </table:table-cell>
          <table:table-cell table:number-columns-repeated="2" table:style-name="ce2" office:value-type="string" calcext:value-type="string">
            <text:p>Puedes refrescar mejoras una vez por nivel.</text:p>
          </table:table-cell>
          <table:table-cell table:style-name="ce2" office:value-type="string" calcext:value-type="string">
            <text:p>Kann einmal pro Stufenaufstieg neue Verbesserungen aussuchen.</text:p>
          </table:table-cell>
          <table:table-cell table:style-name="ce2" office:value-type="string" calcext:value-type="string">
            <text:p>Może zmienić dostępne ulepszenia raz na poziom.</text:p>
          </table:table-cell>
          <table:table-cell table:style-name="ce2" office:value-type="string" calcext:value-type="string">
            <text:p>Può cambiare i potenziamenti una volta per livello.</text:p>
          </table:table-cell>
          <table:table-cell table:style-name="ce2" office:value-type="string" calcext:value-type="string">
            <text:p>Seviye atladığında alabileceğin güçlendirmeleri 1 kere zarlamanı sağlar.</text:p>
          </table:table-cell>
          <table:table-cell table:style-name="ce2" office:value-type="string" calcext:value-type="string">
            <text:p>Peut relancer les améliorations une fois par niveau.</text:p>
          </table:table-cell>
          <table:table-cell table:number-columns-repeated="2" table:style-name="ce2" office:value-type="string" calcext:value-type="string">
            <text:p>Pode atualizar as melhorias uma vez por nível.</text:p>
          </table:table-cell>
          <table:table-cell table:style-name="ce2" office:value-type="string" calcext:value-type="string">
            <text:p>레벨업 시 능력 선택지를 한번 새로고침할 수 있습니다.</text:p>
          </table:table-cell>
          <table:table-cell table:style-name="ce2" office:value-type="string" calcext:value-type="string">
            <text:p>Lecserélheti a lehetséges fejlesztések listáját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ore characters available in the Full Version of the game!</text:p>
          </table:table-cell>
          <table:table-cell table:style-name="ce2" office:value-type="string" calcext:value-type="string">
            <text:p>製品版では使用できるキャラクターが増える！</text:p>
          </table:table-cell>
          <table:table-cell table:style-name="ce2" office:value-type="string" calcext:value-type="string">
            <text:p>正式版将包含更多角色！</text:p>
          </table:table-cell>
          <table:table-cell table:style-name="ce2" office:value-type="string" calcext:value-type="string">
            <text:p>正式版將包含更多角色！</text:p>
          </table:table-cell>
          <table:table-cell table:style-name="ce2" office:value-type="string" calcext:value-type="string">
            <text:p>Больше персонажей доступно в полной версии игры!</text:p>
          </table:table-cell>
          <table:table-cell table:number-columns-repeated="2" table:style-name="ce2" office:value-type="string" calcext:value-type="string">
            <text:p>¡Más personajes disponibles en la Versión Completa del juego!</text:p>
          </table:table-cell>
          <table:table-cell table:style-name="ce2" office:value-type="string" calcext:value-type="string">
            <text:p>Mehr Charaktere in der Vollversion des Spiels verfügbar!</text:p>
          </table:table-cell>
          <table:table-cell table:style-name="ce2" office:value-type="string" calcext:value-type="string">
            <text:p>Więcej postaci dostępnych w pełnej wersji gry!</text:p>
          </table:table-cell>
          <table:table-cell table:style-name="ce2" office:value-type="string" calcext:value-type="string">
            <text:p>Più Eroi disponibili nella versione completa!</text:p>
          </table:table-cell>
          <table:table-cell table:style-name="ce2" office:value-type="string" calcext:value-type="string">
            <text:p>Daha çok karakter, Tam Sürümde var!</text:p>
          </table:table-cell>
          <table:table-cell table:style-name="ce2" office:value-type="string" calcext:value-type="string">
            <text:p>Plus de personnages disponibles dans la Version Complète du jeu !</text:p>
          </table:table-cell>
          <table:table-cell table:number-columns-repeated="2" table:style-name="ce2" office:value-type="string" calcext:value-type="string">
            <text:p>Mais personagens disponíveis na Versão Completa do jogo!</text:p>
          </table:table-cell>
          <table:table-cell table:style-name="ce2" office:value-type="string" calcext:value-type="string">
            <text:p>풀 버전에서 더 많은 캐릭터를 사용할 수 있습니다!</text:p>
          </table:table-cell>
          <table:table-cell table:style-name="ce2" office:value-type="string" calcext:value-type="string">
            <text:p>Több karakter elérhető a játék teljes verziójában!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ire Rate</text:p>
          </table:table-cell>
          <table:table-cell table:style-name="ce2" office:value-type="string" calcext:value-type="string">
            <text:p>発射速度</text:p>
          </table:table-cell>
          <table:table-cell table:number-columns-repeated="2" table:style-name="ce2" office:value-type="string" calcext:value-type="string">
            <text:p>射速</text:p>
          </table:table-cell>
          <table:table-cell table:style-name="ce2" office:value-type="string" calcext:value-type="string">
            <text:p>Темп стрельбы</text:p>
          </table:table-cell>
          <table:table-cell table:number-columns-repeated="2" table:style-name="ce2" office:value-type="string" calcext:value-type="string">
            <text:p>Cadencia de Disparo</text:p>
          </table:table-cell>
          <table:table-cell table:style-name="ce2" office:value-type="string" calcext:value-type="string">
            <text:p>Feuerrate</text:p>
          </table:table-cell>
          <table:table-cell table:style-name="ce2" office:value-type="string" calcext:value-type="string">
            <text:p>Szybkostrzelność</text:p>
          </table:table-cell>
          <table:table-cell table:style-name="ce2" office:value-type="string" calcext:value-type="string">
            <text:p>Rateo di fuoco</text:p>
          </table:table-cell>
          <table:table-cell table:style-name="ce2" office:value-type="string" calcext:value-type="string">
            <text:p>Ateş Hızı</text:p>
          </table:table-cell>
          <table:table-cell table:style-name="ce2" office:value-type="string" calcext:value-type="string">
            <text:p>Cadence de tir</text:p>
          </table:table-cell>
          <table:table-cell table:number-columns-repeated="2" table:style-name="ce2" office:value-type="string" calcext:value-type="string">
            <text:p>Taxa de Disparo</text:p>
          </table:table-cell>
          <table:table-cell table:style-name="ce2" office:value-type="string" calcext:value-type="string">
            <text:p>연사 속도</text:p>
          </table:table-cell>
          <table:table-cell table:style-name="ce2" office:value-type="string" calcext:value-type="string">
            <text:p>Tűzgyorsasá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load Rate</text:p>
          </table:table-cell>
          <table:table-cell table:style-name="ce2" office:value-type="string" calcext:value-type="string">
            <text:p>リロード速度</text:p>
          </table:table-cell>
          <table:table-cell table:style-name="ce2" office:value-type="string" calcext:value-type="string">
            <text:p>换弹速度</text:p>
          </table:table-cell>
          <table:table-cell table:style-name="ce2" office:value-type="string" calcext:value-type="string">
            <text:p>換彈速度</text:p>
          </table:table-cell>
          <table:table-cell table:style-name="ce2" office:value-type="string" calcext:value-type="string">
            <text:p>Перезарядка</text:p>
          </table:table-cell>
          <table:table-cell table:number-columns-repeated="2" table:style-name="ce2" office:value-type="string" calcext:value-type="string">
            <text:p>Tiempo de Recarga</text:p>
          </table:table-cell>
          <table:table-cell table:style-name="ce2" office:value-type="string" calcext:value-type="string">
            <text:p>Nachladegeschwindigkeit</text:p>
          </table:table-cell>
          <table:table-cell table:style-name="ce2" office:value-type="string" calcext:value-type="string">
            <text:p>Prędkość Przeładowania:</text:p>
          </table:table-cell>
          <table:table-cell table:style-name="ce2" office:value-type="string" calcext:value-type="string">
            <text:p>Velocità di ricarica</text:p>
          </table:table-cell>
          <table:table-cell table:style-name="ce2" office:value-type="string" calcext:value-type="string">
            <text:p>Yeniden Doldurma Hızı</text:p>
          </table:table-cell>
          <table:table-cell table:style-name="ce2" office:value-type="string" calcext:value-type="string">
            <text:p>Vitesse de rechargement</text:p>
          </table:table-cell>
          <table:table-cell table:number-columns-repeated="2" table:style-name="ce2" office:value-type="string" calcext:value-type="string">
            <text:p>Taxa de Recarga</text:p>
          </table:table-cell>
          <table:table-cell table:style-name="ce2" office:value-type="string" calcext:value-type="string">
            <text:p>재장전 속도</text:p>
          </table:table-cell>
          <table:table-cell table:style-name="ce2" office:value-type="string" calcext:value-type="string">
            <text:p>Újratöltési sebessé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ax Ammo</text:p>
          </table:table-cell>
          <table:table-cell table:style-name="ce2" office:value-type="string" calcext:value-type="string">
            <text:p>最大弾数</text:p>
          </table:table-cell>
          <table:table-cell table:style-name="ce2" office:value-type="string" calcext:value-type="string">
            <text:p>弹匣容量</text:p>
          </table:table-cell>
          <table:table-cell table:style-name="ce2" office:value-type="string" calcext:value-type="string">
            <text:p>彈匣容量</text:p>
          </table:table-cell>
          <table:table-cell table:style-name="ce2" office:value-type="string" calcext:value-type="string">
            <text:p>Магазин</text:p>
          </table:table-cell>
          <table:table-cell table:number-columns-repeated="2" table:style-name="ce2" office:value-type="string" calcext:value-type="string">
            <text:p>Munición Max</text:p>
          </table:table-cell>
          <table:table-cell table:style-name="ce2" office:value-type="string" calcext:value-type="string">
            <text:p>Maximale Munition</text:p>
          </table:table-cell>
          <table:table-cell table:style-name="ce2" office:value-type="string" calcext:value-type="string">
            <text:p>Maksymalna Ammunicja</text:p>
          </table:table-cell>
          <table:table-cell table:style-name="ce2" office:value-type="string" calcext:value-type="string">
            <text:p>Munizioni massime</text:p>
          </table:table-cell>
          <table:table-cell table:style-name="ce2" office:value-type="string" calcext:value-type="string">
            <text:p>Şarjör Boyutu</text:p>
          </table:table-cell>
          <table:table-cell table:style-name="ce2" office:value-type="string" calcext:value-type="string">
            <text:p>Munitions Max.</text:p>
          </table:table-cell>
          <table:table-cell table:number-columns-repeated="2" table:style-name="ce2" office:value-type="string" calcext:value-type="string">
            <text:p>Munição Máxima</text:p>
          </table:table-cell>
          <table:table-cell table:style-name="ce2" office:value-type="string" calcext:value-type="string">
            <text:p>최대 탄창</text:p>
          </table:table-cell>
          <table:table-cell table:style-name="ce2" office:value-type="string" calcext:value-type="string">
            <text:p>Maximum Lősze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llet Damage</text:p>
          </table:table-cell>
          <table:table-cell table:style-name="ce2" office:value-type="string" calcext:value-type="string">
            <text:p>弾のダメージ</text:p>
          </table:table-cell>
          <table:table-cell table:style-name="ce2" office:value-type="string" calcext:value-type="string">
            <text:p>子弹伤害</text:p>
          </table:table-cell>
          <table:table-cell table:style-name="ce2" office:value-type="string" calcext:value-type="string">
            <text:p>子彈傷害</text:p>
          </table:table-cell>
          <table:table-cell table:style-name="ce2" office:value-type="string" calcext:value-type="string">
            <text:p>Урон от снарядов</text:p>
          </table:table-cell>
          <table:table-cell table:number-columns-repeated="2" table:style-name="ce2" office:value-type="string" calcext:value-type="string">
            <text:p>Daño de Bala</text:p>
          </table:table-cell>
          <table:table-cell table:style-name="ce2" office:value-type="string" calcext:value-type="string">
            <text:p>Waffenschaden</text:p>
          </table:table-cell>
          <table:table-cell table:style-name="ce2" office:value-type="string" calcext:value-type="string">
            <text:p>Obrażenia Pocisku</text:p>
          </table:table-cell>
          <table:table-cell table:style-name="ce2" office:value-type="string" calcext:value-type="string">
            <text:p>Danno Proiettile</text:p>
          </table:table-cell>
          <table:table-cell table:style-name="ce2" office:value-type="string" calcext:value-type="string">
            <text:p>Mermi Hasarı</text:p>
          </table:table-cell>
          <table:table-cell table:style-name="ce2" office:value-type="string" calcext:value-type="string">
            <text:p>Dégâts des balles</text:p>
          </table:table-cell>
          <table:table-cell table:number-columns-repeated="2" table:style-name="ce2" office:value-type="string" calcext:value-type="string">
            <text:p>Dano do Disparo</text:p>
          </table:table-cell>
          <table:table-cell table:style-name="ce2" office:value-type="string" calcext:value-type="string">
            <text:p>탄환 피해량</text:p>
          </table:table-cell>
          <table:table-cell table:style-name="ce2" office:value-type="string" calcext:value-type="string">
            <text:p>Golyó Sebz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Damage</text:p>
          </table:table-cell>
          <table:table-cell table:style-name="ce2" office:value-type="string" calcext:value-type="string">
            <text:p>召喚物ダメージ</text:p>
          </table:table-cell>
          <table:table-cell table:style-name="ce2" office:value-type="string" calcext:value-type="string">
            <text:p>召唤物伤害</text:p>
          </table:table-cell>
          <table:table-cell table:style-name="ce2" office:value-type="string" calcext:value-type="string">
            <text:p>召喚物傷害</text:p>
          </table:table-cell>
          <table:table-cell table:style-name="ce2" office:value-type="string" calcext:value-type="string">
            <text:p>Урон призыва</text:p>
          </table:table-cell>
          <table:table-cell table:number-columns-repeated="2" table:style-name="ce2" office:value-type="string" calcext:value-type="string">
            <text:p>Daño de Invocación</text:p>
          </table:table-cell>
          <table:table-cell table:style-name="ce2" office:value-type="string" calcext:value-type="string">
            <text:p>Beschwörungsschaden</text:p>
          </table:table-cell>
          <table:table-cell table:style-name="ce2" office:value-type="string" calcext:value-type="string">
            <text:p>Obrażenia Przywołania</text:p>
          </table:table-cell>
          <table:table-cell table:style-name="ce2" office:value-type="string" calcext:value-type="string">
            <text:p>Danno dell'Evocazione</text:p>
          </table:table-cell>
          <table:table-cell table:style-name="ce2" office:value-type="string" calcext:value-type="string">
            <text:p>Çağırma Hasarı</text:p>
          </table:table-cell>
          <table:table-cell table:style-name="ce2" office:value-type="string" calcext:value-type="string">
            <text:p>Dégâts des invocations</text:p>
          </table:table-cell>
          <table:table-cell table:number-columns-repeated="2" table:style-name="ce2" office:value-type="string" calcext:value-type="string">
            <text:p>Dano do Conjurado</text:p>
          </table:table-cell>
          <table:table-cell table:style-name="ce2" office:value-type="string" calcext:value-type="string">
            <text:p>소환수 피해량</text:p>
          </table:table-cell>
          <table:table-cell table:style-name="ce2" office:value-type="string" calcext:value-type="string">
            <text:p>Idézett Lények Sebzés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Attack Speed</text:p>
          </table:table-cell>
          <table:table-cell table:style-name="ce2" office:value-type="string" calcext:value-type="string">
            <text:p>召喚物攻撃速度</text:p>
          </table:table-cell>
          <table:table-cell table:style-name="ce2" office:value-type="string" calcext:value-type="string">
            <text:p>召唤物攻击速度</text:p>
          </table:table-cell>
          <table:table-cell table:style-name="ce2" office:value-type="string" calcext:value-type="string">
            <text:p>召喚物攻擊速度</text:p>
          </table:table-cell>
          <table:table-cell table:style-name="ce2" office:value-type="string" calcext:value-type="string">
            <text:p>Скорость атаки призыва</text:p>
          </table:table-cell>
          <table:table-cell table:number-columns-repeated="2" table:style-name="ce2" office:value-type="string" calcext:value-type="string">
            <text:p>Vel. de Ataque de Invo.</text:p>
          </table:table-cell>
          <table:table-cell table:style-name="ce2" office:value-type="string" calcext:value-type="string">
            <text:p>Beschwörungs Angriffsgeschwindigkeit</text:p>
          </table:table-cell>
          <table:table-cell table:style-name="ce2" office:value-type="string" calcext:value-type="string">
            <text:p>Prędkość Ataku Przywołania</text:p>
          </table:table-cell>
          <table:table-cell table:style-name="ce2" office:value-type="string" calcext:value-type="string">
            <text:p>Velocità d'attacco dell'Evocazione</text:p>
          </table:table-cell>
          <table:table-cell table:style-name="ce2" office:value-type="string" calcext:value-type="string">
            <text:p>Çağırma Saldırı Hızı</text:p>
          </table:table-cell>
          <table:table-cell table:style-name="ce2" office:value-type="string" calcext:value-type="string">
            <text:p>Vitesse d'attaque des invocations</text:p>
          </table:table-cell>
          <table:table-cell table:number-columns-repeated="2" table:style-name="ce2" office:value-type="string" calcext:value-type="string">
            <text:p>Velocidade de Ataque do Conjurado</text:p>
          </table:table-cell>
          <table:table-cell table:style-name="ce2" office:value-type="string" calcext:value-type="string">
            <text:p>소환수 공격 속도</text:p>
          </table:table-cell>
          <table:table-cell table:style-name="ce2" office:value-type="string" calcext:value-type="string">
            <text:p>Idézett Lények Támadási Sebesség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rojectiles</text:p>
          </table:table-cell>
          <table:table-cell table:style-name="ce2" office:value-type="string" calcext:value-type="string">
            <text:p>同時発射数</text:p>
          </table:table-cell>
          <table:table-cell table:style-name="ce2" office:value-type="string" calcext:value-type="string">
            <text:p>每发弹丸数量</text:p>
          </table:table-cell>
          <table:table-cell table:style-name="ce2" office:value-type="string" calcext:value-type="string">
            <text:p>每發彈丸數量</text:p>
          </table:table-cell>
          <table:table-cell table:style-name="ce2" office:value-type="string" calcext:value-type="string">
            <text:p>Снаряды</text:p>
          </table:table-cell>
          <table:table-cell table:number-columns-repeated="2" table:style-name="ce2" office:value-type="string" calcext:value-type="string">
            <text:p>Proyectiles</text:p>
          </table:table-cell>
          <table:table-cell table:style-name="ce2" office:value-type="string" calcext:value-type="string">
            <text:p>Projektile</text:p>
          </table:table-cell>
          <table:table-cell table:style-name="ce2" office:value-type="string" calcext:value-type="string">
            <text:p>Pociski</text:p>
          </table:table-cell>
          <table:table-cell table:style-name="ce2" office:value-type="string" calcext:value-type="string">
            <text:p>Proiettili</text:p>
          </table:table-cell>
          <table:table-cell table:style-name="ce2" office:value-type="string" calcext:value-type="string">
            <text:p>Mermi</text:p>
          </table:table-cell>
          <table:table-cell table:style-name="ce2" office:value-type="string" calcext:value-type="string">
            <text:p>Projectiles</text:p>
          </table:table-cell>
          <table:table-cell table:number-columns-repeated="2" table:style-name="ce2" office:value-type="string" calcext:value-type="string">
            <text:p>Projéteis</text:p>
          </table:table-cell>
          <table:table-cell table:style-name="ce2" office:value-type="string" calcext:value-type="string">
            <text:p>발사체 수</text:p>
          </table:table-cell>
          <table:table-cell table:style-name="ce2" office:value-type="string" calcext:value-type="string">
            <text:p>Lövedéke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llet Speed</text:p>
          </table:table-cell>
          <table:table-cell table:style-name="ce2" office:value-type="string" calcext:value-type="string">
            <text:p>弾の速度</text:p>
          </table:table-cell>
          <table:table-cell table:style-name="ce2" office:value-type="string" calcext:value-type="string">
            <text:p>弹道速度</text:p>
          </table:table-cell>
          <table:table-cell table:style-name="ce2" office:value-type="string" calcext:value-type="string">
            <text:p>彈道速度</text:p>
          </table:table-cell>
          <table:table-cell table:style-name="ce2" office:value-type="string" calcext:value-type="string">
            <text:p>Скорость снаряда</text:p>
          </table:table-cell>
          <table:table-cell table:number-columns-repeated="2" table:style-name="ce2" office:value-type="string" calcext:value-type="string">
            <text:p>Velocidad de Bala</text:p>
          </table:table-cell>
          <table:table-cell table:style-name="ce2" office:value-type="string" calcext:value-type="string">
            <text:p>Projektilgeschwindigkeit</text:p>
          </table:table-cell>
          <table:table-cell table:style-name="ce2" office:value-type="string" calcext:value-type="string">
            <text:p>Prędkość Pocisku</text:p>
          </table:table-cell>
          <table:table-cell table:style-name="ce2" office:value-type="string" calcext:value-type="string">
            <text:p>Velocità proiettile</text:p>
          </table:table-cell>
          <table:table-cell table:style-name="ce2" office:value-type="string" calcext:value-type="string">
            <text:p>Mermi Hızı</text:p>
          </table:table-cell>
          <table:table-cell table:style-name="ce2" office:value-type="string" calcext:value-type="string">
            <text:p>Vitesse des balles</text:p>
          </table:table-cell>
          <table:table-cell table:number-columns-repeated="2" table:style-name="ce2" office:value-type="string" calcext:value-type="string">
            <text:p>Velocidade do Projétil</text:p>
          </table:table-cell>
          <table:table-cell table:style-name="ce2" office:value-type="string" calcext:value-type="string">
            <text:p>탄환 속도</text:p>
          </table:table-cell>
          <table:table-cell table:style-name="ce2" office:value-type="string" calcext:value-type="string">
            <text:p>Golyó Gyorsasá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llet Size</text:p>
          </table:table-cell>
          <table:table-cell table:style-name="ce2" office:value-type="string" calcext:value-type="string">
            <text:p>弾の大きさ</text:p>
          </table:table-cell>
          <table:table-cell table:style-name="ce2" office:value-type="string" calcext:value-type="string">
            <text:p>子弹大小</text:p>
          </table:table-cell>
          <table:table-cell table:style-name="ce2" office:value-type="string" calcext:value-type="string">
            <text:p>子彈大小</text:p>
          </table:table-cell>
          <table:table-cell table:style-name="ce2" office:value-type="string" calcext:value-type="string">
            <text:p>Размер снаряда</text:p>
          </table:table-cell>
          <table:table-cell table:number-columns-repeated="2" table:style-name="ce2" office:value-type="string" calcext:value-type="string">
            <text:p>Tamaño de Bala</text:p>
          </table:table-cell>
          <table:table-cell table:style-name="ce2" office:value-type="string" calcext:value-type="string">
            <text:p>Projektilgröße</text:p>
          </table:table-cell>
          <table:table-cell table:style-name="ce2" office:value-type="string" calcext:value-type="string">
            <text:p>Rozmiar Pocisku</text:p>
          </table:table-cell>
          <table:table-cell table:style-name="ce2" office:value-type="string" calcext:value-type="string">
            <text:p>Dimensioni proiettile</text:p>
          </table:table-cell>
          <table:table-cell table:style-name="ce2" office:value-type="string" calcext:value-type="string">
            <text:p>Mermi Boyutu</text:p>
          </table:table-cell>
          <table:table-cell table:style-name="ce2" office:value-type="string" calcext:value-type="string">
            <text:p>Taille des balles</text:p>
          </table:table-cell>
          <table:table-cell table:number-columns-repeated="2" table:style-name="ce2" office:value-type="string" calcext:value-type="string">
            <text:p>Tamanho do Disparo</text:p>
          </table:table-cell>
          <table:table-cell table:style-name="ce2" office:value-type="string" calcext:value-type="string">
            <text:p>탄환 크기</text:p>
          </table:table-cell>
          <table:table-cell table:style-name="ce2" office:value-type="string" calcext:value-type="string">
            <text:p>Golyó Mére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Knockback</text:p>
          </table:table-cell>
          <table:table-cell table:style-name="ce2" office:value-type="string" calcext:value-type="string">
            <text:p>ノックバック</text:p>
          </table:table-cell>
          <table:table-cell table:style-name="ce2" office:value-type="string" calcext:value-type="string">
            <text:p>击退</text:p>
          </table:table-cell>
          <table:table-cell table:style-name="ce2" office:value-type="string" calcext:value-type="string">
            <text:p>擊退</text:p>
          </table:table-cell>
          <table:table-cell table:style-name="ce2" office:value-type="string" calcext:value-type="string">
            <text:p>Отброс</text:p>
          </table:table-cell>
          <table:table-cell table:number-columns-repeated="2" table:style-name="ce2" office:value-type="string" calcext:value-type="string">
            <text:p>Empuje</text:p>
          </table:table-cell>
          <table:table-cell table:style-name="ce2" office:value-type="string" calcext:value-type="string">
            <text:p>Rückstoß</text:p>
          </table:table-cell>
          <table:table-cell table:style-name="ce2" office:value-type="string" calcext:value-type="string">
            <text:p>Odrzut</text:p>
          </table:table-cell>
          <table:table-cell table:style-name="ce2" office:value-type="string" calcext:value-type="string">
            <text:p>Contraccolpo</text:p>
          </table:table-cell>
          <table:table-cell table:style-name="ce2" office:value-type="string" calcext:value-type="string">
            <text:p>Geri İtme</text:p>
          </table:table-cell>
          <table:table-cell table:style-name="ce2" office:value-type="string" calcext:value-type="string">
            <text:p>Recul</text:p>
          </table:table-cell>
          <table:table-cell table:number-columns-repeated="2" table:style-name="ce2" office:value-type="string" calcext:value-type="string">
            <text:p>Empurrão</text:p>
          </table:table-cell>
          <table:table-cell table:style-name="ce2" office:value-type="string" calcext:value-type="string">
            <text:p>넉백</text:p>
          </table:table-cell>
          <table:table-cell table:style-name="ce2" office:value-type="string" calcext:value-type="string">
            <text:p>Hátralök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ove Speed</text:p>
          </table:table-cell>
          <table:table-cell table:style-name="ce2" office:value-type="string" calcext:value-type="string">
            <text:p>移動速度</text:p>
          </table:table-cell>
          <table:table-cell table:style-name="ce2" office:value-type="string" calcext:value-type="string">
            <text:p>移动速度</text:p>
          </table:table-cell>
          <table:table-cell table:style-name="ce2" office:value-type="string" calcext:value-type="string">
            <text:p>移動速度</text:p>
          </table:table-cell>
          <table:table-cell table:style-name="ce2" office:value-type="string" calcext:value-type="string">
            <text:p>Скорость бега</text:p>
          </table:table-cell>
          <table:table-cell table:number-columns-repeated="2" table:style-name="ce2" office:value-type="string" calcext:value-type="string">
            <text:p>Vel. de Movimiento</text:p>
          </table:table-cell>
          <table:table-cell table:style-name="ce2" office:value-type="string" calcext:value-type="string">
            <text:p>Bewegungsgeschwindigkeit</text:p>
          </table:table-cell>
          <table:table-cell table:style-name="ce2" office:value-type="string" calcext:value-type="string">
            <text:p>Prędkość Ruchu</text:p>
          </table:table-cell>
          <table:table-cell table:style-name="ce2" office:value-type="string" calcext:value-type="string">
            <text:p>Velocità di movimento</text:p>
          </table:table-cell>
          <table:table-cell table:style-name="ce2" office:value-type="string" calcext:value-type="string">
            <text:p>Hareket Hızı</text:p>
          </table:table-cell>
          <table:table-cell table:style-name="ce2" office:value-type="string" calcext:value-type="string">
            <text:p>Vitesse de Déplacement</text:p>
          </table:table-cell>
          <table:table-cell table:number-columns-repeated="2" table:style-name="ce2" office:value-type="string" calcext:value-type="string">
            <text:p>Velocidade de Movimento</text:p>
          </table:table-cell>
          <table:table-cell table:style-name="ce2" office:value-type="string" calcext:value-type="string">
            <text:p>이동 속도</text:p>
          </table:table-cell>
          <table:table-cell table:style-name="ce2" office:value-type="string" calcext:value-type="string">
            <text:p>Mozgás Sebessé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alk Speed</text:p>
          </table:table-cell>
          <table:table-cell table:style-name="ce2" office:value-type="string" calcext:value-type="string">
            <text:p>歩き速度</text:p>
          </table:table-cell>
          <table:table-cell table:style-name="ce2" office:value-type="string" calcext:value-type="string">
            <text:p>射击时移动速度</text:p>
          </table:table-cell>
          <table:table-cell table:style-name="ce2" office:value-type="string" calcext:value-type="string">
            <text:p>射擊時移動速度</text:p>
          </table:table-cell>
          <table:table-cell table:style-name="ce2" office:value-type="string" calcext:value-type="string">
            <text:p>Скорость ходьбы</text:p>
          </table:table-cell>
          <table:table-cell table:number-columns-repeated="2" table:style-name="ce2" office:value-type="string" calcext:value-type="string">
            <text:p>Vel. de Caminata</text:p>
          </table:table-cell>
          <table:table-cell table:style-name="ce2" office:value-type="string" calcext:value-type="string">
            <text:p>Laufgeschwindigkeit</text:p>
          </table:table-cell>
          <table:table-cell table:style-name="ce2" office:value-type="string" calcext:value-type="string">
            <text:p>Prędkość Chodu</text:p>
          </table:table-cell>
          <table:table-cell table:style-name="ce2" office:value-type="string" calcext:value-type="string">
            <text:p>Velocità di camminata</text:p>
          </table:table-cell>
          <table:table-cell table:style-name="ce2" office:value-type="string" calcext:value-type="string">
            <text:p>Yürüme Hızı</text:p>
          </table:table-cell>
          <table:table-cell table:style-name="ce2" office:value-type="string" calcext:value-type="string">
            <text:p>Vitesse de Marche</text:p>
          </table:table-cell>
          <table:table-cell table:number-columns-repeated="2" table:style-name="ce2" office:value-type="string" calcext:value-type="string">
            <text:p>Velocidade do Passo</text:p>
          </table:table-cell>
          <table:table-cell table:style-name="ce2" office:value-type="string" calcext:value-type="string">
            <text:p>발사 중 이동 속도</text:p>
          </table:table-cell>
          <table:table-cell table:style-name="ce2" office:value-type="string" calcext:value-type="string">
            <text:p>Séta Sebessé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拡散</text:p>
          </table:table-cell>
          <table:table-cell table:style-name="ce2" office:value-type="string" calcext:value-type="string">
            <text:p>扩散</text:p>
          </table:table-cell>
          <table:table-cell table:style-name="ce2" office:value-type="string" calcext:value-type="string">
            <text:p>擴散</text:p>
          </table:table-cell>
          <table:table-cell table:style-name="ce2" office:value-type="string" calcext:value-type="string">
            <text:p>Разброс</text:p>
          </table:table-cell>
          <table:table-cell table:number-columns-repeated="2" table:style-name="ce2" office:value-type="string" calcext:value-type="string">
            <text:p>Extención</text:p>
          </table:table-cell>
          <table:table-cell table:style-name="ce2" office:value-type="string" calcext:value-type="string">
            <text:p>Streuung</text:p>
          </table:table-cell>
          <table:table-cell table:style-name="ce2" office:value-type="string" calcext:value-type="string">
            <text:p>Rozproszenie Ognia</text:p>
          </table:table-cell>
          <table:table-cell table:style-name="ce2" office:value-type="string" calcext:value-type="string">
            <text:p>Dispersione</text:p>
          </table:table-cell>
          <table:table-cell table:style-name="ce2" office:value-type="string" calcext:value-type="string">
            <text:p>Dağılma</text:p>
          </table:table-cell>
          <table:table-cell table:style-name="ce2" office:value-type="string" calcext:value-type="string">
            <text:p>Rayon</text:p>
          </table:table-cell>
          <table:table-cell table:number-columns-repeated="2" table:style-name="ce2" office:value-type="string" calcext:value-type="string">
            <text:p>Amplitude</text:p>
          </table:table-cell>
          <table:table-cell table:style-name="ce2" office:value-type="string" calcext:value-type="string">
            <text:p>산탄 범위</text:p>
          </table:table-cell>
          <table:table-cell table:style-name="ce2" office:value-type="string" calcext:value-type="string">
            <text:p>Szór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llet Bounce</text:p>
          </table:table-cell>
          <table:table-cell table:style-name="ce2" office:value-type="string" calcext:value-type="string">
            <text:p>弾の反射</text:p>
          </table:table-cell>
          <table:table-cell table:style-name="ce2" office:value-type="string" calcext:value-type="string">
            <text:p>子弹弹射</text:p>
          </table:table-cell>
          <table:table-cell table:style-name="ce2" office:value-type="string" calcext:value-type="string">
            <text:p>子彈彈射</text:p>
          </table:table-cell>
          <table:table-cell table:style-name="ce2" office:value-type="string" calcext:value-type="string">
            <text:p>Рикошет</text:p>
          </table:table-cell>
          <table:table-cell table:number-columns-repeated="2" table:style-name="ce2" office:value-type="string" calcext:value-type="string">
            <text:p>Rebote de Bala</text:p>
          </table:table-cell>
          <table:table-cell table:style-name="ce2" office:value-type="string" calcext:value-type="string">
            <text:p>Abprallende Kugeln</text:p>
          </table:table-cell>
          <table:table-cell table:style-name="ce2" office:value-type="string" calcext:value-type="string">
            <text:p>Odbijanie się Pocisku</text:p>
          </table:table-cell>
          <table:table-cell table:style-name="ce2" office:value-type="string" calcext:value-type="string">
            <text:p>Rimbalzo Proiettile</text:p>
          </table:table-cell>
          <table:table-cell table:style-name="ce2" office:value-type="string" calcext:value-type="string">
            <text:p>Mermi Sekmesi</text:p>
          </table:table-cell>
          <table:table-cell table:style-name="ce2" office:value-type="string" calcext:value-type="string">
            <text:p>Rebon des balles</text:p>
          </table:table-cell>
          <table:table-cell table:number-columns-repeated="2" table:style-name="ce2" office:value-type="string" calcext:value-type="string">
            <text:p>Ricochete do Disparo</text:p>
          </table:table-cell>
          <table:table-cell table:style-name="ce2" office:value-type="string" calcext:value-type="string">
            <text:p>튕김</text:p>
          </table:table-cell>
          <table:table-cell table:style-name="ce2" office:value-type="string" calcext:value-type="string">
            <text:p>Golyó Pattog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iercing</text:p>
          </table:table-cell>
          <table:table-cell table:style-name="ce2" office:value-type="string" calcext:value-type="string">
            <text:p>貫通</text:p>
          </table:table-cell>
          <table:table-cell table:number-columns-repeated="2" table:style-name="ce2" office:value-type="string" calcext:value-type="string">
            <text:p>穿透</text:p>
          </table:table-cell>
          <table:table-cell table:style-name="ce2" office:value-type="string" calcext:value-type="string">
            <text:p>Пронзание</text:p>
          </table:table-cell>
          <table:table-cell table:number-columns-repeated="2" table:style-name="ce2" office:value-type="string" calcext:value-type="string">
            <text:p>Penetración</text:p>
          </table:table-cell>
          <table:table-cell table:style-name="ce2" office:value-type="string" calcext:value-type="string">
            <text:p>Durchdringen</text:p>
          </table:table-cell>
          <table:table-cell table:style-name="ce2" office:value-type="string" calcext:value-type="string">
            <text:p>Penetracja</text:p>
          </table:table-cell>
          <table:table-cell table:style-name="ce2" office:value-type="string" calcext:value-type="string">
            <text:p>Perforazione</text:p>
          </table:table-cell>
          <table:table-cell table:style-name="ce2" office:value-type="string" calcext:value-type="string">
            <text:p>Delme</text:p>
          </table:table-cell>
          <table:table-cell table:style-name="ce2" office:value-type="string" calcext:value-type="string">
            <text:p>Transperçant</text:p>
          </table:table-cell>
          <table:table-cell table:number-columns-repeated="2" table:style-name="ce2" office:value-type="string" calcext:value-type="string">
            <text:p>Perfuração</text:p>
          </table:table-cell>
          <table:table-cell table:style-name="ce2" office:value-type="string" calcext:value-type="string">
            <text:p>관통</text:p>
          </table:table-cell>
          <table:table-cell table:style-name="ce2" office:value-type="string" calcext:value-type="string">
            <text:p>Átüt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ax HP</text:p>
          </table:table-cell>
          <table:table-cell table:style-name="ce2" office:value-type="string" calcext:value-type="string">
            <text:p>最大HP</text:p>
          </table:table-cell>
          <table:table-cell table:number-columns-repeated="2" table:style-name="ce2" office:value-type="string" calcext:value-type="string">
            <text:p>最大血量</text:p>
          </table:table-cell>
          <table:table-cell table:style-name="ce2" office:value-type="string" calcext:value-type="string">
            <text:p>Макс ОЗ</text:p>
          </table:table-cell>
          <table:table-cell table:number-columns-repeated="2" table:style-name="ce2" office:value-type="string" calcext:value-type="string">
            <text:p>PS Max</text:p>
          </table:table-cell>
          <table:table-cell table:style-name="ce2" office:value-type="string" calcext:value-type="string">
            <text:p>Maximale Lebenspunkte</text:p>
          </table:table-cell>
          <table:table-cell table:style-name="ce2" office:value-type="string" calcext:value-type="string">
            <text:p>Maksymalne HP</text:p>
          </table:table-cell>
          <table:table-cell table:style-name="ce2" office:value-type="string" calcext:value-type="string">
            <text:p>HP massimi</text:p>
          </table:table-cell>
          <table:table-cell table:style-name="ce2" office:value-type="string" calcext:value-type="string">
            <text:p>Maksimum Can</text:p>
          </table:table-cell>
          <table:table-cell table:style-name="ce2" office:value-type="string" calcext:value-type="string">
            <text:p>PV Max.</text:p>
          </table:table-cell>
          <table:table-cell table:number-columns-repeated="2" table:style-name="ce2" office:value-type="string" calcext:value-type="string">
            <text:p>PV Máximo</text:p>
          </table:table-cell>
          <table:table-cell table:style-name="ce2" office:value-type="string" calcext:value-type="string">
            <text:p>최대 HP</text:p>
          </table:table-cell>
          <table:table-cell table:style-name="ce2" office:value-type="string" calcext:value-type="string">
            <text:p>Maximum Életerő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haracter Size</text:p>
          </table:table-cell>
          <table:table-cell table:style-name="ce2" office:value-type="string" calcext:value-type="string">
            <text:p>キャラサイズ</text:p>
          </table:table-cell>
          <table:table-cell table:style-name="ce2" office:value-type="string" calcext:value-type="string">
            <text:p>角色体型</text:p>
          </table:table-cell>
          <table:table-cell table:style-name="ce2" office:value-type="string" calcext:value-type="string">
            <text:p>角色體型</text:p>
          </table:table-cell>
          <table:table-cell table:style-name="ce2" office:value-type="string" calcext:value-type="string">
            <text:p>Размер персонажа</text:p>
          </table:table-cell>
          <table:table-cell table:number-columns-repeated="2" table:style-name="ce2" office:value-type="string" calcext:value-type="string">
            <text:p>Tamaño de Personaje</text:p>
          </table:table-cell>
          <table:table-cell table:style-name="ce2" office:value-type="string" calcext:value-type="string">
            <text:p>Charaktergröße</text:p>
          </table:table-cell>
          <table:table-cell table:style-name="ce2" office:value-type="string" calcext:value-type="string">
            <text:p>Rozmiar Postaci</text:p>
          </table:table-cell>
          <table:table-cell table:style-name="ce2" office:value-type="string" calcext:value-type="string">
            <text:p>Dimensione Eroe</text:p>
          </table:table-cell>
          <table:table-cell table:style-name="ce2" office:value-type="string" calcext:value-type="string">
            <text:p>Karakter Boyutu</text:p>
          </table:table-cell>
          <table:table-cell table:style-name="ce2" office:value-type="string" calcext:value-type="string">
            <text:p>Taille du personnage</text:p>
          </table:table-cell>
          <table:table-cell table:number-columns-repeated="2" table:style-name="ce2" office:value-type="string" calcext:value-type="string">
            <text:p>Tamanho do Personagem</text:p>
          </table:table-cell>
          <table:table-cell table:style-name="ce2" office:value-type="string" calcext:value-type="string">
            <text:p>캐릭터 크기</text:p>
          </table:table-cell>
          <table:table-cell table:style-name="ce2" office:value-type="string" calcext:value-type="string">
            <text:p>Karakter Mére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aste</text:p>
          </table:table-cell>
          <table:table-cell table:style-name="ce2" office:value-type="string" calcext:value-type="string">
            <text:p>ブースト</text:p>
          </table:table-cell>
          <table:table-cell table:number-columns-repeated="2" table:style-name="ce2" office:value-type="string" calcext:value-type="string">
            <text:p>疾走</text:p>
          </table:table-cell>
          <table:table-cell table:style-name="ce2" office:value-type="string" calcext:value-type="string">
            <text:p>Спешка</text:p>
          </table:table-cell>
          <table:table-cell table:number-columns-repeated="2" table:style-name="ce2" office:value-type="string" calcext:value-type="string">
            <text:p>Prisa</text:p>
          </table:table-cell>
          <table:table-cell table:style-name="ce2" office:value-type="string" calcext:value-type="string">
            <text:p>Eile</text:p>
          </table:table-cell>
          <table:table-cell table:style-name="ce2" office:value-type="string" calcext:value-type="string">
            <text:p>Pośpiech</text:p>
          </table:table-cell>
          <table:table-cell table:style-name="ce2" office:value-type="string" calcext:value-type="string">
            <text:p>Rapidità</text:p>
          </table:table-cell>
          <table:table-cell table:style-name="ce2" office:value-type="string" calcext:value-type="string">
            <text:p>Acele</text:p>
          </table:table-cell>
          <table:table-cell table:style-name="ce2" office:value-type="string" calcext:value-type="string">
            <text:p>Hâte</text:p>
          </table:table-cell>
          <table:table-cell table:number-columns-repeated="2" table:style-name="ce2" office:value-type="string" calcext:value-type="string">
            <text:p>Aceleração</text:p>
          </table:table-cell>
          <table:table-cell table:style-name="ce2" office:value-type="string" calcext:value-type="string">
            <text:p>질주</text:p>
          </table:table-cell>
          <table:table-cell table:style-name="ce2" office:value-type="string" calcext:value-type="string">
            <text:p>Sietsé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lazing Speed</text:p>
          </table:table-cell>
          <table:table-cell table:style-name="ce2" office:value-type="string" calcext:value-type="string">
            <text:p>ブレイジングスピード</text:p>
          </table:table-cell>
          <table:table-cell table:style-name="ce2" office:value-type="string" calcext:value-type="string">
            <text:p>炽烈之焰</text:p>
          </table:table-cell>
          <table:table-cell table:style-name="ce2" office:value-type="string" calcext:value-type="string">
            <text:p>熾烈之焰</text:p>
          </table:table-cell>
          <table:table-cell table:style-name="ce2" office:value-type="string" calcext:value-type="string">
            <text:p>Палящая скорость</text:p>
          </table:table-cell>
          <table:table-cell table:number-columns-repeated="2" table:style-name="ce2" office:value-type="string" calcext:value-type="string">
            <text:p>Velocidad Ardiente</text:p>
          </table:table-cell>
          <table:table-cell table:style-name="ce2" office:value-type="string" calcext:value-type="string">
            <text:p>Lodernde Geschwindigkeit</text:p>
          </table:table-cell>
          <table:table-cell table:style-name="ce2" office:value-type="string" calcext:value-type="string">
            <text:p>Niezwykła Prędkość</text:p>
          </table:table-cell>
          <table:table-cell table:style-name="ce2" office:value-type="string" calcext:value-type="string">
            <text:p>Torcia Umana</text:p>
          </table:table-cell>
          <table:table-cell table:style-name="ce2" office:value-type="string" calcext:value-type="string">
            <text:p>Yol Yakan</text:p>
          </table:table-cell>
          <table:table-cell table:style-name="ce2" office:value-type="string" calcext:value-type="string">
            <text:p>Vitesse Fulgurante</text:p>
          </table:table-cell>
          <table:table-cell table:number-columns-repeated="2" table:style-name="ce2" office:value-type="string" calcext:value-type="string">
            <text:p>Velocidade Ardente</text:p>
          </table:table-cell>
          <table:table-cell table:style-name="ce2" office:value-type="string" calcext:value-type="string">
            <text:p>불의 질주</text:p>
          </table:table-cell>
          <table:table-cell table:style-name="ce2" office:value-type="string" calcext:value-type="string">
            <text:p>Lángoló Igyekeze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flict &lt;color=#f5d6c1&gt;Burn&lt;/color&gt; on nearby enemies as you run. The effect occurs more often the faster you move.</text:p>
          </table:table-cell>
          <table:table-cell table:style-name="ce2" office:value-type="string" calcext:value-type="string">
            <text:p>移動中に周りの敵を&lt;color=#f5d6c1&gt;燃焼&lt;/color&gt;させる。移動速度が速いほど発動頻度が上昇。</text:p>
          </table:table-cell>
          <table:table-cell table:style-name="ce2" office:value-type="string" calcext:value-type="string">
            <text:p>奔跑时给予附近敌人 &lt;color=#f5d6c1&gt;燃烧&lt;/color&gt; 效果。发动频率随角色移动速度上升而加快。</text:p>
          </table:table-cell>
          <table:table-cell table:style-name="ce2" office:value-type="string" calcext:value-type="string">
            <text:p>奔跑時給予附近敵人 &lt;color=#f5d6c1&gt;燃燒&lt;/color&gt; 效果。發動頻率隨角色移動速度上升而加快。</text:p>
          </table:table-cell>
          <table:table-cell table:style-name="ce2" office:value-type="string" calcext:value-type="string">
            <text:p>&lt;color=#f5d6c1&gt;Поджигает&lt;/color&gt; ближайших врагов во время бега. Частота срабатывания зависит от скорости движения.</text:p>
          </table:table-cell>
          <table:table-cell table:number-columns-repeated="2" table:style-name="ce2" office:value-type="string" calcext:value-type="string">
            <text:p>Inflinge &lt;color=#f5d6c1&gt;Quemar&lt;/color&gt; a los enemigos circundantes mientras corres. El efecto ocurre más seguido si vas más rápido.</text:p>
          </table:table-cell>
          <table:table-cell table:style-name="ce2" office:value-type="string" calcext:value-type="string">
            <text:p>Verursache &lt;color=#f5d6c1&gt;Brand&lt;/color&gt; bei allen nahen Gegnern, während du rennst. Der Effekt wird öfter ausgelöst umso schneller du dich bewegst.</text:p>
          </table:table-cell>
          <table:table-cell table:style-name="ce2" office:value-type="string" calcext:value-type="string">
            <text:p>&lt;color=#f5d6c1&gt;Podpalaj&lt;/color&gt; pobliskich przeciwników podczas biegu. Częstotliwość nakładania efektu zależy od twojej prędkości.</text:p>
          </table:table-cell>
          <table:table-cell table:style-name="ce2" office:value-type="string" calcext:value-type="string">
            <text:p>Infliggi &lt;color=#f5d6c1&gt;Bruciatura&lt;/color&gt; ai nemici vicini mentre corri. L'effetto avviene più spesso dipendentemente dalla tua velocità.</text:p>
          </table:table-cell>
          <table:table-cell table:style-name="ce2" office:value-type="string" calcext:value-type="string">
            <text:p>Hareket ettikçe yakınındaki düşmanlara &lt;color=#f5d6c1&gt;Yakma&lt;/color&gt; etkisi ver. Bu etki hareket hızına arttıkça daha fazla sıklıkla olur.</text:p>
          </table:table-cell>
          <table:table-cell table:style-name="ce2" office:value-type="string" calcext:value-type="string">
            <text:p>Inflige &lt;color=#f5d6c1&gt;Brûlure&lt;/color&gt; aux ennemis proches lorsque vous courez. L'effet se déclenche plus souvent si vous vous déplacez rapidement.</text:p>
          </table:table-cell>
          <table:table-cell table:number-columns-repeated="2" table:style-name="ce2" office:value-type="string" calcext:value-type="string">
            <text:p>Inflige &lt;color=#f5d6c1&gt;Queimação&lt;/color&gt; nos inimigos próximos conforme você corre. Quanto mais rápido você se move, mais frequente o efeito.</text:p>
          </table:table-cell>
          <table:table-cell table:style-name="ce2" office:value-type="string" calcext:value-type="string">
            <text:p>이동 중 가까운 적에게 &lt;color=#f5d6c1&gt;화염&lt;/color&gt;을 가합니다. 이 효과는 빠르게 움직일수록 더 자주 발생합니다.</text:p>
          </table:table-cell>
          <table:table-cell table:style-name="ce2" office:value-type="string" calcext:value-type="string">
            <text:p>A közeledben lévő ellenfeleket &lt;color=#f5d6c1&gt;Felgyújtod&lt;/color&gt; ahogy mozogsz. Ez a hatás többször történik meg, minnél gyorsabban mozogsz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un and Gun</text:p>
          </table:table-cell>
          <table:table-cell table:style-name="ce2" office:value-type="string" calcext:value-type="string">
            <text:p>ラン&amp;ガン</text:p>
          </table:table-cell>
          <table:table-cell table:style-name="ce2" office:value-type="string" calcext:value-type="string">
            <text:p>跑动射击</text:p>
          </table:table-cell>
          <table:table-cell table:style-name="ce2" office:value-type="string" calcext:value-type="string">
            <text:p>跑動射擊</text:p>
          </table:table-cell>
          <table:table-cell table:style-name="ce2" office:value-type="string" calcext:value-type="string">
            <text:p>Беги и стреляй</text:p>
          </table:table-cell>
          <table:table-cell table:number-columns-repeated="2" table:style-name="ce2" office:value-type="string" calcext:value-type="string">
            <text:p>Corre y Dispara</text:p>
          </table:table-cell>
          <table:table-cell table:style-name="ce2" office:value-type="string" calcext:value-type="string">
            <text:p>Laufen und Schießen</text:p>
          </table:table-cell>
          <table:table-cell table:style-name="ce2" office:value-type="string" calcext:value-type="string">
            <text:p>Biegnij i strzelaj</text:p>
          </table:table-cell>
          <table:table-cell table:style-name="ce2" office:value-type="string" calcext:value-type="string">
            <text:p>Corri e Spara</text:p>
          </table:table-cell>
          <table:table-cell table:style-name="ce2" office:value-type="string" calcext:value-type="string">
            <text:p>Koş ve Ateş Et</text:p>
          </table:table-cell>
          <table:table-cell table:style-name="ce2" office:value-type="string" calcext:value-type="string">
            <text:p>Foncez et canardez.</text:p>
          </table:table-cell>
          <table:table-cell table:number-columns-repeated="2" table:style-name="ce2" office:value-type="string" calcext:value-type="string">
            <text:p>Correr e Atirar</text:p>
          </table:table-cell>
          <table:table-cell table:style-name="ce2" office:value-type="string" calcext:value-type="string">
            <text:p>총총걸음</text:p>
          </table:table-cell>
          <table:table-cell table:style-name="ce2" office:value-type="string" calcext:value-type="string">
            <text:p>Futólövész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 the Wind</text:p>
          </table:table-cell>
          <table:table-cell table:style-name="ce2" office:value-type="string" calcext:value-type="string">
            <text:p>追い風</text:p>
          </table:table-cell>
          <table:table-cell table:style-name="ce2" office:value-type="string" calcext:value-type="string">
            <text:p>意气风发</text:p>
          </table:table-cell>
          <table:table-cell table:style-name="ce2" office:value-type="string" calcext:value-type="string">
            <text:p>意氣風發</text:p>
          </table:table-cell>
          <table:table-cell table:style-name="ce2" office:value-type="string" calcext:value-type="string">
            <text:p>Попутный ветер</text:p>
          </table:table-cell>
          <table:table-cell table:number-columns-repeated="2" table:style-name="ce2" office:value-type="string" calcext:value-type="string">
            <text:p>En el Viento</text:p>
          </table:table-cell>
          <table:table-cell table:style-name="ce2" office:value-type="string" calcext:value-type="string">
            <text:p>Rückenwind</text:p>
          </table:table-cell>
          <table:table-cell table:style-name="ce2" office:value-type="string" calcext:value-type="string">
            <text:p>Na wietrze</text:p>
          </table:table-cell>
          <table:table-cell table:style-name="ce2" office:value-type="string" calcext:value-type="string">
            <text:p>Nel Vento</text:p>
          </table:table-cell>
          <table:table-cell table:style-name="ce2" office:value-type="string" calcext:value-type="string">
            <text:p>Rüzgarla Beraber</text:p>
          </table:table-cell>
          <table:table-cell table:style-name="ce2" office:value-type="string" calcext:value-type="string">
            <text:p>Dans le vent</text:p>
          </table:table-cell>
          <table:table-cell table:number-columns-repeated="2" table:style-name="ce2" office:value-type="string" calcext:value-type="string">
            <text:p>Veloz como o Vento</text:p>
          </table:table-cell>
          <table:table-cell table:style-name="ce2" office:value-type="string" calcext:value-type="string">
            <text:p>바람타기</text:p>
          </table:table-cell>
          <table:table-cell table:style-name="ce2" office:value-type="string" calcext:value-type="string">
            <text:p>Hátszél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Bullet Damage and Move Speed by &lt;color=#f5d6c1&gt;10%&lt;/color&gt; every &lt;color=#f5d6c1&gt;10&lt;/color&gt; seconds (max &lt;color=#f5d6c1&gt;40%&lt;/color&gt;). This bonus resets when you get hit.</text:p>
          </table:table-cell>
          <table:table-cell table:style-name="ce2" office:value-type="string" calcext:value-type="string">
            <text:p>弾のダメージと移動速度を&lt;color=#f5d6c1&gt;10&lt;/color&gt;秒ごとに&lt;color=#f5d6c1&gt;10%&lt;/color&gt;増加。(最大&lt;color=#f5d6c1&gt;40%&lt;/color&gt;) このボーナスは攻撃を受けるとリセットされる。</text:p>
          </table:table-cell>
          <table:table-cell table:style-name="ce2" office:value-type="string" calcext:value-type="string">
            <text:p>每 &lt;color=#f5d6c1&gt;10&lt;/color&gt; 秒增加 &lt;color=#f5d6c1&gt;10%&lt;/color&gt;子弹伤害及移动速度（上限 &lt;color=#f5d6c1&gt;40%&lt;/color&gt; ）。角色受到伤害后效果重置。</text:p>
          </table:table-cell>
          <table:table-cell table:style-name="ce2" office:value-type="string" calcext:value-type="string">
            <text:p>每 &lt;color=#f5d6c1&gt;10&lt;/color&gt; 秒增加 &lt;color=#f5d6c1&gt;10%&lt;/color&gt;子彈傷害及移動速度（上限 &lt;color=#f5d6c1&gt;40%&lt;/color&gt; ）。角色受到傷害後效果重置。</text:p>
          </table:table-cell>
          <table:table-cell table:style-name="ce2" office:value-type="string" calcext:value-type="string">
            <text:p>Увеличивает урон и скорость бега на &lt;color=#f5d6c1&gt;10%&lt;/color&gt; каждые &lt;color=#f5d6c1&gt;10&lt;/color&gt; секунд (макс &lt;color=#f5d6c1&gt;40%&lt;/color&gt;). Эффект сбрасывается при получении урона.</text:p>
          </table:table-cell>
          <table:table-cell table:number-columns-repeated="2" table:style-name="ce2" office:value-type="string" calcext:value-type="string">
            <text:p>Incremente el Daño de Bala y la Vel. de Movimiento por &lt;color=#f5d6c1&gt;10%&lt;/color&gt; cada &lt;color=#f5d6c1&gt;10&lt;/color&gt; segundos (max &lt;color=#f5d6c1&gt;40%&lt;/color&gt;). Este extra se resetea cuando te dañan.</text:p>
          </table:table-cell>
          <table:table-cell table:style-name="ce2" office:value-type="string" calcext:value-type="string">
            <text:p>Erhöhe Waffenschaden und Bewegungsgeschwindigkeit für &lt;color=#f5d6c1&gt;10%&lt;/color&gt; alle &lt;color=#f5d6c1&gt;10&lt;/color&gt; Sekunden. (maximal &lt;color=#f5d6c1&gt;40%&lt;/color&gt;). Dieser Bonus wird zurückgesetzt, wenn du getroffen wirst.</text:p>
          </table:table-cell>
          <table:table-cell table:style-name="ce2" office:value-type="string" calcext:value-type="string">
            <text:p>Obrażenia od pocisków i prędkość poruszania się zostają zwiększone o &lt;color=#f5d6c1&gt;10%&lt;/color&gt; co &lt;color=#f5d6c1&gt;10&lt;/color&gt; sekund (maksymalnie &lt;color=#f5d6c1&gt;40%&lt;/color&gt;). Ten bonus resetuje się gdy twoja postać zostaje trafiona.</text:p>
          </table:table-cell>
          <table:table-cell table:style-name="ce2" office:value-type="string" calcext:value-type="string">
            <text:p>Aumenta il danno dei proiettili e la velocità di movimento del &lt;color=#f5d6c1&gt;10%&lt;/color&gt; ogni &lt;color=#f5d6c1&gt;10&lt;/color&gt; secondi (max &lt;color=#f5d6c1&gt;40%&lt;/color&gt;). Questo bonus viene resettato quando vieni colpito.</text:p>
          </table:table-cell>
          <table:table-cell table:style-name="ce2" office:value-type="string" calcext:value-type="string">
            <text:p>Her &lt;color=#f5d6c1&gt;10&lt;/color&gt; saniyede bir &lt;color=#f5d6c1&gt;10%&lt;/color&gt; Hareket Hızı ve Mermi Hasarı kazanırsın (maksimum &lt;color=#f5d6c1&gt;40%&lt;/color&gt;). Bu bonus hasar yediğinde sıfırlanır.</text:p>
          </table:table-cell>
          <table:table-cell table:style-name="ce2" office:value-type="string" calcext:value-type="string">
            <text:p>Augmente les Dégâts des balles et la Vitesse de Déplacement de &lt;color=#f5d6c1&gt;10%&lt;/color&gt; toutes les &lt;color=#f5d6c1&gt;10&lt;/color&gt; secondes (Max. &lt;color=#f5d6c1&gt;40%&lt;/color&gt;). Ce bonus se réinitialise lorsque vous subissez des dégâts.</text:p>
          </table:table-cell>
          <table:table-cell table:number-columns-repeated="2" table:style-name="ce2" office:value-type="string" calcext:value-type="string">
            <text:p>Aumenta o Dano do Disparo e a Velocidade de Movimento em &lt;color=#f5d6c1&gt;10%&lt;/color&gt; a cada &lt;color=#f5d6c1&gt;10&lt;/color&gt; segundos (máx. &lt;color=#f5d6c1&gt;40%&lt;/color&gt;). Este bônus reinicia quando você for atingido.</text:p>
          </table:table-cell>
          <table:table-cell table:style-name="ce2" office:value-type="string" calcext:value-type="string">
            <text:p>&lt;color=#f5d6c1&gt;10&lt;/color&gt;초마다 탄환 피해량과 이동 속도를 &lt;color=#f5d6c1&gt;10%&lt;/color&gt; 증가시킵니다(최대 &lt;color=#f5d6c1&gt;40%&lt;/color&gt;). 공격을 받으면 초기화됩니다.</text:p>
          </table:table-cell>
          <table:table-cell table:style-name="ce2" office:value-type="string" calcext:value-type="string">
            <text:p>Megnöveli a Golyó Sebzést és Mozgás Sebességet &lt;color=#f5d6c1&gt;10%&lt;/color&gt;-al &lt;color=#f5d6c1&gt;10&lt;/color&gt; másodpercenként (maximum &lt;color=#f5d6c1&gt;40%&lt;/color&gt;). Ez a bónusz újraindul ha eltalál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ig Shot</text:p>
          </table:table-cell>
          <table:table-cell table:style-name="ce2" office:value-type="string" calcext:value-type="string">
            <text:p>ビッグショット</text:p>
          </table:table-cell>
          <table:table-cell table:style-name="ce2" office:value-type="string" calcext:value-type="string">
            <text:p>大口径子弹</text:p>
          </table:table-cell>
          <table:table-cell table:style-name="ce2" office:value-type="string" calcext:value-type="string">
            <text:p>大口徑子彈</text:p>
          </table:table-cell>
          <table:table-cell table:style-name="ce2" office:value-type="string" calcext:value-type="string">
            <text:p>Тяжелые пули</text:p>
          </table:table-cell>
          <table:table-cell table:number-columns-repeated="2" table:style-name="ce2" office:value-type="string" calcext:value-type="string">
            <text:p>Gran Disparo</text:p>
          </table:table-cell>
          <table:table-cell table:style-name="ce2" office:value-type="string" calcext:value-type="string">
            <text:p>Großer Schuss</text:p>
          </table:table-cell>
          <table:table-cell table:style-name="ce2" office:value-type="string" calcext:value-type="string">
            <text:p>Duży Strzał</text:p>
          </table:table-cell>
          <table:table-cell table:style-name="ce2" office:value-type="string" calcext:value-type="string">
            <text:p>Gran Colpo</text:p>
          </table:table-cell>
          <table:table-cell table:style-name="ce2" office:value-type="string" calcext:value-type="string">
            <text:p>Büyük Vuruş</text:p>
          </table:table-cell>
          <table:table-cell table:style-name="ce2"/>
          <table:table-cell table:number-columns-repeated="2" table:style-name="ce2" office:value-type="string" calcext:value-type="string">
            <text:p>Disparo Pesado</text:p>
          </table:table-cell>
          <table:table-cell table:style-name="ce2" office:value-type="string" calcext:value-type="string">
            <text:p>빅 샷</text:p>
          </table:table-cell>
          <table:table-cell table:style-name="ce2" office:value-type="string" calcext:value-type="string">
            <text:p>Nagyágyú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ower Shot</text:p>
          </table:table-cell>
          <table:table-cell table:style-name="ce2" office:value-type="string" calcext:value-type="string">
            <text:p>パワーショット</text:p>
          </table:table-cell>
          <table:table-cell table:style-name="ce2" office:value-type="string" calcext:value-type="string">
            <text:p>强力射击</text:p>
          </table:table-cell>
          <table:table-cell table:style-name="ce2" office:value-type="string" calcext:value-type="string">
            <text:p>強力射擊</text:p>
          </table:table-cell>
          <table:table-cell table:style-name="ce2" office:value-type="string" calcext:value-type="string">
            <text:p>Мощный выстрел</text:p>
          </table:table-cell>
          <table:table-cell table:number-columns-repeated="2" table:style-name="ce2" office:value-type="string" calcext:value-type="string">
            <text:p>Disparo Poderoso</text:p>
          </table:table-cell>
          <table:table-cell table:style-name="ce2" office:value-type="string" calcext:value-type="string">
            <text:p>Mächtiger Schuss</text:p>
          </table:table-cell>
          <table:table-cell table:style-name="ce2" office:value-type="string" calcext:value-type="string">
            <text:p>Mocny Strzał</text:p>
          </table:table-cell>
          <table:table-cell table:style-name="ce2" office:value-type="string" calcext:value-type="string">
            <text:p>Colpo Possente</text:p>
          </table:table-cell>
          <table:table-cell table:style-name="ce2" office:value-type="string" calcext:value-type="string">
            <text:p>Güçlü Vuruş</text:p>
          </table:table-cell>
          <table:table-cell table:style-name="ce2" office:value-type="string" calcext:value-type="string">
            <text:p>Tir puissant</text:p>
          </table:table-cell>
          <table:table-cell table:number-columns-repeated="2" table:style-name="ce2" office:value-type="string" calcext:value-type="string">
            <text:p>Disparo Potente</text:p>
          </table:table-cell>
          <table:table-cell table:style-name="ce2" office:value-type="string" calcext:value-type="string">
            <text:p>파워 샷</text:p>
          </table:table-cell>
          <table:table-cell table:style-name="ce2" office:value-type="string" calcext:value-type="string">
            <text:p>Erőlöve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plinter</text:p>
          </table:table-cell>
          <table:table-cell table:style-name="ce2" office:value-type="string" calcext:value-type="string">
            <text:p>破片</text:p>
          </table:table-cell>
          <table:table-cell table:style-name="ce2" office:value-type="string" calcext:value-type="string">
            <text:p>碎片迸发</text:p>
          </table:table-cell>
          <table:table-cell table:style-name="ce2" office:value-type="string" calcext:value-type="string">
            <text:p>碎片迸發</text:p>
          </table:table-cell>
          <table:table-cell table:style-name="ce2" office:value-type="string" calcext:value-type="string">
            <text:p>Осколочный</text:p>
          </table:table-cell>
          <table:table-cell table:number-columns-repeated="2" table:style-name="ce2" office:value-type="string" calcext:value-type="string">
            <text:p>Fragmentado</text:p>
          </table:table-cell>
          <table:table-cell table:style-name="ce2" office:value-type="string" calcext:value-type="string">
            <text:p>Splitter</text:p>
          </table:table-cell>
          <table:table-cell table:style-name="ce2" office:value-type="string" calcext:value-type="string">
            <text:p>Drzazga</text:p>
          </table:table-cell>
          <table:table-cell table:style-name="ce2" office:value-type="string" calcext:value-type="string">
            <text:p>Scheggia</text:p>
          </table:table-cell>
          <table:table-cell table:style-name="ce2" office:value-type="string" calcext:value-type="string">
            <text:p>Kıymık</text:p>
          </table:table-cell>
          <table:table-cell table:style-name="ce2" office:value-type="string" calcext:value-type="string">
            <text:p>Éclat</text:p>
          </table:table-cell>
          <table:table-cell table:number-columns-repeated="2" table:style-name="ce2" office:value-type="string" calcext:value-type="string">
            <text:p>Estilhaço</text:p>
          </table:table-cell>
          <table:table-cell table:style-name="ce2" office:value-type="string" calcext:value-type="string">
            <text:p>파편화</text:p>
          </table:table-cell>
          <table:table-cell table:style-name="ce2" office:value-type="string" calcext:value-type="string">
            <text:p>Szétforgácsol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nemies explode into &lt;color=#f5d6c1&gt;3&lt;/color&gt; bullets when killed. These bullets deal &lt;color=#f5d6c1&gt;10%&lt;/color&gt; damage.</text:p>
          </table:table-cell>
          <table:table-cell table:style-name="ce2" office:value-type="string" calcext:value-type="string">
            <text:p>敵は倒されると&lt;color=#f5d6c1&gt;3&lt;/color&gt;つの弾に砕ける。 この弾は&lt;color=#f5d6c1&gt;10%&lt;/color&gt;のダメージを与える。</text:p>
          </table:table-cell>
          <table:table-cell table:style-name="ce2" office:value-type="string" calcext:value-type="string">
            <text:p>敌人在死亡时会向周围发射 &lt;color=#f5d6c1&gt;3&lt;/color&gt; 枚子弹。每枚子弹造成 &lt;color=#f5d6c1&gt;10%&lt;/color&gt; 伤害。</text:p>
          </table:table-cell>
          <table:table-cell table:style-name="ce2" office:value-type="string" calcext:value-type="string">
            <text:p>敵人在死亡時會向周圍發射 &lt;color=#f5d6c1&gt;3&lt;/color&gt; 枚子彈。每枚子彈造成 &lt;color=#f5d6c1&gt;10%&lt;/color&gt; 傷害。</text:p>
          </table:table-cell>
          <table:table-cell table:style-name="ce2" office:value-type="string" calcext:value-type="string">
            <text:p>При смерти враг взрывается выпуская &lt;color=#f5d6c1&gt;3&lt;/color&gt; снаряда, которые наносят &lt;color=#f5d6c1&gt;10%&lt;/color&gt; урона.</text:p>
          </table:table-cell>
          <table:table-cell table:number-columns-repeated="2" table:style-name="ce2" office:value-type="string" calcext:value-type="string">
            <text:p>Enemigos explotan en &lt;color=#f5d6c1&gt;3&lt;/color&gt; balas cuando los matas. Estas balas hacen &lt;color=#f5d6c1&gt;10%&lt;/color&gt; de daño.</text:p>
          </table:table-cell>
          <table:table-cell table:style-name="ce2" office:value-type="string" calcext:value-type="string">
            <text:p>Gegner explodieren in &lt;color=#f5d6c1&gt;3&lt;/color&gt; Kugeln, wenn sie getötet werden. Diese Kugeln verursachen &lt;color=#f5d6c1&gt;10%&lt;/color&gt; Schaden.</text:p>
          </table:table-cell>
          <table:table-cell table:style-name="ce2" office:value-type="string" calcext:value-type="string">
            <text:p>Przeciwnicy eksplodują i zamieniają się w &lt;color=#f5d6c1&gt;3&lt;/color&gt; pociski po śmierci. Te pociski zadają &lt;color=#f5d6c1&gt;10%&lt;/color&gt; obrażeń.</text:p>
          </table:table-cell>
          <table:table-cell table:style-name="ce2" office:value-type="string" calcext:value-type="string">
            <text:p>I nemici esplodono in &lt;color=#f5d6c1&gt;3&lt;/color&gt; scheggie quando muoiono. Le scheggie infliggono il &lt;color=#f5d6c1&gt;10%&lt;/color&gt; del danno.</text:p>
          </table:table-cell>
          <table:table-cell table:style-name="ce2" office:value-type="string" calcext:value-type="string">
            <text:p>Düşmanlar öldürüldüğünde &lt;color=#f5d6c1&gt;3&lt;/color&gt; ayrı mermi fırlar. Bu mermiler &lt;color=#f5d6c1&gt;10%&lt;/color&gt; hasar verir.</text:p>
          </table:table-cell>
          <table:table-cell table:style-name="ce2" office:value-type="string" calcext:value-type="string">
            <text:p>Les ennemis explosent en &lt;color=#f5d6c1&gt;3&lt;/color&gt; balles lorsqu'ils sont tués. Ces balles infligent &lt;color=#f5d6c1&gt;10%&lt;/color&gt; de dégâts.</text:p>
          </table:table-cell>
          <table:table-cell table:number-columns-repeated="2" table:style-name="ce2" office:value-type="string" calcext:value-type="string">
            <text:p>Ao serem abatidos, inimigos se transformam em &lt;color=#f5d6c1&gt;3&lt;/color&gt; projéteis. Estes projéteis causam &lt;color=#f5d6c1&gt;10%&lt;/color&gt; de dano.</text:p>
          </table:table-cell>
          <table:table-cell table:style-name="ce2" office:value-type="string" calcext:value-type="string">
            <text:p>적들이 사망할 때 &lt;color=#f5d6c1&gt;3&lt;/color&gt;개의 총알 파편을 흩뿌리며 폭발합니다. 이 조각은 &lt;color=#f5d6c1&gt;10%&lt;/color&gt;의 대미지를 줍니다.</text:p>
          </table:table-cell>
          <table:table-cell table:style-name="ce2" office:value-type="string" calcext:value-type="string">
            <text:p>Az elpusztult ellenségek &lt;color=#f5d6c1&gt;3&lt;/color&gt; apró szilánkra hasadnak, amik a sebzésed &lt;color=#f5d6c1&gt;10%&lt;/color&gt;-át okozzá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aper Rounds</text:p>
          </table:table-cell>
          <table:table-cell table:style-name="ce2" office:value-type="string" calcext:value-type="string">
            <text:p>リーパーラウンド</text:p>
          </table:table-cell>
          <table:table-cell table:number-columns-repeated="2" table:style-name="ce2" office:value-type="string" calcext:value-type="string">
            <text:p>死亡收割</text:p>
          </table:table-cell>
          <table:table-cell table:style-name="ce2" office:value-type="string" calcext:value-type="string">
            <text:p>Боеприпасы Жнеца</text:p>
          </table:table-cell>
          <table:table-cell table:number-columns-repeated="2" table:style-name="ce2" office:value-type="string" calcext:value-type="string">
            <text:p>Rondas Asesinas</text:p>
          </table:table-cell>
          <table:table-cell table:style-name="ce2" office:value-type="string" calcext:value-type="string">
            <text:p>Kugeln des Sensenmannes</text:p>
          </table:table-cell>
          <table:table-cell table:style-name="ce2" office:value-type="string" calcext:value-type="string">
            <text:p>Pociski Żniwiarza</text:p>
          </table:table-cell>
          <table:table-cell table:style-name="ce2" office:value-type="string" calcext:value-type="string">
            <text:p>Anello del Mietitore</text:p>
          </table:table-cell>
          <table:table-cell table:style-name="ce2" office:value-type="string" calcext:value-type="string">
            <text:p>Biçen Mermiler</text:p>
          </table:table-cell>
          <table:table-cell table:style-name="ce2" office:value-type="string" calcext:value-type="string">
            <text:p>Balles faucheuses</text:p>
          </table:table-cell>
          <table:table-cell table:number-columns-repeated="2" table:style-name="ce2" office:value-type="string" calcext:value-type="string">
            <text:p>Disparo Ceifador</text:p>
          </table:table-cell>
          <table:table-cell table:style-name="ce2" office:value-type="string" calcext:value-type="string">
            <text:p>사신의 탄환</text:p>
          </table:table-cell>
          <table:table-cell table:style-name="ce2" office:value-type="string" calcext:value-type="string">
            <text:p>Kaszáló Lövedéke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llets additionally pierce killed enemies.</text:p>
          </table:table-cell>
          <table:table-cell table:style-name="ce2" office:value-type="string" calcext:value-type="string">
            <text:p>弾は倒した敵を貫通する</text:p>
          </table:table-cell>
          <table:table-cell table:style-name="ce2" office:value-type="string" calcext:value-type="string">
            <text:p>子弹将穿透死亡的敌人。</text:p>
          </table:table-cell>
          <table:table-cell table:style-name="ce2" office:value-type="string" calcext:value-type="string">
            <text:p>子彈將穿透死亡的敵人。</text:p>
          </table:table-cell>
          <table:table-cell table:style-name="ce2" office:value-type="string" calcext:value-type="string">
            <text:p>Снаряды также пронзают павших врагов.</text:p>
          </table:table-cell>
          <table:table-cell table:number-columns-repeated="2" table:style-name="ce2" office:value-type="string" calcext:value-type="string">
            <text:p>Las Balas penetran enemigos muertos.</text:p>
          </table:table-cell>
          <table:table-cell table:style-name="ce2" office:value-type="string" calcext:value-type="string">
            <text:p>Projektile durchdringen nun getötete Gegner.</text:p>
          </table:table-cell>
          <table:table-cell table:style-name="ce2" office:value-type="string" calcext:value-type="string">
            <text:p>Pociski dodatkowo penetrują pokonanych wrogów.</text:p>
          </table:table-cell>
          <table:table-cell table:style-name="ce2" office:value-type="string" calcext:value-type="string">
            <text:p>I proiettili trapassano i nemici colpiti</text:p>
          </table:table-cell>
          <table:table-cell table:style-name="ce2" office:value-type="string" calcext:value-type="string">
            <text:p>Mermiler öldürdükleri düşmanları delip geçer.</text:p>
          </table:table-cell>
          <table:table-cell table:style-name="ce2" office:value-type="string" calcext:value-type="string">
            <text:p>Les balles transpercent également les ennemis tués.</text:p>
          </table:table-cell>
          <table:table-cell table:number-columns-repeated="2" table:style-name="ce2" office:value-type="string" calcext:value-type="string">
            <text:p>Os disparos perfuram inimigos abatidos</text:p>
          </table:table-cell>
          <table:table-cell table:style-name="ce2" office:value-type="string" calcext:value-type="string">
            <text:p>적을 죽인 탄환은 관통력을 갖습니다.</text:p>
          </table:table-cell>
          <table:table-cell table:style-name="ce2" office:value-type="string" calcext:value-type="string">
            <text:p>A golyók a halott ellenségeket is átüti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apid Fire</text:p>
          </table:table-cell>
          <table:table-cell table:style-name="ce2" office:value-type="string" calcext:value-type="string">
            <text:p>高速射撃</text:p>
          </table:table-cell>
          <table:table-cell table:style-name="ce2" office:value-type="string" calcext:value-type="string">
            <text:p>快速射击</text:p>
          </table:table-cell>
          <table:table-cell table:style-name="ce2" office:value-type="string" calcext:value-type="string">
            <text:p>快速射擊</text:p>
          </table:table-cell>
          <table:table-cell table:style-name="ce2" office:value-type="string" calcext:value-type="string">
            <text:p>Беглый огонь</text:p>
          </table:table-cell>
          <table:table-cell table:number-columns-repeated="2" table:style-name="ce2" office:value-type="string" calcext:value-type="string">
            <text:p>Balas Rápidas</text:p>
          </table:table-cell>
          <table:table-cell table:style-name="ce2" office:value-type="string" calcext:value-type="string">
            <text:p>Schnellfeuer</text:p>
          </table:table-cell>
          <table:table-cell table:style-name="ce2" office:value-type="string" calcext:value-type="string">
            <text:p>Szybki Strzał</text:p>
          </table:table-cell>
          <table:table-cell table:style-name="ce2" office:value-type="string" calcext:value-type="string">
            <text:p>Colpo rapido</text:p>
          </table:table-cell>
          <table:table-cell table:style-name="ce2" office:value-type="string" calcext:value-type="string">
            <text:p>Hızlı Atış</text:p>
          </table:table-cell>
          <table:table-cell table:style-name="ce2" office:value-type="string" calcext:value-type="string">
            <text:p>Tir rapide</text:p>
          </table:table-cell>
          <table:table-cell table:number-columns-repeated="2" table:style-name="ce2" office:value-type="string" calcext:value-type="string">
            <text:p>Fogo Rápido</text:p>
          </table:table-cell>
          <table:table-cell table:style-name="ce2" office:value-type="string" calcext:value-type="string">
            <text:p>속사포</text:p>
          </table:table-cell>
          <table:table-cell table:style-name="ce2" office:value-type="string" calcext:value-type="string">
            <text:p>Gyorstüzel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ight Bullets</text:p>
          </table:table-cell>
          <table:table-cell table:style-name="ce2" office:value-type="string" calcext:value-type="string">
            <text:p>軽量弾</text:p>
          </table:table-cell>
          <table:table-cell table:style-name="ce2" office:value-type="string" calcext:value-type="string">
            <text:p>轻型子弹</text:p>
          </table:table-cell>
          <table:table-cell table:style-name="ce2" office:value-type="string" calcext:value-type="string">
            <text:p>輕型子彈</text:p>
          </table:table-cell>
          <table:table-cell table:style-name="ce2" office:value-type="string" calcext:value-type="string">
            <text:p>Легкие снаряды</text:p>
          </table:table-cell>
          <table:table-cell table:number-columns-repeated="2" table:style-name="ce2" office:value-type="string" calcext:value-type="string">
            <text:p>Balas Livianas</text:p>
          </table:table-cell>
          <table:table-cell table:style-name="ce2" office:value-type="string" calcext:value-type="string">
            <text:p>Leichte Schüsse</text:p>
          </table:table-cell>
          <table:table-cell table:style-name="ce2" office:value-type="string" calcext:value-type="string">
            <text:p>Lekkie Pociski</text:p>
          </table:table-cell>
          <table:table-cell table:style-name="ce2" office:value-type="string" calcext:value-type="string">
            <text:p>Proiettili leggeri</text:p>
          </table:table-cell>
          <table:table-cell table:style-name="ce2" office:value-type="string" calcext:value-type="string">
            <text:p>Hafif Mermiler</text:p>
          </table:table-cell>
          <table:table-cell table:style-name="ce2" office:value-type="string" calcext:value-type="string">
            <text:p>Balles-gomme</text:p>
          </table:table-cell>
          <table:table-cell table:number-columns-repeated="2" table:style-name="ce2" office:value-type="string" calcext:value-type="string">
            <text:p>Balas Leves</text:p>
          </table:table-cell>
          <table:table-cell table:style-name="ce2" office:value-type="string" calcext:value-type="string">
            <text:p>경량탄</text:p>
          </table:table-cell>
          <table:table-cell table:style-name="ce2" office:value-type="string" calcext:value-type="string">
            <text:p>Könnyű Golyó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ubber Bullets</text:p>
          </table:table-cell>
          <table:table-cell table:style-name="ce2" office:value-type="string" calcext:value-type="string">
            <text:p>ゴム弾</text:p>
          </table:table-cell>
          <table:table-cell table:style-name="ce2" office:value-type="string" calcext:value-type="string">
            <text:p>橡胶子弹</text:p>
          </table:table-cell>
          <table:table-cell table:style-name="ce2" office:value-type="string" calcext:value-type="string">
            <text:p>橡膠子彈</text:p>
          </table:table-cell>
          <table:table-cell table:style-name="ce2" office:value-type="string" calcext:value-type="string">
            <text:p>Резиновые пули</text:p>
          </table:table-cell>
          <table:table-cell table:number-columns-repeated="2" table:style-name="ce2" office:value-type="string" calcext:value-type="string">
            <text:p>Balas de Goma</text:p>
          </table:table-cell>
          <table:table-cell table:style-name="ce2" office:value-type="string" calcext:value-type="string">
            <text:p>Gummi Schüsse</text:p>
          </table:table-cell>
          <table:table-cell table:style-name="ce2" office:value-type="string" calcext:value-type="string">
            <text:p>Gumowe Pociski</text:p>
          </table:table-cell>
          <table:table-cell table:style-name="ce2" office:value-type="string" calcext:value-type="string">
            <text:p>Proiettili di gomma</text:p>
          </table:table-cell>
          <table:table-cell table:style-name="ce2" office:value-type="string" calcext:value-type="string">
            <text:p>Plastik Mermiler</text:p>
          </table:table-cell>
          <table:table-cell table:style-name="ce2" office:value-type="string" calcext:value-type="string">
            <text:p>Balles en caoutchouc</text:p>
          </table:table-cell>
          <table:table-cell table:number-columns-repeated="2" table:style-name="ce2" office:value-type="string" calcext:value-type="string">
            <text:p>Balas de Borracha</text:p>
          </table:table-cell>
          <table:table-cell table:style-name="ce2" office:value-type="string" calcext:value-type="string">
            <text:p>고무탄</text:p>
          </table:table-cell>
          <table:table-cell table:style-name="ce2" office:value-type="string" calcext:value-type="string">
            <text:p>Pattogó Golyó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iege</text:p>
          </table:table-cell>
          <table:table-cell table:style-name="ce2" office:value-type="string" calcext:value-type="string">
            <text:p>スタンディング攻撃</text:p>
          </table:table-cell>
          <table:table-cell table:style-name="ce2" office:value-type="string" calcext:value-type="string">
            <text:p>站姿射击</text:p>
          </table:table-cell>
          <table:table-cell table:style-name="ce2" office:value-type="string" calcext:value-type="string">
            <text:p>站姿射擊</text:p>
          </table:table-cell>
          <table:table-cell table:style-name="ce2" office:value-type="string" calcext:value-type="string">
            <text:p>Осада</text:p>
          </table:table-cell>
          <table:table-cell table:number-columns-repeated="2" table:style-name="ce2" office:value-type="string" calcext:value-type="string">
            <text:p>Cercamiento</text:p>
          </table:table-cell>
          <table:table-cell table:style-name="ce2" office:value-type="string" calcext:value-type="string">
            <text:p>Belagerung</text:p>
          </table:table-cell>
          <table:table-cell table:style-name="ce2" office:value-type="string" calcext:value-type="string">
            <text:p>Oblężenie</text:p>
          </table:table-cell>
          <table:table-cell table:style-name="ce2" office:value-type="string" calcext:value-type="string">
            <text:p>Assedio</text:p>
          </table:table-cell>
          <table:table-cell table:style-name="ce2" office:value-type="string" calcext:value-type="string">
            <text:p>Kuşatma</text:p>
          </table:table-cell>
          <table:table-cell table:style-name="ce2" office:value-type="string" calcext:value-type="string">
            <text:p>Siège</text:p>
          </table:table-cell>
          <table:table-cell table:number-columns-repeated="2" table:style-name="ce2" office:value-type="string" calcext:value-type="string">
            <text:p>Cerco</text:p>
          </table:table-cell>
          <table:table-cell table:style-name="ce2" office:value-type="string" calcext:value-type="string">
            <text:p>공성 모드</text:p>
          </table:table-cell>
          <table:table-cell table:style-name="ce2" office:value-type="string" calcext:value-type="string">
            <text:p>Ostrom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ooting when standing still has a &lt;color=#f5d6c1&gt;33%&lt;/color&gt; chance of not consuming ammo.</text:p>
          </table:table-cell>
          <table:table-cell table:style-name="ce2" office:value-type="string" calcext:value-type="string">
            <text:p>止まった状態で攻撃すると&lt;color=#f5d6c1&gt;33%&lt;/color&gt;の確率で弾が減らない。</text:p>
          </table:table-cell>
          <table:table-cell table:style-name="ce2" office:value-type="string" calcext:value-type="string">
            <text:p>站立状态下射击，有 &lt;color=#f5d6c1&gt;33%&lt;/color&gt; 几率不消耗子弹。</text:p>
          </table:table-cell>
          <table:table-cell table:style-name="ce2" office:value-type="string" calcext:value-type="string">
            <text:p>站立狀態下射擊，有 &lt;color=#f5d6c1&gt;33%&lt;/color&gt; 幾率不消耗子彈。</text:p>
          </table:table-cell>
          <table:table-cell table:style-name="ce2" office:value-type="string" calcext:value-type="string">
            <text:p>Стреляя стоя на месте, с вероятностью в &lt;color=#f5d6c1&gt;33%&lt;/color&gt; не расходуются снаряды.</text:p>
          </table:table-cell>
          <table:table-cell table:number-columns-repeated="2" table:style-name="ce2" office:value-type="string" calcext:value-type="string">
            <text:p>Disparar al estar quieto tiene una chance del &lt;color=#f5d6c1&gt;33%&lt;/color&gt; de no consumir munición.</text:p>
          </table:table-cell>
          <table:table-cell table:style-name="ce2" office:value-type="string" calcext:value-type="string">
            <text:p>Schießen hat eine &lt;color=#f5d6c1&gt;33%&lt;/color&gt; Chance keine Munition zu verbrauchen, während du dich nicht bewegst.</text:p>
          </table:table-cell>
          <table:table-cell table:style-name="ce2" office:value-type="string" calcext:value-type="string">
            <text:p>Strzelanie w bezruchu daje &lt;color=#f5d6c1&gt;33%&lt;/color&gt; szansy by nie zużyć amunicji.</text:p>
          </table:table-cell>
          <table:table-cell table:style-name="ce2" office:value-type="string" calcext:value-type="string">
            <text:p>Sparare da fermi ha una possibilità del &lt;color=#f5d6c1&gt;33%&lt;/color&gt; di non consumare munizioni.</text:p>
          </table:table-cell>
          <table:table-cell table:style-name="ce2" office:value-type="string" calcext:value-type="string">
            <text:p>Sabit dururken ateş etmek &lt;color=#f5d6c1&gt;33%&lt;/color&gt; şansla mermi harcamaz.</text:p>
          </table:table-cell>
          <table:table-cell table:style-name="ce2" office:value-type="string" calcext:value-type="string">
            <text:p>Tirer en restant immobile a &lt;color=#f5d6c1&gt;33%&lt;/color&gt; de chance de préserver les munitions.</text:p>
          </table:table-cell>
          <table:table-cell table:number-columns-repeated="2" table:style-name="ce2" office:value-type="string" calcext:value-type="string">
            <text:p>Ficar parado enquanto dispara tem &lt;color=#f5d6c1&gt;33%&lt;/color&gt; de chance de não consumir munição.</text:p>
          </table:table-cell>
          <table:table-cell table:style-name="ce2" office:value-type="string" calcext:value-type="string">
            <text:p>정지 상태에서 사격 시 &lt;color=#f5d6c1&gt;33%&lt;/color&gt;의 확률로 탄환을 소모하지 않습니다.</text:p>
          </table:table-cell>
          <table:table-cell table:style-name="ce2" office:value-type="string" calcext:value-type="string">
            <text:p>Ha egyhelyben állsz és lősz, &lt;color=#f5d6c1&gt;33%&lt;/color&gt; esély van arra, hogy ne használj lőszer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host Friend</text:p>
          </table:table-cell>
          <table:table-cell table:style-name="ce2" office:value-type="string" calcext:value-type="string">
            <text:p>幽霊の友</text:p>
          </table:table-cell>
          <table:table-cell table:style-name="ce2" office:value-type="string" calcext:value-type="string">
            <text:p>幽灵伙伴</text:p>
          </table:table-cell>
          <table:table-cell table:style-name="ce2" office:value-type="string" calcext:value-type="string">
            <text:p>幽靈夥伴</text:p>
          </table:table-cell>
          <table:table-cell table:style-name="ce2" office:value-type="string" calcext:value-type="string">
            <text:p>Призрачный друг</text:p>
          </table:table-cell>
          <table:table-cell table:number-columns-repeated="2" table:style-name="ce2" office:value-type="string" calcext:value-type="string">
            <text:p>Amigo Fantasma</text:p>
          </table:table-cell>
          <table:table-cell table:style-name="ce2" office:value-type="string" calcext:value-type="string">
            <text:p>Geisterfreund</text:p>
          </table:table-cell>
          <table:table-cell table:style-name="ce2" office:value-type="string" calcext:value-type="string">
            <text:p>Przyjaciółka Zjawa</text:p>
          </table:table-cell>
          <table:table-cell table:style-name="ce2" office:value-type="string" calcext:value-type="string">
            <text:p>Amico Fantasma</text:p>
          </table:table-cell>
          <table:table-cell table:style-name="ce2" office:value-type="string" calcext:value-type="string">
            <text:p>Hayalet Dost</text:p>
          </table:table-cell>
          <table:table-cell table:style-name="ce2" office:value-type="string" calcext:value-type="string">
            <text:p>Ami fantôme</text:p>
          </table:table-cell>
          <table:table-cell table:number-columns-repeated="2" table:style-name="ce2" office:value-type="string" calcext:value-type="string">
            <text:p>Amigo Fantasma</text:p>
          </table:table-cell>
          <table:table-cell table:style-name="ce2" office:value-type="string" calcext:value-type="string">
            <text:p>꼬마 유령</text:p>
          </table:table-cell>
          <table:table-cell table:style-name="ce2" office:value-type="string" calcext:value-type="string">
            <text:p>Barátságos Szellem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a &lt;color=#f5d6c1&gt;Ghost Friend&lt;/color&gt; that shoots piercing bullets for 22 damage.</text:p>
          </table:table-cell>
          <table:table-cell table:style-name="ce2" office:value-type="string" calcext:value-type="string">
            <text:p>22ダメージの貫通弾を発射する&lt;color=#f5d6c1&gt;幽霊の友&lt;/color&gt;を召喚。</text:p>
          </table:table-cell>
          <table:table-cell table:style-name="ce2" office:value-type="string" calcext:value-type="string">
            <text:p>召唤一只 &lt;color=#f5d6c1&gt;幽灵伙伴&lt;/color&gt; ，它将发射1枚造成22伤害的带有穿透效果的灵体子弹。</text:p>
          </table:table-cell>
          <table:table-cell table:style-name="ce2" office:value-type="string" calcext:value-type="string">
            <text:p>召喚一只 &lt;color=#f5d6c1&gt;幽靈夥伴&lt;/color&gt; ，它將發射1枚造成22傷害的帶有穿透效果的靈體子彈。</text:p>
          </table:table-cell>
          <table:table-cell table:style-name="ce2" office:value-type="string" calcext:value-type="string">
            <text:p>Призывает &lt;color=#f5d6c1&gt;Призрака&lt;/color&gt;, который стреляет пронзающими снарядами с 22 ед. урона.</text:p>
          </table:table-cell>
          <table:table-cell table:number-columns-repeated="2" table:style-name="ce2" office:value-type="string" calcext:value-type="string">
            <text:p>Invoca a un &lt;color=#f5d6c1&gt;Amigo Fantasma&lt;/color&gt; que dispara balas penetrantes por 22 de daño.</text:p>
          </table:table-cell>
          <table:table-cell table:style-name="ce2" office:value-type="string" calcext:value-type="string">
            <text:p>Beschwöre einen &lt;color=#f5d6c1&gt;Geist&lt;/color&gt;, der durchdringende Projektile schießt, die 22 Schaden verursachen.</text:p>
          </table:table-cell>
          <table:table-cell table:style-name="ce2" office:value-type="string" calcext:value-type="string">
            <text:p>Twoja postać przywołuje &lt;color=#f5d6c1&gt;Przyjacielską Zjawę&lt;/color&gt;, która strzela penetrującymi pociskami zadającymi 22 obrażenia.</text:p>
          </table:table-cell>
          <table:table-cell table:style-name="ce2" office:value-type="string" calcext:value-type="string">
            <text:p>Evoca un &lt;color=#f5d6c1&gt;Fantasma Amico&lt;/color&gt; che lancia proiettili perforanti da 22 danni.</text:p>
          </table:table-cell>
          <table:table-cell table:style-name="ce2" office:value-type="string" calcext:value-type="string">
            <text:p>22 hasar veren, delici mermiler atan <text:s/>&lt;color=#f5d6c1&gt;Hayalet Dost&lt;/color&gt; çağır.</text:p>
          </table:table-cell>
          <table:table-cell table:style-name="ce2" office:value-type="string" calcext:value-type="string">
            <text:p>Invoque un &lt;color=#f5d6c1&gt;Ami fantôme&lt;/color&gt; qui tire des balles perforantes pour 22 points de dégâts.</text:p>
          </table:table-cell>
          <table:table-cell table:number-columns-repeated="2" table:style-name="ce2" office:value-type="string" calcext:value-type="string">
            <text:p>Invoca um &lt;color=#f5d6c1&gt;Amigo Fantasma&lt;/color&gt; cujos disparos perfurantes causam 22 de dano cada.</text:p>
          </table:table-cell>
          <table:table-cell table:style-name="ce2" office:value-type="string" calcext:value-type="string">
            <text:p>22 대미지의 적을 관통하는 총알을 발사하는 &lt;color=#f5d6c1&gt;꼬마 유령&lt;/color&gt;을 소환합니다.</text:p>
          </table:table-cell>
          <table:table-cell table:style-name="ce2" office:value-type="string" calcext:value-type="string">
            <text:p>Megidézel egy &lt;color=#f5d6c1&gt;Barátságos Szellemet&lt;/color&gt; ami átütő golyókat lő 22 sebzésse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 Sync</text:p>
          </table:table-cell>
          <table:table-cell table:style-name="ce2" office:value-type="string" calcext:value-type="string">
            <text:p>同調</text:p>
          </table:table-cell>
          <table:table-cell table:style-name="ce2" office:value-type="string" calcext:value-type="string">
            <text:p>心领神会</text:p>
          </table:table-cell>
          <table:table-cell table:style-name="ce2" office:value-type="string" calcext:value-type="string">
            <text:p>步調一致</text:p>
          </table:table-cell>
          <table:table-cell table:style-name="ce2" office:value-type="string" calcext:value-type="string">
            <text:p>Синхронность</text:p>
          </table:table-cell>
          <table:table-cell table:number-columns-repeated="2" table:style-name="ce2" office:value-type="string" calcext:value-type="string">
            <text:p>En Sincronia</text:p>
          </table:table-cell>
          <table:table-cell table:style-name="ce2" office:value-type="string" calcext:value-type="string">
            <text:p>Synchronisiert</text:p>
          </table:table-cell>
          <table:table-cell table:style-name="ce2" office:value-type="string" calcext:value-type="string">
            <text:p>Synchronizacja</text:p>
          </table:table-cell>
          <table:table-cell table:style-name="ce2" office:value-type="string" calcext:value-type="string">
            <text:p>Sincronizzati!</text:p>
          </table:table-cell>
          <table:table-cell table:style-name="ce2" office:value-type="string" calcext:value-type="string">
            <text:p>Senkronize</text:p>
          </table:table-cell>
          <table:table-cell table:style-name="ce2" office:value-type="string" calcext:value-type="string">
            <text:p>En synchronisation</text:p>
          </table:table-cell>
          <table:table-cell table:number-columns-repeated="2" table:style-name="ce2" office:value-type="string" calcext:value-type="string">
            <text:p>Em Sincronia</text:p>
          </table:table-cell>
          <table:table-cell table:style-name="ce2" office:value-type="string" calcext:value-type="string">
            <text:p>영혼 동기화</text:p>
          </table:table-cell>
          <table:table-cell table:style-name="ce2" office:value-type="string" calcext:value-type="string">
            <text:p>Összhan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r &lt;color=#f5d6c1&gt;Ghost Friend&lt;/color&gt; now shoots towards where you aim.</text:p>
          </table:table-cell>
          <table:table-cell table:style-name="ce2" office:value-type="string" calcext:value-type="string">
            <text:p>&lt;color=#f5d6c1&gt;幽霊の友&lt;/color&gt;が照準の方向へ弾を撃つ。</text:p>
          </table:table-cell>
          <table:table-cell table:style-name="ce2" office:value-type="string" calcext:value-type="string">
            <text:p>&lt;color=#f5d6c1&gt;幽灵伙伴&lt;/color&gt; 向你瞄准的位置进行射击。</text:p>
          </table:table-cell>
          <table:table-cell table:style-name="ce2" office:value-type="string" calcext:value-type="string">
            <text:p>&lt;color=#f5d6c1&gt;幽靈夥伴&lt;/color&gt; 向你瞄準的位置進行射擊。</text:p>
          </table:table-cell>
          <table:table-cell table:style-name="ce2" office:value-type="string" calcext:value-type="string">
            <text:p>Стреляет туда же, куда и персонаж.</text:p>
          </table:table-cell>
          <table:table-cell table:number-columns-repeated="2" table:style-name="ce2" office:value-type="string" calcext:value-type="string">
            <text:p>Tu &lt;color=#f5d6c1&gt;Amigo Fantasma&lt;/color&gt; ahora dispara donde apuntas.</text:p>
          </table:table-cell>
          <table:table-cell table:style-name="ce2" office:value-type="string" calcext:value-type="string">
            <text:p>Dein &lt;color=#f5d6c1&gt;Geisterfreund&lt;/color&gt; schießt nun in die gleiche Richtung, in die du zielst.</text:p>
          </table:table-cell>
          <table:table-cell table:style-name="ce2" office:value-type="string" calcext:value-type="string">
            <text:p>&lt;color=#f5d6c1&gt;Przyjacielska Zjawa&lt;/color&gt; będzie teraz strzelać w miejsce, w które wycelujesz.</text:p>
          </table:table-cell>
          <table:table-cell table:style-name="ce2" office:value-type="string" calcext:value-type="string">
            <text:p>Il tuo &lt;color=#f5d6c1&gt;Fantasma Amico&lt;/color&gt; ora spara nella direzione in cui tu miri.</text:p>
          </table:table-cell>
          <table:table-cell table:style-name="ce2" office:value-type="string" calcext:value-type="string">
            <text:p>&lt;color=#f5d6c1&gt;Hayalet Dostun&lt;/color&gt; nereye bakarsan oraya ateş eder.</text:p>
          </table:table-cell>
          <table:table-cell table:style-name="ce2" office:value-type="string" calcext:value-type="string">
            <text:p>Ton &lt;color=#f5d6c1&gt;Ami fantôme&lt;/color&gt; tire maintenant vers l'endroit où vous visez.</text:p>
          </table:table-cell>
          <table:table-cell table:number-columns-repeated="2" table:style-name="ce2" office:value-type="string" calcext:value-type="string">
            <text:p>Agora o seu &lt;color=#f5d6c1&gt;Amigo Fantasma&lt;/color&gt; dispara na direção da sua mira.</text:p>
          </table:table-cell>
          <table:table-cell table:style-name="ce2" office:value-type="string" calcext:value-type="string">
            <text:p>이제 &lt;color=#f5d6c1&gt;꼬마 유령&lt;/color&gt;은 당신이 조준하는 방향으로 공격합니다.</text:p>
          </table:table-cell>
          <table:table-cell table:style-name="ce2" office:value-type="string" calcext:value-type="string">
            <text:p>A &lt;color=#f5d6c1&gt;Barátságos Szellem&lt;/color&gt; mostmár arra lő, amerre célzo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Vengeful Ghost</text:p>
          </table:table-cell>
          <table:table-cell table:style-name="ce2" office:value-type="string" calcext:value-type="string">
            <text:p>復讐の霊</text:p>
          </table:table-cell>
          <table:table-cell table:style-name="ce2" office:value-type="string" calcext:value-type="string">
            <text:p>复仇之灵</text:p>
          </table:table-cell>
          <table:table-cell table:style-name="ce2" office:value-type="string" calcext:value-type="string">
            <text:p>復仇之靈</text:p>
          </table:table-cell>
          <table:table-cell table:style-name="ce2" office:value-type="string" calcext:value-type="string">
            <text:p>Мстительный призрак</text:p>
          </table:table-cell>
          <table:table-cell table:number-columns-repeated="2" table:style-name="ce2" office:value-type="string" calcext:value-type="string">
            <text:p>Fantasma Vengativo</text:p>
          </table:table-cell>
          <table:table-cell table:style-name="ce2" office:value-type="string" calcext:value-type="string">
            <text:p>Rachsüchtiger Geist</text:p>
          </table:table-cell>
          <table:table-cell table:style-name="ce2" office:value-type="string" calcext:value-type="string">
            <text:p>Mściwa Zjawa</text:p>
          </table:table-cell>
          <table:table-cell table:style-name="ce2" office:value-type="string" calcext:value-type="string">
            <text:p>Fantasma Vendicativo</text:p>
          </table:table-cell>
          <table:table-cell table:style-name="ce2" office:value-type="string" calcext:value-type="string">
            <text:p>Kinci Hayalet</text:p>
          </table:table-cell>
          <table:table-cell table:style-name="ce2" office:value-type="string" calcext:value-type="string">
            <text:p>Fantôme vengeur</text:p>
          </table:table-cell>
          <table:table-cell table:number-columns-repeated="2" table:style-name="ce2" office:value-type="string" calcext:value-type="string">
            <text:p>Fantasma Vingativo</text:p>
          </table:table-cell>
          <table:table-cell table:style-name="ce2" office:value-type="string" calcext:value-type="string">
            <text:p>복수의 화신</text:p>
          </table:table-cell>
          <table:table-cell table:style-name="ce2" office:value-type="string" calcext:value-type="string">
            <text:p>Bosszúálló Szellem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r &lt;color=#f5d6c1&gt;Ghost Friend&lt;/color&gt; shoots &lt;color=#f5d6c1&gt;2&lt;/color&gt; additional projectiles.</text:p>
          </table:table-cell>
          <table:table-cell table:style-name="ce2" office:value-type="string" calcext:value-type="string">
            <text:p>&lt;color=#f5d6c1&gt;幽霊の友&lt;/color&gt;が追加で弾を&lt;color=#f5d6c1&gt;2&lt;/color&gt;発撃つ。</text:p>
          </table:table-cell>
          <table:table-cell table:style-name="ce2" office:value-type="string" calcext:value-type="string">
            <text:p>&lt;color=#f5d6c1&gt;幽灵伙伴&lt;/color&gt; 每发弹丸数量 &lt;color=#f5d6c1&gt;+2&lt;/color&gt; 。</text:p>
          </table:table-cell>
          <table:table-cell table:style-name="ce2" office:value-type="string" calcext:value-type="string">
            <text:p>&lt;color=#f5d6c1&gt;幽靈夥伴&lt;/color&gt; 每發彈丸數量 &lt;color=#f5d6c1&gt;+2&lt;/color&gt; 。</text:p>
          </table:table-cell>
          <table:table-cell table:style-name="ce2" office:value-type="string" calcext:value-type="string">
            <text:p>Призрачный друг выпускает 2 дополнительных заряда.</text:p>
          </table:table-cell>
          <table:table-cell table:number-columns-repeated="2" table:style-name="ce2" office:value-type="string" calcext:value-type="string">
            <text:p>Tu &lt;color=#f5d6c1&gt;Amigo Fantasma&lt;/color&gt; dispara &lt;color=#f5d6c1&gt;2&lt;/color&gt; proyectiles adicionales.</text:p>
          </table:table-cell>
          <table:table-cell table:style-name="ce2" office:value-type="string" calcext:value-type="string">
            <text:p>Dein &lt;color=#f5d6c1&gt;Geisterfreund&lt;/color&gt; schießt nun &lt;color=#f5d6c1&gt;2&lt;/color&gt; Projektile mehr.</text:p>
          </table:table-cell>
          <table:table-cell table:style-name="ce2" office:value-type="string" calcext:value-type="string">
            <text:p>&lt;color=#f5d6c1&gt;Przyjacielska Zjawa&lt;/color&gt; wystrzeliwuje teraz &lt;color=#f5d6c1&gt;2&lt;/color&gt; dodatkowe pociski.</text:p>
          </table:table-cell>
          <table:table-cell table:style-name="ce2" office:value-type="string" calcext:value-type="string">
            <text:p>Il tuo &lt;color=#f5d6c1&gt;Fantasma Amico&lt;/color&gt; ora spara &lt;color=#f5d6c1&gt;2&lt;/color&gt; proiettili in più.</text:p>
          </table:table-cell>
          <table:table-cell table:style-name="ce2" office:value-type="string" calcext:value-type="string">
            <text:p>&lt;color=#f5d6c1&gt;Hayalet Dostun&lt;/color&gt; ilave olarak &lt;color=#f5d6c1&gt;2&lt;/color&gt; mermi daha ateşler.</text:p>
          </table:table-cell>
          <table:table-cell table:style-name="ce2" office:value-type="string" calcext:value-type="string">
            <text:p>Votre &lt;color=#f5d6c1&gt;Ami fantôme&lt;/color&gt; tire &lt;color=#f5d6c1&gt;2&lt;/color&gt;projectiles supplémentaires.</text:p>
          </table:table-cell>
          <table:table-cell table:number-columns-repeated="2" table:style-name="ce2" office:value-type="string" calcext:value-type="string">
            <text:p>O seu &lt;color=#f5d6c1&gt;Amigo Fantasma&lt;/color&gt; dispara &lt;color=#f5d6c1&gt;2&lt;/color&gt; projéteis adicionais.</text:p>
          </table:table-cell>
          <table:table-cell table:style-name="ce2" office:value-type="string" calcext:value-type="string">
            <text:p>&lt;color=#f5d6c1&gt;꼬마 유령&lt;/color&gt;이 &lt;color=#f5d6c1&gt;2&lt;/color&gt;개의 총알을 더 발사합니다.</text:p>
          </table:table-cell>
          <table:table-cell table:style-name="ce2" office:value-type="string" calcext:value-type="string">
            <text:p>A &lt;color=#f5d6c1&gt;Barátságos Szellem&lt;/color&gt; &lt;color=#f5d6c1&gt;2&lt;/color&gt; másik lövedéket lő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nger Point</text:p>
          </table:table-cell>
          <table:table-cell table:style-name="ce2" office:value-type="string" calcext:value-type="string">
            <text:p>激怒</text:p>
          </table:table-cell>
          <table:table-cell table:number-columns-repeated="2" table:style-name="ce2" office:value-type="string" calcext:value-type="string">
            <text:p>暴怒</text:p>
          </table:table-cell>
          <table:table-cell table:style-name="ce2" office:value-type="string" calcext:value-type="string">
            <text:p>Точка кипения</text:p>
          </table:table-cell>
          <table:table-cell table:number-columns-repeated="2" table:style-name="ce2" office:value-type="string" calcext:value-type="string">
            <text:p>Punto de Furia</text:p>
          </table:table-cell>
          <table:table-cell table:style-name="ce2" office:value-type="string" calcext:value-type="string">
            <text:p>Wutpunkt</text:p>
          </table:table-cell>
          <table:table-cell table:style-name="ce2" office:value-type="string" calcext:value-type="string">
            <text:p>Punkt Złości</text:p>
          </table:table-cell>
          <table:table-cell table:style-name="ce2" office:value-type="string" calcext:value-type="string">
            <text:p>Esplosione di Rabbia</text:p>
          </table:table-cell>
          <table:table-cell table:style-name="ce2" office:value-type="string" calcext:value-type="string">
            <text:p>Sinir Noktası</text:p>
          </table:table-cell>
          <table:table-cell table:style-name="ce2" office:value-type="string" calcext:value-type="string">
            <text:p>Point de colère</text:p>
          </table:table-cell>
          <table:table-cell table:number-columns-repeated="2" table:style-name="ce2" office:value-type="string" calcext:value-type="string">
            <text:p>Raiva Fervente</text:p>
          </table:table-cell>
          <table:table-cell table:style-name="ce2" office:value-type="string" calcext:value-type="string">
            <text:p>분노</text:p>
          </table:table-cell>
          <table:table-cell table:style-name="ce2" office:value-type="string" calcext:value-type="string">
            <text:p>Dühkitör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usillade</text:p>
          </table:table-cell>
          <table:table-cell table:style-name="ce2" office:value-type="string" calcext:value-type="string">
            <text:p>斉射</text:p>
          </table:table-cell>
          <table:table-cell table:style-name="ce2" office:value-type="string" calcext:value-type="string">
            <text:p>枪林弹雨</text:p>
          </table:table-cell>
          <table:table-cell table:style-name="ce2" office:value-type="string" calcext:value-type="string">
            <text:p>槍林彈雨</text:p>
          </table:table-cell>
          <table:table-cell table:style-name="ce2" office:value-type="string" calcext:value-type="string">
            <text:p>Раздвоение</text:p>
          </table:table-cell>
          <table:table-cell table:number-columns-repeated="2" table:style-name="ce2" office:value-type="string" calcext:value-type="string">
            <text:p>Fusilamiento</text:p>
          </table:table-cell>
          <table:table-cell table:style-name="ce2" office:value-type="string" calcext:value-type="string">
            <text:p>Gewehrfeuer</text:p>
          </table:table-cell>
          <table:table-cell table:style-name="ce2" office:value-type="string" calcext:value-type="string">
            <text:p>Ostrzał</text:p>
          </table:table-cell>
          <table:table-cell table:style-name="ce2" office:value-type="string" calcext:value-type="string">
            <text:p>Sparatoria</text:p>
          </table:table-cell>
          <table:table-cell table:style-name="ce2" office:value-type="string" calcext:value-type="string">
            <text:p>Yaylım Ateşi</text:p>
          </table:table-cell>
          <table:table-cell table:style-name="ce2" office:value-type="string" calcext:value-type="string">
            <text:p>Fusillade</text:p>
          </table:table-cell>
          <table:table-cell table:number-columns-repeated="2" table:style-name="ce2" office:value-type="string" calcext:value-type="string">
            <text:p>Fuzilaria</text:p>
          </table:table-cell>
          <table:table-cell table:style-name="ce2" office:value-type="string" calcext:value-type="string">
            <text:p>일제 사격</text:p>
          </table:table-cell>
          <table:table-cell table:style-name="ce2" office:value-type="string" calcext:value-type="string">
            <text:p>Golyószóró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oubles base projectiles.</text:p>
          </table:table-cell>
          <table:table-cell table:style-name="ce2" office:value-type="string" calcext:value-type="string">
            <text:p>基本の発射数が2倍になる</text:p>
          </table:table-cell>
          <table:table-cell table:style-name="ce2" office:value-type="string" calcext:value-type="string">
            <text:p>基础弹丸数量翻倍。</text:p>
          </table:table-cell>
          <table:table-cell table:style-name="ce2" office:value-type="string" calcext:value-type="string">
            <text:p>基礎彈丸數量翻倍。</text:p>
          </table:table-cell>
          <table:table-cell table:style-name="ce2" office:value-type="string" calcext:value-type="string">
            <text:p>Удваивает количество снарядов.</text:p>
          </table:table-cell>
          <table:table-cell table:number-columns-repeated="2" table:style-name="ce2" office:value-type="string" calcext:value-type="string">
            <text:p>Duplica los projectiles base.</text:p>
          </table:table-cell>
          <table:table-cell table:style-name="ce2" office:value-type="string" calcext:value-type="string">
            <text:p>Verdoppelt Grundanzahl der Projektile.</text:p>
          </table:table-cell>
          <table:table-cell table:style-name="ce2" office:value-type="string" calcext:value-type="string">
            <text:p>Podwaja podstawową ilość pocisków.</text:p>
          </table:table-cell>
          <table:table-cell table:style-name="ce2" office:value-type="string" calcext:value-type="string">
            <text:p>Raddoppia i proiettili di base</text:p>
          </table:table-cell>
          <table:table-cell table:style-name="ce2" office:value-type="string" calcext:value-type="string">
            <text:p>Taban mermi sayını ikiye katlar.</text:p>
          </table:table-cell>
          <table:table-cell table:style-name="ce2" office:value-type="string" calcext:value-type="string">
            <text:p>Double les projectiles de base.</text:p>
          </table:table-cell>
          <table:table-cell table:number-columns-repeated="2" table:style-name="ce2" office:value-type="string" calcext:value-type="string">
            <text:p>Dobra a quantidade base de projéteis.</text:p>
          </table:table-cell>
          <table:table-cell table:style-name="ce2" office:value-type="string" calcext:value-type="string">
            <text:p>기본 발사체를 두 배로 늘립니다.</text:p>
          </table:table-cell>
          <table:table-cell table:style-name="ce2" office:value-type="string" calcext:value-type="string">
            <text:p>Megduplázza az alap lövedékeke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nergetic Friends</text:p>
          </table:table-cell>
          <table:table-cell table:style-name="ce2" office:value-type="string" calcext:value-type="string">
            <text:p>元気な友</text:p>
          </table:table-cell>
          <table:table-cell table:style-name="ce2" office:value-type="string" calcext:value-type="string">
            <text:p>活力伙伴</text:p>
          </table:table-cell>
          <table:table-cell table:style-name="ce2" office:value-type="string" calcext:value-type="string">
            <text:p>活力夥伴</text:p>
          </table:table-cell>
          <table:table-cell table:style-name="ce2" office:value-type="string" calcext:value-type="string">
            <text:p>Энергичный друг</text:p>
          </table:table-cell>
          <table:table-cell table:number-columns-repeated="2" table:style-name="ce2" office:value-type="string" calcext:value-type="string">
            <text:p>Amigos Energéticos</text:p>
          </table:table-cell>
          <table:table-cell table:style-name="ce2" office:value-type="string" calcext:value-type="string">
            <text:p>Energische Freunde</text:p>
          </table:table-cell>
          <table:table-cell table:style-name="ce2" office:value-type="string" calcext:value-type="string">
            <text:p>Energetyczni Przyjaciele</text:p>
          </table:table-cell>
          <table:table-cell table:style-name="ce2" office:value-type="string" calcext:value-type="string">
            <text:p>Amici energetici</text:p>
          </table:table-cell>
          <table:table-cell table:style-name="ce2" office:value-type="string" calcext:value-type="string">
            <text:p>Enerjik Dostlar</text:p>
          </table:table-cell>
          <table:table-cell table:style-name="ce2" office:value-type="string" calcext:value-type="string">
            <text:p>Amis énergétiques</text:p>
          </table:table-cell>
          <table:table-cell table:number-columns-repeated="2" table:style-name="ce2" office:value-type="string" calcext:value-type="string">
            <text:p>Amigos Enérgicos</text:p>
          </table:table-cell>
          <table:table-cell table:style-name="ce2" office:value-type="string" calcext:value-type="string">
            <text:p>활기찬 유령</text:p>
          </table:table-cell>
          <table:table-cell table:style-name="ce2" office:value-type="string" calcext:value-type="string">
            <text:p>Izgatott Baráto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Bullet Damage and Fire Rate by &lt;color=#f5d6c1&gt;+50%&lt;/color&gt; when you get hit. This bonus lasts for 15 seconds.</text:p>
          </table:table-cell>
          <table:table-cell table:style-name="ce2" office:value-type="string" calcext:value-type="string">
            <text:p>ダメージを受けた時、弾のダメージと発射速度に&lt;color=#f5d6c1&gt;50%&lt;/color&gt;追加。このボーナスは15秒間持続。</text:p>
          </table:table-cell>
          <table:table-cell table:style-name="ce2" office:value-type="string" calcext:value-type="string">
            <text:p>受伤时，子弹伤害及射速 &lt;color=#f5d6c1&gt;+50%&lt;/color&gt; 。效果持续15秒。</text:p>
          </table:table-cell>
          <table:table-cell table:style-name="ce2" office:value-type="string" calcext:value-type="string">
            <text:p>受傷時，子彈傷害及射速 &lt;color=#f5d6c1&gt;+50%&lt;/color&gt; 。效果持續15秒。</text:p>
          </table:table-cell>
          <table:table-cell table:style-name="ce2" office:value-type="string" calcext:value-type="string">
            <text:p>При получении урона, увеличивает урон и скорость стрельбы персонажа на &lt;color=#f5d6c1&gt;50%&lt;/color&gt; на 15 секунд.</text:p>
          </table:table-cell>
          <table:table-cell table:number-columns-repeated="2" table:style-name="ce2" office:value-type="string" calcext:value-type="string">
            <text:p>Incrementa el Daño de Bala y la Cadencia por &lt;color=#f5d6c1&gt;+50%&lt;/color&gt; cuando te golpean. Este extra dura por 15 segundos.</text:p>
          </table:table-cell>
          <table:table-cell table:style-name="ce2" office:value-type="string" calcext:value-type="string">
            <text:p>Erhöhe Waffenschaden und Feuerrate für &lt;color=#f5d6c1&gt;+50%&lt;/color&gt;, wenn du getroffen wirst. Dieser Bonus hält für 15 Sekunden an.</text:p>
          </table:table-cell>
          <table:table-cell table:style-name="ce2" office:value-type="string" calcext:value-type="string">
            <text:p>Zwiększ obrażenia pocisku i szybkostrzelność o &lt;color=#f5d6c1&gt;+50%&lt;/color&gt; po trafieniu twojej postaci przez przeciwnika. Ten bonus trwa 15 sekund.</text:p>
          </table:table-cell>
          <table:table-cell table:style-name="ce2" office:value-type="string" calcext:value-type="string">
            <text:p>Aumenta il danno dei proiettili e la velocità d'attacco del &lt;color=#f5d6c1&gt;+50%&lt;/color&gt; quando sei colpito. Questo bonus dura 15 secondi.</text:p>
          </table:table-cell>
          <table:table-cell table:style-name="ce2" office:value-type="string" calcext:value-type="string">
            <text:p>Hasar alınca Mermi Hasarı ve Atış Hızı &lt;color=#f5d6c1&gt;50%&lt;/color&gt; artar. Bu bonus 15 saniye sürer.</text:p>
          </table:table-cell>
          <table:table-cell table:style-name="ce2" office:value-type="string" calcext:value-type="string">
            <text:p>Augmente les dégâts des balles et la cadence de tir de &lt;color=#f5d6c1&gt;+50%&lt;/color&gt; lorsque vous êtes touché. Ce bonus dure 15 secondes.</text:p>
          </table:table-cell>
          <table:table-cell table:number-columns-repeated="2" table:style-name="ce2" office:value-type="string" calcext:value-type="string">
            <text:p>Aumenta o Dano do Disparo e Taxa de Disparo em &lt;color=#f5d6c1&gt;+50%&lt;/color&gt; quando você for atingido. Este bônus dura por 15 segundos.</text:p>
          </table:table-cell>
          <table:table-cell table:style-name="ce2" office:value-type="string" calcext:value-type="string">
            <text:p>적에게 공격을 받았을 때 탄환 피해량과 연사 속도를 &lt;color=#f5d6c1&gt;50%&lt;/color&gt; 증가시킵니다. 이 효과는 15초간 지속됩니다.</text:p>
          </table:table-cell>
          <table:table-cell table:style-name="ce2" office:value-type="string" calcext:value-type="string">
            <text:p>Megnövekedik a Golyó Sebzés és Tűzgyorsaság &lt;color=#f5d6c1&gt;+50%&lt;/color&gt;-al amikor eltalálnak. Ez a bónusz 15 másodpercig tar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iant</text:p>
          </table:table-cell>
          <table:table-cell table:style-name="ce2" office:value-type="string" calcext:value-type="string">
            <text:p>巨大化</text:p>
          </table:table-cell>
          <table:table-cell table:number-columns-repeated="2" table:style-name="ce2" office:value-type="string" calcext:value-type="string">
            <text:p>巨人</text:p>
          </table:table-cell>
          <table:table-cell table:style-name="ce2" office:value-type="string" calcext:value-type="string">
            <text:p>ВЕЛИКАН</text:p>
          </table:table-cell>
          <table:table-cell table:number-columns-repeated="2" table:style-name="ce2" office:value-type="string" calcext:value-type="string">
            <text:p>Gigante</text:p>
          </table:table-cell>
          <table:table-cell table:number-columns-repeated="2" table:style-name="ce2" office:value-type="string" calcext:value-type="string">
            <text:p>Gigant</text:p>
          </table:table-cell>
          <table:table-cell table:style-name="ce2" office:value-type="string" calcext:value-type="string">
            <text:p>Golia</text:p>
          </table:table-cell>
          <table:table-cell table:style-name="ce2" office:value-type="string" calcext:value-type="string">
            <text:p>Dev</text:p>
          </table:table-cell>
          <table:table-cell table:style-name="ce2" office:value-type="string" calcext:value-type="string">
            <text:p>Géant</text:p>
          </table:table-cell>
          <table:table-cell table:number-columns-repeated="2" table:style-name="ce2" office:value-type="string" calcext:value-type="string">
            <text:p>Gigante</text:p>
          </table:table-cell>
          <table:table-cell table:style-name="ce2" office:value-type="string" calcext:value-type="string">
            <text:p>거대화</text:p>
          </table:table-cell>
          <table:table-cell table:style-name="ce2" office:value-type="string" calcext:value-type="string">
            <text:p>Óri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generation</text:p>
          </table:table-cell>
          <table:table-cell table:number-columns-repeated="3" table:style-name="ce2" office:value-type="string" calcext:value-type="string">
            <text:p>再生</text:p>
          </table:table-cell>
          <table:table-cell table:style-name="ce2" office:value-type="string" calcext:value-type="string">
            <text:p>Регенерация</text:p>
          </table:table-cell>
          <table:table-cell table:number-columns-repeated="2" table:style-name="ce2" office:value-type="string" calcext:value-type="string">
            <text:p>Regeneración</text:p>
          </table:table-cell>
          <table:table-cell table:style-name="ce2" office:value-type="string" calcext:value-type="string">
            <text:p>Regeneration</text:p>
          </table:table-cell>
          <table:table-cell table:style-name="ce2" office:value-type="string" calcext:value-type="string">
            <text:p>Regeneracja</text:p>
          </table:table-cell>
          <table:table-cell table:style-name="ce2" office:value-type="string" calcext:value-type="string">
            <text:p>Rigenerazione</text:p>
          </table:table-cell>
          <table:table-cell table:style-name="ce2" office:value-type="string" calcext:value-type="string">
            <text:p>Rejenerasyon</text:p>
          </table:table-cell>
          <table:table-cell table:style-name="ce2" office:value-type="string" calcext:value-type="string">
            <text:p>Régénération</text:p>
          </table:table-cell>
          <table:table-cell table:number-columns-repeated="2" table:style-name="ce2" office:value-type="string" calcext:value-type="string">
            <text:p>Regeneração</text:p>
          </table:table-cell>
          <table:table-cell table:style-name="ce2" office:value-type="string" calcext:value-type="string">
            <text:p>재생</text:p>
          </table:table-cell>
          <table:table-cell table:style-name="ce2" office:value-type="string" calcext:value-type="string">
            <text:p>Regeneráció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eal &lt;color=#f5d6c1&gt;1&lt;/color&gt; HP every &lt;color=#f5d6c1&gt;90&lt;/color&gt; seconds.</text:p>
          </table:table-cell>
          <table:table-cell table:style-name="ce2" office:value-type="string" calcext:value-type="string">
            <text:p>&lt;color=#f5d6c1&gt;90&lt;/color&gt;秒ごとに&lt;color=#f5d6c1&gt;1&lt;/color&gt;HPを回復させる。</text:p>
          </table:table-cell>
          <table:table-cell table:style-name="ce2" office:value-type="string" calcext:value-type="string">
            <text:p>每 &lt;color=#f5d6c1&gt;90&lt;/color&gt; 秒恢复 &lt;color=#f5d6c1&gt;1&lt;/color&gt; 点血量。</text:p>
          </table:table-cell>
          <table:table-cell table:style-name="ce2" office:value-type="string" calcext:value-type="string">
            <text:p>每 &lt;color=#f5d6c1&gt;90&lt;/color&gt; 秒恢復 &lt;color=#f5d6c1&gt;1&lt;/color&gt; 點血量。</text:p>
          </table:table-cell>
          <table:table-cell table:style-name="ce2" office:value-type="string" calcext:value-type="string">
            <text:p>Восстанавливает 1 ОЗ каждые 90 секунд.</text:p>
          </table:table-cell>
          <table:table-cell table:number-columns-repeated="2" table:style-name="ce2" office:value-type="string" calcext:value-type="string">
            <text:p>Cura &lt;color=#f5d6c1&gt;1&lt;/color&gt; de SP cada &lt;color=#f5d6c1&gt;90&lt;/color&gt; segundos.</text:p>
          </table:table-cell>
          <table:table-cell table:style-name="ce2" office:value-type="string" calcext:value-type="string">
            <text:p>Heile &lt;color=#f5d6c1&gt;einen&lt;/color&gt; Lebenspunkt alle &lt;color=#f5d6c1&gt;90&lt;/color&gt; Sekunden.</text:p>
          </table:table-cell>
          <table:table-cell table:style-name="ce2" office:value-type="string" calcext:value-type="string">
            <text:p>Ulecz &lt;color=#f5d6c1&gt;1&lt;/color&gt; HP co każde &lt;color=#f5d6c1&gt;90&lt;/color&gt; sekund.</text:p>
          </table:table-cell>
          <table:table-cell table:style-name="ce2" office:value-type="string" calcext:value-type="string">
            <text:p>Rigenera &lt;color=#f5d6c1&gt;1&lt;/color&gt; HP ogni &lt;color=#f5d6c1&gt;90&lt;/color&gt; secondi.</text:p>
          </table:table-cell>
          <table:table-cell table:style-name="ce2" office:value-type="string" calcext:value-type="string">
            <text:p>Her &lt;color=#f5d6c1&gt;90&lt;/color&gt; saniyede &lt;color=#f5d6c1&gt;1&lt;/color&gt; can yeniler.</text:p>
          </table:table-cell>
          <table:table-cell table:style-name="ce2" office:value-type="string" calcext:value-type="string">
            <text:p>Soigne &lt;color=#f5d6c1&gt;1&lt;/color&gt; PV toutes les &lt;color=#f5d6c1&gt;90&lt;/color&gt; secondes.</text:p>
          </table:table-cell>
          <table:table-cell table:number-columns-repeated="2" table:style-name="ce2" office:value-type="string" calcext:value-type="string">
            <text:p>Cura &lt;color=#f5d6c1&gt;1&lt;/color&gt; PV a cada &lt;color=#f5d6c1&gt;90&lt;/color&gt; segundos.</text:p>
          </table:table-cell>
          <table:table-cell table:style-name="ce2" office:value-type="string" calcext:value-type="string">
            <text:p>&lt;color=#f5d6c1&gt;90&lt;/color&gt;초마다 &lt;color=#f5d6c1&gt;1&lt;/color&gt; HP를 회복합니다.</text:p>
          </table:table-cell>
          <table:table-cell table:style-name="ce2" office:value-type="string" calcext:value-type="string">
            <text:p>Gyógyulj &lt;color=#f5d6c1&gt;1&lt;/color&gt; Életerőt &lt;color=#f5d6c1&gt;90&lt;/color&gt; másodperc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ivine Blessing</text:p>
          </table:table-cell>
          <table:table-cell table:style-name="ce2" office:value-type="string" calcext:value-type="string">
            <text:p>神の加護</text:p>
          </table:table-cell>
          <table:table-cell table:number-columns-repeated="2" table:style-name="ce2" office:value-type="string" calcext:value-type="string">
            <text:p>神之祝福</text:p>
          </table:table-cell>
          <table:table-cell table:style-name="ce2" office:value-type="string" calcext:value-type="string">
            <text:p>Благодать</text:p>
          </table:table-cell>
          <table:table-cell table:number-columns-repeated="2" table:style-name="ce2" office:value-type="string" calcext:value-type="string">
            <text:p>Bendición Divina</text:p>
          </table:table-cell>
          <table:table-cell table:style-name="ce2" office:value-type="string" calcext:value-type="string">
            <text:p>Göttlicher Segen</text:p>
          </table:table-cell>
          <table:table-cell table:style-name="ce2" office:value-type="string" calcext:value-type="string">
            <text:p>Boże Błogosławieństwo</text:p>
          </table:table-cell>
          <table:table-cell table:style-name="ce2" office:value-type="string" calcext:value-type="string">
            <text:p>Benedizione Divina</text:p>
          </table:table-cell>
          <table:table-cell table:style-name="ce2" office:value-type="string" calcext:value-type="string">
            <text:p>İlahi Kutsama</text:p>
          </table:table-cell>
          <table:table-cell table:style-name="ce2" office:value-type="string" calcext:value-type="string">
            <text:p>Bénédiction divine</text:p>
          </table:table-cell>
          <table:table-cell table:number-columns-repeated="2" table:style-name="ce2" office:value-type="string" calcext:value-type="string">
            <text:p>Bênção Divina</text:p>
          </table:table-cell>
          <table:table-cell table:style-name="ce2" office:value-type="string" calcext:value-type="string">
            <text:p>신의 은총</text:p>
          </table:table-cell>
          <table:table-cell table:style-name="ce2" office:value-type="string" calcext:value-type="string">
            <text:p>Isteni Áld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Reload Rate and Move Speed by &lt;color=#f5d6c1&gt;+25%&lt;/color&gt; while &lt;color=#f5d6c1&gt;Holy Shield&lt;/color&gt; is active.</text:p>
          </table:table-cell>
          <table:table-cell table:style-name="ce2" office:value-type="string" calcext:value-type="string">
            <text:p>&lt;color=#f5d6c1&gt;聖なるバリア&lt;/color&gt;の効果が発動している間、リロード速度と移動速度が&lt;color=#f5d6c1&gt;+25%&lt;/color&gt;増加。</text:p>
          </table:table-cell>
          <table:table-cell table:style-name="ce2" office:value-type="string" calcext:value-type="string">
            <text:p>拥有 &lt;color=#f5d6c1&gt;信仰守护&lt;/color&gt; 效果时，换弹速度及移动速度 &lt;color=#f5d6c1&gt;+25%&lt;/color&gt; 。</text:p>
          </table:table-cell>
          <table:table-cell table:style-name="ce2" office:value-type="string" calcext:value-type="string">
            <text:p>擁有 &lt;color=#f5d6c1&gt;信仰守護&lt;/color&gt; 效果時，換彈速度及移動速度 &lt;color=#f5d6c1&gt;+25%&lt;/color&gt; 。</text:p>
          </table:table-cell>
          <table:table-cell table:style-name="ce2" office:value-type="string" calcext:value-type="string">
            <text:p>Увеличивает скорость перезарядки и скорость бега персонажа, на &lt;color=#f5d6c1&gt;25%&lt;/color&gt; пока &lt;color=#f5d6c1&gt;Святой щит&lt;/color&gt; активен.</text:p>
          </table:table-cell>
          <table:table-cell table:number-columns-repeated="2" table:style-name="ce2" office:value-type="string" calcext:value-type="string">
            <text:p>Incrementa el Tiempo de Recarga y Vel. de Movimiento en &lt;color=#f5d6c1&gt;+25%&lt;/color&gt; mientras &lt;color=#f5d6c1&gt;Escudo Santo&lt;/color&gt; está activo.</text:p>
          </table:table-cell>
          <table:table-cell table:style-name="ce2" office:value-type="string" calcext:value-type="string">
            <text:p>Erhöhe Nachladegeschwindigkeit und Bewegungsgeschwindigkeit für &lt;color=#f5d6c1&gt;+25%&lt;/color&gt;, während &lt;color=#f5d6c1&gt;Heiliges Schild&lt;/color&gt; aktiv ist.</text:p>
          </table:table-cell>
          <table:table-cell table:style-name="ce2" office:value-type="string" calcext:value-type="string">
            <text:p>Zwiększ prędkość przeładowania i prędkość poruszania się o &lt;color=#f5d6c1&gt;+25%&lt;/color&gt; kiedy &lt;color=#f5d6c1&gt;Boska Tarcza&lt;/color&gt; jest aktywna.</text:p>
          </table:table-cell>
          <table:table-cell table:style-name="ce2" office:value-type="string" calcext:value-type="string">
            <text:p>Aumenta la velocità di ricarica e la velocità di movimento del &lt;color=#f5d6c1&gt;+25%&lt;/color&gt; mentre &lt;color=#f5d6c1&gt;Scudo Sacro&lt;/color&gt; è attivo.</text:p>
          </table:table-cell>
          <table:table-cell table:style-name="ce2" office:value-type="string" calcext:value-type="string">
            <text:p>&lt;color=#f5d6c1&gt;İlahi Kalkan&lt;/color&gt; aktif olduğu sürece Yeniden Doldurma Hızı ve Hareket Hızı &lt;color=#f5d6c1&gt;25%&lt;/color&gt; artar.</text:p>
          </table:table-cell>
          <table:table-cell table:style-name="ce2" office:value-type="string" calcext:value-type="string">
            <text:p>Augmente la vitesse de rechargement et la vitesse de déplacement de &lt;color=#f5d6c1&gt;+25%&lt;/color&gt; tant que &lt;color=#f5d6c1&gt;Bouclier sacré&lt;/color&gt; est actif.</text:p>
          </table:table-cell>
          <table:table-cell table:number-columns-repeated="2" table:style-name="ce2" office:value-type="string" calcext:value-type="string">
            <text:p>Aumenta a Taxa de Recarga e Velocidade de Movimento em &lt;color=#f5d6c1&gt;+25%&lt;/color&gt; enquanto o &lt;color=#f5d6c1&gt;Escudo Sagrado&lt;/color&gt; estiver ativo.</text:p>
          </table:table-cell>
          <table:table-cell table:style-name="ce2" office:value-type="string" calcext:value-type="string">
            <text:p>&lt;color=#f5d6c1&gt;신성한 보호막&lt;/color&gt;이 활성화되어 있을 때 재장전 속도와 이동 속도를 &lt;color=#f5d6c1&gt;25%&lt;/color&gt; 증가시킵니다.</text:p>
          </table:table-cell>
          <table:table-cell table:style-name="ce2" office:value-type="string" calcext:value-type="string">
            <text:p>Megnövekedik az Újratöltés és Mozgási Sebesség &lt;color=#f5d6c1&gt;+25%&lt;/color&gt;-al miközben a &lt;color=#f5d6c1&gt;Szentelt Pajzs&lt;/color&gt; aktív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ivine Wrath</text:p>
          </table:table-cell>
          <table:table-cell table:style-name="ce2" office:value-type="string" calcext:value-type="string">
            <text:p>神の怒り</text:p>
          </table:table-cell>
          <table:table-cell table:style-name="ce2" office:value-type="string" calcext:value-type="string">
            <text:p>神圣冲击</text:p>
          </table:table-cell>
          <table:table-cell table:style-name="ce2" office:value-type="string" calcext:value-type="string">
            <text:p>神聖衝擊</text:p>
          </table:table-cell>
          <table:table-cell table:style-name="ce2" office:value-type="string" calcext:value-type="string">
            <text:p>Священный гнев</text:p>
          </table:table-cell>
          <table:table-cell table:number-columns-repeated="2" table:style-name="ce2" office:value-type="string" calcext:value-type="string">
            <text:p>Ira Divina</text:p>
          </table:table-cell>
          <table:table-cell table:style-name="ce2" office:value-type="string" calcext:value-type="string">
            <text:p>Göttlicher Zorn</text:p>
          </table:table-cell>
          <table:table-cell table:style-name="ce2" office:value-type="string" calcext:value-type="string">
            <text:p>Boży Gniew</text:p>
          </table:table-cell>
          <table:table-cell table:style-name="ce2" office:value-type="string" calcext:value-type="string">
            <text:p>Ira Divina</text:p>
          </table:table-cell>
          <table:table-cell table:style-name="ce2" office:value-type="string" calcext:value-type="string">
            <text:p>İlahi Öfke</text:p>
          </table:table-cell>
          <table:table-cell table:style-name="ce2" office:value-type="string" calcext:value-type="string">
            <text:p>Colère divine</text:p>
          </table:table-cell>
          <table:table-cell table:number-columns-repeated="2" table:style-name="ce2" office:value-type="string" calcext:value-type="string">
            <text:p>Fúria Divina</text:p>
          </table:table-cell>
          <table:table-cell table:style-name="ce2" office:value-type="string" calcext:value-type="string">
            <text:p>신의 분노</text:p>
          </table:table-cell>
          <table:table-cell table:style-name="ce2" office:value-type="string" calcext:value-type="string">
            <text:p>Isteni Düh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all down &lt;color=#f5d6c1&gt;Lightning&lt;/color&gt; to strike a random nearby enemy for &lt;color=#f5d6c1&gt;22&lt;/color&gt; damage every second while &lt;color=#f5d6c1&gt;Holy Shield&lt;/color&gt; is active.</text:p>
          </table:table-cell>
          <table:table-cell table:style-name="ce2" office:value-type="string" calcext:value-type="string">
            <text:p>&lt;color=#f5d6c1&gt;聖なるバリア&lt;/color&gt;の効果が発動している間、1秒に1度ランダムで近くの敵1体に&lt;color=#f5d6c1&gt;雷&lt;/color&gt;を落とし、&lt;color=#f5d6c1&gt;22&lt;/color&gt;ダメージを与える。</text:p>
          </table:table-cell>
          <table:table-cell table:style-name="ce2" office:value-type="string" calcext:value-type="string">
            <text:p>拥有 &lt;color=#f5d6c1&gt;信仰守护&lt;/color&gt; 效果时，每秒召唤 &lt;color=#f5d6c1&gt;闪电&lt;/color&gt; 攻击附近1名敌人，造成 &lt;color=#f5d6c1&gt;22&lt;/color&gt; 点伤害。</text:p>
          </table:table-cell>
          <table:table-cell table:style-name="ce2" office:value-type="string" calcext:value-type="string">
            <text:p>擁有 &lt;color=#f5d6c1&gt;信仰守護&lt;/color&gt; 效果時，每秒召喚 &lt;color=#f5d6c1&gt;閃電&lt;/color&gt; 攻擊附近1名敵人，造成 &lt;color=#f5d6c1&gt;22&lt;/color&gt; 點傷害。</text:p>
          </table:table-cell>
          <table:table-cell table:style-name="ce2" office:value-type="string" calcext:value-type="string">
            <text:p>Призывает &lt;color=#f5d6c1&gt;Молнию&lt;/color&gt;, которая поражает случайных врагов поблизости, и наносит &lt;color=#f5d6c1&gt;22&lt;/color&gt; урона каждую секунду пока &lt;color=#f5d6c1&gt;Святой щит&lt;/color&gt; активен.</text:p>
          </table:table-cell>
          <table:table-cell table:number-columns-repeated="2" table:style-name="ce2" office:value-type="string" calcext:value-type="string">
            <text:p>Convoca &lt;color=#f5d6c1&gt;Electrocutar&lt;/color&gt; que golpea a enemigos aleatorios por &lt;color=#f5d6c1&gt;22&lt;/color&gt; de daño cada segundo mientras &lt;color=#f5d6c1&gt;Escudo Santo&lt;/color&gt; está activo.</text:p>
          </table:table-cell>
          <table:table-cell table:style-name="ce2" office:value-type="string" calcext:value-type="string">
            <text:p>Lasse jede Sekunde einen &lt;color=#f5d6c1&gt;Blitz&lt;/color&gt; einschlagen, während &lt;color=#f5d6c1&gt;Heiliges Schild&lt;/color&gt; aktiv ist, der einen zufälligen nahen Gegner für &lt;color=#f5d6c1&gt;22&lt;/color&gt; Schaden trifft.</text:p>
          </table:table-cell>
          <table:table-cell table:style-name="ce2" office:value-type="string" calcext:value-type="string">
            <text:p>Przywołaj &lt;color=#f5d6c1&gt;Piorun&lt;/color&gt; by uderzył losowego pobliskiego wroga zadając &lt;color=#f5d6c1&gt;22&lt;/color&gt; obrażenia co sekundę kiedy &lt;color=#f5d6c1&gt;Boska Tarcza&lt;/color&gt; jest aktywna.</text:p>
          </table:table-cell>
          <table:table-cell table:style-name="ce2" office:value-type="string" calcext:value-type="string">
            <text:p>Evoca un &lt;color=#f5d6c1&gt;Fulmine&lt;/color&gt; che colpisce un nemico vicino, infliggendo &lt;color=#f5d6c1&gt;22&lt;/color&gt; danni, ogni secondo mentre &lt;color=#f5d6c1&gt;Scudo Sacro&lt;/color&gt; è attivo.</text:p>
          </table:table-cell>
          <table:table-cell table:style-name="ce2" office:value-type="string" calcext:value-type="string">
            <text:p>&lt;color=#f5d6c1&gt;İlahi Kalkan&lt;/color&gt; aktif olduğu sürece her saniye rastgele düşmana &lt;color=#f5d6c1&gt;22&lt;/color&gt; hasar veren &lt;color=#f5d6c1&gt;Yıldırım&lt;/color&gt; indirir.</text:p>
          </table:table-cell>
          <table:table-cell table:style-name="ce2" office:value-type="string" calcext:value-type="string">
            <text:p>Invoquez la&lt;color=#f5d6c1&gt;Foudre&lt;/color&gt; pour frapper un ennemi proche aléatoire et lui infliger &lt;color=#f5d6c1&gt;22&lt;/color&gt; dégâts toutes les secondes tant que &lt;color=#f5d6c1&gt;Bouclier sacré&lt;/color&gt; est actif.</text:p>
          </table:table-cell>
          <table:table-cell table:number-columns-repeated="2" table:style-name="ce2" office:value-type="string" calcext:value-type="string">
            <text:p>Convoca um &lt;color=#f5d6c1&gt;Raio&lt;/color&gt; para acertar inimigos próximos, causando &lt;color=#f5d6c1&gt;22&lt;/color&gt; de dano a cada segundo enquanto &lt;color=#f5d6c1&gt;Escudo Sagrado&lt;/color&gt; estiver ativo.</text:p>
          </table:table-cell>
          <table:table-cell table:style-name="ce2" office:value-type="string" calcext:value-type="string">
            <text:p>&lt;color=#f5d6c1&gt;신성한 보호막&lt;/color&gt;이 활성화되어 있을 때 무작위 적에게 &lt;color=#f5d6c1&gt;22&lt;/color&gt; 대미지를 가하는 &lt;color=#f5d6c1&gt;번개&lt;/color&gt;를 내리칩니다.</text:p>
          </table:table-cell>
          <table:table-cell table:style-name="ce2" office:value-type="string" calcext:value-type="string">
            <text:p>Hívj le egy &lt;color=#f5d6c1&gt;Villámcsapást&lt;/color&gt; minden másodpercben egy ellenfélre, &lt;color=#f5d6c1&gt;22&lt;/color&gt;-t sebezve amíg a &lt;color=#f5d6c1&gt;Szentelt Pajzs&lt;/color&gt; aktív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oly Shield</text:p>
          </table:table-cell>
          <table:table-cell table:style-name="ce2" office:value-type="string" calcext:value-type="string">
            <text:p>聖なるバリア</text:p>
          </table:table-cell>
          <table:table-cell table:style-name="ce2" office:value-type="string" calcext:value-type="string">
            <text:p>信仰守护</text:p>
          </table:table-cell>
          <table:table-cell table:style-name="ce2" office:value-type="string" calcext:value-type="string">
            <text:p>信仰守護</text:p>
          </table:table-cell>
          <table:table-cell table:style-name="ce2" office:value-type="string" calcext:value-type="string">
            <text:p>Святой щит</text:p>
          </table:table-cell>
          <table:table-cell table:number-columns-repeated="2" table:style-name="ce2" office:value-type="string" calcext:value-type="string">
            <text:p>Escudo Santo</text:p>
          </table:table-cell>
          <table:table-cell table:style-name="ce2" office:value-type="string" calcext:value-type="string">
            <text:p>Heiliges Schild</text:p>
          </table:table-cell>
          <table:table-cell table:style-name="ce2" office:value-type="string" calcext:value-type="string">
            <text:p>Boska Tarcza</text:p>
          </table:table-cell>
          <table:table-cell table:style-name="ce2" office:value-type="string" calcext:value-type="string">
            <text:p>Scudo Divino</text:p>
          </table:table-cell>
          <table:table-cell table:style-name="ce2" office:value-type="string" calcext:value-type="string">
            <text:p>İlahi Kalkan</text:p>
          </table:table-cell>
          <table:table-cell table:style-name="ce2" office:value-type="string" calcext:value-type="string">
            <text:p>Bouclier sacré</text:p>
          </table:table-cell>
          <table:table-cell table:number-columns-repeated="2" table:style-name="ce2" office:value-type="string" calcext:value-type="string">
            <text:p>Escudo Sagrado</text:p>
          </table:table-cell>
          <table:table-cell table:style-name="ce2" office:value-type="string" calcext:value-type="string">
            <text:p>신성한 보호막</text:p>
          </table:table-cell>
          <table:table-cell table:style-name="ce2" office:value-type="string" calcext:value-type="string">
            <text:p>Szentelt Pajz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 &lt;color=#f5d6c1&gt;Holy Shield&lt;/color&gt; protects you from damage once. The &lt;color=#f5d6c1&gt;Holy Shield&lt;/color&gt; regenerates in &lt;color=#f5d6c1&gt;2&lt;/color&gt; minutes after breaking.</text:p>
          </table:table-cell>
          <table:table-cell table:style-name="ce2" office:value-type="string" calcext:value-type="string">
            <text:p>一度ダメージを吸収する&lt;color=#f5d6c1&gt;聖なるバリア&lt;/color&gt;。壊れてから&lt;color=#f5d6c1&gt;2&lt;/color&gt;分後に再生する。</text:p>
          </table:table-cell>
          <table:table-cell table:style-name="ce2" office:value-type="string" calcext:value-type="string">
            <text:p>&lt;color=#f5d6c1&gt;信仰守护&lt;/color&gt; 可吸收一次伤害。 &lt;color=#f5d6c1&gt;信仰守护&lt;/color&gt; 失效后将在 &lt;color=#f5d6c1&gt;2&lt;/color&gt; 分钟后重新生成。</text:p>
          </table:table-cell>
          <table:table-cell table:style-name="ce2" office:value-type="string" calcext:value-type="string">
            <text:p>&lt;color=#f5d6c1&gt;信仰守護&lt;/color&gt; 可吸收一次傷害。 &lt;color=#f5d6c1&gt;信仰守護&lt;/color&gt; 失效後將在 &lt;color=#f5d6c1&gt;2&lt;/color&gt; 分鐘後重新生成。</text:p>
          </table:table-cell>
          <table:table-cell table:style-name="ce2" office:value-type="string" calcext:value-type="string">
            <text:p>Защищает от получения урона 1 раз, восстанавливается через &lt;color=#f5d6c1&gt;2&lt;/color&gt; минуты после разрушения.</text:p>
          </table:table-cell>
          <table:table-cell table:number-columns-repeated="2" table:style-name="ce2" office:value-type="string" calcext:value-type="string">
            <text:p>El &lt;color=#f5d6c1&gt;Escudo Santo&lt;/color&gt; te proteje del daño una vez. El &lt;color=#f5d6c1&gt;Escudo Santo&lt;/color&gt; se regenera luego de &lt;color=#f5d6c1&gt;2&lt;/color&gt; minutos luego de romperse.</text:p>
          </table:table-cell>
          <table:table-cell table:style-name="ce2" office:value-type="string" calcext:value-type="string">
            <text:p>Das &lt;color=#f5d6c1&gt;Heilige Schild&lt;/color&gt; beschützt dich einmal vor Schaden. Das &lt;color=#f5d6c1&gt;Heilige Schild&lt;/color&gt; erneuert sich in &lt;color=#f5d6c1&gt;2&lt;/color&gt; Minuten, nachdem es zerstört wurde.</text:p>
          </table:table-cell>
          <table:table-cell table:style-name="ce2" office:value-type="string" calcext:value-type="string">
            <text:p>&lt;color=#f5d6c1&gt;Boska Tarcza&lt;/color&gt; jednorazowo chroni cię od obrażeń. &lt;color=#f5d6c1&gt;Boska Tarcza&lt;/color&gt; regeneruje się w &lt;color=#f5d6c1&gt;2&lt;/color&gt; minuty od zniszczenia.</text:p>
          </table:table-cell>
          <table:table-cell table:style-name="ce2" office:value-type="string" calcext:value-type="string">
            <text:p>Uno &lt;color=#f5d6c1&gt;Scudo Sacro&lt;/color&gt; ti protegge da un danno. Lo &lt;color=#f5d6c1&gt;Scudo Sacro&lt;/color&gt; si rigenera dopo &lt;color=#f5d6c1&gt;2&lt;/color&gt; minuti dalla rottura.</text:p>
          </table:table-cell>
          <table:table-cell table:style-name="ce2" office:value-type="string" calcext:value-type="string">
            <text:p>Seni tek bir hasardan koruyan &lt;color=#f5d6c1&gt;İlahi Kalkan&lt;/color&gt; verir. &lt;color=#f5d6c1&gt;İlahi Kalkan&lt;/color&gt; kırıldıktan &lt;color=#f5d6c1&gt;2&lt;/color&gt; dakika sonra yenilenir.</text:p>
          </table:table-cell>
          <table:table-cell table:style-name="ce2" office:value-type="string" calcext:value-type="string">
            <text:p>Un &lt;color=#f5d6c1&gt;Bouclier sacré&lt;/color&gt; vous protège des dégâts une fois. Le &lt;color=#f5d6c1&gt;Bouclier sacré&lt;/color&gt; se régénère en &lt;color=#f5d6c1&gt;2&lt;/color&gt; minutes.</text:p>
          </table:table-cell>
          <table:table-cell table:number-columns-repeated="2" table:style-name="ce2" office:value-type="string" calcext:value-type="string">
            <text:p>O &lt;color=#f5d6c1&gt;Escudo Sagrado&lt;/color&gt; te protege do dano uma vez. O &lt;color=#f5d6c1&gt;Escudo Sagrado&lt;/color&gt; se regenera em &lt;color=#f5d6c1&gt;2&lt;/color&gt; minutos após ser destruído.</text:p>
          </table:table-cell>
          <table:table-cell table:style-name="ce2" office:value-type="string" calcext:value-type="string">
            <text:p>&lt;color=#f5d6c1&gt;신성한 보호막&lt;/color&gt;은 적의 공격을 한 번 방어해줍니다. 깨진 보호막은 &lt;color=#f5d6c1&gt;2&lt;/color&gt;분 뒤에 재생됩니다.</text:p>
          </table:table-cell>
          <table:table-cell table:style-name="ce2" office:value-type="string" calcext:value-type="string">
            <text:p>Egy &lt;color=#f5d6c1&gt;Szent Pajzs&lt;/color&gt; megvéd a következő sebzéstől. A &lt;color=#f5d6c1&gt;Szentelt Pajzs&lt;/color&gt; 2 perc után regenerálódik, ha eltöri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talwart Shield</text:p>
          </table:table-cell>
          <table:table-cell table:style-name="ce2" office:value-type="string" calcext:value-type="string">
            <text:p>頑丈バリア</text:p>
          </table:table-cell>
          <table:table-cell table:style-name="ce2" office:value-type="string" calcext:value-type="string">
            <text:p>神圣守护</text:p>
          </table:table-cell>
          <table:table-cell table:style-name="ce2" office:value-type="string" calcext:value-type="string">
            <text:p>神聖守護</text:p>
          </table:table-cell>
          <table:table-cell table:style-name="ce2" office:value-type="string" calcext:value-type="string">
            <text:p>Быстрый щит</text:p>
          </table:table-cell>
          <table:table-cell table:number-columns-repeated="2" table:style-name="ce2" office:value-type="string" calcext:value-type="string">
            <text:p>Escudo Leal</text:p>
          </table:table-cell>
          <table:table-cell table:style-name="ce2" office:value-type="string" calcext:value-type="string">
            <text:p>Standhaftes Schild</text:p>
          </table:table-cell>
          <table:table-cell table:style-name="ce2" office:value-type="string" calcext:value-type="string">
            <text:p>Silna Tarcza</text:p>
          </table:table-cell>
          <table:table-cell table:style-name="ce2" office:value-type="string" calcext:value-type="string">
            <text:p>Scudo Fedele</text:p>
          </table:table-cell>
          <table:table-cell table:style-name="ce2" office:value-type="string" calcext:value-type="string">
            <text:p>Korkusuz Kalkan</text:p>
          </table:table-cell>
          <table:table-cell table:style-name="ce2" office:value-type="string" calcext:value-type="string">
            <text:p>Bouclier de vaillance</text:p>
          </table:table-cell>
          <table:table-cell table:number-columns-repeated="2" table:style-name="ce2" office:value-type="string" calcext:value-type="string">
            <text:p>Escudo Resoluto</text:p>
          </table:table-cell>
          <table:table-cell table:style-name="ce2" office:value-type="string" calcext:value-type="string">
            <text:p>튼튼한 보호막</text:p>
          </table:table-cell>
          <table:table-cell table:style-name="ce2" office:value-type="string" calcext:value-type="string">
            <text:p>Tartós Pajz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Holy Shield&lt;/color&gt; now regenerates in &lt;color=#f5d6c1&gt;1&lt;/color&gt; minute.</text:p>
          </table:table-cell>
          <table:table-cell table:style-name="ce2" office:value-type="string" calcext:value-type="string">
            <text:p>&lt;color=#f5d6c1&gt;聖なるバリア&lt;/color&gt;が&lt;color=#f5d6c1&gt;1&lt;/color&gt;分で再生できる。</text:p>
          </table:table-cell>
          <table:table-cell table:style-name="ce2" office:value-type="string" calcext:value-type="string">
            <text:p>&lt;color=#f5d6c1&gt;信仰守护&lt;/color&gt; 失效后将在 &lt;color=#f5d6c1&gt;1&lt;/color&gt; 分钟后重新生成。</text:p>
          </table:table-cell>
          <table:table-cell table:style-name="ce2" office:value-type="string" calcext:value-type="string">
            <text:p>&lt;color=#f5d6c1&gt;信仰守護&lt;/color&gt; 失效後將在 &lt;color=#f5d6c1&gt;1&lt;/color&gt; 分鐘後重新生成。</text:p>
          </table:table-cell>
          <table:table-cell table:style-name="ce2" office:value-type="string" calcext:value-type="string">
            <text:p>Сокращает время восстановления щита на <text:s/>&lt;color=#f5d6c1&gt;1&lt;/color&gt; минуту.</text:p>
          </table:table-cell>
          <table:table-cell table:number-columns-repeated="2" table:style-name="ce2" office:value-type="string" calcext:value-type="string">
            <text:p>&lt;color=#f5d6c1&gt;Escudo Santo&lt;/color&gt; ahora se regenera en &lt;color=#f5d6c1&gt;1&lt;/color&gt; minuto.</text:p>
          </table:table-cell>
          <table:table-cell table:style-name="ce2" office:value-type="string" calcext:value-type="string">
            <text:p>Das &lt;color=#f5d6c1&gt;Heilige Schild&lt;/color&gt; erneuert sich jetzt in &lt;color=#f5d6c1&gt;1&lt;/color&gt; Minute.</text:p>
          </table:table-cell>
          <table:table-cell table:style-name="ce2" office:value-type="string" calcext:value-type="string">
            <text:p>&lt;color=#f5d6c1&gt;Boska Tarcza&lt;/color&gt; regeneruje się teraz w &lt;color=#f5d6c1&gt;1&lt;/color&gt; minutę.</text:p>
          </table:table-cell>
          <table:table-cell table:style-name="ce2" office:value-type="string" calcext:value-type="string">
            <text:p>Lo &lt;color=#f5d6c1&gt;Scudo Sacro&lt;/color&gt; ora si rigenera in &lt;color=#f5d6c1&gt;1&lt;/color&gt; minuto.</text:p>
          </table:table-cell>
          <table:table-cell table:style-name="ce2" office:value-type="string" calcext:value-type="string">
            <text:p>&lt;color=#f5d6c1&gt;İlahi Kalkan&lt;/color&gt; artık &lt;color=#f5d6c1&gt;1&lt;/color&gt; dakika sonra yenilenir.</text:p>
          </table:table-cell>
          <table:table-cell table:style-name="ce2" office:value-type="string" calcext:value-type="string">
            <text:p>&lt;color=#f5d6c1&gt;Bouclier sacré&lt;/color&gt; se régénère désormais en &lt;color=#f5d6c1&gt;1&lt;/color&gt; minute.</text:p>
          </table:table-cell>
          <table:table-cell table:number-columns-repeated="2" table:style-name="ce2" office:value-type="string" calcext:value-type="string">
            <text:p>O &lt;color=#f5d6c1&gt;Escudo Sagrado&lt;/color&gt; agora se regenera em &lt;color=#f5d6c1&gt;1&lt;/color&gt; minuto.</text:p>
          </table:table-cell>
          <table:table-cell table:style-name="ce2" office:value-type="string" calcext:value-type="string">
            <text:p>&lt;color=#f5d6c1&gt;신성한 보호막&lt;/color&gt;이 &lt;color=#f5d6c1&gt;1&lt;/color&gt;분만에 재생됩니다.</text:p>
          </table:table-cell>
          <table:table-cell table:style-name="ce2" office:value-type="string" calcext:value-type="string">
            <text:p>A &lt;color=#f5d6c1&gt;Szentelt Pajzs&lt;/color&gt; mostmár 1 perc alatt regenerálódi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lectro Bug</text:p>
          </table:table-cell>
          <table:table-cell table:style-name="ce2" office:value-type="string" calcext:value-type="string">
            <text:p>電撃虫</text:p>
          </table:table-cell>
          <table:table-cell table:style-name="ce2" office:value-type="string" calcext:value-type="string">
            <text:p>唤雷虫</text:p>
          </table:table-cell>
          <table:table-cell table:style-name="ce2" office:value-type="string" calcext:value-type="string">
            <text:p>喚雷蟲</text:p>
          </table:table-cell>
          <table:table-cell table:style-name="ce2" office:value-type="string" calcext:value-type="string">
            <text:p>Электро жук</text:p>
          </table:table-cell>
          <table:table-cell table:number-columns-repeated="2" table:style-name="ce2" office:value-type="string" calcext:value-type="string">
            <text:p>Bicho Eléctrico</text:p>
          </table:table-cell>
          <table:table-cell table:style-name="ce2" office:value-type="string" calcext:value-type="string">
            <text:p>Elektro Käfer</text:p>
          </table:table-cell>
          <table:table-cell table:style-name="ce2" office:value-type="string" calcext:value-type="string">
            <text:p>Elektryczny Robak</text:p>
          </table:table-cell>
          <table:table-cell table:style-name="ce2" office:value-type="string" calcext:value-type="string">
            <text:p>Insetto del Fulmine</text:p>
          </table:table-cell>
          <table:table-cell table:style-name="ce2" office:value-type="string" calcext:value-type="string">
            <text:p>Elektro Böcek</text:p>
          </table:table-cell>
          <table:table-cell table:style-name="ce2" office:value-type="string" calcext:value-type="string">
            <text:p>Electro-insecte</text:p>
          </table:table-cell>
          <table:table-cell table:number-columns-repeated="2" table:style-name="ce2" office:value-type="string" calcext:value-type="string">
            <text:p>Inseto Elétrico</text:p>
          </table:table-cell>
          <table:table-cell table:style-name="ce2" office:value-type="string" calcext:value-type="string">
            <text:p>전기 풍뎅이</text:p>
          </table:table-cell>
          <table:table-cell table:style-name="ce2" office:value-type="string" calcext:value-type="string">
            <text:p>Elektromos Bogá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an &lt;color=#f5d6c1&gt;Electro Bug&lt;/color&gt; that calls down &lt;color=#f5d6c1&gt;Lightning&lt;/color&gt; to strike 2 nearby enemies.</text:p>
          </table:table-cell>
          <table:table-cell table:style-name="ce2" office:value-type="string" calcext:value-type="string">
            <text:p>&lt;color=#f5d6c1&gt;電撃虫&lt;/color&gt;を召喚し、近くの敵2体に&lt;color=#f5d6c1&gt;雷&lt;/color&gt;を落として攻撃する。</text:p>
          </table:table-cell>
          <table:table-cell table:style-name="ce2" office:value-type="string" calcext:value-type="string">
            <text:p>召唤一只 &lt;color=#f5d6c1&gt;唤雷虫&lt;/color&gt; ，它将召唤 &lt;color=#f5d6c1&gt;闪电&lt;/color&gt; ，攻击附近随机2名敌人。</text:p>
          </table:table-cell>
          <table:table-cell table:style-name="ce2" office:value-type="string" calcext:value-type="string">
            <text:p>召喚一只 &lt;color=#f5d6c1&gt;喚雷蟲&lt;/color&gt; ，它將召喚 &lt;color=#f5d6c1&gt;閃電&lt;/color&gt; ，攻擊附近隨機2名敵人。</text:p>
          </table:table-cell>
          <table:table-cell table:style-name="ce2" office:value-type="string" calcext:value-type="string">
            <text:p>Призывает &lt;color=#f5d6c1&gt;жука&lt;/color&gt;, который бьет &lt;color=#f5d6c1&gt;Молнией&lt;/color&gt; 2ух ближайших врагов.</text:p>
          </table:table-cell>
          <table:table-cell table:number-columns-repeated="2" table:style-name="ce2" office:value-type="string" calcext:value-type="string">
            <text:p>Invoca un &lt;color=#f5d6c1&gt;Bicho Eléctrico&lt;/color&gt; que convoca &lt;color=#f5d6c1&gt;Electrocutar&lt;/color&gt; para golpear 2 enemigos cercanos.</text:p>
          </table:table-cell>
          <table:table-cell table:style-name="ce2" office:value-type="string" calcext:value-type="string">
            <text:p>Beschwöre einen &lt;color=#f5d6c1&gt;Elektro Käfer&lt;/color&gt;, der &lt;color=#f5d6c1&gt;Blitze&lt;/color&gt; in 2 nahe Gegner einschlagen lässt.</text:p>
          </table:table-cell>
          <table:table-cell table:style-name="ce2" office:value-type="string" calcext:value-type="string">
            <text:p>Przywołaj &lt;color=#f5d6c1&gt;Elektrycznego Robaka&lt;/color&gt;, który przywołuje &lt;color=#f5d6c1&gt;piorun&lt;/color&gt;, który trafia 2 pobliskich przeciwników.</text:p>
          </table:table-cell>
          <table:table-cell table:style-name="ce2" office:value-type="string" calcext:value-type="string">
            <text:p>Evoca un &lt;color=#f5d6c1&gt;Insetto Fulminante&lt;/color&gt; che evoca un &lt;color=#f5d6c1&gt;Fulmine&lt;/color&gt; per colpire 2 nemici vicini.</text:p>
          </table:table-cell>
          <table:table-cell table:style-name="ce2" office:value-type="string" calcext:value-type="string">
            <text:p>Yakınındaki 2 düşmana &lt;color=#f5d6c1&gt;Yıldırım&lt;/color&gt; indiren bir &lt;color=#f5d6c1&gt;Elektro Böcek&lt;/color&gt; çağır.</text:p>
          </table:table-cell>
          <table:table-cell table:style-name="ce2" office:value-type="string" calcext:value-type="string">
            <text:p>Invoquez un &lt;color=#f5d6c1&gt;Electro-insecte&lt;/color&gt; qui appelle la&lt;color=#f5d6c1&gt;Foudre&lt;/color&gt; pour frapper 2 ennemis proches.</text:p>
          </table:table-cell>
          <table:table-cell table:number-columns-repeated="2" table:style-name="ce2" office:value-type="string" calcext:value-type="string">
            <text:p>Invoca um &lt;color=#f5d6c1&gt;Inseto Elétrico&lt;/color&gt; que convoca um &lt;color=#f5d6c1&gt;Raio&lt;/color&gt; para acertar 2 inimigos próximos.</text:p>
          </table:table-cell>
          <table:table-cell table:style-name="ce2" office:value-type="string" calcext:value-type="string">
            <text:p>가까운 2마리의 적에게 &lt;color=#f5d6c1&gt;번개&lt;/color&gt;를 내리치는 &lt;color=#f5d6c1&gt;전기 풍뎅이&lt;/color&gt;를 소환합니다.</text:p>
          </table:table-cell>
          <table:table-cell table:style-name="ce2" office:value-type="string" calcext:value-type="string">
            <text:p>Egy &lt;color=#f5d6c1&gt;Elektromos Bogarat&lt;/color&gt; idézel, ami &lt;color=#f5d6c1&gt;Villámlással&lt;/color&gt; megcsap 2 közeli ellenfele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lectro Mage</text:p>
          </table:table-cell>
          <table:table-cell table:style-name="ce2" office:value-type="string" calcext:value-type="string">
            <text:p>電撃魔導士</text:p>
          </table:table-cell>
          <table:table-cell table:style-name="ce2" office:value-type="string" calcext:value-type="string">
            <text:p>雷电支配</text:p>
          </table:table-cell>
          <table:table-cell table:style-name="ce2" office:value-type="string" calcext:value-type="string">
            <text:p>雷電支配</text:p>
          </table:table-cell>
          <table:table-cell table:style-name="ce2" office:value-type="string" calcext:value-type="string">
            <text:p>Электро выстрел</text:p>
          </table:table-cell>
          <table:table-cell table:number-columns-repeated="2" table:style-name="ce2" office:value-type="string" calcext:value-type="string">
            <text:p>Mago Eléctrico</text:p>
          </table:table-cell>
          <table:table-cell table:style-name="ce2" office:value-type="string" calcext:value-type="string">
            <text:p>Elektromagier</text:p>
          </table:table-cell>
          <table:table-cell table:style-name="ce2" office:value-type="string" calcext:value-type="string">
            <text:p>Mag Elektryczności</text:p>
          </table:table-cell>
          <table:table-cell table:style-name="ce2" office:value-type="string" calcext:value-type="string">
            <text:p>Mago del Fulmine</text:p>
          </table:table-cell>
          <table:table-cell table:style-name="ce2" office:value-type="string" calcext:value-type="string">
            <text:p>Elektro Büyücü</text:p>
          </table:table-cell>
          <table:table-cell table:style-name="ce2" office:value-type="string" calcext:value-type="string">
            <text:p>Electro-mage</text:p>
          </table:table-cell>
          <table:table-cell table:number-columns-repeated="2" table:style-name="ce2" office:value-type="string" calcext:value-type="string">
            <text:p>Mago Elétrico</text:p>
          </table:table-cell>
          <table:table-cell table:style-name="ce2" office:value-type="string" calcext:value-type="string">
            <text:p>번개 마법사</text:p>
          </table:table-cell>
          <table:table-cell table:style-name="ce2" office:value-type="string" calcext:value-type="string">
            <text:p>Árammágu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On every 2nd shot, call down &lt;color=#f5d6c1&gt;Lightning&lt;/color&gt; to strike a nearby enemy for &lt;color=#f5d6c1&gt;22&lt;/color&gt; damage.</text:p>
          </table:table-cell>
          <table:table-cell table:style-name="ce2" office:value-type="string" calcext:value-type="string">
            <text:p>2発撃つたび近くの敵1体に&lt;color=#f5d6c1&gt;雷&lt;/color&gt;を落とし、&lt;color=#f5d6c1&gt;22&lt;/color&gt;のダメージを与える。</text:p>
          </table:table-cell>
          <table:table-cell table:style-name="ce2" office:value-type="string" calcext:value-type="string">
            <text:p>每第2次射击，召唤 &lt;color=#f5d6c1&gt;闪电&lt;/color&gt;，攻击附近1名敌人，造成 &lt;color=#f5d6c1&gt;22&lt;/color&gt; 点范围伤害。</text:p>
          </table:table-cell>
          <table:table-cell table:style-name="ce2" office:value-type="string" calcext:value-type="string">
            <text:p>每第2次射擊，召喚 &lt;color=#f5d6c1&gt;閃電&lt;/color&gt;，攻擊附近1名敵人，造成 &lt;color=#f5d6c1&gt;22&lt;/color&gt; 點範圍傷害。</text:p>
          </table:table-cell>
          <table:table-cell table:style-name="ce2" office:value-type="string" calcext:value-type="string">
            <text:p>Каждый 2ой выстрел призывает &lt;color=#f5d6c1&gt;Молнию&lt;/color&gt;, которая наносит ближайшему врагу 22 ед. урона</text:p>
          </table:table-cell>
          <table:table-cell table:number-columns-repeated="2" table:style-name="ce2" office:value-type="string" calcext:value-type="string">
            <text:p>En cada 2do disparo, convoca &lt;color=#f5d6c1&gt;Electrocutar&lt;/color&gt; para golpear un enemigo cercano por &lt;color=#f5d6c1&gt;22&lt;/color&gt; de daño.</text:p>
          </table:table-cell>
          <table:table-cell table:style-name="ce2" office:value-type="string" calcext:value-type="string">
            <text:p>Bei jedem zweiten Schuss, lasse einen &lt;color=#f5d6c1&gt;Blitz&lt;/color&gt;, der für &lt;color=#f5d6c1&gt;22&lt;/color&gt; Schaden, in nahe Gegner einschlagen.</text:p>
          </table:table-cell>
          <table:table-cell table:style-name="ce2" office:value-type="string" calcext:value-type="string">
            <text:p>Co drugi strzał, przywołaj &lt;color=#f5d6c1&gt;Piorun&lt;/color&gt;, który trafi pobliskiego wroga zadając &lt;color=#f5d6c1&gt;22&lt;/color&gt; obrażenia.</text:p>
          </table:table-cell>
          <table:table-cell table:style-name="ce2" office:value-type="string" calcext:value-type="string">
            <text:p>Ogni 2 colpi, evoca un &lt;color=#f5d6c1&gt;Fulmine&lt;/color&gt; che colpisce un nemico, infliggendo &lt;color=#f5d6c1&gt;22&lt;/color&gt; danni.</text:p>
          </table:table-cell>
          <table:table-cell table:style-name="ce2" office:value-type="string" calcext:value-type="string">
            <text:p>Her 2. atışında yakınındaki düşmana &lt;color=#f5d6c1&gt;22&lt;/color&gt; hasar veren bir &lt;color=#f5d6c1&gt;Yıldırım&lt;/color&gt; indirir.</text:p>
          </table:table-cell>
          <table:table-cell table:style-name="ce2" office:value-type="string" calcext:value-type="string">
            <text:p>À chaque 2ème tir, invoquez la&lt;color=#f5d6c1&gt;Foudre&lt;/color&gt; pour frapper un ennemi proche pour &lt;color=#f5d6c1&gt;22&lt;/color&gt; dégâts.</text:p>
          </table:table-cell>
          <table:table-cell table:number-columns-repeated="2" table:style-name="ce2" office:value-type="string" calcext:value-type="string">
            <text:p>A cada dois disparos, convoca um &lt;color=#f5d6c1&gt;Raio&lt;/color&gt; para acertar inimigos próximos causando &lt;color=#f5d6c1&gt;22&lt;/color&gt; de dano.</text:p>
          </table:table-cell>
          <table:table-cell table:style-name="ce2" office:value-type="string" calcext:value-type="string">
            <text:p>두 번째 샷마다 주변의 적에게 &lt;color=#f5d6c1&gt;22&lt;/color&gt; 대미지를 가하는 &lt;color=#f5d6c1&gt;번개&lt;/color&gt;를 내리칩니다.</text:p>
          </table:table-cell>
          <table:table-cell table:style-name="ce2" office:value-type="string" calcext:value-type="string">
            <text:p>Minden második lövés után megcsapsz egy ellenfelet &lt;color=#f5d6c1&gt;Villámlással&lt;/color&gt;, &lt;color=#f5d6c1&gt;22&lt;/color&gt;-t sebezve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lectro Mastery</text:p>
          </table:table-cell>
          <table:table-cell table:style-name="ce2" office:value-type="string" calcext:value-type="string">
            <text:p>電撃マスター</text:p>
          </table:table-cell>
          <table:table-cell table:style-name="ce2" office:value-type="string" calcext:value-type="string">
            <text:p>雷电大师</text:p>
          </table:table-cell>
          <table:table-cell table:style-name="ce2" office:value-type="string" calcext:value-type="string">
            <text:p>雷電大師</text:p>
          </table:table-cell>
          <table:table-cell table:style-name="ce2" office:value-type="string" calcext:value-type="string">
            <text:p>Маэстро молний</text:p>
          </table:table-cell>
          <table:table-cell table:number-columns-repeated="2" table:style-name="ce2" office:value-type="string" calcext:value-type="string">
            <text:p>Maestría Eléctrica</text:p>
          </table:table-cell>
          <table:table-cell table:style-name="ce2" office:value-type="string" calcext:value-type="string">
            <text:p>Elektro Meisterung</text:p>
          </table:table-cell>
          <table:table-cell table:style-name="ce2" office:value-type="string" calcext:value-type="string">
            <text:p>Mistrzyni Elektryczności</text:p>
          </table:table-cell>
          <table:table-cell table:style-name="ce2" office:value-type="string" calcext:value-type="string">
            <text:p>Maestro del Fulmine</text:p>
          </table:table-cell>
          <table:table-cell table:style-name="ce2" office:value-type="string" calcext:value-type="string">
            <text:p>Elektro Ustalığı</text:p>
          </table:table-cell>
          <table:table-cell table:style-name="ce2" office:value-type="string" calcext:value-type="string">
            <text:p>Electro-maîtrise</text:p>
          </table:table-cell>
          <table:table-cell table:number-columns-repeated="2" table:style-name="ce2" office:value-type="string" calcext:value-type="string">
            <text:p>Domínio Elétrico</text:p>
          </table:table-cell>
          <table:table-cell table:style-name="ce2" office:value-type="string" calcext:value-type="string">
            <text:p>번개 전문가</text:p>
          </table:table-cell>
          <table:table-cell table:style-name="ce2" office:value-type="string" calcext:value-type="string">
            <text:p>Villanymeste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ll &lt;color=#f5d6c1&gt;Lightning&lt;/color&gt; damage increased by &lt;color=#f5d6c1&gt;12&lt;/color&gt;. Increase &lt;color=#f5d6c1&gt;Lightning&lt;/color&gt; area of effect by &lt;color=#f5d6c1&gt;+75%&lt;/color&gt;</text:p>
          </table:table-cell>
          <table:table-cell table:style-name="ce2" office:value-type="string" calcext:value-type="string">
            <text:p>すべての&lt;color=#f5d6c1&gt;雷&lt;/color&gt;ダメージに&lt;color=#f5d6c1&gt;+12&lt;/color&gt;。&lt;color=#f5d6c1&gt;雷&lt;/color&gt;の効果範囲&lt;color=#f5d6c1&gt;+75%&lt;/color&gt;。</text:p>
          </table:table-cell>
          <table:table-cell table:style-name="ce2" office:value-type="string" calcext:value-type="string">
            <text:p>所有 &lt;color=#f5d6c1&gt;闪电&lt;/color&gt; &lt;color=#f5d6c1&gt;+12&lt;/color&gt; 伤害，&lt;color=#f5d6c1&gt;+75%&lt;/color&gt; 伤害范围。</text:p>
          </table:table-cell>
          <table:table-cell table:style-name="ce2" office:value-type="string" calcext:value-type="string">
            <text:p>所有 &lt;color=#f5d6c1&gt;閃電&lt;/color&gt; &lt;color=#f5d6c1&gt;+12&lt;/color&gt; 傷害，&lt;color=#f5d6c1&gt;+75%&lt;/color&gt; 傷害範圍。</text:p>
          </table:table-cell>
          <table:table-cell table:style-name="ce2" office:value-type="string" calcext:value-type="string">
            <text:p>Урон от &lt;color=#f5d6c1&gt;Молний&lt;/color&gt; увеличен на &lt;color=#f5d6c1&gt;12&lt;/color&gt;, а область действия на &lt;color=#f5d6c1&gt;75%&lt;/color&gt;.</text:p>
          </table:table-cell>
          <table:table-cell table:number-columns-repeated="2" table:style-name="ce2" office:value-type="string" calcext:value-type="string">
            <text:p>Todo el daño de &lt;color=#f5d6c1&gt;Electrocutar&lt;/color&gt; aumenta a &lt;color=#f5d6c1&gt;12&lt;/color&gt;. Incrementa el area del &lt;color=#f5d6c1&gt;Electrocutar&lt;/color&gt; en un &lt;color=#f5d6c1&gt;+75%&lt;/color&gt;.</text:p>
          </table:table-cell>
          <table:table-cell table:style-name="ce2" office:value-type="string" calcext:value-type="string">
            <text:p>Jeder &lt;color=#f5d6c1&gt;Blitz&lt;/color&gt; Schaden wird erhöht um &lt;color=#f5d6c1&gt;12&lt;/color&gt;. Erhöhe außerdem deinen &lt;color=#f5d6c1&gt;Blitz&lt;/color&gt; Wirkungsbereich für &lt;color=#f5d6c1&gt;+75%&lt;/color&gt;.</text:p>
          </table:table-cell>
          <table:table-cell table:style-name="ce2" office:value-type="string" calcext:value-type="string">
            <text:p>Wszystkie &lt;color=#f5d6c1&gt;Pioruny&lt;/color&gt; zadają o &lt;color=#f5d6c1&gt;12&lt;/color&gt; więcej obrażen. Strefa efektu &lt;color=#f5d6c1&gt;Piorunów&lt;/color&gt; jest zwiększona o &lt;color=#f5d6c1&gt;+75%&lt;/color&gt;.</text:p>
          </table:table-cell>
          <table:table-cell table:style-name="ce2" office:value-type="string" calcext:value-type="string">
            <text:p>Il danno di ogni &lt;color=#f5d6c1&gt;Fulmine&lt;/color&gt; aumenta di &lt;color=#f5d6c1&gt;12&lt;/color&gt;. L'area d'effetto del &lt;color=#f5d6c1&gt;Fulmine&lt;/color&gt; aumenta del &lt;color=#f5d6c1&gt;+75%&lt;/color&gt;.</text:p>
          </table:table-cell>
          <table:table-cell table:style-name="ce2" office:value-type="string" calcext:value-type="string">
            <text:p>Bütün &lt;color=#f5d6c1&gt;Yıldırım&lt;/color&gt; hasarı &lt;color=#f5d6c1&gt;12&lt;/color&gt; artar. &lt;color=#f5d6c1&gt;Yıldırımların&lt;/color&gt; etkilediği alanı &lt;color=#f5d6c1&gt;75%&lt;/color&gt; büyütür.</text:p>
          </table:table-cell>
          <table:table-cell table:style-name="ce2" office:value-type="string" calcext:value-type="string">
            <text:p>Tous les dégâts de &lt;color=#f5d6c1&gt;Foudre&lt;/color&gt; sont augmentés de &lt;color=#f5d6c1&gt;12&lt;/color&gt;. Augmente la zone d'effet de la &lt;color=#f5d6c1&gt;Foudre&lt;/color&gt;de &lt;color=#f5d6c1&gt;+75%&lt;/color&gt;.</text:p>
          </table:table-cell>
          <table:table-cell table:number-columns-repeated="2" table:style-name="ce2" office:value-type="string" calcext:value-type="string">
            <text:p>Todo o dano &lt;color=#f5d6c1&gt;Elétrico&lt;/color&gt; é aumentado em &lt;color=#f5d6c1&gt;12&lt;/color&gt;. Aumenta a área de efeito do &lt;color=#f5d6c1&gt;Raio&lt;/color&gt; em &lt;color=#f5d6c1&gt;+75%&lt;/color&gt;</text:p>
          </table:table-cell>
          <table:table-cell table:style-name="ce2" office:value-type="string" calcext:value-type="string">
            <text:p>모든 &lt;color=#f5d6c1&gt;번개&lt;/color&gt;의 대미지가 &lt;color=#f5d6c1&gt;12&lt;/color&gt; 증가하며 범위가 &lt;color=#f5d6c1&gt;75%&lt;/color&gt; 증가합니다.</text:p>
          </table:table-cell>
          <table:table-cell table:style-name="ce2" office:value-type="string" calcext:value-type="string">
            <text:p>Minden &lt;color=#f5d6c1&gt;Villámcsapás&lt;/color&gt; által okozott sebzés megnövekedik &lt;color=#f5d6c1&gt;12&lt;/color&gt;-vel. A &lt;color=#f5d6c1&gt;Villámcsapás&lt;/color&gt; hatásterülete megnövekszik &lt;color=#f5d6c1&gt;+75%&lt;/color&gt;-a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nergized</text:p>
          </table:table-cell>
          <table:table-cell table:style-name="ce2" office:value-type="string" calcext:value-type="string">
            <text:p>活気</text:p>
          </table:table-cell>
          <table:table-cell table:style-name="ce2" office:value-type="string" calcext:value-type="string">
            <text:p>电力充能</text:p>
          </table:table-cell>
          <table:table-cell table:style-name="ce2" office:value-type="string" calcext:value-type="string">
            <text:p>電力充能</text:p>
          </table:table-cell>
          <table:table-cell table:style-name="ce2" office:value-type="string" calcext:value-type="string">
            <text:p>Подзарядка</text:p>
          </table:table-cell>
          <table:table-cell table:number-columns-repeated="2" table:style-name="ce2" office:value-type="string" calcext:value-type="string">
            <text:p>Energizado</text:p>
          </table:table-cell>
          <table:table-cell table:style-name="ce2" office:value-type="string" calcext:value-type="string">
            <text:p>Energiegeladen</text:p>
          </table:table-cell>
          <table:table-cell table:style-name="ce2" office:value-type="string" calcext:value-type="string">
            <text:p>Naenergetyzowany</text:p>
          </table:table-cell>
          <table:table-cell table:style-name="ce2" office:value-type="string" calcext:value-type="string">
            <text:p>Energizzato</text:p>
          </table:table-cell>
          <table:table-cell table:style-name="ce2" office:value-type="string" calcext:value-type="string">
            <text:p>Enerjik</text:p>
          </table:table-cell>
          <table:table-cell table:style-name="ce2" office:value-type="string" calcext:value-type="string">
            <text:p>Energisé</text:p>
          </table:table-cell>
          <table:table-cell table:number-columns-repeated="2" table:style-name="ce2" office:value-type="string" calcext:value-type="string">
            <text:p>Energizado</text:p>
          </table:table-cell>
          <table:table-cell table:style-name="ce2" office:value-type="string" calcext:value-type="string">
            <text:p>전기 충전</text:p>
          </table:table-cell>
          <table:table-cell table:style-name="ce2" office:value-type="string" calcext:value-type="string">
            <text:p>Felvillanyozot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&lt;color=#f5d6c1&gt;Lightning&lt;/color&gt; strikes an enemy, there's a &lt;color=#f5d6c1&gt;20%&lt;/color&gt; chance to automatically refill &lt;color=#f5d6c1&gt;3&lt;/color&gt; of your ammo.</text:p>
          </table:table-cell>
          <table:table-cell table:style-name="ce2" office:value-type="string" calcext:value-type="string">
            <text:p>&lt;color=#f5d6c1&gt;雷&lt;/color&gt;が敵に当たった時、&lt;color=#f5d6c1&gt;20%&lt;/color&gt;の確率で&lt;color=#f5d6c1&gt;3&lt;/color&gt;枚の弾を自動的に補充できる。</text:p>
          </table:table-cell>
          <table:table-cell table:style-name="ce2" office:value-type="string" calcext:value-type="string">
            <text:p>当 &lt;color=#f5d6c1&gt;闪电&lt;/color&gt; 击中敌人，将有 &lt;color=#f5d6c1&gt;20%&lt;/color&gt; 几率装填 &lt;color=#f5d6c1&gt;3&lt;/color&gt; 发子弹。</text:p>
          </table:table-cell>
          <table:table-cell table:style-name="ce2" office:value-type="string" calcext:value-type="string">
            <text:p>當 &lt;color=#f5d6c1&gt;閃電&lt;/color&gt; 擊中敵人，將有 &lt;color=#f5d6c1&gt;20%&lt;/color&gt; 幾率補充 &lt;color=#f5d6c1&gt;3&lt;/color&gt; 枚子彈。</text:p>
          </table:table-cell>
          <table:table-cell table:style-name="ce2" office:value-type="string" calcext:value-type="string">
            <text:p>&lt;color=#f5d6c1&gt;20%&lt;/color&gt; шанс восполнить &lt;color=#f5d6c1&gt;20%&lt;/color&gt; снаряда, когда &lt;color=#f5d6c1&gt;Молния&lt;/color&gt; поражает врага.</text:p>
          </table:table-cell>
          <table:table-cell table:number-columns-repeated="2" table:style-name="ce2" office:value-type="string" calcext:value-type="string">
            <text:p>Cuando &lt;color=#f5d6c1&gt;Electrocutar&lt;/color&gt; golpea un enemigo, hay una chance del &lt;color=#f5d6c1&gt;20%&lt;/color&gt; de recargar &lt;color=#f5d6c1&gt;3&lt;/color&gt; de tu municiones automaticamente.</text:p>
          </table:table-cell>
          <table:table-cell table:style-name="ce2" office:value-type="string" calcext:value-type="string">
            <text:p>Wenn &lt;color=#f5d6c1&gt;Blitze&lt;/color&gt; in Gegner einschlagen hast du eine &lt;color=#f5d6c1&gt;20%&lt;/color&gt; Chance deine Munition um &lt;color=#f5d6c1&gt;3&lt;/color&gt; aufzufüllen.</text:p>
          </table:table-cell>
          <table:table-cell table:style-name="ce2" office:value-type="string" calcext:value-type="string">
            <text:p>Kiedy &lt;color=#f5d6c1&gt;Piorun&lt;/color&gt; uderza w przeciwnika, ma on &lt;color=#f5d6c1&gt;20%&lt;/color&gt; szansy by automatycznie uzupełnić &lt;color=#f5d6c1&gt;3&lt;/color&gt; sztuki twojej amunicji.</text:p>
          </table:table-cell>
          <table:table-cell table:style-name="ce2" office:value-type="string" calcext:value-type="string">
            <text:p>Quando un &lt;color=#f5d6c1&gt;Fulmine&lt;/color&gt; colpisce un nemico, c'è una possibilità del &lt;color=#f5d6c1&gt;20%&lt;/color&gt; di ricaricare automaticamente &lt;color=#f5d6c1&gt;3&lt;/color&gt; munizioni.</text:p>
          </table:table-cell>
          <table:table-cell table:style-name="ce2" office:value-type="string" calcext:value-type="string">
            <text:p>Bir düşmana &lt;color=#f5d6c1&gt;Yıldırım&lt;/color&gt; düştüğünde &lt;color=#f5d6c1&gt;20%&lt;/color&gt; şans ile şarjörüne &lt;color=#f5d6c1&gt;3&lt;/color&gt; mermi doldurulur.</text:p>
          </table:table-cell>
          <table:table-cell table:style-name="ce2" office:value-type="string" calcext:value-type="string">
            <text:p>Lorsque la&lt;color=#f5d6c1&gt;Foudre&lt;/color&gt; frappe un ennemi, il y a &lt;color=#f5d6c1&gt;20%&lt;/color&gt; de chances de recharger automatiquement &lt;color=#f5d6c1&gt;3&lt;/color&gt; de vos munitions.</text:p>
          </table:table-cell>
          <table:table-cell table:number-columns-repeated="2" table:style-name="ce2" office:value-type="string" calcext:value-type="string">
            <text:p>Quando o &lt;color=#f5d6c1&gt;Raio&lt;/color&gt; acertar um inimigo, existe &lt;color=#f5d6c1&gt;20%&lt;/color&gt; de chance de recarregar automaticamente &lt;color=#f5d6c1&gt;3&lt;/color&gt; de munição.</text:p>
          </table:table-cell>
          <table:table-cell table:style-name="ce2" office:value-type="string" calcext:value-type="string">
            <text:p>&lt;color=#f5d6c1&gt;번개&lt;/color&gt;가 적을 내리칠 때, &lt;color=#f5d6c1&gt;20%&lt;/color&gt; 확률로 &lt;color=#f5d6c1&gt;3&lt;/color&gt;개의 탄환이 충전됩니다.</text:p>
          </table:table-cell>
          <table:table-cell table:style-name="ce2" office:value-type="string" calcext:value-type="string">
            <text:p>Amikor &lt;color=#f5d6c1&gt;Villám&lt;/color&gt; csap meg egy ellenfelet, &lt;color=#f5d6c1&gt;20%&lt;/color&gt; esély van arra, hogy &lt;color=#f5d6c1&gt;3&lt;/color&gt; golyót újratöltsön a fegyveredben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yro Mage</text:p>
          </table:table-cell>
          <table:table-cell table:style-name="ce2" office:value-type="string" calcext:value-type="string">
            <text:p>火炎魔導士</text:p>
          </table:table-cell>
          <table:table-cell table:number-columns-repeated="2" table:style-name="ce2" office:value-type="string" calcext:value-type="string">
            <text:p>火焰附魔</text:p>
          </table:table-cell>
          <table:table-cell table:style-name="ce2" office:value-type="string" calcext:value-type="string">
            <text:p>Поджигатель</text:p>
          </table:table-cell>
          <table:table-cell table:number-columns-repeated="2" table:style-name="ce2" office:value-type="string" calcext:value-type="string">
            <text:p>Mago Pirómano</text:p>
          </table:table-cell>
          <table:table-cell table:style-name="ce2" office:value-type="string" calcext:value-type="string">
            <text:p>Feuermagier</text:p>
          </table:table-cell>
          <table:table-cell table:style-name="ce2" office:value-type="string" calcext:value-type="string">
            <text:p>Mag Ognia</text:p>
          </table:table-cell>
          <table:table-cell table:style-name="ce2" office:value-type="string" calcext:value-type="string">
            <text:p>Mago del Fuoco</text:p>
          </table:table-cell>
          <table:table-cell table:style-name="ce2" office:value-type="string" calcext:value-type="string">
            <text:p>Alev Büyücüsü</text:p>
          </table:table-cell>
          <table:table-cell table:style-name="ce2" office:value-type="string" calcext:value-type="string">
            <text:p>Pyro-mage</text:p>
          </table:table-cell>
          <table:table-cell table:number-columns-repeated="2" table:style-name="ce2" office:value-type="string" calcext:value-type="string">
            <text:p>Piromago</text:p>
          </table:table-cell>
          <table:table-cell table:style-name="ce2" office:value-type="string" calcext:value-type="string">
            <text:p>불 마법사</text:p>
          </table:table-cell>
          <table:table-cell table:style-name="ce2" office:value-type="string" calcext:value-type="string">
            <text:p>Tűzvarázsló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r bullets have a &lt;color=#f5d6c1&gt;50%&lt;/color&gt; chance to inflict &lt;color=#f5d6c1&gt;Burn&lt;/color&gt; for &lt;color=#f5d6c1&gt;3&lt;/color&gt; damage per second.</text:p>
          </table:table-cell>
          <table:table-cell table:style-name="ce2" office:value-type="string" calcext:value-type="string">
            <text:p>着弾時&lt;color=#f5d6c1&gt;50%&lt;/color&gt;の確率で毎秒&lt;color=#f5d6c1&gt;3&lt;/color&gt;ダメージの&lt;color=#f5d6c1&gt;燃焼&lt;/color&gt;効果を与える。</text:p>
          </table:table-cell>
          <table:table-cell table:style-name="ce2" office:value-type="string" calcext:value-type="string">
            <text:p>你发射的子弹有 &lt;color=#f5d6c1&gt;50%&lt;/color&gt; 几率给予敌人 &lt;color=#f5d6c1&gt;燃烧&lt;/color&gt; 效果，造成每秒 &lt;color=#f5d6c1&gt;3&lt;/color&gt; 点伤害。</text:p>
          </table:table-cell>
          <table:table-cell table:style-name="ce2" office:value-type="string" calcext:value-type="string">
            <text:p>你發射的子彈有 &lt;color=#f5d6c1&gt;50%&lt;/color&gt; 幾率給予敵人 &lt;color=#f5d6c1&gt;燃燒&lt;/color&gt; 效果，造成每秒 &lt;color=#f5d6c1&gt;3&lt;/color&gt; 點傷害。</text:p>
          </table:table-cell>
          <table:table-cell table:style-name="ce2" office:value-type="string" calcext:value-type="string">
            <text:p>Снаряды с &lt;color=#f5d6c1&gt;50%&lt;/color&gt; шансом &lt;color=#f5d6c1&gt;поджигают&lt;/color&gt; врагов, нанося &lt;color=#f5d6c1&gt;3&lt;/color&gt; урона в секунду.</text:p>
          </table:table-cell>
          <table:table-cell table:number-columns-repeated="2" table:style-name="ce2" office:value-type="string" calcext:value-type="string">
            <text:p>Tus balas tienen una chance del &lt;color=#f5d6c1&gt;50%&lt;/color&gt; de &lt;color=#f5d6c1&gt;Quemar&lt;/color&gt; &lt;color=#f5d6c1&gt;3&lt;/color&gt; de daño por segundo.</text:p>
          </table:table-cell>
          <table:table-cell table:style-name="ce2" office:value-type="string" calcext:value-type="string">
            <text:p>Deine Schüsse haben eine &lt;color=#f5d6c1&gt;50%&lt;/color&gt; Chance &lt;color=#f5d6c1&gt;Brand&lt;/color&gt; für &lt;color=#f5d6c1&gt;3&lt;/color&gt; Schaden pro Sekunde zu verursachen.</text:p>
          </table:table-cell>
          <table:table-cell table:style-name="ce2" office:value-type="string" calcext:value-type="string">
            <text:p>Twoje pociski mają &lt;color=#f5d6c1&gt;50%&lt;/color&gt; szansy by &lt;color=#f5d6c1&gt;Podpalić&lt;/color&gt; przeciwników zadając &lt;color=#f5d6c1&gt;3&lt;/color&gt; obrażenia na sekundę.</text:p>
          </table:table-cell>
          <table:table-cell table:style-name="ce2" office:value-type="string" calcext:value-type="string">
            <text:p>I tuoi proiettili hanno una possibilità del &lt;color=#f5d6c1&gt;50%&lt;/color&gt; di infliggere &lt;color=#f5d6c1&gt;Bruciatura&lt;/color&gt; per &lt;color=#f5d6c1&gt;3&lt;/color&gt; danni al secondo.</text:p>
          </table:table-cell>
          <table:table-cell table:style-name="ce2" office:value-type="string" calcext:value-type="string">
            <text:p>Mermilerinn &lt;color=#f5d6c1&gt;50%&lt;/color&gt; şansla düşmanları saniyede &lt;color=#f5d6c1&gt;3&lt;/color&gt; hasar verecek şekilde &lt;color=#f5d6c1&gt;Yakar&lt;/color&gt;.</text:p>
          </table:table-cell>
          <table:table-cell table:style-name="ce2" office:value-type="string" calcext:value-type="string">
            <text:p>Vos balles ont &lt;color=#f5d6c1&gt;50%&lt;/color&gt; de chances d'infliger &lt;color=#f5d6c1&gt;Brûlure&lt;/color&gt; pour &lt;color=#f5d6c1&gt;3&lt;/color&gt; dégâts par seconde.</text:p>
          </table:table-cell>
          <table:table-cell table:number-columns-repeated="2" table:style-name="ce2" office:value-type="string" calcext:value-type="string">
            <text:p>Os seus disparos têm &lt;color=#f5d6c1&gt;50%&lt;/color&gt; de chance de infligir &lt;color=#f5d6c1&gt;Queimação&lt;/color&gt;, causando &lt;color=#f5d6c1&gt;3&lt;/color&gt; de dano por segundo.</text:p>
          </table:table-cell>
          <table:table-cell table:style-name="ce2" office:value-type="string" calcext:value-type="string">
            <text:p>탄환이 &lt;color=#f5d6c1&gt;50%&lt;/color&gt;의 확률로 초당 &lt;color=#f5d6c1&gt;3&lt;/color&gt; 대미지의 &lt;color=#f5d6c1&gt;화염&lt;/color&gt;을 가합니다.</text:p>
          </table:table-cell>
          <table:table-cell table:style-name="ce2" office:value-type="string" calcext:value-type="string">
            <text:p>A golyóknak &lt;color=#f5d6c1&gt;50%&lt;/color&gt; esélye van arra, hogy &lt;color=#f5d6c1&gt;Felgyújtsanak&lt;/color&gt; ellenfeleket 3 sebzést okozva másodperc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ire Starter</text:p>
          </table:table-cell>
          <table:table-cell table:style-name="ce2" office:value-type="string" calcext:value-type="string">
            <text:p>ファイヤースターター</text:p>
          </table:table-cell>
          <table:table-cell table:number-columns-repeated="2" table:style-name="ce2" office:value-type="string" calcext:value-type="string">
            <text:p>火焰新星</text:p>
          </table:table-cell>
          <table:table-cell table:style-name="ce2" office:value-type="string" calcext:value-type="string">
            <text:p>Огненный шар</text:p>
          </table:table-cell>
          <table:table-cell table:number-columns-repeated="2" table:style-name="ce2" office:value-type="string" calcext:value-type="string">
            <text:p>Iniciador de Fuego</text:p>
          </table:table-cell>
          <table:table-cell table:style-name="ce2" office:value-type="string" calcext:value-type="string">
            <text:p>Feuerstarter</text:p>
          </table:table-cell>
          <table:table-cell table:style-name="ce2" office:value-type="string" calcext:value-type="string">
            <text:p>Podpałka</text:p>
          </table:table-cell>
          <table:table-cell table:style-name="ce2" office:value-type="string" calcext:value-type="string">
            <text:p>Apprendista del Fuoco</text:p>
          </table:table-cell>
          <table:table-cell table:style-name="ce2" office:value-type="string" calcext:value-type="string">
            <text:p>Yangın Başlatıcı</text:p>
          </table:table-cell>
          <table:table-cell table:style-name="ce2" office:value-type="string" calcext:value-type="string">
            <text:p>Allume-feu</text:p>
          </table:table-cell>
          <table:table-cell table:number-columns-repeated="2" table:style-name="ce2" office:value-type="string" calcext:value-type="string">
            <text:p>Incendiário</text:p>
          </table:table-cell>
          <table:table-cell table:style-name="ce2" office:value-type="string" calcext:value-type="string">
            <text:p>파이어볼</text:p>
          </table:table-cell>
          <table:table-cell table:style-name="ce2" office:value-type="string" calcext:value-type="string">
            <text:p>Gyújtogató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On every 5th shot, launch a &lt;color=#f5d6c1&gt;Fireball&lt;/color&gt; that deals &lt;color=#f5d6c1&gt;40&lt;/color&gt; damage. The &lt;color=#f5d6c1&gt;Fireball&lt;/color&gt; also inflicts &lt;color=#f5d6c1&gt;Burn&lt;/color&gt; to enemies in a large area for &lt;color=#f5d6c1&gt;3&lt;/color&gt; damage per second.</text:p>
          </table:table-cell>
          <table:table-cell table:style-name="ce2" office:value-type="string" calcext:value-type="string">
            <text:p>4発撃つたびに&lt;color=#f5d6c1&gt;火の玉&lt;/color&gt;を発射し、&lt;color=#f5d6c1&gt;40&lt;/color&gt;ダメージを与える。&lt;color=#f5d6c1&gt;火の玉&lt;/color&gt;は広範囲の敵にも&lt;color=#f5d6c1&gt;燃焼&lt;/color&gt;を与え、毎秒&lt;color=#f5d6c1&gt;3&lt;/color&gt;ダメージを与える。</text:p>
          </table:table-cell>
          <table:table-cell table:style-name="ce2" office:value-type="string" calcext:value-type="string">
            <text:p>每第4次射击，同时发射一个 &lt;color=#f5d6c1&gt;火球&lt;/color&gt; 造成 &lt;color=#f5d6c1&gt;40&lt;/color&gt; 点伤害。 &lt;color=#f5d6c1&gt;火球&lt;/color&gt; 将同时造成大范围 &lt;color=#f5d6c1&gt;燃烧&lt;/color&gt; 效果，对附近敌人造成每秒 &lt;color=#f5d6c1&gt;3&lt;/color&gt; 点伤害。</text:p>
          </table:table-cell>
          <table:table-cell table:style-name="ce2" office:value-type="string" calcext:value-type="string">
            <text:p>每第4次射擊，同時發射一個 &lt;color=#f5d6c1&gt;火球&lt;/color&gt; 造成 &lt;color=#f5d6c1&gt;40&lt;/color&gt; 點傷害。 &lt;color=#f5d6c1&gt;火球&lt;/color&gt; 將同時造成大範圍 &lt;color=#f5d6c1&gt;燃燒&lt;/color&gt; 效果，對附近敵人造成每秒 &lt;color=#f5d6c1&gt;3&lt;/color&gt; 點傷害。</text:p>
          </table:table-cell>
          <table:table-cell table:style-name="ce2" office:value-type="string" calcext:value-type="string">
            <text:p>Каждые 4 выстрела, персонаж выпускает &lt;color=#f5d6c1&gt;огненный шар&lt;/color&gt;: наносит &lt;color=#f5d6c1&gt;40&lt;/color&gt; ед. урона и &lt;color=#f5d6c1&gt;поджог&lt;/color&gt;, что наносит &lt;color=#f5d6c1&gt;3&lt;/color&gt; урона в секунду.</text:p>
          </table:table-cell>
          <table:table-cell table:number-columns-repeated="2" table:style-name="ce2" office:value-type="string" calcext:value-type="string">
            <text:p>Cada <text:s/>4to disparo, lanza una &lt;color=#f5d6c1&gt;Bola de Fuego&lt;/color&gt; que hace &lt;color=#f5d6c1&gt;40&lt;/color&gt; de daño. La &lt;color=#f5d6c1&gt;Bola de Fuego&lt;/color&gt; además crea &lt;color=#f5d6c1&gt;Quemar&lt;/color&gt; a los enemigos en una gran área haciendo &lt;color=#f5d6c1&gt;3&lt;/color&gt; de daño por segundo.</text:p>
          </table:table-cell>
          <table:table-cell table:style-name="ce2" office:value-type="string" calcext:value-type="string">
            <text:p>Bei jedem Vierten Schuss schieße einen &lt;color=#f5d6c1&gt;Feuerball&lt;/color&gt;, der &lt;color=#f5d6c1&gt;40&lt;/color&gt; Schaden verursacht. Der &lt;color=#f5d6c1&gt;Feuerball&lt;/color&gt; verursacht &lt;color=#f5d6c1&gt;Brand&lt;/color&gt; an allen Gegnern in einem großen Bereich für &lt;color=#f5d6c1&gt;3&lt;/color&gt; Schaden pro Sekunde.</text:p>
          </table:table-cell>
          <table:table-cell table:style-name="ce2" office:value-type="string" calcext:value-type="string">
            <text:p>Co 4 strzały wystrzel &lt;color=#f5d6c1&gt;Kulę Ognia&lt;/color&gt;, która zadaje &lt;color=#f5d6c1&gt;40&lt;/color&gt; obrażeń. &lt;color=#f5d6c1&gt;Kula Ognia&lt;/color&gt; &lt;color=#f5d6c1&gt;Podpala&lt;/color&gt; też przeciwników zadając &lt;color=#f5d6c1&gt;3&lt;/color&gt; obrażenia na sekundę.</text:p>
          </table:table-cell>
          <table:table-cell table:style-name="ce2" office:value-type="string" calcext:value-type="string">
            <text:p>Ogni 4 colpi, lancia una &lt;color=#f5d6c1&gt;Palla di Fuoco&lt;/color&gt; che infligge &lt;color=#f5d6c1&gt;40&lt;/color&gt; danni. La &lt;color=#f5d6c1&gt;Palla di Fuoco&lt;/color&gt; infligge &lt;color=#f5d6c1&gt;Burn&lt;/color&gt; ai nemici in un'area per &lt;color=#f5d6c1&gt;3&lt;/color&gt; danni al secondo.</text:p>
          </table:table-cell>
          <table:table-cell table:style-name="ce2" office:value-type="string" calcext:value-type="string">
            <text:p>Her 4. atışta &lt;color=#f5d6c1&gt;40&lt;/color&gt; hasar veren &lt;color=#f5d6c1&gt;Ateş Topu&lt;/color&gt; fırlatırsın. Ayrıca &lt;color=#f5d6c1&gt;Ateş Topu&lt;/color&gt; çarptığı alana saniyede &lt;color=#f5d6c1&gt;3&lt;/color&gt; hasar veren &lt;color=#f5d6c1&gt;Yanma&lt;/color&gt; etkisi verir.</text:p>
          </table:table-cell>
          <table:table-cell table:style-name="ce2" office:value-type="string" calcext:value-type="string">
            <text:p>À chaque 4e tir, lancez une &lt;color=#f5d6c1&gt;Boule de feu&lt;/color&gt; qui inflige &lt;color=#f5d6c1&gt;40&lt;/color&gt; dégâts. La &lt;color=#f5d6c1&gt;Boule de feu&lt;/color&gt; inflige également &lt;color=#f5d6c1&gt;Burn&lt;/color&gt; aux ennemis dans une large zone pour &lt;color=#f5d6c1&gt;3&lt;/color&gt; dégâts par seconde.</text:p>
          </table:table-cell>
          <table:table-cell table:number-columns-repeated="2" table:style-name="ce2" office:value-type="string" calcext:value-type="string">
            <text:p>A cada quarto disparo, lança uma &lt;color=#f5d6c1&gt;Bola de Fogo&lt;/color&gt; que causa &lt;color=#f5d6c1&gt;40&lt;/color&gt; de dano. A &lt;color=#f5d6c1&gt;Bola de Fogo&lt;/color&gt; também inflige &lt;color=#f5d6c1&gt;Queimação&lt;/color&gt; aos inimigos em uma grande área, causando &lt;color=#f5d6c1&gt;3&lt;/color&gt; de dano por segundo.</text:p>
          </table:table-cell>
          <table:table-cell table:style-name="ce2" office:value-type="string" calcext:value-type="string">
            <text:p>4번째 샷마다 &lt;color=#f5d6c1&gt;40&lt;/color&gt; 대미지를 가하는 &lt;color=#f5d6c1&gt;파이어볼&lt;/color&gt;을 발사합니다. 또한 &lt;color=#f5d6c1&gt;파이어볼&lt;/color&gt;은 넓은 범위의 적에게 초당 &lt;color=#f5d6c1&gt;3&lt;/color&gt; 대미지의 &lt;color=#f5d6c1&gt;화염&lt;/color&gt;을 가합니다.</text:p>
          </table:table-cell>
          <table:table-cell table:style-name="ce2" office:value-type="string" calcext:value-type="string">
            <text:p>Minden ötödik lövésnél lőjj ki egy &lt;color=#f5d6c1&gt;Tűzlabdát&lt;/color&gt;, ami &lt;color=#f5d6c1&gt;40&lt;/color&gt; sebzést okoz. A &lt;color=#f5d6c1&gt;Tűzlabda&lt;/color&gt; emellett &lt;color=#f5d6c1&gt;Felgyújt&lt;/color&gt; ellenfeleket egy széles körben, &lt;color=#f5d6c1&gt;3&lt;/color&gt; sebzést okozva másodperc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tense Burn</text:p>
          </table:table-cell>
          <table:table-cell table:style-name="ce2" office:value-type="string" calcext:value-type="string">
            <text:p>インテンスバーン</text:p>
          </table:table-cell>
          <table:table-cell table:number-columns-repeated="2" table:style-name="ce2" office:value-type="string" calcext:value-type="string">
            <text:p>火焰精通</text:p>
          </table:table-cell>
          <table:table-cell table:style-name="ce2" office:value-type="string" calcext:value-type="string">
            <text:p>Усиление огня</text:p>
          </table:table-cell>
          <table:table-cell table:number-columns-repeated="2" table:style-name="ce2" office:value-type="string" calcext:value-type="string">
            <text:p>Quemadura Intensa</text:p>
          </table:table-cell>
          <table:table-cell table:style-name="ce2" office:value-type="string" calcext:value-type="string">
            <text:p>Heftiger Brand</text:p>
          </table:table-cell>
          <table:table-cell table:style-name="ce2" office:value-type="string" calcext:value-type="string">
            <text:p>Mocne Oparzenia</text:p>
          </table:table-cell>
          <table:table-cell table:style-name="ce2" office:value-type="string" calcext:value-type="string">
            <text:p>Fiamma Potente</text:p>
          </table:table-cell>
          <table:table-cell table:style-name="ce2" office:value-type="string" calcext:value-type="string">
            <text:p>Kuvvetli Ateş</text:p>
          </table:table-cell>
          <table:table-cell table:style-name="ce2" office:value-type="string" calcext:value-type="string">
            <text:p>Brûlure intense</text:p>
          </table:table-cell>
          <table:table-cell table:number-columns-repeated="2" table:style-name="ce2" office:value-type="string" calcext:value-type="string">
            <text:p>Queimação Intensa</text:p>
          </table:table-cell>
          <table:table-cell table:style-name="ce2" office:value-type="string" calcext:value-type="string">
            <text:p>대화염</text:p>
          </table:table-cell>
          <table:table-cell table:style-name="ce2" office:value-type="string" calcext:value-type="string">
            <text:p>Izzó Ég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rn Damage &lt;color=#f5d6c1&gt;+35%&lt;/color&gt;</text:p>
          </table:table-cell>
          <table:table-cell table:style-name="ce2" office:value-type="string" calcext:value-type="string">
            <text:p>燃焼ダメージ&lt;color=#f5d6c1&gt;+35%&lt;/color&gt;</text:p>
          </table:table-cell>
          <table:table-cell table:style-name="ce2" office:value-type="string" calcext:value-type="string">
            <text:p>燃烧造成的伤害增加 &lt;color=#f5d6c1&gt;35%&lt;/color&gt; 。</text:p>
          </table:table-cell>
          <table:table-cell table:style-name="ce2" office:value-type="string" calcext:value-type="string">
            <text:p>燃燒造成的傷害增加 &lt;color=#f5d6c1&gt;35%&lt;/color&gt; 。</text:p>
          </table:table-cell>
          <table:table-cell table:style-name="ce2" office:value-type="string" calcext:value-type="string">
            <text:p>Увеличивает урон от &lt;color=#f5d6c1&gt;поджога&lt;/color&gt; на 35%</text:p>
          </table:table-cell>
          <table:table-cell table:number-columns-repeated="2" table:style-name="ce2" office:value-type="string" calcext:value-type="string">
            <text:p>Daño de Quemado por &lt;color=#f5d6c1&gt;+35%&lt;/color&gt;.</text:p>
          </table:table-cell>
          <table:table-cell table:style-name="ce2" office:value-type="string" calcext:value-type="string">
            <text:p>Brand Schaden &lt;color=#f5d6c1&gt;+35%&lt;/color&gt;</text:p>
          </table:table-cell>
          <table:table-cell table:style-name="ce2" office:value-type="string" calcext:value-type="string">
            <text:p>Obrażenia od ognia wzrastają o &lt;color=#f5d6c1&gt;+35%&lt;/color&gt;.</text:p>
          </table:table-cell>
          <table:table-cell table:style-name="ce2" office:value-type="string" calcext:value-type="string">
            <text:p>Danno da Bruciatura &lt;color=#f5d6c1&gt;+35%&lt;/color&gt;</text:p>
          </table:table-cell>
          <table:table-cell table:style-name="ce2" office:value-type="string" calcext:value-type="string">
            <text:p>Ateş hasarı &lt;color=#f5d6c1&gt;35%&lt;/color&gt; artar.</text:p>
          </table:table-cell>
          <table:table-cell table:style-name="ce2" office:value-type="string" calcext:value-type="string">
            <text:p>&lt;color=#f5d6c1&gt;+35%&lt;/color&gt; dégats de brûlure.</text:p>
          </table:table-cell>
          <table:table-cell table:number-columns-repeated="2" table:style-name="ce2" office:value-type="string" calcext:value-type="string">
            <text:p>Dano da Queimação aumenta em &lt;color=#f5d6c1&gt;+35%&lt;/color&gt;</text:p>
          </table:table-cell>
          <table:table-cell table:style-name="ce2" office:value-type="string" calcext:value-type="string">
            <text:p>화염 대미지 &lt;color=#f5d6c1&gt;+35%&lt;/color&gt;</text:p>
          </table:table-cell>
          <table:table-cell table:style-name="ce2" office:value-type="string" calcext:value-type="string">
            <text:p>Gyújtás Sebzés &lt;color=#f5d6c1&gt;+35%&lt;/color&gt;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oothing Warmth</text:p>
          </table:table-cell>
          <table:table-cell table:style-name="ce2" office:value-type="string" calcext:value-type="string">
            <text:p>癒しのぬくもり</text:p>
          </table:table-cell>
          <table:table-cell table:number-columns-repeated="2" table:style-name="ce2" office:value-type="string" calcext:value-type="string">
            <text:p>暖流</text:p>
          </table:table-cell>
          <table:table-cell table:style-name="ce2" office:value-type="string" calcext:value-type="string">
            <text:p>Восстанавливающий огонь</text:p>
          </table:table-cell>
          <table:table-cell table:number-columns-repeated="2" table:style-name="ce2" office:value-type="string" calcext:value-type="string">
            <text:p>Calor Relajante</text:p>
          </table:table-cell>
          <table:table-cell table:style-name="ce2" office:value-type="string" calcext:value-type="string">
            <text:p>Wohltuende Wärme</text:p>
          </table:table-cell>
          <table:table-cell table:style-name="ce2" office:value-type="string" calcext:value-type="string">
            <text:p>Kojące Ciepło</text:p>
          </table:table-cell>
          <table:table-cell table:style-name="ce2" office:value-type="string" calcext:value-type="string">
            <text:p>Calore Curativo</text:p>
          </table:table-cell>
          <table:table-cell table:style-name="ce2" office:value-type="string" calcext:value-type="string">
            <text:p>Rahatlatan Sıcaklık</text:p>
          </table:table-cell>
          <table:table-cell table:style-name="ce2" office:value-type="string" calcext:value-type="string">
            <text:p>Chaleur apaisante</text:p>
          </table:table-cell>
          <table:table-cell table:number-columns-repeated="2" table:style-name="ce2" office:value-type="string" calcext:value-type="string">
            <text:p>Calor Curativo</text:p>
          </table:table-cell>
          <table:table-cell table:style-name="ce2" office:value-type="string" calcext:value-type="string">
            <text:p>치유의 온기</text:p>
          </table:table-cell>
          <table:table-cell table:style-name="ce2" office:value-type="string" calcext:value-type="string">
            <text:p>Kellemes Mele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you inflict &lt;color=#f5d6c1&gt;Burn&lt;/color&gt;, there is a &lt;color=#f5d6c1&gt;0.05%&lt;/color&gt; chance to heal you for &lt;color=#f5d6c1&gt;1&lt;/color&gt; HP.</text:p>
          </table:table-cell>
          <table:table-cell table:style-name="ce2" office:value-type="string" calcext:value-type="string">
            <text:p>&lt;color=#f5d6c1&gt;燃焼&lt;/color&gt;を与えた時、&lt;color=#f5d6c1&gt;0.5%&lt;/color&gt;の確率で&lt;color=#f5d6c1&gt;1&lt;/color&gt;HP回復する。</text:p>
          </table:table-cell>
          <table:table-cell table:style-name="ce2" office:value-type="string" calcext:value-type="string">
            <text:p>当你给予敌人 &lt;color=#f5d6c1&gt;燃烧&lt;/color&gt; 效果时，有 &lt;color=#f5d6c1&gt;0.5%&lt;/color&gt; 几率恢复 &lt;color=#f5d6c1&gt;1&lt;/color&gt; 点血量。</text:p>
          </table:table-cell>
          <table:table-cell table:style-name="ce2" office:value-type="string" calcext:value-type="string">
            <text:p>當你給予敵人 &lt;color=#f5d6c1&gt;燃燒&lt;/color&gt; 效果時，有 &lt;color=#f5d6c1&gt;0.5%&lt;/color&gt; 幾率恢復 &lt;color=#f5d6c1&gt;1&lt;/color&gt; 點血量。</text:p>
          </table:table-cell>
          <table:table-cell table:style-name="ce2" office:value-type="string" calcext:value-type="string">
            <text:p>Когда персонаж &lt;color=#f5d6c1&gt;поджигает&lt;/color&gt; врага, есть 0,5% шанс восстановить 1 ОЗ.</text:p>
          </table:table-cell>
          <table:table-cell table:number-columns-repeated="2" table:style-name="ce2" office:value-type="string" calcext:value-type="string">
            <text:p>Cuando Inflinjes &lt;color=#f5d6c1&gt;Quemar&lt;/color&gt;, hay una chance del &lt;color=#f5d6c1&gt;0.5%&lt;/color&gt; de que te cure &lt;color=#f5d6c1&gt;1&lt;/color&gt; de PS.</text:p>
          </table:table-cell>
          <table:table-cell table:style-name="ce2" office:value-type="string" calcext:value-type="string">
            <text:p>Du hast eine &lt;color=#f5d6c1&gt;0.5%&lt;/color&gt; Chance dich für &lt;color=#f5d6c1&gt;1&lt;/color&gt; Lebenspunkt zu heilen, wenn du &lt;color=#f5d6c1&gt;Brand&lt;/color&gt; verursachst.</text:p>
          </table:table-cell>
          <table:table-cell table:style-name="ce2" office:value-type="string" calcext:value-type="string">
            <text:p>Kiedy zadajesz obrażenia od &lt;color=#f5d6c1&gt;Ognia&lt;/color&gt;, jest &lt;color=#f5d6c1&gt;0.5%&lt;/color&gt; szansy by uleczyć cię o &lt;color=#f5d6c1&gt;1&lt;/color&gt; HP.</text:p>
          </table:table-cell>
          <table:table-cell table:style-name="ce2" office:value-type="string" calcext:value-type="string">
            <text:p>Quando infliggi &lt;color=#f5d6c1&gt;Bruciatura&lt;/color&gt;, c'è una chance del &lt;color=#f5d6c1&gt;0.5%&lt;/color&gt; di ripristinare &lt;color=#f5d6c1&gt;1&lt;/color&gt; HP.</text:p>
          </table:table-cell>
          <table:table-cell table:style-name="ce2" office:value-type="string" calcext:value-type="string">
            <text:p>Bir düşmana &lt;color=#f5d6c1&gt;Yanma&lt;/color&gt; etkisi verdiğinde <text:s/>&lt;color=#f5d6c1&gt;0.5%&lt;/color&gt; şansla kendini &lt;color=#f5d6c1&gt;1&lt;/color&gt; Can iyileştir.</text:p>
          </table:table-cell>
          <table:table-cell table:style-name="ce2" office:value-type="string" calcext:value-type="string">
            <text:p>Lorsque vous infligez &lt;color=#f5d6c1&gt;Brûlure &lt;/color&gt;, il y a &lt;color=#f5d6c1&gt;0,5%&lt;/color&gt; chance de vous soigner pour &lt;color=#f5d6c1&gt;1&lt;/color&gt; PV.</text:p>
          </table:table-cell>
          <table:table-cell table:number-columns-repeated="2" table:style-name="ce2" office:value-type="string" calcext:value-type="string">
            <text:p>Quando você infligir &lt;color=#f5d6c1&gt;Queimação&lt;/color&gt;, existe &lt;color=#f5d6c1&gt;0.5%&lt;/color&gt; de chance de curar você em &lt;color=#f5d6c1&gt;1&lt;/color&gt; de PV.</text:p>
          </table:table-cell>
          <table:table-cell table:style-name="ce2" office:value-type="string" calcext:value-type="string">
            <text:p>&lt;color=#f5d6c1&gt;화염&lt;/color&gt; 공격은 &lt;color=#f5d6c1&gt;0.05%&lt;/color&gt; 확률로 &lt;color=#f5d6c1&gt;1&lt;/color&gt; HP를 회복시켜줍니다.</text:p>
          </table:table-cell>
          <table:table-cell table:style-name="ce2" office:value-type="string" calcext:value-type="string">
            <text:p>Amikor &lt;color=#f5d6c1&gt;Felgyújtassz&lt;/color&gt; egy ellenfelet, &lt;color=#f5d6c1&gt;0.05%&lt;/color&gt; esély van arra, hogy <text:s/>&lt;color=#f5d6c1&gt;1&lt;/color&gt; Életerőt gyógyulj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an Fire</text:p>
          </table:table-cell>
          <table:table-cell table:style-name="ce2" office:value-type="string" calcext:value-type="string">
            <text:p>扇形ファイア</text:p>
          </table:table-cell>
          <table:table-cell table:style-name="ce2" office:value-type="string" calcext:value-type="string">
            <text:p>华丽谢幕</text:p>
          </table:table-cell>
          <table:table-cell table:style-name="ce2" office:value-type="string" calcext:value-type="string">
            <text:p>槍花</text:p>
          </table:table-cell>
          <table:table-cell table:style-name="ce2" office:value-type="string" calcext:value-type="string">
            <text:p>Круговой обстрел</text:p>
          </table:table-cell>
          <table:table-cell table:number-columns-repeated="2" table:style-name="ce2" office:value-type="string" calcext:value-type="string">
            <text:p>Fan del Fuego</text:p>
          </table:table-cell>
          <table:table-cell table:style-name="ce2" office:value-type="string" calcext:value-type="string">
            <text:p>Fächerfeuer</text:p>
          </table:table-cell>
          <table:table-cell table:style-name="ce2" office:value-type="string" calcext:value-type="string">
            <text:p>Ogień Wiatrakowy</text:p>
          </table:table-cell>
          <table:table-cell table:style-name="ce2" office:value-type="string" calcext:value-type="string">
            <text:p>Anello di Piombo</text:p>
          </table:table-cell>
          <table:table-cell table:style-name="ce2" office:value-type="string" calcext:value-type="string">
            <text:p>Yelpaze Ateşi</text:p>
          </table:table-cell>
          <table:table-cell table:style-name="ce2" office:value-type="string" calcext:value-type="string">
            <text:p>Rafale</text:p>
          </table:table-cell>
          <table:table-cell table:number-columns-repeated="2" table:style-name="ce2" office:value-type="string" calcext:value-type="string">
            <text:p>Disparo Espiral</text:p>
          </table:table-cell>
          <table:table-cell table:style-name="ce2" office:value-type="string" calcext:value-type="string">
            <text:p>회오리 연사</text:p>
          </table:table-cell>
          <table:table-cell table:style-name="ce2" office:value-type="string" calcext:value-type="string">
            <text:p>Sortűz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shooting your last ammo, also shoot &lt;color=#f5d6c1&gt;10&lt;/color&gt; additional bullets in circle around for &lt;color=#f5d6c1&gt;15%&lt;/color&gt; damage.</text:p>
          </table:table-cell>
          <table:table-cell table:style-name="ce2" office:value-type="string" calcext:value-type="string">
            <text:p>弾切れ時に追加で円形に回りながら&lt;color=#f5d6c1&gt;15%&lt;/color&gt;ダメージの弾を&lt;color=#f5d6c1&gt;10発&lt;/color&gt;撃つ。</text:p>
          </table:table-cell>
          <table:table-cell table:style-name="ce2" office:value-type="string" calcext:value-type="string">
            <text:p>当你射出弹匣中最后一发子弹，你将同时以自身为圆心射出&lt;color=#f5d6c1&gt;10&lt;/color&gt; 枚额外的子弹，造成 &lt;color=#f5d6c1&gt;15%&lt;/color&gt; 伤害。</text:p>
          </table:table-cell>
          <table:table-cell table:style-name="ce2" office:value-type="string" calcext:value-type="string">
            <text:p>當你射出彈匣中最後一枚子彈，你將同時以自身為圓心射出&lt;color=#f5d6c1&gt;10&lt;/color&gt; 枚額外的子彈，造成 &lt;color=#f5d6c1&gt;15%&lt;/color&gt; 傷害。</text:p>
          </table:table-cell>
          <table:table-cell table:style-name="ce2" office:value-type="string" calcext:value-type="string">
            <text:p>Выстрелив последний снаряд магазина, также выпустить &lt;color=#f5d6c1&gt;10&lt;/color&gt; снарядов вокруг себя, нанеся &lt;color=#f5d6c1&gt;15%&lt;/color&gt; урона.</text:p>
          </table:table-cell>
          <table:table-cell table:number-columns-repeated="2" table:style-name="ce2" office:value-type="string" calcext:value-type="string">
            <text:p>Al disparar tu ultima bala, además lanzas &lt;color=#f5d6c1&gt;10&lt;/color&gt; adicionales en circulo alrededor tuyo por &lt;color=#f5d6c1&gt;15%&lt;/color&gt; de daño.</text:p>
          </table:table-cell>
          <table:table-cell table:style-name="ce2" office:value-type="string" calcext:value-type="string">
            <text:p>Schieße &lt;color=#f5d6c1&gt;10&lt;/color&gt; zusätzliche Projektile in einem Kreis um dich herum für &lt;color=#f5d6c1&gt;15%&lt;/color&gt; Schaden, nachdem du deine letzte Munition geschossen hast.</text:p>
          </table:table-cell>
          <table:table-cell table:style-name="ce2" office:value-type="string" calcext:value-type="string">
            <text:p>Kiedy wystrzeliwujesz ostatni pocisk w magazynku, twoja postać wystrzeli również &lt;color=#f5d6c1&gt;10&lt;/color&gt; pocisków wokół siebie zadając &lt;color=#f5d6c1&gt;15%&lt;/color&gt; obrażeń.</text:p>
          </table:table-cell>
          <table:table-cell table:style-name="ce2" office:value-type="string" calcext:value-type="string">
            <text:p>Quandi spari il tuo ultimo proiettile, lancia &lt;color=#f5d6c1&gt;10&lt;/color&gt; proiettili attorno a te che infliggono il &lt;color=#f5d6c1&gt;15%&lt;/color&gt; del danno.</text:p>
          </table:table-cell>
          <table:table-cell table:style-name="ce2" office:value-type="string" calcext:value-type="string">
            <text:p>Son mermini sıktıktan sonra yuvarlak şeklinde etrafına &lt;color=#f5d6c1&gt;15%&lt;/color&gt; Mermi Hasarı veren &lt;color=#f5d6c1&gt;10&lt;/color&gt; adet Mermi ateşle.</text:p>
          </table:table-cell>
          <table:table-cell table:style-name="ce2" office:value-type="string" calcext:value-type="string">
            <text:p>Lorsque vous tirez votre dernière munition, tirez également &lt;color=#f5d6c1&gt;10&lt;/color&gt; balles supplémentaires en cercle autour pour &lt;color=#f5d6c1&gt;15%&lt;/color&gt; de dégâts.</text:p>
          </table:table-cell>
          <table:table-cell table:number-columns-repeated="2" table:style-name="ce2" office:value-type="string" calcext:value-type="string">
            <text:p>Ao disparar sua última munição, também dispara &lt;color=#f5d6c1&gt;10&lt;/color&gt; projéteis adicionais em um círculo ao seu redor que causam &lt;color=#f5d6c1&gt;15%&lt;/color&gt; de dano.</text:p>
          </table:table-cell>
          <table:table-cell table:style-name="ce2" office:value-type="string" calcext:value-type="string">
            <text:p>마지막 탄환을 발사할 때, &lt;color=#f5d6c1&gt;15%&lt;/color&gt;의 대미지를 가하는 탄환 &lt;color=#f5d6c1&gt;10&lt;/color&gt;개를 사방으로 발사합니다.</text:p>
          </table:table-cell>
          <table:table-cell table:style-name="ce2" office:value-type="string" calcext:value-type="string">
            <text:p>Amikor kilövöd az utolsó golyót a tárban, lőjj &lt;color=#f5d6c1&gt;10&lt;/color&gt; golyót egy körben magadkörül, amik a sebzésednek a <text:s/>&lt;color=#f5d6c1&gt;15%&lt;/color&gt;-át sebzi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ouble Shot</text:p>
          </table:table-cell>
          <table:table-cell table:style-name="ce2" office:value-type="string" calcext:value-type="string">
            <text:p>ダブルショット</text:p>
          </table:table-cell>
          <table:table-cell table:style-name="ce2" office:value-type="string" calcext:value-type="string">
            <text:p>双发</text:p>
          </table:table-cell>
          <table:table-cell table:style-name="ce2" office:value-type="string" calcext:value-type="string">
            <text:p>雙發</text:p>
          </table:table-cell>
          <table:table-cell table:style-name="ce2" office:value-type="string" calcext:value-type="string">
            <text:p>Двойной выстрел</text:p>
          </table:table-cell>
          <table:table-cell table:number-columns-repeated="2" table:style-name="ce2" office:value-type="string" calcext:value-type="string">
            <text:p>Disparo Doble</text:p>
          </table:table-cell>
          <table:table-cell table:style-name="ce2" office:value-type="string" calcext:value-type="string">
            <text:p>Doppelschuss</text:p>
          </table:table-cell>
          <table:table-cell table:style-name="ce2" office:value-type="string" calcext:value-type="string">
            <text:p>Podwójny Strzał</text:p>
          </table:table-cell>
          <table:table-cell table:style-name="ce2" office:value-type="string" calcext:value-type="string">
            <text:p>Doppio Colpo</text:p>
          </table:table-cell>
          <table:table-cell table:style-name="ce2" office:value-type="string" calcext:value-type="string">
            <text:p>Çifte Atış</text:p>
          </table:table-cell>
          <table:table-cell table:style-name="ce2" office:value-type="string" calcext:value-type="string">
            <text:p>Tir double</text:p>
          </table:table-cell>
          <table:table-cell table:number-columns-repeated="2" table:style-name="ce2" office:value-type="string" calcext:value-type="string">
            <text:p>Disparo Duplo</text:p>
          </table:table-cell>
          <table:table-cell table:style-name="ce2" office:value-type="string" calcext:value-type="string">
            <text:p>더블 샷</text:p>
          </table:table-cell>
          <table:table-cell table:style-name="ce2" office:value-type="string" calcext:value-type="string">
            <text:p>Dupla Löv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plit Fire</text:p>
          </table:table-cell>
          <table:table-cell table:style-name="ce2" office:value-type="string" calcext:value-type="string">
            <text:p>スプリットファイア</text:p>
          </table:table-cell>
          <table:table-cell table:style-name="ce2" office:value-type="string" calcext:value-type="string">
            <text:p>首尾相应</text:p>
          </table:table-cell>
          <table:table-cell table:style-name="ce2" office:value-type="string" calcext:value-type="string">
            <text:p>首尾相應</text:p>
          </table:table-cell>
          <table:table-cell table:style-name="ce2" office:value-type="string" calcext:value-type="string">
            <text:p>Раздельный огонь</text:p>
          </table:table-cell>
          <table:table-cell table:number-columns-repeated="2" table:style-name="ce2" office:value-type="string" calcext:value-type="string">
            <text:p>Disparo Dividido</text:p>
          </table:table-cell>
          <table:table-cell table:style-name="ce2" office:value-type="string" calcext:value-type="string">
            <text:p>Gespaltener Schuss</text:p>
          </table:table-cell>
          <table:table-cell table:style-name="ce2" office:value-type="string" calcext:value-type="string">
            <text:p>Rozszczepiony Strzał</text:p>
          </table:table-cell>
          <table:table-cell table:style-name="ce2" office:value-type="string" calcext:value-type="string">
            <text:p>Fuoco Diviso</text:p>
          </table:table-cell>
          <table:table-cell table:style-name="ce2" office:value-type="string" calcext:value-type="string">
            <text:p>Bölen Atış</text:p>
          </table:table-cell>
          <table:table-cell table:style-name="ce2" office:value-type="string" calcext:value-type="string">
            <text:p>Tir fractionné</text:p>
          </table:table-cell>
          <table:table-cell table:number-columns-repeated="2" table:style-name="ce2" office:value-type="string" calcext:value-type="string">
            <text:p>Disparo Dividido</text:p>
          </table:table-cell>
          <table:table-cell table:style-name="ce2" office:value-type="string" calcext:value-type="string">
            <text:p>후방 사격</text:p>
          </table:table-cell>
          <table:table-cell table:style-name="ce2" office:value-type="string" calcext:value-type="string">
            <text:p>Farlöv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oot an additional bullet behind you.</text:p>
          </table:table-cell>
          <table:table-cell table:style-name="ce2" office:value-type="string" calcext:value-type="string">
            <text:p>追加で背後方向に弾を発射</text:p>
          </table:table-cell>
          <table:table-cell table:style-name="ce2" office:value-type="string" calcext:value-type="string">
            <text:p>从你的背后额外射出一枚子弹。</text:p>
          </table:table-cell>
          <table:table-cell table:style-name="ce2" office:value-type="string" calcext:value-type="string">
            <text:p>從你的背後額外射出一枚子彈。</text:p>
          </table:table-cell>
          <table:table-cell table:style-name="ce2" office:value-type="string" calcext:value-type="string">
            <text:p>Дополнительный выстрел за спиной.</text:p>
          </table:table-cell>
          <table:table-cell table:number-columns-repeated="2" table:style-name="ce2" office:value-type="string" calcext:value-type="string">
            <text:p>Dispara una bala extra detrás tuyo.</text:p>
          </table:table-cell>
          <table:table-cell table:style-name="ce2" office:value-type="string" calcext:value-type="string">
            <text:p>Schieße ein zusätzliches Projektil hinter dir.</text:p>
          </table:table-cell>
          <table:table-cell table:style-name="ce2" office:value-type="string" calcext:value-type="string">
            <text:p>Wystrzeliwuje dodatkowy pocisk za ciebie.</text:p>
          </table:table-cell>
          <table:table-cell table:style-name="ce2" office:value-type="string" calcext:value-type="string">
            <text:p>Spara un proiettile aggiuntivo dietro di te</text:p>
          </table:table-cell>
          <table:table-cell table:style-name="ce2" office:value-type="string" calcext:value-type="string">
            <text:p>Arkandan ekstra bir mermi sık.</text:p>
          </table:table-cell>
          <table:table-cell table:style-name="ce2" office:value-type="string" calcext:value-type="string">
            <text:p>Tire une balle supplémentaire derrière vous.</text:p>
          </table:table-cell>
          <table:table-cell table:number-columns-repeated="2" table:style-name="ce2" office:value-type="string" calcext:value-type="string">
            <text:p>Dispara um projétil adicional atrás de você.</text:p>
          </table:table-cell>
          <table:table-cell table:style-name="ce2" office:value-type="string" calcext:value-type="string">
            <text:p>후방에 1개의 탄환을 발사합니다.</text:p>
          </table:table-cell>
          <table:table-cell table:style-name="ce2" office:value-type="string" calcext:value-type="string">
            <text:p>Lőssz egy golyót magad mögé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resh Clip</text:p>
          </table:table-cell>
          <table:table-cell table:style-name="ce2" office:value-type="string" calcext:value-type="string">
            <text:p>フレッシュマガジン</text:p>
          </table:table-cell>
          <table:table-cell table:style-name="ce2" office:value-type="string" calcext:value-type="string">
            <text:p>焕然一新</text:p>
          </table:table-cell>
          <table:table-cell table:style-name="ce2" office:value-type="string" calcext:value-type="string">
            <text:p>煥然一新</text:p>
          </table:table-cell>
          <table:table-cell table:style-name="ce2" office:value-type="string" calcext:value-type="string">
            <text:p>Свежая обойма</text:p>
          </table:table-cell>
          <table:table-cell table:number-columns-repeated="2" table:style-name="ce2" office:value-type="string" calcext:value-type="string">
            <text:p>Cargador Fresco</text:p>
          </table:table-cell>
          <table:table-cell table:style-name="ce2" office:value-type="string" calcext:value-type="string">
            <text:p>Frisches Magazin</text:p>
          </table:table-cell>
          <table:table-cell table:style-name="ce2" office:value-type="string" calcext:value-type="string">
            <text:p>Świeży Magazynek</text:p>
          </table:table-cell>
          <table:table-cell table:style-name="ce2" office:value-type="string" calcext:value-type="string">
            <text:p>Caricatore Energizzato</text:p>
          </table:table-cell>
          <table:table-cell table:style-name="ce2" office:value-type="string" calcext:value-type="string">
            <text:p>Taze Şarjör</text:p>
          </table:table-cell>
          <table:table-cell table:style-name="ce2" office:value-type="string" calcext:value-type="string">
            <text:p>Nouveau Charageur</text:p>
          </table:table-cell>
          <table:table-cell table:number-columns-repeated="2" table:style-name="ce2" office:value-type="string" calcext:value-type="string">
            <text:p>Cartucho Novo</text:p>
          </table:table-cell>
          <table:table-cell table:style-name="ce2" office:value-type="string" calcext:value-type="string">
            <text:p>신규 탄창</text:p>
          </table:table-cell>
          <table:table-cell table:style-name="ce2" office:value-type="string" calcext:value-type="string">
            <text:p>Friss Tá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Bullet Damage by &lt;color=#f5d6c1&gt;50%&lt;/color&gt; for &lt;color=#f5d6c1&gt;1&lt;/color&gt; second after reloading.</text:p>
          </table:table-cell>
          <table:table-cell table:style-name="ce2" office:value-type="string" calcext:value-type="string">
            <text:p>リロード後&lt;color=#f5d6c1&gt;1&lt;/color&gt;秒間、弾のダメージを&lt;color=#f5d6c1&gt;30%&lt;/color&gt;増加。</text:p>
          </table:table-cell>
          <table:table-cell table:style-name="ce2" office:value-type="string" calcext:value-type="string">
            <text:p>更换弹匣后的&lt;color=#f5d6c1&gt;1&lt;/color&gt;秒内，子弹伤害提升 &lt;color=#f5d6c1&gt;30%&lt;/color&gt;。</text:p>
          </table:table-cell>
          <table:table-cell table:style-name="ce2" office:value-type="string" calcext:value-type="string">
            <text:p>更換彈匣後的&lt;color=#f5d6c1&gt;1&lt;/color&gt;秒內，子彈傷害提升 &lt;color=#f5d6c1&gt;30%&lt;/color&gt;。</text:p>
          </table:table-cell>
          <table:table-cell table:style-name="ce2" office:value-type="string" calcext:value-type="string">
            <text:p>Увеличивает урон от снарядов на &lt;color=#f5d6c1&gt;30%&lt;/color&gt; на &lt;color=#f5d6c1&gt;1&lt;/color&gt; секунду после перезарядки.</text:p>
          </table:table-cell>
          <table:table-cell table:number-columns-repeated="2" table:style-name="ce2" office:value-type="string" calcext:value-type="string">
            <text:p>Incrementa el Daño de Bala al &lt;color=#f5d6c1&gt;30%&lt;/color&gt; por &lt;color=#f5d6c1&gt;1&lt;/color&gt; segundo luego de recargar.</text:p>
          </table:table-cell>
          <table:table-cell table:style-name="ce2" office:value-type="string" calcext:value-type="string">
            <text:p>Erhöhe deinen Waffenschaden um &lt;color=#f5d6c1&gt;30%&lt;/color&gt; für &lt;color=#f5d6c1&gt;1&lt;/color&gt; Sekunde, nachdem du nachgeladen hast.</text:p>
          </table:table-cell>
          <table:table-cell table:style-name="ce2" office:value-type="string" calcext:value-type="string">
            <text:p>Zwiększ obrażenia od pocisków o &lt;color=#f5d6c1&gt;30%&lt;/color&gt; na &lt;color=#f5d6c1&gt;1&lt;/color&gt; sekundę po przeładowaniu.</text:p>
          </table:table-cell>
          <table:table-cell table:style-name="ce2" office:value-type="string" calcext:value-type="string">
            <text:p>Aumenta il danno dei proiettili del &lt;color=#f5d6c1&gt;30%&lt;/color&gt; per &lt;color=#f5d6c1&gt;1&lt;/color&gt; secondo dopo la ricarica.</text:p>
          </table:table-cell>
          <table:table-cell table:style-name="ce2" office:value-type="string" calcext:value-type="string">
            <text:p>Şarjörünü doldurduktan sonra &lt;color=#f5d6c1&gt;1&lt;/color&gt; saniye boyunca &lt;color=#f5d6c1&gt;30%&lt;/color&gt; Mermi Hasarı kazan.</text:p>
          </table:table-cell>
          <table:table-cell table:style-name="ce2" office:value-type="string" calcext:value-type="string">
            <text:p>Augmente les dégâts des balles de &lt;color=#f5d6c1&gt;30%&lt;/color&gt; pendant &lt;color=#f5d6c1&gt;1&lt;/color&gt; seconde après le rechargement.</text:p>
          </table:table-cell>
          <table:table-cell table:number-columns-repeated="2" table:style-name="ce2" office:value-type="string" calcext:value-type="string">
            <text:p>Aumenta o Dano do Disparo em &lt;color=#f5d6c1&gt;30%&lt;/color&gt; por &lt;color=#f5d6c1&gt;1&lt;/color&gt; segundo após recarregar.</text:p>
          </table:table-cell>
          <table:table-cell table:style-name="ce2" office:value-type="string" calcext:value-type="string">
            <text:p>재장전 후 &lt;color=#f5d6c1&gt;1&lt;/color&gt;초동안 피해량이 &lt;color=#f5d6c1&gt;50%&lt;/color&gt; 증가합니다.</text:p>
          </table:table-cell>
          <table:table-cell table:style-name="ce2" office:value-type="string" calcext:value-type="string">
            <text:p>Megnövekedik a Golyó Sebzés &lt;color=#f5d6c1&gt;50%&lt;/color&gt;-al újratöltés után, <text:s/>&lt;color=#f5d6c1&gt;1&lt;/color&gt; másodpercig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rmed and Ready</text:p>
          </table:table-cell>
          <table:table-cell table:style-name="ce2" office:value-type="string" calcext:value-type="string">
            <text:p>準備万端</text:p>
          </table:table-cell>
          <table:table-cell table:style-name="ce2" office:value-type="string" calcext:value-type="string">
            <text:p>整装待发</text:p>
          </table:table-cell>
          <table:table-cell table:style-name="ce2" office:value-type="string" calcext:value-type="string">
            <text:p>整裝待發</text:p>
          </table:table-cell>
          <table:table-cell table:style-name="ce2" office:value-type="string" calcext:value-type="string">
            <text:p>Во всеоружии</text:p>
          </table:table-cell>
          <table:table-cell table:number-columns-repeated="2" table:style-name="ce2" office:value-type="string" calcext:value-type="string">
            <text:p>Armado y Listo</text:p>
          </table:table-cell>
          <table:table-cell table:style-name="ce2" office:value-type="string" calcext:value-type="string">
            <text:p>Bewaffnet und Bereit</text:p>
          </table:table-cell>
          <table:table-cell table:style-name="ce2" office:value-type="string" calcext:value-type="string">
            <text:p>Uzbrojona i Gotowa</text:p>
          </table:table-cell>
          <table:table-cell table:style-name="ce2" office:value-type="string" calcext:value-type="string">
            <text:p>Armato e Pronto</text:p>
          </table:table-cell>
          <table:table-cell table:style-name="ce2" office:value-type="string" calcext:value-type="string">
            <text:p>Silahlı ve Hazır</text:p>
          </table:table-cell>
          <table:table-cell table:style-name="ce2" office:value-type="string" calcext:value-type="string">
            <text:p>Armé et paré</text:p>
          </table:table-cell>
          <table:table-cell table:number-columns-repeated="2" table:style-name="ce2" office:value-type="string" calcext:value-type="string">
            <text:p>Armado e Preparado</text:p>
          </table:table-cell>
          <table:table-cell table:style-name="ce2" office:value-type="string" calcext:value-type="string">
            <text:p>무장 완료</text:p>
          </table:table-cell>
          <table:table-cell table:style-name="ce2" office:value-type="string" calcext:value-type="string">
            <text:p>Állig Felfegyverkezv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Quick Hands</text:p>
          </table:table-cell>
          <table:table-cell table:style-name="ce2" office:value-type="string" calcext:value-type="string">
            <text:p>クイックハンズ</text:p>
          </table:table-cell>
          <table:table-cell table:style-name="ce2" office:value-type="string" calcext:value-type="string">
            <text:p>快速换弹</text:p>
          </table:table-cell>
          <table:table-cell table:style-name="ce2" office:value-type="string" calcext:value-type="string">
            <text:p>快速換彈</text:p>
          </table:table-cell>
          <table:table-cell table:style-name="ce2" office:value-type="string" calcext:value-type="string">
            <text:p>Ловкость рук</text:p>
          </table:table-cell>
          <table:table-cell table:number-columns-repeated="2" table:style-name="ce2" office:value-type="string" calcext:value-type="string">
            <text:p>Manos Rápidas</text:p>
          </table:table-cell>
          <table:table-cell table:style-name="ce2" office:value-type="string" calcext:value-type="string">
            <text:p>Schnelle Hände</text:p>
          </table:table-cell>
          <table:table-cell table:style-name="ce2" office:value-type="string" calcext:value-type="string">
            <text:p>Szybkie Ręce</text:p>
          </table:table-cell>
          <table:table-cell table:style-name="ce2" office:value-type="string" calcext:value-type="string">
            <text:p>Grilletto Facile</text:p>
          </table:table-cell>
          <table:table-cell table:style-name="ce2" office:value-type="string" calcext:value-type="string">
            <text:p>Hızlı Eller</text:p>
          </table:table-cell>
          <table:table-cell table:style-name="ce2" office:value-type="string" calcext:value-type="string">
            <text:p>Mains rapides</text:p>
          </table:table-cell>
          <table:table-cell table:number-columns-repeated="2" table:style-name="ce2" office:value-type="string" calcext:value-type="string">
            <text:p>Mãos Ágeis</text:p>
          </table:table-cell>
          <table:table-cell table:style-name="ce2" office:value-type="string" calcext:value-type="string">
            <text:p>번개손</text:p>
          </table:table-cell>
          <table:table-cell table:style-name="ce2" office:value-type="string" calcext:value-type="string">
            <text:p>Villámkéz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Kill Clip</text:p>
          </table:table-cell>
          <table:table-cell table:style-name="ce2" office:value-type="string" calcext:value-type="string">
            <text:p>キルマガジン</text:p>
          </table:table-cell>
          <table:table-cell table:style-name="ce2" office:value-type="string" calcext:value-type="string">
            <text:p>窃魂弹匣</text:p>
          </table:table-cell>
          <table:table-cell table:style-name="ce2" office:value-type="string" calcext:value-type="string">
            <text:p>竊魂彈匣</text:p>
          </table:table-cell>
          <table:table-cell table:style-name="ce2" office:value-type="string" calcext:value-type="string">
            <text:p>Убийственная обойма</text:p>
          </table:table-cell>
          <table:table-cell table:number-columns-repeated="2" table:style-name="ce2" office:value-type="string" calcext:value-type="string">
            <text:p>Cargador Asesino</text:p>
          </table:table-cell>
          <table:table-cell table:style-name="ce2" office:value-type="string" calcext:value-type="string">
            <text:p>Tötungsmagazin</text:p>
          </table:table-cell>
          <table:table-cell table:style-name="ce2" office:value-type="string" calcext:value-type="string">
            <text:p>Zabójczy Magazynek</text:p>
          </table:table-cell>
          <table:table-cell table:style-name="ce2" office:value-type="string" calcext:value-type="string">
            <text:p>Dispensatore di Morte</text:p>
          </table:table-cell>
          <table:table-cell table:style-name="ce2" office:value-type="string" calcext:value-type="string">
            <text:p>Öldüren Şarjör</text:p>
          </table:table-cell>
          <table:table-cell table:style-name="ce2" office:value-type="string" calcext:value-type="string">
            <text:p>Recharge Rapide</text:p>
          </table:table-cell>
          <table:table-cell table:number-columns-repeated="2" table:style-name="ce2" office:value-type="string" calcext:value-type="string">
            <text:p>Cartucho Matador</text:p>
          </table:table-cell>
          <table:table-cell table:style-name="ce2" office:value-type="string" calcext:value-type="string">
            <text:p>죽음의 탄창</text:p>
          </table:table-cell>
          <table:table-cell table:style-name="ce2" office:value-type="string" calcext:value-type="string">
            <text:p>Gyilok Tá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Reload Rate by &lt;color=#f5d6c1&gt;5%&lt;/color&gt; for every enemy killed. This bonus resets after reloading.</text:p>
          </table:table-cell>
          <table:table-cell table:style-name="ce2" office:value-type="string" calcext:value-type="string">
            <text:p>敵を1体倒すごとに&lt;color=#f5d6c1&gt;5%&lt;/color&gt;リロード速度を増加させる。このボーナスはリロードするとリセットされる。</text:p>
          </table:table-cell>
          <table:table-cell table:style-name="ce2" office:value-type="string" calcext:value-type="string">
            <text:p>每击杀一名敌人，换弹速度将提升 &lt;color=#f5d6c1&gt;5%&lt;/color&gt;。换弹后效果重置。</text:p>
          </table:table-cell>
          <table:table-cell table:style-name="ce2" office:value-type="string" calcext:value-type="string">
            <text:p>每擊殺一名敵人，換彈速度將提升 &lt;color=#f5d6c1&gt;5%&lt;/color&gt;。換彈後效果重置。</text:p>
          </table:table-cell>
          <table:table-cell table:style-name="ce2" office:value-type="string" calcext:value-type="string">
            <text:p>Увеличивает скорость перезарядки на &lt;color=#f5d6c1&gt;5%&lt;/color&gt; за каждого убитого врага. Бонус сбрасывается после перезарядки.</text:p>
          </table:table-cell>
          <table:table-cell table:number-columns-repeated="2" table:style-name="ce2" office:value-type="string" calcext:value-type="string">
            <text:p>Incrementa el Tiempo de Recarga un &lt;color=#f5d6c1&gt;5%&lt;/color&gt; por cada enemigo muerto. Este extra se resetea al recargar.</text:p>
          </table:table-cell>
          <table:table-cell table:style-name="ce2" office:value-type="string" calcext:value-type="string">
            <text:p>Erhöhe deine Nachladegeschwindigkeit um &lt;color=#f5d6c1&gt;5%&lt;/color&gt; für jeden getöteten Gegner. Dieser Bonus setzt sich nach dem Nachladen zurück</text:p>
          </table:table-cell>
          <table:table-cell table:style-name="ce2" office:value-type="string" calcext:value-type="string">
            <text:p>Zwiększ prędkość przeładowania o &lt;color=#f5d6c1&gt;5%&lt;/color&gt; za każdego zabitego przeciwnika. Ten bonus resetuje się po przeładowaniu</text:p>
          </table:table-cell>
          <table:table-cell table:style-name="ce2" office:value-type="string" calcext:value-type="string">
            <text:p>Aumenta la velocità di ricarica del &lt;color=#f5d6c1&gt;5%&lt;/color&gt; per ogni nemico ucciso. Il bonus si resetta alla prima ricarica.</text:p>
          </table:table-cell>
          <table:table-cell table:style-name="ce2" office:value-type="string" calcext:value-type="string">
            <text:p>Öldürdüğün düşman başına &lt;color=#f5d6c1&gt;5%&lt;/color&gt; Yeniden Doldurma Hızı kazan. Silahını yeniden doldurmak bu bonusu sıfırlar.</text:p>
          </table:table-cell>
          <table:table-cell table:style-name="ce2" office:value-type="string" calcext:value-type="string">
            <text:p>Augmente la vitesse de rechargement de &lt;color=#f5d6c1&gt;5%&lt;/color&gt; pour chaque ennemi tué. Ce bonus se réinitialise après le rechargement.</text:p>
          </table:table-cell>
          <table:table-cell table:number-columns-repeated="2" table:style-name="ce2" office:value-type="string" calcext:value-type="string">
            <text:p>Aumenta a Taxa de Recarga em &lt;color=#f5d6c1&gt;5%&lt;/color&gt; para cada inimigo morto. Este bônus reinicia após recarregar.</text:p>
          </table:table-cell>
          <table:table-cell table:style-name="ce2" office:value-type="string" calcext:value-type="string">
            <text:p>처치당 재장전 속도가 &lt;color=#f5d6c1&gt;5%&lt;/color&gt; 증가합니다. 이 효과는 재장전마다 초기화됩니다.</text:p>
          </table:table-cell>
          <table:table-cell table:style-name="ce2" office:value-type="string" calcext:value-type="string">
            <text:p>Minden megölt ellenfél megnöveli az Újratöltési Sebességet &lt;color=#f5d6c1&gt;5%&lt;/color&gt;-al. Ez a bónusz újraindul miután újratöltessz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ight Weaponry</text:p>
          </table:table-cell>
          <table:table-cell table:style-name="ce2" office:value-type="string" calcext:value-type="string">
            <text:p>魔法軽装</text:p>
          </table:table-cell>
          <table:table-cell table:style-name="ce2" office:value-type="string" calcext:value-type="string">
            <text:p>通灵匕首</text:p>
          </table:table-cell>
          <table:table-cell table:style-name="ce2" office:value-type="string" calcext:value-type="string">
            <text:p>通靈匕首</text:p>
          </table:table-cell>
          <table:table-cell table:style-name="ce2" office:value-type="string" calcext:value-type="string">
            <text:p>Легкое оружие</text:p>
          </table:table-cell>
          <table:table-cell table:number-columns-repeated="2" table:style-name="ce2" office:value-type="string" calcext:value-type="string">
            <text:p>Arma Ligera</text:p>
          </table:table-cell>
          <table:table-cell table:style-name="ce2" office:value-type="string" calcext:value-type="string">
            <text:p>Leichte Bewaffnung</text:p>
          </table:table-cell>
          <table:table-cell table:style-name="ce2" office:value-type="string" calcext:value-type="string">
            <text:p>Lekka Broń</text:p>
          </table:table-cell>
          <table:table-cell table:style-name="ce2" office:value-type="string" calcext:value-type="string">
            <text:p>Arma Bianca</text:p>
          </table:table-cell>
          <table:table-cell table:style-name="ce2" office:value-type="string" calcext:value-type="string">
            <text:p>Hafif Silahlar</text:p>
          </table:table-cell>
          <table:table-cell table:style-name="ce2" office:value-type="string" calcext:value-type="string">
            <text:p>Équipement léger</text:p>
          </table:table-cell>
          <table:table-cell table:number-columns-repeated="2" table:style-name="ce2" office:value-type="string" calcext:value-type="string">
            <text:p>Armamento Leve</text:p>
          </table:table-cell>
          <table:table-cell table:style-name="ce2" office:value-type="string" calcext:value-type="string">
            <text:p>소도</text:p>
          </table:table-cell>
          <table:table-cell table:style-name="ce2" office:value-type="string" calcext:value-type="string">
            <text:p>Könnyűfegyverze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a &lt;color=#f5d6c1&gt;Magic Dagger&lt;/color&gt; that seeks out nearby enemies. &lt;color=#f5d6c1&gt;Magic Dagger&lt;/color&gt; deals as much damage as your bullets.</text:p>
          </table:table-cell>
          <table:table-cell table:style-name="ce2" office:value-type="string" calcext:value-type="string">
            <text:p>近くの敵を狙う&lt;color=#f5d6c1&gt;魔法の短剣&lt;/color&gt;を召喚する。&lt;color=#f5d6c1&gt;魔法の短剣&lt;/color&gt;は弾と同じダメージを与える。</text:p>
          </table:table-cell>
          <table:table-cell table:style-name="ce2" office:value-type="string" calcext:value-type="string">
            <text:p>召唤一把&lt;color=#f5d6c1&gt;魔法匕首&lt;/color&gt; 搜寻附近的敌人。 &lt;color=#f5d6c1&gt;魔法匕首&lt;/color&gt; 造成的伤害与你的子弹伤害相同。</text:p>
          </table:table-cell>
          <table:table-cell table:style-name="ce2" office:value-type="string" calcext:value-type="string">
            <text:p>召喚一把&lt;color=#f5d6c1&gt;魔法匕首&lt;/color&gt; 搜尋附近的敵人。 &lt;color=#f5d6c1&gt;魔法匕首&lt;/color&gt; 造成的傷害與你的子彈傷害相同。</text:p>
          </table:table-cell>
          <table:table-cell table:style-name="ce2" office:value-type="string" calcext:value-type="string">
            <text:p>&lt;color=#f5d6c1&gt;Летающий нож&lt;/color&gt;, поражающий ближайших врагов. Урон ножа равен урону снарядов.</text:p>
          </table:table-cell>
          <table:table-cell table:number-columns-repeated="2" table:style-name="ce2" office:value-type="string" calcext:value-type="string">
            <text:p>Invoca una &lt;color=#f5d6c1&gt;Daga Mágica&lt;/color&gt; que busca enemigos cercanos. La &lt;color=#f5d6c1&gt;Daga Mágica&lt;/color&gt; hace el mismo daño que tus balas.</text:p>
          </table:table-cell>
          <table:table-cell table:style-name="ce2" office:value-type="string" calcext:value-type="string">
            <text:p>Beschwöre einen &lt;color=#f5d6c1&gt;Magischen Dolch&lt;/color&gt;, der nahe Gegner sucht. Der &lt;color=#f5d6c1&gt;Magische Dolch&lt;/color&gt; verursacht genauso viel Schaden, wie deine Projektile.</text:p>
          </table:table-cell>
          <table:table-cell table:style-name="ce2" office:value-type="string" calcext:value-type="string">
            <text:p>Przywołaj &lt;color=#f5d6c1&gt;Magiczny Sztylet&lt;/color&gt;, który celuje w najbliższych przeciwników. &lt;color=#f5d6c1&gt;Magiczny Sztylet&lt;/color&gt; zadaje tyle obrażeń co twoje pociski.</text:p>
          </table:table-cell>
          <table:table-cell table:style-name="ce2" office:value-type="string" calcext:value-type="string">
            <text:p>Evoca un &lt;color=#f5d6c1&gt;Pugnale Magico&lt;/color&gt; che colpisce i nemici vicini. Il &lt;color=#f5d6c1&gt;Pugnale&lt;/color&gt; fa danno come i tuoi proiettili.</text:p>
          </table:table-cell>
          <table:table-cell table:style-name="ce2" office:value-type="string" calcext:value-type="string">
            <text:p>Yakınındaki düşmanları takip eden bir &lt;color=#f5d6c1&gt;Büyülü Kılıç&lt;/color&gt; çağırır. &lt;color=#f5d6c1&gt;Büyülü Kılıcın&lt;/color&gt; verdiği hasar Mermi Hasarıyla eşittir.</text:p>
          </table:table-cell>
          <table:table-cell table:style-name="ce2" office:value-type="string" calcext:value-type="string">
            <text:p>Invoquez une &lt;color=#f5d6c1&gt;Dague magique&lt;/color&gt; qui recherche les ennemis proches. La &lt;color=#f5d6c1&gt;Dague magique&lt;/color&gt; inflige autant de dégâts que vos balles.</text:p>
          </table:table-cell>
          <table:table-cell table:number-columns-repeated="2" table:style-name="ce2" office:value-type="string" calcext:value-type="string">
            <text:p>Invoca uma &lt;color=#f5d6c1&gt;Adaga Mágica&lt;/color&gt; que caça inimigos próximos. A &lt;color=#f5d6c1&gt;Adaga Mágica&lt;/color&gt; causa tanto dano quanto os seus disparos.</text:p>
          </table:table-cell>
          <table:table-cell table:style-name="ce2" office:value-type="string" calcext:value-type="string">
            <text:p>주위의 적을 쫓아다니며 공격하는 &lt;color=#f5d6c1&gt;단검&lt;/color&gt;을 소환합니다. &lt;color=#f5d6c1&gt;단검&lt;/color&gt;의 대미지는 탄환 피해량과 동일합니다.</text:p>
          </table:table-cell>
          <table:table-cell table:style-name="ce2" office:value-type="string" calcext:value-type="string">
            <text:p>Idézz meg egy &lt;color=#f5d6c1&gt;Mágikus Tőrt&lt;/color&gt; ami ellenfeleket követ. A &lt;color=#f5d6c1&gt;Mágikus Tőr&lt;/color&gt; ugyanannyit sebez, mint a lövedékeid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eavy Weaponry</text:p>
          </table:table-cell>
          <table:table-cell table:style-name="ce2" office:value-type="string" calcext:value-type="string">
            <text:p>魔法重装</text:p>
          </table:table-cell>
          <table:table-cell table:style-name="ce2" office:value-type="string" calcext:value-type="string">
            <text:p>通灵镰刀</text:p>
          </table:table-cell>
          <table:table-cell table:style-name="ce2" office:value-type="string" calcext:value-type="string">
            <text:p>通靈鐮刀</text:p>
          </table:table-cell>
          <table:table-cell table:style-name="ce2" office:value-type="string" calcext:value-type="string">
            <text:p>Тяжелое оружие</text:p>
          </table:table-cell>
          <table:table-cell table:number-columns-repeated="2" table:style-name="ce2" office:value-type="string" calcext:value-type="string">
            <text:p>Arma Pesada</text:p>
          </table:table-cell>
          <table:table-cell table:style-name="ce2" office:value-type="string" calcext:value-type="string">
            <text:p>Schwere Bewaffnung</text:p>
          </table:table-cell>
          <table:table-cell table:style-name="ce2" office:value-type="string" calcext:value-type="string">
            <text:p>Ciężka Broń</text:p>
          </table:table-cell>
          <table:table-cell table:style-name="ce2" office:value-type="string" calcext:value-type="string">
            <text:p>Artiglieria Pesante</text:p>
          </table:table-cell>
          <table:table-cell table:style-name="ce2" office:value-type="string" calcext:value-type="string">
            <text:p>Ağır Silahlar</text:p>
          </table:table-cell>
          <table:table-cell table:style-name="ce2" office:value-type="string" calcext:value-type="string">
            <text:p>Équipement lourd</text:p>
          </table:table-cell>
          <table:table-cell table:number-columns-repeated="2" table:style-name="ce2" office:value-type="string" calcext:value-type="string">
            <text:p>Armamento Pesado</text:p>
          </table:table-cell>
          <table:table-cell table:style-name="ce2" office:value-type="string" calcext:value-type="string">
            <text:p>대도</text:p>
          </table:table-cell>
          <table:table-cell table:style-name="ce2" office:value-type="string" calcext:value-type="string">
            <text:p>Nehézfegyverze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a &lt;color=#f5d6c1&gt;Magic Scythe&lt;/color&gt; that orbits around you. &lt;color=#f5d6c1&gt;Magic Scythe&lt;/color&gt; deals as much damage as your bullets.</text:p>
          </table:table-cell>
          <table:table-cell table:style-name="ce2" office:value-type="string" calcext:value-type="string">
            <text:p>自分の周囲を回る&lt;color=#f5d6c1&gt;魔法の鎌&lt;/color&gt;を召喚する。&lt;color=#f5d6c1&gt;魔法の鎌&lt;/color&gt; はあなたの弾と同じダメージを与える。</text:p>
          </table:table-cell>
          <table:table-cell table:style-name="ce2" office:value-type="string" calcext:value-type="string">
            <text:p>召唤一把&lt;color=#f5d6c1&gt;魔法镰刀&lt;/color&gt; 伴你左右。 &lt;color=#f5d6c1&gt;魔法镰刀&lt;/color&gt; 造成的伤害与你的子弹伤害相同。</text:p>
          </table:table-cell>
          <table:table-cell table:style-name="ce2" office:value-type="string" calcext:value-type="string">
            <text:p>召喚一把&lt;color=#f5d6c1&gt;魔法鐮刀&lt;/color&gt; 伴你左右。 &lt;color=#f5d6c1&gt;魔法鐮刀&lt;/color&gt; 造成的傷害與你的子彈傷害相同。</text:p>
          </table:table-cell>
          <table:table-cell table:style-name="ce2" office:value-type="string" calcext:value-type="string">
            <text:p>Летающая вокруг персонажа &lt;color=#f5d6c1&gt;коса&lt;/color&gt;. Урон косы равен урону снарядов.</text:p>
          </table:table-cell>
          <table:table-cell table:number-columns-repeated="2" table:style-name="ce2" office:value-type="string" calcext:value-type="string">
            <text:p>Invoca una &lt;color=#f5d6c1&gt;Guadaña Mágica&lt;/color&gt; que orbita alrededor tuyo. La &lt;color=#f5d6c1&gt;Guadaña Mágica&lt;/color&gt; hace el mismo daño ue tus balas.</text:p>
          </table:table-cell>
          <table:table-cell table:style-name="ce2" office:value-type="string" calcext:value-type="string">
            <text:p>Beschwöre eine &lt;color=#f5d6c1&gt;Magische Sense&lt;/color&gt;, die um dich herum kreist. Die &lt;color=#f5d6c1&gt;Magische Sense&lt;/color&gt; verursacht genauso viel Schaden, wie deine Projektile.</text:p>
          </table:table-cell>
          <table:table-cell table:style-name="ce2" office:value-type="string" calcext:value-type="string">
            <text:p>Przywołaj &lt;color=#f5d6c1&gt;Magiczną Kosę&lt;/color&gt;, która krąży wokół ciebie. &lt;color=#f5d6c1&gt;Magiczna Kosa&lt;/color&gt; zadaje tyle obrażeń co twoje pociski.</text:p>
          </table:table-cell>
          <table:table-cell table:style-name="ce2" office:value-type="string" calcext:value-type="string">
            <text:p>Evoca una &lt;color=#f5d6c1&gt;Falce Arcana&lt;/color&gt; che orbita attorno a te. La &lt;color=#f5d6c1&gt;Falce&lt;/color&gt; fa danno come i tuoi proiettili.</text:p>
          </table:table-cell>
          <table:table-cell table:style-name="ce2" office:value-type="string" calcext:value-type="string">
            <text:p>Etrafında dönen bir &lt;color=#f5d6c1&gt;Büyülü Tırpan&lt;/color&gt; çağırır. &lt;color=#f5d6c1&gt;Büyülü Tırpanın&lt;/color&gt; verdiği hasar Mermi Hasarıyla eşittir.</text:p>
          </table:table-cell>
          <table:table-cell table:style-name="ce2" office:value-type="string" calcext:value-type="string">
            <text:p>Invoquez une &lt;color=#f5d6c1&gt;Faux magique&lt;/color&gt; qui tourne autour de vous. La &lt;color=#f5d6c1&gt;Faux magique&lt;/color&gt; inflige autant de dégâts que vos balles.</text:p>
          </table:table-cell>
          <table:table-cell table:number-columns-repeated="2" table:style-name="ce2" office:value-type="string" calcext:value-type="string">
            <text:p>Invoca uma &lt;color=#f5d6c1&gt;Foice Mágica&lt;/color&gt; que orbita ao seu redor. A &lt;color=#f5d6c1&gt;Foice Mágica&lt;/color&gt; causa tanto dano quanto os seus disparos.</text:p>
          </table:table-cell>
          <table:table-cell table:style-name="ce2" office:value-type="string" calcext:value-type="string">
            <text:p>캐릭터 주변을 회전하는 &lt;color=#f5d6c1&gt;낫&lt;/color&gt;을 소환합니다. &lt;color=#f5d6c1&gt;낫&lt;/color&gt;은 탄환보다 훨씬 강력한 대미지를 가합니다.</text:p>
          </table:table-cell>
          <table:table-cell table:style-name="ce2" office:value-type="string" calcext:value-type="string">
            <text:p>Idézz meg egy &lt;color=#f5d6c1&gt;Mágikus Kaszát&lt;/color&gt; ami körülötted forog. A &lt;color=#f5d6c1&gt;Mágikus Kasza&lt;/color&gt; ugyanannyit sebez, mint a lövedékeid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ual Wield</text:p>
          </table:table-cell>
          <table:table-cell table:style-name="ce2" office:value-type="string" calcext:value-type="string">
            <text:p>二刀流</text:p>
          </table:table-cell>
          <table:table-cell table:style-name="ce2" office:value-type="string" calcext:value-type="string">
            <text:p>齐头并进</text:p>
          </table:table-cell>
          <table:table-cell table:style-name="ce2" office:value-type="string" calcext:value-type="string">
            <text:p>齊頭並進</text:p>
          </table:table-cell>
          <table:table-cell table:style-name="ce2" office:value-type="string" calcext:value-type="string">
            <text:p>Двойное оружие</text:p>
          </table:table-cell>
          <table:table-cell table:number-columns-repeated="2" table:style-name="ce2" office:value-type="string" calcext:value-type="string">
            <text:p>Doble Empuñadura</text:p>
          </table:table-cell>
          <table:table-cell table:style-name="ce2" office:value-type="string" calcext:value-type="string">
            <text:p>Zweifach bewaffnet</text:p>
          </table:table-cell>
          <table:table-cell table:style-name="ce2" office:value-type="string" calcext:value-type="string">
            <text:p>Walka Oburącz</text:p>
          </table:table-cell>
          <table:table-cell table:style-name="ce2" office:value-type="string" calcext:value-type="string">
            <text:p>Doppio Lancio</text:p>
          </table:table-cell>
          <table:table-cell table:style-name="ce2" office:value-type="string" calcext:value-type="string">
            <text:p>Çifte Bıçaklar</text:p>
          </table:table-cell>
          <table:table-cell table:style-name="ce2" office:value-type="string" calcext:value-type="string">
            <text:p>Double maniement</text:p>
          </table:table-cell>
          <table:table-cell table:number-columns-repeated="2" table:style-name="ce2" office:value-type="string" calcext:value-type="string">
            <text:p>Manuseamento Duplo</text:p>
          </table:table-cell>
          <table:table-cell table:style-name="ce2" office:value-type="string" calcext:value-type="string">
            <text:p>이도류</text:p>
          </table:table-cell>
          <table:table-cell table:style-name="ce2" office:value-type="string" calcext:value-type="string">
            <text:p>Kétkezessé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a second &lt;color=#f5d6c1&gt;Magic Dagger&lt;/color&gt;.</text:p>
          </table:table-cell>
          <table:table-cell table:style-name="ce2" office:value-type="string" calcext:value-type="string">
            <text:p>2本目の&lt;color=#f5d6c1&gt;魔法の短剣&lt;/color&gt;を召喚する。</text:p>
          </table:table-cell>
          <table:table-cell table:style-name="ce2" office:value-type="string" calcext:value-type="string">
            <text:p>召唤出第二把 &lt;color=#f5d6c1&gt;魔法匕首&lt;/color&gt;。</text:p>
          </table:table-cell>
          <table:table-cell table:style-name="ce2" office:value-type="string" calcext:value-type="string">
            <text:p>召喚出第二把 &lt;color=#f5d6c1&gt;魔法匕首&lt;/color&gt;。</text:p>
          </table:table-cell>
          <table:table-cell table:style-name="ce2" office:value-type="string" calcext:value-type="string">
            <text:p>Призывает второй &lt;color=#f5d6c1&gt;Летающий нож&lt;/color&gt;.</text:p>
          </table:table-cell>
          <table:table-cell table:number-columns-repeated="2" table:style-name="ce2" office:value-type="string" calcext:value-type="string">
            <text:p>Invoca una segunda &lt;color=#f5d6c1&gt;Daga Mágica&lt;/color&gt;.</text:p>
          </table:table-cell>
          <table:table-cell table:style-name="ce2" office:value-type="string" calcext:value-type="string">
            <text:p>Beschwöre einen zweiten &lt;color=#f5d6c1&gt;Magischen Dolch&lt;/color&gt;.</text:p>
          </table:table-cell>
          <table:table-cell table:style-name="ce2" office:value-type="string" calcext:value-type="string">
            <text:p>Przywołaj drugi &lt;color=#f5d6c1&gt;Magiczny Sztylet&lt;/color&gt;.</text:p>
          </table:table-cell>
          <table:table-cell table:style-name="ce2" office:value-type="string" calcext:value-type="string">
            <text:p>Evoca un secondo &lt;color=#f5d6c1&gt;Pugnale Magico&lt;/color&gt;.</text:p>
          </table:table-cell>
          <table:table-cell table:style-name="ce2" office:value-type="string" calcext:value-type="string">
            <text:p>2. &lt;color=#f5d6c1&gt;Büyülü Kılıç&lt;/color&gt; çağırır.</text:p>
          </table:table-cell>
          <table:table-cell table:style-name="ce2" office:value-type="string" calcext:value-type="string">
            <text:p>Invoquez une seconde &lt;color=#f5d6c1&gt;Dague magique&lt;/color&gt;.</text:p>
          </table:table-cell>
          <table:table-cell table:number-columns-repeated="2" table:style-name="ce2" office:value-type="string" calcext:value-type="string">
            <text:p>Invoca uma segunda &lt;color=#f5d6c1&gt;Adaga Mágica&lt;/color&gt;.</text:p>
          </table:table-cell>
          <table:table-cell table:style-name="ce2" office:value-type="string" calcext:value-type="string">
            <text:p>두 번째 &lt;color=#f5d6c1&gt;단검&lt;/color&gt;을 추가 소환합니다.</text:p>
          </table:table-cell>
          <table:table-cell table:style-name="ce2" office:value-type="string" calcext:value-type="string">
            <text:p>Idézz meg egy második &lt;color=#f5d6c1&gt;Mágikus Tőrt&lt;/color&gt;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arpen</text:p>
          </table:table-cell>
          <table:table-cell table:style-name="ce2" office:value-type="string" calcext:value-type="string">
            <text:p>研磨</text:p>
          </table:table-cell>
          <table:table-cell table:number-columns-repeated="2" table:style-name="ce2" office:value-type="string" calcext:value-type="string">
            <text:p>人刀合一</text:p>
          </table:table-cell>
          <table:table-cell table:style-name="ce2" office:value-type="string" calcext:value-type="string">
            <text:p>Заточка</text:p>
          </table:table-cell>
          <table:table-cell table:number-columns-repeated="2" table:style-name="ce2" office:value-type="string" calcext:value-type="string">
            <text:p>Afilar</text:p>
          </table:table-cell>
          <table:table-cell table:style-name="ce2" office:value-type="string" calcext:value-type="string">
            <text:p>Schärfen</text:p>
          </table:table-cell>
          <table:table-cell table:style-name="ce2" office:value-type="string" calcext:value-type="string">
            <text:p>Naostrzenie</text:p>
          </table:table-cell>
          <table:table-cell table:style-name="ce2" office:value-type="string" calcext:value-type="string">
            <text:p>Affilato</text:p>
          </table:table-cell>
          <table:table-cell table:style-name="ce2" office:value-type="string" calcext:value-type="string">
            <text:p>Keskinleştir</text:p>
          </table:table-cell>
          <table:table-cell table:style-name="ce2" office:value-type="string" calcext:value-type="string">
            <text:p>Aiguiser</text:p>
          </table:table-cell>
          <table:table-cell table:number-columns-repeated="2" table:style-name="ce2" office:value-type="string" calcext:value-type="string">
            <text:p>Afiado</text:p>
          </table:table-cell>
          <table:table-cell table:style-name="ce2" office:value-type="string" calcext:value-type="string">
            <text:p>칼갈이</text:p>
          </table:table-cell>
          <table:table-cell table:style-name="ce2" office:value-type="string" calcext:value-type="string">
            <text:p>Élez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Vitality</text:p>
          </table:table-cell>
          <table:table-cell table:number-columns-repeated="3" table:style-name="ce2" office:value-type="string" calcext:value-type="string">
            <text:p>生命力</text:p>
          </table:table-cell>
          <table:table-cell table:style-name="ce2" office:value-type="string" calcext:value-type="string">
            <text:p>Живучесть</text:p>
          </table:table-cell>
          <table:table-cell table:number-columns-repeated="2" table:style-name="ce2" office:value-type="string" calcext:value-type="string">
            <text:p>Vitalidad</text:p>
          </table:table-cell>
          <table:table-cell table:style-name="ce2" office:value-type="string" calcext:value-type="string">
            <text:p>Gesundheit</text:p>
          </table:table-cell>
          <table:table-cell table:style-name="ce2" office:value-type="string" calcext:value-type="string">
            <text:p>Witalność</text:p>
          </table:table-cell>
          <table:table-cell table:style-name="ce2" office:value-type="string" calcext:value-type="string">
            <text:p>Vitalità</text:p>
          </table:table-cell>
          <table:table-cell table:style-name="ce2" office:value-type="string" calcext:value-type="string">
            <text:p>Canlılık</text:p>
          </table:table-cell>
          <table:table-cell table:style-name="ce2" office:value-type="string" calcext:value-type="string">
            <text:p>Vitalité</text:p>
          </table:table-cell>
          <table:table-cell table:number-columns-repeated="2" table:style-name="ce2" office:value-type="string" calcext:value-type="string">
            <text:p>Vitalidade</text:p>
          </table:table-cell>
          <table:table-cell table:style-name="ce2" office:value-type="string" calcext:value-type="string">
            <text:p>활력</text:p>
          </table:table-cell>
          <table:table-cell table:style-name="ce2" office:value-type="string" calcext:value-type="string">
            <text:p>Vitalit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ome of Power</text:p>
          </table:table-cell>
          <table:table-cell table:style-name="ce2" office:value-type="string" calcext:value-type="string">
            <text:p>力の書</text:p>
          </table:table-cell>
          <table:table-cell table:style-name="ce2" office:value-type="string" calcext:value-type="string">
            <text:p>力量之书</text:p>
          </table:table-cell>
          <table:table-cell table:style-name="ce2" office:value-type="string" calcext:value-type="string">
            <text:p>力量之書</text:p>
          </table:table-cell>
          <table:table-cell table:style-name="ce2" office:value-type="string" calcext:value-type="string">
            <text:p>Том силы</text:p>
          </table:table-cell>
          <table:table-cell table:number-columns-repeated="2" table:style-name="ce2" office:value-type="string" calcext:value-type="string">
            <text:p>Tomo de Poder</text:p>
          </table:table-cell>
          <table:table-cell table:style-name="ce2" office:value-type="string" calcext:value-type="string">
            <text:p>Wälzer der Kraft</text:p>
          </table:table-cell>
          <table:table-cell table:style-name="ce2" office:value-type="string" calcext:value-type="string">
            <text:p>Tom Mocy</text:p>
          </table:table-cell>
          <table:table-cell table:style-name="ce2" office:value-type="string" calcext:value-type="string">
            <text:p>Tomo del Potere</text:p>
          </table:table-cell>
          <table:table-cell table:style-name="ce2" office:value-type="string" calcext:value-type="string">
            <text:p>Güç Cildi</text:p>
          </table:table-cell>
          <table:table-cell table:style-name="ce2" office:value-type="string" calcext:value-type="string">
            <text:p>Tome de puissance</text:p>
          </table:table-cell>
          <table:table-cell table:number-columns-repeated="2" table:style-name="ce2" office:value-type="string" calcext:value-type="string">
            <text:p>Tomo do Poder</text:p>
          </table:table-cell>
          <table:table-cell table:style-name="ce2" office:value-type="string" calcext:value-type="string">
            <text:p>힘의 서</text:p>
          </table:table-cell>
          <table:table-cell table:style-name="ce2" office:value-type="string" calcext:value-type="string">
            <text:p>Erő Kötet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ax Ammo can not go below 1.</text:p>
          </table:table-cell>
          <table:table-cell table:style-name="ce2" office:value-type="string" calcext:value-type="string">
            <text:p>最大弾数は1を下回らない。</text:p>
          </table:table-cell>
          <table:table-cell table:style-name="ce2" office:value-type="string" calcext:value-type="string">
            <text:p>弹匣上限不可低于1。</text:p>
          </table:table-cell>
          <table:table-cell table:style-name="ce2" office:value-type="string" calcext:value-type="string">
            <text:p>彈匣上限不可低於1。</text:p>
          </table:table-cell>
          <table:table-cell table:style-name="ce2" office:value-type="string" calcext:value-type="string">
            <text:p>Магазин не может быть меньше 1 снаряда</text:p>
          </table:table-cell>
          <table:table-cell table:number-columns-repeated="2" table:style-name="ce2" office:value-type="string" calcext:value-type="string">
            <text:p>La Munición Max. no estár debajo de 1.</text:p>
          </table:table-cell>
          <table:table-cell table:style-name="ce2" office:value-type="string" calcext:value-type="string">
            <text:p>Maximale Munition kann nicht weniger als 1 sein.</text:p>
          </table:table-cell>
          <table:table-cell table:style-name="ce2" office:value-type="string" calcext:value-type="string">
            <text:p>Maksymalny ammunicja nie może zejść poniżej 1.</text:p>
          </table:table-cell>
          <table:table-cell table:style-name="ce2" office:value-type="string" calcext:value-type="string">
            <text:p>Le munizioni massime non possono scendere sotto ad 1</text:p>
          </table:table-cell>
          <table:table-cell table:style-name="ce2" office:value-type="string" calcext:value-type="string">
            <text:p>Şarjör boyutun 1in altına düşemez.</text:p>
          </table:table-cell>
          <table:table-cell table:style-name="ce2" office:value-type="string" calcext:value-type="string">
            <text:p>Les munitions ne peuvent pas descendre en dessous de 1.</text:p>
          </table:table-cell>
          <table:table-cell table:number-columns-repeated="2" table:style-name="ce2" office:value-type="string" calcext:value-type="string">
            <text:p>Munição Máx não pode ficar abaixo de 1.</text:p>
          </table:table-cell>
          <table:table-cell table:style-name="ce2" office:value-type="string" calcext:value-type="string">
            <text:p>최대 탄창이 1 아래로 내려가지 않습니다.</text:p>
          </table:table-cell>
          <table:table-cell table:style-name="ce2" office:value-type="string" calcext:value-type="string">
            <text:p>Maximum Lőszer nem lehet kevesebb mint 1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ome of Rage</text:p>
          </table:table-cell>
          <table:table-cell table:style-name="ce2" office:value-type="string" calcext:value-type="string">
            <text:p>怒りの書</text:p>
          </table:table-cell>
          <table:table-cell table:style-name="ce2" office:value-type="string" calcext:value-type="string">
            <text:p>狂热之书</text:p>
          </table:table-cell>
          <table:table-cell table:style-name="ce2" office:value-type="string" calcext:value-type="string">
            <text:p>狂熱之書</text:p>
          </table:table-cell>
          <table:table-cell table:style-name="ce2" office:value-type="string" calcext:value-type="string">
            <text:p>Том ярости</text:p>
          </table:table-cell>
          <table:table-cell table:number-columns-repeated="2" table:style-name="ce2" office:value-type="string" calcext:value-type="string">
            <text:p>Tomo de Ira</text:p>
          </table:table-cell>
          <table:table-cell table:style-name="ce2" office:value-type="string" calcext:value-type="string">
            <text:p>Wälzer der Wut</text:p>
          </table:table-cell>
          <table:table-cell table:style-name="ce2" office:value-type="string" calcext:value-type="string">
            <text:p>Tom Furii</text:p>
          </table:table-cell>
          <table:table-cell table:style-name="ce2" office:value-type="string" calcext:value-type="string">
            <text:p>Tomo dell'Ira</text:p>
          </table:table-cell>
          <table:table-cell table:style-name="ce2" office:value-type="string" calcext:value-type="string">
            <text:p>Sinir Cildi</text:p>
          </table:table-cell>
          <table:table-cell table:style-name="ce2" office:value-type="string" calcext:value-type="string">
            <text:p>Tome de rage</text:p>
          </table:table-cell>
          <table:table-cell table:number-columns-repeated="2" table:style-name="ce2" office:value-type="string" calcext:value-type="string">
            <text:p>Tomo da Fúria</text:p>
          </table:table-cell>
          <table:table-cell table:style-name="ce2" office:value-type="string" calcext:value-type="string">
            <text:p>분노의 서</text:p>
          </table:table-cell>
          <table:table-cell table:style-name="ce2" office:value-type="string" calcext:value-type="string">
            <text:p>Düh Kötet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riple your base max ammo.</text:p>
          </table:table-cell>
          <table:table-cell table:style-name="ce2" office:value-type="string" calcext:value-type="string">
            <text:p>最大弾数が3倍になる。</text:p>
          </table:table-cell>
          <table:table-cell table:style-name="ce2" office:value-type="string" calcext:value-type="string">
            <text:p>3倍弹匣上限。</text:p>
          </table:table-cell>
          <table:table-cell table:style-name="ce2" office:value-type="string" calcext:value-type="string">
            <text:p>3倍彈匣上限。</text:p>
          </table:table-cell>
          <table:table-cell table:style-name="ce2" office:value-type="string" calcext:value-type="string">
            <text:p>Утраивает размер магазина.</text:p>
          </table:table-cell>
          <table:table-cell table:number-columns-repeated="2" table:style-name="ce2" office:value-type="string" calcext:value-type="string">
            <text:p>Triplica tu munición base max.</text:p>
          </table:table-cell>
          <table:table-cell table:style-name="ce2" office:value-type="string" calcext:value-type="string">
            <text:p>Verdreifache deine maximale Basis Munition</text:p>
          </table:table-cell>
          <table:table-cell table:style-name="ce2" office:value-type="string" calcext:value-type="string">
            <text:p>Potraja bazową maksymalną ammunicję.</text:p>
          </table:table-cell>
          <table:table-cell table:style-name="ce2" office:value-type="string" calcext:value-type="string">
            <text:p>Triplica le tue munizioni massime di base</text:p>
          </table:table-cell>
          <table:table-cell table:style-name="ce2" office:value-type="string" calcext:value-type="string">
            <text:p>Taban Şarjör Boyutunu 3 katına çıkartır.</text:p>
          </table:table-cell>
          <table:table-cell table:style-name="ce2" office:value-type="string" calcext:value-type="string">
            <text:p>Triple les munitions de base</text:p>
          </table:table-cell>
          <table:table-cell table:number-columns-repeated="2" table:style-name="ce2" office:value-type="string" calcext:value-type="string">
            <text:p>Triplica a quantidade base de Munição Máx.</text:p>
          </table:table-cell>
          <table:table-cell table:style-name="ce2" office:value-type="string" calcext:value-type="string">
            <text:p>최대 탄창이 3배가 됩니다.</text:p>
          </table:table-cell>
          <table:table-cell table:style-name="ce2" office:value-type="string" calcext:value-type="string">
            <text:p>Megtriplázza az alap maximum lőszered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ome of Summoning</text:p>
          </table:table-cell>
          <table:table-cell table:style-name="ce2" office:value-type="string" calcext:value-type="string">
            <text:p>召喚の書</text:p>
          </table:table-cell>
          <table:table-cell table:style-name="ce2" office:value-type="string" calcext:value-type="string">
            <text:p>召唤之书</text:p>
          </table:table-cell>
          <table:table-cell table:style-name="ce2" office:value-type="string" calcext:value-type="string">
            <text:p>召喚之書</text:p>
          </table:table-cell>
          <table:table-cell table:style-name="ce2" office:value-type="string" calcext:value-type="string">
            <text:p>Том призыва</text:p>
          </table:table-cell>
          <table:table-cell table:number-columns-repeated="2" table:style-name="ce2" office:value-type="string" calcext:value-type="string">
            <text:p>Tomo de Invocación</text:p>
          </table:table-cell>
          <table:table-cell table:style-name="ce2" office:value-type="string" calcext:value-type="string">
            <text:p>Wälzer des Beschwörens</text:p>
          </table:table-cell>
          <table:table-cell table:style-name="ce2" office:value-type="string" calcext:value-type="string">
            <text:p>Tom Przywoływania</text:p>
          </table:table-cell>
          <table:table-cell table:style-name="ce2" office:value-type="string" calcext:value-type="string">
            <text:p>Tomo dell'Evocazione</text:p>
          </table:table-cell>
          <table:table-cell table:style-name="ce2" office:value-type="string" calcext:value-type="string">
            <text:p>Çağırma Cildi</text:p>
          </table:table-cell>
          <table:table-cell table:style-name="ce2" office:value-type="string" calcext:value-type="string">
            <text:p>Tome d'invocation</text:p>
          </table:table-cell>
          <table:table-cell table:number-columns-repeated="2" table:style-name="ce2" office:value-type="string" calcext:value-type="string">
            <text:p>Tomo da Invocação</text:p>
          </table:table-cell>
          <table:table-cell table:style-name="ce2" office:value-type="string" calcext:value-type="string">
            <text:p>소환의 서</text:p>
          </table:table-cell>
          <table:table-cell table:style-name="ce2" office:value-type="string" calcext:value-type="string">
            <text:p>Idézés Kötet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rost Mage</text:p>
          </table:table-cell>
          <table:table-cell table:style-name="ce2" office:value-type="string" calcext:value-type="string">
            <text:p>氷魔導士</text:p>
          </table:table-cell>
          <table:table-cell table:number-columns-repeated="2" table:style-name="ce2" office:value-type="string" calcext:value-type="string">
            <text:p>冰霜附魔</text:p>
          </table:table-cell>
          <table:table-cell table:style-name="ce2" office:value-type="string" calcext:value-type="string">
            <text:p>Ледяной маг</text:p>
          </table:table-cell>
          <table:table-cell table:number-columns-repeated="2" table:style-name="ce2" office:value-type="string" calcext:value-type="string">
            <text:p>Mago de Hielo</text:p>
          </table:table-cell>
          <table:table-cell table:style-name="ce2" office:value-type="string" calcext:value-type="string">
            <text:p>Frostmagier</text:p>
          </table:table-cell>
          <table:table-cell table:style-name="ce2" office:value-type="string" calcext:value-type="string">
            <text:p>Mag Zamrożenia</text:p>
          </table:table-cell>
          <table:table-cell table:style-name="ce2" office:value-type="string" calcext:value-type="string">
            <text:p>Mago del Ghiaccio</text:p>
          </table:table-cell>
          <table:table-cell table:style-name="ce2" office:value-type="string" calcext:value-type="string">
            <text:p>Buz Büyücüsü</text:p>
          </table:table-cell>
          <table:table-cell table:style-name="ce2" office:value-type="string" calcext:value-type="string">
            <text:p>Mage de glace</text:p>
          </table:table-cell>
          <table:table-cell table:number-columns-repeated="2" table:style-name="ce2" office:value-type="string" calcext:value-type="string">
            <text:p>Mago Gélido</text:p>
          </table:table-cell>
          <table:table-cell table:style-name="ce2" office:value-type="string" calcext:value-type="string">
            <text:p>얼음 마법사</text:p>
          </table:table-cell>
          <table:table-cell table:style-name="ce2" office:value-type="string" calcext:value-type="string">
            <text:p>Jég Mágu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r bullets have a &lt;color=#f5d6c1&gt;35%&lt;/color&gt; chance to inflict &lt;color=#f5d6c1&gt;Freeze&lt;/color&gt; for &lt;color=#f5d6c1&gt;3&lt;/color&gt; seconds. Boss enemies are only affected by &lt;color=#f5d6c1&gt;Freeze&lt;/color&gt; for &lt;color=#f5d6c1&gt;0.3&lt;/color&gt; seconds.</text:p>
          </table:table-cell>
          <table:table-cell table:style-name="ce2" office:value-type="string" calcext:value-type="string">
            <text:p>弾は&lt;color=#f5d6c1&gt;35%&lt;/color&gt;の確率で&lt;color=#f5d6c1&gt;3&lt;/color&gt;秒間&lt;color=#f5d6c1&gt;凍結&lt;/color&gt;を与えれる。ボスの&lt;color=#f5d6c1&gt;凍結&lt;/color&gt;時間は&lt;color=#f5d6c1&gt;0.3&lt;/color&gt;秒。</text:p>
          </table:table-cell>
          <table:table-cell table:style-name="ce2" office:value-type="string" calcext:value-type="string">
            <text:p>你的子弹有&lt;color=#f5d6c1&gt;35%&lt;/color&gt;的机会造成&lt;color=#f5d6c1&gt;冰冻&lt;/color&gt;，持续&lt;color=#f5d6c1&gt;3&lt;/color&gt;秒。BOSS受到的&lt;color=#f5d6c1&gt;冰冻&lt;/color&gt;效果只持续&lt;color=#f5d6c1&gt;0.3&lt;/color&gt;秒。</text:p>
          </table:table-cell>
          <table:table-cell table:style-name="ce2" office:value-type="string" calcext:value-type="string">
            <text:p>你的子彈有&lt;color=#f5d6c1&gt;35%&lt;/color&gt;的機會造成&lt;color=#f5d6c1&gt;冰凍&lt;/color&gt;，持續&lt;color=#f5d6c1&gt;3&lt;/color&gt;秒。BOSS受到的&lt;color=#f5d6c1&gt;冰凍&lt;/color&gt;效果只持續&lt;color=#f5d6c1&gt;0.3&lt;/color&gt;秒。</text:p>
          </table:table-cell>
          <table:table-cell table:style-name="ce2" office:value-type="string" calcext:value-type="string">
            <text:p>&lt;color=#f5d6c1&gt;35%&lt;/color&gt; шанс &lt;color=#f5d6c1&gt;заморозить&lt;/color&gt; врагов на &lt;color=#f5d6c1&gt;3&lt;/color&gt; секунды, а боссов —0 на &lt;color=#f5d6c1&gt;0.3&lt;/color&gt; секунды.</text:p>
          </table:table-cell>
          <table:table-cell table:number-columns-repeated="2" table:style-name="ce2" office:value-type="string" calcext:value-type="string">
            <text:p>Tus balas tienen una chance del &lt;color=#f5d6c1&gt;35%&lt;/color&gt; de inflingir &lt;color=#f5d6c1&gt;Congelar&lt;/color&gt; durante &lt;color=#f5d6c1&gt;3&lt;/color&gt; segundos. Al Jefe enemigo solo le afecta &lt;color=#f5d6c1&gt;Congelar&lt;/color&gt; por &lt;color=#f5d6c1&gt;0.3&lt;/color&gt; segundos.</text:p>
          </table:table-cell>
          <table:table-cell table:style-name="ce2" office:value-type="string" calcext:value-type="string">
            <text:p>Deine Schüsse haben eine &lt;color=#f5d6c1&gt;35%&lt;/color&gt; chance &lt;color=#f5d6c1&gt;Frost&lt;/color&gt; für &lt;color=#f5d6c1&gt;3&lt;/color&gt; Sekunden zu verursachen. Bossgegner werden von &lt;color=#f5d6c1&gt;Frost&lt;/color&gt; nur für &lt;color=#f5d6c1&gt;0.3&lt;/color&gt; Sekunden betroffen.</text:p>
          </table:table-cell>
          <table:table-cell table:style-name="ce2" office:value-type="string" calcext:value-type="string">
            <text:p>Twoje pociski mają &lt;color=#f5d6c1&gt;35%&lt;/color&gt; szansy by &lt;color=#f5d6c1&gt;Zamrozić&lt;/color&gt; przeciwnika na &lt;color=#f5d6c1&gt;3&lt;/color&gt; sekundy. Bossowie są &lt;color=#f5d6c1&gt;Zamrażani&lt;/color&gt; jedynie na &lt;color=#f5d6c1&gt;0.3&lt;/color&gt; sekundy.</text:p>
          </table:table-cell>
          <table:table-cell table:style-name="ce2" office:value-type="string" calcext:value-type="string">
            <text:p>I tuoi proiettili hanno una possibilità del &lt;color=#f5d6c1&gt;35%&lt;/color&gt; di infliggere &lt;color=#f5d6c1&gt;Gelo&lt;/color&gt; per &lt;color=#f5d6c1&gt;3&lt;/color&gt; secondi. I Boss nemici sono affetti da &lt;color=#f5d6c1&gt;Gelo&lt;/color&gt; solo per &lt;color=#f5d6c1&gt;0.3&lt;/color&gt; secondi.</text:p>
          </table:table-cell>
          <table:table-cell table:style-name="ce2" office:value-type="string" calcext:value-type="string">
            <text:p>Mermilerin &lt;color=#f5d6c1&gt;35%&lt;/color&gt; şansla düşmanlarını &lt;color=#f5d6c1&gt;3&lt;/color&gt; saniye &lt;color=#f5d6c1&gt;Dondurur&lt;/color&gt;. Patron düşmanlar &lt;color=#f5d6c1&gt;Donma&lt;/color&gt; etkisinden sadece &lt;color=#f5d6c1&gt;0.3&lt;/color&gt; saniye etkilenir.</text:p>
          </table:table-cell>
          <table:table-cell table:style-name="ce2" office:value-type="string" calcext:value-type="string">
            <text:p>Vos balles ont &lt;color=#f5d6c1&gt;35%&lt;/color&gt; de chances d'infliger &lt;color=#f5d6c1&gt;Gel&lt;/color&gt; pendant &lt;color=#f5d6c1&gt;3&lt;/color&gt; secondes. Les boss ne sont affectés par &lt;color=#f5d6c1&gt;Gel&lt;/color&gt; que pendant &lt;color=#f5d6c1&gt;0,3&lt;/color&gt; secondes.</text:p>
          </table:table-cell>
          <table:table-cell table:number-columns-repeated="2" table:style-name="ce2" office:value-type="string" calcext:value-type="string">
            <text:p>Os seus disparos têm &lt;color=#f5d6c1&gt;35%&lt;/color&gt; de chance de infligir &lt;color=#f5d6c1&gt;Congelamento&lt;/color&gt; por &lt;color=#f5d6c1&gt;3&lt;/color&gt; segundos. Chefes são afetados pelo &lt;color=#f5d6c1&gt;Congelamento&lt;/color&gt; por apenas &lt;color=#f5d6c1&gt;0.3&lt;/color&gt; segundos.</text:p>
          </table:table-cell>
          <table:table-cell table:style-name="ce2" office:value-type="string" calcext:value-type="string">
            <text:p>탄환이 &lt;color=#f5d6c1&gt;35%&lt;/color&gt; 확률로 적을 &lt;color=#f5d6c1&gt;3&lt;/color&gt;초간 &lt;color=#f5d6c1&gt;빙결&lt;/color&gt;시킵니다. 보스는 &lt;color=#f5d6c1&gt;0.3&lt;/color&gt;초간 &lt;color=#f5d6c1&gt;빙결&lt;/color&gt;시킵니다.</text:p>
          </table:table-cell>
          <table:table-cell table:style-name="ce2" office:value-type="string" calcext:value-type="string">
            <text:p>A golyóknak &lt;color=#f5d6c1&gt;35%&lt;/color&gt; esélye van arra, hogy &lt;color=#f5d6c1&gt;Megfagyasszanak&lt;/color&gt; ellenfeleket &lt;color=#f5d6c1&gt;3&lt;/color&gt; másodpercig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ce Shard</text:p>
          </table:table-cell>
          <table:table-cell table:style-name="ce2" office:value-type="string" calcext:value-type="string">
            <text:p>氷の破片</text:p>
          </table:table-cell>
          <table:table-cell table:number-columns-repeated="2" table:style-name="ce2" office:value-type="string" calcext:value-type="string">
            <text:p>寒冰碎片</text:p>
          </table:table-cell>
          <table:table-cell table:style-name="ce2" office:value-type="string" calcext:value-type="string">
            <text:p>Осколок льда</text:p>
          </table:table-cell>
          <table:table-cell table:number-columns-repeated="2" table:style-name="ce2" office:value-type="string" calcext:value-type="string">
            <text:p>Fragmento de hielo</text:p>
          </table:table-cell>
          <table:table-cell table:style-name="ce2" office:value-type="string" calcext:value-type="string">
            <text:p>Eisscherbe</text:p>
          </table:table-cell>
          <table:table-cell table:style-name="ce2" office:value-type="string" calcext:value-type="string">
            <text:p>Odłamek Lodu</text:p>
          </table:table-cell>
          <table:table-cell table:style-name="ce2" office:value-type="string" calcext:value-type="string">
            <text:p>Frammento di Vero Ghiaccio</text:p>
          </table:table-cell>
          <table:table-cell table:style-name="ce2" office:value-type="string" calcext:value-type="string">
            <text:p>Buz Parçası</text:p>
          </table:table-cell>
          <table:table-cell table:style-name="ce2" office:value-type="string" calcext:value-type="string">
            <text:p>Éclat de glace</text:p>
          </table:table-cell>
          <table:table-cell table:number-columns-repeated="2" table:style-name="ce2" office:value-type="string" calcext:value-type="string">
            <text:p>Estilhaço de Gelo</text:p>
          </table:table-cell>
          <table:table-cell table:style-name="ce2" office:value-type="string" calcext:value-type="string">
            <text:p>빙검</text:p>
          </table:table-cell>
          <table:table-cell table:style-name="ce2" office:value-type="string" calcext:value-type="string">
            <text:p>Jég Szilán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shooting your last ammo, also shoot &lt;color=#f5d6c1&gt;3&lt;/color&gt; additional ice shards that inflict &lt;color=#f5d6c1&gt;Freeze&lt;/color&gt;.</text:p>
          </table:table-cell>
          <table:table-cell table:style-name="ce2" office:value-type="string" calcext:value-type="string">
            <text:p>弾切れ時に&lt;color=#f5d6c1&gt;凍結&lt;/color&gt;を付与する&lt;color=#f5d6c1&gt;3つ&lt;/color&gt;の氷塊を放つ。</text:p>
          </table:table-cell>
          <table:table-cell table:style-name="ce2" office:value-type="string" calcext:value-type="string">
            <text:p>发射弹匣中最后1发子弹时，还可以发射&lt;color=#f5d6c1&gt;3&lt;/color&gt;个额外的冰片，造成&lt;color=#f5d6c1&gt;冰冻&lt;/color&gt;。</text:p>
          </table:table-cell>
          <table:table-cell table:style-name="ce2" office:value-type="string" calcext:value-type="string">
            <text:p>發射彈匣中最後1枚子彈時，還可以發射&lt;color=#f5d6c1&gt;3&lt;/color&gt;個額外的冰片，造成&lt;color=#f5d6c1&gt;冰凍&lt;/color&gt;。</text:p>
          </table:table-cell>
          <table:table-cell table:style-name="ce2" office:value-type="string" calcext:value-type="string">
            <text:p>Выстрелив последний снаряд магазина, также выпустить &lt;color=#f5d6c1&gt;3&lt;/color&gt; ледяных осколка, &lt;color=#f5d6c1&gt;замораживающие&lt;/color&gt; врагов.</text:p>
          </table:table-cell>
          <table:table-cell table:number-columns-repeated="2" table:style-name="ce2" office:value-type="string" calcext:value-type="string">
            <text:p>Al disparar tu ultima bala, también lanza &lt;color=#f5d6c1&gt;3&lt;/color&gt; fagmentos de hielo que inflinge &lt;color=#f5d6c1&gt;Congelar&lt;/color&gt;.</text:p>
          </table:table-cell>
          <table:table-cell table:style-name="ce2" office:value-type="string" calcext:value-type="string">
            <text:p>Wenn du deinen letzten Schuss schießt, schieße &lt;color=#f5d6c1&gt;3&lt;/color&gt; weitere Eisscherben, die &lt;color=#f5d6c1&gt;Frost&lt;/color&gt; verursachen.</text:p>
          </table:table-cell>
          <table:table-cell table:style-name="ce2" office:value-type="string" calcext:value-type="string">
            <text:p>Kiedy wystrzeliwujesz ostatni pocisk w magazynku, twoja postać wystrzeli również <text:s/>&lt;color=#f5d6c1&gt;3&lt;/color&gt; dodatkowe odłamki lodu &lt;color=#f5d6c1&gt;Zamrażające&lt;/color&gt; przeciwnika.</text:p>
          </table:table-cell>
          <table:table-cell table:style-name="ce2" office:value-type="string" calcext:value-type="string">
            <text:p>Al lancio dell'ultima munizione, lancia &lt;color=#f5d6c1&gt;3&lt;/color&gt; frammenti di ghiaccio che infliggono &lt;color=#f5d6c1&gt;Gelo&lt;/color&gt;.</text:p>
          </table:table-cell>
          <table:table-cell table:style-name="ce2" office:value-type="string" calcext:value-type="string">
            <text:p>Son mermini ateşlediğinde ekstradan &lt;color=#f5d6c1&gt;Donma&lt;/color&gt; etkisi sağlayan &lt;color=#f5d6c1&gt;3&lt;/color&gt; adet Buz Parçası ateşler.</text:p>
          </table:table-cell>
          <table:table-cell table:style-name="ce2" office:value-type="string" calcext:value-type="string">
            <text:p>Lorsque vous tirez votre dernière munition, tirez également &lt;color=#f5d6c1&gt;3&lt;/color&gt;éclats de glace supplémentaires qui infligent &lt;color=#f5d6c1&gt;Gel&lt;/color&gt;.</text:p>
          </table:table-cell>
          <table:table-cell table:number-columns-repeated="2" table:style-name="ce2" office:value-type="string" calcext:value-type="string">
            <text:p>Ao disparar sua última munição, também dispara &lt;color=#f5d6c1&gt;3&lt;/color&gt; fragmentos de gelo adicionais que infligem &lt;color=#f5d6c1&gt;Congelamento&lt;/color&gt;.</text:p>
          </table:table-cell>
          <table:table-cell table:style-name="ce2" office:value-type="string" calcext:value-type="string">
            <text:p>마지막 탄창을 발사할 때, &lt;color=#f5d6c1&gt;빙결&lt;/color&gt;을 가하는 &lt;color=#f5d6c1&gt;3&lt;/color&gt;개의 얼음 조각을 발사합니다.</text:p>
          </table:table-cell>
          <table:table-cell table:style-name="ce2" office:value-type="string" calcext:value-type="string">
            <text:p>Amikor az utolsó töltényedet kilövöd, &lt;color=#f5d6c1&gt;3&lt;/color&gt; jég szilánkot is kilőssz amik ellenfeleket &lt;color=#f5d6c1&gt;Fagyasztanak&lt;/color&gt;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rostbite</text:p>
          </table:table-cell>
          <table:table-cell table:style-name="ce2" office:value-type="string" calcext:value-type="string">
            <text:p>凍傷</text:p>
          </table:table-cell>
          <table:table-cell table:number-columns-repeated="2" table:style-name="ce2" office:value-type="string" calcext:value-type="string">
            <text:p>冰冷支配</text:p>
          </table:table-cell>
          <table:table-cell table:style-name="ce2" office:value-type="string" calcext:value-type="string">
            <text:p>Глубокая заморозка</text:p>
          </table:table-cell>
          <table:table-cell table:number-columns-repeated="2" table:style-name="ce2" office:value-type="string" calcext:value-type="string">
            <text:p>Helar</text:p>
          </table:table-cell>
          <table:table-cell table:style-name="ce2" office:value-type="string" calcext:value-type="string">
            <text:p>Frostbeule</text:p>
          </table:table-cell>
          <table:table-cell table:style-name="ce2" office:value-type="string" calcext:value-type="string">
            <text:p>Odmrożenie</text:p>
          </table:table-cell>
          <table:table-cell table:style-name="ce2" office:value-type="string" calcext:value-type="string">
            <text:p>Morso del Gelo</text:p>
          </table:table-cell>
          <table:table-cell table:style-name="ce2" office:value-type="string" calcext:value-type="string">
            <text:p>Buz Isırığı</text:p>
          </table:table-cell>
          <table:table-cell table:style-name="ce2" office:value-type="string" calcext:value-type="string">
            <text:p>Gelure</text:p>
          </table:table-cell>
          <table:table-cell table:number-columns-repeated="2" table:style-name="ce2" office:value-type="string" calcext:value-type="string">
            <text:p>Geladura</text:p>
          </table:table-cell>
          <table:table-cell table:style-name="ce2" office:value-type="string" calcext:value-type="string">
            <text:p>동상</text:p>
          </table:table-cell>
          <table:table-cell table:style-name="ce2" office:value-type="string" calcext:value-type="string">
            <text:p>Fagyaszt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an enemy is infliced with &lt;color=#f5d6c1&gt;Freeze&lt;/color&gt;, they lose &lt;color=#f5d6c1&gt;15%&lt;/color&gt; of their Max HP. Boss enemies lose &lt;color=#f5d6c1&gt;1%&lt;/color&gt; of their Max HP.</text:p>
          </table:table-cell>
          <table:table-cell table:style-name="ce2" office:value-type="string" calcext:value-type="string">
            <text:p>敵が&lt;color=#f5d6c1&gt;凍結&lt;/color&gt;された時、最大HPの&lt;color=#f5d6c1&gt;25%&lt;/color&gt;を失う。ボスは最大HPの&lt;color=#f5d6c1&gt;1%&lt;/color&gt;を失う。</text:p>
          </table:table-cell>
          <table:table-cell table:style-name="ce2" office:value-type="string" calcext:value-type="string">
            <text:p>当敌人被&lt;color=#f5d6c1&gt;冰冻&lt;/color&gt;时，他们会失去&lt;color=#f5d6c1&gt;25%&lt;/color&gt;的最大血量。BOSS只会失去&lt;color=#f5d6c1&gt;1%&lt;/color&gt;的最大血量。</text:p>
          </table:table-cell>
          <table:table-cell table:style-name="ce2" office:value-type="string" calcext:value-type="string">
            <text:p>當敵人被&lt;color=#f5d6c1&gt;冰凍&lt;/color&gt;時，他們會失去&lt;color=#f5d6c1&gt;25%&lt;/color&gt;的最大血量。BOSS只會失去&lt;color=#f5d6c1&gt;1%&lt;/color&gt;的最大血量。</text:p>
          </table:table-cell>
          <table:table-cell table:style-name="ce2" office:value-type="string" calcext:value-type="string">
            <text:p>&lt;color=#f5d6c1&gt;Замороженные&lt;/color&gt; враги теряют &lt;color=#f5d6c1&gt;25%&lt;/color&gt; своего макс здоровья, а боссы — &lt;color=#f5d6c1&gt;1%&lt;/color&gt;.</text:p>
          </table:table-cell>
          <table:table-cell table:number-columns-repeated="2" table:style-name="ce2" office:value-type="string" calcext:value-type="string">
            <text:p>Cuando un enemigo es afectado por &lt;color=#f5d6c1&gt;Congelar&lt;/color&gt; elllos pierden &lt;color=#f5d6c1&gt;25%&lt;/color&gt; de sus PS máximos. Los Jefes un &lt;color=#f5d6c1&gt;1%&lt;/color&gt; de sus PS máximos.</text:p>
          </table:table-cell>
          <table:table-cell table:style-name="ce2" office:value-type="string" calcext:value-type="string">
            <text:p>Wenn ein Gegner mit &lt;color=#f5d6c1&gt;Frost&lt;/color&gt; betroffen wird, verliert er &lt;color=#f5d6c1&gt;25%&lt;/color&gt; seiner maximalen Lebenspunkte. Bossgegner verlieren &lt;color=#f5d6c1&gt;1%&lt;/color&gt; ihrer maximalen Lebenspunkte.</text:p>
          </table:table-cell>
          <table:table-cell table:style-name="ce2" office:value-type="string" calcext:value-type="string">
            <text:p>Kiedy przeciwnik zostaje &lt;color=#f5d6c1&gt;Zamrożony&lt;/color&gt;, traci on &lt;color=#f5d6c1&gt;25%&lt;/color&gt; swojego maksymalnego zdrowia. Bossowie tracą &lt;color=#f5d6c1&gt;1%&lt;/color&gt; ich maksymalnego zdrowia.</text:p>
          </table:table-cell>
          <table:table-cell table:style-name="ce2" office:value-type="string" calcext:value-type="string">
            <text:p>Quando un nemico viene &lt;color=#f5d6c1&gt;Congelato&lt;/color&gt;, perde il &lt;color=#f5d6c1&gt;25%&lt;/color&gt; dei suoi HP massimi. I Boss nemici perdono solo l'&lt;color=#f5d6c1&gt;1%&lt;/color&gt; dei loro HP massimi.</text:p>
          </table:table-cell>
          <table:table-cell table:style-name="ce2" office:value-type="string" calcext:value-type="string">
            <text:p>Düşmanlar &lt;color=#f5d6c1&gt;Freeze&lt;/color&gt; etkisi altında olduklarında Maksimum Canlarının &lt;color=#f5d6c1&gt;25%&lt;/color&gt; kadarında Can kaybederler. Patron Düşmanlar &lt;color=#f5d6c1&gt;1%&lt;/color&gt; can kaybederler..</text:p>
          </table:table-cell>
          <table:table-cell table:style-name="ce2" office:value-type="string" calcext:value-type="string">
            <text:p>Lorsqu'un ennemi subit &lt;color=#f5d6c1&gt;Freeze&lt;/color&gt;, il perd &lt;color=#f5d6c1&gt;25%&lt;/color&gt; de ses PV max. Les boss perdent &lt;color=#f5d6c1&gt;1%&lt;/color&gt; de leurs PV max.</text:p>
          </table:table-cell>
          <table:table-cell table:number-columns-repeated="2" table:style-name="ce2" office:value-type="string" calcext:value-type="string">
            <text:p>Quando um inimigo for infligido por &lt;color=#f5d6c1&gt;Congelamento&lt;/color&gt;, ele perde &lt;color=#f5d6c1&gt;15%&lt;/color&gt; de seus PV máximos. Chefes perdem &lt;color=#f5d6c1&gt;1%&lt;/color&gt; de seus PV máximos.</text:p>
          </table:table-cell>
          <table:table-cell table:style-name="ce2" office:value-type="string" calcext:value-type="string">
            <text:p>&lt;color=#f5d6c1&gt;빙결&lt;/color&gt;된 적은 최대 HP의 &lt;color=#f5d6c1&gt;15%&lt;/color&gt;를 잃습니다. 보스는 최대 HP의 &lt;color=#f5d6c1&gt;1%&lt;/color&gt;를 잃습니다.</text:p>
          </table:table-cell>
          <table:table-cell table:style-name="ce2" office:value-type="string" calcext:value-type="string">
            <text:p>Ha egy ellenfél &lt;color=#f5d6c1&gt;Megfagy&lt;/color&gt;, akkor elveszti a maximum Életerejének a &lt;color=#f5d6c1&gt;15%&lt;/color&gt;-át. Főellenségek a maximum Életerejüknek az &lt;color=#f5d6c1&gt;1%&lt;/color&gt;-át vesztik e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atter</text:p>
          </table:table-cell>
          <table:table-cell table:style-name="ce2" office:value-type="string" calcext:value-type="string">
            <text:p>粉砕</text:p>
          </table:table-cell>
          <table:table-cell table:number-columns-repeated="2" table:style-name="ce2" office:value-type="string" calcext:value-type="string">
            <text:p>冰封爆</text:p>
          </table:table-cell>
          <table:table-cell table:style-name="ce2" office:value-type="string" calcext:value-type="string">
            <text:p>Раскол</text:p>
          </table:table-cell>
          <table:table-cell table:number-columns-repeated="2" table:style-name="ce2" office:value-type="string" calcext:value-type="string">
            <text:p>Romper</text:p>
          </table:table-cell>
          <table:table-cell table:style-name="ce2" office:value-type="string" calcext:value-type="string">
            <text:p>Zerschmettern</text:p>
          </table:table-cell>
          <table:table-cell table:style-name="ce2" office:value-type="string" calcext:value-type="string">
            <text:p>Rozbicie</text:p>
          </table:table-cell>
          <table:table-cell table:style-name="ce2" office:value-type="string" calcext:value-type="string">
            <text:p>Frantumazione</text:p>
          </table:table-cell>
          <table:table-cell table:style-name="ce2" office:value-type="string" calcext:value-type="string">
            <text:p>Parçala</text:p>
          </table:table-cell>
          <table:table-cell table:style-name="ce2" office:value-type="string" calcext:value-type="string">
            <text:p>Briser</text:p>
          </table:table-cell>
          <table:table-cell table:number-columns-repeated="2" table:style-name="ce2" office:value-type="string" calcext:value-type="string">
            <text:p>Fragmentação</text:p>
          </table:table-cell>
          <table:table-cell table:style-name="ce2" office:value-type="string" calcext:value-type="string">
            <text:p>산산조각</text:p>
          </table:table-cell>
          <table:table-cell table:style-name="ce2" office:value-type="string" calcext:value-type="string">
            <text:p>Zúzó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nemies, affected by &lt;color=#f5d6c1&gt;Freeze&lt;/color&gt;, explode when killed and deal damage to nearby enemies equal to &lt;color=#f5d6c1&gt;10%&lt;/color&gt; of their Max HP.</text:p>
          </table:table-cell>
          <table:table-cell table:style-name="ce2" office:value-type="string" calcext:value-type="string">
            <text:p>&lt;color=#f5d6c1&gt;凍結&lt;/color&gt;状態で死亡した敵は爆発し、近くの敵に最大HPの&lt;color=#f5d6c1&gt;25%&lt;/color&gt;に相当するダメージを与える。</text:p>
          </table:table-cell>
          <table:table-cell table:style-name="ce2" office:value-type="string" calcext:value-type="string">
            <text:p>受&lt;color=#f5d6c1&gt;冰冻&lt;/color&gt;影响的敌人，在被杀死后会爆炸，并对附近的敌人造成相当于最大血量的&lt;color=#f5d6c1&gt;25%&lt;/color&gt;伤害。</text:p>
          </table:table-cell>
          <table:table-cell table:style-name="ce2" office:value-type="string" calcext:value-type="string">
            <text:p>受&lt;color=#f5d6c1&gt;冰凍&lt;/color&gt;影響的敵人，在被殺死後會爆炸，並對附近的敵人造成相當於最大血量的&lt;color=#f5d6c1&gt;25%&lt;/color&gt;傷害。</text:p>
          </table:table-cell>
          <table:table-cell table:style-name="ce2" office:value-type="string" calcext:value-type="string">
            <text:p>Убитые &lt;color=#f5d6c1&gt;замороженные&lt;/color&gt; враги взрываются, нанося урон ближайшим врагам в &lt;color=#f5d6c1&gt;25%&lt;/color&gt; от их макс ОЗ.</text:p>
          </table:table-cell>
          <table:table-cell table:number-columns-repeated="2" table:style-name="ce2" office:value-type="string" calcext:value-type="string">
            <text:p>Enemigos afectados por &lt;color=#f5d6c1&gt;Congelar&lt;/color&gt;, explotan al morir y dañan a los que están cerca por el &lt;color=#f5d6c1&gt;25%&lt;/color&gt; de sus PS máximos.</text:p>
          </table:table-cell>
          <table:table-cell table:style-name="ce2" office:value-type="string" calcext:value-type="string">
            <text:p>Wenn Gegner, die von &lt;color=#f5d6c1&gt;Frost&lt;/color&gt; betroffen sind, getötet werden explodieren sie und verursachen bei allen nahen Gegnern &lt;color=#f5d6c1&gt;25%&lt;/color&gt; ihrer maximalen Lebenspunkte als Schaden.</text:p>
          </table:table-cell>
          <table:table-cell table:style-name="ce2" office:value-type="string" calcext:value-type="string">
            <text:p>&lt;color=#f5d6c1&gt;Zamrożeni&lt;/color&gt; przeciwnicy eksplodują po zabiciu i zadają obrażenia pobliskim przeciwnikom równe &lt;color=#f5d6c1&gt;25%&lt;/color&gt; ich maksymalnego zdrowia.</text:p>
          </table:table-cell>
          <table:table-cell table:style-name="ce2" office:value-type="string" calcext:value-type="string">
            <text:p>I nemici &lt;color=#f5d6c1&gt;congelati&lt;/color&gt; esplodono quando vengono uccisi, infliggendo danno pari al &lt;color=#f5d6c1&gt;25%&lt;/color&gt; dei loro HP massimi.</text:p>
          </table:table-cell>
          <table:table-cell table:style-name="ce2" office:value-type="string" calcext:value-type="string">
            <text:p>&lt;color=#f5d6c1&gt;Donma&lt;/color&gt; etkisi altında ölen düşmanlar patlayarak etrafındaki düşmanlara canlarının &lt;color=#f5d6c1&gt;25%&lt;/color&gt; kadarını hasar olarak verirler.</text:p>
          </table:table-cell>
          <table:table-cell table:style-name="ce2" office:value-type="string" calcext:value-type="string">
            <text:p>Les ennemis, affectés par &lt;color=#f5d6c1&gt;Gel&lt;/color&gt;, explosent lorsqu'ils sont tués et infligent aux ennemis proches des dégâts égaux à &lt;color=#f5d6c1&gt;25%&lt;/color&gt; de leurs PV max.</text:p>
          </table:table-cell>
          <table:table-cell table:number-columns-repeated="2" table:style-name="ce2" office:value-type="string" calcext:value-type="string">
            <text:p>Inimigos afetados pelo &lt;color=#f5d6c1&gt;Congelamento&lt;/color&gt; explodem ao serem abatidos, causando dano a inimigos próximos igual a &lt;color=#f5d6c1&gt;10%&lt;/color&gt; de seus PV máximos.</text:p>
          </table:table-cell>
          <table:table-cell table:style-name="ce2" office:value-type="string" calcext:value-type="string">
            <text:p>&lt;color=#f5d6c1&gt;빙결&lt;/color&gt;된 적은 죽을 때 폭발하여 주변의 적에게 최대 HP의 &lt;color=#f5d6c1&gt;10%&lt;/color&gt;에 해당하는 대미지를 입힙니다.</text:p>
          </table:table-cell>
          <table:table-cell table:style-name="ce2" office:value-type="string" calcext:value-type="string">
            <text:p>&lt;color=#f5d6c1&gt;Megfagyasztott&lt;/color&gt; ellenfelek felrobbanak amikor meghalnak, az Életerejük &lt;color=#f5d6c1&gt;10%&lt;/color&gt;-át sebezve a közelben lévő ellenfelekre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ake Aim</text:p>
          </table:table-cell>
          <table:table-cell table:style-name="ce2" office:value-type="string" calcext:value-type="string">
            <text:p>照準</text:p>
          </table:table-cell>
          <table:table-cell table:style-name="ce2" office:value-type="string" calcext:value-type="string">
            <text:p>瞄准</text:p>
          </table:table-cell>
          <table:table-cell table:style-name="ce2" office:value-type="string" calcext:value-type="string">
            <text:p>瞄準</text:p>
          </table:table-cell>
          <table:table-cell table:style-name="ce2" office:value-type="string" calcext:value-type="string">
            <text:p>Прицеливание</text:p>
          </table:table-cell>
          <table:table-cell table:number-columns-repeated="2" table:style-name="ce2" office:value-type="string" calcext:value-type="string">
            <text:p>Apuntar</text:p>
          </table:table-cell>
          <table:table-cell table:style-name="ce2" office:value-type="string" calcext:value-type="string">
            <text:p>Zielen</text:p>
          </table:table-cell>
          <table:table-cell table:style-name="ce2" office:value-type="string" calcext:value-type="string">
            <text:p>Przyceluj</text:p>
          </table:table-cell>
          <table:table-cell table:style-name="ce2" office:value-type="string" calcext:value-type="string">
            <text:p>Punta alla testa</text:p>
          </table:table-cell>
          <table:table-cell table:style-name="ce2" office:value-type="string" calcext:value-type="string">
            <text:p>Nişan Al</text:p>
          </table:table-cell>
          <table:table-cell table:style-name="ce2" office:value-type="string" calcext:value-type="string">
            <text:p>Viser</text:p>
          </table:table-cell>
          <table:table-cell table:number-columns-repeated="2" table:style-name="ce2" office:value-type="string" calcext:value-type="string">
            <text:p>Mira Concentrada</text:p>
          </table:table-cell>
          <table:table-cell table:style-name="ce2" office:value-type="string" calcext:value-type="string">
            <text:p>정조준</text:p>
          </table:table-cell>
          <table:table-cell table:style-name="ce2" office:value-type="string" calcext:value-type="string">
            <text:p>Célozz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スナイパー</text:p>
          </table:table-cell>
          <table:table-cell table:style-name="ce2" office:value-type="string" calcext:value-type="string">
            <text:p>狙击手</text:p>
          </table:table-cell>
          <table:table-cell table:style-name="ce2" office:value-type="string" calcext:value-type="string">
            <text:p>狙擊手</text:p>
          </table:table-cell>
          <table:table-cell table:style-name="ce2" office:value-type="string" calcext:value-type="string">
            <text:p>Снайпер</text:p>
          </table:table-cell>
          <table:table-cell table:number-columns-repeated="2" table:style-name="ce2" office:value-type="string" calcext:value-type="string">
            <text:p>Francotirador</text:p>
          </table:table-cell>
          <table:table-cell table:style-name="ce2" office:value-type="string" calcext:value-type="string">
            <text:p>Scharfschütze</text:p>
          </table:table-cell>
          <table:table-cell table:style-name="ce2" office:value-type="string" calcext:value-type="string">
            <text:p>Snajper</text:p>
          </table:table-cell>
          <table:table-cell table:style-name="ce2" office:value-type="string" calcext:value-type="string">
            <text:p>Cecchino</text:p>
          </table:table-cell>
          <table:table-cell table:style-name="ce2" office:value-type="string" calcext:value-type="string">
            <text:p>Keskin Nişancı</text:p>
          </table:table-cell>
          <table:table-cell table:style-name="ce2" office:value-type="string" calcext:value-type="string">
            <text:p>Sniper</text:p>
          </table:table-cell>
          <table:table-cell table:number-columns-repeated="2" table:style-name="ce2" office:value-type="string" calcext:value-type="string">
            <text:p>Atirador de Elite</text:p>
          </table:table-cell>
          <table:table-cell table:style-name="ce2" office:value-type="string" calcext:value-type="string">
            <text:p>저격수</text:p>
          </table:table-cell>
          <table:table-cell table:style-name="ce2" office:value-type="string" calcext:value-type="string">
            <text:p>Mesterlövész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enetration</text:p>
          </table:table-cell>
          <table:table-cell table:style-name="ce2" office:value-type="string" calcext:value-type="string">
            <text:p>浸透</text:p>
          </table:table-cell>
          <table:table-cell table:style-name="ce2" office:value-type="string" calcext:value-type="string">
            <text:p>渗透</text:p>
          </table:table-cell>
          <table:table-cell table:style-name="ce2" office:value-type="string" calcext:value-type="string">
            <text:p>滲透</text:p>
          </table:table-cell>
          <table:table-cell table:style-name="ce2" office:value-type="string" calcext:value-type="string">
            <text:p>Проникновение</text:p>
          </table:table-cell>
          <table:table-cell table:number-columns-repeated="2" table:style-name="ce2" office:value-type="string" calcext:value-type="string">
            <text:p>Penetración</text:p>
          </table:table-cell>
          <table:table-cell table:style-name="ce2" office:value-type="string" calcext:value-type="string">
            <text:p>Penetration</text:p>
          </table:table-cell>
          <table:table-cell table:style-name="ce2" office:value-type="string" calcext:value-type="string">
            <text:p>Penetracja</text:p>
          </table:table-cell>
          <table:table-cell table:style-name="ce2" office:value-type="string" calcext:value-type="string">
            <text:p>Penetrazione</text:p>
          </table:table-cell>
          <table:table-cell table:style-name="ce2" office:value-type="string" calcext:value-type="string">
            <text:p>Penetrasyon</text:p>
          </table:table-cell>
          <table:table-cell table:style-name="ce2" office:value-type="string" calcext:value-type="string">
            <text:p>Pénétration</text:p>
          </table:table-cell>
          <table:table-cell table:number-columns-repeated="2" table:style-name="ce2" office:value-type="string" calcext:value-type="string">
            <text:p>Penetração</text:p>
          </table:table-cell>
          <table:table-cell table:style-name="ce2" office:value-type="string" calcext:value-type="string">
            <text:p>관통</text:p>
          </table:table-cell>
          <table:table-cell table:style-name="ce2" office:value-type="string" calcext:value-type="string">
            <text:p>Átüt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アサシン</text:p>
          </table:table-cell>
          <table:table-cell table:style-name="ce2" office:value-type="string" calcext:value-type="string">
            <text:p>斩杀</text:p>
          </table:table-cell>
          <table:table-cell table:style-name="ce2" office:value-type="string" calcext:value-type="string">
            <text:p>斬殺</text:p>
          </table:table-cell>
          <table:table-cell table:style-name="ce2" office:value-type="string" calcext:value-type="string">
            <text:p>Убийца</text:p>
          </table:table-cell>
          <table:table-cell table:number-columns-repeated="2" table:style-name="ce2" office:value-type="string" calcext:value-type="string">
            <text:p>Asesino</text:p>
          </table:table-cell>
          <table:table-cell table:style-name="ce2" office:value-type="string" calcext:value-type="string">
            <text:p>Attentäter</text:p>
          </table:table-cell>
          <table:table-cell table:style-name="ce2" office:value-type="string" calcext:value-type="string">
            <text:p>Zabójca</text:p>
          </table:table-cell>
          <table:table-cell table:style-name="ce2" office:value-type="string" calcext:value-type="string">
            <text:p>Assassino</text:p>
          </table:table-cell>
          <table:table-cell table:style-name="ce2" office:value-type="string" calcext:value-type="string">
            <text:p>Suikastçı</text:p>
          </table:table-cell>
          <table:table-cell table:style-name="ce2" office:value-type="string" calcext:value-type="string">
            <text:p>Assassin</text:p>
          </table:table-cell>
          <table:table-cell table:number-columns-repeated="2" table:style-name="ce2" office:value-type="string" calcext:value-type="string">
            <text:p>Assassino</text:p>
          </table:table-cell>
          <table:table-cell table:style-name="ce2" office:value-type="string" calcext:value-type="string">
            <text:p>암살자</text:p>
          </table:table-cell>
          <table:table-cell table:style-name="ce2" office:value-type="string" calcext:value-type="string">
            <text:p>Orgyilko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utomatically kill enemies below &lt;color=#f5d6c1&gt;20%&lt;/color&gt; HP.</text:p>
          </table:table-cell>
          <table:table-cell table:style-name="ce2" office:value-type="string" calcext:value-type="string">
            <text:p>&lt;color=#f5d6c1&gt;20%&lt;/color&gt; HP以下の敵を自動で殺す。</text:p>
          </table:table-cell>
          <table:table-cell table:style-name="ce2" office:value-type="string" calcext:value-type="string">
            <text:p>血量低于 &lt;color=#f5d6c1&gt;20%&lt;/color&gt; 的敌人会被处决。</text:p>
          </table:table-cell>
          <table:table-cell table:style-name="ce2" office:value-type="string" calcext:value-type="string">
            <text:p>血量低於 &lt;color=#f5d6c1&gt;20%&lt;/color&gt; 的敵人會被處決。</text:p>
          </table:table-cell>
          <table:table-cell table:style-name="ce2" office:value-type="string" calcext:value-type="string">
            <text:p>Автоматически убивает врагов, здоровье которых ниже &lt;color=#f5d6c1&gt;20%&lt;/color&gt;.</text:p>
          </table:table-cell>
          <table:table-cell table:number-columns-repeated="2" table:style-name="ce2" office:value-type="string" calcext:value-type="string">
            <text:p>Mata automáticamente enemigos debajo de un &lt;color=#f5d6c1&gt;20%&lt;/color&gt; de PS.</text:p>
          </table:table-cell>
          <table:table-cell table:style-name="ce2" office:value-type="string" calcext:value-type="string">
            <text:p>Töte Gegner unter &lt;color=#f5d6c1&gt;20%&lt;/color&gt; Lebenspunkten automatisch.</text:p>
          </table:table-cell>
          <table:table-cell table:style-name="ce2" office:value-type="string" calcext:value-type="string">
            <text:p>Automatycznie zabija przeciwników z mniej niż &lt;color=#f5d6c1&gt;20%&lt;/color&gt; procentami HP.</text:p>
          </table:table-cell>
          <table:table-cell table:style-name="ce2" office:value-type="string" calcext:value-type="string">
            <text:p>Giustizia i nemici sotto al &lt;color=#f5d6c1&gt;20%&lt;/color&gt; degli HP.</text:p>
          </table:table-cell>
          <table:table-cell table:style-name="ce2" office:value-type="string" calcext:value-type="string">
            <text:p>&lt;color=#f5d6c1&gt;20%&lt;/color&gt; canın altında olan düşmanları otomatik olarak infaz eder.</text:p>
          </table:table-cell>
          <table:table-cell table:style-name="ce2" office:value-type="string" calcext:value-type="string">
            <text:p>Tue automatiquement les ennemis en dessous de &lt;color=#f5d6c1&gt;20%&lt;/color&gt; de PV.</text:p>
          </table:table-cell>
          <table:table-cell table:number-columns-repeated="2" table:style-name="ce2" office:value-type="string" calcext:value-type="string">
            <text:p>Executa inimigos abaixo de &lt;color=#f5d6c1&gt;20%&lt;/color&gt; PV.</text:p>
          </table:table-cell>
          <table:table-cell table:style-name="ce2" office:value-type="string" calcext:value-type="string">
            <text:p>HP가 &lt;color=#f5d6c1&gt;20%&lt;/color&gt; 미만인 적을 자동으로 사살합니다.</text:p>
          </table:table-cell>
          <table:table-cell table:style-name="ce2" office:value-type="string" calcext:value-type="string">
            <text:p>Automatikusan ölj meg ellenfeleket &lt;color=#f5d6c1&gt;20%&lt;/color&gt; életerő alat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ragon Egg</text:p>
          </table:table-cell>
          <table:table-cell table:style-name="ce2" office:value-type="string" calcext:value-type="string">
            <text:p>ドラゴンの卵</text:p>
          </table:table-cell>
          <table:table-cell table:style-name="ce2" office:value-type="string" calcext:value-type="string">
            <text:p>龙卵</text:p>
          </table:table-cell>
          <table:table-cell table:style-name="ce2" office:value-type="string" calcext:value-type="string">
            <text:p>龍卵</text:p>
          </table:table-cell>
          <table:table-cell table:style-name="ce2" office:value-type="string" calcext:value-type="string">
            <text:p>Яйцо дракона</text:p>
          </table:table-cell>
          <table:table-cell table:number-columns-repeated="2" table:style-name="ce2" office:value-type="string" calcext:value-type="string">
            <text:p>Huevo de Dragón</text:p>
          </table:table-cell>
          <table:table-cell table:style-name="ce2" office:value-type="string" calcext:value-type="string">
            <text:p>Drachenei</text:p>
          </table:table-cell>
          <table:table-cell table:style-name="ce2" office:value-type="string" calcext:value-type="string">
            <text:p>Jajo Smoka</text:p>
          </table:table-cell>
          <table:table-cell table:style-name="ce2" office:value-type="string" calcext:value-type="string">
            <text:p>Uovo di Drago</text:p>
          </table:table-cell>
          <table:table-cell table:style-name="ce2" office:value-type="string" calcext:value-type="string">
            <text:p>Ejderha Yumurtası</text:p>
          </table:table-cell>
          <table:table-cell table:style-name="ce2" office:value-type="string" calcext:value-type="string">
            <text:p>Œuf de dragon</text:p>
          </table:table-cell>
          <table:table-cell table:number-columns-repeated="2" table:style-name="ce2" office:value-type="string" calcext:value-type="string">
            <text:p>Ovo de Dragão</text:p>
          </table:table-cell>
          <table:table-cell table:style-name="ce2" office:value-type="string" calcext:value-type="string">
            <text:p>드래곤의 알</text:p>
          </table:table-cell>
          <table:table-cell table:style-name="ce2" office:value-type="string" calcext:value-type="string">
            <text:p>Sárkánytoj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an egg that will hatch into a &lt;color=#f5d6c1&gt;Dragon&lt;/color&gt; in &lt;color=#f5d6c1&gt;3&lt;/color&gt; minutes.</text:p>
          </table:table-cell>
          <table:table-cell table:style-name="ce2" office:value-type="string" calcext:value-type="string">
            <text:p>&lt;color=#f5d6c1&gt;3&lt;/color&gt;分後に孵化する&lt;color=#f5d6c1&gt;ドラゴン&lt;/color&gt;の卵を召喚。</text:p>
          </table:table-cell>
          <table:table-cell table:style-name="ce2" office:value-type="string" calcext:value-type="string">
            <text:p>召唤龙卵，将会在 &lt;color=#f5d6c1&gt;3&lt;/color&gt; 分钟后孵化成为一条 &lt;color=#f5d6c1&gt;龙&lt;/color&gt; 。</text:p>
          </table:table-cell>
          <table:table-cell table:style-name="ce2" office:value-type="string" calcext:value-type="string">
            <text:p>召喚龍卵，將會在 &lt;color=#f5d6c1&gt;3&lt;/color&gt; 分鐘後孵化成為一條 &lt;color=#f5d6c1&gt;龍&lt;/color&gt; 。</text:p>
          </table:table-cell>
          <table:table-cell table:style-name="ce2" office:value-type="string" calcext:value-type="string">
            <text:p>Призывает яйцо, из которого через &lt;color=#f5d6c1&gt;3&lt;/color&gt; минуты вылупится &lt;color=#f5d6c1&gt;дракон&lt;/color&gt;.</text:p>
          </table:table-cell>
          <table:table-cell table:number-columns-repeated="2" table:style-name="ce2" office:value-type="string" calcext:value-type="string">
            <text:p>Invoca un huevo que eclosionará en un &lt;color=#f5d6c1&gt;Dragón&lt;/color&gt; en &lt;color=#f5d6c1&gt;3&lt;/color&gt; minutos.</text:p>
          </table:table-cell>
          <table:table-cell table:style-name="ce2" office:value-type="string" calcext:value-type="string">
            <text:p>Beschwöre ein Ei, welches nach &lt;color=#f5d6c1&gt;3&lt;/color&gt; Minuten einen &lt;color=#f5d6c1&gt;Drachen&lt;/color&gt; ausbrütet.</text:p>
          </table:table-cell>
          <table:table-cell table:style-name="ce2" office:value-type="string" calcext:value-type="string">
            <text:p>Przywołaj jajko, z którego wykluje się &lt;color=#f5d6c1&gt;Smok&lt;/color&gt; za &lt;color=#f5d6c1&gt;3&lt;/color&gt; minuty.</text:p>
          </table:table-cell>
          <table:table-cell table:style-name="ce2" office:value-type="string" calcext:value-type="string">
            <text:p>Evoca un uovo, che si schiuderà generando un &lt;color=#f5d6c1&gt;Dragone&lt;/color&gt; in &lt;color=#f5d6c1&gt;3&lt;/color&gt; minuti.</text:p>
          </table:table-cell>
          <table:table-cell table:style-name="ce2" office:value-type="string" calcext:value-type="string">
            <text:p>&lt;color=#f5d6c1&gt;3&lt;/color&gt; dakika sonra içinden &lt;color=#f5d6c1&gt;Ejderha&lt;/color&gt; çıkacak olan bir yumurta çağırır.</text:p>
          </table:table-cell>
          <table:table-cell table:style-name="ce2" office:value-type="string" calcext:value-type="string">
            <text:p>Invoque un œuf qui éclot en un &lt;color=#f5d6c1&gt;Dragon&lt;/color&gt; en &lt;color=#f5d6c1&gt;3&lt;/color&gt; minutes.</text:p>
          </table:table-cell>
          <table:table-cell table:number-columns-repeated="2" table:style-name="ce2" office:value-type="string" calcext:value-type="string">
            <text:p>Conjura um ovo que chocará um &lt;color=#f5d6c1&gt;Dragão&lt;/color&gt; dentro de &lt;color=#f5d6c1&gt;3&lt;/color&gt; minutos.</text:p>
          </table:table-cell>
          <table:table-cell table:style-name="ce2" office:value-type="string" calcext:value-type="string">
            <text:p>&lt;color=#f5d6c1&gt;3&lt;/color&gt;분 뒤 부화하는 &lt;color=#f5d6c1&gt;드래곤&lt;/color&gt; 알을 소환합니다.</text:p>
          </table:table-cell>
          <table:table-cell table:style-name="ce2" office:value-type="string" calcext:value-type="string">
            <text:p>Idézz meg egy tojást amiből &lt;color=#f5d6c1&gt;3&lt;/color&gt; perc múlva egy &lt;color=#f5d6c1&gt;Sárkány&lt;/color&gt; kel ki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ged Dragon</text:p>
          </table:table-cell>
          <table:table-cell table:style-name="ce2" office:value-type="string" calcext:value-type="string">
            <text:p>年長のドラゴン</text:p>
          </table:table-cell>
          <table:table-cell table:style-name="ce2" office:value-type="string" calcext:value-type="string">
            <text:p>野蛮成长</text:p>
          </table:table-cell>
          <table:table-cell table:style-name="ce2" office:value-type="string" calcext:value-type="string">
            <text:p>野蠻成長</text:p>
          </table:table-cell>
          <table:table-cell table:style-name="ce2" office:value-type="string" calcext:value-type="string">
            <text:p>Старый дракон</text:p>
          </table:table-cell>
          <table:table-cell table:number-columns-repeated="2" table:style-name="ce2" office:value-type="string" calcext:value-type="string">
            <text:p>Dragon Envejecido</text:p>
          </table:table-cell>
          <table:table-cell table:style-name="ce2" office:value-type="string" calcext:value-type="string">
            <text:p>Alter Drache</text:p>
          </table:table-cell>
          <table:table-cell table:style-name="ce2" office:value-type="string" calcext:value-type="string">
            <text:p>Wiekowy Smok</text:p>
          </table:table-cell>
          <table:table-cell table:style-name="ce2" office:value-type="string" calcext:value-type="string">
            <text:p>Drago Anziano</text:p>
          </table:table-cell>
          <table:table-cell table:style-name="ce2" office:value-type="string" calcext:value-type="string">
            <text:p>Yaşlanan Ejderha</text:p>
          </table:table-cell>
          <table:table-cell table:style-name="ce2" office:value-type="string" calcext:value-type="string">
            <text:p>Dragon ancien</text:p>
          </table:table-cell>
          <table:table-cell table:number-columns-repeated="2" table:style-name="ce2" office:value-type="string" calcext:value-type="string">
            <text:p>Dragão Ancião</text:p>
          </table:table-cell>
          <table:table-cell table:style-name="ce2" office:value-type="string" calcext:value-type="string">
            <text:p>노련한 드래곤</text:p>
          </table:table-cell>
          <table:table-cell table:style-name="ce2" office:value-type="string" calcext:value-type="string">
            <text:p>Érett Sárkány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r &lt;color=#f5d6c1&gt;Dragon&lt;/color&gt; gains &lt;color=#f5d6c1&gt;8&lt;/color&gt; damage every &lt;color=#f5d6c1&gt;60&lt;/color&gt; seconds. This ability works even if your &lt;color=#f5d6c1&gt;Dragon&lt;/color&gt; is still in its egg.</text:p>
          </table:table-cell>
          <table:table-cell table:style-name="ce2" office:value-type="string" calcext:value-type="string">
            <text:p>あなたの&lt;color=#f5d6c1&gt;ドラゴン&lt;/color&gt;は&lt;color=#f5d6c1&gt;60&lt;/color&gt;秒ごとに&lt;color=#f5d6c1&gt;8&lt;/color&gt;の攻撃力を獲得。この能力は&lt;color=#f5d6c1&gt;ドラゴン&lt;/color&gt;がまだ卵の中でも有効。</text:p>
          </table:table-cell>
          <table:table-cell table:style-name="ce2" office:value-type="string" calcext:value-type="string">
            <text:p>你的 &lt;color=#f5d6c1&gt;龙&lt;/color&gt; 每 &lt;color=#f5d6c1&gt;60&lt;/color&gt; 秒增加 &lt;color=#f5d6c1&gt;8&lt;/color&gt; 攻击伤害。该技能在 &lt;color=#f5d6c1&gt;龙&lt;/color&gt; 尚未孵化时亦生效。</text:p>
          </table:table-cell>
          <table:table-cell table:style-name="ce2" office:value-type="string" calcext:value-type="string">
            <text:p>你的 &lt;color=#f5d6c1&gt;龍&lt;/color&gt; 每 &lt;color=#f5d6c1&gt;60&lt;/color&gt; 秒增加 &lt;color=#f5d6c1&gt;8&lt;/color&gt; 攻擊傷害。該技能在 &lt;color=#f5d6c1&gt;龍&lt;/color&gt; 尚未孵化時亦生效。</text:p>
          </table:table-cell>
          <table:table-cell table:style-name="ce2" office:value-type="string" calcext:value-type="string">
            <text:p>Ваш дракон получает 8 урона каждые 60 секунд, даже если он все еще находится в яйце.</text:p>
          </table:table-cell>
          <table:table-cell table:number-columns-repeated="2" table:style-name="ce2" office:value-type="string" calcext:value-type="string">
            <text:p>Tu &lt;color=#f5d6c1&gt;Dragón&lt;/color&gt; gana &lt;color=#f5d6c1&gt;8&lt;/color&gt; de daño cada &lt;color=#f5d6c1&gt;60&lt;/color&gt; segundo. Esta habilidad funciona aunque tu &lt;color=#f5d6c1&gt;Dragón&lt;/color&gt; esté en su huevo.</text:p>
          </table:table-cell>
          <table:table-cell table:style-name="ce2" office:value-type="string" calcext:value-type="string">
            <text:p>Dein &lt;color=#f5d6c1&gt;Drache&lt;/color&gt; verursacht &lt;color=#f5d6c1&gt;8&lt;/color&gt; Schaden mehr alle &lt;color=#f5d6c1&gt;60&lt;/color&gt; Sekunden. Diese Fähigkeit funktioniert auch, während dein &lt;color=#f5d6c1&gt;Drache&lt;/color&gt; noch in seinem Ei ist.</text:p>
          </table:table-cell>
          <table:table-cell table:style-name="ce2" office:value-type="string" calcext:value-type="string">
            <text:p>Twój &lt;color=#f5d6c1&gt;Smok&lt;/color&gt; zyskuje &lt;color=#f5d6c1&gt;8&lt;/color&gt; zadawanych obrażeń co &lt;color=#f5d6c1&gt;60&lt;/color&gt; sekund. Ta umiejętność działa nawet jeśli twój &lt;color=#f5d6c1&gt;Smok&lt;/color&gt; nadal jest w swoim jajku.</text:p>
          </table:table-cell>
          <table:table-cell table:style-name="ce2" office:value-type="string" calcext:value-type="string">
            <text:p>Il tuo &lt;color=#f5d6c1&gt;Dragone&lt;/color&gt; acquista &lt;color=#f5d6c1&gt;8&lt;/color&gt; potere di danno ogni &lt;color=#f5d6c1&gt;60&lt;/color&gt; secondi. Questa abilità funziona anche se il tuo &lt;color=#f5d6c1&gt;Dragone&lt;/color&gt; è ancora un uovo.</text:p>
          </table:table-cell>
          <table:table-cell table:style-name="ce2" office:value-type="string" calcext:value-type="string">
            <text:p>&lt;color=#f5d6c1&gt;Ejderhan&lt;/color&gt; &lt;color=#f5d6c1&gt;60&lt;/color&gt; saniyede bir &lt;color=#f5d6c1&gt;8&lt;/color&gt; Hasar kazanır. Bu yetenek &lt;color=#f5d6c1&gt;Ejderhan&lt;/color&gt; yumurtada olsa bile çalışır.</text:p>
          </table:table-cell>
          <table:table-cell table:style-name="ce2" office:value-type="string" calcext:value-type="string">
            <text:p>Votre &lt;color=#f5d6c1&gt;Dragon&lt;/color&gt; gagne &lt;color=#f5d6c1&gt;8&lt;/color&gt; dégâts toutes les &lt;color=#f5d6c1&gt;60&lt;/color&gt; secondes. Cette capacité fonctionne même si votre &lt;color=#f5d6c1&gt;Dragon&lt;/color&gt; est toujours dans son œuf.</text:p>
          </table:table-cell>
          <table:table-cell table:number-columns-repeated="2" table:style-name="ce2" office:value-type="string" calcext:value-type="string">
            <text:p>O seu &lt;color=#f5d6c1&gt;Dragão&lt;/color&gt; ganha &lt;color=#f5d6c1&gt;8&lt;/color&gt; de dano a cada &lt;color=#f5d6c1&gt;60&lt;/color&gt; segundos. Esta habilidade funciona mesmo que seu &lt;color=#f5d6c1&gt;Dragão&lt;/color&gt; ainda esteja em seu ovo.</text:p>
          </table:table-cell>
          <table:table-cell table:style-name="ce2" office:value-type="string" calcext:value-type="string">
            <text:p>&lt;color=#f5d6c1&gt;60&lt;/color&gt;초마다 &lt;color=#f5d6c1&gt;드래곤&lt;/color&gt;의 대미지를 &lt;color=#f5d6c1&gt;8&lt;/color&gt;씩 증가시킵니다. 이 효과는 &lt;color=#f5d6c1&gt;드래곤&lt;/color&gt;이 부화하기 전에도 적용됩니다.</text:p>
          </table:table-cell>
          <table:table-cell table:style-name="ce2" office:value-type="string" calcext:value-type="string">
            <text:p>A &lt;color=#f5d6c1&gt;Sárkányod&lt;/color&gt; sebzése &lt;color=#f5d6c1&gt;8&lt;/color&gt;-al növekszik minden &lt;color=#f5d6c1&gt;60&lt;/color&gt; másodpercben. Ez a képesség akkor is működik ha a &lt;color=#f5d6c1&gt;Sárkányod&lt;/color&gt; még nem kelt ki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rained Dragon</text:p>
          </table:table-cell>
          <table:table-cell table:style-name="ce2" office:value-type="string" calcext:value-type="string">
            <text:p>訓練されたドラゴン</text:p>
          </table:table-cell>
          <table:table-cell table:style-name="ce2" office:value-type="string" calcext:value-type="string">
            <text:p>驯龙高手</text:p>
          </table:table-cell>
          <table:table-cell table:style-name="ce2" office:value-type="string" calcext:value-type="string">
            <text:p>馴龍高手</text:p>
          </table:table-cell>
          <table:table-cell table:style-name="ce2" office:value-type="string" calcext:value-type="string">
            <text:p>Дрессированный дракон</text:p>
          </table:table-cell>
          <table:table-cell table:number-columns-repeated="2" table:style-name="ce2" office:value-type="string" calcext:value-type="string">
            <text:p>Dragón Entrenado</text:p>
          </table:table-cell>
          <table:table-cell table:style-name="ce2" office:value-type="string" calcext:value-type="string">
            <text:p>Trainierter Drache</text:p>
          </table:table-cell>
          <table:table-cell table:style-name="ce2" office:value-type="string" calcext:value-type="string">
            <text:p>Wytrenowany Smok</text:p>
          </table:table-cell>
          <table:table-cell table:style-name="ce2" office:value-type="string" calcext:value-type="string">
            <text:p>Drago Addestrato</text:p>
          </table:table-cell>
          <table:table-cell table:style-name="ce2" office:value-type="string" calcext:value-type="string">
            <text:p>Eğitimli Ejderha</text:p>
          </table:table-cell>
          <table:table-cell table:style-name="ce2" office:value-type="string" calcext:value-type="string">
            <text:p>Dragon dressé</text:p>
          </table:table-cell>
          <table:table-cell table:number-columns-repeated="2" table:style-name="ce2" office:value-type="string" calcext:value-type="string">
            <text:p>Dragão Versado</text:p>
          </table:table-cell>
          <table:table-cell table:style-name="ce2" office:value-type="string" calcext:value-type="string">
            <text:p>훈련된 드래곤</text:p>
          </table:table-cell>
          <table:table-cell table:style-name="ce2" office:value-type="string" calcext:value-type="string">
            <text:p>Nevelt Sárkány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r &lt;color=#f5d6c1&gt;Dragon&lt;/color&gt; gains &lt;color=#f5d6c1&gt;10%&lt;/color&gt; attack speed every &lt;color=#f5d6c1&gt;60&lt;/color&gt; seconds. This ability works even if your &lt;color=#f5d6c1&gt;Dragon&lt;/color&gt; is still in its egg.</text:p>
          </table:table-cell>
          <table:table-cell table:style-name="ce2" office:value-type="string" calcext:value-type="string">
            <text:p>あなたの&lt;color=#f5d6c1&gt;ドラゴン&lt;/color&gt;は&lt;color=#f5d6c1&gt;60&lt;/color&gt;秒ごとに攻撃速度を&lt;color=#f5d6c1&gt;10%&lt;/color&gt;増加させる。この能力は&lt;color=#f5d6c1&gt;ドラゴン&lt;/color&gt;がまだ卵の中でも有効。</text:p>
          </table:table-cell>
          <table:table-cell table:style-name="ce2" office:value-type="string" calcext:value-type="string">
            <text:p>你的 &lt;color=#f5d6c1&gt;龙&lt;/color&gt; 每 &lt;color=#f5d6c1&gt;60&lt;/color&gt; 秒增加 &lt;color=#f5d6c1&gt;10%&lt;/color&gt; 攻击速度。该技能在 &lt;color=#f5d6c1&gt;龙&lt;/color&gt; 尚未孵化时亦生效。</text:p>
          </table:table-cell>
          <table:table-cell table:style-name="ce2" office:value-type="string" calcext:value-type="string">
            <text:p>你的 &lt;color=#f5d6c1&gt;龍&lt;/color&gt; 每 &lt;color=#f5d6c1&gt;60&lt;/color&gt; 秒增加 &lt;color=#f5d6c1&gt;10%&lt;/color&gt; 攻擊速度。該技能在 &lt;color=#f5d6c1&gt;龍&lt;/color&gt; 尚未孵化時亦生效。</text:p>
          </table:table-cell>
          <table:table-cell table:style-name="ce2" office:value-type="string" calcext:value-type="string">
            <text:p>Скорость атаки вашего &lt;color=#f5d6c1&gt;дракона&lt;/color&gt; увеличивается на &lt;color=#f5d6c1&gt;10%&lt;/color&gt; каждые &lt;color=#f5d6c1&gt;60&lt;/color&gt; секунд. Даже если он еще не вылупился.</text:p>
          </table:table-cell>
          <table:table-cell table:number-columns-repeated="2" table:style-name="ce2" office:value-type="string" calcext:value-type="string">
            <text:p>Tu &lt;color=#f5d6c1&gt;Dragón&lt;/color&gt; gana &lt;color=#f5d6c1&gt;10%&lt;/color&gt; de vel. de ataque cada &lt;color=#f5d6c1&gt;60&lt;/color&gt; segundos. Esta habilidad funciona aunque tu &lt;color=#f5d6c1&gt;Dragón&lt;/color&gt; esté en su huevo.</text:p>
          </table:table-cell>
          <table:table-cell table:style-name="ce2" office:value-type="string" calcext:value-type="string">
            <text:p>Dein &lt;color=#f5d6c1&gt;Drache&lt;/color&gt; bekommt &lt;color=#f5d6c1&gt;10%&lt;/color&gt; mehr Angriffstempo alle &lt;color=#f5d6c1&gt;60&lt;/color&gt; Sekunden. Diese Fähigkeit funktioniert auch, während dein &lt;color=#f5d6c1&gt;Drache&lt;/color&gt; noch in seinem Ei ist.</text:p>
          </table:table-cell>
          <table:table-cell table:style-name="ce2" office:value-type="string" calcext:value-type="string">
            <text:p>Twój &lt;color=#f5d6c1&gt;Smok&lt;/color&gt; zyskuje &lt;color=#f5d6c1&gt;10%&lt;/color&gt; prędkości ataku co &lt;color=#f5d6c1&gt;60&lt;/color&gt; sekund. Ta umiejętność działa nawet jeśli twój &lt;color=#f5d6c1&gt;Smok&lt;/color&gt; nadal jest w swoim jajku.</text:p>
          </table:table-cell>
          <table:table-cell table:style-name="ce2" office:value-type="string" calcext:value-type="string">
            <text:p>Il tuo &lt;color=#f5d6c1&gt;Dragone&lt;/color&gt; acquista il &lt;color=#f5d6c1&gt;10%&lt;/color&gt; di velocità d'attacco ogni &lt;color=#f5d6c1&gt;60&lt;/color&gt; secondi. Questa abilità funziona anche se il tuo &lt;color=#f5d6c1&gt;Dragone&lt;/color&gt; è ancora un uovo.</text:p>
          </table:table-cell>
          <table:table-cell table:style-name="ce2" office:value-type="string" calcext:value-type="string">
            <text:p>&lt;color=#f5d6c1&gt;Ejderhan&lt;/color&gt; &lt;color=#f5d6c1&gt;60&lt;/color&gt; saniyede bir &lt;color=#f5d6c1&gt;10%&lt;/color&gt; Saldırı Hızı kazanır. Bu yetenek &lt;color=#f5d6c1&gt;Ejderhan&lt;/color&gt; yumurtada olsa bile çalışır.</text:p>
          </table:table-cell>
          <table:table-cell table:style-name="ce2" office:value-type="string" calcext:value-type="string">
            <text:p>Votre &lt;color=#f5d6c1&gt;Dragon&lt;/color&gt; gagne &lt;color=#f5d6c1&gt;10%&lt;/color&gt; de vitesse d'attaque toutes les &lt;color=#f5d6c1&gt;60&lt;/color&gt; secondes. Cette capacité fonctionne même si votre &lt;color=#f5d6c1&gt;Dragon&lt;/color&gt; est toujours dans son œuf.</text:p>
          </table:table-cell>
          <table:table-cell table:number-columns-repeated="2" table:style-name="ce2" office:value-type="string" calcext:value-type="string">
            <text:p>O seu &lt;color=#f5d6c1&gt;Dragão&lt;/color&gt; ganha &lt;color=#f5d6c1&gt;10%&lt;/color&gt; de velocidade de ataque a cada &lt;color=#f5d6c1&gt;60&lt;/color&gt; segundos. Esta habilidade funciona mesmo que seu &lt;color=#f5d6c1&gt;Dragão&lt;/color&gt; ainda esteja em seu ovo.</text:p>
          </table:table-cell>
          <table:table-cell table:style-name="ce2" office:value-type="string" calcext:value-type="string">
            <text:p>&lt;color=#f5d6c1&gt;60&lt;/color&gt;초마다 &lt;color=#f5d6c1&gt;드래곤&lt;/color&gt;의 공격 속도를 &lt;color=#f5d6c1&gt;10%&lt;/color&gt;씩 증가시킵니다. 이 효과는 &lt;color=#f5d6c1&gt;드래곤&lt;/color&gt;이 부화하기 전에도 적용됩니다.</text:p>
          </table:table-cell>
          <table:table-cell table:style-name="ce2" office:value-type="string" calcext:value-type="string">
            <text:p>A &lt;color=#f5d6c1&gt;Sárkányod&lt;/color&gt; Támadási Sebessége &lt;color=#f5d6c1&gt;10%&lt;/color&gt;-al nő minden &lt;color=#f5d6c1&gt;60&lt;/color&gt; másodpercben. Ez a képesség akkor is működik ha a &lt;color=#f5d6c1&gt;Sárkányod&lt;/color&gt; még nem kelt ki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ragon Bond</text:p>
          </table:table-cell>
          <table:table-cell table:style-name="ce2" office:value-type="string" calcext:value-type="string">
            <text:p>ドラゴンの絆</text:p>
          </table:table-cell>
          <table:table-cell table:style-name="ce2" office:value-type="string" calcext:value-type="string">
            <text:p>龙之烙印</text:p>
          </table:table-cell>
          <table:table-cell table:style-name="ce2" office:value-type="string" calcext:value-type="string">
            <text:p>龍之烙印</text:p>
          </table:table-cell>
          <table:table-cell table:style-name="ce2" office:value-type="string" calcext:value-type="string">
            <text:p>Связь с драконом</text:p>
          </table:table-cell>
          <table:table-cell table:number-columns-repeated="2" table:style-name="ce2" office:value-type="string" calcext:value-type="string">
            <text:p>Vínculo Dragón</text:p>
          </table:table-cell>
          <table:table-cell table:style-name="ce2" office:value-type="string" calcext:value-type="string">
            <text:p>Drachenbindung</text:p>
          </table:table-cell>
          <table:table-cell table:style-name="ce2" office:value-type="string" calcext:value-type="string">
            <text:p>Smocza Więź</text:p>
          </table:table-cell>
          <table:table-cell table:style-name="ce2" office:value-type="string" calcext:value-type="string">
            <text:p>Legame Draconico</text:p>
          </table:table-cell>
          <table:table-cell table:style-name="ce2" office:value-type="string" calcext:value-type="string">
            <text:p>Ejderha Bağı</text:p>
          </table:table-cell>
          <table:table-cell table:style-name="ce2" office:value-type="string" calcext:value-type="string">
            <text:p>Lien du Dragon</text:p>
          </table:table-cell>
          <table:table-cell table:number-columns-repeated="2" table:style-name="ce2" office:value-type="string" calcext:value-type="string">
            <text:p>Vínculo Dracônico</text:p>
          </table:table-cell>
          <table:table-cell table:style-name="ce2" office:value-type="string" calcext:value-type="string">
            <text:p>유대감</text:p>
          </table:table-cell>
          <table:table-cell table:style-name="ce2" office:value-type="string" calcext:value-type="string">
            <text:p>Sárkányhoz Kötőd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r bullets deal additional damage equal to &lt;color=#f5d6c1&gt;10%&lt;/color&gt; of your &lt;color=#f5d6c1&gt;Dragon's&lt;/color&gt; damage.</text:p>
          </table:table-cell>
          <table:table-cell table:style-name="ce2" office:value-type="string" calcext:value-type="string">
            <text:p>弾のダメージに&lt;color=#f5d6c1&gt;ドラゴン&lt;/color&gt;の攻撃力の&lt;color=#f5d6c1&gt;10%&lt;/color&gt;が加わる。</text:p>
          </table:table-cell>
          <table:table-cell table:style-name="ce2" office:value-type="string" calcext:value-type="string">
            <text:p>你的子弹将造成额外伤害。额外伤害等同于你的 &lt;color=#f5d6c1&gt;龙&lt;/color&gt; 的攻击伤害的 &lt;color=#f5d6c1&gt;10%&lt;/color&gt; 。</text:p>
          </table:table-cell>
          <table:table-cell table:style-name="ce2" office:value-type="string" calcext:value-type="string">
            <text:p>你的子彈將造成額外傷害。額外傷害等同於你的 &lt;color=#f5d6c1&gt;龍&lt;/color&gt; 的攻擊傷害的 &lt;color=#f5d6c1&gt;10%&lt;/color&gt; 。</text:p>
          </table:table-cell>
          <table:table-cell table:style-name="ce2" office:value-type="string" calcext:value-type="string">
            <text:p>Ваши снаряды наносят дополнительный урон в количестве &lt;color=#f5d6c1&gt;10%&lt;/color&gt; от урона вашего &lt;color=#f5d6c1&gt;дракона&lt;/color&gt;.</text:p>
          </table:table-cell>
          <table:table-cell table:number-columns-repeated="2" table:style-name="ce2" office:value-type="string" calcext:value-type="string">
            <text:p>Tus balas hacen un daño adicional del &lt;color=#f5d6c1&gt;10%&lt;/color&gt; de tu &lt;color=#f5d6c1&gt;Dragón&lt;/color&gt;.</text:p>
          </table:table-cell>
          <table:table-cell table:style-name="ce2" office:value-type="string" calcext:value-type="string">
            <text:p>Deine Schüsse verursachen zusätzlichen Schaden in höhe von &lt;color=#f5d6c1&gt;10%&lt;/color&gt; deines &lt;color=#f5d6c1&gt;Drachens&lt;/color&gt; Schaden.</text:p>
          </table:table-cell>
          <table:table-cell table:style-name="ce2" office:value-type="string" calcext:value-type="string">
            <text:p>Twoje pociski zadają dodatkowe obrażenia równe &lt;color=#f5d6c1&gt;10%&lt;/color&gt; obrażeń zadawanych przez twojego &lt;color=#f5d6c1&gt;Smoka&lt;/color&gt;.</text:p>
          </table:table-cell>
          <table:table-cell table:style-name="ce2" office:value-type="string" calcext:value-type="string">
            <text:p>I tuoi proiettili infliggono danno aggiuntivo pari al &lt;color=#f5d6c1&gt;10%&lt;/color&gt; di quello del tuo &lt;color=#f5d6c1&gt;Dragone&lt;/color&gt;.</text:p>
          </table:table-cell>
          <table:table-cell table:style-name="ce2" office:value-type="string" calcext:value-type="string">
            <text:p>Mermilerin ilaveden <text:s/>&lt;color=#f5d6c1&gt;Ejderhanın&lt;/color&gt; verdiği hasarın &lt;color=#f5d6c1&gt;10%&lt;/color&gt; kadarını ilave hasar olarak verir.</text:p>
          </table:table-cell>
          <table:table-cell table:style-name="ce2" office:value-type="string" calcext:value-type="string">
            <text:p>Vos balles infligent des dégâts supplémentaires égaux à &lt;color=#f5d6c1&gt;10%&lt;/color&gt; des dégâts de votre &lt;color=#f5d6c1&gt;Dragon&lt;/color&gt;.</text:p>
          </table:table-cell>
          <table:table-cell table:number-columns-repeated="2" table:style-name="ce2" office:value-type="string" calcext:value-type="string">
            <text:p>Os seus disparos causam dano adicional igual a &lt;color=#f5d6c1&gt;10%&lt;/color&gt; do dano de seu &lt;color=#f5d6c1&gt;Dragão&lt;/color&gt;.</text:p>
          </table:table-cell>
          <table:table-cell table:style-name="ce2" office:value-type="string" calcext:value-type="string">
            <text:p>탄환이 &lt;color=#f5d6c1&gt;드래곤&lt;/color&gt;의 공격력의 &lt;color=#f5d6c1&gt;10%&lt;/color&gt;에 해당하는 추가적인 피해량을 갖습니다.</text:p>
          </table:table-cell>
          <table:table-cell table:style-name="ce2" office:value-type="string" calcext:value-type="string">
            <text:p>A kilőtt golyók Sebzése megnő a &lt;color=#f5d6c1&gt;Sárkányod&lt;/color&gt; sebzésének a &lt;color=#f5d6c1&gt;10%&lt;/color&gt;-áva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agnetism</text:p>
          </table:table-cell>
          <table:table-cell table:style-name="ce2" office:value-type="string" calcext:value-type="string">
            <text:p>磁力</text:p>
          </table:table-cell>
          <table:table-cell table:style-name="ce2" office:value-type="string" calcext:value-type="string">
            <text:p>磁场</text:p>
          </table:table-cell>
          <table:table-cell table:style-name="ce2" office:value-type="string" calcext:value-type="string">
            <text:p>磁場</text:p>
          </table:table-cell>
          <table:table-cell table:style-name="ce2" office:value-type="string" calcext:value-type="string">
            <text:p>Магнетизм</text:p>
          </table:table-cell>
          <table:table-cell table:number-columns-repeated="2" table:style-name="ce2" office:value-type="string" calcext:value-type="string">
            <text:p>Magnetismo</text:p>
          </table:table-cell>
          <table:table-cell table:style-name="ce2" office:value-type="string" calcext:value-type="string">
            <text:p>Magnetismus</text:p>
          </table:table-cell>
          <table:table-cell table:style-name="ce2" office:value-type="string" calcext:value-type="string">
            <text:p>Magnetyzm</text:p>
          </table:table-cell>
          <table:table-cell table:style-name="ce2" office:value-type="string" calcext:value-type="string">
            <text:p>Magnetismo</text:p>
          </table:table-cell>
          <table:table-cell table:style-name="ce2" office:value-type="string" calcext:value-type="string">
            <text:p>Manyetizma</text:p>
          </table:table-cell>
          <table:table-cell table:style-name="ce2" office:value-type="string" calcext:value-type="string">
            <text:p>Magnétisme</text:p>
          </table:table-cell>
          <table:table-cell table:number-columns-repeated="2" table:style-name="ce2" office:value-type="string" calcext:value-type="string">
            <text:p>Magnetismo</text:p>
          </table:table-cell>
          <table:table-cell table:style-name="ce2" office:value-type="string" calcext:value-type="string">
            <text:p>자성</text:p>
          </table:table-cell>
          <table:table-cell table:style-name="ce2" office:value-type="string" calcext:value-type="string">
            <text:p>Mágnesessé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charge</text:p>
          </table:table-cell>
          <table:table-cell table:style-name="ce2" office:value-type="string" calcext:value-type="string">
            <text:p>リチャージ</text:p>
          </table:table-cell>
          <table:table-cell table:style-name="ce2" office:value-type="string" calcext:value-type="string">
            <text:p>灵能补给</text:p>
          </table:table-cell>
          <table:table-cell table:style-name="ce2" office:value-type="string" calcext:value-type="string">
            <text:p>靈能補給</text:p>
          </table:table-cell>
          <table:table-cell table:style-name="ce2" office:value-type="string" calcext:value-type="string">
            <text:p>Перезарядка</text:p>
          </table:table-cell>
          <table:table-cell table:number-columns-repeated="2" table:style-name="ce2" office:value-type="string" calcext:value-type="string">
            <text:p>Recarga</text:p>
          </table:table-cell>
          <table:table-cell table:style-name="ce2" office:value-type="string" calcext:value-type="string">
            <text:p>Aufladen</text:p>
          </table:table-cell>
          <table:table-cell table:style-name="ce2" office:value-type="string" calcext:value-type="string">
            <text:p>Naładowanie</text:p>
          </table:table-cell>
          <table:table-cell table:style-name="ce2" office:value-type="string" calcext:value-type="string">
            <text:p>Rinvigorimento</text:p>
          </table:table-cell>
          <table:table-cell table:style-name="ce2" office:value-type="string" calcext:value-type="string">
            <text:p>Şarj</text:p>
          </table:table-cell>
          <table:table-cell table:style-name="ce2" office:value-type="string" calcext:value-type="string">
            <text:p>Reload</text:p>
          </table:table-cell>
          <table:table-cell table:number-columns-repeated="2" table:style-name="ce2" office:value-type="string" calcext:value-type="string">
            <text:p>Recarga</text:p>
          </table:table-cell>
          <table:table-cell table:style-name="ce2" office:value-type="string" calcext:value-type="string">
            <text:p>자력 충전</text:p>
          </table:table-cell>
          <table:table-cell table:style-name="ce2" office:value-type="string" calcext:value-type="string">
            <text:p>Feltölt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very XP pickup has a &lt;color=#f5d6c1&gt;10%&lt;/color&gt; chance to refill &lt;color=#f5d6c1&gt;1&lt;/color&gt; ammo.</text:p>
          </table:table-cell>
          <table:table-cell table:style-name="ce2" office:value-type="string" calcext:value-type="string">
            <text:p>経験値を獲得する時に&lt;color=#f5d6c1&gt;10%&lt;/color&gt;の確率で&lt;color=#f5d6c1&gt;1&lt;/color&gt;発の弾を補充できる。</text:p>
          </table:table-cell>
          <table:table-cell table:style-name="ce2" office:value-type="string" calcext:value-type="string">
            <text:p>每次拾取经验时，有 &lt;color=#f5d6c1&gt;10%&lt;/color&gt; 几率装填 &lt;color=#f5d6c1&gt;1&lt;/color&gt; 发子弹。</text:p>
          </table:table-cell>
          <table:table-cell table:style-name="ce2" office:value-type="string" calcext:value-type="string">
            <text:p>每次拾取經驗值，有 &lt;color=#f5d6c1&gt;10%&lt;/color&gt; 幾率上膛 &lt;color=#f5d6c1&gt;1&lt;/color&gt; 枚子彈。</text:p>
          </table:table-cell>
          <table:table-cell table:style-name="ce2" office:value-type="string" calcext:value-type="string">
            <text:p>Поднятая сфера опыта дает &lt;color=#f5d6c1&gt;10%&lt;/color&gt; шанс восполнить &lt;color=#f5d6c1&gt;1&lt;/color&gt; снаряд.</text:p>
          </table:table-cell>
          <table:table-cell table:number-columns-repeated="2" table:style-name="ce2" office:value-type="string" calcext:value-type="string">
            <text:p>Cada recolección de EXP tiene una chance del &lt;color=#f5d6c1&gt;10%&lt;/color&gt; de recargar tu &lt;color=#f5d6c1&gt;1&lt;/color&gt; munición.</text:p>
          </table:table-cell>
          <table:table-cell table:style-name="ce2" office:value-type="string" calcext:value-type="string">
            <text:p>Jedes Aufsammeln von Erfahrungspunkten hat eine &lt;color=#f5d6c1&gt;10%&lt;/color&gt; Chance &lt;color=#f5d6c1&gt;1&lt;/color&gt; Munition wieder aufzufüllen.</text:p>
          </table:table-cell>
          <table:table-cell table:style-name="ce2" office:value-type="string" calcext:value-type="string">
            <text:p>Każdorazowo po podniesieniu XP masz &lt;color=#f5d6c1&gt;10%&lt;/color&gt; szansy by uzupełnić &lt;color=#f5d6c1&gt;1&lt;/color&gt; sztukę amunicji.</text:p>
          </table:table-cell>
          <table:table-cell table:style-name="ce2" office:value-type="string" calcext:value-type="string">
            <text:p>Ogni XPraccolto ha una possibilità del &lt;color=#f5d6c1&gt;10%&lt;/color&gt; di ricaricare &lt;color=#f5d6c1&gt;1&lt;/color&gt; munizione.</text:p>
          </table:table-cell>
          <table:table-cell table:style-name="ce2" office:value-type="string" calcext:value-type="string">
            <text:p>Yerden Beceri Puanı aldığında &lt;color=#f5d6c1&gt;10%&lt;/color&gt; şansla &lt;color=#f5d6c1&gt;1&lt;/color&gt; Mermi doldurursun.</text:p>
          </table:table-cell>
          <table:table-cell table:style-name="ce2" office:value-type="string" calcext:value-type="string">
            <text:p>Chaque ramassage d'XP a &lt;color=#f5d6c1&gt;10%&lt;/color&gt; de chance de recharger &lt;color=#f5d6c1&gt;1&lt;/color&gt; munitions.</text:p>
          </table:table-cell>
          <table:table-cell table:number-columns-repeated="2" table:style-name="ce2" office:value-type="string" calcext:value-type="string">
            <text:p>A cada EXP coletada, tem &lt;color=#f5d6c1&gt;10%&lt;/color&gt; de chance de reabastecer &lt;color=#f5d6c1&gt;1&lt;/color&gt; de munição.</text:p>
          </table:table-cell>
          <table:table-cell table:style-name="ce2" office:value-type="string" calcext:value-type="string">
            <text:p>모든 XP가 &lt;color=#f5d6c1&gt;10%&lt;/color&gt;의 확률로 &lt;color=#f5d6c1&gt;1&lt;/color&gt;개의 탄환을 충전해줍니다.</text:p>
          </table:table-cell>
          <table:table-cell table:style-name="ce2" office:value-type="string" calcext:value-type="string">
            <text:p>Minden felvett Tapasztalat Pontnak &lt;color=#f5d6c1&gt;10%&lt;/color&gt; esélye van arra, hogy újratöltse a lőszered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atch and Learn</text:p>
          </table:table-cell>
          <table:table-cell table:style-name="ce2" office:value-type="string" calcext:value-type="string">
            <text:p>見て学ぶ</text:p>
          </table:table-cell>
          <table:table-cell table:style-name="ce2" office:value-type="string" calcext:value-type="string">
            <text:p>现学现用</text:p>
          </table:table-cell>
          <table:table-cell table:style-name="ce2" office:value-type="string" calcext:value-type="string">
            <text:p>現學現用</text:p>
          </table:table-cell>
          <table:table-cell table:style-name="ce2" office:value-type="string" calcext:value-type="string">
            <text:p>Смотри и учись</text:p>
          </table:table-cell>
          <table:table-cell table:number-columns-repeated="2" table:style-name="ce2" office:value-type="string" calcext:value-type="string">
            <text:p>Mira y Aprende</text:p>
          </table:table-cell>
          <table:table-cell table:style-name="ce2" office:value-type="string" calcext:value-type="string">
            <text:p>Schau zu und Lerne</text:p>
          </table:table-cell>
          <table:table-cell table:style-name="ce2" office:value-type="string" calcext:value-type="string">
            <text:p>Patrz i Ucz Się</text:p>
          </table:table-cell>
          <table:table-cell table:style-name="ce2" office:value-type="string" calcext:value-type="string">
            <text:p>Guarda e Impara</text:p>
          </table:table-cell>
          <table:table-cell table:style-name="ce2" office:value-type="string" calcext:value-type="string">
            <text:p>İzle ve Öğren</text:p>
          </table:table-cell>
          <table:table-cell table:style-name="ce2" office:value-type="string" calcext:value-type="string">
            <text:p>Observez et apprenez</text:p>
          </table:table-cell>
          <table:table-cell table:number-columns-repeated="2" table:style-name="ce2" office:value-type="string" calcext:value-type="string">
            <text:p>Observe e Aprenda</text:p>
          </table:table-cell>
          <table:table-cell table:style-name="ce2" office:value-type="string" calcext:value-type="string">
            <text:p>선구안</text:p>
          </table:table-cell>
          <table:table-cell table:style-name="ce2" office:value-type="string" calcext:value-type="string">
            <text:p>Figyelj és Tanulj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xcitement</text:p>
          </table:table-cell>
          <table:table-cell table:style-name="ce2" office:value-type="string" calcext:value-type="string">
            <text:p>刺激</text:p>
          </table:table-cell>
          <table:table-cell table:style-name="ce2" office:value-type="string" calcext:value-type="string">
            <text:p>容光焕发</text:p>
          </table:table-cell>
          <table:table-cell table:style-name="ce2" office:value-type="string" calcext:value-type="string">
            <text:p>靈能披風</text:p>
          </table:table-cell>
          <table:table-cell table:style-name="ce2" office:value-type="string" calcext:value-type="string">
            <text:p>Ускорение</text:p>
          </table:table-cell>
          <table:table-cell table:number-columns-repeated="2" table:style-name="ce2" office:value-type="string" calcext:value-type="string">
            <text:p>Emoción</text:p>
          </table:table-cell>
          <table:table-cell table:style-name="ce2" office:value-type="string" calcext:value-type="string">
            <text:p>Aufregung</text:p>
          </table:table-cell>
          <table:table-cell table:style-name="ce2" office:value-type="string" calcext:value-type="string">
            <text:p>Podekscytowanie</text:p>
          </table:table-cell>
          <table:table-cell table:style-name="ce2" office:value-type="string" calcext:value-type="string">
            <text:p>Che Emozione!</text:p>
          </table:table-cell>
          <table:table-cell table:style-name="ce2" office:value-type="string" calcext:value-type="string">
            <text:p>Heyecan</text:p>
          </table:table-cell>
          <table:table-cell table:style-name="ce2" office:value-type="string" calcext:value-type="string">
            <text:p>Excitation</text:p>
          </table:table-cell>
          <table:table-cell table:number-columns-repeated="2" table:style-name="ce2" office:value-type="string" calcext:value-type="string">
            <text:p>Empolgação</text:p>
          </table:table-cell>
          <table:table-cell table:style-name="ce2" office:value-type="string" calcext:value-type="string">
            <text:p>흥분</text:p>
          </table:table-cell>
          <table:table-cell table:style-name="ce2" office:value-type="string" calcext:value-type="string">
            <text:p>Izgatottsá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fter picking up XP, gain &lt;color=#f5d6c1&gt;35%&lt;/color&gt; Fire Rate for &lt;color=#f5d6c1&gt;1&lt;/color&gt; second.</text:p>
          </table:table-cell>
          <table:table-cell table:style-name="ce2" office:value-type="string" calcext:value-type="string">
            <text:p>経験値を取得してから&lt;color=#f5d6c1&gt;1&lt;/color&gt;秒の間、発射速度を&lt;color=#f5d6c1&gt;35%&lt;/color&gt;増加させる。</text:p>
          </table:table-cell>
          <table:table-cell table:style-name="ce2" office:value-type="string" calcext:value-type="string">
            <text:p>拾取经验值后，射速&lt;color=#f5d6c1&gt;+35%&lt;/color&gt; ，持续&lt;color=#f5d6c1&gt;1&lt;/color&gt;秒</text:p>
          </table:table-cell>
          <table:table-cell table:style-name="ce2" office:value-type="string" calcext:value-type="string">
            <text:p>拾取經驗值後，每 &lt;color=#f5d6c1&gt;1&lt;/color&gt; 秒增加&lt;color=#f5d6c1&gt;35%&lt;/color&gt; 移動速度。</text:p>
          </table:table-cell>
          <table:table-cell table:style-name="ce2" office:value-type="string" calcext:value-type="string">
            <text:p>Поднятая сфера опыта увеличивает скорость бега на &lt;color=#f5d6c1&gt;35%&lt;/color&gt; на &lt;color=#f5d6c1&gt;1&lt;/color&gt; секунду.</text:p>
          </table:table-cell>
          <table:table-cell table:number-columns-repeated="2" table:style-name="ce2" office:value-type="string" calcext:value-type="string">
            <text:p>Luego de recibir EXP, gana &lt;color=#f5d6c1&gt;35%&lt;/color&gt; de Candencia de Disparo por &lt;color=#f5d6c1&gt;1&lt;/color&gt; segundo.</text:p>
          </table:table-cell>
          <table:table-cell table:style-name="ce2" office:value-type="string" calcext:value-type="string">
            <text:p>Nachdem du Erfahrungspunkte aufgesammelt hast erhältst du &lt;color=#f5d6c1&gt;35%&lt;/color&gt; Bewegungsgeschwindigkeit für &lt;color=#f5d6c1&gt;1&lt;/color&gt; Sekunde.</text:p>
          </table:table-cell>
          <table:table-cell table:style-name="ce2" office:value-type="string" calcext:value-type="string">
            <text:p>Po podniesieniu XP, zyskujesz &lt;color=#f5d6c1&gt;35%&lt;/color&gt; więcej Prędkości Poruszania na &lt;color=#f5d6c1&gt;1&lt;/color&gt; sekundę.</text:p>
          </table:table-cell>
          <table:table-cell table:style-name="ce2" office:value-type="string" calcext:value-type="string">
            <text:p>Dopo aver ottenuto XP, guadagni il &lt;color=#f5d6c1&gt;35%&lt;/color&gt;di Velocità di Movimento per &lt;color=#f5d6c1&gt;1&lt;/color&gt; secondo.</text:p>
          </table:table-cell>
          <table:table-cell table:style-name="ce2" office:value-type="string" calcext:value-type="string">
            <text:p>Yerden Beceri Puanı aldığında &lt;color=#f5d6c1&gt;1&lt;/color&gt; saniye boyunca &lt;color=#f5d6c1&gt;35%&lt;/color&gt; Atış Hızı kazanırsın.</text:p>
          </table:table-cell>
          <table:table-cell table:style-name="ce2" office:value-type="string" calcext:value-type="string">
            <text:p>Après avoir ramassé de l'XP, gagne &lt;color=#f5d6c1&gt;35%&lt;/color&gt; de vitesse de tir pendant &lt;color=#f5d6c1&gt;1&lt;/color&gt; seconde.</text:p>
          </table:table-cell>
          <table:table-cell table:number-columns-repeated="2" table:style-name="ce2" office:value-type="string" calcext:value-type="string">
            <text:p>Após coletar EXP, ganhe &lt;color=#f5d6c1&gt;35%&lt;/color&gt; de Taxa de Disparo por &lt;color=#f5d6c1&gt;1&lt;/color&gt; segundo.</text:p>
          </table:table-cell>
          <table:table-cell table:style-name="ce2" office:value-type="string" calcext:value-type="string">
            <text:p>XP 습득 시 연사 속도가 &lt;color=#f5d6c1&gt;1&lt;/color&gt;초간 &lt;color=#f5d6c1&gt;35%&lt;/color&gt; 증가합니다.</text:p>
          </table:table-cell>
          <table:table-cell table:style-name="ce2" office:value-type="string" calcext:value-type="string">
            <text:p>Minden felvett Tapasztalat Pont megnöveli a Mozgási Sebességet &lt;color=#f5d6c1&gt;35%&lt;/color&gt;-al &lt;color=#f5d6c1&gt;1&lt;/color&gt; másodpercig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ome of Elasticity</text:p>
          </table:table-cell>
          <table:table-cell table:style-name="ce2" office:value-type="string" calcext:value-type="string">
            <text:p>柔軟の書</text:p>
          </table:table-cell>
          <table:table-cell table:style-name="ce2" office:value-type="string" calcext:value-type="string">
            <text:p>弹射之书</text:p>
          </table:table-cell>
          <table:table-cell table:style-name="ce2" office:value-type="string" calcext:value-type="string">
            <text:p>彈射之書</text:p>
          </table:table-cell>
          <table:table-cell table:style-name="ce2" office:value-type="string" calcext:value-type="string">
            <text:p>Книга эластичности</text:p>
          </table:table-cell>
          <table:table-cell table:number-columns-repeated="2" table:style-name="ce2" office:value-type="string" calcext:value-type="string">
            <text:p>Tomo de Elasticidad</text:p>
          </table:table-cell>
          <table:table-cell table:style-name="ce2" office:value-type="string" calcext:value-type="string">
            <text:p>Wälzer der Dehnbarkeit</text:p>
          </table:table-cell>
          <table:table-cell table:style-name="ce2" office:value-type="string" calcext:value-type="string">
            <text:p>Tom Elastyczności</text:p>
          </table:table-cell>
          <table:table-cell table:style-name="ce2" office:value-type="string" calcext:value-type="string">
            <text:p>Tomo della Flessibilità</text:p>
          </table:table-cell>
          <table:table-cell table:style-name="ce2" office:value-type="string" calcext:value-type="string">
            <text:p>Esneklik Cildi</text:p>
          </table:table-cell>
          <table:table-cell table:style-name="ce2" office:value-type="string" calcext:value-type="string">
            <text:p>Tome d'elasticité</text:p>
          </table:table-cell>
          <table:table-cell table:number-columns-repeated="2" table:style-name="ce2" office:value-type="string" calcext:value-type="string">
            <text:p>Tomo da Elasticidade</text:p>
          </table:table-cell>
          <table:table-cell table:style-name="ce2" office:value-type="string" calcext:value-type="string">
            <text:p>탄성의 서</text:p>
          </table:table-cell>
          <table:table-cell table:style-name="ce2" office:value-type="string" calcext:value-type="string">
            <text:p>Rugalmasság Kötet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ome of Speed</text:p>
          </table:table-cell>
          <table:table-cell table:style-name="ce2" office:value-type="string" calcext:value-type="string">
            <text:p>速度の書</text:p>
          </table:table-cell>
          <table:table-cell table:style-name="ce2" office:value-type="string" calcext:value-type="string">
            <text:p>敏捷之书</text:p>
          </table:table-cell>
          <table:table-cell table:style-name="ce2" office:value-type="string" calcext:value-type="string">
            <text:p>敏捷之書</text:p>
          </table:table-cell>
          <table:table-cell table:style-name="ce2" office:value-type="string" calcext:value-type="string">
            <text:p>Книга скорости</text:p>
          </table:table-cell>
          <table:table-cell table:number-columns-repeated="2" table:style-name="ce2" office:value-type="string" calcext:value-type="string">
            <text:p>Tomo de Velocidad</text:p>
          </table:table-cell>
          <table:table-cell table:style-name="ce2" office:value-type="string" calcext:value-type="string">
            <text:p>Wälzer der Geschwindigkeit</text:p>
          </table:table-cell>
          <table:table-cell table:style-name="ce2" office:value-type="string" calcext:value-type="string">
            <text:p>Tom Prędkości</text:p>
          </table:table-cell>
          <table:table-cell table:style-name="ce2" office:value-type="string" calcext:value-type="string">
            <text:p>Tomo della Rapidità</text:p>
          </table:table-cell>
          <table:table-cell table:style-name="ce2" office:value-type="string" calcext:value-type="string">
            <text:p>Hız Cildi</text:p>
          </table:table-cell>
          <table:table-cell table:style-name="ce2" office:value-type="string" calcext:value-type="string">
            <text:p>Tome de rapidité</text:p>
          </table:table-cell>
          <table:table-cell table:number-columns-repeated="2" table:style-name="ce2" office:value-type="string" calcext:value-type="string">
            <text:p>Tomo da Velocidade</text:p>
          </table:table-cell>
          <table:table-cell table:style-name="ce2" office:value-type="string" calcext:value-type="string">
            <text:p>속도의 서</text:p>
          </table:table-cell>
          <table:table-cell table:style-name="ce2" office:value-type="string" calcext:value-type="string">
            <text:p>Sebesség Kötet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ome of Elements</text:p>
          </table:table-cell>
          <table:table-cell table:style-name="ce2" office:value-type="string" calcext:value-type="string">
            <text:p>元素の書</text:p>
          </table:table-cell>
          <table:table-cell table:style-name="ce2" office:value-type="string" calcext:value-type="string">
            <text:p>元素之书</text:p>
          </table:table-cell>
          <table:table-cell table:style-name="ce2" office:value-type="string" calcext:value-type="string">
            <text:p>元素之書</text:p>
          </table:table-cell>
          <table:table-cell table:style-name="ce2" office:value-type="string" calcext:value-type="string">
            <text:p>Книга стихий</text:p>
          </table:table-cell>
          <table:table-cell table:number-columns-repeated="2" table:style-name="ce2" office:value-type="string" calcext:value-type="string">
            <text:p>Tomo de Elementos</text:p>
          </table:table-cell>
          <table:table-cell table:style-name="ce2" office:value-type="string" calcext:value-type="string">
            <text:p>Wälzer der Elemente</text:p>
          </table:table-cell>
          <table:table-cell table:style-name="ce2" office:value-type="string" calcext:value-type="string">
            <text:p>Tom Żywiołów</text:p>
          </table:table-cell>
          <table:table-cell table:style-name="ce2" office:value-type="string" calcext:value-type="string">
            <text:p>Tomo degli Elementi</text:p>
          </table:table-cell>
          <table:table-cell table:style-name="ce2" office:value-type="string" calcext:value-type="string">
            <text:p>Element Cildi</text:p>
          </table:table-cell>
          <table:table-cell table:style-name="ce2" office:value-type="string" calcext:value-type="string">
            <text:p>Tome des éléments</text:p>
          </table:table-cell>
          <table:table-cell table:number-columns-repeated="2" table:style-name="ce2" office:value-type="string" calcext:value-type="string">
            <text:p>Tomo dos Elementos</text:p>
          </table:table-cell>
          <table:table-cell table:style-name="ce2" office:value-type="string" calcext:value-type="string">
            <text:p>원소의 서</text:p>
          </table:table-cell>
          <table:table-cell table:style-name="ce2" office:value-type="string" calcext:value-type="string">
            <text:p>Elemek Kötet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&lt;color=#f5d6c1&gt;Burn&lt;/color&gt; damage, &lt;color=#f5d6c1&gt;Lightning&lt;/color&gt; damage, and &lt;color=#f5d6c1&gt;Freeze&lt;/color&gt; duration by &lt;color=#f5d6c1&gt;35%&lt;/color&gt;.</text:p>
          </table:table-cell>
          <table:table-cell table:style-name="ce2" office:value-type="string" calcext:value-type="string">
            <text:p>&lt;color=#f5d6c1&gt;燃焼&lt;/color&gt;ダメージ、&lt;color=#f5d6c1&gt;雷&lt;/color&gt;ダメージ、&lt;color=#f5d6c1&gt;凍結&lt;/color&gt;持続時間を&lt;color=#f5d6c1&gt;35%&lt;/color&gt;増加させる。</text:p>
          </table:table-cell>
          <table:table-cell table:style-name="ce2" office:value-type="string" calcext:value-type="string">
            <text:p>&lt;color=#f5d6c1&gt;燃烧&lt;/color&gt; 、 &lt;color=#f5d6c1&gt;闪电&lt;/color&gt; 和 &lt;color=#f5d6c1&gt;冰冻&lt;/color&gt; 造成的伤害增加 &lt;color=#f5d6c1&gt;35%&lt;/color&gt; 。</text:p>
          </table:table-cell>
          <table:table-cell table:style-name="ce2" office:value-type="string" calcext:value-type="string">
            <text:p>&lt;color=#f5d6c1&gt;燃燒&lt;/color&gt; 、 &lt;color=#f5d6c1&gt;閃電&lt;/color&gt; 和 &lt;color=#f5d6c1&gt;冰凍&lt;/color&gt; 造成的傷害增加 &lt;color=#f5d6c1&gt;35%&lt;/color&gt; 。</text:p>
          </table:table-cell>
          <table:table-cell table:style-name="ce2" office:value-type="string" calcext:value-type="string">
            <text:p>Увеличивает на &lt;color=#f5d6c1&gt;35%&lt;/color&gt;: урон от &lt;color=#f5d6c1&gt;поджога&lt;/color&gt; и &lt;color=#f5d6c1&gt;молнии&lt;/color&gt;, и продолжительность &lt;color=#f5d6c1&gt;заморозки&lt;/color&gt;.</text:p>
          </table:table-cell>
          <table:table-cell table:number-columns-repeated="2" table:style-name="ce2" office:value-type="string" calcext:value-type="string">
            <text:p>Incrementa el daño de &lt;color=#f5d6c1&gt;Quemar&lt;/color&gt;, &lt;color=#f5d6c1&gt;Electrocutar&lt;/color&gt;, y la duración de <text:s/>&lt;color=#f5d6c1&gt;Congelar&lt;/color&gt; por un &lt;color=#f5d6c1&gt;35%&lt;/color&gt;.</text:p>
          </table:table-cell>
          <table:table-cell table:style-name="ce2" office:value-type="string" calcext:value-type="string">
            <text:p>Erhöhe &lt;color=#f5d6c1&gt;Brand&lt;/color&gt; Schaden, &lt;color=#f5d6c1&gt;Blitz&lt;/color&gt; Schaden und &lt;color=#f5d6c1&gt;Frost&lt;/color&gt; Dauer um &lt;color=#f5d6c1&gt;35%&lt;/color&gt;.</text:p>
          </table:table-cell>
          <table:table-cell table:style-name="ce2" office:value-type="string" calcext:value-type="string">
            <text:p>Zwiększ czas zadawania obrażeń od &lt;color=#f5d6c1&gt;Ognia&lt;/color&gt;, &lt;color=#f5d6c1&gt;Piorunów&lt;/color&gt; , i &lt;color=#f5d6c1&gt;Zamrożenia&lt;/color&gt; o &lt;color=#f5d6c1&gt;35%&lt;/color&gt;.</text:p>
          </table:table-cell>
          <table:table-cell table:style-name="ce2" office:value-type="string" calcext:value-type="string">
            <text:p>Aumenta il danno di &lt;color=#f5d6c1&gt;Bruciatura&lt;/color&gt;, &lt;color=#f5d6c1&gt;Fulmine&lt;/color&gt;, e la durata di &lt;color=#f5d6c1&gt;Gelo&lt;/color&gt; del &lt;color=#f5d6c1&gt;35%&lt;/color&gt;.</text:p>
          </table:table-cell>
          <table:table-cell table:style-name="ce2" office:value-type="string" calcext:value-type="string">
            <text:p>&lt;color=#f5d6c1&gt;Yakma&lt;/color&gt; hasarını, &lt;color=#f5d6c1&gt;Yıldırım&lt;/color&gt; hasarını ve &lt;color=#f5d6c1&gt;Dondurma&lt;/color&gt; süresini &lt;color=#f5d6c1&gt;35%&lt;/color&gt; arttırır.</text:p>
          </table:table-cell>
          <table:table-cell table:style-name="ce2" office:value-type="string" calcext:value-type="string">
            <text:p>Augmente les dégâts de &lt;color=#f5d6c1&gt;Brûlure&lt;/color&gt;, &lt;color=#f5d6c1&gt;Foudre&lt;/color&gt; et la durée de &lt;color=#f5d6c1&gt;Gel&lt;/color&gt; de &lt;color=#f5d6c1&gt;35%&lt;/color&gt;.</text:p>
          </table:table-cell>
          <table:table-cell table:number-columns-repeated="2" table:style-name="ce2" office:value-type="string" calcext:value-type="string">
            <text:p>Aumenta o dano de &lt;color=#f5d6c1&gt;Queimação&lt;/color&gt;, de &lt;color=#f5d6c1&gt;Raio&lt;/color&gt; , e a duração do &lt;color=#f5d6c1&gt;Congelamento&lt;/color&gt; em &lt;color=#f5d6c1&gt;35%&lt;/color&gt;.</text:p>
          </table:table-cell>
          <table:table-cell table:style-name="ce2" office:value-type="string" calcext:value-type="string">
            <text:p>&lt;color=#f5d6c1&gt;화염&lt;/color&gt;과 &lt;color=#f5d6c1&gt;번개&lt;/color&gt; 대미지, &lt;color=#f5d6c1&gt;빙결&lt;/color&gt; 지속시간을 &lt;color=#f5d6c1&gt;35%&lt;/color&gt; 증가시킵니다.</text:p>
          </table:table-cell>
          <table:table-cell table:style-name="ce2" office:value-type="string" calcext:value-type="string">
            <text:p>Megnöveli az &lt;color=#f5d6c1&gt;Égés&lt;/color&gt; sebzést, &lt;color=#f5d6c1&gt;Villámcsapás&lt;/color&gt; sebzést és &lt;color=#f5d6c1&gt;Fagyás&lt;/color&gt; időtartamot &lt;color=#f5d6c1&gt;35%&lt;/color&gt;-a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drenaline</text:p>
          </table:table-cell>
          <table:table-cell table:style-name="ce2" office:value-type="string" calcext:value-type="string">
            <text:p>アドレナリン</text:p>
          </table:table-cell>
          <table:table-cell table:style-name="ce2" office:value-type="string" calcext:value-type="string">
            <text:p>肾上腺素</text:p>
          </table:table-cell>
          <table:table-cell table:style-name="ce2" office:value-type="string" calcext:value-type="string">
            <text:p>腎上腺素</text:p>
          </table:table-cell>
          <table:table-cell table:style-name="ce2" office:value-type="string" calcext:value-type="string">
            <text:p>Адреналин</text:p>
          </table:table-cell>
          <table:table-cell table:number-columns-repeated="2" table:style-name="ce2" office:value-type="string" calcext:value-type="string">
            <text:p>Adrenalina</text:p>
          </table:table-cell>
          <table:table-cell table:style-name="ce2" office:value-type="string" calcext:value-type="string">
            <text:p>Adrenalin</text:p>
          </table:table-cell>
          <table:table-cell table:number-columns-repeated="2" table:style-name="ce2" office:value-type="string" calcext:value-type="string">
            <text:p>Adrenalina</text:p>
          </table:table-cell>
          <table:table-cell table:style-name="ce2" office:value-type="string" calcext:value-type="string">
            <text:p>Adrenalin</text:p>
          </table:table-cell>
          <table:table-cell table:style-name="ce2" office:value-type="string" calcext:value-type="string">
            <text:p>Adrenaline</text:p>
          </table:table-cell>
          <table:table-cell table:number-columns-repeated="2" table:style-name="ce2" office:value-type="string" calcext:value-type="string">
            <text:p>Adrenalina</text:p>
          </table:table-cell>
          <table:table-cell table:style-name="ce2" office:value-type="string" calcext:value-type="string">
            <text:p>아드레날린</text:p>
          </table:table-cell>
          <table:table-cell table:style-name="ce2" office:value-type="string" calcext:value-type="string">
            <text:p>Adrenalin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ain &lt;color=#f5d6c1&gt;50%&lt;/color&gt; Bullet Damage and Fire Rate for the next &lt;color=#f5d6c1&gt;60&lt;/color&gt; seconds.</text:p>
          </table:table-cell>
          <table:table-cell table:style-name="ce2" office:value-type="string" calcext:value-type="string">
            <text:p>これから&lt;color=#f5d6c1&gt;60&lt;/color&gt;秒間、弾のダメージと発射速度を&lt;color=#f5d6c1&gt;50%&lt;/color&gt; 増加させる。</text:p>
          </table:table-cell>
          <table:table-cell table:style-name="ce2" office:value-type="string" calcext:value-type="string">
            <text:p>接下来 &lt;color=#f5d6c1&gt;60&lt;/color&gt; 秒时间内，子弹伤害及射速增加 &lt;color=#f5d6c1&gt;50%&lt;/color&gt; 。</text:p>
          </table:table-cell>
          <table:table-cell table:style-name="ce2" office:value-type="string" calcext:value-type="string">
            <text:p>接下來 &lt;color=#f5d6c1&gt;60&lt;/color&gt; 秒時間內，子彈傷害及射速增加 &lt;color=#f5d6c1&gt;50%&lt;/color&gt; 。</text:p>
          </table:table-cell>
          <table:table-cell table:style-name="ce2" office:value-type="string" calcext:value-type="string">
            <text:p>На &lt;color=#f5d6c1&gt;50%&lt;/color&gt; увеличивает урон и скорострельность в течении &lt;color=#f5d6c1&gt;60&lt;/color&gt; секунд.</text:p>
          </table:table-cell>
          <table:table-cell table:number-columns-repeated="2" table:style-name="ce2" office:value-type="string" calcext:value-type="string">
            <text:p>Gana &lt;color=#f5d6c1&gt;50%&lt;/color&gt; de Daño de Bala y Cadencia de Disparo por los siguientes &lt;color=#f5d6c1&gt;60&lt;/color&gt; segundos.</text:p>
          </table:table-cell>
          <table:table-cell table:style-name="ce2" office:value-type="string" calcext:value-type="string">
            <text:p>Erhöhe Waffenschaden und Feuerrate um &lt;color=#f5d6c1&gt;50%&lt;/color&gt; für die nächsten &lt;color=#f5d6c1&gt;60&lt;/color&gt; Sekunden.</text:p>
          </table:table-cell>
          <table:table-cell table:style-name="ce2" office:value-type="string" calcext:value-type="string">
            <text:p>Zyskaj &lt;color=#f5d6c1&gt;50%&lt;/color&gt; więcej Obrażeń od Pocisku i Szybkostrzelności <text:s/>na kolejne &lt;color=#f5d6c1&gt;60&lt;/color&gt; sekund.</text:p>
          </table:table-cell>
          <table:table-cell table:style-name="ce2" office:value-type="string" calcext:value-type="string">
            <text:p>Acquista il &lt;color=#f5d6c1&gt;50%&lt;/color&gt;di danno d'attaccoe velocità di fuoco per i prossimi &lt;color=#f5d6c1&gt;60&lt;/color&gt; secondi.</text:p>
          </table:table-cell>
          <table:table-cell table:style-name="ce2" office:value-type="string" calcext:value-type="string">
            <text:p>Sonraki <text:s/>&lt;color=#f5d6c1&gt;60&lt;/color&gt; saniye boyunca &lt;color=#f5d6c1&gt;50%&lt;/color&gt; Mermi Hasarı ve Atış Hızı kazanırsın.</text:p>
          </table:table-cell>
          <table:table-cell table:style-name="ce2" office:value-type="string" calcext:value-type="string">
            <text:p>Gagnez &lt;color=#f5d6c1&gt;50%&lt;/color&gt; de dégâts des balles et de cadence de tir pour les prochaines &lt;color=#f5d6c1&gt;60&lt;/color&gt; secondes.</text:p>
          </table:table-cell>
          <table:table-cell table:number-columns-repeated="2" table:style-name="ce2" office:value-type="string" calcext:value-type="string">
            <text:p>Ganhe &lt;color=#f5d6c1&gt;50%&lt;/color&gt; de Dano de Disparo e Taxa de Disparo para os próximos &lt;color=#f5d6c1&gt;60&lt;/color&gt; segundos.</text:p>
          </table:table-cell>
          <table:table-cell table:style-name="ce2" office:value-type="string" calcext:value-type="string">
            <text:p>&lt;color=#f5d6c1&gt;60&lt;/color&gt;초 동안 탄환 피해량과 연사 속도가 &lt;color=#f5d6c1&gt;50%&lt;/color&gt; 증가합니다.</text:p>
          </table:table-cell>
          <table:table-cell table:style-name="ce2" office:value-type="string" calcext:value-type="string">
            <text:p>Megnöveli a Golyó Sebzést és Tűzelési Sebességet &lt;color=#f5d6c1&gt;50%&lt;/color&gt;-al &lt;color=#f5d6c1&gt;60&lt;/color&gt; másodpercig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eavy Caliber</text:p>
          </table:table-cell>
          <table:table-cell table:style-name="ce2" office:value-type="string" calcext:value-type="string">
            <text:p>大口径</text:p>
          </table:table-cell>
          <table:table-cell table:style-name="ce2" office:value-type="string" calcext:value-type="string">
            <text:p>独头弹</text:p>
          </table:table-cell>
          <table:table-cell table:style-name="ce2" office:value-type="string" calcext:value-type="string">
            <text:p>獨頭彈</text:p>
          </table:table-cell>
          <table:table-cell table:style-name="ce2" office:value-type="string" calcext:value-type="string">
            <text:p>Крупный калибр</text:p>
          </table:table-cell>
          <table:table-cell table:number-columns-repeated="2" table:style-name="ce2" office:value-type="string" calcext:value-type="string">
            <text:p>Calibre Pesado</text:p>
          </table:table-cell>
          <table:table-cell table:style-name="ce2" office:value-type="string" calcext:value-type="string">
            <text:p>Schweres Kaliber</text:p>
          </table:table-cell>
          <table:table-cell table:style-name="ce2" office:value-type="string" calcext:value-type="string">
            <text:p>Ciężki Kaliber</text:p>
          </table:table-cell>
          <table:table-cell table:style-name="ce2" office:value-type="string" calcext:value-type="string">
            <text:p>Grosso Calibro</text:p>
          </table:table-cell>
          <table:table-cell table:style-name="ce2" office:value-type="string" calcext:value-type="string">
            <text:p>Yüksek Kalibre</text:p>
          </table:table-cell>
          <table:table-cell table:style-name="ce2" office:value-type="string" calcext:value-type="string">
            <text:p>Gros Calibre</text:p>
          </table:table-cell>
          <table:table-cell table:number-columns-repeated="2" table:style-name="ce2" office:value-type="string" calcext:value-type="string">
            <text:p>Calibre Pesado</text:p>
          </table:table-cell>
          <table:table-cell table:style-name="ce2" office:value-type="string" calcext:value-type="string">
            <text:p>대구경</text:p>
          </table:table-cell>
          <table:table-cell table:style-name="ce2" office:value-type="string" calcext:value-type="string">
            <text:p>Nagy Kalibe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arge Mag</text:p>
          </table:table-cell>
          <table:table-cell table:style-name="ce2" office:value-type="string" calcext:value-type="string">
            <text:p>ラージマガジン</text:p>
          </table:table-cell>
          <table:table-cell table:style-name="ce2" office:value-type="string" calcext:value-type="string">
            <text:p>大弹匣</text:p>
          </table:table-cell>
          <table:table-cell table:style-name="ce2" office:value-type="string" calcext:value-type="string">
            <text:p>大彈匣</text:p>
          </table:table-cell>
          <table:table-cell table:style-name="ce2" office:value-type="string" calcext:value-type="string">
            <text:p>Большой магазин</text:p>
          </table:table-cell>
          <table:table-cell table:number-columns-repeated="2" table:style-name="ce2" office:value-type="string" calcext:value-type="string">
            <text:p>Cargador Largo</text:p>
          </table:table-cell>
          <table:table-cell table:style-name="ce2" office:value-type="string" calcext:value-type="string">
            <text:p>Großes Magazin</text:p>
          </table:table-cell>
          <table:table-cell table:style-name="ce2" office:value-type="string" calcext:value-type="string">
            <text:p>Duży Magazynek</text:p>
          </table:table-cell>
          <table:table-cell table:style-name="ce2" office:value-type="string" calcext:value-type="string">
            <text:p>Caricatore Capiente</text:p>
          </table:table-cell>
          <table:table-cell table:style-name="ce2" office:value-type="string" calcext:value-type="string">
            <text:p>Büyük Şarjör</text:p>
          </table:table-cell>
          <table:table-cell table:style-name="ce2" office:value-type="string" calcext:value-type="string">
            <text:p>Grand Chargeur</text:p>
          </table:table-cell>
          <table:table-cell table:number-columns-repeated="2" table:style-name="ce2" office:value-type="string" calcext:value-type="string">
            <text:p>Cartucho Grande</text:p>
          </table:table-cell>
          <table:table-cell table:style-name="ce2" office:value-type="string" calcext:value-type="string">
            <text:p>대형 탄창</text:p>
          </table:table-cell>
          <table:table-cell table:style-name="ce2" office:value-type="string" calcext:value-type="string">
            <text:p>Nagy Tá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ighten Load</text:p>
          </table:table-cell>
          <table:table-cell table:style-name="ce2" office:value-type="string" calcext:value-type="string">
            <text:p>負荷軽減</text:p>
          </table:table-cell>
          <table:table-cell table:style-name="ce2" office:value-type="string" calcext:value-type="string">
            <text:p>轻负载</text:p>
          </table:table-cell>
          <table:table-cell table:style-name="ce2" office:value-type="string" calcext:value-type="string">
            <text:p>輕負載</text:p>
          </table:table-cell>
          <table:table-cell table:style-name="ce2" office:value-type="string" calcext:value-type="string">
            <text:p>Легкость</text:p>
          </table:table-cell>
          <table:table-cell table:number-columns-repeated="2" table:style-name="ce2" office:value-type="string" calcext:value-type="string">
            <text:p>Carga Ligera</text:p>
          </table:table-cell>
          <table:table-cell table:style-name="ce2" office:value-type="string" calcext:value-type="string">
            <text:p>Erleichterte Last</text:p>
          </table:table-cell>
          <table:table-cell table:style-name="ce2" office:value-type="string" calcext:value-type="string">
            <text:p>Zmniejsz Obciążenie</text:p>
          </table:table-cell>
          <table:table-cell table:style-name="ce2" office:value-type="string" calcext:value-type="string">
            <text:p>Armamenti Leggeri</text:p>
          </table:table-cell>
          <table:table-cell table:style-name="ce2" office:value-type="string" calcext:value-type="string">
            <text:p>Hafiflet</text:p>
          </table:table-cell>
          <table:table-cell table:style-name="ce2" office:value-type="string" calcext:value-type="string">
            <text:p>Alléger la charge</text:p>
          </table:table-cell>
          <table:table-cell table:number-columns-repeated="2" table:style-name="ce2" office:value-type="string" calcext:value-type="string">
            <text:p>Carga Leve</text:p>
          </table:table-cell>
          <table:table-cell table:style-name="ce2" office:value-type="string" calcext:value-type="string">
            <text:p>경부하</text:p>
          </table:table-cell>
          <table:table-cell table:style-name="ce2" office:value-type="string" calcext:value-type="string">
            <text:p>Könnyített Terhel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Night Vision</text:p>
          </table:table-cell>
          <table:table-cell table:style-name="ce2" office:value-type="string" calcext:value-type="string">
            <text:p>ナイトビジョン</text:p>
          </table:table-cell>
          <table:table-cell table:style-name="ce2" office:value-type="string" calcext:value-type="string">
            <text:p>夜视</text:p>
          </table:table-cell>
          <table:table-cell table:style-name="ce2" office:value-type="string" calcext:value-type="string">
            <text:p>夜視</text:p>
          </table:table-cell>
          <table:table-cell table:style-name="ce2" office:value-type="string" calcext:value-type="string">
            <text:p>Ночное зрение</text:p>
          </table:table-cell>
          <table:table-cell table:number-columns-repeated="2" table:style-name="ce2" office:value-type="string" calcext:value-type="string">
            <text:p>Visión Nocturna</text:p>
          </table:table-cell>
          <table:table-cell table:style-name="ce2" office:value-type="string" calcext:value-type="string">
            <text:p>Nachtsicht</text:p>
          </table:table-cell>
          <table:table-cell table:style-name="ce2" office:value-type="string" calcext:value-type="string">
            <text:p>Noktowizja</text:p>
          </table:table-cell>
          <table:table-cell table:style-name="ce2" office:value-type="string" calcext:value-type="string">
            <text:p>Visione Notturna</text:p>
          </table:table-cell>
          <table:table-cell table:style-name="ce2" office:value-type="string" calcext:value-type="string">
            <text:p>Gece Görüşü</text:p>
          </table:table-cell>
          <table:table-cell table:style-name="ce2" office:value-type="string" calcext:value-type="string">
            <text:p>Vision Nocturne</text:p>
          </table:table-cell>
          <table:table-cell table:number-columns-repeated="2" table:style-name="ce2" office:value-type="string" calcext:value-type="string">
            <text:p>Visão Noturna</text:p>
          </table:table-cell>
          <table:table-cell table:style-name="ce2" office:value-type="string" calcext:value-type="string">
            <text:p>야간 투시</text:p>
          </table:table-cell>
          <table:table-cell table:style-name="ce2" office:value-type="string" calcext:value-type="string">
            <text:p>Éjjelát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ea Shooter</text:p>
          </table:table-cell>
          <table:table-cell table:style-name="ce2" office:value-type="string" calcext:value-type="string">
            <text:p>豆鉄砲</text:p>
          </table:table-cell>
          <table:table-cell table:number-columns-repeated="2" table:style-name="ce2" office:value-type="string" calcext:value-type="string">
            <text:p>豌豆射手</text:p>
          </table:table-cell>
          <table:table-cell table:style-name="ce2" office:value-type="string" calcext:value-type="string">
            <text:p>Гороховый стрелок</text:p>
          </table:table-cell>
          <table:table-cell table:number-columns-repeated="2" table:style-name="ce2" office:value-type="string" calcext:value-type="string">
            <text:p>Cervatana</text:p>
          </table:table-cell>
          <table:table-cell table:style-name="ce2" office:value-type="string" calcext:value-type="string">
            <text:p>Erbsenschütze</text:p>
          </table:table-cell>
          <table:table-cell table:style-name="ce2" office:value-type="string" calcext:value-type="string">
            <text:p>Strzelec Grochu</text:p>
          </table:table-cell>
          <table:table-cell table:style-name="ce2" office:value-type="string" calcext:value-type="string">
            <text:p>Spara Piselli</text:p>
          </table:table-cell>
          <table:table-cell table:style-name="ce2" office:value-type="string" calcext:value-type="string">
            <text:p>Bezelye Atıcı</text:p>
          </table:table-cell>
          <table:table-cell table:style-name="ce2" office:value-type="string" calcext:value-type="string">
            <text:p>Sarbacanne</text:p>
          </table:table-cell>
          <table:table-cell table:number-columns-repeated="2" table:style-name="ce2" office:value-type="string" calcext:value-type="string">
            <text:p>Dispara-Ervilha</text:p>
          </table:table-cell>
          <table:table-cell table:style-name="ce2" office:value-type="string" calcext:value-type="string">
            <text:p>장난감 총</text:p>
          </table:table-cell>
          <table:table-cell table:style-name="ce2" office:value-type="string" calcext:value-type="string">
            <text:p>Csúzli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eath Rounds</text:p>
          </table:table-cell>
          <table:table-cell table:style-name="ce2" office:value-type="string" calcext:value-type="string">
            <text:p>デスラウンド</text:p>
          </table:table-cell>
          <table:table-cell table:style-name="ce2" office:value-type="string" calcext:value-type="string">
            <text:p>致命弹丸</text:p>
          </table:table-cell>
          <table:table-cell table:style-name="ce2" office:value-type="string" calcext:value-type="string">
            <text:p>致命彈丸</text:p>
          </table:table-cell>
          <table:table-cell table:style-name="ce2" office:value-type="string" calcext:value-type="string">
            <text:p>Смертоносный заряд</text:p>
          </table:table-cell>
          <table:table-cell table:number-columns-repeated="2" table:style-name="ce2" office:value-type="string" calcext:value-type="string">
            <text:p>Rondas de la Muerte</text:p>
          </table:table-cell>
          <table:table-cell table:style-name="ce2" office:value-type="string" calcext:value-type="string">
            <text:p>Todeskugeln</text:p>
          </table:table-cell>
          <table:table-cell table:style-name="ce2" office:value-type="string" calcext:value-type="string">
            <text:p>Pociski Śmierci</text:p>
          </table:table-cell>
          <table:table-cell table:style-name="ce2" office:value-type="string" calcext:value-type="string">
            <text:p>Colpi del Fato</text:p>
          </table:table-cell>
          <table:table-cell table:style-name="ce2" office:value-type="string" calcext:value-type="string">
            <text:p>Ölüm Mermileri</text:p>
          </table:table-cell>
          <table:table-cell table:style-name="ce2" office:value-type="string" calcext:value-type="string">
            <text:p>Balles Mortelles</text:p>
          </table:table-cell>
          <table:table-cell table:number-columns-repeated="2" table:style-name="ce2" office:value-type="string" calcext:value-type="string">
            <text:p>Disparos Letais</text:p>
          </table:table-cell>
          <table:table-cell table:style-name="ce2" office:value-type="string" calcext:value-type="string">
            <text:p>죽음의 탄환</text:p>
          </table:table-cell>
          <table:table-cell table:style-name="ce2" office:value-type="string" calcext:value-type="string">
            <text:p>Halállövedéke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r bullets deal an additional &lt;color=#f5d6c1&gt;10&lt;/color&gt; damage.</text:p>
          </table:table-cell>
          <table:table-cell table:style-name="ce2" office:value-type="string" calcext:value-type="string">
            <text:p>弾のダメージ&lt;color=#f5d6c1&gt;10&lt;/color&gt;に追加。</text:p>
          </table:table-cell>
          <table:table-cell table:style-name="ce2" office:value-type="string" calcext:value-type="string">
            <text:p>你的子弹伤害增加 &lt;color=#f5d6c1&gt;10&lt;/color&gt; 。</text:p>
          </table:table-cell>
          <table:table-cell table:style-name="ce2" office:value-type="string" calcext:value-type="string">
            <text:p>你的子彈傷害增加 &lt;color=#f5d6c1&gt;10&lt;/color&gt; 。</text:p>
          </table:table-cell>
          <table:table-cell table:style-name="ce2" office:value-type="string" calcext:value-type="string">
            <text:p>Снаряды наносят на &lt;color=#f5d6c1&gt;10&lt;/color&gt; ед. больше урона.</text:p>
          </table:table-cell>
          <table:table-cell table:number-columns-repeated="2" table:style-name="ce2" office:value-type="string" calcext:value-type="string">
            <text:p>Tus balas hacen &lt;color=#f5d6c1&gt;10&lt;/color&gt; de daño adicional.</text:p>
          </table:table-cell>
          <table:table-cell table:style-name="ce2" office:value-type="string" calcext:value-type="string">
            <text:p>Deine Schüsse verursachen &lt;color=#f5d6c1&gt;10&lt;/color&gt; zusätzlichen Schaden.</text:p>
          </table:table-cell>
          <table:table-cell table:style-name="ce2" office:value-type="string" calcext:value-type="string">
            <text:p>Twoje pociski zadają dodatkowo &lt;color=#f5d6c1&gt;10&lt;/color&gt; obrażeń.</text:p>
          </table:table-cell>
          <table:table-cell table:style-name="ce2" office:value-type="string" calcext:value-type="string">
            <text:p>I tuoi proiettili infliggono &lt;color=#f5d6c1&gt;10&lt;/color&gt; danni aggiuntivi.</text:p>
          </table:table-cell>
          <table:table-cell table:style-name="ce2" office:value-type="string" calcext:value-type="string">
            <text:p>Mermilerin ilave olarak &lt;color=#f5d6c1&gt;10&lt;/color&gt; hasar verir.</text:p>
          </table:table-cell>
          <table:table-cell table:style-name="ce2" office:value-type="string" calcext:value-type="string">
            <text:p>Vos balles infligent un &lt;color=#f5d6c1&gt;10&lt;/color&gt; de dégâts supplémentaires.</text:p>
          </table:table-cell>
          <table:table-cell table:number-columns-repeated="2" table:style-name="ce2" office:value-type="string" calcext:value-type="string">
            <text:p>Seus Disparos causam um adicional de &lt;color=#f5d6c1&gt;10&lt;/color&gt; de dano.</text:p>
          </table:table-cell>
          <table:table-cell table:style-name="ce2" office:value-type="string" calcext:value-type="string">
            <text:p>탄환 피해량이 &lt;color=#f5d6c1&gt;10&lt;/color&gt; 증가합니다.</text:p>
          </table:table-cell>
          <table:table-cell table:style-name="ce2" office:value-type="string" calcext:value-type="string">
            <text:p>A kilőtt golyók Sebzése megnő &lt;color=#f5d6c1&gt;10&lt;/color&gt;-e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rost Fire</text:p>
          </table:table-cell>
          <table:table-cell table:style-name="ce2" office:value-type="string" calcext:value-type="string">
            <text:p>フロストファイヤー</text:p>
          </table:table-cell>
          <table:table-cell table:style-name="ce2" office:value-type="string" calcext:value-type="string">
            <text:p>极冰烈焰</text:p>
          </table:table-cell>
          <table:table-cell table:style-name="ce2" office:value-type="string" calcext:value-type="string">
            <text:p>極冰烈焰</text:p>
          </table:table-cell>
          <table:table-cell table:style-name="ce2" office:value-type="string" calcext:value-type="string">
            <text:p>Ледяное пламя</text:p>
          </table:table-cell>
          <table:table-cell table:number-columns-repeated="2" table:style-name="ce2" office:value-type="string" calcext:value-type="string">
            <text:p>Fuego Helado</text:p>
          </table:table-cell>
          <table:table-cell table:style-name="ce2" office:value-type="string" calcext:value-type="string">
            <text:p>Gefrierbrand</text:p>
          </table:table-cell>
          <table:table-cell table:style-name="ce2" office:value-type="string" calcext:value-type="string">
            <text:p>Lodowaty Ogień</text:p>
          </table:table-cell>
          <table:table-cell table:style-name="ce2" office:value-type="string" calcext:value-type="string">
            <text:p>Fuoco Gelido</text:p>
          </table:table-cell>
          <table:table-cell table:style-name="ce2" office:value-type="string" calcext:value-type="string">
            <text:p>Yakan Dondurma</text:p>
          </table:table-cell>
          <table:table-cell table:style-name="ce2" office:value-type="string" calcext:value-type="string">
            <text:p>Givrefeu</text:p>
          </table:table-cell>
          <table:table-cell table:number-columns-repeated="2" table:style-name="ce2" office:value-type="string" calcext:value-type="string">
            <text:p>Gelo Infernal</text:p>
          </table:table-cell>
          <table:table-cell table:style-name="ce2" office:value-type="string" calcext:value-type="string">
            <text:p>서리불꽃</text:p>
          </table:table-cell>
          <table:table-cell table:style-name="ce2" office:value-type="string" calcext:value-type="string">
            <text:p>Jeges Tűz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you inflict &lt;color=#f5d6c1&gt;Freeze&lt;/color&gt;, also inflict &lt;color=#f5d6c1&gt;Burn&lt;/color&gt; for &lt;color=#f5d6c1&gt;6&lt;/color&gt; damage per second.</text:p>
          </table:table-cell>
          <table:table-cell table:style-name="ce2" office:value-type="string" calcext:value-type="string">
            <text:p>&lt;color=#f5d6c1&gt;凍結&lt;/color&gt;させた時、毎秒&lt;color=#f5d6c1&gt;6&lt;/color&gt;ダメージの&lt;color=#f5d6c1&gt;燃焼&lt;/color&gt;も与える。</text:p>
          </table:table-cell>
          <table:table-cell table:style-name="ce2" office:value-type="string" calcext:value-type="string">
            <text:p>当你造成 &lt;color=#f5d6c1&gt;冰冻&lt;/color&gt; 效果时，同时造成 &lt;color=#f5d6c1&gt;燃烧&lt;/color&gt; 效果，每秒造成 &lt;color=#f5d6c1&gt;6&lt;/color&gt; 点伤害。</text:p>
          </table:table-cell>
          <table:table-cell table:style-name="ce2" office:value-type="string" calcext:value-type="string">
            <text:p>當你造成 &lt;color=#f5d6c1&gt;冰凍&lt;/color&gt; 效果時，同時造成 &lt;color=#f5d6c1&gt;燃燒&lt;/color&gt; 效果，每秒造成 &lt;color=#f5d6c1&gt;6&lt;/color&gt; 點傷害。</text:p>
          </table:table-cell>
          <table:table-cell table:style-name="ce2" office:value-type="string" calcext:value-type="string">
            <text:p>При &lt;color=#f5d6c1&gt;заморозке&lt;/color&gt; врага также накладывает &lt;color=#f5d6c1&gt;поджог&lt;/color&gt;, наносящей 6 урона в секунду.</text:p>
          </table:table-cell>
          <table:table-cell table:number-columns-repeated="2" table:style-name="ce2" office:value-type="string" calcext:value-type="string">
            <text:p>Al inflingir &lt;color=#f5d6c1&gt;Congelar&lt;/color&gt;, además inflinge &lt;color=#f5d6c1&gt;Quemar&lt;/color&gt; por &lt;color=#f5d6c1&gt;6&lt;/color&gt; de daño por segundo.</text:p>
          </table:table-cell>
          <table:table-cell table:style-name="ce2" office:value-type="string" calcext:value-type="string">
            <text:p>Setze Gegner zusätzlich in &lt;color=#f5d6c1&gt;Brand&lt;/color&gt; für &lt;color=#f5d6c1&gt;6&lt;/color&gt; Schaden pro Sekunde ,wenn du &lt;color=#f5d6c1&gt;Frost&lt;/color&gt; verursachst.</text:p>
          </table:table-cell>
          <table:table-cell table:style-name="ce2" office:value-type="string" calcext:value-type="string">
            <text:p>Kiedy &lt;color=#f5d6c1&gt;Zamrażasz&lt;/color&gt; przeciwnika, teraz możesz go też &lt;color=#f5d6c1&gt;Podpalić&lt;/color&gt; zadając &lt;color=#f5d6c1&gt;6&lt;/color&gt; obrażeń na sekundę.</text:p>
          </table:table-cell>
          <table:table-cell table:style-name="ce2" office:value-type="string" calcext:value-type="string">
            <text:p>Quando infliggi &lt;color=#f5d6c1&gt;Gelo&lt;/color&gt;, infliggi anche &lt;color=#f5d6c1&gt;Bruciatura&lt;/color&gt; per &lt;color=#f5d6c1&gt;6&lt;/color&gt; danni al secondo.</text:p>
          </table:table-cell>
          <table:table-cell table:style-name="ce2" office:value-type="string" calcext:value-type="string">
            <text:p>Bir düşmana &lt;color=#f5d6c1&gt;Dondurma&lt;/color&gt; etkisi verdiğinde ilave olarak saniyede &lt;color=#f5d6c1&gt;6&lt;/color&gt; hasar veren &lt;color=#f5d6c1&gt;Yakma&lt;/color&gt; etkisi oluşturur.</text:p>
          </table:table-cell>
          <table:table-cell table:style-name="ce2" office:value-type="string" calcext:value-type="string">
            <text:p>Lorsque vous infligez &lt;color=#f5d6c1&gt;Gel&lt;/color&gt;, infligez également &lt;color=#f5d6c1&gt;Brûlure&lt;/color&gt; pour &lt;color=#f5d6c1&gt;6&lt;/color&gt; dégâts par seconde.</text:p>
          </table:table-cell>
          <table:table-cell table:number-columns-repeated="2" table:style-name="ce2" office:value-type="string" calcext:value-type="string">
            <text:p>Quando você infligir &lt;color=#f5d6c1&gt;Congelamento&lt;/color&gt;, também inflija &lt;color=#f5d6c1&gt;Queimação&lt;/color&gt;, causando &lt;color=#f5d6c1&gt;6&lt;/color&gt; de dano por segundo.</text:p>
          </table:table-cell>
          <table:table-cell table:style-name="ce2" office:value-type="string" calcext:value-type="string">
            <text:p>적을 &lt;color=#f5d6c1&gt;빙결&lt;/color&gt; 시 &lt;color=#f5d6c1&gt;6&lt;/color&gt; 대미지의 &lt;color=#f5d6c1&gt;화염&lt;/color&gt;을 가합니다.</text:p>
          </table:table-cell>
          <table:table-cell table:style-name="ce2" office:value-type="string" calcext:value-type="string">
            <text:p>Ha &lt;color=#f5d6c1&gt;Megfagyasztassz&lt;/color&gt; egy ellenfelet, egyszerre &lt;color=#f5d6c1&gt;Fel is Gyújtod&lt;/color&gt; őke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un Mastery</text:p>
          </table:table-cell>
          <table:table-cell table:style-name="ce2" office:value-type="string" calcext:value-type="string">
            <text:p>銃器マスター</text:p>
          </table:table-cell>
          <table:table-cell table:style-name="ce2" office:value-type="string" calcext:value-type="string">
            <text:p>神枪手</text:p>
          </table:table-cell>
          <table:table-cell table:style-name="ce2" office:value-type="string" calcext:value-type="string">
            <text:p>神槍手</text:p>
          </table:table-cell>
          <table:table-cell table:style-name="ce2" office:value-type="string" calcext:value-type="string">
            <text:p>Мастер оружейник</text:p>
          </table:table-cell>
          <table:table-cell table:number-columns-repeated="2" table:style-name="ce2" office:value-type="string" calcext:value-type="string">
            <text:p>Maestría de Arma</text:p>
          </table:table-cell>
          <table:table-cell table:style-name="ce2" office:value-type="string" calcext:value-type="string">
            <text:p>Waffenbeherrschung</text:p>
          </table:table-cell>
          <table:table-cell table:style-name="ce2" office:value-type="string" calcext:value-type="string">
            <text:p>Mistrzyni Broni</text:p>
          </table:table-cell>
          <table:table-cell table:style-name="ce2" office:value-type="string" calcext:value-type="string">
            <text:p>Maestro delle Armi</text:p>
          </table:table-cell>
          <table:table-cell table:style-name="ce2" office:value-type="string" calcext:value-type="string">
            <text:p>Silah Ustalığı</text:p>
          </table:table-cell>
          <table:table-cell table:style-name="ce2" office:value-type="string" calcext:value-type="string">
            <text:p>Maîtrise des armes</text:p>
          </table:table-cell>
          <table:table-cell table:number-columns-repeated="2" table:style-name="ce2" office:value-type="string" calcext:value-type="string">
            <text:p>Maestria com Armas</text:p>
          </table:table-cell>
          <table:table-cell table:style-name="ce2" office:value-type="string" calcext:value-type="string">
            <text:p>총기 전문가</text:p>
          </table:table-cell>
          <table:table-cell table:style-name="ce2" office:value-type="string" calcext:value-type="string">
            <text:p>Fegyvermeste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ini Clip</text:p>
          </table:table-cell>
          <table:table-cell table:style-name="ce2" office:value-type="string" calcext:value-type="string">
            <text:p>小型マガジン</text:p>
          </table:table-cell>
          <table:table-cell table:style-name="ce2" office:value-type="string" calcext:value-type="string">
            <text:p>迷你弹匣</text:p>
          </table:table-cell>
          <table:table-cell table:style-name="ce2" office:value-type="string" calcext:value-type="string">
            <text:p>迷你彈匣</text:p>
          </table:table-cell>
          <table:table-cell table:style-name="ce2" office:value-type="string" calcext:value-type="string">
            <text:p>Мини обойма</text:p>
          </table:table-cell>
          <table:table-cell table:number-columns-repeated="2" table:style-name="ce2" office:value-type="string" calcext:value-type="string">
            <text:p>Cargador Corto</text:p>
          </table:table-cell>
          <table:table-cell table:style-name="ce2" office:value-type="string" calcext:value-type="string">
            <text:p>Kleines Magazin</text:p>
          </table:table-cell>
          <table:table-cell table:style-name="ce2" office:value-type="string" calcext:value-type="string">
            <text:p>Mini Magazynek</text:p>
          </table:table-cell>
          <table:table-cell table:style-name="ce2" office:value-type="string" calcext:value-type="string">
            <text:p>Caricatore Miniaturizzato</text:p>
          </table:table-cell>
          <table:table-cell table:style-name="ce2" office:value-type="string" calcext:value-type="string">
            <text:p>Mini Şarjör</text:p>
          </table:table-cell>
          <table:table-cell table:style-name="ce2" office:value-type="string" calcext:value-type="string">
            <text:p>Petit Chargeur</text:p>
          </table:table-cell>
          <table:table-cell table:number-columns-repeated="2" table:style-name="ce2" office:value-type="string" calcext:value-type="string">
            <text:p>Cartucho Pequeno</text:p>
          </table:table-cell>
          <table:table-cell table:style-name="ce2" office:value-type="string" calcext:value-type="string">
            <text:p>소형 탄창</text:p>
          </table:table-cell>
          <table:table-cell table:style-name="ce2" office:value-type="string" calcext:value-type="string">
            <text:p>Minitá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Overload</text:p>
          </table:table-cell>
          <table:table-cell table:style-name="ce2" office:value-type="string" calcext:value-type="string">
            <text:p>オーバーロード</text:p>
          </table:table-cell>
          <table:table-cell table:style-name="ce2" office:value-type="string" calcext:value-type="string">
            <text:p>超载</text:p>
          </table:table-cell>
          <table:table-cell table:style-name="ce2" office:value-type="string" calcext:value-type="string">
            <text:p>超載</text:p>
          </table:table-cell>
          <table:table-cell table:style-name="ce2" office:value-type="string" calcext:value-type="string">
            <text:p>Перегруз</text:p>
          </table:table-cell>
          <table:table-cell table:number-columns-repeated="2" table:style-name="ce2" office:value-type="string" calcext:value-type="string">
            <text:p>Sobrecarga</text:p>
          </table:table-cell>
          <table:table-cell table:style-name="ce2" office:value-type="string" calcext:value-type="string">
            <text:p>Überladung</text:p>
          </table:table-cell>
          <table:table-cell table:style-name="ce2" office:value-type="string" calcext:value-type="string">
            <text:p>Przeciążenie</text:p>
          </table:table-cell>
          <table:table-cell table:style-name="ce2" office:value-type="string" calcext:value-type="string">
            <text:p>Sovraccarico</text:p>
          </table:table-cell>
          <table:table-cell table:style-name="ce2" office:value-type="string" calcext:value-type="string">
            <text:p>Aşırı Yükleme</text:p>
          </table:table-cell>
          <table:table-cell table:style-name="ce2" office:value-type="string" calcext:value-type="string">
            <text:p>Surcharge</text:p>
          </table:table-cell>
          <table:table-cell table:number-columns-repeated="2" table:style-name="ce2" office:value-type="string" calcext:value-type="string">
            <text:p>Sobrecarga</text:p>
          </table:table-cell>
          <table:table-cell table:style-name="ce2" office:value-type="string" calcext:value-type="string">
            <text:p>과부하</text:p>
          </table:table-cell>
          <table:table-cell table:style-name="ce2" office:value-type="string" calcext:value-type="string">
            <text:p>Túltölt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&lt;color=#f5d6c1&gt;Lightning&lt;/color&gt; strikes an enemy that is &lt;color=#f5d6c1&gt;Burning&lt;/color&gt;, create an &lt;color=#f5d6c1&gt;Explosion&lt;/color&gt; that deals &lt;color=#f5d6c1&gt;25&lt;/color&gt; damage.</text:p>
          </table:table-cell>
          <table:table-cell table:style-name="ce2" office:value-type="string" calcext:value-type="string">
            <text:p>&lt;color=#f5d6c1&gt;雷&lt;/color&gt;が&lt;color=#f5d6c1&gt;燃焼&lt;/color&gt;している敵に当たった時&lt;color=#f5d6c1&gt;爆発&lt;/color&gt;を起こし、&lt;color=#f5d6c1&gt;25&lt;/color&gt;ダメージを与える。</text:p>
          </table:table-cell>
          <table:table-cell table:style-name="ce2" office:value-type="string" calcext:value-type="string">
            <text:p>当 &lt;color=#f5d6c1&gt;闪电&lt;/color&gt; 击中带有 &lt;color=#f5d6c1&gt;燃烧&lt;/color&gt;效果的敌人时，触发一次 &lt;color=#f5d6c1&gt;爆炸&lt;/color&gt;，造成 &lt;color=#f5d6c1&gt;25&lt;/color&gt; 点伤害。</text:p>
          </table:table-cell>
          <table:table-cell table:style-name="ce2" office:value-type="string" calcext:value-type="string">
            <text:p>當 &lt;color=#f5d6c1&gt;閃電&lt;/color&gt; 擊中帶有 &lt;color=#f5d6c1&gt;燃燒&lt;/color&gt;效果的敵人時，觸發一次 &lt;color=#f5d6c1&gt;爆炸&lt;/color&gt;，造成 &lt;color=#f5d6c1&gt;25&lt;/color&gt; 點傷害。</text:p>
          </table:table-cell>
          <table:table-cell table:style-name="ce2" office:value-type="string" calcext:value-type="string">
            <text:p>Когда &lt;color=#f5d6c1&gt;молния&lt;/color&gt; поражает &lt;color=#f5d6c1&gt;подожженного&lt;/color&gt; врага, происходит &lt;color=#f5d6c1&gt;взрыв&lt;/color&gt;, наносящий &lt;color=#f5d6c1&gt;25&lt;/color&gt; урона.</text:p>
          </table:table-cell>
          <table:table-cell table:number-columns-repeated="2" table:style-name="ce2" office:value-type="string" calcext:value-type="string">
            <text:p>Cuando &lt;color=#f5d6c1&gt;Electrocutar&lt;/color&gt; golpea un enemigo que se está &lt;color=#f5d6c1&gt;Quemando&lt;/color&gt;, crea una &lt;color=#f5d6c1&gt;Explosión&lt;/color&gt; que hace &lt;color=#f5d6c1&gt;25&lt;/color&gt; de daño.</text:p>
          </table:table-cell>
          <table:table-cell table:style-name="ce2" office:value-type="string" calcext:value-type="string">
            <text:p>Verursache eine &lt;color=#f5d6c1&gt;Explosion&lt;/color&gt; für &lt;color=#f5d6c1&gt;25&lt;/color&gt; Schaden, wenn &lt;color=#f5d6c1&gt;Blitze&lt;/color&gt; in Gegner mit &lt;color=#f5d6c1&gt;Brand&lt;/color&gt; einschlagen.</text:p>
          </table:table-cell>
          <table:table-cell table:style-name="ce2" office:value-type="string" calcext:value-type="string">
            <text:p>Kiedy &lt;color=#f5d6c1&gt;Piorun&lt;/color&gt; trafia przeciwnika, który &lt;color=#f5d6c1&gt;Płonie&lt;/color&gt;, stwórz &lt;color=#f5d6c1&gt;Eksplozję&lt;/color&gt;, która zadaje &lt;color=#f5d6c1&gt;25&lt;/color&gt; obrażeń.</text:p>
          </table:table-cell>
          <table:table-cell table:style-name="ce2" office:value-type="string" calcext:value-type="string">
            <text:p>Quando un &lt;color=#f5d6c1&gt;Fulmine&lt;/color&gt; colpisce un nemico sfflitto da &lt;color=#f5d6c1&gt;Bruciatura&lt;/color&gt;, causa un'&lt;color=#f5d6c1&gt;Esplosione&lt;/color&gt; che infligge &lt;color=#f5d6c1&gt;25&lt;/color&gt; danni.</text:p>
          </table:table-cell>
          <table:table-cell table:style-name="ce2" office:value-type="string" calcext:value-type="string">
            <text:p>&lt;color=#f5d6c1&gt;Yanan&lt;/color&gt; bir düşmana &lt;color=#f5d6c1&gt;Yıldırım&lt;/color&gt; düştüğünde, &lt;color=#f5d6c1&gt;25&lt;/color&gt; hasar veren bir &lt;color=#f5d6c1&gt;Patlama&lt;/color&gt; oluştur.</text:p>
          </table:table-cell>
          <table:table-cell table:style-name="ce2" office:value-type="string" calcext:value-type="string">
            <text:p>Lorsque la &lt;color=#f5d6c1&gt;Foudre&lt;/color&gt; frappe un ennemi qui subit&lt;color=#f5d6c1&gt;Brûlure&lt;/color&gt;, crée une &lt;color=#f5d6c1&gt;Explosion&lt;/color&gt; qui inflige &lt;color=#f5d6c1&gt;25&lt;/color&gt; dégâts.</text:p>
          </table:table-cell>
          <table:table-cell table:number-columns-repeated="2" table:style-name="ce2" office:value-type="string" calcext:value-type="string">
            <text:p>Quando o &lt;color=#f5d6c1&gt;Raio&lt;/color&gt; acertar um inimigo que estiver sob &lt;color=#f5d6c1&gt;Queimação&lt;/color&gt;, cria uma &lt;color=#f5d6c1&gt;Explosão&lt;/color&gt; que causa &lt;color=#f5d6c1&gt;25&lt;/color&gt; de dano.</text:p>
          </table:table-cell>
          <table:table-cell table:style-name="ce2" office:value-type="string" calcext:value-type="string">
            <text:p>&lt;color=#f5d6c1&gt;화염&lt;/color&gt;이 가해진 적에 &lt;color=#f5d6c1&gt;번개&lt;/color&gt;가 내리치면 주변에 &lt;color=#f5d6c1&gt;25&lt;/color&gt; 대미지를 가하는 &lt;color=#f5d6c1&gt;폭발&lt;/color&gt;이 일어납니다.</text:p>
          </table:table-cell>
          <table:table-cell table:style-name="ce2" office:value-type="string" calcext:value-type="string">
            <text:p>Ha egy &lt;color=#f5d6c1&gt;Felgyújtott&lt;/color&gt; ellenfelet &lt;color=#f5d6c1&gt;Villámcsapás&lt;/color&gt; éri, az ellenfél &lt;color=#f5d6c1&gt;Felrobban&lt;/color&gt;, &lt;color=#f5d6c1&gt;25&lt;/color&gt; sebzést okozva maga körü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tand Your Ground</text:p>
          </table:table-cell>
          <table:table-cell table:style-name="ce2" office:value-type="string" calcext:value-type="string">
            <text:p>仁王立ち</text:p>
          </table:table-cell>
          <table:table-cell table:style-name="ce2" office:value-type="string" calcext:value-type="string">
            <text:p>坚守阵地</text:p>
          </table:table-cell>
          <table:table-cell table:style-name="ce2" office:value-type="string" calcext:value-type="string">
            <text:p>堅守陣地</text:p>
          </table:table-cell>
          <table:table-cell table:style-name="ce2" office:value-type="string" calcext:value-type="string">
            <text:p>Стоять на своем</text:p>
          </table:table-cell>
          <table:table-cell table:number-columns-repeated="2" table:style-name="ce2" office:value-type="string" calcext:value-type="string">
            <text:p>Defender su posición</text:p>
          </table:table-cell>
          <table:table-cell table:style-name="ce2" office:value-type="string" calcext:value-type="string">
            <text:p>Verteidige deinen Standpunkt</text:p>
          </table:table-cell>
          <table:table-cell table:style-name="ce2" office:value-type="string" calcext:value-type="string">
            <text:p>Postaw na Swoim</text:p>
          </table:table-cell>
          <table:table-cell table:style-name="ce2" office:value-type="string" calcext:value-type="string">
            <text:p>Sopportazione</text:p>
          </table:table-cell>
          <table:table-cell table:style-name="ce2" office:value-type="string" calcext:value-type="string">
            <text:p>Yerini Koru</text:p>
          </table:table-cell>
          <table:table-cell table:style-name="ce2" office:value-type="string" calcext:value-type="string">
            <text:p>Défense du Territoire</text:p>
          </table:table-cell>
          <table:table-cell table:number-columns-repeated="2" table:style-name="ce2" office:value-type="string" calcext:value-type="string">
            <text:p>Aguente Firme</text:p>
          </table:table-cell>
          <table:table-cell table:style-name="ce2" office:value-type="string" calcext:value-type="string">
            <text:p>고수</text:p>
          </table:table-cell>
          <table:table-cell table:style-name="ce2" office:value-type="string" calcext:value-type="string">
            <text:p>Állj a Sarkadr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Mastery</text:p>
          </table:table-cell>
          <table:table-cell table:style-name="ce2" office:value-type="string" calcext:value-type="string">
            <text:p>召喚マスター</text:p>
          </table:table-cell>
          <table:table-cell table:style-name="ce2" office:value-type="string" calcext:value-type="string">
            <text:p>召唤自如</text:p>
          </table:table-cell>
          <table:table-cell table:style-name="ce2" office:value-type="string" calcext:value-type="string">
            <text:p>召喚自如</text:p>
          </table:table-cell>
          <table:table-cell table:style-name="ce2" office:value-type="string" calcext:value-type="string">
            <text:p>Мастер призыва</text:p>
          </table:table-cell>
          <table:table-cell table:number-columns-repeated="2" table:style-name="ce2" office:value-type="string" calcext:value-type="string">
            <text:p>Maestría de Invocación</text:p>
          </table:table-cell>
          <table:table-cell table:style-name="ce2" office:value-type="string" calcext:value-type="string">
            <text:p>Beschwörungs Meisterschaft</text:p>
          </table:table-cell>
          <table:table-cell table:style-name="ce2" office:value-type="string" calcext:value-type="string">
            <text:p>Mistrzyni Przywołań</text:p>
          </table:table-cell>
          <table:table-cell table:style-name="ce2" office:value-type="string" calcext:value-type="string">
            <text:p>Evoca Maestria</text:p>
          </table:table-cell>
          <table:table-cell table:style-name="ce2" office:value-type="string" calcext:value-type="string">
            <text:p>Usta Çağırıcı</text:p>
          </table:table-cell>
          <table:table-cell table:style-name="ce2" office:value-type="string" calcext:value-type="string">
            <text:p>Maîtrise des invocations</text:p>
          </table:table-cell>
          <table:table-cell table:number-columns-repeated="2" table:style-name="ce2" office:value-type="string" calcext:value-type="string">
            <text:p>Maestria de Invocação</text:p>
          </table:table-cell>
          <table:table-cell table:style-name="ce2" office:value-type="string" calcext:value-type="string">
            <text:p>소환수 전문가</text:p>
          </table:table-cell>
          <table:table-cell table:style-name="ce2" office:value-type="string" calcext:value-type="string">
            <text:p>Idéző Meste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ual SMGs</text:p>
          </table:table-cell>
          <table:table-cell table:style-name="ce2" office:value-type="string" calcext:value-type="string">
            <text:p>デュアルサブマシンガン</text:p>
          </table:table-cell>
          <table:table-cell table:style-name="ce2" office:value-type="string" calcext:value-type="string">
            <text:p>双枪</text:p>
          </table:table-cell>
          <table:table-cell table:style-name="ce2" office:value-type="string" calcext:value-type="string">
            <text:p>雙槍</text:p>
          </table:table-cell>
          <table:table-cell table:style-name="ce2" office:value-type="string" calcext:value-type="string">
            <text:p>Пара стволов</text:p>
          </table:table-cell>
          <table:table-cell table:number-columns-repeated="2" table:style-name="ce2" office:value-type="string" calcext:value-type="string">
            <text:p>SMG Doble</text:p>
          </table:table-cell>
          <table:table-cell table:style-name="ce2" office:value-type="string" calcext:value-type="string">
            <text:p>Doppelte SMGs</text:p>
          </table:table-cell>
          <table:table-cell table:style-name="ce2" office:value-type="string" calcext:value-type="string">
            <text:p>Podwójne Karabiny Maszynowe</text:p>
          </table:table-cell>
          <table:table-cell table:style-name="ce2" office:value-type="string" calcext:value-type="string">
            <text:p>Mitragliatrice Doppia</text:p>
          </table:table-cell>
          <table:table-cell table:style-name="ce2" office:value-type="string" calcext:value-type="string">
            <text:p>Çifte Hafif Makineli</text:p>
          </table:table-cell>
          <table:table-cell table:style-name="ce2" office:value-type="string" calcext:value-type="string">
            <text:p>Double Pistolet-Mitrailleur</text:p>
          </table:table-cell>
          <table:table-cell table:number-columns-repeated="2" table:style-name="ce2" office:value-type="string" calcext:value-type="string">
            <text:p>Submetralhadoras Duplas</text:p>
          </table:table-cell>
          <table:table-cell table:style-name="ce2" office:value-type="string" calcext:value-type="string">
            <text:p>쌍기관단총</text:p>
          </table:table-cell>
          <table:table-cell table:style-name="ce2" office:value-type="string" calcext:value-type="string">
            <text:p>Két Géppisztoly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ield 2 rapid shooting guns. Upgrades apply seperately to each gun. Triggers on-shoot effects twice.</text:p>
          </table:table-cell>
          <table:table-cell table:style-name="ce2" office:value-type="string" calcext:value-type="string">
            <text:p>二丁撃ちの速射銃。アップグレードはそれぞれの銃に個別に適用する。&lt;br&gt;1度の射撃で発射時の効果が2回発動。</text:p>
          </table:table-cell>
          <table:table-cell table:style-name="ce2" office:value-type="string" calcext:value-type="string">
            <text:p>装备2把快枪，升级会分别作用于两把枪，每次射击消耗2发子弹。</text:p>
          </table:table-cell>
          <table:table-cell table:style-name="ce2" office:value-type="string" calcext:value-type="string">
            <text:p>裝備2把快槍，升級會分別作用於兩把槍，每次射擊消耗2發子彈。</text:p>
          </table:table-cell>
          <table:table-cell table:style-name="ce2" office:value-type="string" calcext:value-type="string">
            <text:p>Улучшения применяются отдельно к каждому из 2-х скорострельных пистолетов. Эффекты попадания срабатывают дважды.</text:p>
          </table:table-cell>
          <table:table-cell table:number-columns-repeated="2" table:style-name="ce2" office:value-type="string" calcext:value-type="string">
            <text:p>Empuña 2 armas de disparo rápido. Las mejoras se aplican por separado a cada arma. Activa los efectos de disparo dos veces.</text:p>
          </table:table-cell>
          <table:table-cell table:style-name="ce2" office:value-type="string" calcext:value-type="string">
            <text:p>Verwende 2 Schnellfeuerwaffen. Verbesserungen betreffen beide Waffen separat. Löse Treffereffekte zwei mal aus.</text:p>
          </table:table-cell>
          <table:table-cell table:style-name="ce2" office:value-type="string" calcext:value-type="string">
            <text:p>Trzymaj dwie szybkostrzelne bronie. Ulepszenia są aplikowane osobno do każdej broni. Efekty nakładane po strzale są aplikowane podwójnie.</text:p>
          </table:table-cell>
          <table:table-cell table:style-name="ce2" office:value-type="string" calcext:value-type="string">
            <text:p>Impugni 2 armi a fuoco rapido. I Potenziamenti si applicano separatamente sulle armi. Infligge gli effetti sul colpo 2 volte</text:p>
          </table:table-cell>
          <table:table-cell table:style-name="ce2" office:value-type="string" calcext:value-type="string">
            <text:p>2 adet hızlı ateş eden silah kuşan. Güçlendirmeler 2 silaha da ayrı ayrı eklenir. 2 kere vuruş etkileri tetikler.</text:p>
          </table:table-cell>
          <table:table-cell table:style-name="ce2" office:value-type="string" calcext:value-type="string">
            <text:p>Maniez 2 Pistolets à tir rapide.</text:p>
          </table:table-cell>
          <table:table-cell table:number-columns-repeated="2" table:style-name="ce2" office:value-type="string" calcext:value-type="string">
            <text:p>Manuseie 2 armas de disparos rápidos. Melhorias são aplicadas separadamente em cada arma. Aciona efeitos de disparo duas vezes.</text:p>
          </table:table-cell>
          <table:table-cell table:style-name="ce2" office:value-type="string" calcext:value-type="string">
            <text:p>두 개의 속사포입니다. 레벨업 시 선택한 능력은 각 총에 개별적으로 적용됩니다. 모든 사격 효과는 두 배가 됩니다.</text:p>
          </table:table-cell>
          <table:table-cell table:style-name="ce2" office:value-type="string" calcext:value-type="string">
            <text:p>2 gyorsztüzelésű puskát használsz. A fejlesztések mindkét puskára külön-külön hatnak. A lövési hatások kétszer történnek meg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renade Launcher</text:p>
          </table:table-cell>
          <table:table-cell table:style-name="ce2" office:value-type="string" calcext:value-type="string">
            <text:p>グレネードランチャー</text:p>
          </table:table-cell>
          <table:table-cell table:style-name="ce2" office:value-type="string" calcext:value-type="string">
            <text:p>榴弹发射器</text:p>
          </table:table-cell>
          <table:table-cell table:style-name="ce2" office:value-type="string" calcext:value-type="string">
            <text:p>榴彈發射器</text:p>
          </table:table-cell>
          <table:table-cell table:style-name="ce2" office:value-type="string" calcext:value-type="string">
            <text:p>Гранатомет</text:p>
          </table:table-cell>
          <table:table-cell table:number-columns-repeated="2" table:style-name="ce2" office:value-type="string" calcext:value-type="string">
            <text:p>Lanzagranadas</text:p>
          </table:table-cell>
          <table:table-cell table:style-name="ce2" office:value-type="string" calcext:value-type="string">
            <text:p>Granatwerfer</text:p>
          </table:table-cell>
          <table:table-cell table:style-name="ce2" office:value-type="string" calcext:value-type="string">
            <text:p>Granatnik</text:p>
          </table:table-cell>
          <table:table-cell table:style-name="ce2" office:value-type="string" calcext:value-type="string">
            <text:p>Lnciagranate</text:p>
          </table:table-cell>
          <table:table-cell table:style-name="ce2" office:value-type="string" calcext:value-type="string">
            <text:p>Bomba Atar</text:p>
          </table:table-cell>
          <table:table-cell table:style-name="ce2" office:value-type="string" calcext:value-type="string">
            <text:p>Lance-Grenade</text:p>
          </table:table-cell>
          <table:table-cell table:number-columns-repeated="2" table:style-name="ce2" office:value-type="string" calcext:value-type="string">
            <text:p>Lança-Granada</text:p>
          </table:table-cell>
          <table:table-cell table:style-name="ce2" office:value-type="string" calcext:value-type="string">
            <text:p>유탄 발사기</text:p>
          </table:table-cell>
          <table:table-cell table:style-name="ce2" office:value-type="string" calcext:value-type="string">
            <text:p>Gránátvető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oot explosive grenades. Grenade explosions can hurt you.</text:p>
          </table:table-cell>
          <table:table-cell table:style-name="ce2" office:value-type="string" calcext:value-type="string">
            <text:p>爆発するグレネードを撃つ、グレネードの爆発はあなたも傷つける。</text:p>
          </table:table-cell>
          <table:table-cell table:style-name="ce2" office:value-type="string" calcext:value-type="string">
            <text:p>发射榴弹，击中目标时会造成爆炸伤害。</text:p>
          </table:table-cell>
          <table:table-cell table:style-name="ce2" office:value-type="string" calcext:value-type="string">
            <text:p>發射榴彈，擊中目標時會造成爆炸傷害。</text:p>
          </table:table-cell>
          <table:table-cell table:style-name="ce2" office:value-type="string" calcext:value-type="string">
            <text:p>Стреляет гранатами. Взрыв может ранить персонажа.</text:p>
          </table:table-cell>
          <table:table-cell table:number-columns-repeated="2" table:style-name="ce2" office:value-type="string" calcext:value-type="string">
            <text:p>Lanza granadas explosivas. Las explosiones pueden lastimarte.</text:p>
          </table:table-cell>
          <table:table-cell table:style-name="ce2" office:value-type="string" calcext:value-type="string">
            <text:p>Schieße explodierende Granaten. Granatenexplosionen können dich verletzen.</text:p>
          </table:table-cell>
          <table:table-cell table:style-name="ce2" office:value-type="string" calcext:value-type="string">
            <text:p>Strzelaj eksplodującymi granatami. Eksplozje mogą cię zranić.</text:p>
          </table:table-cell>
          <table:table-cell table:style-name="ce2" office:value-type="string" calcext:value-type="string">
            <text:p>Spara granate esplosive. L'esplosione delle granate può danneggiarti</text:p>
          </table:table-cell>
          <table:table-cell table:style-name="ce2" office:value-type="string" calcext:value-type="string">
            <text:p>Patlayıcı bombalar at. Bu bombalar sana zarar verebilir.</text:p>
          </table:table-cell>
          <table:table-cell table:style-name="ce2" office:value-type="string" calcext:value-type="string">
            <text:p>Tire des Grenades Explosives. L'explosion des grenades peut vous blesser.</text:p>
          </table:table-cell>
          <table:table-cell table:number-columns-repeated="2" table:style-name="ce2" office:value-type="string" calcext:value-type="string">
            <text:p>Dispara granadas explosivas. As explosões das granadas podem ferir você.</text:p>
          </table:table-cell>
          <table:table-cell table:style-name="ce2" office:value-type="string" calcext:value-type="string">
            <text:p>폭발하는 유탄을 발사합니다. 당신도 폭발의 피해를 입을 수 있으니 조심하세요.</text:p>
          </table:table-cell>
          <table:table-cell table:style-name="ce2" office:value-type="string" calcext:value-type="string">
            <text:p>Robbanó gránátokat lőssz. A robbanások téged is sebezne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atgun</text:p>
          </table:table-cell>
          <table:table-cell table:style-name="ce2" office:value-type="string" calcext:value-type="string">
            <text:p>バットガン</text:p>
          </table:table-cell>
          <table:table-cell table:style-name="ce2" office:value-type="string" calcext:value-type="string">
            <text:p>蝙蝠枪</text:p>
          </table:table-cell>
          <table:table-cell table:style-name="ce2" office:value-type="string" calcext:value-type="string">
            <text:p>蝙蝠槍</text:p>
          </table:table-cell>
          <table:table-cell table:style-name="ce2" office:value-type="string" calcext:value-type="string">
            <text:p>Бэтган</text:p>
          </table:table-cell>
          <table:table-cell table:number-columns-repeated="2" table:style-name="ce2" office:value-type="string" calcext:value-type="string">
            <text:p>Batgun</text:p>
          </table:table-cell>
          <table:table-cell table:style-name="ce2" office:value-type="string" calcext:value-type="string">
            <text:p>Fledermauswaffe</text:p>
          </table:table-cell>
          <table:table-cell table:style-name="ce2" office:value-type="string" calcext:value-type="string">
            <text:p>Batgun</text:p>
          </table:table-cell>
          <table:table-cell table:style-name="ce2" office:value-type="string" calcext:value-type="string">
            <text:p>Bat-Pistola</text:p>
          </table:table-cell>
          <table:table-cell table:style-name="ce2" office:value-type="string" calcext:value-type="string">
            <text:p>Yarasa Silahı</text:p>
          </table:table-cell>
          <table:table-cell table:style-name="ce2" office:value-type="string" calcext:value-type="string">
            <text:p>Batgun</text:p>
          </table:table-cell>
          <table:table-cell table:number-columns-repeated="2" table:style-name="ce2" office:value-type="string" calcext:value-type="string">
            <text:p>Lança-Morcego</text:p>
          </table:table-cell>
          <table:table-cell table:style-name="ce2" office:value-type="string" calcext:value-type="string">
            <text:p>박쥐총</text:p>
          </table:table-cell>
          <table:table-cell table:style-name="ce2" office:value-type="string" calcext:value-type="string">
            <text:p>Denevér Pusk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oot bats that chase down enemies. Bats are both bullets and summons.</text:p>
          </table:table-cell>
          <table:table-cell table:style-name="ce2" office:value-type="string" calcext:value-type="string">
            <text:p>敵を追尾するコウモリを撃つ。コウモリは弾でもあり、召喚物でもある。</text:p>
          </table:table-cell>
          <table:table-cell table:style-name="ce2" office:value-type="string" calcext:value-type="string">
            <text:p>发射蝙蝠追击敌人。蝙蝠同时享受子弹和召唤物加成。</text:p>
          </table:table-cell>
          <table:table-cell table:style-name="ce2" office:value-type="string" calcext:value-type="string">
            <text:p>發射蝙蝠追擊敵人。蝙蝠同時享受子彈和召喚物加成。</text:p>
          </table:table-cell>
          <table:table-cell table:style-name="ce2" office:value-type="string" calcext:value-type="string">
            <text:p>Стреляет летучими мышами с автонаведением на врагов. Летучие мыши — это одновременно и снаряды, и призывы.</text:p>
          </table:table-cell>
          <table:table-cell table:number-columns-repeated="2" table:style-name="ce2" office:value-type="string" calcext:value-type="string">
            <text:p>Dispara murcielagos que cazan a los enemigos. Los muercielagos son Balas e Invocaciones.</text:p>
          </table:table-cell>
          <table:table-cell table:style-name="ce2" office:value-type="string" calcext:value-type="string">
            <text:p>Schieße Fledermäuse, die Gegner verfolgen. Fledermäuse zählen gleichzeitig als Projektil und als Beschwörung.</text:p>
          </table:table-cell>
          <table:table-cell table:style-name="ce2" office:value-type="string" calcext:value-type="string">
            <text:p>Strzelaj nietoperzami goniącymi za przeciwnikami. Nietoperze to zarówno pociski jak i przywołania.</text:p>
          </table:table-cell>
          <table:table-cell table:style-name="ce2" office:value-type="string" calcext:value-type="string">
            <text:p>Spara pipistrelli che inseguono i nemici. I pipistrelli sono considerati allo stesso tempo proiettili ed evocazioni</text:p>
          </table:table-cell>
          <table:table-cell table:style-name="ce2" office:value-type="string" calcext:value-type="string">
            <text:p>Düşmanlarını takip eden yarasalar ateş et. Bu yarasalar hem mermi hem de çağırma hasarından etkilenir.</text:p>
          </table:table-cell>
          <table:table-cell table:style-name="ce2" office:value-type="string" calcext:value-type="string">
            <text:p>Tire des chauve-souris qui poursuivent les ennemis. Les chauve-souris sont à la fois des balles et des invocations.</text:p>
          </table:table-cell>
          <table:table-cell table:number-columns-repeated="2" table:style-name="ce2" office:value-type="string" calcext:value-type="string">
            <text:p>Dispara morcegos que perseguem os inimigos. Morcegos contam como disparos e como seguidores.</text:p>
          </table:table-cell>
          <table:table-cell table:style-name="ce2" office:value-type="string" calcext:value-type="string">
            <text:p>두 마리의 박쥐 유도탄을 발사합니다. 박쥐는 탄환인 동시에 소환수입니다.</text:p>
          </table:table-cell>
          <table:table-cell table:style-name="ce2" office:value-type="string" calcext:value-type="string">
            <text:p>Denevéreket lőssz amik ellenfeleket kergetnek. A denevérek Golyónak és Idézett Lénynek számíta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bby</text:p>
          </table:table-cell>
          <table:table-cell table:style-name="ce2" office:value-type="string" calcext:value-type="string">
            <text:p>アビー</text:p>
          </table:table-cell>
          <table:table-cell table:number-columns-repeated="2" table:style-name="ce2" office:value-type="string" calcext:value-type="string">
            <text:p>艾比</text:p>
          </table:table-cell>
          <table:table-cell table:style-name="ce2" office:value-type="string" calcext:value-type="string">
            <text:p>Эбби</text:p>
          </table:table-cell>
          <table:table-cell table:number-columns-repeated="9" table:style-name="ce2" office:value-type="string" calcext:value-type="string">
            <text:p>Abby</text:p>
          </table:table-cell>
          <table:table-cell table:style-name="ce2" office:value-type="string" calcext:value-type="string">
            <text:p>애비</text:p>
          </table:table-cell>
          <table:table-cell table:style-name="ce2" office:value-type="string" calcext:value-type="string">
            <text:p>Abby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ight click to quickly shoot all of your remaining ammo in random directions.</text:p>
          </table:table-cell>
          <table:table-cell table:style-name="ce2" office:value-type="string" calcext:value-type="string">
            <text:p>右クリックで残弾をランダムな方向に一気に撃ち切る。</text:p>
          </table:table-cell>
          <table:table-cell table:style-name="ce2" office:value-type="string" calcext:value-type="string">
            <text:p>点击鼠标右键，将剩余弹药向随机方向倾泻。</text:p>
          </table:table-cell>
          <table:table-cell table:style-name="ce2" office:value-type="string" calcext:value-type="string">
            <text:p>點擊滑鼠右鍵，將剩餘彈藥向隨機方向傾瀉。</text:p>
          </table:table-cell>
          <table:table-cell table:style-name="ce2" office:value-type="string" calcext:value-type="string">
            <text:p>Правый клик, чтобы быстро расстрелять весь боезапас в случайные стороны.</text:p>
          </table:table-cell>
          <table:table-cell table:number-columns-repeated="2" table:style-name="ce2" office:value-type="string" calcext:value-type="string">
            <text:p>Haz click derecho rapidamente para disparar todas las municiones restantes de forma aleatorea.</text:p>
          </table:table-cell>
          <table:table-cell table:style-name="ce2" office:value-type="string" calcext:value-type="string">
            <text:p>Klicke die rechte Maustaste, um schnell deine übrige Munition in zufällige Richtung zu schießen.</text:p>
          </table:table-cell>
          <table:table-cell table:style-name="ce2" office:value-type="string" calcext:value-type="string">
            <text:p>Kliknij prawym przyciskiem myszy by szybko wystrzelić pozostałą amunicję w losowych kierunkach.</text:p>
          </table:table-cell>
          <table:table-cell table:style-name="ce2" office:value-type="string" calcext:value-type="string">
            <text:p>Premi il tasto destro per sparare tutte le tue munizioni in direzioni casuali</text:p>
          </table:table-cell>
          <table:table-cell table:style-name="ce2" office:value-type="string" calcext:value-type="string">
            <text:p>Sağ tuşa basarak şarjörde kalan bütün mermilerini rastgele yerlere sık.</text:p>
          </table:table-cell>
          <table:table-cell table:style-name="ce2" office:value-type="string" calcext:value-type="string">
            <text:p>Clic doit pour tirer toutes vos munitions restantes dans des directions aléatoires.</text:p>
          </table:table-cell>
          <table:table-cell table:number-columns-repeated="2" table:style-name="ce2" office:value-type="string" calcext:value-type="string">
            <text:p>Clique com o Botão Direito do Mouse para disparar rapidamente toda a sua munição restante em direções aleatórias.</text:p>
          </table:table-cell>
          <table:table-cell table:style-name="ce2" office:value-type="string" calcext:value-type="string">
            <text:p>우클릭 시 남은 모든 탄환을 무작위 방향으로 발사합니다.</text:p>
          </table:table-cell>
          <table:table-cell table:style-name="ce2" office:value-type="string" calcext:value-type="string">
            <text:p>Nyomd meg a jobb egérgombot hogy össze-vissza lődd a maradék lőszered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park</text:p>
          </table:table-cell>
          <table:table-cell table:style-name="ce2" office:value-type="string" calcext:value-type="string">
            <text:p>スパーク</text:p>
          </table:table-cell>
          <table:table-cell table:number-columns-repeated="2" table:style-name="ce2" office:value-type="string" calcext:value-type="string">
            <text:p>花火</text:p>
          </table:table-cell>
          <table:table-cell table:style-name="ce2" office:value-type="string" calcext:value-type="string">
            <text:p>Спарк</text:p>
          </table:table-cell>
          <table:table-cell table:number-columns-repeated="9" table:style-name="ce2" office:value-type="string" calcext:value-type="string">
            <text:p>Spark</text:p>
          </table:table-cell>
          <table:table-cell table:style-name="ce2" office:value-type="string" calcext:value-type="string">
            <text:p>스파크</text:p>
          </table:table-cell>
          <table:table-cell table:style-name="ce2" office:value-type="string" calcext:value-type="string">
            <text:p>Spar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r bullets have a 50% chance call down Lightning on impact for 5 damage.</text:p>
          </table:table-cell>
          <table:table-cell table:style-name="ce2" office:value-type="string" calcext:value-type="string">
            <text:p>着弾時に50%の確率で雷を落とし、5ダメージを与える。</text:p>
          </table:table-cell>
          <table:table-cell table:style-name="ce2" office:value-type="string" calcext:value-type="string">
            <text:p>你的子弹击中目标时有50%几率召唤闪电，对其造成5点伤害。</text:p>
          </table:table-cell>
          <table:table-cell table:style-name="ce2" office:value-type="string" calcext:value-type="string">
            <text:p>你的子彈擊中目標時有50%紀律召喚閃電，對其造成5點傷害。</text:p>
          </table:table-cell>
          <table:table-cell table:style-name="ce2" office:value-type="string" calcext:value-type="string">
            <text:p>Ваши снаряды бьют молнией, наносящей 5 урона.</text:p>
          </table:table-cell>
          <table:table-cell table:number-columns-repeated="2" table:style-name="ce2" office:value-type="string" calcext:value-type="string">
            <text:p>Tus balas tienen 50% chance de convocan Electrocutación y hacer 5 de daño.</text:p>
          </table:table-cell>
          <table:table-cell table:style-name="ce2" office:value-type="string" calcext:value-type="string">
            <text:p>Deine Schüsse haben eine Chance von 50% einen Blitz für 5 Schaden einschlagen zu lassen.</text:p>
          </table:table-cell>
          <table:table-cell table:style-name="ce2" office:value-type="string" calcext:value-type="string">
            <text:p>Po uderzeniu twoje pociski mają 50% szansy by przywołać pioruny zadające 5 obrażeń.</text:p>
          </table:table-cell>
          <table:table-cell table:style-name="ce2" office:value-type="string" calcext:value-type="string">
            <text:p>I tuoi proiettili hanno una possibilità del 50% du evocare un fulmine all'impatto, che infligge 5 danni.</text:p>
          </table:table-cell>
          <table:table-cell table:style-name="ce2" office:value-type="string" calcext:value-type="string">
            <text:p>Mermilerin düşmana %50 şansla 5 hasar veren Yıldırım indirir.</text:p>
          </table:table-cell>
          <table:table-cell table:style-name="ce2" office:value-type="string" calcext:value-type="string">
            <text:p>Vos balles provoquent des éclairs à l'impact et infligent 5 points de dégâts.</text:p>
          </table:table-cell>
          <table:table-cell table:number-columns-repeated="2" table:style-name="ce2" office:value-type="string" calcext:value-type="string">
            <text:p>Seus disparos tem 50% de chance ao impacto de convocar um raio que causa 5 de dano.</text:p>
          </table:table-cell>
          <table:table-cell table:style-name="ce2" office:value-type="string" calcext:value-type="string">
            <text:p>탄환이 50%의 확률로 5 대미지를 가하는 번개를 내리칩니다.</text:p>
          </table:table-cell>
          <table:table-cell table:style-name="ce2" office:value-type="string" calcext:value-type="string">
            <text:p>A kilőtt golyóknak 50% esélye van arra, hogy villámcsapást hívjanak le találatkor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ilith</text:p>
          </table:table-cell>
          <table:table-cell table:style-name="ce2" office:value-type="string" calcext:value-type="string">
            <text:p>リリス</text:p>
          </table:table-cell>
          <table:table-cell table:style-name="ce2" office:value-type="string" calcext:value-type="string">
            <text:p>莉莉丝</text:p>
          </table:table-cell>
          <table:table-cell table:style-name="ce2" office:value-type="string" calcext:value-type="string">
            <text:p>莉莉絲</text:p>
          </table:table-cell>
          <table:table-cell table:style-name="ce2" office:value-type="string" calcext:value-type="string">
            <text:p>Лилит</text:p>
          </table:table-cell>
          <table:table-cell table:number-columns-repeated="9" table:style-name="ce2" office:value-type="string" calcext:value-type="string">
            <text:p>Lilith</text:p>
          </table:table-cell>
          <table:table-cell table:style-name="ce2" office:value-type="string" calcext:value-type="string">
            <text:p>릴리스</text:p>
          </table:table-cell>
          <table:table-cell table:style-name="ce2" office:value-type="string" calcext:value-type="string">
            <text:p>Lilith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enemies are killed, summon a spirit. Spirits chase down near by enemies and deal 8 damage.</text:p>
          </table:table-cell>
          <table:table-cell table:style-name="ce2" office:value-type="string" calcext:value-type="string">
            <text:p>敵を倒すと霊体を召喚する。&lt;br&gt;霊体は敵を追尾して8ダメージを与える。</text:p>
          </table:table-cell>
          <table:table-cell table:style-name="ce2" office:value-type="string" calcext:value-type="string">
            <text:p>敌人死亡时，召唤一个灵魂追击附近的敌人，造成8点伤害。</text:p>
          </table:table-cell>
          <table:table-cell table:style-name="ce2" office:value-type="string" calcext:value-type="string">
            <text:p>敵人死亡時，召喚一個靈魂追擊附近的敵人，造成8點傷害。</text:p>
          </table:table-cell>
          <table:table-cell table:style-name="ce2" office:value-type="string" calcext:value-type="string">
            <text:p>Призывает души убитых противников, наносящих 8 урона ближайшим врагам.</text:p>
          </table:table-cell>
          <table:table-cell table:number-columns-repeated="2" table:style-name="ce2" office:value-type="string" calcext:value-type="string">
            <text:p>Cuando tus enemigos mueren, invocan un espíritu. Los espíritus cazan a los enemigos cercanos y hacen 8 de daño.</text:p>
          </table:table-cell>
          <table:table-cell table:style-name="ce2" office:value-type="string" calcext:value-type="string">
            <text:p>Beschwören einen Geist, wenn du Gegner tötest. Geister verfolgen nahe Gegner und verursachen 8 Schaden.</text:p>
          </table:table-cell>
          <table:table-cell table:style-name="ce2" office:value-type="string" calcext:value-type="string">
            <text:p>Gdy giną przeciwnicy, przywołuje duchy. Duchy gonią za pobliskimi przeciwnikami, zadając 8 obrażeń.</text:p>
          </table:table-cell>
          <table:table-cell table:style-name="ce2" office:value-type="string" calcext:value-type="string">
            <text:p>Quando uccidi un nemico, evoca uno spirito. Gli spiriti inseguono i nemici vicini e infliggono 8 danni.</text:p>
          </table:table-cell>
          <table:table-cell table:style-name="ce2" office:value-type="string" calcext:value-type="string">
            <text:p>Düşmanları öldürdüğünde 1 ruh çağırır. Ruhlar en yakın hedefe atılarak 8 hasar verir.</text:p>
          </table:table-cell>
          <table:table-cell table:style-name="ce2" office:value-type="string" calcext:value-type="string">
            <text:p>Lorsque des ennemis sont tués, un esprit est invoqué. Les esprits poursuivent les ennemis proches et leur infligent 8 points de dégâts.</text:p>
          </table:table-cell>
          <table:table-cell table:number-columns-repeated="2" table:style-name="ce2" office:value-type="string" calcext:value-type="string">
            <text:p>Quando os inimigos são abatidos, invoca um espírito. Os espíritos perseguem os inimigos próximos e causam 8 de dano.</text:p>
          </table:table-cell>
          <table:table-cell table:style-name="ce2" office:value-type="string" calcext:value-type="string">
            <text:p>적이 죽을 때마다 정령이 소환됩니다. 정령은 가까운 적을 추적하여 8 대미지를 가합니다.</text:p>
          </table:table-cell>
          <table:table-cell table:style-name="ce2" office:value-type="string" calcext:value-type="string">
            <text:p>Amikor ellenfeleket ölsz, idézz meg egy lelket. A lelkek kergetik az ellenfeleket és 8-at sebezne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tandard Mode</text:p>
          </table:table-cell>
          <table:table-cell table:style-name="ce2" office:value-type="string" calcext:value-type="string">
            <text:p>標準モード</text:p>
          </table:table-cell>
          <table:table-cell table:style-name="ce2" office:value-type="string" calcext:value-type="string">
            <text:p>标准模式</text:p>
          </table:table-cell>
          <table:table-cell table:style-name="ce2" office:value-type="string" calcext:value-type="string">
            <text:p>標準模式</text:p>
          </table:table-cell>
          <table:table-cell table:style-name="ce2" office:value-type="string" calcext:value-type="string">
            <text:p>Обычный режим</text:p>
          </table:table-cell>
          <table:table-cell table:number-columns-repeated="2" table:style-name="ce2" office:value-type="string" calcext:value-type="string">
            <text:p>Modo Estandar</text:p>
          </table:table-cell>
          <table:table-cell table:style-name="ce2" office:value-type="string" calcext:value-type="string">
            <text:p>Standartmodus</text:p>
          </table:table-cell>
          <table:table-cell table:style-name="ce2" office:value-type="string" calcext:value-type="string">
            <text:p>Tryb Standardowy</text:p>
          </table:table-cell>
          <table:table-cell table:style-name="ce2" office:value-type="string" calcext:value-type="string">
            <text:p>Partita Normale</text:p>
          </table:table-cell>
          <table:table-cell table:style-name="ce2" office:value-type="string" calcext:value-type="string">
            <text:p>Normal Oyun</text:p>
          </table:table-cell>
          <table:table-cell table:style-name="ce2" office:value-type="string" calcext:value-type="string">
            <text:p>Mode Standard</text:p>
          </table:table-cell>
          <table:table-cell table:number-columns-repeated="2" table:style-name="ce2" office:value-type="string" calcext:value-type="string">
            <text:p>Modo Padrão</text:p>
          </table:table-cell>
          <table:table-cell table:style-name="ce2" office:value-type="string" calcext:value-type="string">
            <text:p>기본 모드</text:p>
          </table:table-cell>
          <table:table-cell table:style-name="ce2" office:value-type="string" calcext:value-type="string">
            <text:p>Alap Mód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20 Minute Survival</text:p>
          </table:table-cell>
          <table:table-cell table:style-name="ce2" office:value-type="string" calcext:value-type="string">
            <text:p>20分間サバイバル</text:p>
          </table:table-cell>
          <table:table-cell table:style-name="ce2" office:value-type="string" calcext:value-type="string">
            <text:p>生存20分钟</text:p>
          </table:table-cell>
          <table:table-cell table:style-name="ce2" office:value-type="string" calcext:value-type="string">
            <text:p>生存20分鐘</text:p>
          </table:table-cell>
          <table:table-cell table:style-name="ce2" office:value-type="string" calcext:value-type="string">
            <text:p>Выжить 20 минут</text:p>
          </table:table-cell>
          <table:table-cell table:number-columns-repeated="2" table:style-name="ce2" office:value-type="string" calcext:value-type="string">
            <text:p>20 Minutos de Supervivencia</text:p>
          </table:table-cell>
          <table:table-cell table:style-name="ce2" office:value-type="string" calcext:value-type="string">
            <text:p>20 Minuten Überleben</text:p>
          </table:table-cell>
          <table:table-cell table:style-name="ce2" office:value-type="string" calcext:value-type="string">
            <text:p>20-minutowy surwiwal</text:p>
          </table:table-cell>
          <table:table-cell table:style-name="ce2" office:value-type="string" calcext:value-type="string">
            <text:p>Sopravvivi 20 minuti</text:p>
          </table:table-cell>
          <table:table-cell table:style-name="ce2" office:value-type="string" calcext:value-type="string">
            <text:p>20 Dakika Hayatta Kalma</text:p>
          </table:table-cell>
          <table:table-cell table:style-name="ce2" office:value-type="string" calcext:value-type="string">
            <text:p>Survie 20 minutes</text:p>
          </table:table-cell>
          <table:table-cell table:number-columns-repeated="2" table:style-name="ce2" office:value-type="string" calcext:value-type="string">
            <text:p>Sobreviva por 20 Minutos</text:p>
          </table:table-cell>
          <table:table-cell table:style-name="ce2" office:value-type="string" calcext:value-type="string">
            <text:p>20분 생존</text:p>
          </table:table-cell>
          <table:table-cell table:style-name="ce2" office:value-type="string" calcext:value-type="string">
            <text:p>20 Perc Túlél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Quickplay Mode</text:p>
          </table:table-cell>
          <table:table-cell table:style-name="ce2" office:value-type="string" calcext:value-type="string">
            <text:p>クイックプレイモード</text:p>
          </table:table-cell>
          <table:table-cell table:number-columns-repeated="2" table:style-name="ce2" office:value-type="string" calcext:value-type="string">
            <text:p>快速模式</text:p>
          </table:table-cell>
          <table:table-cell table:style-name="ce2" office:value-type="string" calcext:value-type="string">
            <text:p>Быстрая игра</text:p>
          </table:table-cell>
          <table:table-cell table:number-columns-repeated="2" table:style-name="ce2" office:value-type="string" calcext:value-type="string">
            <text:p>Modo Partida Rápida</text:p>
          </table:table-cell>
          <table:table-cell table:style-name="ce2" office:value-type="string" calcext:value-type="string">
            <text:p>Schnellspiel</text:p>
          </table:table-cell>
          <table:table-cell table:style-name="ce2" office:value-type="string" calcext:value-type="string">
            <text:p>Tryb Szybkiej Gry</text:p>
          </table:table-cell>
          <table:table-cell table:style-name="ce2" office:value-type="string" calcext:value-type="string">
            <text:p>Partita Rapida</text:p>
          </table:table-cell>
          <table:table-cell table:style-name="ce2" office:value-type="string" calcext:value-type="string">
            <text:p>Hızlı Oyun</text:p>
          </table:table-cell>
          <table:table-cell table:style-name="ce2" office:value-type="string" calcext:value-type="string">
            <text:p>Mode partie rapide</text:p>
          </table:table-cell>
          <table:table-cell table:number-columns-repeated="2" table:style-name="ce2" office:value-type="string" calcext:value-type="string">
            <text:p>Modo Rápido</text:p>
          </table:table-cell>
          <table:table-cell table:style-name="ce2" office:value-type="string" calcext:value-type="string">
            <text:p>퀵 모드</text:p>
          </table:table-cell>
          <table:table-cell table:style-name="ce2" office:value-type="string" calcext:value-type="string">
            <text:p>Gyorsjáték Mód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10 Minute Survival&lt;br&gt;Faster XP Gain!&lt;br&gt;No Achievement Unlocks</text:p>
          </table:table-cell>
          <table:table-cell table:style-name="ce2" office:value-type="string" calcext:value-type="string">
            <text:p>10分間サバイバル&lt;br&gt;経験値の獲得アップ！&lt;br&gt;実績アンロックなし</text:p>
          </table:table-cell>
          <table:table-cell table:style-name="ce2" office:value-type="string" calcext:value-type="string">
            <text:p>生存10分钟&lt;br&gt;更多经验获取！&lt;br&gt;该模式无法解锁成就</text:p>
          </table:table-cell>
          <table:table-cell table:style-name="ce2" office:value-type="string" calcext:value-type="string">
            <text:p>生存10分鐘&lt;br&gt;經驗成長更快！&lt;br&gt;血量不會減少</text:p>
          </table:table-cell>
          <table:table-cell table:style-name="ce2" office:value-type="string" calcext:value-type="string">
            <text:p>Выжить 10 минут&lt;br&gt;Быстро заработать опыт!&lt;br&gt;Без Достижений</text:p>
          </table:table-cell>
          <table:table-cell table:number-columns-repeated="2" table:style-name="ce2" office:value-type="string" calcext:value-type="string">
            <text:p>10 Minutos de Supervivencia&lt;br&gt;Ganancia Rápida de EXP!&lt;br&gt;Sin Desbloqueo de Logros</text:p>
          </table:table-cell>
          <table:table-cell table:style-name="ce2" office:value-type="string" calcext:value-type="string">
            <text:p>10 Minuten Überleben&lt;br&gt;Schneller Erfahrungspunkte sammeln!&lt;br&gt;Ohne Errungenschaften freizuschalten</text:p>
          </table:table-cell>
          <table:table-cell table:style-name="ce2" office:value-type="string" calcext:value-type="string">
            <text:p>10-minutowy surwiwal&lt;br&gt;Szybsze Zdobywanie XP!&lt;br&gt;Osiągnięcia są Zablokowane</text:p>
          </table:table-cell>
          <table:table-cell table:style-name="ce2" office:value-type="string" calcext:value-type="string">
            <text:p>Sopravvivi 10 minuti&lt;br&gt;Guadagni XP più in fretta&lt;br&gt;Non potrai sbloccare Achievement</text:p>
          </table:table-cell>
          <table:table-cell table:style-name="ce2" office:value-type="string" calcext:value-type="string">
            <text:p>10 Dakika Hayatta Kalma &lt;br&gt; Daha hızlı Beceri Puanı kazan! &lt;br&gt; Başarım kazanamazsın</text:p>
          </table:table-cell>
          <table:table-cell table:style-name="ce2" office:value-type="string" calcext:value-type="string">
            <text:p>Survie en 10 minutes&lt;br&gt;Gain d'XP plus rapide ! Pas de déblocage de succès</text:p>
          </table:table-cell>
          <table:table-cell table:number-columns-repeated="2" table:style-name="ce2" office:value-type="string" calcext:value-type="string">
            <text:p>Sobreviva por 10 minutos&lt;br&gt;Ganhe EXP mais rápido!&lt;br&gt;Não desbloqueia conquistas.</text:p>
          </table:table-cell>
          <table:table-cell table:style-name="ce2" office:value-type="string" calcext:value-type="string">
            <text:p>10분 생존&lt;br&gt;XP 습득량이 많아집니다!&lt;br&gt;도전과제를 해금할 수 없습니다.</text:p>
          </table:table-cell>
          <table:table-cell table:style-name="ce2" office:value-type="string" calcext:value-type="string">
            <text:p>10 Perc Túlélés&lt;br&gt;Több TP!&lt;br&gt;Teljesítmények Nem Feloldhatóa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Vision Range</text:p>
          </table:table-cell>
          <table:table-cell table:style-name="ce2" office:value-type="string" calcext:value-type="string">
            <text:p>視野範囲</text:p>
          </table:table-cell>
          <table:table-cell table:style-name="ce2" office:value-type="string" calcext:value-type="string">
            <text:p>可视范围</text:p>
          </table:table-cell>
          <table:table-cell table:style-name="ce2" office:value-type="string" calcext:value-type="string">
            <text:p>可視範圍</text:p>
          </table:table-cell>
          <table:table-cell table:style-name="ce2" office:value-type="string" calcext:value-type="string">
            <text:p>Радиус видимости</text:p>
          </table:table-cell>
          <table:table-cell table:number-columns-repeated="2" table:style-name="ce2" office:value-type="string" calcext:value-type="string">
            <text:p>Rango de Visión</text:p>
          </table:table-cell>
          <table:table-cell table:style-name="ce2" office:value-type="string" calcext:value-type="string">
            <text:p>Sichtweite</text:p>
          </table:table-cell>
          <table:table-cell table:style-name="ce2" office:value-type="string" calcext:value-type="string">
            <text:p>Zasięg Widzenia</text:p>
          </table:table-cell>
          <table:table-cell table:style-name="ce2" office:value-type="string" calcext:value-type="string">
            <text:p>Raggio di Visione</text:p>
          </table:table-cell>
          <table:table-cell table:style-name="ce2" office:value-type="string" calcext:value-type="string">
            <text:p>Görüş Menzili</text:p>
          </table:table-cell>
          <table:table-cell table:style-name="ce2" office:value-type="string" calcext:value-type="string">
            <text:p>Portée de la Vision</text:p>
          </table:table-cell>
          <table:table-cell table:number-columns-repeated="2" table:style-name="ce2" office:value-type="string" calcext:value-type="string">
            <text:p>Alcance da Visão</text:p>
          </table:table-cell>
          <table:table-cell table:style-name="ce2" office:value-type="string" calcext:value-type="string">
            <text:p>시야 범위</text:p>
          </table:table-cell>
          <table:table-cell table:style-name="ce2" office:value-type="string" calcext:value-type="string">
            <text:p>Látókö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ickup Range</text:p>
          </table:table-cell>
          <table:table-cell table:style-name="ce2" office:value-type="string" calcext:value-type="string">
            <text:p>拾い範囲</text:p>
          </table:table-cell>
          <table:table-cell table:style-name="ce2" office:value-type="string" calcext:value-type="string">
            <text:p>拾取范围</text:p>
          </table:table-cell>
          <table:table-cell table:style-name="ce2" office:value-type="string" calcext:value-type="string">
            <text:p>拾取範圍</text:p>
          </table:table-cell>
          <table:table-cell table:style-name="ce2" office:value-type="string" calcext:value-type="string">
            <text:p>Радиус подбора</text:p>
          </table:table-cell>
          <table:table-cell table:number-columns-repeated="2" table:style-name="ce2" office:value-type="string" calcext:value-type="string">
            <text:p>Rango de Recogida</text:p>
          </table:table-cell>
          <table:table-cell table:style-name="ce2" office:value-type="string" calcext:value-type="string">
            <text:p>Reichweite</text:p>
          </table:table-cell>
          <table:table-cell table:style-name="ce2" office:value-type="string" calcext:value-type="string">
            <text:p>Zasięg Podnoszenia</text:p>
          </table:table-cell>
          <table:table-cell table:style-name="ce2" office:value-type="string" calcext:value-type="string">
            <text:p>Raggio di Raccoglimento</text:p>
          </table:table-cell>
          <table:table-cell table:style-name="ce2" office:value-type="string" calcext:value-type="string">
            <text:p>Yerden Alma Menzili</text:p>
          </table:table-cell>
          <table:table-cell table:style-name="ce2" office:value-type="string" calcext:value-type="string">
            <text:p>Portée de ramassage</text:p>
          </table:table-cell>
          <table:table-cell table:number-columns-repeated="2" table:style-name="ce2" office:value-type="string" calcext:value-type="string">
            <text:p>Alcance da Coleta</text:p>
          </table:table-cell>
          <table:table-cell table:style-name="ce2" office:value-type="string" calcext:value-type="string">
            <text:p>XP 획득 범위</text:p>
          </table:table-cell>
          <table:table-cell table:style-name="ce2" office:value-type="string" calcext:value-type="string">
            <text:p>Gyűjtőtávolsá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sume</text:p>
          </table:table-cell>
          <table:table-cell table:style-name="ce2" office:value-type="string" calcext:value-type="string">
            <text:p>再開</text:p>
          </table:table-cell>
          <table:table-cell table:style-name="ce2" office:value-type="string" calcext:value-type="string">
            <text:p>继续</text:p>
          </table:table-cell>
          <table:table-cell table:style-name="ce2" office:value-type="string" calcext:value-type="string">
            <text:p>繼續</text:p>
          </table:table-cell>
          <table:table-cell table:style-name="ce2" office:value-type="string" calcext:value-type="string">
            <text:p>Дальше</text:p>
          </table:table-cell>
          <table:table-cell table:number-columns-repeated="2" table:style-name="ce2" office:value-type="string" calcext:value-type="string">
            <text:p>Continuar</text:p>
          </table:table-cell>
          <table:table-cell table:style-name="ce2" office:value-type="string" calcext:value-type="string">
            <text:p>Fortsetzen</text:p>
          </table:table-cell>
          <table:table-cell table:style-name="ce2" office:value-type="string" calcext:value-type="string">
            <text:p>Wznów</text:p>
          </table:table-cell>
          <table:table-cell table:style-name="ce2" office:value-type="string" calcext:value-type="string">
            <text:p>Riprendi</text:p>
          </table:table-cell>
          <table:table-cell table:style-name="ce2" office:value-type="string" calcext:value-type="string">
            <text:p>Devam Et</text:p>
          </table:table-cell>
          <table:table-cell table:style-name="ce2" office:value-type="string" calcext:value-type="string">
            <text:p>Continuer</text:p>
          </table:table-cell>
          <table:table-cell table:number-columns-repeated="2" table:style-name="ce2" office:value-type="string" calcext:value-type="string">
            <text:p>Continuar</text:p>
          </table:table-cell>
          <table:table-cell table:style-name="ce2" office:value-type="string" calcext:value-type="string">
            <text:p>이어하기</text:p>
          </table:table-cell>
          <table:table-cell table:style-name="ce2" office:value-type="string" calcext:value-type="string">
            <text:p>Folytat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ive Up</text:p>
          </table:table-cell>
          <table:table-cell table:style-name="ce2" office:value-type="string" calcext:value-type="string">
            <text:p>やめる</text:p>
          </table:table-cell>
          <table:table-cell table:style-name="ce2" office:value-type="string" calcext:value-type="string">
            <text:p>放弃</text:p>
          </table:table-cell>
          <table:table-cell table:style-name="ce2" office:value-type="string" calcext:value-type="string">
            <text:p>放棄</text:p>
          </table:table-cell>
          <table:table-cell table:style-name="ce2" office:value-type="string" calcext:value-type="string">
            <text:p>Сдаться</text:p>
          </table:table-cell>
          <table:table-cell table:number-columns-repeated="2" table:style-name="ce2" office:value-type="string" calcext:value-type="string">
            <text:p>Rendirse</text:p>
          </table:table-cell>
          <table:table-cell table:style-name="ce2" office:value-type="string" calcext:value-type="string">
            <text:p>Aufgeben</text:p>
          </table:table-cell>
          <table:table-cell table:style-name="ce2" office:value-type="string" calcext:value-type="string">
            <text:p>Poddaj Się</text:p>
          </table:table-cell>
          <table:table-cell table:style-name="ce2" office:value-type="string" calcext:value-type="string">
            <text:p>Arrenditi</text:p>
          </table:table-cell>
          <table:table-cell table:style-name="ce2" office:value-type="string" calcext:value-type="string">
            <text:p>Pes Et</text:p>
          </table:table-cell>
          <table:table-cell table:style-name="ce2" office:value-type="string" calcext:value-type="string">
            <text:p>Abandonner</text:p>
          </table:table-cell>
          <table:table-cell table:number-columns-repeated="2" table:style-name="ce2" office:value-type="string" calcext:value-type="string">
            <text:p>Desistir</text:p>
          </table:table-cell>
          <table:table-cell table:style-name="ce2" office:value-type="string" calcext:value-type="string">
            <text:p>포기</text:p>
          </table:table-cell>
          <table:table-cell table:style-name="ce2" office:value-type="string" calcext:value-type="string">
            <text:p>Felad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lacrity</text:p>
          </table:table-cell>
          <table:table-cell table:style-name="ce2" office:value-type="string" calcext:value-type="string">
            <text:p>素早さ</text:p>
          </table:table-cell>
          <table:table-cell table:number-columns-repeated="2" table:style-name="ce2" office:value-type="string" calcext:value-type="string">
            <text:p>迅捷</text:p>
          </table:table-cell>
          <table:table-cell table:style-name="ce2" office:value-type="string" calcext:value-type="string">
            <text:p>Готовность</text:p>
          </table:table-cell>
          <table:table-cell table:number-columns-repeated="2" table:style-name="ce2" office:value-type="string" calcext:value-type="string">
            <text:p>Alacridad</text:p>
          </table:table-cell>
          <table:table-cell table:style-name="ce2" office:value-type="string" calcext:value-type="string">
            <text:p>Bereitwilligkeit</text:p>
          </table:table-cell>
          <table:table-cell table:style-name="ce2" office:value-type="string" calcext:value-type="string">
            <text:p>Ochoczość</text:p>
          </table:table-cell>
          <table:table-cell table:style-name="ce2" office:value-type="string" calcext:value-type="string">
            <text:p>Alacrità</text:p>
          </table:table-cell>
          <table:table-cell table:style-name="ce2" office:value-type="string" calcext:value-type="string">
            <text:p>Şevk</text:p>
          </table:table-cell>
          <table:table-cell table:style-name="ce2" office:value-type="string" calcext:value-type="string">
            <text:p>Alacrité</text:p>
          </table:table-cell>
          <table:table-cell table:number-columns-repeated="2" table:style-name="ce2" office:value-type="string" calcext:value-type="string">
            <text:p>Destreza</text:p>
          </table:table-cell>
          <table:table-cell table:style-name="ce2" office:value-type="string" calcext:value-type="string">
            <text:p>민첩</text:p>
          </table:table-cell>
          <table:table-cell table:style-name="ce2" office:value-type="string" calcext:value-type="string">
            <text:p>Fürgesé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ire Rate and Reload Rate +2% per rank.</text:p>
          </table:table-cell>
          <table:table-cell table:style-name="ce2" office:value-type="string" calcext:value-type="string">
            <text:p>発射速度とリロード速度が増加（ランクごとに+2%）</text:p>
          </table:table-cell>
          <table:table-cell table:style-name="ce2" office:value-type="string" calcext:value-type="string">
            <text:p>射速和换弹速度将提升（+2%/阶）。</text:p>
          </table:table-cell>
          <table:table-cell table:style-name="ce2" office:value-type="string" calcext:value-type="string">
            <text:p>射速和換彈速度將提升（+2%/級）</text:p>
          </table:table-cell>
          <table:table-cell table:style-name="ce2" office:value-type="string" calcext:value-type="string">
            <text:p>Скорость стрельбы и перезарядки увеличивается на 2% за уровень умения.</text:p>
          </table:table-cell>
          <table:table-cell table:number-columns-repeated="2" table:style-name="ce2" office:value-type="string" calcext:value-type="string">
            <text:p>Cadencia Disparo y Tiempo de Recarga +2% por rango.</text:p>
          </table:table-cell>
          <table:table-cell table:style-name="ce2" office:value-type="string" calcext:value-type="string">
            <text:p>Feuerrate und Nachladegeschwindigkeit +2% pro Rang.</text:p>
          </table:table-cell>
          <table:table-cell table:style-name="ce2" office:value-type="string" calcext:value-type="string">
            <text:p>Szybkostrzelność i prędkość przeładowania wzrasta o +2% na rangę.</text:p>
          </table:table-cell>
          <table:table-cell table:style-name="ce2" office:value-type="string" calcext:value-type="string">
            <text:p>Aumenta del 2% il Rateo di Fuoco e la Velocità di Ricarica per ogni livello</text:p>
          </table:table-cell>
          <table:table-cell table:style-name="ce2" office:value-type="string" calcext:value-type="string">
            <text:p>Seviye başına %2 Atış Hızı ve Yeniden Doldurma Hızı sağlar.</text:p>
          </table:table-cell>
          <table:table-cell table:style-name="ce2" office:value-type="string" calcext:value-type="string">
            <text:p>Vitesse de Tir et Vitesse de Rechargement +2% par rang.</text:p>
          </table:table-cell>
          <table:table-cell table:number-columns-repeated="2" table:style-name="ce2" office:value-type="string" calcext:value-type="string">
            <text:p>Taxa de Disparo e Taxa de Recarga +2% por nível.</text:p>
          </table:table-cell>
          <table:table-cell table:style-name="ce2" office:value-type="string" calcext:value-type="string">
            <text:p>연사 속도 및 재장전 속도 증가 (랭크 당 +2%)</text:p>
          </table:table-cell>
          <table:table-cell table:style-name="ce2" office:value-type="string" calcext:value-type="string">
            <text:p>Tüzelési Sebesség és Újratöltés +2%-al nő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ysticism</text:p>
          </table:table-cell>
          <table:table-cell table:style-name="ce2" office:value-type="string" calcext:value-type="string">
            <text:p>神秘</text:p>
          </table:table-cell>
          <table:table-cell table:style-name="ce2" office:value-type="string" calcext:value-type="string">
            <text:p>秘术</text:p>
          </table:table-cell>
          <table:table-cell table:style-name="ce2" office:value-type="string" calcext:value-type="string">
            <text:p>秘術</text:p>
          </table:table-cell>
          <table:table-cell table:style-name="ce2" office:value-type="string" calcext:value-type="string">
            <text:p>Мистицизм</text:p>
          </table:table-cell>
          <table:table-cell table:number-columns-repeated="2" table:style-name="ce2" office:value-type="string" calcext:value-type="string">
            <text:p>Misticismo</text:p>
          </table:table-cell>
          <table:table-cell table:style-name="ce2" office:value-type="string" calcext:value-type="string">
            <text:p>Mystik</text:p>
          </table:table-cell>
          <table:table-cell table:style-name="ce2" office:value-type="string" calcext:value-type="string">
            <text:p>Mistyczność</text:p>
          </table:table-cell>
          <table:table-cell table:style-name="ce2" office:value-type="string" calcext:value-type="string">
            <text:p>Misticismo</text:p>
          </table:table-cell>
          <table:table-cell table:style-name="ce2" office:value-type="string" calcext:value-type="string">
            <text:p>Mistisizm</text:p>
          </table:table-cell>
          <table:table-cell table:style-name="ce2" office:value-type="string" calcext:value-type="string">
            <text:p>Mysticisme</text:p>
          </table:table-cell>
          <table:table-cell table:number-columns-repeated="2" table:style-name="ce2" office:value-type="string" calcext:value-type="string">
            <text:p>Misticismo</text:p>
          </table:table-cell>
          <table:table-cell table:style-name="ce2" office:value-type="string" calcext:value-type="string">
            <text:p>신비주의</text:p>
          </table:table-cell>
          <table:table-cell table:style-name="ce2" office:value-type="string" calcext:value-type="string">
            <text:p>Misztikum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r bullets have a 2% chance per rank to inflict Burn or Freeze.</text:p>
          </table:table-cell>
          <table:table-cell table:style-name="ce2" office:value-type="string" calcext:value-type="string">
            <text:p>弾は確率で燃焼もしくは凍結を与える。（ランクごとに+2%）</text:p>
          </table:table-cell>
          <table:table-cell table:style-name="ce2" office:value-type="string" calcext:value-type="string">
            <text:p>你的子弹有几率点燃或者冰冻敌人（+2%/阶）。</text:p>
          </table:table-cell>
          <table:table-cell table:style-name="ce2" office:value-type="string" calcext:value-type="string">
            <text:p>你的子彈有幾率點燃或者冰凍敵人（+2%/級）</text:p>
          </table:table-cell>
          <table:table-cell table:style-name="ce2" office:value-type="string" calcext:value-type="string">
            <text:p>Снаряды имеют 2% шанс поджечь или заморозить врага.</text:p>
          </table:table-cell>
          <table:table-cell table:number-columns-repeated="2" table:style-name="ce2" office:value-type="string" calcext:value-type="string">
            <text:p>Tus balas tienen una chance del 2% por rango de infligir Quemar o Congelar.</text:p>
          </table:table-cell>
          <table:table-cell table:style-name="ce2" office:value-type="string" calcext:value-type="string">
            <text:p>Deine Schüsse haben eine 2% Chance pro Rang Brand oder Frost zu verursachen.</text:p>
          </table:table-cell>
          <table:table-cell table:style-name="ce2" office:value-type="string" calcext:value-type="string">
            <text:p>Twoje pociski mają 2% szansy na rangę by Podpalić lub Zamrozić przeciwnika.</text:p>
          </table:table-cell>
          <table:table-cell table:style-name="ce2" office:value-type="string" calcext:value-type="string">
            <text:p>I tuoi proiettili hanno una chance del 2% per livello di infliggere Bruciatura o Gelo.</text:p>
          </table:table-cell>
          <table:table-cell table:style-name="ce2" office:value-type="string" calcext:value-type="string">
            <text:p>Mermilerin seviye başına %2 Yakma ya da Dondurma şansı sağlar.</text:p>
          </table:table-cell>
          <table:table-cell table:style-name="ce2" office:value-type="string" calcext:value-type="string">
            <text:p>Vos balles ont 2% de chances par rang d'infliger Brûlures ou Gel.</text:p>
          </table:table-cell>
          <table:table-cell table:number-columns-repeated="2" table:style-name="ce2" office:value-type="string" calcext:value-type="string">
            <text:p>Os seus disparos têm 2% de chance por nível de infligir Queimação ou Congelamento.</text:p>
          </table:table-cell>
          <table:table-cell table:style-name="ce2" office:value-type="string" calcext:value-type="string">
            <text:p>탄환이 화염이나 빙결을 가할 확률 증가 (랭크 당 +2%)</text:p>
          </table:table-cell>
          <table:table-cell table:style-name="ce2" office:value-type="string" calcext:value-type="string">
            <text:p>A kilőtt golyóknak 2% esélye van szintenként hogy Égést vagy Fagyást okozzon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パワー</text:p>
          </table:table-cell>
          <table:table-cell table:number-columns-repeated="2" table:style-name="ce2" office:value-type="string" calcext:value-type="string">
            <text:p>力量</text:p>
          </table:table-cell>
          <table:table-cell table:style-name="ce2" office:value-type="string" calcext:value-type="string">
            <text:p>Мощь</text:p>
          </table:table-cell>
          <table:table-cell table:number-columns-repeated="2" table:style-name="ce2" office:value-type="string" calcext:value-type="string">
            <text:p>Poder</text:p>
          </table:table-cell>
          <table:table-cell table:style-name="ce2" office:value-type="string" calcext:value-type="string">
            <text:p>Macht</text:p>
          </table:table-cell>
          <table:table-cell table:style-name="ce2" office:value-type="string" calcext:value-type="string">
            <text:p>Moc</text:p>
          </table:table-cell>
          <table:table-cell table:style-name="ce2" office:value-type="string" calcext:value-type="string">
            <text:p>Potere</text:p>
          </table:table-cell>
          <table:table-cell table:style-name="ce2" office:value-type="string" calcext:value-type="string">
            <text:p>Güç</text:p>
          </table:table-cell>
          <table:table-cell table:style-name="ce2" office:value-type="string" calcext:value-type="string">
            <text:p>Puissance</text:p>
          </table:table-cell>
          <table:table-cell table:number-columns-repeated="2" table:style-name="ce2" office:value-type="string" calcext:value-type="string">
            <text:p>Poder</text:p>
          </table:table-cell>
          <table:table-cell table:style-name="ce2" office:value-type="string" calcext:value-type="string">
            <text:p>힘</text:p>
          </table:table-cell>
          <table:table-cell table:style-name="ce2" office:value-type="string" calcext:value-type="string">
            <text:p>Erő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llet Damage and Summon Damage +2% per rank.</text:p>
          </table:table-cell>
          <table:table-cell table:style-name="ce2" office:value-type="string" calcext:value-type="string">
            <text:p>弾ダメージと召喚物ダメージが増加。（ランクごとに+2%）</text:p>
          </table:table-cell>
          <table:table-cell table:style-name="ce2" office:value-type="string" calcext:value-type="string">
            <text:p>子弹和召唤伤害将提升（+2%/阶）。</text:p>
          </table:table-cell>
          <table:table-cell table:style-name="ce2" office:value-type="string" calcext:value-type="string">
            <text:p>子彈和召喚傷害將提升（+2%/級）</text:p>
          </table:table-cell>
          <table:table-cell table:style-name="ce2" office:value-type="string" calcext:value-type="string">
            <text:p>Урон снарядов и призывов увеличивается на 2% за уровень умения.</text:p>
          </table:table-cell>
          <table:table-cell table:number-columns-repeated="2" table:style-name="ce2" office:value-type="string" calcext:value-type="string">
            <text:p>Daño de Bala y Daño de Invocación +2% por rango.</text:p>
          </table:table-cell>
          <table:table-cell table:style-name="ce2" office:value-type="string" calcext:value-type="string">
            <text:p>Waffenschaden und Beschwörungsschaden +2% pro Rang.</text:p>
          </table:table-cell>
          <table:table-cell table:style-name="ce2" office:value-type="string" calcext:value-type="string">
            <text:p>Obrażenia od Pocisków i Przywołań wzrastają o +2% na rangę.</text:p>
          </table:table-cell>
          <table:table-cell table:style-name="ce2" office:value-type="string" calcext:value-type="string">
            <text:p>Aumenta del 2% per livello il Danno Proiettile e il Danno Evocazione</text:p>
          </table:table-cell>
          <table:table-cell table:style-name="ce2" office:value-type="string" calcext:value-type="string">
            <text:p>Seviye başına %2 Mermi Hasarı ve Çağırma Hasarı sağlar.</text:p>
          </table:table-cell>
          <table:table-cell table:style-name="ce2" office:value-type="string" calcext:value-type="string">
            <text:p>Dégâts des balles et dégâts d'invocation +2% par rang.</text:p>
          </table:table-cell>
          <table:table-cell table:number-columns-repeated="2" table:style-name="ce2" office:value-type="string" calcext:value-type="string">
            <text:p>O Dano do Disparo e do Seguidor aumentam em +2% por nível.</text:p>
          </table:table-cell>
          <table:table-cell table:style-name="ce2" office:value-type="string" calcext:value-type="string">
            <text:p>탄환 피해량, 소환수 피해량 증가 (랭크 당 +2%)</text:p>
          </table:table-cell>
          <table:table-cell table:style-name="ce2" office:value-type="string" calcext:value-type="string">
            <text:p>Golyó Sebzés és Idéző Sebzés 2%-al növekszik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lose Combat</text:p>
          </table:table-cell>
          <table:table-cell table:style-name="ce2" office:value-type="string" calcext:value-type="string">
            <text:p>近接戦闘</text:p>
          </table:table-cell>
          <table:table-cell table:style-name="ce2" office:value-type="string" calcext:value-type="string">
            <text:p>近战</text:p>
          </table:table-cell>
          <table:table-cell table:style-name="ce2" office:value-type="string" calcext:value-type="string">
            <text:p>近戰</text:p>
          </table:table-cell>
          <table:table-cell table:style-name="ce2" office:value-type="string" calcext:value-type="string">
            <text:p>Ближний бой</text:p>
          </table:table-cell>
          <table:table-cell table:number-columns-repeated="2" table:style-name="ce2" office:value-type="string" calcext:value-type="string">
            <text:p>Combate cuerpo a cuerpo</text:p>
          </table:table-cell>
          <table:table-cell table:style-name="ce2" office:value-type="string" calcext:value-type="string">
            <text:p>Nahkampf</text:p>
          </table:table-cell>
          <table:table-cell table:style-name="ce2" office:value-type="string" calcext:value-type="string">
            <text:p>Walka w Zwarciu</text:p>
          </table:table-cell>
          <table:table-cell table:style-name="ce2" office:value-type="string" calcext:value-type="string">
            <text:p>Corpo a Corpo</text:p>
          </table:table-cell>
          <table:table-cell table:style-name="ce2" office:value-type="string" calcext:value-type="string">
            <text:p>Yakın Dövüş</text:p>
          </table:table-cell>
          <table:table-cell table:style-name="ce2" office:value-type="string" calcext:value-type="string">
            <text:p>Combat rapproché</text:p>
          </table:table-cell>
          <table:table-cell table:number-columns-repeated="2" table:style-name="ce2" office:value-type="string" calcext:value-type="string">
            <text:p>Combate Corpo a Corpo</text:p>
          </table:table-cell>
          <table:table-cell table:style-name="ce2" office:value-type="string" calcext:value-type="string">
            <text:p>근접전투</text:p>
          </table:table-cell>
          <table:table-cell table:style-name="ce2" office:value-type="string" calcext:value-type="string">
            <text:p>Közelharc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nemies take 3% extra damage per rank while within your vision range.</text:p>
          </table:table-cell>
          <table:table-cell table:style-name="ce2" office:value-type="string" calcext:value-type="string">
            <text:p>視野内にいる敵に追加ダメージを与える。（ランクごとに+3%）</text:p>
          </table:table-cell>
          <table:table-cell table:style-name="ce2" office:value-type="string" calcext:value-type="string">
            <text:p>可视范围内的敌人受到更多伤害（+3%/阶）。</text:p>
          </table:table-cell>
          <table:table-cell table:style-name="ce2" office:value-type="string" calcext:value-type="string">
            <text:p>視野範圍內的敵人受到更多傷害（+3%/級）</text:p>
          </table:table-cell>
          <table:table-cell table:style-name="ce2" office:value-type="string" calcext:value-type="string">
            <text:p>Враги в пределах видимости получают на 3% больше урона за уровень умения.</text:p>
          </table:table-cell>
          <table:table-cell table:number-columns-repeated="2" table:style-name="ce2" office:value-type="string" calcext:value-type="string">
            <text:p>Los enemigos reciben 3% de daño adicional por rango mientras están en tu rango de visión.</text:p>
          </table:table-cell>
          <table:table-cell table:style-name="ce2" office:value-type="string" calcext:value-type="string">
            <text:p>Gegner in deiner Sichtweite erleiden 3% mehr Schaden pro Rang.</text:p>
          </table:table-cell>
          <table:table-cell table:style-name="ce2" office:value-type="string" calcext:value-type="string">
            <text:p>Przeciwnicy dostają +3% więcej obrażeń kiedy znajdują się w zasięgu wzroku.</text:p>
          </table:table-cell>
          <table:table-cell table:style-name="ce2" office:value-type="string" calcext:value-type="string">
            <text:p>Infliggi il 3% di danno extra per livello ai nemici mentre sono all'interno del tuo raggio di visione.</text:p>
          </table:table-cell>
          <table:table-cell table:style-name="ce2" office:value-type="string" calcext:value-type="string">
            <text:p>Görüş açısı içerisinde bulunan düşmanlar seviye başına %3 ilave hasar alır.</text:p>
          </table:table-cell>
          <table:table-cell table:style-name="ce2" office:value-type="string" calcext:value-type="string">
            <text:p>Les ennemis subissent 3% de dégâts supplémentaires par rang lorsqu'ils se trouvent dans votre champ de vision.</text:p>
          </table:table-cell>
          <table:table-cell table:number-columns-repeated="2" table:style-name="ce2" office:value-type="string" calcext:value-type="string">
            <text:p>Os inimigos recebem 3% de dano adicional por nível enquanto estiverem dentro do alcance de sua visão.</text:p>
          </table:table-cell>
          <table:table-cell table:style-name="ce2" office:value-type="string" calcext:value-type="string">
            <text:p>시야 내의 적이 받는 피해 증가 (랭크 당 +3%)</text:p>
          </table:table-cell>
          <table:table-cell table:style-name="ce2" office:value-type="string" calcext:value-type="string">
            <text:p>Ellenfelek 3%-al több sebzést kapnak szintenként amíg a Látókörödön belül van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lemental Barrage</text:p>
          </table:table-cell>
          <table:table-cell table:style-name="ce2" office:value-type="string" calcext:value-type="string">
            <text:p>エレメンタルバラージ</text:p>
          </table:table-cell>
          <table:table-cell table:style-name="ce2" office:value-type="string" calcext:value-type="string">
            <text:p>元素射击</text:p>
          </table:table-cell>
          <table:table-cell table:style-name="ce2" office:value-type="string" calcext:value-type="string">
            <text:p>元素射擊</text:p>
          </table:table-cell>
          <table:table-cell table:style-name="ce2" office:value-type="string" calcext:value-type="string">
            <text:p>Стихийный обстрел</text:p>
          </table:table-cell>
          <table:table-cell table:number-columns-repeated="2" table:style-name="ce2" office:value-type="string" calcext:value-type="string">
            <text:p>Bombardeo Elemental</text:p>
          </table:table-cell>
          <table:table-cell table:style-name="ce2" office:value-type="string" calcext:value-type="string">
            <text:p>Elementares Sperrfeuer</text:p>
          </table:table-cell>
          <table:table-cell table:style-name="ce2" office:value-type="string" calcext:value-type="string">
            <text:p>Żywiołowy Ostrzał</text:p>
          </table:table-cell>
          <table:table-cell table:style-name="ce2" office:value-type="string" calcext:value-type="string">
            <text:p>Sbarramento Elementale</text:p>
          </table:table-cell>
          <table:table-cell table:style-name="ce2" office:value-type="string" calcext:value-type="string">
            <text:p>Elemental Baraj</text:p>
          </table:table-cell>
          <table:table-cell table:style-name="ce2" office:value-type="string" calcext:value-type="string">
            <text:p>Barrage élémentaire</text:p>
          </table:table-cell>
          <table:table-cell table:number-columns-repeated="2" table:style-name="ce2" office:value-type="string" calcext:value-type="string">
            <text:p>Barragem Elemental</text:p>
          </table:table-cell>
          <table:table-cell table:style-name="ce2" office:value-type="string" calcext:value-type="string">
            <text:p>원소 세례</text:p>
          </table:table-cell>
          <table:table-cell table:style-name="ce2" office:value-type="string" calcext:value-type="string">
            <text:p>Elemi Zárótűz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fter inflicting Freeze or Burn 50 times, gain +50% Fire Rate and Reload Rate for 1 second per rank.</text:p>
          </table:table-cell>
          <table:table-cell table:style-name="ce2" office:value-type="string" calcext:value-type="string">
            <text:p>燃焼や凍結を50回与えると、発射速度増加（ランクごとに+50%）、リロード速度増加（ランクごとに-1秒）</text:p>
          </table:table-cell>
          <table:table-cell table:style-name="ce2" office:value-type="string" calcext:value-type="string">
            <text:p>造成50次燃烧或者冰冻后，射速和换弹速度将提升50%，持续1秒（+1秒/阶）</text:p>
          </table:table-cell>
          <table:table-cell table:style-name="ce2" office:value-type="string" calcext:value-type="string">
            <text:p>造成50次燃燒或者冰凍後，射速和換彈速度提升（+50%/級），持續1秒。</text:p>
          </table:table-cell>
          <table:table-cell table:style-name="ce2" office:value-type="string" calcext:value-type="string">
            <text:p>После нанесения поджога или заморозки 50 раз, увеличить скорость стрельбы и перезарядки на 50% на 1 секунду за уровень умения.</text:p>
          </table:table-cell>
          <table:table-cell table:number-columns-repeated="2" table:style-name="ce2" office:value-type="string" calcext:value-type="string">
            <text:p>Luego de inflingir Congelar o Quemar 50 veces, gana +50% de Cadencia de Disparo y Tiempo de Recarga por 1s por rango.</text:p>
          </table:table-cell>
          <table:table-cell table:style-name="ce2" office:value-type="string" calcext:value-type="string">
            <text:p>Nachdem du Frost oder Brand 50 mal verursachst hast, erhalte +50% Feuerrate und Nachladegeschwindigkeit für eine Sekunde pro Rang.</text:p>
          </table:table-cell>
          <table:table-cell table:style-name="ce2" office:value-type="string" calcext:value-type="string">
            <text:p>Po Podpaleniu lub Zamrożeniu przeciwników 50 razy, zyskaj +50% Szybkostrzelności i Prędkości Przeładowania na 1 sekundę na rangę.</text:p>
          </table:table-cell>
          <table:table-cell table:style-name="ce2" office:value-type="string" calcext:value-type="string">
            <text:p>Dopo aver inflitto Bruciatura o Gelo 50 volte, guadagna 50% di Rateo di Fuoco e Velocità di Ricarica per 1 secondo per livello.</text:p>
          </table:table-cell>
          <table:table-cell table:style-name="ce2" office:value-type="string" calcext:value-type="string">
            <text:p>Düşmanlara 50 kere Dondurma ya da Yakma etkisi altına aldığında Rün Seviyesi başına 1 saniyeliğine %50 Atış Hızı ve Yeniden Doldurma Hızı kazanırsın.</text:p>
          </table:table-cell>
          <table:table-cell table:style-name="ce2" office:value-type="string" calcext:value-type="string">
            <text:p>Après avoir infligé Gel ou Brûlure 50 fois, gagne +50% de Vitesse de Tir et de Recharge pendant 1 seconde par rang.</text:p>
          </table:table-cell>
          <table:table-cell table:number-columns-repeated="2" table:style-name="ce2" office:value-type="string" calcext:value-type="string">
            <text:p>Após infligir Congelamento ou Queimação 50 vezes, ganhe +50% de Taxa de Disparo e Taxa de Recarga por 1 segundo por nível.</text:p>
          </table:table-cell>
          <table:table-cell table:style-name="ce2" office:value-type="string" calcext:value-type="string">
            <text:p>빙결 및 화염 공격을 50회 가할 때마다, 일정 시간동안 연사 속도 및 재장전 속도 50% 증가 (랭크 당 +1초)</text:p>
          </table:table-cell>
          <table:table-cell table:style-name="ce2" office:value-type="string" calcext:value-type="string">
            <text:p>Miután Fagyást vagy Égést okozol 50-szer, Tűzelési Sebesség és Újratöltés 50%-al megnövekedik 1 másodpercig,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ftershock</text:p>
          </table:table-cell>
          <table:table-cell table:number-columns-repeated="2" table:style-name="ce2" office:value-type="string" calcext:value-type="string">
            <text:p>余震</text:p>
          </table:table-cell>
          <table:table-cell table:style-name="ce2" office:value-type="string" calcext:value-type="string">
            <text:p>餘震</text:p>
          </table:table-cell>
          <table:table-cell table:style-name="ce2" office:value-type="string" calcext:value-type="string">
            <text:p>Афтершок</text:p>
          </table:table-cell>
          <table:table-cell table:number-columns-repeated="2" table:style-name="ce2" office:value-type="string" calcext:value-type="string">
            <text:p>Réplica</text:p>
          </table:table-cell>
          <table:table-cell table:style-name="ce2" office:value-type="string" calcext:value-type="string">
            <text:p>Nachbeben</text:p>
          </table:table-cell>
          <table:table-cell table:style-name="ce2" office:value-type="string" calcext:value-type="string">
            <text:p>Wstrząs Wtórny</text:p>
          </table:table-cell>
          <table:table-cell table:style-name="ce2" office:value-type="string" calcext:value-type="string">
            <text:p>Scossa d'Assestamento</text:p>
          </table:table-cell>
          <table:table-cell table:style-name="ce2" office:value-type="string" calcext:value-type="string">
            <text:p>Artçı Şok</text:p>
          </table:table-cell>
          <table:table-cell table:style-name="ce2" office:value-type="string" calcext:value-type="string">
            <text:p>Contrecoup</text:p>
          </table:table-cell>
          <table:table-cell table:number-columns-repeated="2" table:style-name="ce2" office:value-type="string" calcext:value-type="string">
            <text:p>Impacto Subsequente</text:p>
          </table:table-cell>
          <table:table-cell table:style-name="ce2" office:value-type="string" calcext:value-type="string">
            <text:p>여진</text:p>
          </table:table-cell>
          <table:table-cell table:style-name="ce2" office:value-type="string" calcext:value-type="string">
            <text:p>Utóreng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fter shooting your last ammo, deal damage to all nearby enemies. This damage is equal to 20% of you Bullet Damage per rank.</text:p>
          </table:table-cell>
          <table:table-cell table:style-name="ce2" office:value-type="string" calcext:value-type="string">
            <text:p>弾切れの後、近くの敵に弾ダメージの20%を与える。（ランクごとに+20%）</text:p>
          </table:table-cell>
          <table:table-cell table:style-name="ce2" office:value-type="string" calcext:value-type="string">
            <text:p>在射出最后一发子弹后，对周围敌人造成20%的子弹伤害（+20%/阶）。</text:p>
          </table:table-cell>
          <table:table-cell table:style-name="ce2" office:value-type="string" calcext:value-type="string">
            <text:p>在射出最後一發子彈，對周圍敵人造成20%的子彈傷害（+20%/級）。</text:p>
          </table:table-cell>
          <table:table-cell table:style-name="ce2" office:value-type="string" calcext:value-type="string">
            <text:p>Выстрелив последний снаряд магазина, нанести урон всем ближайшим врагам, что равен 20% от урона от снарядов за уровень умения</text:p>
          </table:table-cell>
          <table:table-cell table:number-columns-repeated="2" table:style-name="ce2" office:value-type="string" calcext:value-type="string">
            <text:p>Luego de disparar tu última munición, inflige daño a todos los enemigos cercanos. El daño es igual al 20% de tu Daño de Bala por rango.</text:p>
          </table:table-cell>
          <table:table-cell table:style-name="ce2" office:value-type="string" calcext:value-type="string">
            <text:p>Verursache Schaden an allen nahen Gegnern, nachdem du deine letzte Munition geschossen hast. Dieser Schaden entspricht 20% deines Waffenschadens pro Rang.</text:p>
          </table:table-cell>
          <table:table-cell table:style-name="ce2" office:value-type="string" calcext:value-type="string">
            <text:p>Po wystrzeleniu ostatniego pocisku w magazynku, zadajesz obrażenia wszystkim pobliskim przeciwnikom. Te obrażenia są równe 20% twoich Obrażeń od Pocisku na rangę.</text:p>
          </table:table-cell>
          <table:table-cell table:style-name="ce2" office:value-type="string" calcext:value-type="string">
            <text:p>Dopo aver sparato l'ultimo proiettile, danneggia i nemici vicini del 20% del tuo Danno Proiettile per livello.</text:p>
          </table:table-cell>
          <table:table-cell table:style-name="ce2" office:value-type="string" calcext:value-type="string">
            <text:p>Son mermini ateşlediğinde etrafındaki düşmanlara hasar verirsin. Bu hasar Rün Seviyesi başına %20 Mermi Hasarıdır.</text:p>
          </table:table-cell>
          <table:table-cell table:style-name="ce2" office:value-type="string" calcext:value-type="string">
            <text:p>Après avoir tiré votre dernière munition, infligez des dégâts à tous les ennemis proches. Ces dégâts sont égaux à 20% de vos dégâts par balle par rang.</text:p>
          </table:table-cell>
          <table:table-cell table:number-columns-repeated="2" table:style-name="ce2" office:value-type="string" calcext:value-type="string">
            <text:p>Após disparar a sua última munição, causa dano a todos os inimigos próximos. Este dano é igual a 20% de seu Dano de Disparo por nível.</text:p>
          </table:table-cell>
          <table:table-cell table:style-name="ce2" office:value-type="string" calcext:value-type="string">
            <text:p>마지막 탄환 발사 후, 주위의 모든 적에게 탄환 피해량에 비례한 데미지를 가함 (랭크 당 +20%)</text:p>
          </table:table-cell>
          <table:table-cell table:style-name="ce2" office:value-type="string" calcext:value-type="string">
            <text:p>Miután kilőtted az utolsó golyót, minden ellenfelet a Golyó Sebzésed 20%-áért megsebzel magad körül,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lass Cannon</text:p>
          </table:table-cell>
          <table:table-cell table:style-name="ce2" office:value-type="string" calcext:value-type="string">
            <text:p>グラスキャノン</text:p>
          </table:table-cell>
          <table:table-cell table:number-columns-repeated="2" table:style-name="ce2" office:value-type="string" calcext:value-type="string">
            <text:p>玻璃大炮</text:p>
          </table:table-cell>
          <table:table-cell table:style-name="ce2" office:value-type="string" calcext:value-type="string">
            <text:p>Хрупкий убийца</text:p>
          </table:table-cell>
          <table:table-cell table:number-columns-repeated="2" table:style-name="ce2" office:value-type="string" calcext:value-type="string">
            <text:p>Cañon de Cristal</text:p>
          </table:table-cell>
          <table:table-cell table:style-name="ce2" office:value-type="string" calcext:value-type="string">
            <text:p>Glaskanone</text:p>
          </table:table-cell>
          <table:table-cell table:style-name="ce2" office:value-type="string" calcext:value-type="string">
            <text:p>Szklana Armata</text:p>
          </table:table-cell>
          <table:table-cell table:style-name="ce2" office:value-type="string" calcext:value-type="string">
            <text:p>Cannone di Vetro</text:p>
          </table:table-cell>
          <table:table-cell table:style-name="ce2" office:value-type="string" calcext:value-type="string">
            <text:p>Cam Top</text:p>
          </table:table-cell>
          <table:table-cell table:style-name="ce2" office:value-type="string" calcext:value-type="string">
            <text:p>Tout ou Rien</text:p>
          </table:table-cell>
          <table:table-cell table:number-columns-repeated="2" table:style-name="ce2" office:value-type="string" calcext:value-type="string">
            <text:p>Canhão de Vidro</text:p>
          </table:table-cell>
          <table:table-cell table:style-name="ce2" office:value-type="string" calcext:value-type="string">
            <text:p>유리 대포</text:p>
          </table:table-cell>
          <table:table-cell table:style-name="ce2" office:value-type="string" calcext:value-type="string">
            <text:p>Papírtigri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tart the game with your HP at half of your max HP. Bullet Damage and Fire Rate +5% per rank.</text:p>
          </table:table-cell>
          <table:table-cell table:style-name="ce2" office:value-type="string" calcext:value-type="string">
            <text:p>半分のHPでゲームを開始し、弾のダメージと発射速度が上昇。（ランクごとに+5%）</text:p>
          </table:table-cell>
          <table:table-cell table:style-name="ce2" office:value-type="string" calcext:value-type="string">
            <text:p>半血开始游戏，子弹伤害和射速将提升（+5%/阶）。</text:p>
          </table:table-cell>
          <table:table-cell table:style-name="ce2" office:value-type="string" calcext:value-type="string">
            <text:p>半血開始遊戲，子彈傷害和射速將提升（+5%/級）。</text:p>
          </table:table-cell>
          <table:table-cell table:style-name="ce2" office:value-type="string" calcext:value-type="string">
            <text:p>Начинает с половиной от макс ОЗ. Урон от снарядов и скорость перезарядки увеличиваются на 5% за уровень умения.</text:p>
          </table:table-cell>
          <table:table-cell table:number-columns-repeated="2" table:style-name="ce2" office:value-type="string" calcext:value-type="string">
            <text:p>Empieza el juego con tus PS a la mitad de tus PS max. El Daño de Bala y la Cadencia de Bala es de +5% por rango.</text:p>
          </table:table-cell>
          <table:table-cell table:style-name="ce2" office:value-type="string" calcext:value-type="string">
            <text:p>Starte das Spiel mit der hälfte deiner Lebenspunkte. Waffenschaden und Feuerrate erhalten +5% pro Rang.</text:p>
          </table:table-cell>
          <table:table-cell table:style-name="ce2" office:value-type="string" calcext:value-type="string">
            <text:p>Zacznij grę z połową swojego maksymalnego HP. Obrażenia od Pocisku i Szybkostrzelność wzrasta o +5% na rangę.</text:p>
          </table:table-cell>
          <table:table-cell table:style-name="ce2" office:value-type="string" calcext:value-type="string">
            <text:p>Inizia la partita con la metà dei tuoi HP massimi. Il Danno Proiettile e il Rateo di Fuoco aumentano del 5% <text:s/>per livello.</text:p>
          </table:table-cell>
          <table:table-cell table:style-name="ce2" office:value-type="string" calcext:value-type="string">
            <text:p>Oyuna %50 canla başlarsın. Rün Seviyesi başına Mermi Hasarı ve Atış Hızı 5% artar.</text:p>
          </table:table-cell>
          <table:table-cell table:style-name="ce2" office:value-type="string" calcext:value-type="string">
            <text:p>Commencez la partie avec la moitié de vos HP maximum. Dégâts des balles et cadence de tir +5% par rang.</text:p>
          </table:table-cell>
          <table:table-cell table:number-columns-repeated="2" table:style-name="ce2" office:value-type="string" calcext:value-type="string">
            <text:p>Comece o jogo com os PV pela metade do seu máximo. Dano do Disparo e Taxa de Disparo aumentam em +5% por nível.</text:p>
          </table:table-cell>
          <table:table-cell table:style-name="ce2" office:value-type="string" calcext:value-type="string">
            <text:p>절반의 HP로 시작, 탄환 피해량 및 연사 속도 증가 (랭크 당 +5%)</text:p>
          </table:table-cell>
          <table:table-cell table:style-name="ce2" office:value-type="string" calcext:value-type="string">
            <text:p>Kezd a játékot a maximum Életerőd felével. Golyó sebzés és Tűzelési Sebesség megnő +5%-al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un Glyph</text:p>
          </table:table-cell>
          <table:table-cell table:style-name="ce2" office:value-type="string" calcext:value-type="string">
            <text:p>ガングリフ</text:p>
          </table:table-cell>
          <table:table-cell table:style-name="ce2" office:value-type="string" calcext:value-type="string">
            <text:p>枪之烙印</text:p>
          </table:table-cell>
          <table:table-cell table:style-name="ce2" office:value-type="string" calcext:value-type="string">
            <text:p>槍之烙印</text:p>
          </table:table-cell>
          <table:table-cell table:style-name="ce2" office:value-type="string" calcext:value-type="string">
            <text:p>Оружейный глиф</text:p>
          </table:table-cell>
          <table:table-cell table:number-columns-repeated="2" table:style-name="ce2" office:value-type="string" calcext:value-type="string">
            <text:p>Arma Glifo</text:p>
          </table:table-cell>
          <table:table-cell table:style-name="ce2" office:value-type="string" calcext:value-type="string">
            <text:p>Waffenglyphe</text:p>
          </table:table-cell>
          <table:table-cell table:style-name="ce2" office:value-type="string" calcext:value-type="string">
            <text:p>Glif Broni</text:p>
          </table:table-cell>
          <table:table-cell table:style-name="ce2" office:value-type="string" calcext:value-type="string">
            <text:p>Glifo delle Armi</text:p>
          </table:table-cell>
          <table:table-cell table:style-name="ce2" office:value-type="string" calcext:value-type="string">
            <text:p>Glif Silahı</text:p>
          </table:table-cell>
          <table:table-cell table:style-name="ce2" office:value-type="string" calcext:value-type="string">
            <text:p>Glyphe d'arme</text:p>
          </table:table-cell>
          <table:table-cell table:number-columns-repeated="2" table:style-name="ce2" office:value-type="string" calcext:value-type="string">
            <text:p>Glifo de Arma</text:p>
          </table:table-cell>
          <table:table-cell table:style-name="ce2" office:value-type="string" calcext:value-type="string">
            <text:p>마법진</text:p>
          </table:table-cell>
          <table:table-cell table:style-name="ce2" office:value-type="string" calcext:value-type="string">
            <text:p>Fegyver Vése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a Glyph every 10 seconds. After a few seconds, the Glyph explodes into 6 bullets that deal 10% damage. Reduce the time it takes to summon a Glyph by 1 second per rank.</text:p>
          </table:table-cell>
          <table:table-cell table:style-name="ce2" office:value-type="string" calcext:value-type="string">
            <text:p>10秒ごとに円形の紋様を召喚する。紋様は数秒後に弾のダメージ10%を与える弾6発に分裂する。（ランクごとに発動間隔-1秒）</text:p>
          </table:table-cell>
          <table:table-cell table:style-name="ce2" office:value-type="string" calcext:value-type="string">
            <text:p>每10秒召唤一个印记，几秒延迟后，会射出6枚子弹，伤害等同于10%子弹伤害，每阶减少1秒CD。</text:p>
          </table:table-cell>
          <table:table-cell table:style-name="ce2" office:value-type="string" calcext:value-type="string">
            <text:p>每10秒召喚一個印記，幾秒延遲後，會射出6枚子彈，傷害等同於10%子彈傷害，每級減少1秒CD。</text:p>
          </table:table-cell>
          <table:table-cell table:style-name="ce2" office:value-type="string" calcext:value-type="string">
            <text:p>Призывает глиф каждые 10 секунд. Через несколько секунд глиф взрывается, разлетаясь на 6 снарядов, наносящих 10% урона. Время призыва глифа сокращается на 1 секунду за уровень умения.</text:p>
          </table:table-cell>
          <table:table-cell table:number-columns-repeated="2" table:style-name="ce2" office:value-type="string" calcext:value-type="string">
            <text:p>Invoca un Glifo cada 10 segundos. Luego de unos segundos, el Glifo explota en 6 balas que hacen 10% de daño. Reduce el timepo que toma Invocar un Glifo por 1s por rango.</text:p>
          </table:table-cell>
          <table:table-cell table:style-name="ce2" office:value-type="string" calcext:value-type="string">
            <text:p>Beschwöre eine Glyphe alle 10 Sekunden. Nach ein paar Sekunden explodiert die Glyphe zu 6 Projektilen, die 10% Schaden verursachen. Verringere die Zeit zum Beschwören der Glyphen um eine Sekunde pro Rang.</text:p>
          </table:table-cell>
          <table:table-cell table:style-name="ce2" office:value-type="string" calcext:value-type="string">
            <text:p>Przywołaj Glif co dziesięć sekund. Po kilku sekundach, Glif eksploduje zamieniając się w 6 pocisków, które zadają 10% obrażeń. Zredukuj czas wymagany do przywołania Glifu o 1 sekundę na rangę.</text:p>
          </table:table-cell>
          <table:table-cell table:style-name="ce2" office:value-type="string" calcext:value-type="string">
            <text:p>Evoca un Glifo ogni 10 secondi. Dopo qualche secondo, il Glifo esplode in 5 proiettili che infliggono il 10% del danno. Il tempo di evocazione del Glifo si riduce di 1 secondo per livello.</text:p>
          </table:table-cell>
          <table:table-cell table:style-name="ce2" office:value-type="string" calcext:value-type="string">
            <text:p>10 saniyede 1 Glif çağırırsın. Bu glif bir kaç saniye sonra patlayıp etrafa %10 Mermi Hasarı veren 6 mermi fırlatır. Rün Seviyesi başına glifin bekleme süresi 1 saniye azalır.</text:p>
          </table:table-cell>
          <table:table-cell table:style-name="ce2" office:value-type="string" calcext:value-type="string">
            <text:p>Invoquez un Glyphe toutes les 10 secondes. Après quelques secondes, le Glyphe explose en 6 balles qui infligent 10% de dégâts. Réduit le temps d'invocation d'un glyphe de 1 seconde par rang.</text:p>
          </table:table-cell>
          <table:table-cell table:number-columns-repeated="2" table:style-name="ce2" office:value-type="string" calcext:value-type="string">
            <text:p>Conjura um Glifo a cada 10 segundos. Após alguns segundos, o Glifo explode, disparando 6 projéteis que causam 10% de dano. Cada nível reduz o tempo necessário para ativação do Glifo em 1 segundo.</text:p>
          </table:table-cell>
          <table:table-cell table:style-name="ce2" office:value-type="string" calcext:value-type="string">
            <text:p>10초마다 마법진을 소환합니다. 마법진은 수 초 후 폭발하며 10%의 대미지를 입히는 6개의 탄환을 발사합니다.&lt;br&gt;마법진 소환 쿨타임 감소 (랭크 당 -1초)</text:p>
          </table:table-cell>
          <table:table-cell table:style-name="ce2" office:value-type="string" calcext:value-type="string">
            <text:p>Idézz meg egy Vésetet 10 másodpercenként, ami pár másodperc után 6 golyóvá robban szét, 10%-ot sebezve. Szintenként 1 másodpercel hamarabb tudod megidézni a Vésete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ild Magic</text:p>
          </table:table-cell>
          <table:table-cell table:style-name="ce2" office:value-type="string" calcext:value-type="string">
            <text:p>ワイルドマジック</text:p>
          </table:table-cell>
          <table:table-cell table:number-columns-repeated="2" table:style-name="ce2" office:value-type="string" calcext:value-type="string">
            <text:p>蔓延</text:p>
          </table:table-cell>
          <table:table-cell table:style-name="ce2" office:value-type="string" calcext:value-type="string">
            <text:p>Дикая магия</text:p>
          </table:table-cell>
          <table:table-cell table:number-columns-repeated="2" table:style-name="ce2" office:value-type="string" calcext:value-type="string">
            <text:p>Magia Salvaje</text:p>
          </table:table-cell>
          <table:table-cell table:style-name="ce2" office:value-type="string" calcext:value-type="string">
            <text:p>Wilde Magie</text:p>
          </table:table-cell>
          <table:table-cell table:style-name="ce2" office:value-type="string" calcext:value-type="string">
            <text:p>Dzika Magia</text:p>
          </table:table-cell>
          <table:table-cell table:style-name="ce2" office:value-type="string" calcext:value-type="string">
            <text:p>Magia del Branco</text:p>
          </table:table-cell>
          <table:table-cell table:style-name="ce2" office:value-type="string" calcext:value-type="string">
            <text:p>Vahşi Büyü</text:p>
          </table:table-cell>
          <table:table-cell table:style-name="ce2" office:value-type="string" calcext:value-type="string">
            <text:p>Magie Sauvage</text:p>
          </table:table-cell>
          <table:table-cell table:number-columns-repeated="2" table:style-name="ce2" office:value-type="string" calcext:value-type="string">
            <text:p>Magia Selvagem</text:p>
          </table:table-cell>
          <table:table-cell table:style-name="ce2" office:value-type="string" calcext:value-type="string">
            <text:p>야생 마법</text:p>
          </table:table-cell>
          <table:table-cell table:style-name="ce2" office:value-type="string" calcext:value-type="string">
            <text:p>Vad Varázsla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enemies die while Burning or Frozen, there is a 5% chance per rank of spreading their status effect to nearby enemies.</text:p>
          </table:table-cell>
          <table:table-cell table:style-name="ce2" office:value-type="string" calcext:value-type="string">
            <text:p>燃焼もしくは凍結中に敵が死亡した時、確率（ランクごとに+5%）で周囲の敵に状態異常を伝搬させる。</text:p>
          </table:table-cell>
          <table:table-cell table:style-name="ce2" office:value-type="string" calcext:value-type="string">
            <text:p>当敌人死亡时处于点燃或者冰冻状态，有几率（+5%/阶）将状态传染给附近的敌人。</text:p>
          </table:table-cell>
          <table:table-cell table:style-name="ce2" office:value-type="string" calcext:value-type="string">
            <text:p>當敵人死亡時處於點燃或者冰凍狀態，有幾率（+5%/級）將狀態傳染給附近的敵人。</text:p>
          </table:table-cell>
          <table:table-cell table:style-name="ce2" office:value-type="string" calcext:value-type="string">
            <text:p>При смерти подожженного или замороженного врага, 5% шанс за уровень умения передать его статус ближайшему врагу.</text:p>
          </table:table-cell>
          <table:table-cell table:number-columns-repeated="2" table:style-name="ce2" office:value-type="string" calcext:value-type="string">
            <text:p>Cuando el enemigo muere por Quemar o Congelar, hay una chance del 5% por rango de esparcir el efecto de estado a los enemigos cercanos.</text:p>
          </table:table-cell>
          <table:table-cell table:style-name="ce2" office:value-type="string" calcext:value-type="string">
            <text:p>Wenn Gegner sterben während sie brennen oder vereist sind haben sie eine 5% Chance pro Rang ihren Statuseffekt zu nahen Gegnern zu verbreiten.</text:p>
          </table:table-cell>
          <table:table-cell table:style-name="ce2" office:value-type="string" calcext:value-type="string">
            <text:p>Kiedy przeciwnicy giną gdy się palą lub są zamrożeni, jest 5% szansy na rangę by ich efekt rozprzestrzenił się na pobliskich przeciwników.</text:p>
          </table:table-cell>
          <table:table-cell table:style-name="ce2" office:value-type="string" calcext:value-type="string">
            <text:p>Se un nemico muore durante Bruciatura o Geli, c'è una possibilità del 5% per livello di infliggere gli effetti ai nemici vicini.</text:p>
          </table:table-cell>
          <table:table-cell table:style-name="ce2" office:value-type="string" calcext:value-type="string">
            <text:p>Yanan ya da Donmuş rakipler öldüğünde Rün Seviyesi başına 5% şansla üstünde bulunan etkiyi etrafına dağıtır.</text:p>
          </table:table-cell>
          <table:table-cell table:style-name="ce2" office:value-type="string" calcext:value-type="string">
            <text:p>Lorsqu'un ennemi meurt alors qu'il est brûlé ou gelé, il a 5% de chances par rang de propager l'effet aux ennemis proches.</text:p>
          </table:table-cell>
          <table:table-cell table:number-columns-repeated="2" table:style-name="ce2" office:value-type="string" calcext:value-type="string">
            <text:p>Quando um inimigo morrer sob Queimação ou Congelamento, existe 5% de chance por nível de espalharem esses efeitos para inimigos próximos.</text:p>
          </table:table-cell>
          <table:table-cell table:style-name="ce2" office:value-type="string" calcext:value-type="string">
            <text:p>적이 빙결 혹은 발화 상태로 사망 시, 주위의 적에게 상태를 전염시킬 확률 증가 (랭크 당 +5%)</text:p>
          </table:table-cell>
          <table:table-cell table:style-name="ce2" office:value-type="string" calcext:value-type="string">
            <text:p>Amikor az ellenfelek meghalnak miközben Égnek vagy meg vannak Fagyva, szintenként 5% esély van arra, hogy más ellenfeleknek át adja a státusz effekteke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adence</text:p>
          </table:table-cell>
          <table:table-cell table:style-name="ce2" office:value-type="string" calcext:value-type="string">
            <text:p>抑揚</text:p>
          </table:table-cell>
          <table:table-cell table:style-name="ce2" office:value-type="string" calcext:value-type="string">
            <text:p>韵律</text:p>
          </table:table-cell>
          <table:table-cell table:style-name="ce2" office:value-type="string" calcext:value-type="string">
            <text:p>韻律</text:p>
          </table:table-cell>
          <table:table-cell table:style-name="ce2" office:value-type="string" calcext:value-type="string">
            <text:p>Ритм</text:p>
          </table:table-cell>
          <table:table-cell table:number-columns-repeated="2" table:style-name="ce2" office:value-type="string" calcext:value-type="string">
            <text:p>Cadencia</text:p>
          </table:table-cell>
          <table:table-cell table:style-name="ce2" office:value-type="string" calcext:value-type="string">
            <text:p>Kadenz</text:p>
          </table:table-cell>
          <table:table-cell table:style-name="ce2" office:value-type="string" calcext:value-type="string">
            <text:p>Rytm</text:p>
          </table:table-cell>
          <table:table-cell table:style-name="ce2" office:value-type="string" calcext:value-type="string">
            <text:p>Metronomo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Cadence</text:p>
          </table:table-cell>
          <table:table-cell table:number-columns-repeated="2" table:style-name="ce2" office:value-type="string" calcext:value-type="string">
            <text:p>Cadência</text:p>
          </table:table-cell>
          <table:table-cell table:style-name="ce2" office:value-type="string" calcext:value-type="string">
            <text:p>종지부</text:p>
          </table:table-cell>
          <table:table-cell table:style-name="ce2" office:value-type="string" calcext:value-type="string">
            <text:p>Ütem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very 3rd shot has infinite Piercing and double Bullet Size. This shot also deals +20% extra damage per rank.</text:p>
          </table:table-cell>
          <table:table-cell table:style-name="ce2" office:value-type="string" calcext:value-type="string">
            <text:p>3発ごとに敵全体を貫通する弾を発射し、追加ダメージ（ランクごとに+20%）を与える。</text:p>
          </table:table-cell>
          <table:table-cell table:style-name="ce2" office:value-type="string" calcext:value-type="string">
            <text:p>每第3发子弹，会发射一颗能穿透所有敌人的大号子弹，并造成额外的子弹伤害（+20%/阶）。</text:p>
          </table:table-cell>
          <table:table-cell table:style-name="ce2" office:value-type="string" calcext:value-type="string">
            <text:p>每第3發子彈，會發射一顆能穿透所有敵人的大號子彈，並造成額外的子彈傷害（+20%/級）。</text:p>
          </table:table-cell>
          <table:table-cell table:style-name="ce2" office:value-type="string" calcext:value-type="string">
            <text:p>Каждый 3ий выстрел имеет бесконечное пронзание и увеличенный вдвое снаряд. Выстрел наносит на 20% больше урона за уровень умения.</text:p>
          </table:table-cell>
          <table:table-cell table:number-columns-repeated="2" table:style-name="ce2" office:value-type="string" calcext:value-type="string">
            <text:p>Cada 3er disparo tiene Penetración infinita y Tamaño de Bala doble. Este tiro además hace +20% de daño extra por rango.</text:p>
          </table:table-cell>
          <table:table-cell table:style-name="ce2" office:value-type="string" calcext:value-type="string">
            <text:p>Jeder dritte Schuss kann unendlich Gegner durchdringen und erhält doppelte Projektilgröße. Dieser Schuss verursacht außerdem +20% mehr Schaden pro Rang.</text:p>
          </table:table-cell>
          <table:table-cell table:style-name="ce2" office:value-type="string" calcext:value-type="string">
            <text:p>Co trzeci strzał ma nieskończoną penetrację i podwójny rozmiar. Strzał ten zadaje również +20% dodatkowych obrażeń na rangę.</text:p>
          </table:table-cell>
          <table:table-cell table:style-name="ce2" office:value-type="string" calcext:value-type="string">
            <text:p>Ogni terzo colpo ha Penetrazione infinita e dimensioni raddoppiate. Questo proiettile infligge 20% danni extra per livello.</text:p>
          </table:table-cell>
          <table:table-cell table:style-name="ce2" office:value-type="string" calcext:value-type="string">
            <text:p>Her 3. mermi sınırsız Delme ve Mermi boyutu 2 katına çıkar. Bu mermi Rün Seviyesi başına ilave olarak %20 Mermi Hasarı da kazanır.</text:p>
          </table:table-cell>
          <table:table-cell table:style-name="ce2" office:value-type="string" calcext:value-type="string">
            <text:p>Chaque 3ème tir a une Perforation Infinie et une Taille de balle doublée. Ce tir inflige également +20% de dégâts supplémentaires par rang.</text:p>
          </table:table-cell>
          <table:table-cell table:number-columns-repeated="2" table:style-name="ce2" office:value-type="string" calcext:value-type="string">
            <text:p>Cada terceiro disparo tem Perfuração infinita e Tamanho do Disparo dobrado. Este disparo também causa +20% de dano adicional por nível.</text:p>
          </table:table-cell>
          <table:table-cell table:style-name="ce2" office:value-type="string" calcext:value-type="string">
            <text:p>매 3번째 탄환은 2배의 크기와 무한한 관통력을 가지며, 탄환 피해량에 비례한 추가 피해량을 가집니다.&lt;br&gt;추가 피해량 증가 (랭크 당 +20%)</text:p>
          </table:table-cell>
          <table:table-cell table:style-name="ce2" office:value-type="string" calcext:value-type="string">
            <text:p>Minden harmadik lövedéknek végtelen Átütése és dupla Golyó Mérete van. Ez a lövedék +20%-al többet sebez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edication</text:p>
          </table:table-cell>
          <table:table-cell table:style-name="ce2" office:value-type="string" calcext:value-type="string">
            <text:p>献身</text:p>
          </table:table-cell>
          <table:table-cell table:style-name="ce2" office:value-type="string" calcext:value-type="string">
            <text:p>独宠</text:p>
          </table:table-cell>
          <table:table-cell table:style-name="ce2" office:value-type="string" calcext:value-type="string">
            <text:p>盡心盡力</text:p>
          </table:table-cell>
          <table:table-cell table:style-name="ce2" office:value-type="string" calcext:value-type="string">
            <text:p>Преданность</text:p>
          </table:table-cell>
          <table:table-cell table:number-columns-repeated="2" table:style-name="ce2" office:value-type="string" calcext:value-type="string">
            <text:p>Dedicación</text:p>
          </table:table-cell>
          <table:table-cell table:style-name="ce2" office:value-type="string" calcext:value-type="string">
            <text:p>Hingabe</text:p>
          </table:table-cell>
          <table:table-cell table:style-name="ce2" office:value-type="string" calcext:value-type="string">
            <text:p>Dedykacja</text:p>
          </table:table-cell>
          <table:table-cell table:style-name="ce2" office:value-type="string" calcext:value-type="string">
            <text:p>Dedizione</text:p>
          </table:table-cell>
          <table:table-cell table:style-name="ce2" office:value-type="string" calcext:value-type="string">
            <text:p>Özverili</text:p>
          </table:table-cell>
          <table:table-cell table:style-name="ce2" office:value-type="string" calcext:value-type="string">
            <text:p>Dévouement</text:p>
          </table:table-cell>
          <table:table-cell table:number-columns-repeated="2" table:style-name="ce2" office:value-type="string" calcext:value-type="string">
            <text:p>Dedicação</text:p>
          </table:table-cell>
          <table:table-cell table:style-name="ce2" office:value-type="string" calcext:value-type="string">
            <text:p>헌정사</text:p>
          </table:table-cell>
          <table:table-cell table:style-name="ce2" office:value-type="string" calcext:value-type="string">
            <text:p>Odaad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f you have exactly 1 summon, gain +10% Summon Damage and Summon Attack Speed per rank.</text:p>
          </table:table-cell>
          <table:table-cell table:style-name="ce2" office:value-type="string" calcext:value-type="string">
            <text:p>召喚物が1体のみの時、召喚物のダメージと攻撃速度が上昇。（ランクごとに＋10％）</text:p>
          </table:table-cell>
          <table:table-cell table:style-name="ce2" office:value-type="string" calcext:value-type="string">
            <text:p>当你只有1个召唤时，其伤害和攻速将提升（+10%/阶）。</text:p>
          </table:table-cell>
          <table:table-cell table:style-name="ce2" office:value-type="string" calcext:value-type="string">
            <text:p>當你只有1個召喚物時，其傷害和攻速將提升（+10%/級）。</text:p>
          </table:table-cell>
          <table:table-cell table:style-name="ce2" office:value-type="string" calcext:value-type="string">
            <text:p>Имея только 1 призыв, наносимый им урон и скорость атаки увеличиваются на 10% за уровень умения.</text:p>
          </table:table-cell>
          <table:table-cell table:number-columns-repeated="2" table:style-name="ce2" office:value-type="string" calcext:value-type="string">
            <text:p>Si tienes exactamente 1 invocación, gana Daño de Invocación y Velocidad de Ataque de Invocación un +10% por rango.</text:p>
          </table:table-cell>
          <table:table-cell table:style-name="ce2" office:value-type="string" calcext:value-type="string">
            <text:p>Erhalte Beschwörungsschaden und Beschwörungs Angriffstempo +10% pro Rang, wenn du genau eine Beschwörung hast.</text:p>
          </table:table-cell>
          <table:table-cell table:style-name="ce2" office:value-type="string" calcext:value-type="string">
            <text:p>Jeśli masz dokładnie jedno przywołanie, zyskaj +10% Ataku Przywołania i Prędkości Ataku Przywołania na rangę.</text:p>
          </table:table-cell>
          <table:table-cell table:style-name="ce2" office:value-type="string" calcext:value-type="string">
            <text:p>Se hai esattamente 1 Evocazione, guadagna Danno Evocazione e Velocità d'Attacco Evocazione pari al 10% per livello.</text:p>
          </table:table-cell>
          <table:table-cell table:style-name="ce2" office:value-type="string" calcext:value-type="string">
            <text:p>Tek 1 tane çağırılmış dostun varsa, Rün Seviyesi başına 10% Çağırma Hasarı ve Çağırma Saldırı Hızı kazanır.</text:p>
          </table:table-cell>
          <table:table-cell table:style-name="ce2" office:value-type="string" calcext:value-type="string">
            <text:p>Si vous n'avez qu'une seule invocation, gagnez des Dégâts d'invocation et une Vitesse d'attaque d'invocation de +10% par rang.</text:p>
          </table:table-cell>
          <table:table-cell table:number-columns-repeated="2" table:style-name="ce2" office:value-type="string" calcext:value-type="string">
            <text:p>Se você tiver exatamente 1 seguidor, ganhe +10% de Dano de Seguidor e Velocidade de Ataque de Seguidor por nível.</text:p>
          </table:table-cell>
          <table:table-cell table:style-name="ce2" office:value-type="string" calcext:value-type="string">
            <text:p>소환수가 1개일 때, 소환수의 피해량 및 공격 속도 증가 (랭크 당 +10%)</text:p>
          </table:table-cell>
          <table:table-cell table:style-name="ce2" office:value-type="string" calcext:value-type="string">
            <text:p>Ha pontosan 1 Idézett Lényed van, az Idézett Lények Sebzése és az Idézett Lények Támadási Sebessége megnő 10%-al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thereal</text:p>
          </table:table-cell>
          <table:table-cell table:style-name="ce2" office:value-type="string" calcext:value-type="string">
            <text:p>幽体</text:p>
          </table:table-cell>
          <table:table-cell table:style-name="ce2" office:value-type="string" calcext:value-type="string">
            <text:p>虚无</text:p>
          </table:table-cell>
          <table:table-cell table:style-name="ce2" office:value-type="string" calcext:value-type="string">
            <text:p>虛無</text:p>
          </table:table-cell>
          <table:table-cell table:style-name="ce2" office:value-type="string" calcext:value-type="string">
            <text:p>Эфириум</text:p>
          </table:table-cell>
          <table:table-cell table:number-columns-repeated="2" table:style-name="ce2" office:value-type="string" calcext:value-type="string">
            <text:p>Etéreo</text:p>
          </table:table-cell>
          <table:table-cell table:style-name="ce2" office:value-type="string" calcext:value-type="string">
            <text:p>Ätherisch</text:p>
          </table:table-cell>
          <table:table-cell table:style-name="ce2" office:value-type="string" calcext:value-type="string">
            <text:p>Eteryczny</text:p>
          </table:table-cell>
          <table:table-cell table:style-name="ce2" office:value-type="string" calcext:value-type="string">
            <text:p>Etereo</text:p>
          </table:table-cell>
          <table:table-cell table:style-name="ce2" office:value-type="string" calcext:value-type="string">
            <text:p>Ruhani</text:p>
          </table:table-cell>
          <table:table-cell table:style-name="ce2" office:value-type="string" calcext:value-type="string">
            <text:p>Ethéré</text:p>
          </table:table-cell>
          <table:table-cell table:number-columns-repeated="2" table:style-name="ce2" office:value-type="string" calcext:value-type="string">
            <text:p>Etéreo</text:p>
          </table:table-cell>
          <table:table-cell table:style-name="ce2" office:value-type="string" calcext:value-type="string">
            <text:p>천상계</text:p>
          </table:table-cell>
          <table:table-cell table:style-name="ce2" office:value-type="string" calcext:value-type="string">
            <text:p>Éteri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very 50 kills, your gun enters the Ethereal state. While Ethereal, your gun does not consume ammo. Ethereal lasts for 2 seconds per rank.</text:p>
          </table:table-cell>
          <table:table-cell table:style-name="ce2" office:value-type="string" calcext:value-type="string">
            <text:p>50体倒すごとに、銃が弾を消費しない幽体状態になる。（ランクごとに持続時間+2秒）</text:p>
          </table:table-cell>
          <table:table-cell table:style-name="ce2" office:value-type="string" calcext:value-type="string">
            <text:p>每50杀，你的枪会进入“虚无”状态，射击不会消耗子弹，持续时间每阶增加2秒。</text:p>
          </table:table-cell>
          <table:table-cell table:style-name="ce2" office:value-type="string" calcext:value-type="string">
            <text:p>每50殺，你的槍會進入“虛無”狀態，射擊不會消耗子彈，持續時間每級增加2秒。</text:p>
          </table:table-cell>
          <table:table-cell table:style-name="ce2" office:value-type="string" calcext:value-type="string">
            <text:p>За каждые 50 убийств оружие переходит в эфирное состояние, в котором не расходует патроны. Эфириум длится 2 секунды за уровень умения.</text:p>
          </table:table-cell>
          <table:table-cell table:number-columns-repeated="2" table:style-name="ce2" office:value-type="string" calcext:value-type="string">
            <text:p>Cada 50 muertes, tu arma entra en un estado Etéreo. Mierntras es Etéreo, tu arma no consume munición. Estado Etéreo dura 2s por rango.</text:p>
          </table:table-cell>
          <table:table-cell table:style-name="ce2" office:value-type="string" calcext:value-type="string">
            <text:p>Deine Waffe tritt in einen ätherischen Zustand ein nach jeder 50. Tötung. Während diesem Zustand verbraucht deine Waffe keine Munition. Ätherisch ist aktiv für 2 Sekunden pro Rang.</text:p>
          </table:table-cell>
          <table:table-cell table:style-name="ce2" office:value-type="string" calcext:value-type="string">
            <text:p>Co 50 zabójstw, twoja broń wchodzi w Eteryczny Stan. Podczas tego Stanu, twoja broń nie zużywa amunicji. Ten Stan trwa 2 sekundy na rangę.</text:p>
          </table:table-cell>
          <table:table-cell table:style-name="ce2" office:value-type="string" calcext:value-type="string">
            <text:p>Ogni 50 uccisioni, la tua arma diventa Eterea. Mnetre è in questo stato, la tua arma non consuma munizioni. Lo stato Etereo dura 2 secondi per livello.</text:p>
          </table:table-cell>
          <table:table-cell table:style-name="ce2" office:value-type="string" calcext:value-type="string">
            <text:p>50 tane düşman öldürdüğünde Ruhani moda geçersin. Ruhani modda iken mermilerin azalmaz. Ruhani mod seviye başına 2 saniye sürer.</text:p>
          </table:table-cell>
          <table:table-cell table:style-name="ce2" office:value-type="string" calcext:value-type="string">
            <text:p>Toutes les 50 ennemis tués, votre arme entre en état éthéré. Pendant l'état éthéré, votre arme ne consomme pas de munitions. L'état éthéré dure 2 secondes par rang.</text:p>
          </table:table-cell>
          <table:table-cell table:number-columns-repeated="2" table:style-name="ce2" office:value-type="string" calcext:value-type="string">
            <text:p>A cada 50 abates, a sua arma entra no estado Etéreo. Enquanto estiver nesse estado, sua arma não consome munição. Etéreo dura +2 segundos por nível.</text:p>
          </table:table-cell>
          <table:table-cell table:style-name="ce2" office:value-type="string" calcext:value-type="string">
            <text:p>50마리의 적을 처치할 때마다 총이 천상의 상태가 되어 탄환이 소모되지 않습니다.&lt;br&gt;천상의 상태 지속시간 증가 (랭크 당 +2초)</text:p>
          </table:table-cell>
          <table:table-cell table:style-name="ce2" office:value-type="string" calcext:value-type="string">
            <text:p>Minden 50. ölés után, a fegyvered éteri állapotba kerül. Míg ebben az állapotban van, nem fogyaszt lőszert, és ez 2 másodpercig tart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ourage</text:p>
          </table:table-cell>
          <table:table-cell table:style-name="ce2" office:value-type="string" calcext:value-type="string">
            <text:p>勇気</text:p>
          </table:table-cell>
          <table:table-cell table:style-name="ce2" office:value-type="string" calcext:value-type="string">
            <text:p>勇气</text:p>
          </table:table-cell>
          <table:table-cell table:style-name="ce2" office:value-type="string" calcext:value-type="string">
            <text:p>勇氣</text:p>
          </table:table-cell>
          <table:table-cell table:style-name="ce2" office:value-type="string" calcext:value-type="string">
            <text:p>Храбрость</text:p>
          </table:table-cell>
          <table:table-cell table:number-columns-repeated="2" table:style-name="ce2" office:value-type="string" calcext:value-type="string">
            <text:p>Coraje</text:p>
          </table:table-cell>
          <table:table-cell table:style-name="ce2" office:value-type="string" calcext:value-type="string">
            <text:p>Mut</text:p>
          </table:table-cell>
          <table:table-cell table:style-name="ce2" office:value-type="string" calcext:value-type="string">
            <text:p>Odwaga</text:p>
          </table:table-cell>
          <table:table-cell table:style-name="ce2" office:value-type="string" calcext:value-type="string">
            <text:p>Coraggio</text:p>
          </table:table-cell>
          <table:table-cell table:style-name="ce2" office:value-type="string" calcext:value-type="string">
            <text:p>Cesaret</text:p>
          </table:table-cell>
          <table:table-cell table:style-name="ce2" office:value-type="string" calcext:value-type="string">
            <text:p>Courage</text:p>
          </table:table-cell>
          <table:table-cell table:number-columns-repeated="2" table:style-name="ce2" office:value-type="string" calcext:value-type="string">
            <text:p>Coragem</text:p>
          </table:table-cell>
          <table:table-cell table:style-name="ce2" office:value-type="string" calcext:value-type="string">
            <text:p>용기</text:p>
          </table:table-cell>
          <table:table-cell table:style-name="ce2" office:value-type="string" calcext:value-type="string">
            <text:p>Bátorsá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Knockback enemies after reloading. Reload Rate +2% per rank.</text:p>
          </table:table-cell>
          <table:table-cell table:style-name="ce2" office:value-type="string" calcext:value-type="string">
            <text:p>リロード速度上昇(ランクごとに+2%)、リロード後は敵を撃退できる。</text:p>
          </table:table-cell>
          <table:table-cell table:style-name="ce2" office:value-type="string" calcext:value-type="string">
            <text:p>换弹速度提升（+2%/阶），换弹后可击退敌人。</text:p>
          </table:table-cell>
          <table:table-cell table:style-name="ce2" office:value-type="string" calcext:value-type="string">
            <text:p>換彈速度提升（+2%/級），換彈後可擊退敵人</text:p>
          </table:table-cell>
          <table:table-cell table:style-name="ce2" office:value-type="string" calcext:value-type="string">
            <text:p>Отбрасывает врагов после перезарядки. Скорость перезарядки увеличивается на 2% за уровень умения.</text:p>
          </table:table-cell>
          <table:table-cell table:number-columns-repeated="2" table:style-name="ce2" office:value-type="string" calcext:value-type="string">
            <text:p>Empuja enemigos luego de recargar. El Tiempo de Recarga es de +2% por rango.</text:p>
          </table:table-cell>
          <table:table-cell table:style-name="ce2" office:value-type="string" calcext:value-type="string">
            <text:p>Stoße Gegner zurück, nachdem du nachgeladen hast. Nachladegeschwindigkeit +2% pro Rang.</text:p>
          </table:table-cell>
          <table:table-cell table:style-name="ce2" office:value-type="string" calcext:value-type="string">
            <text:p>Odrzuć przeciwników po przeładowaniu. Prędkość Przeładowania wzrasta o +2% na rangę.</text:p>
          </table:table-cell>
          <table:table-cell table:style-name="ce2" office:value-type="string" calcext:value-type="string">
            <text:p>Dopo aver ricaricato, i nemici subiscono un contraccolpo. Velocità di Ricarica aumenta del 2% per livello.</text:p>
          </table:table-cell>
          <table:table-cell table:style-name="ce2" office:value-type="string" calcext:value-type="string">
            <text:p>Şarjörünü doldururken düşmanları geri iter. Şarjör doldurma hızı seviye başına %2 artar.</text:p>
          </table:table-cell>
          <table:table-cell table:style-name="ce2" office:value-type="string" calcext:value-type="string">
            <text:p>Confère un effet de recul sur les ennemis après avoir rechargé. Taux de rechargement +2% par rang.</text:p>
          </table:table-cell>
          <table:table-cell table:number-columns-repeated="2" table:style-name="ce2" office:value-type="string" calcext:value-type="string">
            <text:p>Empurra os inimigos após recarregar. Sua Taxa de Recarga é aumentada em +2% por nível.</text:p>
          </table:table-cell>
          <table:table-cell table:style-name="ce2" office:value-type="string" calcext:value-type="string">
            <text:p>재장전할 때마다 주위의 적을 밀쳐냅니다.&lt;br&gt;재장전 속도 증가 (랭크 당 +2%)</text:p>
          </table:table-cell>
          <table:table-cell table:style-name="ce2" office:value-type="string" calcext:value-type="string">
            <text:p>Lökd vissza az ellenfeleket miután újratöltessz. Újratöltési Idő 2%-al rövidebb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Vigilance</text:p>
          </table:table-cell>
          <table:table-cell table:number-columns-repeated="3" table:style-name="ce2" office:value-type="string" calcext:value-type="string">
            <text:p>警戒</text:p>
          </table:table-cell>
          <table:table-cell table:style-name="ce2" office:value-type="string" calcext:value-type="string">
            <text:p>Бдительность</text:p>
          </table:table-cell>
          <table:table-cell table:number-columns-repeated="2" table:style-name="ce2" office:value-type="string" calcext:value-type="string">
            <text:p>Vigilancia</text:p>
          </table:table-cell>
          <table:table-cell table:style-name="ce2" office:value-type="string" calcext:value-type="string">
            <text:p>Wachsamkeit</text:p>
          </table:table-cell>
          <table:table-cell table:style-name="ce2" office:value-type="string" calcext:value-type="string">
            <text:p>Czujność</text:p>
          </table:table-cell>
          <table:table-cell table:style-name="ce2" office:value-type="string" calcext:value-type="string">
            <text:p>Vigilante</text:p>
          </table:table-cell>
          <table:table-cell table:style-name="ce2" office:value-type="string" calcext:value-type="string">
            <text:p>Uyanıklık</text:p>
          </table:table-cell>
          <table:table-cell table:style-name="ce2" office:value-type="string" calcext:value-type="string">
            <text:p>Vigilance</text:p>
          </table:table-cell>
          <table:table-cell table:number-columns-repeated="2" table:style-name="ce2" office:value-type="string" calcext:value-type="string">
            <text:p>Vigilância</text:p>
          </table:table-cell>
          <table:table-cell table:style-name="ce2" office:value-type="string" calcext:value-type="string">
            <text:p>경계</text:p>
          </table:table-cell>
          <table:table-cell table:style-name="ce2" office:value-type="string" calcext:value-type="string">
            <text:p>Ébersé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Vision Range and Pickup Range +3% per rank.</text:p>
          </table:table-cell>
          <table:table-cell table:style-name="ce2" office:value-type="string" calcext:value-type="string">
            <text:p>視野範囲、拾い範囲拡大（ランクごとに+3%）</text:p>
          </table:table-cell>
          <table:table-cell table:style-name="ce2" office:value-type="string" calcext:value-type="string">
            <text:p>可视范围和拾取范围扩大（+3%/阶）。</text:p>
          </table:table-cell>
          <table:table-cell table:style-name="ce2" office:value-type="string" calcext:value-type="string">
            <text:p>可視範圍和拾取範圍擴大（+3%/級）</text:p>
          </table:table-cell>
          <table:table-cell table:style-name="ce2" office:value-type="string" calcext:value-type="string">
            <text:p>Дальность обзора и подбора увеличивается на 3% за уровень умения.</text:p>
          </table:table-cell>
          <table:table-cell table:number-columns-repeated="2" table:style-name="ce2" office:value-type="string" calcext:value-type="string">
            <text:p>Rango de Visión y Rango de Recogida +3% por rango.</text:p>
          </table:table-cell>
          <table:table-cell table:style-name="ce2" office:value-type="string" calcext:value-type="string">
            <text:p>Sichtweite und Reichweite +3% pro Rang.</text:p>
          </table:table-cell>
          <table:table-cell table:style-name="ce2" office:value-type="string" calcext:value-type="string">
            <text:p>Zasięg Widzenia i Podnoszenia wzrasta o +3% na rangę.</text:p>
          </table:table-cell>
          <table:table-cell table:style-name="ce2" office:value-type="string" calcext:value-type="string">
            <text:p>Raggio di Visione e Raggio di Raccolta aumentano del 3% per livello.</text:p>
          </table:table-cell>
          <table:table-cell table:style-name="ce2" office:value-type="string" calcext:value-type="string">
            <text:p>Görüş menzili ve Yerden alma menzili Rün Seviyesi başına %3 artar.</text:p>
          </table:table-cell>
          <table:table-cell table:style-name="ce2" office:value-type="string" calcext:value-type="string">
            <text:p>Portée de la Vision et portée de ramassage +3% par rang.</text:p>
          </table:table-cell>
          <table:table-cell table:number-columns-repeated="2" table:style-name="ce2" office:value-type="string" calcext:value-type="string">
            <text:p>Alcance da Visão e Alcance da Coleta aumentados em +3% por nível.</text:p>
          </table:table-cell>
          <table:table-cell table:style-name="ce2" office:value-type="string" calcext:value-type="string">
            <text:p>시야 범위 및 XP 획득 범위 증가 (랭크 당 +3%)</text:p>
          </table:table-cell>
          <table:table-cell table:style-name="ce2" office:value-type="string" calcext:value-type="string">
            <text:p>A Látókör és Gyűjtótávolság megnő 3%-al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enacity</text:p>
          </table:table-cell>
          <table:table-cell table:style-name="ce2" office:value-type="string" calcext:value-type="string">
            <text:p>執念</text:p>
          </table:table-cell>
          <table:table-cell table:style-name="ce2" office:value-type="string" calcext:value-type="string">
            <text:p>坚毅</text:p>
          </table:table-cell>
          <table:table-cell table:style-name="ce2" office:value-type="string" calcext:value-type="string">
            <text:p>堅毅</text:p>
          </table:table-cell>
          <table:table-cell table:style-name="ce2" office:value-type="string" calcext:value-type="string">
            <text:p>Упорство</text:p>
          </table:table-cell>
          <table:table-cell table:number-columns-repeated="2" table:style-name="ce2" office:value-type="string" calcext:value-type="string">
            <text:p>Tenacidad</text:p>
          </table:table-cell>
          <table:table-cell table:style-name="ce2" office:value-type="string" calcext:value-type="string">
            <text:p>Hartnäckigkeit</text:p>
          </table:table-cell>
          <table:table-cell table:style-name="ce2" office:value-type="string" calcext:value-type="string">
            <text:p>Wytrwałość</text:p>
          </table:table-cell>
          <table:table-cell table:style-name="ce2" office:value-type="string" calcext:value-type="string">
            <text:p>Tenacità</text:p>
          </table:table-cell>
          <table:table-cell table:style-name="ce2" office:value-type="string" calcext:value-type="string">
            <text:p>Azim</text:p>
          </table:table-cell>
          <table:table-cell table:style-name="ce2" office:value-type="string" calcext:value-type="string">
            <text:p>Tenacité</text:p>
          </table:table-cell>
          <table:table-cell table:number-columns-repeated="2" table:style-name="ce2" office:value-type="string" calcext:value-type="string">
            <text:p>Tenacidade</text:p>
          </table:table-cell>
          <table:table-cell table:style-name="ce2" office:value-type="string" calcext:value-type="string">
            <text:p>집념</text:p>
          </table:table-cell>
          <table:table-cell table:style-name="ce2" office:value-type="string" calcext:value-type="string">
            <text:p>Szívóssá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your HP is at or below half of your Max HP, gain Fire Rate and Knockback +3% per rank.</text:p>
          </table:table-cell>
          <table:table-cell table:style-name="ce2" office:value-type="string" calcext:value-type="string">
            <text:p>HPが半分以下の時、発射速度とノックバック距離が増加（ランクごとに+3%）</text:p>
          </table:table-cell>
          <table:table-cell table:style-name="ce2" office:value-type="string" calcext:value-type="string">
            <text:p>当你的血量低于等于半血时，射速和击退距离将提升（+3%/阶）</text:p>
          </table:table-cell>
          <table:table-cell table:style-name="ce2" office:value-type="string" calcext:value-type="string">
            <text:p>當你的血量低於於等於半血時，射速和擊退距離將提升（+3%/級）</text:p>
          </table:table-cell>
          <table:table-cell table:style-name="ce2" office:value-type="string" calcext:value-type="string">
            <text:p>Когда здоровья равно или меньше половины, скорость перезарядки и отброс увеличиваются на 3% за уровень умения.</text:p>
          </table:table-cell>
          <table:table-cell table:number-columns-repeated="2" table:style-name="ce2" office:value-type="string" calcext:value-type="string">
            <text:p>Cuando tus PS son igual o más bajos que tus PS max. gana Cadencia de Disparo y Empuje un +3% por rango.</text:p>
          </table:table-cell>
          <table:table-cell table:style-name="ce2" office:value-type="string" calcext:value-type="string">
            <text:p>Erhalte +3% Feuerrate und Rückstoß pro Level, wenn du die Hälfte oder weniger Lebenspunkte hast.</text:p>
          </table:table-cell>
          <table:table-cell table:style-name="ce2" office:value-type="string" calcext:value-type="string">
            <text:p>Kiedy twoje HP jest równe połowie lub poniżej połowy twojego maksymalnego HP, zwiększ Szybkostrzelność i Odrzut o +3% na rangę.</text:p>
          </table:table-cell>
          <table:table-cell table:style-name="ce2" office:value-type="string" calcext:value-type="string">
            <text:p>Quando i tuoi HP sono sotto la metà degli HP massimi, guadagna il 3% di Rateo di Fuoco e Contraccolpo per livello.</text:p>
          </table:table-cell>
          <table:table-cell table:style-name="ce2" office:value-type="string" calcext:value-type="string">
            <text:p>Canın yarıdan az olduğu zaman Rün Seviyesi başına %3 Atış hızı ve Geri itiş kazanırsın.</text:p>
          </table:table-cell>
          <table:table-cell table:style-name="ce2" office:value-type="string" calcext:value-type="string">
            <text:p>Lorsque vos PV sont égaux ou inférieurs à la moitié de vos PV max, gagnez une vitesse de tir et un effet de recul de +3% par rang.</text:p>
          </table:table-cell>
          <table:table-cell table:number-columns-repeated="2" table:style-name="ce2" office:value-type="string" calcext:value-type="string">
            <text:p>Enquanto os seus PV estiverem na metade, ou abaixo do máximo, ganhe Taxa de Disparo e Empurrão +3% por nível.</text:p>
          </table:table-cell>
          <table:table-cell table:style-name="ce2" office:value-type="string" calcext:value-type="string">
            <text:p>HP가 절반 이하일 때 연사 속도 및 넉백 효과 증가 (+3%)</text:p>
          </table:table-cell>
          <table:table-cell table:style-name="ce2" office:value-type="string" calcext:value-type="string">
            <text:p>Amikor a maximum Életerőd felénél vagy, a Tűzelési Sebesség és Visszalökés +3%-al megnő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lemental Shield</text:p>
          </table:table-cell>
          <table:table-cell table:style-name="ce2" office:value-type="string" calcext:value-type="string">
            <text:p>エレメンタルシールド</text:p>
          </table:table-cell>
          <table:table-cell table:style-name="ce2" office:value-type="string" calcext:value-type="string">
            <text:p>元素庇护</text:p>
          </table:table-cell>
          <table:table-cell table:style-name="ce2" office:value-type="string" calcext:value-type="string">
            <text:p>元素庇護</text:p>
          </table:table-cell>
          <table:table-cell table:style-name="ce2" office:value-type="string" calcext:value-type="string">
            <text:p>Щит стихий</text:p>
          </table:table-cell>
          <table:table-cell table:number-columns-repeated="2" table:style-name="ce2" office:value-type="string" calcext:value-type="string">
            <text:p>Escudo Elemental</text:p>
          </table:table-cell>
          <table:table-cell table:style-name="ce2" office:value-type="string" calcext:value-type="string">
            <text:p>Elementares Schild</text:p>
          </table:table-cell>
          <table:table-cell table:style-name="ce2" office:value-type="string" calcext:value-type="string">
            <text:p>Żywiołowa Tarcza</text:p>
          </table:table-cell>
          <table:table-cell table:style-name="ce2" office:value-type="string" calcext:value-type="string">
            <text:p>Scudo Elementale</text:p>
          </table:table-cell>
          <table:table-cell table:style-name="ce2" office:value-type="string" calcext:value-type="string">
            <text:p>Elemental Kalkan</text:p>
          </table:table-cell>
          <table:table-cell table:style-name="ce2" office:value-type="string" calcext:value-type="string">
            <text:p>Bouclier élémentaire</text:p>
          </table:table-cell>
          <table:table-cell table:number-columns-repeated="2" table:style-name="ce2" office:value-type="string" calcext:value-type="string">
            <text:p>Escudo Elemental</text:p>
          </table:table-cell>
          <table:table-cell table:style-name="ce2" office:value-type="string" calcext:value-type="string">
            <text:p>원소 보호막</text:p>
          </table:table-cell>
          <table:table-cell table:style-name="ce2" office:value-type="string" calcext:value-type="string">
            <text:p>Elemi Pajz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fter inflicting Freeze or Burn 50 times, gain Invincibility for 1 second per rank.</text:p>
          </table:table-cell>
          <table:table-cell table:style-name="ce2" office:value-type="string" calcext:value-type="string">
            <text:p>燃焼や凍結を50回与えた後、短時間の無敵効果を得られる（ランクごとに+1%）</text:p>
          </table:table-cell>
          <table:table-cell table:style-name="ce2" office:value-type="string" calcext:value-type="string">
            <text:p>造成50次燃烧或者冰冻后，获得短暂的无敌效果（+1秒/阶）</text:p>
          </table:table-cell>
          <table:table-cell table:style-name="ce2" office:value-type="string" calcext:value-type="string">
            <text:p>造成50次燃燒或者冰凍後，獲得短暫的無敵效果（+1秒/級）</text:p>
          </table:table-cell>
          <table:table-cell table:style-name="ce2" office:value-type="string" calcext:value-type="string">
            <text:p>После приминения заморозки и поджога 50 раз, получить неуязвимость на 1 секунду за уровень умения.</text:p>
          </table:table-cell>
          <table:table-cell table:number-columns-repeated="2" table:style-name="ce2" office:value-type="string" calcext:value-type="string">
            <text:p>Luego de inflingir Congelar o Quemar 50 veces, gana Invencibildiad por 1s cada rango.</text:p>
          </table:table-cell>
          <table:table-cell table:style-name="ce2" office:value-type="string" calcext:value-type="string">
            <text:p>Nachdem du Frost oder Brand 50 mal verursacht hast, erhalte Unbesiegbarkeit für 1 Sekunde pro Level.</text:p>
          </table:table-cell>
          <table:table-cell table:style-name="ce2" office:value-type="string" calcext:value-type="string">
            <text:p>Po Podpaleniu lub Zamrożeniu 50 razy, zyskaj efekt Nietykalność na 1 sekundę na rangę.</text:p>
          </table:table-cell>
          <table:table-cell table:style-name="ce2" office:value-type="string" calcext:value-type="string">
            <text:p>Dopo aver inflitto Bruciatura o Gelo 50 volte, diventa Invincibile per 1 secondo per livello</text:p>
          </table:table-cell>
          <table:table-cell table:style-name="ce2" office:value-type="string" calcext:value-type="string">
            <text:p>Düşmanlara 50 kere Dondurma ya da Yakma etkisi altına aldığında Rün Seviyesi başına 1 saniye ölümsüzlük sağlar.</text:p>
          </table:table-cell>
          <table:table-cell table:style-name="ce2" office:value-type="string" calcext:value-type="string">
            <text:p>Après avoir infligé Gel ou Brûlure 50 fois, gagne Invincibilité pendant 1 seconde par rang.</text:p>
          </table:table-cell>
          <table:table-cell table:number-columns-repeated="2" table:style-name="ce2" office:value-type="string" calcext:value-type="string">
            <text:p>Após infligir Congelamento ou Queimação 50 vezes, ganhe invencibilidade por 1 segundo, por nível.</text:p>
          </table:table-cell>
          <table:table-cell table:style-name="ce2" office:value-type="string" calcext:value-type="string">
            <text:p>빙결 및 화염 공격을 50회 가할 때마다 무적 상태가 됩니다.&lt;br&gt;무적 상태 지속 시간 증가 (랭크 당 +1초)</text:p>
          </table:table-cell>
          <table:table-cell table:style-name="ce2" office:value-type="string" calcext:value-type="string">
            <text:p>Miután Megfagyasztol vagy Felgyújtassz ellenfeleket 50-szer, Halhatatlanná válsz 1 másodpercig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勢い</text:p>
          </table:table-cell>
          <table:table-cell table:style-name="ce2" office:value-type="string" calcext:value-type="string">
            <text:p>动力转换</text:p>
          </table:table-cell>
          <table:table-cell table:style-name="ce2" office:value-type="string" calcext:value-type="string">
            <text:p>動力</text:p>
          </table:table-cell>
          <table:table-cell table:style-name="ce2" office:value-type="string" calcext:value-type="string">
            <text:p>Моментум</text:p>
          </table:table-cell>
          <table:table-cell table:number-columns-repeated="4" table:style-name="ce2" office:value-type="string" calcext:value-type="string">
            <text:p>Momentum</text:p>
          </table:table-cell>
          <table:table-cell table:style-name="ce2" office:value-type="string" calcext:value-type="string">
            <text:p>Inerzia</text:p>
          </table:table-cell>
          <table:table-cell table:style-name="ce2" office:value-type="string" calcext:value-type="string">
            <text:p>İvme</text:p>
          </table:table-cell>
          <table:table-cell table:style-name="ce2" office:value-type="string" calcext:value-type="string">
            <text:p>Élan</text:p>
          </table:table-cell>
          <table:table-cell table:number-columns-repeated="2" table:style-name="ce2" office:value-type="string" calcext:value-type="string">
            <text:p>Impulso</text:p>
          </table:table-cell>
          <table:table-cell table:style-name="ce2" office:value-type="string" calcext:value-type="string">
            <text:p>가속</text:p>
          </table:table-cell>
          <table:table-cell table:style-name="ce2" office:value-type="string" calcext:value-type="string">
            <text:p>Lendüle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fter picking up XP, gain Move Speed +7% per rank for 1 second.</text:p>
          </table:table-cell>
          <table:table-cell table:style-name="ce2" office:value-type="string" calcext:value-type="string">
            <text:p>経験値を拾った後、1秒間の移動速度アップ（ランクごとに+7%）を得る。</text:p>
          </table:table-cell>
          <table:table-cell table:style-name="ce2" office:value-type="string" calcext:value-type="string">
            <text:p>拾取经验后，获得1秒移速提升（+7%/阶）。</text:p>
          </table:table-cell>
          <table:table-cell table:style-name="ce2" office:value-type="string" calcext:value-type="string">
            <text:p>拾取經驗後，獲得1秒移速提升（+7%/級）。</text:p>
          </table:table-cell>
          <table:table-cell table:style-name="ce2" office:value-type="string" calcext:value-type="string">
            <text:p>После подбора опыта увеличивает скорость движения на 7% за уровень умения.</text:p>
          </table:table-cell>
          <table:table-cell table:number-columns-repeated="2" table:style-name="ce2" office:value-type="string" calcext:value-type="string">
            <text:p>Luego de recoger EXP, gana Vel. de Movimiento +7% cada rango por 1s.</text:p>
          </table:table-cell>
          <table:table-cell table:style-name="ce2" office:value-type="string" calcext:value-type="string">
            <text:p>Erhalte +7% Bewegungsgeschwindigkeit pro Level für 1 Sekunde, nachdem du Erfahrungspunkte aufgesammelt hast.</text:p>
          </table:table-cell>
          <table:table-cell table:style-name="ce2" office:value-type="string" calcext:value-type="string">
            <text:p>Po podniesieniu XP, zyskaj +7% Prędkości Poruszania na rangę na 1 sekundę.</text:p>
          </table:table-cell>
          <table:table-cell table:style-name="ce2" office:value-type="string" calcext:value-type="string">
            <text:p>Dopo aver raccolto XP, guadagna il 7% di Velocità di Movimento per livello per 1 secondo.</text:p>
          </table:table-cell>
          <table:table-cell table:style-name="ce2" office:value-type="string" calcext:value-type="string">
            <text:p>Yerden beceri puanı aldığında 1 saniyeliğine Rün Seviyesi başına %7 Hareket Hızı kazanırsın.</text:p>
          </table:table-cell>
          <table:table-cell table:style-name="ce2" office:value-type="string" calcext:value-type="string">
            <text:p>Après avoir ramassé de l'XP, gagnez +7% de vitesse de déplacement par rang pendant 1 seconde.</text:p>
          </table:table-cell>
          <table:table-cell table:number-columns-repeated="2" table:style-name="ce2" office:value-type="string" calcext:value-type="string">
            <text:p>Após coletar EXP, ganhe Velocidade de Movimento +7% por nível por 1 segundo.</text:p>
          </table:table-cell>
          <table:table-cell table:style-name="ce2" office:value-type="string" calcext:value-type="string">
            <text:p>XP를 획득할 때마다 1초간 이동 속도 증가 (랭크 당 +7%)</text:p>
          </table:table-cell>
          <table:table-cell table:style-name="ce2" office:value-type="string" calcext:value-type="string">
            <text:p>Miután felveszel egy Tapasztalat Pontot, szerzel +7% sebességet szintenként, egy másodpercig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eismic Ward</text:p>
          </table:table-cell>
          <table:table-cell table:style-name="ce2" office:value-type="string" calcext:value-type="string">
            <text:p>インパクトガード</text:p>
          </table:table-cell>
          <table:table-cell table:style-name="ce2" office:value-type="string" calcext:value-type="string">
            <text:p>冲击守卫</text:p>
          </table:table-cell>
          <table:table-cell table:style-name="ce2" office:value-type="string" calcext:value-type="string">
            <text:p>衝擊守衛</text:p>
          </table:table-cell>
          <table:table-cell table:style-name="ce2" office:value-type="string" calcext:value-type="string">
            <text:p>Землетрясение</text:p>
          </table:table-cell>
          <table:table-cell table:number-columns-repeated="2" table:style-name="ce2" office:value-type="string" calcext:value-type="string">
            <text:p>Guardián Sismico</text:p>
          </table:table-cell>
          <table:table-cell table:style-name="ce2" office:value-type="string" calcext:value-type="string">
            <text:p>Seismische Totems</text:p>
          </table:table-cell>
          <table:table-cell table:style-name="ce2" office:value-type="string" calcext:value-type="string">
            <text:p>Seismiczny Oddział</text:p>
          </table:table-cell>
          <table:table-cell table:style-name="ce2" office:value-type="string" calcext:value-type="string">
            <text:p>Lume Sismico</text:p>
          </table:table-cell>
          <table:table-cell table:style-name="ce2" office:value-type="string" calcext:value-type="string">
            <text:p>Sismik Koğuş</text:p>
          </table:table-cell>
          <table:table-cell table:style-name="ce2" office:value-type="string" calcext:value-type="string">
            <text:p>Garde Sismique</text:p>
          </table:table-cell>
          <table:table-cell table:number-columns-repeated="2" table:style-name="ce2" office:value-type="string" calcext:value-type="string">
            <text:p>Proteção Sísmica</text:p>
          </table:table-cell>
          <table:table-cell table:style-name="ce2" office:value-type="string" calcext:value-type="string">
            <text:p>지진 와드</text:p>
          </table:table-cell>
          <table:table-cell table:style-name="ce2" office:value-type="string" calcext:value-type="string">
            <text:p>Szeizmikus Védelem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2 Seismic Wards that knocks back nearby enemy every 10 seconds. Seismic Wards' ability activates 1 second faster per rank.</text:p>
          </table:table-cell>
          <table:table-cell table:style-name="ce2" office:value-type="string" calcext:value-type="string">
            <text:p>10秒ごとに近くの敵をノックバックできるインパクトガードを2体召喚。（ランクごとに発動間隔-1秒）</text:p>
          </table:table-cell>
          <table:table-cell table:style-name="ce2" office:value-type="string" calcext:value-type="string">
            <text:p>召唤2个冲击守卫，每10秒会击退附近敌人，每阶减少1秒CD。</text:p>
          </table:table-cell>
          <table:table-cell table:style-name="ce2" office:value-type="string" calcext:value-type="string">
            <text:p>召喚2個衝擊守衛，每10秒會擊退附近敵人，每級減1秒CD。</text:p>
          </table:table-cell>
          <table:table-cell table:style-name="ce2" office:value-type="string" calcext:value-type="string">
            <text:p>Призыв 2ух Сейсмических сторожей, которые отбрасывают ближайших врагов каждые 10 секунд. Способность длится 1 секунду за уровень умения.</text:p>
          </table:table-cell>
          <table:table-cell table:number-columns-repeated="2" table:style-name="ce2" office:value-type="string" calcext:value-type="string">
            <text:p>Invoca 2 Guardianes Sismicos que empujen enemigos cercanos cada 10s. La habilidad se activa 1s más rápido por cada rango.</text:p>
          </table:table-cell>
          <table:table-cell table:style-name="ce2" office:value-type="string" calcext:value-type="string">
            <text:p>Beschwöre 2 Seismische Totems, die nahe Gegner alle 10 Sekunden zurückstoßen. Fähigkeiten der Seismischen Totems aktivieren sich eine Sekunde schneller pro Rang.</text:p>
          </table:table-cell>
          <table:table-cell table:style-name="ce2" office:value-type="string" calcext:value-type="string">
            <text:p>Przywołaj 2 Głazy, które odrzucają pobliskich przeciwników co 10 sekund. Umiejętność Sejsmicznego Oddziału aktywuje się 1 sekundę szybciej na rangę.</text:p>
          </table:table-cell>
          <table:table-cell table:style-name="ce2" office:value-type="string" calcext:value-type="string">
            <text:p>Evoca 2 Lumi Sismici che allontanano i nemici vicini ogni 10 secondi. L'abilità del Lume Sismico si attiva 1 secondo più velocemente per livello.</text:p>
          </table:table-cell>
          <table:table-cell table:style-name="ce2" office:value-type="string" calcext:value-type="string">
            <text:p>10 saniyeliğine düşmanları geri iten 2 adet Sismik Koğuş çağırır. Rün Seviyesi başına 1 saniye daha hızlı aktif olur.</text:p>
          </table:table-cell>
          <table:table-cell table:style-name="ce2" office:value-type="string" calcext:value-type="string">
            <text:p>Invoque 2 Gardes Sismiques qui repoussent les ennemis proches toutes les 10 secondes. La capacité des Gardes Sismiques s'active 1 seconde plus vite par rang.</text:p>
          </table:table-cell>
          <table:table-cell table:number-columns-repeated="2" table:style-name="ce2" office:value-type="string" calcext:value-type="string">
            <text:p>Conjura 2 Proteções Sísmicas que empurram os inimigos a cada 10 segundos. A habilidade da Proteção Sísmica ativa 1 segundo mais rápido por nível.</text:p>
          </table:table-cell>
          <table:table-cell table:style-name="ce2" office:value-type="string" calcext:value-type="string">
            <text:p>10초마다 주변의 적을 밀쳐내는 2개의 지진 와드를 소환합니다.&lt;br&gt;지진 와드 소환 쿨타임 감소 (랭크 당 -1초)</text:p>
          </table:table-cell>
          <table:table-cell table:style-name="ce2" office:value-type="string" calcext:value-type="string">
            <text:p>Megidézel 2 Szeizmikus Őrszemet amik hátralöknek ellenfeleket 10 másodpercenként. Szintenként 1 másodpercel hamarabb történik meg ez a hatás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lessing</text:p>
          </table:table-cell>
          <table:table-cell table:style-name="ce2" office:value-type="string" calcext:value-type="string">
            <text:p>祝福</text:p>
          </table:table-cell>
          <table:table-cell table:style-name="ce2" office:value-type="string" calcext:value-type="string">
            <text:p>虔诚</text:p>
          </table:table-cell>
          <table:table-cell table:style-name="ce2" office:value-type="string" calcext:value-type="string">
            <text:p>虔誠</text:p>
          </table:table-cell>
          <table:table-cell table:style-name="ce2" office:value-type="string" calcext:value-type="string">
            <text:p>Благословение</text:p>
          </table:table-cell>
          <table:table-cell table:number-columns-repeated="2" table:style-name="ce2" office:value-type="string" calcext:value-type="string">
            <text:p>Bendición</text:p>
          </table:table-cell>
          <table:table-cell table:style-name="ce2" office:value-type="string" calcext:value-type="string">
            <text:p>Segen</text:p>
          </table:table-cell>
          <table:table-cell table:style-name="ce2" office:value-type="string" calcext:value-type="string">
            <text:p>Błogosławieństwo</text:p>
          </table:table-cell>
          <table:table-cell table:style-name="ce2" office:value-type="string" calcext:value-type="string">
            <text:p>Benedizione</text:p>
          </table:table-cell>
          <table:table-cell table:style-name="ce2" office:value-type="string" calcext:value-type="string">
            <text:p>Kutsama</text:p>
          </table:table-cell>
          <table:table-cell table:style-name="ce2" office:value-type="string" calcext:value-type="string">
            <text:p>Bénédiction</text:p>
          </table:table-cell>
          <table:table-cell table:number-columns-repeated="2" table:style-name="ce2" office:value-type="string" calcext:value-type="string">
            <text:p>Bênção</text:p>
          </table:table-cell>
          <table:table-cell table:style-name="ce2" office:value-type="string" calcext:value-type="string">
            <text:p>축복</text:p>
          </table:table-cell>
          <table:table-cell table:style-name="ce2" office:value-type="string" calcext:value-type="string">
            <text:p>Áld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tart the game with Holy Shield. Reduce Holy Shield's regeration time by 5 seconds per rank.</text:p>
          </table:table-cell>
          <table:table-cell table:style-name="ce2" office:value-type="string" calcext:value-type="string">
            <text:p>スタートから「聖なるバリア」を得る。バリアの再生時間がランクごとに‐5秒。</text:p>
          </table:table-cell>
          <table:table-cell table:style-name="ce2" office:value-type="string" calcext:value-type="string">
            <text:p>开局获得能力“信仰守护”，每阶将减少5秒“信仰守护”的再生时间.</text:p>
          </table:table-cell>
          <table:table-cell table:style-name="ce2" office:value-type="string" calcext:value-type="string">
            <text:p>開局獲得能力“信仰守護”，每級將減少5秒“信仰守護”的再生時間.</text:p>
          </table:table-cell>
          <table:table-cell table:style-name="ce2" office:value-type="string" calcext:value-type="string">
            <text:p>Начинает игру со Святым щитом, время восстановления которого уменьшается на 5 секунд за уровень умения.</text:p>
          </table:table-cell>
          <table:table-cell table:number-columns-repeated="2" table:style-name="ce2" office:value-type="string" calcext:value-type="string">
            <text:p>Empieza el juego con Escudo Santo. Reduciendo el tiempo de regeneración de Escudo Santo en 5s por rango.</text:p>
          </table:table-cell>
          <table:table-cell table:style-name="ce2" office:value-type="string" calcext:value-type="string">
            <text:p>Starte das Spiel mit dem Heiligen Schild. Verringere die Regenerationszeit vom Heiligen Schild um 5 Sekunden pro Rang.</text:p>
          </table:table-cell>
          <table:table-cell table:style-name="ce2" office:value-type="string" calcext:value-type="string">
            <text:p>Rozpocznij grę z Boską Tarczą. Zredukuj czas regeneracji Boskiej Tarczy o 5 sekund na rangę.</text:p>
          </table:table-cell>
          <table:table-cell table:style-name="ce2" office:value-type="string" calcext:value-type="string">
            <text:p>Inizia la partita equipaggiando Scudo Sacro, e riducine il tempo di rigenerazione di 5 secondi per livello.</text:p>
          </table:table-cell>
          <table:table-cell table:style-name="ce2" office:value-type="string" calcext:value-type="string">
            <text:p>Oyuna İlahi Kalkan ile başla. İlahi Kalkanın yenilenme süresini Rün Seviyesi başına 5 saniye azaltır.</text:p>
          </table:table-cell>
          <table:table-cell table:style-name="ce2" office:value-type="string" calcext:value-type="string">
            <text:p>Commencez la partie avec Bouclier Sacré. Réduit le temps de régénération du Bouclier Sacré de 5 secondes par rang.</text:p>
          </table:table-cell>
          <table:table-cell table:number-columns-repeated="2" table:style-name="ce2" office:value-type="string" calcext:value-type="string">
            <text:p>Começa o jogo com o Escudo Sagrado. Reduz o tempo de regeneração do Escudo Sagrado em 5 segundos por nível.</text:p>
          </table:table-cell>
          <table:table-cell table:style-name="ce2" office:value-type="string" calcext:value-type="string">
            <text:p>신성한 보호막 능력을 가지고 게임을 시작합니다.&lt;br&gt;보호막 재생 쿨타임 감소 (랭크 당 -5초)</text:p>
          </table:table-cell>
          <table:table-cell table:style-name="ce2" office:value-type="string" calcext:value-type="string">
            <text:p>Kezdd a játékot szent pajzzsal. Rövidítsd a pajzs regeneráció idejét 5 másodperccel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ealing</text:p>
          </table:table-cell>
          <table:table-cell table:style-name="ce2" office:value-type="string" calcext:value-type="string">
            <text:p>ヒーリング</text:p>
          </table:table-cell>
          <table:table-cell table:style-name="ce2" office:value-type="string" calcext:value-type="string">
            <text:p>以战养战</text:p>
          </table:table-cell>
          <table:table-cell table:style-name="ce2" office:value-type="string" calcext:value-type="string">
            <text:p>嗜血</text:p>
          </table:table-cell>
          <table:table-cell table:style-name="ce2" office:value-type="string" calcext:value-type="string">
            <text:p>Лечение</text:p>
          </table:table-cell>
          <table:table-cell table:number-columns-repeated="2" table:style-name="ce2" office:value-type="string" calcext:value-type="string">
            <text:p>Curación</text:p>
          </table:table-cell>
          <table:table-cell table:style-name="ce2" office:value-type="string" calcext:value-type="string">
            <text:p>Heilung</text:p>
          </table:table-cell>
          <table:table-cell table:style-name="ce2" office:value-type="string" calcext:value-type="string">
            <text:p>Leczenie</text:p>
          </table:table-cell>
          <table:table-cell table:style-name="ce2" office:value-type="string" calcext:value-type="string">
            <text:p>Guarigione</text:p>
          </table:table-cell>
          <table:table-cell table:style-name="ce2" office:value-type="string" calcext:value-type="string">
            <text:p>İyileşme</text:p>
          </table:table-cell>
          <table:table-cell table:style-name="ce2" office:value-type="string" calcext:value-type="string">
            <text:p>Soin</text:p>
          </table:table-cell>
          <table:table-cell table:number-columns-repeated="2" table:style-name="ce2" office:value-type="string" calcext:value-type="string">
            <text:p>Redenção</text:p>
          </table:table-cell>
          <table:table-cell table:style-name="ce2" office:value-type="string" calcext:value-type="string">
            <text:p>치유</text:p>
          </table:table-cell>
          <table:table-cell table:style-name="ce2" office:value-type="string" calcext:value-type="string">
            <text:p>Gyógyít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very 1500th enemy killed will drop an item that heals you for 1 HP. Reduce the threshold of enemies kills needed by 100 per rank.</text:p>
          </table:table-cell>
          <table:table-cell table:style-name="ce2" office:value-type="string" calcext:value-type="string">
            <text:p>敵を1500体倒すごとにハートを1個ドロップし、ランクごとに100体ずつ敷居が下がる。</text:p>
          </table:table-cell>
          <table:table-cell table:style-name="ce2" office:value-type="string" calcext:value-type="string">
            <text:p>每击杀1500个敌人，掉落1颗心，每升1阶减少100阈值。</text:p>
          </table:table-cell>
          <table:table-cell table:style-name="ce2" office:value-type="string" calcext:value-type="string">
            <text:p>每擊殺1500個敵人，掉落1顆心，每升1級減少100所需擊殺數量。</text:p>
          </table:table-cell>
          <table:table-cell table:style-name="ce2" office:value-type="string" calcext:value-type="string">
            <text:p>С каждого 1500-го убитого врага выпадет предмет, восстанавливающий 1 ОЗ. Количество необходимых убийств снижается на 100 за уровень умения.</text:p>
          </table:table-cell>
          <table:table-cell table:number-columns-repeated="2" table:style-name="ce2" office:value-type="string" calcext:value-type="string">
            <text:p>Cada 1500 enemigos muertos caerá un ítem que cura 1 PS. Reduce el límite de enemigos muertos necesarios por 100 cada rango.</text:p>
          </table:table-cell>
          <table:table-cell table:style-name="ce2" office:value-type="string" calcext:value-type="string">
            <text:p>Jeder 1500. getötete Gegner lässt einen Gegenstand fallen, der dich um einen Lebenspunkt heilt. Reduziere die Anzahl an getöteten Gegner, die gebraucht wird, um 100 pro Rang.</text:p>
          </table:table-cell>
          <table:table-cell table:style-name="ce2" office:value-type="string" calcext:value-type="string">
            <text:p>Co 1500 zabójstw, przeciwnik wyrzuci przedmiot, który leczy 1 HP. Zredukuj ilość wymaganych zabójstw o 100 na rangę.</text:p>
          </table:table-cell>
          <table:table-cell table:style-name="ce2" office:value-type="string" calcext:value-type="string">
            <text:p>Ogni 1500 nemici uccisi, raccogli dal terreno una guarigione di 1 HP. Riduci il numero di nemici necessari di 100 per livello.</text:p>
          </table:table-cell>
          <table:table-cell table:style-name="ce2" office:value-type="string" calcext:value-type="string">
            <text:p>Her 1500. düşman 1 can iyileştiren bir eşya bırakır. Rün Seviyesi başına öldürmen gereken düşman sayısı 100 düşer.</text:p>
          </table:table-cell>
          <table:table-cell table:style-name="ce2" office:value-type="string" calcext:value-type="string">
            <text:p>Chaque 1500ème ennemi tué laissera tomber un objet qui vous soigne de 1 PV. Réduit le seuil d'ennemis tués nécessaire de 100 par rang.</text:p>
          </table:table-cell>
          <table:table-cell table:number-columns-repeated="2" table:style-name="ce2" office:value-type="string" calcext:value-type="string">
            <text:p>A cada 1500 inimigos abatidos, surge um coração que restaura 1 PV. Reduz o limite de abates inimigos necessários em 100 a cada nível.</text:p>
          </table:table-cell>
          <table:table-cell table:style-name="ce2" office:value-type="string" calcext:value-type="string">
            <text:p>1500마리의 적을 죽일 때마다 HP가 하나 드롭됩니다.&lt;br&gt;처치해야 할 적의 수 감소 (랭크 당 -100마리)</text:p>
          </table:table-cell>
          <table:table-cell table:style-name="ce2" office:value-type="string" calcext:value-type="string">
            <text:p>Minden 1500. ellenfél amit megölsz dobni fog egy tárgyat ami visszatölt egy Életerőt. Csökkentsd a megölendő szörnyek számát százzal szin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ast Stand</text:p>
          </table:table-cell>
          <table:table-cell table:style-name="ce2" office:value-type="string" calcext:value-type="string">
            <text:p>最後の砦</text:p>
          </table:table-cell>
          <table:table-cell table:style-name="ce2" office:value-type="string" calcext:value-type="string">
            <text:p>背水一战</text:p>
          </table:table-cell>
          <table:table-cell table:style-name="ce2" office:value-type="string" calcext:value-type="string">
            <text:p>背水一戰</text:p>
          </table:table-cell>
          <table:table-cell table:style-name="ce2" office:value-type="string" calcext:value-type="string">
            <text:p>Последний вздох</text:p>
          </table:table-cell>
          <table:table-cell table:number-columns-repeated="2" table:style-name="ce2" office:value-type="string" calcext:value-type="string">
            <text:p>Última Resistencia</text:p>
          </table:table-cell>
          <table:table-cell table:style-name="ce2" office:value-type="string" calcext:value-type="string">
            <text:p>Letztes Gefecht</text:p>
          </table:table-cell>
          <table:table-cell table:style-name="ce2" office:value-type="string" calcext:value-type="string">
            <text:p>Ostatni Bastion</text:p>
          </table:table-cell>
          <table:table-cell table:style-name="ce2" office:value-type="string" calcext:value-type="string">
            <text:p>Ultima Sfida</text:p>
          </table:table-cell>
          <table:table-cell table:style-name="ce2" office:value-type="string" calcext:value-type="string">
            <text:p>Son Ayakta</text:p>
          </table:table-cell>
          <table:table-cell table:style-name="ce2" office:value-type="string" calcext:value-type="string">
            <text:p>Dernier Rempart</text:p>
          </table:table-cell>
          <table:table-cell table:number-columns-repeated="2" table:style-name="ce2" office:value-type="string" calcext:value-type="string">
            <text:p>Último Recurso</text:p>
          </table:table-cell>
          <table:table-cell table:style-name="ce2" office:value-type="string" calcext:value-type="string">
            <text:p>최후의 수단</text:p>
          </table:table-cell>
          <table:table-cell table:style-name="ce2" office:value-type="string" calcext:value-type="string">
            <text:p>Utolsó Harc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your HP drops to 1, gain Invincibility for 5 seconds per rank. Activates once per game.</text:p>
          </table:table-cell>
          <table:table-cell table:style-name="ce2" office:value-type="string" calcext:value-type="string">
            <text:p>HPが1になった時、ランクごとに+5秒の無敵状態を得る（1ゲームに1回のみ発動）</text:p>
          </table:table-cell>
          <table:table-cell table:style-name="ce2" office:value-type="string" calcext:value-type="string">
            <text:p>当你的生命值降至1时，获得短暂的无敌效果（+5秒/阶），每局只会生效一次。</text:p>
          </table:table-cell>
          <table:table-cell table:style-name="ce2" office:value-type="string" calcext:value-type="string">
            <text:p>當你的生命值降至1時，獲得短暫的無敵效果（+5秒/級），每局遊戲生效1次。</text:p>
          </table:table-cell>
          <table:table-cell table:style-name="ce2" office:value-type="string" calcext:value-type="string">
            <text:p>Когда ОЗ падает до 1, активируется неуязвимость на 5 секунд за уровень умения. Срабатывает 1 раз за игру.</text:p>
          </table:table-cell>
          <table:table-cell table:number-columns-repeated="2" table:style-name="ce2" office:value-type="string" calcext:value-type="string">
            <text:p>Cuando tus PS bajan a 1, ganas Invencibilidad por 5s cada rango. Se activa 1 vez por partida.</text:p>
          </table:table-cell>
          <table:table-cell table:style-name="ce2" office:value-type="string" calcext:value-type="string">
            <text:p>Wenn du nur noch einen Lebenspunkt übrig hast, erhalte Unbesiegbarkeit für 5 Sekunden pro Rang. Dies aktiviert sich nur einmal pro Spiel.</text:p>
          </table:table-cell>
          <table:table-cell table:style-name="ce2" office:value-type="string" calcext:value-type="string">
            <text:p>Kiedy twoje HP spada do 1, zyskaj Nietykalność na 5 sekund na rangę. Aktywuje się raz na grę.</text:p>
          </table:table-cell>
          <table:table-cell table:style-name="ce2" office:value-type="string" calcext:value-type="string">
            <text:p>Quando i tuoi HP scendono a 1, diventa Invincibile per 5 secondi per livello. Si attiva una volta per partita.</text:p>
          </table:table-cell>
          <table:table-cell table:style-name="ce2" office:value-type="string" calcext:value-type="string">
            <text:p>Can kaybettiğinde Rün Seviyesi başına 5 saniyeliğine ölümsüzlük kazan. Oyun başına 1 defa olur.</text:p>
          </table:table-cell>
          <table:table-cell table:style-name="ce2" office:value-type="string" calcext:value-type="string">
            <text:p>Lorsque vos PV tombent à 1, devenez invincible pendant 5 secondes par rang. S'active une fois par partie.</text:p>
          </table:table-cell>
          <table:table-cell table:number-columns-repeated="2" table:style-name="ce2" office:value-type="string" calcext:value-type="string">
            <text:p>Quando os seus PV caírem para 1, ganhe Invencibilidade por 5 segundos por nível. Ativa uma vez por partida.</text:p>
          </table:table-cell>
          <table:table-cell table:style-name="ce2" office:value-type="string" calcext:value-type="string">
            <text:p>HP가 1 남았을 때 무적 상태가 됩니다. 한 게임에 한 번만 발동됩니다.&lt;br&gt;무적 상태 지속 시간 증가 (랭크 당 +5초)</text:p>
          </table:table-cell>
          <table:table-cell table:style-name="ce2" office:value-type="string" calcext:value-type="string">
            <text:p>Amikor az Életerőd lecsökken egyre, halhatatlanságot szerzel 5 másodpercre szintenként. Egyszer működik egy menetben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rowth</text:p>
          </table:table-cell>
          <table:table-cell table:style-name="ce2" office:value-type="string" calcext:value-type="string">
            <text:p>成長</text:p>
          </table:table-cell>
          <table:table-cell table:style-name="ce2" office:value-type="string" calcext:value-type="string">
            <text:p>成长</text:p>
          </table:table-cell>
          <table:table-cell table:style-name="ce2" office:value-type="string" calcext:value-type="string">
            <text:p>成長</text:p>
          </table:table-cell>
          <table:table-cell table:style-name="ce2" office:value-type="string" calcext:value-type="string">
            <text:p>Рост</text:p>
          </table:table-cell>
          <table:table-cell table:number-columns-repeated="2" table:style-name="ce2" office:value-type="string" calcext:value-type="string">
            <text:p>Crecimiento</text:p>
          </table:table-cell>
          <table:table-cell table:style-name="ce2" office:value-type="string" calcext:value-type="string">
            <text:p>Wachstum</text:p>
          </table:table-cell>
          <table:table-cell table:style-name="ce2" office:value-type="string" calcext:value-type="string">
            <text:p>Wzrost</text:p>
          </table:table-cell>
          <table:table-cell table:style-name="ce2" office:value-type="string" calcext:value-type="string">
            <text:p>Crescita</text:p>
          </table:table-cell>
          <table:table-cell table:style-name="ce2" office:value-type="string" calcext:value-type="string">
            <text:p>Büyüme</text:p>
          </table:table-cell>
          <table:table-cell table:style-name="ce2" office:value-type="string" calcext:value-type="string">
            <text:p>Croissance</text:p>
          </table:table-cell>
          <table:table-cell table:number-columns-repeated="2" table:style-name="ce2" office:value-type="string" calcext:value-type="string">
            <text:p>Crescimento</text:p>
          </table:table-cell>
          <table:table-cell table:style-name="ce2" office:value-type="string" calcext:value-type="string">
            <text:p>성장</text:p>
          </table:table-cell>
          <table:table-cell table:style-name="ce2" office:value-type="string" calcext:value-type="string">
            <text:p>Növeked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 heal 1 HP every 5th level. Gain 4% more XP per rank.</text:p>
          </table:table-cell>
          <table:table-cell table:style-name="ce2" office:value-type="string" calcext:value-type="string">
            <text:p>5レベルごとにHPを1回復。ランクごとに獲得経験値が4%追加。</text:p>
          </table:table-cell>
          <table:table-cell table:style-name="ce2" office:value-type="string" calcext:value-type="string">
            <text:p>对局中，每升5级，恢复1点生命值，经验获取提升（+4%/阶）。</text:p>
          </table:table-cell>
          <table:table-cell table:style-name="ce2" office:value-type="string" calcext:value-type="string">
            <text:p>遊戲中，每升5級，恢復1點生命值，經驗獲取提升（+4%/級）</text:p>
          </table:table-cell>
          <table:table-cell table:style-name="ce2" office:value-type="string" calcext:value-type="string">
            <text:p>Восстанавливает 1 ОЗ каждые 5 уровней. Увеличивает получаемый опыт на 4% за уровень умения.</text:p>
          </table:table-cell>
          <table:table-cell table:number-columns-repeated="2" table:style-name="ce2" office:value-type="string" calcext:value-type="string">
            <text:p>Te curas 1 PS cada 5 niveles. Ganas 4% más de EXP por rango.</text:p>
          </table:table-cell>
          <table:table-cell table:style-name="ce2" office:value-type="string" calcext:value-type="string">
            <text:p>Du heilst dich für einen Lebenspunkt all 5 Level. Erhalte 4% mehr Erfahrungspunkte pro Rang.</text:p>
          </table:table-cell>
          <table:table-cell table:style-name="ce2" office:value-type="string" calcext:value-type="string">
            <text:p>Leczysz 1 HP co 5 poziomów. Zyskaj 4% więcej XP co rangę.</text:p>
          </table:table-cell>
          <table:table-cell table:style-name="ce2" office:value-type="string" calcext:value-type="string">
            <text:p>Curi 1 HP ogni 5 livelli. Guadagni il 4% di HP in più per livello.</text:p>
          </table:table-cell>
          <table:table-cell table:style-name="ce2" office:value-type="string" calcext:value-type="string">
            <text:p>Her 5 seviyede 1 can iyileşirsin. Rün Seviyesi başına %4 İlave Beceri Puanı kazanırsın.</text:p>
          </table:table-cell>
          <table:table-cell table:style-name="ce2" office:value-type="string" calcext:value-type="string">
            <text:p>Vous guérissez d'1 PV tous les 5ème niveau. Gagnez 4% d'XP en plus par rang.</text:p>
          </table:table-cell>
          <table:table-cell table:number-columns-repeated="2" table:style-name="ce2" office:value-type="string" calcext:value-type="string">
            <text:p>Você cura 1 PV a cada 5 níveis. Ganhe 4% a mais de EXP por nível.</text:p>
          </table:table-cell>
          <table:table-cell table:style-name="ce2" office:value-type="string" calcext:value-type="string">
            <text:p>매 5레벨마다 HP를 1 회복합니다. XP 획득량 증가 (랭크 당 +4%)</text:p>
          </table:table-cell>
          <table:table-cell table:style-name="ce2" office:value-type="string" calcext:value-type="string">
            <text:p>Kapsz egy Életerőt minden 5. szintnél. Szerezz 4% több Tapasztalat Ponto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uardian</text:p>
          </table:table-cell>
          <table:table-cell table:style-name="ce2" office:value-type="string" calcext:value-type="string">
            <text:p>ガーディアン</text:p>
          </table:table-cell>
          <table:table-cell table:style-name="ce2" office:value-type="string" calcext:value-type="string">
            <text:p>守护者</text:p>
          </table:table-cell>
          <table:table-cell table:style-name="ce2" office:value-type="string" calcext:value-type="string">
            <text:p>守護者</text:p>
          </table:table-cell>
          <table:table-cell table:style-name="ce2" office:value-type="string" calcext:value-type="string">
            <text:p>Защитник</text:p>
          </table:table-cell>
          <table:table-cell table:number-columns-repeated="2" table:style-name="ce2" office:value-type="string" calcext:value-type="string">
            <text:p>Guardián</text:p>
          </table:table-cell>
          <table:table-cell table:style-name="ce2" office:value-type="string" calcext:value-type="string">
            <text:p>Wächter</text:p>
          </table:table-cell>
          <table:table-cell table:style-name="ce2" office:value-type="string" calcext:value-type="string">
            <text:p>Strażnik</text:p>
          </table:table-cell>
          <table:table-cell table:style-name="ce2" office:value-type="string" calcext:value-type="string">
            <text:p>Custode</text:p>
          </table:table-cell>
          <table:table-cell table:style-name="ce2" office:value-type="string" calcext:value-type="string">
            <text:p>Gardiyan</text:p>
          </table:table-cell>
          <table:table-cell table:style-name="ce2" office:value-type="string" calcext:value-type="string">
            <text:p>Gardien</text:p>
          </table:table-cell>
          <table:table-cell table:number-columns-repeated="2" table:style-name="ce2" office:value-type="string" calcext:value-type="string">
            <text:p>Guardião</text:p>
          </table:table-cell>
          <table:table-cell table:style-name="ce2" office:value-type="string" calcext:value-type="string">
            <text:p>수호자</text:p>
          </table:table-cell>
          <table:table-cell table:style-name="ce2" office:value-type="string" calcext:value-type="string">
            <text:p>Védőszen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ny time you would take lethal damage, instead destroy one of your summons to prevent death. Can activate once per rank per game.</text:p>
          </table:table-cell>
          <table:table-cell table:style-name="ce2" office:value-type="string" calcext:value-type="string">
            <text:p>致命傷を受けた時、召喚物を1体生贄にして死を回避できる。ランクごとに1回、ゲーム中に効果を発動できる。</text:p>
          </table:table-cell>
          <table:table-cell table:style-name="ce2" office:value-type="string" calcext:value-type="string">
            <text:p>当你受到致命伤害时，牺牲1个召唤来抵挡此次伤害。每局中，每升1阶增加1次可生效次数。</text:p>
          </table:table-cell>
          <table:table-cell table:style-name="ce2" office:value-type="string" calcext:value-type="string">
            <text:p>當你受到致命傷害時，犧牲1個召喚避免死亡，每升1級增加1次遊戲中可生效次數。</text:p>
          </table:table-cell>
          <table:table-cell table:style-name="ce2" office:value-type="string" calcext:value-type="string">
            <text:p>Получив смертельный урон, один из призывов умирает вместо персонажа. Срабатывает 1 раз за уровень умения.</text:p>
          </table:table-cell>
          <table:table-cell table:number-columns-repeated="2" table:style-name="ce2" office:value-type="string" calcext:value-type="string">
            <text:p>Cada vez que te hacen un daño mortál, una invocación es eliminada en su lugar para prevenir tu muerte. Se puede activar una vez por rango por partida.</text:p>
          </table:table-cell>
          <table:table-cell table:style-name="ce2" office:value-type="string" calcext:value-type="string">
            <text:p>Jedes mal wenn du tötlichen Schaden bekommen würdest, zerstöre stattdessen eine deiner Beschwörungen, um deinen Tot zu verhindern. Pro Rang kann diese Fähigkeit im Spiel benutzt werden.</text:p>
          </table:table-cell>
          <table:table-cell table:style-name="ce2" office:value-type="string" calcext:value-type="string">
            <text:p>W jakiej kolwiek chwili kiedy twoja postać miała by otrzymać śmiertelne obrażenia, zamiast tego jedno z twoich przywołań zostanie zniszczone by uniknąć śmierci. Może aktywować się raz na rangę na grę.</text:p>
          </table:table-cell>
          <table:table-cell table:style-name="ce2" office:value-type="string" calcext:value-type="string">
            <text:p>Ogni volta che subisci un danno letale, sacrifica un'Evocazione per sopravvivere. Si attiva una volta per partita.</text:p>
          </table:table-cell>
          <table:table-cell table:style-name="ce2" office:value-type="string" calcext:value-type="string">
            <text:p>Öldürücü bir hasar aldığında ölmek yerine bir tane Çağırdığın Dostunu kaybedersin. Oyun başına 1 defa olur.</text:p>
          </table:table-cell>
          <table:table-cell table:style-name="ce2" office:value-type="string" calcext:value-type="string">
            <text:p>Chaque fois que vous subissez des dégâts létaux, détruisez à la place une de vos invocations pour éviter la mort. Peut être activé une fois par rang et par partie.</text:p>
          </table:table-cell>
          <table:table-cell table:number-columns-repeated="2" table:style-name="ce2" office:value-type="string" calcext:value-type="string">
            <text:p>Quando você receber dano fatal, destrua um de seus Seguidores para prevenir a morte. Ativa uma vez por partida, por nível.</text:p>
          </table:table-cell>
          <table:table-cell table:style-name="ce2" office:value-type="string" calcext:value-type="string">
            <text:p>치명적인 피해를 입었을 때, 소환수 중 하나를 제거하고 살아남습니다.&lt;br&gt;발동 횟수 증가 (랭크 당 +1회)</text:p>
          </table:table-cell>
          <table:table-cell table:style-name="ce2" office:value-type="string" calcext:value-type="string">
            <text:p>Ha egy halálos ütést kapnál, helyette elpusztul az egyik idézett lényed. Egyszer lehet aktiválni szintenként és mene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econd Wind</text:p>
          </table:table-cell>
          <table:table-cell table:style-name="ce2" office:value-type="string" calcext:value-type="string">
            <text:p>復活</text:p>
          </table:table-cell>
          <table:table-cell table:style-name="ce2" office:value-type="string" calcext:value-type="string">
            <text:p>复苏之风</text:p>
          </table:table-cell>
          <table:table-cell table:style-name="ce2" office:value-type="string" calcext:value-type="string">
            <text:p>復蘇之風</text:p>
          </table:table-cell>
          <table:table-cell table:style-name="ce2" office:value-type="string" calcext:value-type="string">
            <text:p>Второе дыхание</text:p>
          </table:table-cell>
          <table:table-cell table:number-columns-repeated="2" table:style-name="ce2" office:value-type="string" calcext:value-type="string">
            <text:p>Segundo Aire</text:p>
          </table:table-cell>
          <table:table-cell table:style-name="ce2" office:value-type="string" calcext:value-type="string">
            <text:p>Zweiter Wind</text:p>
          </table:table-cell>
          <table:table-cell table:style-name="ce2" office:value-type="string" calcext:value-type="string">
            <text:p>Drugi Wiatr</text:p>
          </table:table-cell>
          <table:table-cell table:style-name="ce2" office:value-type="string" calcext:value-type="string">
            <text:p>Secondo Fiato</text:p>
          </table:table-cell>
          <table:table-cell table:style-name="ce2" office:value-type="string" calcext:value-type="string">
            <text:p>İkinci Rüzgar</text:p>
          </table:table-cell>
          <table:table-cell table:style-name="ce2" office:value-type="string" calcext:value-type="string">
            <text:p>Second Souffle</text:p>
          </table:table-cell>
          <table:table-cell table:number-columns-repeated="2" table:style-name="ce2" office:value-type="string" calcext:value-type="string">
            <text:p>Folêgo Renovado</text:p>
          </table:table-cell>
          <table:table-cell table:style-name="ce2" office:value-type="string" calcext:value-type="string">
            <text:p>원기 회복</text:p>
          </table:table-cell>
          <table:table-cell table:style-name="ce2" office:value-type="string" calcext:value-type="string">
            <text:p>Mély Lélegze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your HP drops to 1, instantly heal 3 HP. Activates once per game.</text:p>
          </table:table-cell>
          <table:table-cell table:style-name="ce2" office:value-type="string" calcext:value-type="string">
            <text:p>HPが1になると、HPが3回復する。1ゲームに1回だけ有効。</text:p>
          </table:table-cell>
          <table:table-cell table:style-name="ce2" office:value-type="string" calcext:value-type="string">
            <text:p>当你的血量降至1时，立刻恢复3点血量，每局生效1次。</text:p>
          </table:table-cell>
          <table:table-cell table:style-name="ce2" office:value-type="string" calcext:value-type="string">
            <text:p>當你的血量降至1時，立刻恢復3點血量，每局遊戲生效1次。</text:p>
          </table:table-cell>
          <table:table-cell table:style-name="ce2" office:value-type="string" calcext:value-type="string">
            <text:p>Когда ОЗ падает до 1, мгновенно восстанавливает 3 ОЗ. Срабатывает 1 раз за игру</text:p>
          </table:table-cell>
          <table:table-cell table:number-columns-repeated="2" table:style-name="ce2" office:value-type="string" calcext:value-type="string">
            <text:p>Cuando tus PS bajan a 1, te curas 3 PS al instante. Se activa una vez por juego.</text:p>
          </table:table-cell>
          <table:table-cell table:style-name="ce2" office:value-type="string" calcext:value-type="string">
            <text:p>Wenn du nur noch einen Lebenspunkt übrig hast, heile dich direkt um 2 Lebenspunkte. Dies aktiviert sich nur einmal pro Spiel.</text:p>
          </table:table-cell>
          <table:table-cell table:style-name="ce2" office:value-type="string" calcext:value-type="string">
            <text:p>Kiedy twoje HP spadnie do 1, natychmiast ulecz 3 HP. Aktywuje się raz na grę.</text:p>
          </table:table-cell>
          <table:table-cell table:style-name="ce2" office:value-type="string" calcext:value-type="string">
            <text:p>Quando i tuoi HP scendono a 1, cura istantaneamente 3 HP. Si attiva una volta per partita.</text:p>
          </table:table-cell>
          <table:table-cell table:style-name="ce2" office:value-type="string" calcext:value-type="string">
            <text:p>Canın 1e düştüğünde 3 can iyileşirsin. Oyun başına 1 kere olur.</text:p>
          </table:table-cell>
          <table:table-cell table:style-name="ce2" office:value-type="string" calcext:value-type="string">
            <text:p>Quand vos PV tombent à 1, vous vous soignez instantanément de 3 PV. S'active une fois par partie.</text:p>
          </table:table-cell>
          <table:table-cell table:number-columns-repeated="2" table:style-name="ce2" office:value-type="string" calcext:value-type="string">
            <text:p>Quando os seus PV caírem para 1, cura instantaneamente 3 de PV. Ativa uma vez por partida.</text:p>
          </table:table-cell>
          <table:table-cell table:style-name="ce2" office:value-type="string" calcext:value-type="string">
            <text:p>HP가 1만 남았을 때 즉시 3 HP를 회복합니다. 한 게임에 한 번만 발동됩니다.</text:p>
          </table:table-cell>
          <table:table-cell table:style-name="ce2" office:value-type="string" calcext:value-type="string">
            <text:p>Amikor az Életerőd 1-re csökken, azzonal 3 Életerőt kapsz. Egyszer aktiválódik menet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bby: Bullet Storm</text:p>
          </table:table-cell>
          <table:table-cell table:style-name="ce2" office:value-type="string" calcext:value-type="string">
            <text:p>アビー：弾丸の嵐</text:p>
          </table:table-cell>
          <table:table-cell table:style-name="ce2" office:value-type="string" calcext:value-type="string">
            <text:p>艾比：子弹风暴</text:p>
          </table:table-cell>
          <table:table-cell table:style-name="ce2" office:value-type="string" calcext:value-type="string">
            <text:p>艾比：子彈風暴</text:p>
          </table:table-cell>
          <table:table-cell table:style-name="ce2" office:value-type="string" calcext:value-type="string">
            <text:p>Эбби: Град снарядов</text:p>
          </table:table-cell>
          <table:table-cell table:number-columns-repeated="2" table:style-name="ce2" office:value-type="string" calcext:value-type="string">
            <text:p>Abby: Tormenta de Balas</text:p>
          </table:table-cell>
          <table:table-cell table:style-name="ce2" office:value-type="string" calcext:value-type="string">
            <text:p>Abby: Kugelhagel</text:p>
          </table:table-cell>
          <table:table-cell table:style-name="ce2" office:value-type="string" calcext:value-type="string">
            <text:p>Abby: Burza Pocisków</text:p>
          </table:table-cell>
          <table:table-cell table:style-name="ce2" office:value-type="string" calcext:value-type="string">
            <text:p>Abby: Tempesta di Piombo</text:p>
          </table:table-cell>
          <table:table-cell table:style-name="ce2" office:value-type="string" calcext:value-type="string">
            <text:p>Abby: Mermi Fırtınası</text:p>
          </table:table-cell>
          <table:table-cell table:style-name="ce2" office:value-type="string" calcext:value-type="string">
            <text:p>Abby : Tempête de balles</text:p>
          </table:table-cell>
          <table:table-cell table:number-columns-repeated="2" table:style-name="ce2" office:value-type="string" calcext:value-type="string">
            <text:p>Abby: Tempestade de Balas</text:p>
          </table:table-cell>
          <table:table-cell table:style-name="ce2" office:value-type="string" calcext:value-type="string">
            <text:p>애비: 탄환 폭풍</text:p>
          </table:table-cell>
          <table:table-cell table:style-name="ce2" office:value-type="string" calcext:value-type="string">
            <text:p>Abby: Golyózápo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bby: Make It Rain</text:p>
          </table:table-cell>
          <table:table-cell table:style-name="ce2" office:value-type="string" calcext:value-type="string">
            <text:p>アビー：雨乞い</text:p>
          </table:table-cell>
          <table:table-cell table:style-name="ce2" office:value-type="string" calcext:value-type="string">
            <text:p>艾比：倾泻</text:p>
          </table:table-cell>
          <table:table-cell table:style-name="ce2" office:value-type="string" calcext:value-type="string">
            <text:p>艾比：傾瀉</text:p>
          </table:table-cell>
          <table:table-cell table:style-name="ce2" office:value-type="string" calcext:value-type="string">
            <text:p>Эбби: Ураганная атака</text:p>
          </table:table-cell>
          <table:table-cell table:number-columns-repeated="2" table:style-name="ce2" office:value-type="string" calcext:value-type="string">
            <text:p>Abby: Haz que Llueva</text:p>
          </table:table-cell>
          <table:table-cell table:style-name="ce2" office:value-type="string" calcext:value-type="string">
            <text:p>Abby: Lass es regnen</text:p>
          </table:table-cell>
          <table:table-cell table:style-name="ce2" office:value-type="string" calcext:value-type="string">
            <text:p>Abby: Spraw by Padało</text:p>
          </table:table-cell>
          <table:table-cell table:style-name="ce2" office:value-type="string" calcext:value-type="string">
            <text:p>Abby: Pioggia di Fuoco</text:p>
          </table:table-cell>
          <table:table-cell table:style-name="ce2" office:value-type="string" calcext:value-type="string">
            <text:p>Abby: Yağmur Vakti</text:p>
          </table:table-cell>
          <table:table-cell table:style-name="ce2" office:value-type="string" calcext:value-type="string">
            <text:p>Abby : Pluie de balles</text:p>
          </table:table-cell>
          <table:table-cell table:number-columns-repeated="2" table:style-name="ce2" office:value-type="string" calcext:value-type="string">
            <text:p>Abby: Faça chover</text:p>
          </table:table-cell>
          <table:table-cell table:style-name="ce2" office:value-type="string" calcext:value-type="string">
            <text:p>애비: 호우주의</text:p>
          </table:table-cell>
          <table:table-cell table:style-name="ce2" office:value-type="string" calcext:value-type="string">
            <text:p>Abby: Küldjük Neki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ouble how fast &lt;color=#f5d6c1&gt;Abby&lt;/color&gt; fires during her special skill.</text:p>
          </table:table-cell>
          <table:table-cell table:style-name="ce2" office:value-type="string" calcext:value-type="string">
            <text:p>&lt;color=#f5d6c1&gt;アビー&lt;/color&gt;の特殊スキル使用時に発射速度が倍増。</text:p>
          </table:table-cell>
          <table:table-cell table:style-name="ce2" office:value-type="string" calcext:value-type="string">
            <text:p>&lt;color=#f5d6c1&gt;艾比&lt;/color&gt;的特殊技能发射速度翻倍。</text:p>
          </table:table-cell>
          <table:table-cell table:style-name="ce2" office:value-type="string" calcext:value-type="string">
            <text:p>艾比的特殊技能發射速度翻倍。</text:p>
          </table:table-cell>
          <table:table-cell table:style-name="ce2" office:value-type="string" calcext:value-type="string">
            <text:p>Удваивает скорострельность &lt;color=#f5d6c1&gt;Эбби&lt;/color&gt; во время действия ее способности.</text:p>
          </table:table-cell>
          <table:table-cell table:number-columns-repeated="2" table:style-name="ce2" office:value-type="string" calcext:value-type="string">
            <text:p>&lt;color=#f5d6c1&gt;Abby&lt;/color&gt; dobla su velocidad de disparo mientras usa su habildiad especial.</text:p>
          </table:table-cell>
          <table:table-cell table:style-name="ce2" office:value-type="string" calcext:value-type="string">
            <text:p>Verdopple &lt;color=#f5d6c1&gt;Abby's&lt;/color&gt; Feuergeschwindigkeit, während sie ihre Fähigkeit aktiviert.</text:p>
          </table:table-cell>
          <table:table-cell table:style-name="ce2" office:value-type="string" calcext:value-type="string">
            <text:p>Podwaja prędkość z jaką &lt;color=#f5d6c1&gt;Abby&lt;/color&gt; strzela podczas jej specjalnej zdolności.</text:p>
          </table:table-cell>
          <table:table-cell table:style-name="ce2" office:value-type="string" calcext:value-type="string">
            <text:p>Raddoppia la velocità di fuoco di &lt;color=#f5d6c1&gt;Abby&lt;/color&gt; durante la sua abilità speciale.</text:p>
          </table:table-cell>
          <table:table-cell table:style-name="ce2" office:value-type="string" calcext:value-type="string">
            <text:p>&lt;color=#f5d6c1&gt;Abby&lt;/color&gt;nin Özel Yeteneğinde olan Atış Hızını iki katına çıkarır.</text:p>
          </table:table-cell>
          <table:table-cell table:style-name="ce2" office:value-type="string" calcext:value-type="string">
            <text:p>Double la vitesse à laquelle &lt;color=#f5d6c1&gt;Abby&lt;/color&gt; tire pendant sa compétence spéciale.</text:p>
          </table:table-cell>
          <table:table-cell table:number-columns-repeated="2" table:style-name="ce2" office:value-type="string" calcext:value-type="string">
            <text:p>Dobre a rapidez com que &lt;color=#f5d6c1&gt;Abby&lt;/color&gt; atira durante sua habilidade especial.</text:p>
          </table:table-cell>
          <table:table-cell table:style-name="ce2" office:value-type="string" calcext:value-type="string">
            <text:p>&lt;color=#f5d6c1&gt;애비&lt;/color&gt;가 특수 능력을 사용하는 동안 연사 속도가 2배가 됩니다.</text:p>
          </table:table-cell>
          <table:table-cell table:style-name="ce2" office:value-type="string" calcext:value-type="string">
            <text:p>Duplázd meg, hogy milyen gyorsan lő &lt;color=#f5d6c1&gt;Abby&lt;/color&gt; a speciális képessége alat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bby: Whirlwind</text:p>
          </table:table-cell>
          <table:table-cell table:style-name="ce2" office:value-type="string" calcext:value-type="string">
            <text:p>アビー：旋風</text:p>
          </table:table-cell>
          <table:table-cell table:style-name="ce2" office:value-type="string" calcext:value-type="string">
            <text:p>风之力</text:p>
          </table:table-cell>
          <table:table-cell table:style-name="ce2" office:value-type="string" calcext:value-type="string">
            <text:p>艾比：風之力</text:p>
          </table:table-cell>
          <table:table-cell table:style-name="ce2" office:value-type="string" calcext:value-type="string">
            <text:p>Эбби: Вихрь</text:p>
          </table:table-cell>
          <table:table-cell table:number-columns-repeated="2" table:style-name="ce2" office:value-type="string" calcext:value-type="string">
            <text:p>Abby: Torbellino</text:p>
          </table:table-cell>
          <table:table-cell table:style-name="ce2" office:value-type="string" calcext:value-type="string">
            <text:p>Abby: Wirbelwind</text:p>
          </table:table-cell>
          <table:table-cell table:style-name="ce2" office:value-type="string" calcext:value-type="string">
            <text:p>Abby: Trąba Powietrzna</text:p>
          </table:table-cell>
          <table:table-cell table:style-name="ce2" office:value-type="string" calcext:value-type="string">
            <text:p>Abby: Tornado</text:p>
          </table:table-cell>
          <table:table-cell table:style-name="ce2" office:value-type="string" calcext:value-type="string">
            <text:p>Abby: Kasırga</text:p>
          </table:table-cell>
          <table:table-cell table:style-name="ce2" office:value-type="string" calcext:value-type="string">
            <text:p>Abby : Tourbillon</text:p>
          </table:table-cell>
          <table:table-cell table:number-columns-repeated="2" table:style-name="ce2" office:value-type="string" calcext:value-type="string">
            <text:p>Abby: Redemoinho</text:p>
          </table:table-cell>
          <table:table-cell table:style-name="ce2" office:value-type="string" calcext:value-type="string">
            <text:p>애비: 회오리바람</text:p>
          </table:table-cell>
          <table:table-cell table:style-name="ce2" office:value-type="string" calcext:value-type="string">
            <text:p>Abby: Forgószél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Move Speed and Reload Rate by &lt;color=#f5d6c1&gt;35%&lt;/color&gt; for &lt;color=#f5d6c1&gt;2&lt;/color&gt; seconds after reloading.</text:p>
          </table:table-cell>
          <table:table-cell table:style-name="ce2" office:value-type="string" calcext:value-type="string">
            <text:p>リロード後&lt;color=#f5d6c1&gt;2&lt;/color&gt;秒の間、移動速度とリロード速度が&lt;color=#f5d6c1&gt;35%&lt;/color&gt;上昇。</text:p>
          </table:table-cell>
          <table:table-cell table:style-name="ce2" office:value-type="string" calcext:value-type="string">
            <text:p>换弹后，增加&lt;color=#f5d6c1&gt;35%&lt;/color&gt; 移动速度和换弹速度，持续&lt;color=#f5d6c1&gt;2&lt;/color&gt; 秒。</text:p>
          </table:table-cell>
          <table:table-cell table:style-name="ce2" office:value-type="string" calcext:value-type="string">
            <text:p>換彈後，增加35%移動速度和換彈速度，持續2秒。</text:p>
          </table:table-cell>
          <table:table-cell table:style-name="ce2" office:value-type="string" calcext:value-type="string">
            <text:p>После перезарядки, увеличивает скорость бега и перезарядки на &lt;color=#f5d6c1&gt;35%&lt;/color&gt; на &lt;color=#f5d6c1&gt;2&lt;/color&gt; секунды.</text:p>
          </table:table-cell>
          <table:table-cell table:number-columns-repeated="2" table:style-name="ce2" office:value-type="string" calcext:value-type="string">
            <text:p>Incrementa la Vel. de Movimiento y el Tiempo de Recarga &lt;color=#f5d6c1&gt;35%&lt;/color&gt; por &lt;color=#f5d6c1&gt;2s&lt;/color&gt; luego de recargar.</text:p>
          </table:table-cell>
          <table:table-cell table:style-name="ce2" office:value-type="string" calcext:value-type="string">
            <text:p>Erhöhe die Bewegungsgeschwindigkeit und Nachladegeschwindigkeit um &lt;color=#f5d6c1&gt;35%&lt;/color&gt; für &lt;color=#f5d6c1&gt;2&lt;/color&gt; Sekunden nach dem Nachladen.</text:p>
          </table:table-cell>
          <table:table-cell table:style-name="ce2" office:value-type="string" calcext:value-type="string">
            <text:p>Zwiększ Prędkość Poruszania się i Prędkość Przeładowania o &lt;color=#f5d6c1&gt;35%&lt;/color&gt; na &lt;color=#f5d6c1&gt;2&lt;/color&gt; sekundy po przeładowaniu.</text:p>
          </table:table-cell>
          <table:table-cell table:style-name="ce2" office:value-type="string" calcext:value-type="string">
            <text:p>Aumenta Velocità di Movimento e di Ricarica del &lt;color=#f5d6c1&gt;35%&lt;/color&gt; per &lt;color=#f5d6c1&gt;2&lt;/color&gt; secondi dopo la ricarica.</text:p>
          </table:table-cell>
          <table:table-cell table:style-name="ce2" office:value-type="string" calcext:value-type="string">
            <text:p>Şarjörünü doldurduktan sonra &lt;color=#f5d6c1&gt;2&lt;/color&gt; saniye boyunca &lt;color=#f5d6c1&gt;35%&lt;/color&gt; Hareket Hızı ve Yeniden Doldurma Hızı kazanırsın.</text:p>
          </table:table-cell>
          <table:table-cell table:style-name="ce2" office:value-type="string" calcext:value-type="string">
            <text:p>Augmente la Vitesse de Déplacement et la Vitesse de Rechargement de &lt;color=#f5d6c1&gt;35%&lt;/color&gt; pendant &lt;color=#f5d6c1&gt;2&lt;/color&gt; secondes après le rechargement.</text:p>
          </table:table-cell>
          <table:table-cell table:number-columns-repeated="2" table:style-name="ce2" office:value-type="string" calcext:value-type="string">
            <text:p>Aumente a velocidade de movimento e a taxa de recarga em &lt;color=#f5d6c1&gt;35%&lt;/color&gt; por &lt;color=#f5d6c1&gt;2&lt;/color&gt; segundos após recarregar.</text:p>
          </table:table-cell>
          <table:table-cell table:style-name="ce2" office:value-type="string" calcext:value-type="string">
            <text:p>재장전 후 &lt;color=#f5d6c1&gt;2&lt;/color&gt;초간 이동 속도와 재장전 속도가 &lt;color=#f5d6c1&gt;35%&lt;/color&gt; 증가합니다.</text:p>
          </table:table-cell>
          <table:table-cell table:style-name="ce2" office:value-type="string" calcext:value-type="string">
            <text:p>A Mozgási Sebesség és Újratöltés &lt;color=#f5d6c1&gt;35%&lt;/color&gt;-al nő &lt;color=#f5d6c1&gt;2&lt;/color&gt; másodpercig miután újratöltessz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iamond: Berserk</text:p>
          </table:table-cell>
          <table:table-cell table:style-name="ce2" office:value-type="string" calcext:value-type="string">
            <text:p>ダイヤモンド：狂戦士</text:p>
          </table:table-cell>
          <table:table-cell table:number-columns-repeated="2" table:style-name="ce2" office:value-type="string" calcext:value-type="string">
            <text:p>黛蒙德：狂怒</text:p>
          </table:table-cell>
          <table:table-cell table:style-name="ce2" office:value-type="string" calcext:value-type="string">
            <text:p>Даймонд: Берсерк</text:p>
          </table:table-cell>
          <table:table-cell table:number-columns-repeated="2" table:style-name="ce2" office:value-type="string" calcext:value-type="string">
            <text:p>Diamond: Berserk</text:p>
          </table:table-cell>
          <table:table-cell table:style-name="ce2" office:value-type="string" calcext:value-type="string">
            <text:p>Diamond: Berserker</text:p>
          </table:table-cell>
          <table:table-cell table:style-name="ce2" office:value-type="string" calcext:value-type="string">
            <text:p>Diament: Berserker</text:p>
          </table:table-cell>
          <table:table-cell table:style-name="ce2" office:value-type="string" calcext:value-type="string">
            <text:p>Diamond: Berserk</text:p>
          </table:table-cell>
          <table:table-cell table:style-name="ce2" office:value-type="string" calcext:value-type="string">
            <text:p>Diamond: Çılgın</text:p>
          </table:table-cell>
          <table:table-cell table:style-name="ce2" office:value-type="string" calcext:value-type="string">
            <text:p>Diamond : Berserk</text:p>
          </table:table-cell>
          <table:table-cell table:number-columns-repeated="2" table:style-name="ce2" office:value-type="string" calcext:value-type="string">
            <text:p>Diamond: Fúria</text:p>
          </table:table-cell>
          <table:table-cell table:style-name="ce2" office:value-type="string" calcext:value-type="string">
            <text:p>다이아몬드: 광전사</text:p>
          </table:table-cell>
          <table:table-cell table:style-name="ce2" office:value-type="string" calcext:value-type="string">
            <text:p>Diamond: Őrüle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Fire Rate and Reload Rate by &lt;color=#f5d6c1&gt;+10%&lt;/color&gt; permenantly every time you get hit.</text:p>
          </table:table-cell>
          <table:table-cell table:style-name="ce2" office:value-type="string" calcext:value-type="string">
            <text:p>ダメージを受けるたびに発射速度とリロード速度が&lt;color=#f5d6c1&gt;+10%&lt;/color&gt;ずつ増加。</text:p>
          </table:table-cell>
          <table:table-cell table:style-name="ce2" office:value-type="string" calcext:value-type="string">
            <text:p>受伤后，永久增加&lt;color=#f5d6c1&gt;10%&lt;/color&gt; 射速和换弹速度。</text:p>
          </table:table-cell>
          <table:table-cell table:style-name="ce2" office:value-type="string" calcext:value-type="string">
            <text:p>受傷後，永久增加10%射速和換彈速度。</text:p>
          </table:table-cell>
          <table:table-cell table:style-name="ce2" office:value-type="string" calcext:value-type="string">
            <text:p>Получая урон, перманентно увеличивает скорость стрельбы и перезарядки на &lt;color=#f5d6c1&gt;+10%&lt;/color&gt;.</text:p>
          </table:table-cell>
          <table:table-cell table:number-columns-repeated="2" table:style-name="ce2" office:value-type="string" calcext:value-type="string">
            <text:p>Incrementa la Cadencia de Disparo y el Tiempo de Recarga &lt;color=#f5d6c1&gt;+10%&lt;/color&gt; permanentemente cada vez que te hieren.</text:p>
          </table:table-cell>
          <table:table-cell table:style-name="ce2" office:value-type="string" calcext:value-type="string">
            <text:p>Erhöhe Feuerrate und Nachladegeschwindigkeit permanent um &lt;color=#f5d6c1&gt;+10%&lt;/color&gt; jedes Mal, wenn du getroffen wirst.</text:p>
          </table:table-cell>
          <table:table-cell table:style-name="ce2" office:value-type="string" calcext:value-type="string">
            <text:p>Zwiększ Szybkostrzelność i Szybkość Przeładowania o <text:s/>&lt;color=#f5d6c1&gt;+10%&lt;/color&gt; permanentnie za każdym razem kiedy twoja postać zostaje trafiona.</text:p>
          </table:table-cell>
          <table:table-cell table:style-name="ce2" office:value-type="string" calcext:value-type="string">
            <text:p>Aumenta il Rateo di Fuoco e la Velocità di Ricarica del &lt;color=#f5d6c1&gt;10%&lt;/color&gt; ogni volta che vieni colpito.</text:p>
          </table:table-cell>
          <table:table-cell table:style-name="ce2" office:value-type="string" calcext:value-type="string">
            <text:p>Hasar yediğinde kalıcı olarak &lt;color=#f5d6c1&gt;10%&lt;/color&gt; Atış Hızı ve Yeniden Doldurma Hızı kazanırsın.</text:p>
          </table:table-cell>
          <table:table-cell table:style-name="ce2" office:value-type="string" calcext:value-type="string">
            <text:p>Augmente de façon permanente la Vitesse de Tir et la Vitesse de Rechargement de &lt;color=#f5d6c1&gt;+10%&lt;/color&gt; à chaque fois que vous êtes touché.</text:p>
          </table:table-cell>
          <table:table-cell table:number-columns-repeated="2" table:style-name="ce2" office:value-type="string" calcext:value-type="string">
            <text:p>Aumente a Taxa de Disparo e a Taxa de Recarga em &lt;color=#f5d6c1&gt;+10%&lt;/color&gt; permanentemente toda vez que você for atingido.</text:p>
          </table:table-cell>
          <table:table-cell table:style-name="ce2" office:value-type="string" calcext:value-type="string">
            <text:p>적에게 피해를 입을 떄마다 연사 속도와 재장전 속도를 영구적으로 &lt;color=#f5d6c1&gt;10%&lt;/color&gt;씩 증가시킵니다.</text:p>
          </table:table-cell>
          <table:table-cell table:style-name="ce2" office:value-type="string" calcext:value-type="string">
            <text:p>A Lövési Sebesség és Újratöltés &lt;color=#f5d6c1&gt;10%&lt;/color&gt;-al nő a játék végéig miután eltalál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iamond: Bulk Up</text:p>
          </table:table-cell>
          <table:table-cell table:style-name="ce2" office:value-type="string" calcext:value-type="string">
            <text:p>ダイヤモンド：増強</text:p>
          </table:table-cell>
          <table:table-cell table:number-columns-repeated="2" table:style-name="ce2" office:value-type="string" calcext:value-type="string">
            <text:p>黛蒙德：倍化</text:p>
          </table:table-cell>
          <table:table-cell table:style-name="ce2" office:value-type="string" calcext:value-type="string">
            <text:p>Даймонд: Подкачаться</text:p>
          </table:table-cell>
          <table:table-cell table:number-columns-repeated="2" table:style-name="ce2" office:value-type="string" calcext:value-type="string">
            <text:p>Diamond: Ganando Músculo</text:p>
          </table:table-cell>
          <table:table-cell table:style-name="ce2" office:value-type="string" calcext:value-type="string">
            <text:p>Diamond: Ansammeln</text:p>
          </table:table-cell>
          <table:table-cell table:style-name="ce2" office:value-type="string" calcext:value-type="string">
            <text:p>Diament: Nabierz Masy</text:p>
          </table:table-cell>
          <table:table-cell table:style-name="ce2" office:value-type="string" calcext:value-type="string">
            <text:p>Diamond: Peso Massimo</text:p>
          </table:table-cell>
          <table:table-cell table:style-name="ce2" office:value-type="string" calcext:value-type="string">
            <text:p>Diamond: Kaslan</text:p>
          </table:table-cell>
          <table:table-cell table:style-name="ce2" office:value-type="string" calcext:value-type="string">
            <text:p>Diamond : Renforcement</text:p>
          </table:table-cell>
          <table:table-cell table:number-columns-repeated="2" table:style-name="ce2" office:value-type="string" calcext:value-type="string">
            <text:p>Diamond: Corpulência</text:p>
          </table:table-cell>
          <table:table-cell table:style-name="ce2" office:value-type="string" calcext:value-type="string">
            <text:p>다이아몬드: 벌크업</text:p>
          </table:table-cell>
          <table:table-cell table:style-name="ce2" office:value-type="string" calcext:value-type="string">
            <text:p>Diamond: Erősít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Bullet Damage and Bullet Size by &lt;color=#f5d6c1&gt;+15%&lt;/color&gt; permenantly every time you heal.</text:p>
          </table:table-cell>
          <table:table-cell table:style-name="ce2" office:value-type="string" calcext:value-type="string">
            <text:p>回復するたびに弾のダメージと弾のサイズが&lt;color=#f5d6c1&gt;+15%&lt;/color&gt;ずつ増加。</text:p>
          </table:table-cell>
          <table:table-cell table:style-name="ce2" office:value-type="string" calcext:value-type="string">
            <text:p>受到治疗后，永久增加&lt;color=#f5d6c1&gt;15%&lt;/color&gt; 子弹伤害和子弹大小。</text:p>
          </table:table-cell>
          <table:table-cell table:style-name="ce2" office:value-type="string" calcext:value-type="string">
            <text:p>受到治療後，永久增加15%子彈傷害和子彈大小。</text:p>
          </table:table-cell>
          <table:table-cell table:style-name="ce2" office:value-type="string" calcext:value-type="string">
            <text:p>При каждом исцелении, перманентно увеличивает урон и размер снарядов на 15%.</text:p>
          </table:table-cell>
          <table:table-cell table:number-columns-repeated="2" table:style-name="ce2" office:value-type="string" calcext:value-type="string">
            <text:p>Incrementa el Daño de Bala &lt;color=#f5d6c1&gt;+15%&lt;/color&gt; cada vez que te curas de forma permanente.</text:p>
          </table:table-cell>
          <table:table-cell table:style-name="ce2" office:value-type="string" calcext:value-type="string">
            <text:p>Erhöhe Waffenschaden und Projektilgröße permanent um &lt;color=#f5d6c1&gt;+15%&lt;/color&gt; jedes Mal wenn du dich heilst.</text:p>
          </table:table-cell>
          <table:table-cell table:style-name="ce2" office:value-type="string" calcext:value-type="string">
            <text:p>Zwiększ Obrażenia Pocisku i Rozmiar Pocisku o &lt;color=#f5d6c1&gt;+15%&lt;/color&gt; permanentnie za każdym razem kiedy się leczysz.</text:p>
          </table:table-cell>
          <table:table-cell table:style-name="ce2" office:value-type="string" calcext:value-type="string">
            <text:p>Aumenta il Danno e la Dimensione dei Proiettili del &lt;color=#f5d6c1&gt;15%&lt;/color&gt; ogni volta che ti curi.</text:p>
          </table:table-cell>
          <table:table-cell table:style-name="ce2" office:value-type="string" calcext:value-type="string">
            <text:p>Her iyileştiğinde Mermi Hasarını ve Mermi Boyutunu kalıcı olarak &lt;color=#f5d6c1&gt;15%&lt;/color&gt; arttırır.</text:p>
          </table:table-cell>
          <table:table-cell table:style-name="ce2" office:value-type="string" calcext:value-type="string">
            <text:p>Augmente les dégâts des balles et la taille des balles de &lt;color=#f5d6c1&gt;+15%&lt;/color&gt; de façon permanente à chaque fois que vous vous soignez.</text:p>
          </table:table-cell>
          <table:table-cell table:number-columns-repeated="2" table:style-name="ce2" office:value-type="string" calcext:value-type="string">
            <text:p>Aumente o Dano do Disparo e o Tamanho do Projétil em &lt;color=#f5d6c1&gt;+15%&lt;/color&gt; permanentemente toda vez que você se curar.</text:p>
          </table:table-cell>
          <table:table-cell table:style-name="ce2" office:value-type="string" calcext:value-type="string">
            <text:p>HP를 회복할 때마다 탄환의 피해량과 크기를 영구적으로 &lt;color=#f5d6c1&gt;15%&lt;/color&gt;씩 증가시킵니다.</text:p>
          </table:table-cell>
          <table:table-cell table:style-name="ce2" office:value-type="string" calcext:value-type="string">
            <text:p>Növeli a Golyó Sebzést és a Golyó Méretet &lt;color=#f5d6c1&gt;+15%&lt;/color&gt;-al amikor gyógyulsz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iamond: Strong Will</text:p>
          </table:table-cell>
          <table:table-cell table:style-name="ce2" office:value-type="string" calcext:value-type="string">
            <text:p>ダイヤモンド:不屈の意志</text:p>
          </table:table-cell>
          <table:table-cell table:number-columns-repeated="2" table:style-name="ce2" office:value-type="string" calcext:value-type="string">
            <text:p>黛蒙德：不屈意志</text:p>
          </table:table-cell>
          <table:table-cell table:style-name="ce2" office:value-type="string" calcext:value-type="string">
            <text:p>Даймонд: Сила воли</text:p>
          </table:table-cell>
          <table:table-cell table:number-columns-repeated="2" table:style-name="ce2" office:value-type="string" calcext:value-type="string">
            <text:p>Diamond: Fuerza Salvaje</text:p>
          </table:table-cell>
          <table:table-cell table:style-name="ce2" office:value-type="string" calcext:value-type="string">
            <text:p>Diamond: Starker Wille</text:p>
          </table:table-cell>
          <table:table-cell table:style-name="ce2" office:value-type="string" calcext:value-type="string">
            <text:p>Diament: Silna Wola</text:p>
          </table:table-cell>
          <table:table-cell table:style-name="ce2" office:value-type="string" calcext:value-type="string">
            <text:p>Diamond: Volontà Ferrea</text:p>
          </table:table-cell>
          <table:table-cell table:style-name="ce2" office:value-type="string" calcext:value-type="string">
            <text:p>Diamond: Güçlü İrade</text:p>
          </table:table-cell>
          <table:table-cell table:style-name="ce2" office:value-type="string" calcext:value-type="string">
            <text:p>Diamond : Forte Volonté</text:p>
          </table:table-cell>
          <table:table-cell table:number-columns-repeated="2" table:style-name="ce2" office:value-type="string" calcext:value-type="string">
            <text:p>Diamond: Força de Vontade</text:p>
          </table:table-cell>
          <table:table-cell table:style-name="ce2" office:value-type="string" calcext:value-type="string">
            <text:p>다이아몬드: 결의</text:p>
          </table:table-cell>
          <table:table-cell table:style-name="ce2" office:value-type="string" calcext:value-type="string">
            <text:p>Diamond: Erős Akara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&lt;color=#f5d6c1&gt;Diamond's&lt;/color&gt; HP is at or below half of Max HP, increase Piercing &lt;color=#f5d6c1&gt;+2&lt;/color&gt; and Knockback &lt;color=#f5d6c1&gt;+25%&lt;/color&gt;</text:p>
          </table:table-cell>
          <table:table-cell table:style-name="ce2" office:value-type="string" calcext:value-type="string">
            <text:p>&lt;color=#f5d6c1&gt;ダイヤモンド&lt;/color&gt;のHPが最大HPの半分以下の時、貫通&lt;color=#f5d6c1&gt;+2&lt;/color&gt;とノックバック&lt;color=#f5d6c1&gt;+25%&lt;color&gt;を追加。</text:p>
          </table:table-cell>
          <table:table-cell table:style-name="ce2" office:value-type="string" calcext:value-type="string">
            <text:p>当黛蒙德的血量低于等于半血时，子弹穿透&lt;color=#f5d6c1&gt;+2&lt;/color&gt; ，击退&lt;color=#f5d6c1&gt;+25%&lt;/color&gt; 。</text:p>
          </table:table-cell>
          <table:table-cell table:style-name="ce2" office:value-type="string" calcext:value-type="string">
            <text:p>當黛蒙德的血量低於等於半血時，子彈穿透+2，擊退+25%。</text:p>
          </table:table-cell>
          <table:table-cell table:style-name="ce2" office:value-type="string" calcext:value-type="string">
            <text:p>Когда здоровье &lt;color=#f5d6c1&gt;Даймонд&lt;/color&gt; снижается до половины или ниже, увеличивается отброс на &lt;color=#f5d6c1&gt;+25%&lt;/color&gt; и пронзание на &lt;color=#f5d6c1&gt;2&lt;/color&gt; врагов.</text:p>
          </table:table-cell>
          <table:table-cell table:number-columns-repeated="2" table:style-name="ce2" office:value-type="string" calcext:value-type="string">
            <text:p>Cuando los PS de &lt;color=#f5d6c1&gt;Diamond&lt;/color&gt; están debajo de los PS max., incrementa la Penetración en &lt;color=#f5d6c1&gt;+2&lt;/color&gt; y el Empuje &lt;color=#f5d6c1&gt;+25%&lt;/color&gt;.</text:p>
          </table:table-cell>
          <table:table-cell table:style-name="ce2" office:value-type="string" calcext:value-type="string">
            <text:p>Wenn &lt;color=#f5d6c1&gt;Diamond's&lt;/color&gt; Lebenpunkte bei der Hälfte oder weniger angekommen sind, erhöhe Durchdringen um &lt;color=#f5d6c1&gt;+2&lt;/color&gt; und Rückstoß um &lt;color=#f5d6c1&gt;+25%&lt;/color&gt;</text:p>
          </table:table-cell>
          <table:table-cell table:style-name="ce2" office:value-type="string" calcext:value-type="string">
            <text:p>Kiedy HP &lt;color=#f5d6c1&gt;Diamentu&lt;/color&gt; jest równe lub niższe jej maksymalnemu HP, penetracja zostaje zwiększona o &lt;color=#f5d6c1&gt;+2&lt;/color&gt; i Odrzut zostaje zwiększony o &lt;color=#f5d6c1&gt;+25%&lt;/color&gt;.</text:p>
          </table:table-cell>
          <table:table-cell table:style-name="ce2" office:value-type="string" calcext:value-type="string">
            <text:p>Quando gli HP di &lt;color=#f5d6c1&gt;Diamond&lt;/color&gt; scendono sotto la metà degli HP Massimi, aumenta Penetrazione di &lt;color=#f5d6c1&gt;2&lt;/color&gt; e Contraccolpo del &lt;color=#f5d6c1&gt;25%&lt;/color&gt;</text:p>
          </table:table-cell>
          <table:table-cell table:style-name="ce2" office:value-type="string" calcext:value-type="string">
            <text:p>&lt;color=#f5d6c1&gt;Diamondun&lt;/color&gt; canı 50% nin altında olduğunda, Delmeyi &lt;color=#f5d6c1&gt;2&lt;/color&gt; arttırır ve Geri İtmeyi &lt;color=#f5d6c1&gt;25%&lt;/color&gt; arttırır.</text:p>
          </table:table-cell>
          <table:table-cell table:style-name="ce2" office:value-type="string" calcext:value-type="string">
            <text:p>Lorsque les PV de &lt;color=#f5d6c1&gt;Diamond&lt;/color&gt; sont égaux ou inférieurs à la moitié des PV maximaux, augmente la Perforation &lt;color=#f5d6c1&gt;+2&lt;/color&gt; et le recul de&lt;color=#f5d6c1&gt;+25%&lt;/color&gt;.</text:p>
          </table:table-cell>
          <table:table-cell table:number-columns-repeated="2" table:style-name="ce2" office:value-type="string" calcext:value-type="string">
            <text:p>Quando o PV de &lt;color=#f5d6c1&gt;Diamond&lt;/color&gt; for igual ou inferior a metade do PV Máximo, aumente a Perfuração em &lt;color=#f5d6c1&gt;+2&lt;/color&gt; e Empurrão em &lt;color=#f5d6c1&gt;+25%&lt;/color&gt;</text:p>
          </table:table-cell>
          <table:table-cell table:style-name="ce2" office:value-type="string" calcext:value-type="string">
            <text:p>HP가 절반 이하일 때 탄환 관통이 &lt;color=#f5d6c1&gt;2&lt;/color&gt; 증가하고 넉백이 &lt;color=#f5d6c1&gt;25%&lt;/color&gt; 증가합니다.</text:p>
          </table:table-cell>
          <table:table-cell table:style-name="ce2" office:value-type="string" calcext:value-type="string">
            <text:p>Amikor &lt;color=#f5d6c1&gt;Diamond&lt;/color&gt; élete a max élete felén vagy annál alacsonyabban van, akkor Átütés növekedik &lt;color=#f5d6c1&gt;+2&lt;/color&gt;-vel és Hátralökés &lt;color=#f5d6c1&gt;+25%&lt;/color&gt;-a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ina: Enhanced Shadow</text:p>
          </table:table-cell>
          <table:table-cell table:style-name="ce2" office:value-type="string" calcext:value-type="string">
            <text:p>ヒナ：影訓練</text:p>
          </table:table-cell>
          <table:table-cell table:style-name="ce2" office:value-type="string" calcext:value-type="string">
            <text:p>阳菜：影子强化</text:p>
          </table:table-cell>
          <table:table-cell table:style-name="ce2" office:value-type="string" calcext:value-type="string">
            <text:p>陽菜：影子訓練</text:p>
          </table:table-cell>
          <table:table-cell table:style-name="ce2" office:value-type="string" calcext:value-type="string">
            <text:p>Хина: Улучшенная тень</text:p>
          </table:table-cell>
          <table:table-cell table:number-columns-repeated="2" table:style-name="ce2" office:value-type="string" calcext:value-type="string">
            <text:p>Hina: Sombra Mejorada</text:p>
          </table:table-cell>
          <table:table-cell table:style-name="ce2" office:value-type="string" calcext:value-type="string">
            <text:p>Hina: Erweiterter Schatten</text:p>
          </table:table-cell>
          <table:table-cell table:style-name="ce2" office:value-type="string" calcext:value-type="string">
            <text:p>Hina: Wzmocniony Cień</text:p>
          </table:table-cell>
          <table:table-cell table:style-name="ce2" office:value-type="string" calcext:value-type="string">
            <text:p>Hina: Ombra Crescente</text:p>
          </table:table-cell>
          <table:table-cell table:style-name="ce2" office:value-type="string" calcext:value-type="string">
            <text:p>Hina: Gelişmiş Gölge</text:p>
          </table:table-cell>
          <table:table-cell table:style-name="ce2" office:value-type="string" calcext:value-type="string">
            <text:p>Hina : Ombre améliorée</text:p>
          </table:table-cell>
          <table:table-cell table:number-columns-repeated="2" table:style-name="ce2" office:value-type="string" calcext:value-type="string">
            <text:p>Hina: Sombra Aprimorada</text:p>
          </table:table-cell>
          <table:table-cell table:style-name="ce2" office:value-type="string" calcext:value-type="string">
            <text:p>히나: 강화된 그림자</text:p>
          </table:table-cell>
          <table:table-cell table:style-name="ce2" office:value-type="string" calcext:value-type="string">
            <text:p>Hina: Fejlesztett Árnyé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Shadow Clone&lt;/color&gt; attacks &lt;color=#f5d6c1&gt;3&lt;/color&gt; times faster.</text:p>
          </table:table-cell>
          <table:table-cell table:style-name="ce2" office:value-type="string" calcext:value-type="string">
            <text:p>&lt;color=#f5d6c1&gt;影&lt;/color&gt;の攻撃速度が&lt;color=#f5d6c1&gt;3&lt;/color&gt;倍速くなる。</text:p>
          </table:table-cell>
          <table:table-cell table:style-name="ce2" office:value-type="string" calcext:value-type="string">
            <text:p>&lt;color=#f5d6c1&gt;影子&lt;/color&gt;会以3倍速度起舞。</text:p>
          </table:table-cell>
          <table:table-cell table:style-name="ce2" office:value-type="string" calcext:value-type="string">
            <text:p>影子會以三倍速度起舞。</text:p>
          </table:table-cell>
          <table:table-cell table:style-name="ce2" office:value-type="string" calcext:value-type="string">
            <text:p>&lt;color=#f5d6c1&gt;Тень&lt;/color&gt; атакует в &lt;color=#f5d6c1&gt;3&lt;/color&gt; раза быстрей.</text:p>
          </table:table-cell>
          <table:table-cell table:number-columns-repeated="2" table:style-name="ce2" office:value-type="string" calcext:value-type="string">
            <text:p>&lt;color=#f5d6c1&gt;Clon de Sombra&lt;/color&gt; ataca &lt;color=#f5d6c1&gt;3&lt;/color&gt; veces más rápido.</text:p>
          </table:table-cell>
          <table:table-cell table:style-name="ce2" office:value-type="string" calcext:value-type="string">
            <text:p>&lt;color=#f5d6c1&gt;Schattenklon&lt;/color&gt; greift &lt;color=#f5d6c1&gt;3&lt;/color&gt; Mal schneller an.</text:p>
          </table:table-cell>
          <table:table-cell table:style-name="ce2" office:value-type="string" calcext:value-type="string">
            <text:p>&lt;color=#f5d6c1&gt;Cienisty Klon&lt;/color&gt; atakuje &lt;color=#f5d6c1&gt;3&lt;/color&gt; razy szybciej.</text:p>
          </table:table-cell>
          <table:table-cell table:style-name="ce2" office:value-type="string" calcext:value-type="string">
            <text:p>Il &lt;color=#f5d6c1&gt;Clone d'Ombra/color&gt; attacca &lt;color=#f5d6c1&gt;3&lt;/color&gt; volte più rapidamente.</text:p>
          </table:table-cell>
          <table:table-cell table:style-name="ce2" office:value-type="string" calcext:value-type="string">
            <text:p>&lt;color=#f5d6c1&gt;Gölge Klonu&lt;/color&gt; &lt;color=#f5d6c1&gt;3&lt;/color&gt; kat daha hızlı vurur.</text:p>
          </table:table-cell>
          <table:table-cell table:style-name="ce2" office:value-type="string" calcext:value-type="string">
            <text:p>Le &lt;color=#f5d6c1&gt;Clone d'Ombre&lt;/color&gt; attaque &lt;color=#f5d6c1&gt;3&lt;/color&gt; fois plus vite.</text:p>
          </table:table-cell>
          <table:table-cell table:number-columns-repeated="2" table:style-name="ce2" office:value-type="string" calcext:value-type="string">
            <text:p>&lt;color=#f5d6c1&gt;Clone da Sombra&lt;/color&gt; ataca &lt;color=#f5d6c1&gt;3&lt;/color&gt; vezes mais rápido.</text:p>
          </table:table-cell>
          <table:table-cell table:style-name="ce2" office:value-type="string" calcext:value-type="string">
            <text:p>&lt;color=#f5d6c1&gt;그림자 클론&lt;/color&gt;이 3배 빨리 공격합니다.</text:p>
          </table:table-cell>
          <table:table-cell table:style-name="ce2" office:value-type="string" calcext:value-type="string">
            <text:p>Az &lt;color=#f5d6c1&gt;Árny Klón&lt;/color&gt; &lt;color=#f5d6c1&gt;3&lt;/color&gt; -szor gyorsabban támad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ina: Hidden Blade</text:p>
          </table:table-cell>
          <table:table-cell table:style-name="ce2" office:value-type="string" calcext:value-type="string">
            <text:p>ヒナ：隠し剣</text:p>
          </table:table-cell>
          <table:table-cell table:style-name="ce2" office:value-type="string" calcext:value-type="string">
            <text:p>阳菜：暗影冲击</text:p>
          </table:table-cell>
          <table:table-cell table:style-name="ce2" office:value-type="string" calcext:value-type="string">
            <text:p>陽菜：暗影衝擊</text:p>
          </table:table-cell>
          <table:table-cell table:style-name="ce2" office:value-type="string" calcext:value-type="string">
            <text:p>Хина: Скрытый клинок</text:p>
          </table:table-cell>
          <table:table-cell table:number-columns-repeated="2" table:style-name="ce2" office:value-type="string" calcext:value-type="string">
            <text:p>Hina: Espada Oculta</text:p>
          </table:table-cell>
          <table:table-cell table:style-name="ce2" office:value-type="string" calcext:value-type="string">
            <text:p>Hina: Versteckte Klinge</text:p>
          </table:table-cell>
          <table:table-cell table:style-name="ce2" office:value-type="string" calcext:value-type="string">
            <text:p>Hina: Ukryte Ostrze</text:p>
          </table:table-cell>
          <table:table-cell table:style-name="ce2" office:value-type="string" calcext:value-type="string">
            <text:p>Hina: Lama Celata</text:p>
          </table:table-cell>
          <table:table-cell table:style-name="ce2" office:value-type="string" calcext:value-type="string">
            <text:p>Hina: Gizli Bıçak</text:p>
          </table:table-cell>
          <table:table-cell table:style-name="ce2" office:value-type="string" calcext:value-type="string">
            <text:p>Hina : Lame cachée</text:p>
          </table:table-cell>
          <table:table-cell table:number-columns-repeated="2" table:style-name="ce2" office:value-type="string" calcext:value-type="string">
            <text:p>Hina: Lâmina Oculta</text:p>
          </table:table-cell>
          <table:table-cell table:style-name="ce2" office:value-type="string" calcext:value-type="string">
            <text:p>히나: 숨겨진 칼날</text:p>
          </table:table-cell>
          <table:table-cell table:style-name="ce2" office:value-type="string" calcext:value-type="string">
            <text:p>Hina: Rejtett Peng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Hina&lt;/color&gt; is now &lt;color=#f5d6c1&gt;Invincible&lt;/color&gt; during her dash. &lt;color=#f5d6c1&gt;Hina's&lt;/color&gt; dash deals damage equal to triple her Bullet Damage to enemies in the way.</text:p>
          </table:table-cell>
          <table:table-cell table:style-name="ce2" office:value-type="string" calcext:value-type="string">
            <text:p>&lt;color=#f5d6c1&gt;ヒナ&lt;/color&gt;はダッシュ時に&lt;color=#f5d6c1&gt;無敵&lt;/color&gt;になり、進路上の敵に弾と同じダメージを与える。</text:p>
          </table:table-cell>
          <table:table-cell table:style-name="ce2" office:value-type="string" calcext:value-type="string">
            <text:p>&lt;color=#f5d6c1&gt;阳菜&lt;/color&gt;在冲刺中获得&lt;color=#f5d6c1&gt;无敌&lt;/color&gt;效果，并对冲刺路径上的敌人造成100%子弹伤害。</text:p>
          </table:table-cell>
          <table:table-cell table:style-name="ce2" office:value-type="string" calcext:value-type="string">
            <text:p>陽菜在衝刺中獲得無敵效果，並對路徑上的敵人造成100%子彈傷害。</text:p>
          </table:table-cell>
          <table:table-cell table:style-name="ce2" office:value-type="string" calcext:value-type="string">
            <text:p>&lt;color=#f5d6c1&gt;Хина&lt;/color&gt; становится неуязвимой во время рывка. Рывок наносит урон по пути, равный урону от снарядов.</text:p>
          </table:table-cell>
          <table:table-cell table:number-columns-repeated="2" table:style-name="ce2" office:value-type="string" calcext:value-type="string">
            <text:p>&lt;color=#f5d6c1&gt;Hina&lt;/color&gt; ahora es &lt;color=#f5d6c1&gt;Invencible&lt;/color&gt; durante su esprint. El Daño de Bala y el esprint de &lt;color=#f5d6c1&gt;Hina&lt;/color&gt; ahora son iguales.</text:p>
          </table:table-cell>
          <table:table-cell table:style-name="ce2" office:value-type="string" calcext:value-type="string">
            <text:p>&lt;color=#f5d6c1&gt;Hina&lt;/color&gt; ist nun &lt;color=#f5d6c1&gt;Unbesiegbar&lt;/color&gt; während ihres Dashes. &lt;color=#f5d6c1&gt;Hina's&lt;/color&gt; Dash fügt Gegnern in ihrem Weg Schaden in Höhe ihres Waffenschadens zu.</text:p>
          </table:table-cell>
          <table:table-cell table:style-name="ce2" office:value-type="string" calcext:value-type="string">
            <text:p>&lt;color=#f5d6c1&gt;Hina&lt;/color&gt; jest teraz &lt;color=#f5d6c1&gt;Nietykalna&lt;/color&gt; podczas dashowania. Dash &lt;color=#f5d6c1&gt;Hiny&lt;/color&gt; zadaje obrażenia równe obrażeniom jej pocisku przeciwnikom, którzy staną na jej drodze.</text:p>
          </table:table-cell>
          <table:table-cell table:style-name="ce2" office:value-type="string" calcext:value-type="string">
            <text:p>&lt;color=#f5d6c1&gt;Hina&lt;/color&gt; è ora &lt;color=#f5d6c1&gt;Invincibile&lt;/color&gt; durante il suo scatto. Lo scatto di &lt;color=#f5d6c1&gt;Hina&lt;/color&gt; infligge danno uguale ai proiettili ai nemici attraversati.</text:p>
          </table:table-cell>
          <table:table-cell table:style-name="ce2" office:value-type="string" calcext:value-type="string">
            <text:p>&lt;color=#f5d6c1&gt;Hina&lt;/color&gt; atılma sırasında &lt;color=#f5d6c1&gt;Ölümsüz&lt;/color&gt; olur. &lt;color=#f5d6c1&gt;Hina'nın&lt;/color&gt; atılma sırasında yolunda olan düşmanlara Mermi Hasarı kadar hasar verir.</text:p>
          </table:table-cell>
          <table:table-cell table:style-name="ce2" office:value-type="string" calcext:value-type="string">
            <text:p>&lt;color=#f5d6c1&gt;Hina&lt;/color&gt; est désormais &lt;color=#f5d6c1&gt;Invincible&lt;/color&gt; lors de son sprint. &lt;color=#f5d6c1&gt;Le sprint d'Hina&lt;/color&gt; inflige des dégâts égaux à ses dégâts de balles aux ennemis qui se trouvent sur son chemin.</text:p>
          </table:table-cell>
          <table:table-cell table:number-columns-repeated="2" table:style-name="ce2" office:value-type="string" calcext:value-type="string">
            <text:p>&lt;color=#f5d6c1&gt;Hina&lt;/color&gt; se torna &lt;color=#f5d6c1&gt;Invencível&lt;/color&gt; durante sua arrancada. A arrancada de &lt;color=#f5d6c1&gt;Hina&lt;/color&gt; causa dano igual ao seu Dano do Disparo aos inimigos em seu caminho.</text:p>
          </table:table-cell>
          <table:table-cell table:style-name="ce2" office:value-type="string" calcext:value-type="string">
            <text:p>대시 사용 중 &lt;color=#f5d6c1&gt;무적&lt;/color&gt; 상태가 됩니다. 대시는 경로상의 적에게 탄환과 동일한 피해를 가합니다.</text:p>
          </table:table-cell>
          <table:table-cell table:style-name="ce2" office:value-type="string" calcext:value-type="string">
            <text:p>Mostmár &lt;color=#f5d6c1&gt;Hina&lt;/color&gt; &lt;color=#f5d6c1&gt;Halhatatlan&lt;/color&gt; a speciális tulajdonsága használata közben. Ez ugyanannyit sebez mint a Golyó Sebzésed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ina: Maneuver</text:p>
          </table:table-cell>
          <table:table-cell table:style-name="ce2" office:value-type="string" calcext:value-type="string">
            <text:p>ヒナ：機動力</text:p>
          </table:table-cell>
          <table:table-cell table:style-name="ce2" office:value-type="string" calcext:value-type="string">
            <text:p>阳菜：快速拔枪</text:p>
          </table:table-cell>
          <table:table-cell table:style-name="ce2" office:value-type="string" calcext:value-type="string">
            <text:p>陽菜：快速拔槍</text:p>
          </table:table-cell>
          <table:table-cell table:style-name="ce2" office:value-type="string" calcext:value-type="string">
            <text:p>Хина: Маневренность</text:p>
          </table:table-cell>
          <table:table-cell table:number-columns-repeated="2" table:style-name="ce2" office:value-type="string" calcext:value-type="string">
            <text:p>Hina: Maniobras</text:p>
          </table:table-cell>
          <table:table-cell table:style-name="ce2" office:value-type="string" calcext:value-type="string">
            <text:p>Hina: Manöver</text:p>
          </table:table-cell>
          <table:table-cell table:style-name="ce2" office:value-type="string" calcext:value-type="string">
            <text:p>Hina: Manewr</text:p>
          </table:table-cell>
          <table:table-cell table:style-name="ce2" office:value-type="string" calcext:value-type="string">
            <text:p>Hina: Prontezza</text:p>
          </table:table-cell>
          <table:table-cell table:style-name="ce2" office:value-type="string" calcext:value-type="string">
            <text:p>Hina: Manevra</text:p>
          </table:table-cell>
          <table:table-cell table:style-name="ce2" office:value-type="string" calcext:value-type="string">
            <text:p>Hina : Manœuvre</text:p>
          </table:table-cell>
          <table:table-cell table:number-columns-repeated="2" table:style-name="ce2" office:value-type="string" calcext:value-type="string">
            <text:p>Hina: Manobra</text:p>
          </table:table-cell>
          <table:table-cell table:style-name="ce2" office:value-type="string" calcext:value-type="string">
            <text:p>히나: 묘책</text:p>
          </table:table-cell>
          <table:table-cell table:style-name="ce2" office:value-type="string" calcext:value-type="string">
            <text:p>Hina: Manőve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Hina&lt;/color&gt; automatically reloads her gun after using her dash.</text:p>
          </table:table-cell>
          <table:table-cell table:style-name="ce2" office:value-type="string" calcext:value-type="string">
            <text:p>&lt;color=#f5d6c1&gt;ヒナ&lt;/color&gt;はダッシュ後、自動的に銃がリロードされる。</text:p>
          </table:table-cell>
          <table:table-cell table:style-name="ce2" office:value-type="string" calcext:value-type="string">
            <text:p>阳菜会在冲刺后自动换弹。</text:p>
          </table:table-cell>
          <table:table-cell table:style-name="ce2" office:value-type="string" calcext:value-type="string">
            <text:p>陽菜會在衝刺後自動換彈。</text:p>
          </table:table-cell>
          <table:table-cell table:style-name="ce2" office:value-type="string" calcext:value-type="string">
            <text:p>&lt;color=#f5d6c1&gt;Хина&lt;/color&gt; автоматически перезаряжает оружие после рывка.</text:p>
          </table:table-cell>
          <table:table-cell table:number-columns-repeated="2" table:style-name="ce2" office:value-type="string" calcext:value-type="string">
            <text:p>&lt;color=#f5d6c1&gt;Hina&lt;/color&gt; automáticamente recarga su arma luego de usar el esprint.</text:p>
          </table:table-cell>
          <table:table-cell table:style-name="ce2" office:value-type="string" calcext:value-type="string">
            <text:p>&lt;color=#f5d6c1&gt;Hina&lt;/color&gt; lädt automatisch ihre Waffe, nach ihrem Dash, nach.</text:p>
          </table:table-cell>
          <table:table-cell table:style-name="ce2" office:value-type="string" calcext:value-type="string">
            <text:p>&lt;color=#f5d6c1&gt;Hina&lt;/color&gt; automatycznie przeładowywuje swoją broń bo użyciu zdolności dash.</text:p>
          </table:table-cell>
          <table:table-cell table:style-name="ce2" office:value-type="string" calcext:value-type="string">
            <text:p>&lt;color=#f5d6c1&gt;Hina&lt;/color&gt; ricarica automaticamente la sua arma dopo ogni scatto.</text:p>
          </table:table-cell>
          <table:table-cell table:style-name="ce2" office:value-type="string" calcext:value-type="string">
            <text:p>&lt;color=#f5d6c1&gt;Hina&lt;/color&gt; atılma sırasında otomatik olarak Şarjörünü doldurur.</text:p>
          </table:table-cell>
          <table:table-cell table:style-name="ce2" office:value-type="string" calcext:value-type="string">
            <text:p>&lt;color=#f5d6c1&gt;Hina&lt;/color&gt; recharge automatiquement son arme après avoir utilisé son dash.</text:p>
          </table:table-cell>
          <table:table-cell table:number-columns-repeated="2" table:style-name="ce2" office:value-type="string" calcext:value-type="string">
            <text:p>&lt;color=#f5d6c1&gt;Hina&lt;/color&gt; automaticamente recarrega a arma após usar sua arrancada.</text:p>
          </table:table-cell>
          <table:table-cell table:style-name="ce2" office:value-type="string" calcext:value-type="string">
            <text:p>대시를 사용하면 자동으로 재장전됩니다.</text:p>
          </table:table-cell>
          <table:table-cell table:style-name="ce2" office:value-type="string" calcext:value-type="string">
            <text:p>&lt;color=#f5d6c1&gt;Hina&lt;/color&gt; egyből újratölti a fegyvert amikor használod a tulajdonságá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ilith: Necromancer</text:p>
          </table:table-cell>
          <table:table-cell table:style-name="ce2" office:value-type="string" calcext:value-type="string">
            <text:p>リリス：ネクロマンサー</text:p>
          </table:table-cell>
          <table:table-cell table:style-name="ce2" office:value-type="string" calcext:value-type="string">
            <text:p>莉莉丝：双生巫术</text:p>
          </table:table-cell>
          <table:table-cell table:style-name="ce2" office:value-type="string" calcext:value-type="string">
            <text:p>莉莉絲：雙生巫術</text:p>
          </table:table-cell>
          <table:table-cell table:style-name="ce2" office:value-type="string" calcext:value-type="string">
            <text:p>Лилит: Некромант</text:p>
          </table:table-cell>
          <table:table-cell table:number-columns-repeated="2" table:style-name="ce2" office:value-type="string" calcext:value-type="string">
            <text:p>Lilith: Nigromante</text:p>
          </table:table-cell>
          <table:table-cell table:style-name="ce2" office:value-type="string" calcext:value-type="string">
            <text:p>Lilith: Nekromant</text:p>
          </table:table-cell>
          <table:table-cell table:style-name="ce2" office:value-type="string" calcext:value-type="string">
            <text:p>Lilith: Nekromancer</text:p>
          </table:table-cell>
          <table:table-cell table:style-name="ce2" office:value-type="string" calcext:value-type="string">
            <text:p>Lilith: Necromanzia</text:p>
          </table:table-cell>
          <table:table-cell table:style-name="ce2" office:value-type="string" calcext:value-type="string">
            <text:p>Lilith: Falcı</text:p>
          </table:table-cell>
          <table:table-cell table:style-name="ce2" office:value-type="string" calcext:value-type="string">
            <text:p>Lilith: Necromancie</text:p>
          </table:table-cell>
          <table:table-cell table:number-columns-repeated="2" table:style-name="ce2" office:value-type="string" calcext:value-type="string">
            <text:p>Lilith: Necromante</text:p>
          </table:table-cell>
          <table:table-cell table:style-name="ce2" office:value-type="string" calcext:value-type="string">
            <text:p>릴리스: 주술사</text:p>
          </table:table-cell>
          <table:table-cell table:style-name="ce2" office:value-type="string" calcext:value-type="string">
            <text:p>Lilith: Nekromant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Lilith&lt;/color&gt; summons an additional &lt;color=#f5d6c1&gt;Spirit&lt;/color&gt; when enemies are killed.</text:p>
          </table:table-cell>
          <table:table-cell table:style-name="ce2" office:value-type="string" calcext:value-type="string">
            <text:p>&lt;color=#f5d6c1&gt;リリス&lt;/color&gt;は敵を倒すと&lt;color=#f5d6c1&gt;霊体&lt;/color&gt;を召喚する。</text:p>
          </table:table-cell>
          <table:table-cell table:style-name="ce2" office:value-type="string" calcext:value-type="string">
            <text:p>敌人死后，&lt;color=#f5d6c1&gt;莉莉丝&lt;/color&gt;会召唤一个额外的&lt;color=#f5d6c1&gt;灵魂&lt;/color&gt;。</text:p>
          </table:table-cell>
          <table:table-cell table:style-name="ce2" office:value-type="string" calcext:value-type="string">
            <text:p>敵人死後，莉莉絲會召喚一個額外的靈魂。</text:p>
          </table:table-cell>
          <table:table-cell table:style-name="ce2" office:value-type="string" calcext:value-type="string">
            <text:p>При убийстве врагов, &lt;color=#f5d6c1&gt;Лилит&lt;/color&gt; призывает еще 1го &lt;color=#f5d6c1&gt;духа&lt;/color&gt;.</text:p>
          </table:table-cell>
          <table:table-cell table:number-columns-repeated="2" table:style-name="ce2" office:value-type="string" calcext:value-type="string">
            <text:p>&lt;color=#f5d6c1&gt;Lilith&lt;/color&gt; invoca un &lt;color=#f5d6c1&gt;Spirit&lt;/color&gt; cuando los enemigos mueren.</text:p>
          </table:table-cell>
          <table:table-cell table:style-name="ce2" office:value-type="string" calcext:value-type="string">
            <text:p>&lt;color=#f5d6c1&gt;Lilith&lt;/color&gt; beschwört einen weiteren &lt;color=#f5d6c1&gt;Geist&lt;/color&gt;, wenn Gegner getötet werden.</text:p>
          </table:table-cell>
          <table:table-cell table:style-name="ce2" office:value-type="string" calcext:value-type="string">
            <text:p>&lt;color=#f5d6c1&gt;Lilith&lt;/color&gt; przywołuje dodatkowego &lt;color=#f5d6c1&gt;Ducha&lt;/color&gt; kiedy przeciwnik zostaje zabity.</text:p>
          </table:table-cell>
          <table:table-cell table:style-name="ce2" office:value-type="string" calcext:value-type="string">
            <text:p>&lt;color=#f5d6c1&gt;Lilith&lt;/color&gt; evoca uno &lt;color=#f5d6c1&gt;Spirito&lt;/color&gt; in più quando un nemico viene ucciso.</text:p>
          </table:table-cell>
          <table:table-cell table:style-name="ce2" office:value-type="string" calcext:value-type="string">
            <text:p>&lt;color=#f5d6c1&gt;Lilith&lt;/color&gt; düşma öldürdüğünde ilave olarak &lt;color=#f5d6c1&gt;Ruh&lt;/color&gt; çağırır.</text:p>
          </table:table-cell>
          <table:table-cell table:style-name="ce2" office:value-type="string" calcext:value-type="string">
            <text:p>&lt;color=#f5d6c1&gt;Lilith&lt;/color&gt; invoque un &lt;color=#f5d6c1&gt;Esprit&lt;/color&gt; supplémentaire lorsque des ennemis sont tués.</text:p>
          </table:table-cell>
          <table:table-cell table:number-columns-repeated="2" table:style-name="ce2" office:value-type="string" calcext:value-type="string">
            <text:p>&lt;color=#f5d6c1&gt;Lilith&lt;/color&gt; invoca um &lt;color=#f5d6c1&gt;Espírito&lt;/color&gt; adicional quando os inimigos são abatidos.</text:p>
          </table:table-cell>
          <table:table-cell table:style-name="ce2" office:value-type="string" calcext:value-type="string">
            <text:p>적을 죽일 시 &lt;color=#f5d6c1&gt;정령&lt;/color&gt;을 추가 소환합니다.</text:p>
          </table:table-cell>
          <table:table-cell table:style-name="ce2" office:value-type="string" calcext:value-type="string">
            <text:p>&lt;color=#f5d6c1&gt;Lilith&lt;/color&gt; előidéz még egy &lt;color=#f5d6c1&gt;Lelket&lt;/color&gt; amikor az ellenfelek meghal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ilith: Necrophile</text:p>
          </table:table-cell>
          <table:table-cell table:style-name="ce2" office:value-type="string" calcext:value-type="string">
            <text:p>リリス：ネクロフィル</text:p>
          </table:table-cell>
          <table:table-cell table:style-name="ce2" office:value-type="string" calcext:value-type="string">
            <text:p>莉莉丝：踏骸而行</text:p>
          </table:table-cell>
          <table:table-cell table:style-name="ce2" office:value-type="string" calcext:value-type="string">
            <text:p>莉莉絲：戀屍</text:p>
          </table:table-cell>
          <table:table-cell table:style-name="ce2" office:value-type="string" calcext:value-type="string">
            <text:p>Лилит: Некрофил</text:p>
          </table:table-cell>
          <table:table-cell table:number-columns-repeated="2" table:style-name="ce2" office:value-type="string" calcext:value-type="string">
            <text:p>Lilith: Necrofilia</text:p>
          </table:table-cell>
          <table:table-cell table:style-name="ce2" office:value-type="string" calcext:value-type="string">
            <text:p>Lilith: Nekrophilie</text:p>
          </table:table-cell>
          <table:table-cell table:style-name="ce2" office:value-type="string" calcext:value-type="string">
            <text:p>Lilith: Nekrofilka</text:p>
          </table:table-cell>
          <table:table-cell table:style-name="ce2" office:value-type="string" calcext:value-type="string">
            <text:p>Lilith: Necrofilia</text:p>
          </table:table-cell>
          <table:table-cell table:style-name="ce2" office:value-type="string" calcext:value-type="string">
            <text:p>Lilith: Necrofil</text:p>
          </table:table-cell>
          <table:table-cell table:style-name="ce2" office:value-type="string" calcext:value-type="string">
            <text:p>Lilith: Necrophile</text:p>
          </table:table-cell>
          <table:table-cell table:number-columns-repeated="2" table:style-name="ce2" office:value-type="string" calcext:value-type="string">
            <text:p>Lilith: Necrófila</text:p>
          </table:table-cell>
          <table:table-cell table:style-name="ce2" office:value-type="string" calcext:value-type="string">
            <text:p>릴리스: 시간증</text:p>
          </table:table-cell>
          <table:table-cell table:style-name="ce2" office:value-type="string" calcext:value-type="string">
            <text:p>Lilith: Nekrofil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ain &lt;color=#f5d6c1&gt;+35%&lt;/color&gt; Move Speed for &lt;color=#f5d6c1&gt;1&lt;/color&gt; second when an enemy is killed.</text:p>
          </table:table-cell>
          <table:table-cell table:style-name="ce2" office:value-type="string" calcext:value-type="string">
            <text:p>敵を倒すと&lt;color=#f5d6c1&gt;1&lt;/color&gt;秒間移動速度が&lt;color=#f5d6c1&gt;+35%&lt;/color&gt;増加。</text:p>
          </table:table-cell>
          <table:table-cell table:style-name="ce2" office:value-type="string" calcext:value-type="string">
            <text:p>杀死敌人后，移动速度&lt;color=#f5d6c1&gt;+35%&lt;/color&gt;，持续&lt;color=#f5d6c1&gt;1&lt;/color&gt;秒。</text:p>
          </table:table-cell>
          <table:table-cell table:style-name="ce2" office:value-type="string" calcext:value-type="string">
            <text:p>擊殺敵人後，獲得1秒35%移速加成。</text:p>
          </table:table-cell>
          <table:table-cell table:style-name="ce2" office:value-type="string" calcext:value-type="string">
            <text:p>При убийстве врага, увеличивает скорость бега на &lt;color=#f5d6c1&gt;+35%&lt;/color&gt; на &lt;color=#f5d6c1&gt;1&lt;/color&gt; секунду.</text:p>
          </table:table-cell>
          <table:table-cell table:number-columns-repeated="2" table:style-name="ce2" office:value-type="string" calcext:value-type="string">
            <text:p>Gana &lt;color=#f5d6c1&gt;+35%&lt;/color&gt; de Vel. de Movimiento por &lt;color=#f5d6c1&gt;1s&lt;/color&gt; cuando se mata un enemigo.</text:p>
          </table:table-cell>
          <table:table-cell table:style-name="ce2" office:value-type="string" calcext:value-type="string">
            <text:p>Erhalte &lt;color=#f5d6c1&gt;+35%&lt;/color&gt; Bewegungsgeschwindigkeit für &lt;color=#f5d6c1&gt;1&lt;/color&gt; Sekunde, wenn ein Gegner getötet wird.</text:p>
          </table:table-cell>
          <table:table-cell table:style-name="ce2" office:value-type="string" calcext:value-type="string">
            <text:p>Zyskaj &lt;color=#f5d6c1&gt;+35%&lt;/color&gt; Prędkości Poruszania na &lt;color=#f5d6c1&gt;1&lt;/color&gt; sekundę kiedy przeciwnik zostaje zabity.</text:p>
          </table:table-cell>
          <table:table-cell table:style-name="ce2" office:value-type="string" calcext:value-type="string">
            <text:p>Guadagna il &lt;color=#f5d6c1&gt;35%&lt;/color&gt; Velocità di Movimento per &lt;color=#f5d6c1&gt;1&lt;/color&gt; secondo ogni volta che uccidi un nemico.</text:p>
          </table:table-cell>
          <table:table-cell table:style-name="ce2" office:value-type="string" calcext:value-type="string">
            <text:p>Düşman öldürdüğünde &lt;color=#f5d6c1&gt;1&lt;/color&gt; saniyeliğine &lt;color=#f5d6c1&gt;35%&lt;/color&gt; Hareket Hızı kazanırsın.</text:p>
          </table:table-cell>
          <table:table-cell table:style-name="ce2" office:value-type="string" calcext:value-type="string">
            <text:p>Gagne &lt;color=#f5d6c1&gt;+35%&lt;/color&gt; de vitesse de déplacement pendant &lt;color=#f5d6c1&gt;1&lt;/color&gt; seconde lorsqu'un ennemi est tué.</text:p>
          </table:table-cell>
          <table:table-cell table:number-columns-repeated="2" table:style-name="ce2" office:value-type="string" calcext:value-type="string">
            <text:p>Ganhe &lt;color=#f5d6c1&gt;+35%&lt;/color&gt; de Velocidade de Movimento por &lt;color=#f5d6c1&gt;1&lt;/color&gt; segundo quando um inimigo for abatido.</text:p>
          </table:table-cell>
          <table:table-cell table:style-name="ce2" office:value-type="string" calcext:value-type="string">
            <text:p>적을 죽이면 1초간 이동 속도가 35% 증가합니다.</text:p>
          </table:table-cell>
          <table:table-cell table:style-name="ce2" office:value-type="string" calcext:value-type="string">
            <text:p>Szerezz &lt;color=#f5d6c1&gt;+35%&lt;/color&gt; mozgási sebességet &lt;color=#f5d6c1&gt;1&lt;/color&gt; másodpercre amikor egy ellenfél megha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ilith: Undead Army</text:p>
          </table:table-cell>
          <table:table-cell table:style-name="ce2" office:value-type="string" calcext:value-type="string">
            <text:p>リリス：不死の軍団</text:p>
          </table:table-cell>
          <table:table-cell table:style-name="ce2" office:value-type="string" calcext:value-type="string">
            <text:p>莉莉丝：不死军团</text:p>
          </table:table-cell>
          <table:table-cell table:style-name="ce2" office:value-type="string" calcext:value-type="string">
            <text:p>莉莉絲：不死軍團</text:p>
          </table:table-cell>
          <table:table-cell table:style-name="ce2" office:value-type="string" calcext:value-type="string">
            <text:p>Лилит: Армия нежити</text:p>
          </table:table-cell>
          <table:table-cell table:number-columns-repeated="2" table:style-name="ce2" office:value-type="string" calcext:value-type="string">
            <text:p>Lilith: Ejercito de No-Muertos</text:p>
          </table:table-cell>
          <table:table-cell table:style-name="ce2" office:value-type="string" calcext:value-type="string">
            <text:p>Lilith: Untote Armee</text:p>
          </table:table-cell>
          <table:table-cell table:style-name="ce2" office:value-type="string" calcext:value-type="string">
            <text:p>Lilith: Nieumarła Armia</text:p>
          </table:table-cell>
          <table:table-cell table:style-name="ce2" office:value-type="string" calcext:value-type="string">
            <text:p>Lilith: Esercito degli Inferi</text:p>
          </table:table-cell>
          <table:table-cell table:style-name="ce2" office:value-type="string" calcext:value-type="string">
            <text:p>Lilith: Ölü Ordusu</text:p>
          </table:table-cell>
          <table:table-cell table:style-name="ce2" office:value-type="string" calcext:value-type="string">
            <text:p>Lilith: Armée des morts</text:p>
          </table:table-cell>
          <table:table-cell table:number-columns-repeated="2" table:style-name="ce2" office:value-type="string" calcext:value-type="string">
            <text:p>Lilith: Exército de mortos-vivos</text:p>
          </table:table-cell>
          <table:table-cell table:style-name="ce2" office:value-type="string" calcext:value-type="string">
            <text:p>릴리스: 언데드 군대</text:p>
          </table:table-cell>
          <table:table-cell table:style-name="ce2" office:value-type="string" calcext:value-type="string">
            <text:p>Lilith: Élőhalott Sere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carlett: Pyro Affinity</text:p>
          </table:table-cell>
          <table:table-cell table:style-name="ce2" office:value-type="string" calcext:value-type="string">
            <text:p>スカーレット：火炎親和</text:p>
          </table:table-cell>
          <table:table-cell table:style-name="ce2" office:value-type="string" calcext:value-type="string">
            <text:p>斯嘉丽：火焰亲和</text:p>
          </table:table-cell>
          <table:table-cell table:style-name="ce2" office:value-type="string" calcext:value-type="string">
            <text:p>斯嘉麗：火焰親和</text:p>
          </table:table-cell>
          <table:table-cell table:style-name="ce2" office:value-type="string" calcext:value-type="string">
            <text:p>Скарлет: Тяга к огню</text:p>
          </table:table-cell>
          <table:table-cell table:number-columns-repeated="2" table:style-name="ce2" office:value-type="string" calcext:value-type="string">
            <text:p>Scarlett: Afinidad Pirómana</text:p>
          </table:table-cell>
          <table:table-cell table:style-name="ce2" office:value-type="string" calcext:value-type="string">
            <text:p>Scarlett: Feuer Affinität</text:p>
          </table:table-cell>
          <table:table-cell table:style-name="ce2" office:value-type="string" calcext:value-type="string">
            <text:p>Scarlett: Pokrewieństwo z Ogniem</text:p>
          </table:table-cell>
          <table:table-cell table:style-name="ce2" office:value-type="string" calcext:value-type="string">
            <text:p>Scarlett: Legame Infuocato</text:p>
          </table:table-cell>
          <table:table-cell table:style-name="ce2" office:value-type="string" calcext:value-type="string">
            <text:p>Scarlett: Aleve Yatkınlık</text:p>
          </table:table-cell>
          <table:table-cell table:style-name="ce2" office:value-type="string" calcext:value-type="string">
            <text:p>Scarlett : Pyro-Affinité</text:p>
          </table:table-cell>
          <table:table-cell table:number-columns-repeated="2" table:style-name="ce2" office:value-type="string" calcext:value-type="string">
            <text:p>Scarlett: Afinidade Pirotécnica</text:p>
          </table:table-cell>
          <table:table-cell table:style-name="ce2" office:value-type="string" calcext:value-type="string">
            <text:p>스칼렛: 불꽃 애호가</text:p>
          </table:table-cell>
          <table:table-cell table:style-name="ce2" office:value-type="string" calcext:value-type="string">
            <text:p>Scarlett: Tűz Affinit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carlett: Pyromaniac</text:p>
          </table:table-cell>
          <table:table-cell table:style-name="ce2" office:value-type="string" calcext:value-type="string">
            <text:p>スカーレット：火炎狂</text:p>
          </table:table-cell>
          <table:table-cell table:style-name="ce2" office:value-type="string" calcext:value-type="string">
            <text:p>斯嘉丽：致命灼伤</text:p>
          </table:table-cell>
          <table:table-cell table:style-name="ce2" office:value-type="string" calcext:value-type="string">
            <text:p>斯嘉麗：致命灼傷</text:p>
          </table:table-cell>
          <table:table-cell table:style-name="ce2" office:value-type="string" calcext:value-type="string">
            <text:p>Скарлет: Пироманьяк</text:p>
          </table:table-cell>
          <table:table-cell table:number-columns-repeated="2" table:style-name="ce2" office:value-type="string" calcext:value-type="string">
            <text:p>Scarlett: Pirómano</text:p>
          </table:table-cell>
          <table:table-cell table:style-name="ce2" office:value-type="string" calcext:value-type="string">
            <text:p>Scarlett: Pyromane</text:p>
          </table:table-cell>
          <table:table-cell table:style-name="ce2" office:value-type="string" calcext:value-type="string">
            <text:p>Scarlett: Piromaniaczka</text:p>
          </table:table-cell>
          <table:table-cell table:style-name="ce2" office:value-type="string" calcext:value-type="string">
            <text:p>Scarlett: Piromane</text:p>
          </table:table-cell>
          <table:table-cell table:style-name="ce2" office:value-type="string" calcext:value-type="string">
            <text:p>Scarlett: Alev Manyağı</text:p>
          </table:table-cell>
          <table:table-cell table:style-name="ce2" office:value-type="string" calcext:value-type="string">
            <text:p>Scarlette : Pyromane</text:p>
          </table:table-cell>
          <table:table-cell table:number-columns-repeated="2" table:style-name="ce2" office:value-type="string" calcext:value-type="string">
            <text:p>Scarlett: Piromaníaca</text:p>
          </table:table-cell>
          <table:table-cell table:style-name="ce2" office:value-type="string" calcext:value-type="string">
            <text:p>스칼렛: 방화광</text:p>
          </table:table-cell>
          <table:table-cell table:style-name="ce2" office:value-type="string" calcext:value-type="string">
            <text:p>Scarlett: Pirománi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Scarlett&lt;/color&gt; gain &lt;color=#f5d6c1&gt;+10%&lt;/color&gt; Fire Rate every time she inflicts &lt;color=#f5d6c1&gt;Burn&lt;/color&gt;. This buff resets on reload.</text:p>
          </table:table-cell>
          <table:table-cell table:style-name="ce2" office:value-type="string" calcext:value-type="string">
            <text:p>&lt;color=#f5d6c1&gt;スカーレット&lt;/color&gt;は&lt;color=#f5d6c1&gt;燃焼&lt;/color&gt;を与える度に&lt;color=#f5d6c1&gt;+10%&lt;/color&gt;の発射速度を獲得。このバフはリロード時にリセットされる。</text:p>
          </table:table-cell>
          <table:table-cell table:style-name="ce2" office:value-type="string" calcext:value-type="string">
            <text:p>每当&lt;color=#f5d6c1&gt;斯嘉丽&lt;/color&gt;点燃敌人时，射速&lt;color=#f5d6c1&gt;+10%&lt;/color&gt;，换弹将重置效果。</text:p>
          </table:table-cell>
          <table:table-cell table:style-name="ce2" office:value-type="string" calcext:value-type="string">
            <text:p>每當斯嘉麗點燃敵人時，射速+10%，換彈將重置效果。</text:p>
          </table:table-cell>
          <table:table-cell table:style-name="ce2" office:value-type="string" calcext:value-type="string">
            <text:p>За &lt;color=#f5d6c1&gt;поджег&lt;/color&gt; врага, &lt;color=#f5d6c1&gt;Скарлет&lt;/color&gt; получает &lt;color=#f5d6c1&gt;+10%&lt;/color&gt; к скорости перезарядки. Этот баф сбрасывается после перезарядки.</text:p>
          </table:table-cell>
          <table:table-cell table:number-columns-repeated="2" table:style-name="ce2" office:value-type="string" calcext:value-type="string">
            <text:p>&lt;color=#f5d6c1&gt;Scarlett&lt;/color&gt; gana &lt;color=#f5d6c1&gt;+10%&lt;/color&gt; de Cadencia de Disparo cada vez que inflinje &lt;color=#f5d6c1&gt;Quemar&lt;/color&gt;. Esta mejora se resetea en la recarga.</text:p>
          </table:table-cell>
          <table:table-cell table:style-name="ce2" office:value-type="string" calcext:value-type="string">
            <text:p>&lt;color=#f5d6c1&gt;Scarlett&lt;/color&gt; erhält &lt;color=#f5d6c1&gt;+10%&lt;/color&gt; Feuerrate, wenn sie &lt;color=#f5d6c1&gt;Brand&lt;/color&gt; verursacht. Dieser Bonus setzt sich nach dem Nachladen zurück.</text:p>
          </table:table-cell>
          <table:table-cell table:style-name="ce2" office:value-type="string" calcext:value-type="string">
            <text:p>&lt;color=#f5d6c1&gt;Scarlett&lt;/color&gt; zyskuje &lt;color=#f5d6c1&gt;+10%&lt;/color&gt; szybkostrzelności za każdym razem kiedy przeciwnik otrzymuje obrażenia od &lt;color=#f5d6c1&gt;Ognia&lt;/color&gt;. Ten Buff resetuje się po przeładowaniu.</text:p>
          </table:table-cell>
          <table:table-cell table:style-name="ce2" office:value-type="string" calcext:value-type="string">
            <text:p>&lt;color=#f5d6c1&gt;Scarlett&lt;/color&gt; acquista il &lt;color=#f5d6c1&gt;10%&lt;/color&gt; di Rateo di Fuoco ogni volta che ingligge &lt;color=#f5d6c1&gt;Bruciatura&lt;/color&gt;. Questo potenziamento si resetta alla ricarica.</text:p>
          </table:table-cell>
          <table:table-cell table:style-name="ce2" office:value-type="string" calcext:value-type="string">
            <text:p>&lt;color=#f5d6c1&gt;Scarlett&lt;/color&gt; birisine &lt;color=#f5d6c1&gt;Yanma&lt;/color&gt; etkisi verdiğinde &lt;color=#f5d6c1&gt;+10%&lt;/color&gt; Atış Hızı kazanır. Bu etki şarjörünü yeniden doldurduğunda sıfırlanır.</text:p>
          </table:table-cell>
          <table:table-cell table:style-name="ce2" office:value-type="string" calcext:value-type="string">
            <text:p>&lt;color=#f5d6c1&gt;Scarlett&lt;/color&gt; gagne &lt;color=#f5d6c1&gt;+10%&lt;/color&gt; de Vitesse de Tir à chaque fois qu'elle inflige &lt;color=#f5d6c1&gt;Brûlure&lt;/color&gt;. Ce bonus se réinitialise lors du rechargement.</text:p>
          </table:table-cell>
          <table:table-cell table:number-columns-repeated="2" table:style-name="ce2" office:value-type="string" calcext:value-type="string">
            <text:p>&lt;color=#f5d6c1&gt;Scarlett&lt;/color&gt; ganha &lt;color=#f5d6c1&gt;+10%&lt;/color&gt; de Taxa de Disparo toda vez que ela inflige &lt;color=#f5d6c1&gt;Queimação&lt;/color&gt;. Este efeito é reiniciado ao recarregar.</text:p>
          </table:table-cell>
          <table:table-cell table:style-name="ce2" office:value-type="string" calcext:value-type="string">
            <text:p>적에게 &lt;color=#f5d6c1&gt;화염&lt;/color&gt; 공격을 가할 때마다 연사 속도가 10% 증가합니다. 이 효과는 재장전 시 초기화됩니다.</text:p>
          </table:table-cell>
          <table:table-cell table:style-name="ce2" office:value-type="string" calcext:value-type="string">
            <text:p>&lt;color=#f5d6c1&gt;Scarlett&lt;/color&gt; szerez &lt;color=#f5d6c1&gt;+10%&lt;/color&gt; Tűzgyorsaságot amikor &lt;color=#f5d6c1&gt;Égést&lt;/color&gt; okoz egy ellenfélnek. Ez addig tart ameddig újra nem töltesz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carlett: Lasting Flame</text:p>
          </table:table-cell>
          <table:table-cell table:style-name="ce2" office:value-type="string" calcext:value-type="string">
            <text:p>スカーレット：久遠の炎</text:p>
          </table:table-cell>
          <table:table-cell table:style-name="ce2" office:value-type="string" calcext:value-type="string">
            <text:p>斯嘉丽：不灭烈焰</text:p>
          </table:table-cell>
          <table:table-cell table:style-name="ce2" office:value-type="string" calcext:value-type="string">
            <text:p>斯嘉麗：不滅烈焰</text:p>
          </table:table-cell>
          <table:table-cell table:style-name="ce2" office:value-type="string" calcext:value-type="string">
            <text:p>Скарлет: Вечное пламя</text:p>
          </table:table-cell>
          <table:table-cell table:number-columns-repeated="2" table:style-name="ce2" office:value-type="string" calcext:value-type="string">
            <text:p>Scarlett: Última Flama</text:p>
          </table:table-cell>
          <table:table-cell table:style-name="ce2" office:value-type="string" calcext:value-type="string">
            <text:p>Scarlett: Anhaltende Flamme</text:p>
          </table:table-cell>
          <table:table-cell table:style-name="ce2" office:value-type="string" calcext:value-type="string">
            <text:p>Scarlett: Trwały Płomień</text:p>
          </table:table-cell>
          <table:table-cell table:style-name="ce2" office:value-type="string" calcext:value-type="string">
            <text:p>Scarlett: Ultima Fiamma</text:p>
          </table:table-cell>
          <table:table-cell table:style-name="ce2" office:value-type="string" calcext:value-type="string">
            <text:p>Scarlett: Süren Ateş</text:p>
          </table:table-cell>
          <table:table-cell table:style-name="ce2" office:value-type="string" calcext:value-type="string">
            <text:p>Scarlett : Flamme Durable</text:p>
          </table:table-cell>
          <table:table-cell table:number-columns-repeated="2" table:style-name="ce2" office:value-type="string" calcext:value-type="string">
            <text:p>Scarlett: Chama Duradoura</text:p>
          </table:table-cell>
          <table:table-cell table:style-name="ce2" office:value-type="string" calcext:value-type="string">
            <text:p>스칼렛: 지속성</text:p>
          </table:table-cell>
          <table:table-cell table:style-name="ce2" office:value-type="string" calcext:value-type="string">
            <text:p>Scarlet: Tartós Lán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Burn&lt;/color&gt; lasts twice as long.</text:p>
          </table:table-cell>
          <table:table-cell table:style-name="ce2" office:value-type="string" calcext:value-type="string">
            <text:p>&lt;color=#f5d6c1&gt;燃焼&lt;/color&gt;の持続時間が倍増。</text:p>
          </table:table-cell>
          <table:table-cell table:style-name="ce2" office:value-type="string" calcext:value-type="string">
            <text:p>&lt;color=#f5d6c1&gt;燃烧&lt;/color&gt;的持续时间延长1倍。</text:p>
          </table:table-cell>
          <table:table-cell table:style-name="ce2" office:value-type="string" calcext:value-type="string">
            <text:p>燃燒的持續時間延長1倍。</text:p>
          </table:table-cell>
          <table:table-cell table:style-name="ce2" office:value-type="string" calcext:value-type="string">
            <text:p>&lt;color=#f5d6c1&gt;Поджег&lt;/color&gt; врагов длиться вдвое дольше.</text:p>
          </table:table-cell>
          <table:table-cell table:number-columns-repeated="2" table:style-name="ce2" office:value-type="string" calcext:value-type="string">
            <text:p>&lt;color=#f5d6c1&gt;Quemar&lt;/color&gt; dura el doble de tiempo.</text:p>
          </table:table-cell>
          <table:table-cell table:style-name="ce2" office:value-type="string" calcext:value-type="string">
            <text:p>Die &lt;color=#f5d6c1&gt;Brand&lt;/color&gt; dauer ist doppelt so lange.</text:p>
          </table:table-cell>
          <table:table-cell table:style-name="ce2" office:value-type="string" calcext:value-type="string">
            <text:p>Przeciwnicy &lt;color=#f5d6c1&gt;Palą Się&lt;/color&gt; teraz dwa razy dłużej.</text:p>
          </table:table-cell>
          <table:table-cell table:style-name="ce2" office:value-type="string" calcext:value-type="string">
            <text:p>&lt;color=#f5d6c1&gt;Bruciatura&lt;/color&gt; dura il doppio del tempo.</text:p>
          </table:table-cell>
          <table:table-cell table:style-name="ce2" office:value-type="string" calcext:value-type="string">
            <text:p>&lt;color=#f5d6c1&gt;Yanma&lt;/color&gt; iki kat uzun sürer.</text:p>
          </table:table-cell>
          <table:table-cell table:style-name="ce2" office:value-type="string" calcext:value-type="string">
            <text:p>&lt;color=#f5d6c1&gt;Brûlure&lt;/color&gt; dure deux fois plus longtemps.</text:p>
          </table:table-cell>
          <table:table-cell table:number-columns-repeated="2" table:style-name="ce2" office:value-type="string" calcext:value-type="string">
            <text:p>&lt;color=#f5d6c1&gt;Queimação&lt;/color&gt; dura o dobro do tempo.</text:p>
          </table:table-cell>
          <table:table-cell table:style-name="ce2" office:value-type="string" calcext:value-type="string">
            <text:p>&lt;color=#f5d6c1&gt;화염&lt;/color&gt;의 지속시간이 2배가 됩니다.</text:p>
          </table:table-cell>
          <table:table-cell table:style-name="ce2" office:value-type="string" calcext:value-type="string">
            <text:p>Az &lt;color=#f5d6c1&gt;Égés&lt;/color&gt; kétszer olyan sokáig tar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park: Charged Up</text:p>
          </table:table-cell>
          <table:table-cell table:style-name="ce2" office:value-type="string" calcext:value-type="string">
            <text:p>スパーク:チャージアップ</text:p>
          </table:table-cell>
          <table:table-cell table:style-name="ce2" office:value-type="string" calcext:value-type="string">
            <text:p>花火：电力汲取</text:p>
          </table:table-cell>
          <table:table-cell table:style-name="ce2" office:value-type="string" calcext:value-type="string">
            <text:p>花火：電力汲取</text:p>
          </table:table-cell>
          <table:table-cell table:style-name="ce2" office:value-type="string" calcext:value-type="string">
            <text:p>Спарк: Заряженный</text:p>
          </table:table-cell>
          <table:table-cell table:number-columns-repeated="2" table:style-name="ce2" office:value-type="string" calcext:value-type="string">
            <text:p>Spark: Recargado</text:p>
          </table:table-cell>
          <table:table-cell table:style-name="ce2" office:value-type="string" calcext:value-type="string">
            <text:p>Spark: Aufgeladen</text:p>
          </table:table-cell>
          <table:table-cell table:style-name="ce2" office:value-type="string" calcext:value-type="string">
            <text:p>Spark: Naładowany</text:p>
          </table:table-cell>
          <table:table-cell table:style-name="ce2" office:value-type="string" calcext:value-type="string">
            <text:p>Spark: Carica al Massimo</text:p>
          </table:table-cell>
          <table:table-cell table:style-name="ce2" office:value-type="string" calcext:value-type="string">
            <text:p>Spark: Şarj Oldu</text:p>
          </table:table-cell>
          <table:table-cell table:style-name="ce2" office:value-type="string" calcext:value-type="string">
            <text:p>Spark : Chargé</text:p>
          </table:table-cell>
          <table:table-cell table:number-columns-repeated="2" table:style-name="ce2" office:value-type="string" calcext:value-type="string">
            <text:p>Spark: Carregada</text:p>
          </table:table-cell>
          <table:table-cell table:style-name="ce2" office:value-type="string" calcext:value-type="string">
            <text:p>스파크: 전력충전</text:p>
          </table:table-cell>
          <table:table-cell table:style-name="ce2" office:value-type="string" calcext:value-type="string">
            <text:p>Spark: Feltöltv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very &lt;color=#f5d6c1&gt;3rd&lt;/color&gt; <text:s/>&lt;color=#f5d6c1&gt;Lightning&lt;/color&gt; strike deals double damage, and generates &lt;color=#f5d6c1&gt;1&lt;/color&gt; ammo.</text:p>
          </table:table-cell>
          <table:table-cell table:style-name="ce2" office:value-type="string" calcext:value-type="string">
            <text:p>&lt;color=#f5d6c1&gt;3発目&lt;/color&gt;の&lt;color=#f5d6c1&gt;雷&lt;/color&gt;はダメージが倍になり、弾が&lt;color=#f5d6c1&gt;1発&lt;/color&gt;生成される。</text:p>
          </table:table-cell>
          <table:table-cell table:style-name="ce2" office:value-type="string" calcext:value-type="string">
            <text:p>每第三次闪电，将造成双倍伤害，并装填1发子弹。</text:p>
          </table:table-cell>
          <table:table-cell table:style-name="ce2" office:value-type="string" calcext:value-type="string">
            <text:p>每第三次閃電，將造成雙倍傷害，並裝填1發子彈。</text:p>
          </table:table-cell>
          <table:table-cell table:style-name="ce2" office:value-type="string" calcext:value-type="string">
            <text:p>Каждый &lt;color=#f5d6c1&gt;3ий&lt;/color&gt; удар &lt;color=#f5d6c1&gt;молнии&lt;/color&gt; наносит двойной урон и заряжает &lt;color=#f5d6c1&gt;1&lt;/color&gt; снаряд.</text:p>
          </table:table-cell>
          <table:table-cell table:number-columns-repeated="2" table:style-name="ce2" office:value-type="string" calcext:value-type="string">
            <text:p>Cada &lt;color=#f5d6c1&gt;3er&lt;/color&gt; golpe de &lt;color=#f5d6c1&gt;Electrocutar&lt;/color&gt; hace el doble de daño, y genera <text:s/>&lt;color=#f5d6c1&gt;1&lt;/color&gt; de munición.</text:p>
          </table:table-cell>
          <table:table-cell table:style-name="ce2" office:value-type="string" calcext:value-type="string">
            <text:p>Jeder &lt;color=#f5d6c1&gt;3.&lt;/color&gt; <text:s/>&lt;color=#f5d6c1&gt;Blitz&lt;/color&gt; Einschlag verursacht doppelten Schaden und generiert &lt;color=#f5d6c1&gt;1&lt;/color&gt; Munition.</text:p>
          </table:table-cell>
          <table:table-cell table:style-name="ce2" office:value-type="string" calcext:value-type="string">
            <text:p>Co &lt;color=#f5d6c1&gt;trzeci&lt;/color&gt; <text:s/>&lt;color=#f5d6c1&gt;Piorun&lt;/color&gt; zadaje podwójne obrażenia, i generuje &lt;color=#f5d6c1&gt;1&lt;/color&gt; sztukę amunicji.</text:p>
          </table:table-cell>
          <table:table-cell table:style-name="ce2" office:value-type="string" calcext:value-type="string">
            <text:p>Ogni &lt;color=#f5d6c1&gt;terzo&lt;/color&gt; colpo di &lt;color=#f5d6c1&gt;Fulmine&lt;/color&gt; infligge il doppio del danno e rigenera &lt;color=#f5d6c1&gt;1&lt;/color&gt; munizione.</text:p>
          </table:table-cell>
          <table:table-cell table:style-name="ce2" office:value-type="string" calcext:value-type="string">
            <text:p>Her &lt;color=#f5d6c1&gt;3.&lt;/color&gt; <text:s/>&lt;color=#f5d6c1&gt;Yıldırım&lt;/color&gt; 2 kat fazla vurur ve 1 mermi doldurur.</text:p>
          </table:table-cell>
          <table:table-cell table:style-name="ce2" office:value-type="string" calcext:value-type="string">
            <text:p>Chaque &lt;color=#f5d6c1&gt;3e&lt;/color&gt; &lt;color=#f5d6c1&gt;Éclair&lt;/color&gt; inflige des dégâts doublés et génère &lt;color=#f5d6c1&gt;1&lt;/color&gt; munition.</text:p>
          </table:table-cell>
          <table:table-cell table:number-columns-repeated="2" table:style-name="ce2" office:value-type="string" calcext:value-type="string">
            <text:p>Cada &lt;color=#f5d6c1&gt;terceiro&lt;/color&gt; acerto do &lt;color=#f5d6c1&gt;Raio&lt;/color&gt; causa o dobro de dano, e gera &lt;color=#f5d6c1&gt;1&lt;/color&gt; de munição.</text:p>
          </table:table-cell>
          <table:table-cell table:style-name="ce2" office:value-type="string" calcext:value-type="string">
            <text:p>&lt;color=#f5d6c1&gt;번개&lt;/color&gt;가 3번 칠 때마다 &lt;color=#f5d6c1&gt;번개&lt;/color&gt;의 대미지가 두 배가 되고 1개의 탄창을 충전합니다.</text:p>
          </table:table-cell>
          <table:table-cell table:style-name="ce2" office:value-type="string" calcext:value-type="string">
            <text:p>Minden &lt;color=#f5d6c1&gt;3.&lt;/color&gt; &lt;color=#f5d6c1&gt;Villámcsapás&lt;/color&gt; kétszer többet sebez és &lt;color=#f5d6c1&gt;1&lt;/color&gt; töltényt generá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park: Electrical Fire</text:p>
          </table:table-cell>
          <table:table-cell table:style-name="ce2" office:value-type="string" calcext:value-type="string">
            <text:p>スパーク：閃光の炎</text:p>
          </table:table-cell>
          <table:table-cell table:style-name="ce2" office:value-type="string" calcext:value-type="string">
            <text:p>花火：离子火花</text:p>
          </table:table-cell>
          <table:table-cell table:style-name="ce2" office:value-type="string" calcext:value-type="string">
            <text:p>花火：離子火花</text:p>
          </table:table-cell>
          <table:table-cell table:style-name="ce2" office:value-type="string" calcext:value-type="string">
            <text:p>Спарк: Электрический огонь</text:p>
          </table:table-cell>
          <table:table-cell table:number-columns-repeated="2" table:style-name="ce2" office:value-type="string" calcext:value-type="string">
            <text:p>Spark: Fuego Eléctrico</text:p>
          </table:table-cell>
          <table:table-cell table:style-name="ce2" office:value-type="string" calcext:value-type="string">
            <text:p>Spark: Elektrisches Feuer</text:p>
          </table:table-cell>
          <table:table-cell table:style-name="ce2" office:value-type="string" calcext:value-type="string">
            <text:p>Spark: Elektryczny Ogień</text:p>
          </table:table-cell>
          <table:table-cell table:style-name="ce2" office:value-type="string" calcext:value-type="string">
            <text:p>Spark: Fiamma Elettrizzante</text:p>
          </table:table-cell>
          <table:table-cell table:style-name="ce2" office:value-type="string" calcext:value-type="string">
            <text:p>Spark: Elektriksel Ateş</text:p>
          </table:table-cell>
          <table:table-cell table:style-name="ce2" office:value-type="string" calcext:value-type="string">
            <text:p>Spark : Feu Électrique</text:p>
          </table:table-cell>
          <table:table-cell table:number-columns-repeated="2" table:style-name="ce2" office:value-type="string" calcext:value-type="string">
            <text:p>Spark: Fogo Elétrico</text:p>
          </table:table-cell>
          <table:table-cell table:style-name="ce2" office:value-type="string" calcext:value-type="string">
            <text:p>스파크: 전기화재</text:p>
          </table:table-cell>
          <table:table-cell table:style-name="ce2" office:value-type="string" calcext:value-type="string">
            <text:p>Spark: Áramostűz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Lightning&lt;/color&gt; strikes also inflicts &lt;color=#f5d6c1&gt;Burn&lt;/color&gt; for &lt;color=#f5d6c1&gt;3&lt;/color&gt; damage per second.</text:p>
          </table:table-cell>
          <table:table-cell table:style-name="ce2" office:value-type="string" calcext:value-type="string">
            <text:p>&lt;color=#f5d6c1&gt;雷&lt;/color&gt;の攻撃は&lt;color=#f5d6c1&gt;燃焼&lt;/color&gt;も与え、毎秒&lt;color=#f5d6c1&gt;3&lt;/color&gt;ダメージを与える。</text:p>
          </table:table-cell>
          <table:table-cell table:style-name="ce2" office:value-type="string" calcext:value-type="string">
            <text:p>&lt;color=#f5d6c1&gt;闪电&lt;/color&gt;会同时&lt;color=#f5d6c1&gt;点燃&lt;/color&gt;敌人，造成每秒&lt;color=#f5d6c1&gt;3&lt;/color&gt;点伤害。</text:p>
          </table:table-cell>
          <table:table-cell table:style-name="ce2" office:value-type="string" calcext:value-type="string">
            <text:p>閃電會同時點燃敵人，造成每秒3點傷害。</text:p>
          </table:table-cell>
          <table:table-cell table:style-name="ce2" office:value-type="string" calcext:value-type="string">
            <text:p>&lt;color=#f5d6c1&gt;Молнии&lt;/color&gt; &lt;color=#f5d6c1&gt;поджигают&lt;/color&gt; врагов, нанося &lt;color=#f5d6c1&gt;3&lt;/color&gt; урона в секунду.</text:p>
          </table:table-cell>
          <table:table-cell table:number-columns-repeated="2" table:style-name="ce2" office:value-type="string" calcext:value-type="string">
            <text:p>Los golpes de &lt;color=#f5d6c1&gt;Electrocutar&lt;/color&gt; además inflingen &lt;color=#f5d6c1&gt;Quemar&lt;/color&gt; por &lt;color=#f5d6c1&gt;3&lt;/color&gt; de daño al segundo.</text:p>
          </table:table-cell>
          <table:table-cell table:style-name="ce2" office:value-type="string" calcext:value-type="string">
            <text:p>&lt;color=#f5d6c1&gt;Blitze&lt;/color&gt; , die Gegner treffen, verursachen nun auch &lt;color=#f5d6c1&gt;Brand&lt;/color&gt; für &lt;color=#f5d6c1&gt;3&lt;/color&gt; Schaden pro Sekunde.</text:p>
          </table:table-cell>
          <table:table-cell table:style-name="ce2" office:value-type="string" calcext:value-type="string">
            <text:p>Uderzenia &lt;color=#f5d6c1&gt;Piorunów&lt;/color&gt; &lt;color=#f5d6c1&gt;Podpalają&lt;/color&gt; teraz przeciwników zadając &lt;color=#f5d6c1&gt;3&lt;/color&gt; obrażenia na sekundę.</text:p>
          </table:table-cell>
          <table:table-cell table:style-name="ce2" office:value-type="string" calcext:value-type="string">
            <text:p>I colpi del &lt;color=#f5d6c1&gt;Fulmine&lt;/color&gt; ora infliggono &lt;color=#f5d6c1&gt;Bruciatura&lt;/color&gt; per &lt;color=#f5d6c1&gt;3&lt;/color&gt; danni al secondo.</text:p>
          </table:table-cell>
          <table:table-cell table:style-name="ce2" office:value-type="string" calcext:value-type="string">
            <text:p>&lt;color=#f5d6c1&gt;Yıldırım&lt;/color&gt; ilave olarak saniyede 3 hasar vuracak şekilde &lt;color=#f5d6c1&gt;Yanma&lt;/color&gt; etkisi de sağlar.</text:p>
          </table:table-cell>
          <table:table-cell table:style-name="ce2" office:value-type="string" calcext:value-type="string">
            <text:p>Les &lt;color=#f5d6c1&gt;Éclairs&lt;/color&gt; infligent également &lt;color=#f5d6c1&gt;Brûlure&lt;/color&gt; pour &lt;color=#f5d6c1&gt;3&lt;/color&gt; dégâts par seconde.</text:p>
          </table:table-cell>
          <table:table-cell table:number-columns-repeated="2" table:style-name="ce2" office:value-type="string" calcext:value-type="string">
            <text:p>Ao acertar, o &lt;color=#f5d6c1&gt;Raio&lt;/color&gt;, também inflige &lt;color=#f5d6c1&gt;Queimação&lt;/color&gt; causando &lt;color=#f5d6c1&gt;3&lt;/color&gt; de dano por segundo.</text:p>
          </table:table-cell>
          <table:table-cell table:style-name="ce2" office:value-type="string" calcext:value-type="string">
            <text:p>&lt;color=#f5d6c1&gt;번개&lt;/color&gt;는 초당 &lt;color=#f5d6c1&gt;3&lt;/color&gt; 대미지의 &lt;color=#f5d6c1&gt;화염&lt;/color&gt;을 가합니다.</text:p>
          </table:table-cell>
          <table:table-cell table:style-name="ce2" office:value-type="string" calcext:value-type="string">
            <text:p>&lt;color=#f5d6c1&gt;Villámcsapások&lt;/color&gt; &lt;color=#f5d6c1&gt;Égést&lt;/color&gt; is okoznak &lt;color=#f5d6c1&gt;3&lt;/color&gt; sebzést okozva másodperc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park: Electro Affinity</text:p>
          </table:table-cell>
          <table:table-cell table:style-name="ce2" office:value-type="string" calcext:value-type="string">
            <text:p>スパーク：電流親和</text:p>
          </table:table-cell>
          <table:table-cell table:style-name="ce2" office:value-type="string" calcext:value-type="string">
            <text:p>花火：雷电亲和</text:p>
          </table:table-cell>
          <table:table-cell table:style-name="ce2" office:value-type="string" calcext:value-type="string">
            <text:p>花火：雷電親和</text:p>
          </table:table-cell>
          <table:table-cell table:style-name="ce2" office:value-type="string" calcext:value-type="string">
            <text:p>Спарк: Тяга к электричеству</text:p>
          </table:table-cell>
          <table:table-cell table:number-columns-repeated="2" table:style-name="ce2" office:value-type="string" calcext:value-type="string">
            <text:p>Spark: Afinidad Eléctrica</text:p>
          </table:table-cell>
          <table:table-cell table:style-name="ce2" office:value-type="string" calcext:value-type="string">
            <text:p>Spark: Elektro Affinität</text:p>
          </table:table-cell>
          <table:table-cell table:style-name="ce2" office:value-type="string" calcext:value-type="string">
            <text:p>Spark: Elektryczne Pokrewieństwo</text:p>
          </table:table-cell>
          <table:table-cell table:style-name="ce2" office:value-type="string" calcext:value-type="string">
            <text:p>Spark: Legame Voltaico</text:p>
          </table:table-cell>
          <table:table-cell table:style-name="ce2" office:value-type="string" calcext:value-type="string">
            <text:p>Spark: Elektriğe Yatkınlık</text:p>
          </table:table-cell>
          <table:table-cell table:style-name="ce2" office:value-type="string" calcext:value-type="string">
            <text:p>Spark : Électro-Affinité</text:p>
          </table:table-cell>
          <table:table-cell table:number-columns-repeated="2" table:style-name="ce2" office:value-type="string" calcext:value-type="string">
            <text:p>Spark: Afinidade Elétrica</text:p>
          </table:table-cell>
          <table:table-cell table:style-name="ce2" office:value-type="string" calcext:value-type="string">
            <text:p>스파크: 번개 애호가</text:p>
          </table:table-cell>
          <table:table-cell table:style-name="ce2" office:value-type="string" calcext:value-type="string">
            <text:p>Spark: Áram affinit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ana: Specialize</text:p>
          </table:table-cell>
          <table:table-cell table:style-name="ce2" office:value-type="string" calcext:value-type="string">
            <text:p>シャナ：専門家</text:p>
          </table:table-cell>
          <table:table-cell table:style-name="ce2" office:value-type="string" calcext:value-type="string">
            <text:p>夏娜：专家</text:p>
          </table:table-cell>
          <table:table-cell table:style-name="ce2" office:value-type="string" calcext:value-type="string">
            <text:p>夏娜：專家</text:p>
          </table:table-cell>
          <table:table-cell table:style-name="ce2" office:value-type="string" calcext:value-type="string">
            <text:p>Шана: Специализация</text:p>
          </table:table-cell>
          <table:table-cell table:number-columns-repeated="2" table:style-name="ce2" office:value-type="string" calcext:value-type="string">
            <text:p>Shana: Especialización</text:p>
          </table:table-cell>
          <table:table-cell table:style-name="ce2" office:value-type="string" calcext:value-type="string">
            <text:p>Shana: Spezialisieren</text:p>
          </table:table-cell>
          <table:table-cell table:style-name="ce2" office:value-type="string" calcext:value-type="string">
            <text:p>Shana: Specjalizacja</text:p>
          </table:table-cell>
          <table:table-cell table:style-name="ce2" office:value-type="string" calcext:value-type="string">
            <text:p>Shana: Addestramento</text:p>
          </table:table-cell>
          <table:table-cell table:style-name="ce2" office:value-type="string" calcext:value-type="string">
            <text:p>Shana: Uzmanlaşmak</text:p>
          </table:table-cell>
          <table:table-cell table:style-name="ce2" office:value-type="string" calcext:value-type="string">
            <text:p>Shana : Spécialisation</text:p>
          </table:table-cell>
          <table:table-cell table:number-columns-repeated="2" table:style-name="ce2" office:value-type="string" calcext:value-type="string">
            <text:p>Shana: Especialização</text:p>
          </table:table-cell>
          <table:table-cell table:style-name="ce2" office:value-type="string" calcext:value-type="string">
            <text:p>샤나: 전공</text:p>
          </table:table-cell>
          <table:table-cell table:style-name="ce2" office:value-type="string" calcext:value-type="string">
            <text:p>Shana: Specializáció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riple the effect of the next &lt;color=#f5d6c1&gt;Upgrade&lt;/color&gt; you take.</text:p>
          </table:table-cell>
          <table:table-cell table:style-name="ce2" office:value-type="string" calcext:value-type="string">
            <text:p>次に取得する&lt;color=#f5d6c1&gt;アップグレード&lt;/color&gt;の効果が3倍になる。</text:p>
          </table:table-cell>
          <table:table-cell table:style-name="ce2" office:value-type="string" calcext:value-type="string">
            <text:p>下一个&lt;color=#f5d6c1&gt;升级能力&lt;/color&gt;获得3倍效果。</text:p>
          </table:table-cell>
          <table:table-cell table:style-name="ce2" office:value-type="string" calcext:value-type="string">
            <text:p>下一個升級能力獲得3倍效果。</text:p>
          </table:table-cell>
          <table:table-cell table:style-name="ce2" office:value-type="string" calcext:value-type="string">
            <text:p>Утраивает эффект следующего полученного &lt;color=#f5d6c1&gt;улучшения&lt;/color&gt;.</text:p>
          </table:table-cell>
          <table:table-cell table:number-columns-repeated="2" table:style-name="ce2" office:value-type="string" calcext:value-type="string">
            <text:p>Tendrás el triple de efecto en la siguiente &lt;color=#f5d6c1&gt;Mejora&lt;/color&gt; que elijas.</text:p>
          </table:table-cell>
          <table:table-cell table:style-name="ce2" office:value-type="string" calcext:value-type="string">
            <text:p>Verdreifache den Effekt von der nächsten &lt;color=#f5d6c1&gt;Verbesserung&lt;/color&gt;, die du wählst.</text:p>
          </table:table-cell>
          <table:table-cell table:style-name="ce2" office:value-type="string" calcext:value-type="string">
            <text:p>Potrój efekt kolejnego &lt;color=#f5d6c1&gt;Ulepszenia&lt;/color&gt;, które zbierzesz.</text:p>
          </table:table-cell>
          <table:table-cell table:style-name="ce2" office:value-type="string" calcext:value-type="string">
            <text:p>Triplica l'effetto del prossimo &lt;color=#f5d6c1&gt;Potenziamento&lt;/color&gt;..</text:p>
          </table:table-cell>
          <table:table-cell table:style-name="ce2" office:value-type="string" calcext:value-type="string">
            <text:p>Sonraki alacağın &lt;color=#f5d6c1&gt;Güçlendirme&lt;/color&gt;yi 3 katına çıkarır.</text:p>
          </table:table-cell>
          <table:table-cell table:style-name="ce2" office:value-type="string" calcext:value-type="string">
            <text:p>Triple l'effet de la prochaine &lt;color=#f5d6c1&gt;Amélioration&lt;/color&gt; que vous prenez.</text:p>
          </table:table-cell>
          <table:table-cell table:number-columns-repeated="2" table:style-name="ce2" office:value-type="string" calcext:value-type="string">
            <text:p>Triplica o efeito da próxima &lt;color=#f5d6c1&gt;Melhoria&lt;/color&gt; que você escolher.</text:p>
          </table:table-cell>
          <table:table-cell table:style-name="ce2" office:value-type="string" calcext:value-type="string">
            <text:p>다음 &lt;color=#f5d6c1&gt;업그레이드&lt;/color&gt;의 효과가 3배가 됩니다.</text:p>
          </table:table-cell>
          <table:table-cell table:style-name="ce2" office:value-type="string" calcext:value-type="string">
            <text:p>Háromszorozd meg a következő &lt;color=#f5d6c1&gt;Fejlesztés&lt;/color&gt; hatásá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ana: Quick Learner</text:p>
          </table:table-cell>
          <table:table-cell table:style-name="ce2" office:value-type="string" calcext:value-type="string">
            <text:p>シャナ：高速学習</text:p>
          </table:table-cell>
          <table:table-cell table:style-name="ce2" office:value-type="string" calcext:value-type="string">
            <text:p>夏娜：快速学习</text:p>
          </table:table-cell>
          <table:table-cell table:style-name="ce2" office:value-type="string" calcext:value-type="string">
            <text:p>夏娜：快速學習</text:p>
          </table:table-cell>
          <table:table-cell table:style-name="ce2" office:value-type="string" calcext:value-type="string">
            <text:p>Шана: Ускоренный курс</text:p>
          </table:table-cell>
          <table:table-cell table:number-columns-repeated="2" table:style-name="ce2" office:value-type="string" calcext:value-type="string">
            <text:p>Shana: Apredíz Rápido</text:p>
          </table:table-cell>
          <table:table-cell table:style-name="ce2" office:value-type="string" calcext:value-type="string">
            <text:p>Shana: Schneller Lerner</text:p>
          </table:table-cell>
          <table:table-cell table:style-name="ce2" office:value-type="string" calcext:value-type="string">
            <text:p>Shana: Szybki Uczeń</text:p>
          </table:table-cell>
          <table:table-cell table:style-name="ce2" office:value-type="string" calcext:value-type="string">
            <text:p>Shana: Apprendimento Rapido</text:p>
          </table:table-cell>
          <table:table-cell table:style-name="ce2" office:value-type="string" calcext:value-type="string">
            <text:p>Shana: Hızlı Öğrenen</text:p>
          </table:table-cell>
          <table:table-cell table:style-name="ce2" office:value-type="string" calcext:value-type="string">
            <text:p>Shana : Apprentissage Rapide</text:p>
          </table:table-cell>
          <table:table-cell table:number-columns-repeated="2" table:style-name="ce2" office:value-type="string" calcext:value-type="string">
            <text:p>Shana: Aprendiz Rápida</text:p>
          </table:table-cell>
          <table:table-cell table:style-name="ce2" office:value-type="string" calcext:value-type="string">
            <text:p>샤나: 영재</text:p>
          </table:table-cell>
          <table:table-cell table:style-name="ce2" office:value-type="string" calcext:value-type="string">
            <text:p>Shana: Gyors Tanuló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experience gain by &lt;color=#f5d6c1&gt;+40%&lt;/color&gt;.</text:p>
          </table:table-cell>
          <table:table-cell table:style-name="ce2" office:value-type="string" calcext:value-type="string">
            <text:p>経験値獲得量が&lt;color=#f5d6c1&gt;+40%&lt;/color&gt;増加。</text:p>
          </table:table-cell>
          <table:table-cell table:style-name="ce2" office:value-type="string" calcext:value-type="string">
            <text:p>经验获取&lt;color=#f5d6c1&gt;+40%&lt;/color&gt;。</text:p>
          </table:table-cell>
          <table:table-cell table:style-name="ce2" office:value-type="string" calcext:value-type="string">
            <text:p>經驗獲取+40%。</text:p>
          </table:table-cell>
          <table:table-cell table:style-name="ce2" office:value-type="string" calcext:value-type="string">
            <text:p>Получаемый опыт увеличен на &lt;color=#f5d6c1&gt;+40%&lt;/color&gt;.</text:p>
          </table:table-cell>
          <table:table-cell table:number-columns-repeated="2" table:style-name="ce2" office:value-type="string" calcext:value-type="string">
            <text:p>Incrementa la EXP ganada por &lt;color=#f5d6c1&gt;+40%&lt;/color&gt;.</text:p>
          </table:table-cell>
          <table:table-cell table:style-name="ce2" office:value-type="string" calcext:value-type="string">
            <text:p>Erhöhre Erfahrungsgewinn um &lt;color=#f5d6c1&gt;+40%&lt;/color&gt;.</text:p>
          </table:table-cell>
          <table:table-cell table:style-name="ce2" office:value-type="string" calcext:value-type="string">
            <text:p>Zwiększ zyskiwane doświadczenie o &lt;color=#f5d6c1&gt;+40%&lt;/color&gt;.</text:p>
          </table:table-cell>
          <table:table-cell table:style-name="ce2" office:value-type="string" calcext:value-type="string">
            <text:p>Aumenta l'acquisto di esperienza del &lt;color=#f5d6c1&gt;40%&lt;/color&gt;.</text:p>
          </table:table-cell>
          <table:table-cell table:style-name="ce2" office:value-type="string" calcext:value-type="string">
            <text:p>Beceri kazanımını &lt;color=#f5d6c1&gt;40%&lt;/color&gt; arttırır.</text:p>
          </table:table-cell>
          <table:table-cell table:style-name="ce2" office:value-type="string" calcext:value-type="string">
            <text:p>Augmente le gain d'expérience de &lt;color=#f5d6c1&gt;+40%&lt;/color&gt;.</text:p>
          </table:table-cell>
          <table:table-cell table:number-columns-repeated="2" table:style-name="ce2" office:value-type="string" calcext:value-type="string">
            <text:p>Aumente o ganho de experiência em &lt;color=#f5d6c1&gt;+40%&lt;/color&gt;.</text:p>
          </table:table-cell>
          <table:table-cell table:style-name="ce2" office:value-type="string" calcext:value-type="string">
            <text:p>XP 획득량이 &lt;color=#f5d6c1&gt;40%&lt;/color&gt; 증가합니다.</text:p>
          </table:table-cell>
          <table:table-cell table:style-name="ce2" office:value-type="string" calcext:value-type="string">
            <text:p>Növeld meg a Tapasztalat Pont szerzést &lt;color=#f5d6c1&gt;40%&lt;/color&gt;-a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ana's Halo</text:p>
          </table:table-cell>
          <table:table-cell table:style-name="ce2" office:value-type="string" calcext:value-type="string">
            <text:p>シャナの光輪</text:p>
          </table:table-cell>
          <table:table-cell table:style-name="ce2" office:value-type="string" calcext:value-type="string">
            <text:p>夏娜的光环</text:p>
          </table:table-cell>
          <table:table-cell table:style-name="ce2" office:value-type="string" calcext:value-type="string">
            <text:p>夏娜的光環</text:p>
          </table:table-cell>
          <table:table-cell table:style-name="ce2" office:value-type="string" calcext:value-type="string">
            <text:p>Ореол Шаны</text:p>
          </table:table-cell>
          <table:table-cell table:number-columns-repeated="2" table:style-name="ce2" office:value-type="string" calcext:value-type="string">
            <text:p>Aureola de Shana</text:p>
          </table:table-cell>
          <table:table-cell table:style-name="ce2" office:value-type="string" calcext:value-type="string">
            <text:p>Shana's Heiligenschein</text:p>
          </table:table-cell>
          <table:table-cell table:style-name="ce2" office:value-type="string" calcext:value-type="string">
            <text:p>Aureola Shany</text:p>
          </table:table-cell>
          <table:table-cell table:style-name="ce2" office:value-type="string" calcext:value-type="string">
            <text:p>Shana: Aureola</text:p>
          </table:table-cell>
          <table:table-cell table:style-name="ce2" office:value-type="string" calcext:value-type="string">
            <text:p>Shana'nın Halesi</text:p>
          </table:table-cell>
          <table:table-cell table:style-name="ce2" office:value-type="string" calcext:value-type="string">
            <text:p>Halo de Shana</text:p>
          </table:table-cell>
          <table:table-cell table:number-columns-repeated="2" table:style-name="ce2" office:value-type="string" calcext:value-type="string">
            <text:p>Auréola de Shana</text:p>
          </table:table-cell>
          <table:table-cell table:style-name="ce2" office:value-type="string" calcext:value-type="string">
            <text:p>샤나: 헤일로</text:p>
          </table:table-cell>
          <table:table-cell table:style-name="ce2" office:value-type="string" calcext:value-type="string">
            <text:p>Shana Glóriáj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ollect &lt;color=#f5d6c1&gt;3&lt;/color&gt; &lt;color=#f5d6c1&gt;Halo Pieces&lt;/color&gt; to recover &lt;color=#f5d6c1&gt;Shana's Halo&lt;/color&gt;.</text:p>
          </table:table-cell>
          <table:table-cell table:style-name="ce2" office:value-type="string" calcext:value-type="string">
            <text:p>&lt;color=#f5d6c1&gt;3&lt;/color&gt;つの&lt;color=#f5d6c1&gt;光輪の欠片&lt;/color&gt;を集めると、&lt;color=#f5d6c1&gt;シャナの光輪&lt;/color&gt;を取り戻すことができる。</text:p>
          </table:table-cell>
          <table:table-cell table:style-name="ce2" office:value-type="string" calcext:value-type="string">
            <text:p>收集&lt;color=#f5d6c1&gt;3&lt;/color&gt;个&lt;color=#f5d6c1&gt;光环碎片&lt;/color&gt;，来合成&lt;color=#f5d6c1&gt;夏娜的光环&lt;/color&gt;。</text:p>
          </table:table-cell>
          <table:table-cell table:style-name="ce2" office:value-type="string" calcext:value-type="string">
            <text:p>收集3個光環碎片，來合成夏娜的光環。</text:p>
          </table:table-cell>
          <table:table-cell table:style-name="ce2" office:value-type="string" calcext:value-type="string">
            <text:p>Соберите &lt;color=#f5d6c1&gt;3&lt;/color&gt; части &lt;color=#f5d6c1&gt;нимба&lt;/color&gt;, чтобы восстановить &lt;color=#f5d6c1&gt;Ореол Шаны&lt;/color&gt;.</text:p>
          </table:table-cell>
          <table:table-cell table:number-columns-repeated="2" table:style-name="ce2" office:value-type="string" calcext:value-type="string">
            <text:p>Reune &lt;color=#f5d6c1&gt;3&lt;/color&gt; &lt;color=#f5d6c1&gt;Piezas de Aureola&lt;/color&gt; para recuperar la &lt;color=#f5d6c1&gt;Aureola de Shana&lt;/color&gt;.</text:p>
          </table:table-cell>
          <table:table-cell table:style-name="ce2" office:value-type="string" calcext:value-type="string">
            <text:p>Sammle &lt;color=#f5d6c1&gt;3&lt;/color&gt; &lt;color=#f5d6c1&gt;Heiligenscheinfragmente&lt;/color&gt; um &lt;color=#f5d6c1&gt;Shana's Heiligenschein&lt;/color&gt; wiederherzustellen.</text:p>
          </table:table-cell>
          <table:table-cell table:style-name="ce2" office:value-type="string" calcext:value-type="string">
            <text:p>Zbierz &lt;color=#f5d6c1&gt;3&lt;/color&gt; &lt;color=#f5d6c1&gt;Części Aureoli&lt;/color&gt; by odzyskać &lt;color=#f5d6c1&gt;Aureolę Shany&lt;/color&gt;.</text:p>
          </table:table-cell>
          <table:table-cell table:style-name="ce2" office:value-type="string" calcext:value-type="string">
            <text:p>Raccogli &lt;color=#f5d6c1&gt;3&lt;/color&gt; &lt;color=#f5d6c1&gt;Frammenti d'Aureola&lt;/color&gt; per creare un'&lt;color=#f5d6c1&gt;Aureola di Shana&lt;/color&gt;.</text:p>
          </table:table-cell>
          <table:table-cell table:style-name="ce2" office:value-type="string" calcext:value-type="string">
            <text:p>&lt;color=#f5d6c1&gt;3&lt;/color&gt; adet &lt;color=#f5d6c1&gt;Hale Parçası&lt;/color&gt; toplayarak &lt;color=#f5d6c1&gt;Shana'nın Halesi&lt;/color&gt;ni geri kazan.</text:p>
          </table:table-cell>
          <table:table-cell table:style-name="ce2" office:value-type="string" calcext:value-type="string">
            <text:p>Récupérez&lt;color=#f5d6c1&gt;3&lt;/color&gt; &lt;color=#f5d6c1&gt;morceaux d'Halo&lt;/color&gt; pour régénérer&lt;color=#f5d6c1&gt;le Halo de Shana&lt;/color&gt;.</text:p>
          </table:table-cell>
          <table:table-cell table:number-columns-repeated="2" table:style-name="ce2" office:value-type="string" calcext:value-type="string">
            <text:p>Colete &lt;color=#f5d6c1&gt;3&lt;/color&gt; &lt;color=#f5d6c1&gt;Pedaços de Auréola&lt;/color&gt; para recuperar a &lt;color=#f5d6c1&gt;Auréola de Shana&lt;/color&gt;.</text:p>
          </table:table-cell>
          <table:table-cell table:style-name="ce2" office:value-type="string" calcext:value-type="string">
            <text:p>&lt;color=#f5d6c1&gt;헤일로 조각&lt;/color&gt;을 &lt;color=#f5d6c1&gt;3&lt;/color&gt;개 수집하면 &lt;color=#f5d6c1&gt;헤일로 아이템&lt;/color&gt;이 드롭됩니다.</text:p>
          </table:table-cell>
          <table:table-cell table:style-name="ce2" office:value-type="string" calcext:value-type="string">
            <text:p>Szerezz &lt;color=#f5d6c1&gt;3&lt;/color&gt; &lt;color=#f5d6c1&gt;Glória Darab&lt;/color&gt;-ot, hogy visszazerezd &lt;color=#f5d6c1&gt;Shana Glóriáját&lt;/color&gt;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alo Piece #1</text:p>
          </table:table-cell>
          <table:table-cell table:style-name="ce2" office:value-type="string" calcext:value-type="string">
            <text:p>光輪の欠片#1</text:p>
          </table:table-cell>
          <table:table-cell table:style-name="ce2" office:value-type="string" calcext:value-type="string">
            <text:p>光环碎片 #1</text:p>
          </table:table-cell>
          <table:table-cell table:style-name="ce2" office:value-type="string" calcext:value-type="string">
            <text:p>光環碎片 #1</text:p>
          </table:table-cell>
          <table:table-cell table:style-name="ce2" office:value-type="string" calcext:value-type="string">
            <text:p>Первая частица нимба</text:p>
          </table:table-cell>
          <table:table-cell table:number-columns-repeated="2" table:style-name="ce2" office:value-type="string" calcext:value-type="string">
            <text:p>Pieza de Aureola #1</text:p>
          </table:table-cell>
          <table:table-cell table:style-name="ce2" office:value-type="string" calcext:value-type="string">
            <text:p>Heiligenscheinfragment #1</text:p>
          </table:table-cell>
          <table:table-cell table:style-name="ce2" office:value-type="string" calcext:value-type="string">
            <text:p>Część Aureoli #1</text:p>
          </table:table-cell>
          <table:table-cell table:style-name="ce2" office:value-type="string" calcext:value-type="string">
            <text:p>Frammento d'Aureola</text:p>
          </table:table-cell>
          <table:table-cell table:style-name="ce2" office:value-type="string" calcext:value-type="string">
            <text:p>Hale Parçası #1</text:p>
          </table:table-cell>
          <table:table-cell table:style-name="ce2" office:value-type="string" calcext:value-type="string">
            <text:p>Morceau d'Halo n°1</text:p>
          </table:table-cell>
          <table:table-cell table:number-columns-repeated="2" table:style-name="ce2" office:value-type="string" calcext:value-type="string">
            <text:p>Pedaço da Auréola #1</text:p>
          </table:table-cell>
          <table:table-cell table:style-name="ce2" office:value-type="string" calcext:value-type="string">
            <text:p>헤일로 조각 #1</text:p>
          </table:table-cell>
          <table:table-cell table:style-name="ce2" office:value-type="string" calcext:value-type="string">
            <text:p>Glória Darab #1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alo Piece #2</text:p>
          </table:table-cell>
          <table:table-cell table:style-name="ce2" office:value-type="string" calcext:value-type="string">
            <text:p>光輪の欠片#2</text:p>
          </table:table-cell>
          <table:table-cell table:style-name="ce2" office:value-type="string" calcext:value-type="string">
            <text:p>光环碎片 #2</text:p>
          </table:table-cell>
          <table:table-cell table:style-name="ce2" office:value-type="string" calcext:value-type="string">
            <text:p>光環碎片 #2</text:p>
          </table:table-cell>
          <table:table-cell table:style-name="ce2" office:value-type="string" calcext:value-type="string">
            <text:p>Вторая частица нимба</text:p>
          </table:table-cell>
          <table:table-cell table:number-columns-repeated="2" table:style-name="ce2" office:value-type="string" calcext:value-type="string">
            <text:p>Pieza de Aureola #2</text:p>
          </table:table-cell>
          <table:table-cell table:style-name="ce2" office:value-type="string" calcext:value-type="string">
            <text:p>Heiligenscheinfragment #2</text:p>
          </table:table-cell>
          <table:table-cell table:style-name="ce2" office:value-type="string" calcext:value-type="string">
            <text:p>Część Aureoli #2</text:p>
          </table:table-cell>
          <table:table-cell table:style-name="ce2" office:value-type="string" calcext:value-type="string">
            <text:p>Frammento d'Aureola</text:p>
          </table:table-cell>
          <table:table-cell table:style-name="ce2" office:value-type="string" calcext:value-type="string">
            <text:p>Hale Parçası #2</text:p>
          </table:table-cell>
          <table:table-cell table:style-name="ce2" office:value-type="string" calcext:value-type="string">
            <text:p>Morceau d'Halo n°2</text:p>
          </table:table-cell>
          <table:table-cell table:number-columns-repeated="2" table:style-name="ce2" office:value-type="string" calcext:value-type="string">
            <text:p>Pedaço da Auréola #2</text:p>
          </table:table-cell>
          <table:table-cell table:style-name="ce2" office:value-type="string" calcext:value-type="string">
            <text:p>헤일로 조각 #2</text:p>
          </table:table-cell>
          <table:table-cell table:style-name="ce2" office:value-type="string" calcext:value-type="string">
            <text:p>Glória Darab #2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alo Piece #3</text:p>
          </table:table-cell>
          <table:table-cell table:style-name="ce2" office:value-type="string" calcext:value-type="string">
            <text:p>光輪の欠片#3</text:p>
          </table:table-cell>
          <table:table-cell table:style-name="ce2" office:value-type="string" calcext:value-type="string">
            <text:p>光环碎片 #3</text:p>
          </table:table-cell>
          <table:table-cell table:style-name="ce2" office:value-type="string" calcext:value-type="string">
            <text:p>光環碎片 #3</text:p>
          </table:table-cell>
          <table:table-cell table:style-name="ce2" office:value-type="string" calcext:value-type="string">
            <text:p>Третья частица нимба</text:p>
          </table:table-cell>
          <table:table-cell table:number-columns-repeated="2" table:style-name="ce2" office:value-type="string" calcext:value-type="string">
            <text:p>Pieza de Aureola #3</text:p>
          </table:table-cell>
          <table:table-cell table:style-name="ce2" office:value-type="string" calcext:value-type="string">
            <text:p>Heiligenscheinfragment #3</text:p>
          </table:table-cell>
          <table:table-cell table:style-name="ce2" office:value-type="string" calcext:value-type="string">
            <text:p>Część Aureoli #3</text:p>
          </table:table-cell>
          <table:table-cell table:style-name="ce2" office:value-type="string" calcext:value-type="string">
            <text:p>Frammento d'Aureola</text:p>
          </table:table-cell>
          <table:table-cell table:style-name="ce2" office:value-type="string" calcext:value-type="string">
            <text:p>Hale Parçası #3</text:p>
          </table:table-cell>
          <table:table-cell table:style-name="ce2" office:value-type="string" calcext:value-type="string">
            <text:p>Morceau d'Halo n°3</text:p>
          </table:table-cell>
          <table:table-cell table:number-columns-repeated="2" table:style-name="ce2" office:value-type="string" calcext:value-type="string">
            <text:p>Pedaço da Auréola #3</text:p>
          </table:table-cell>
          <table:table-cell table:style-name="ce2" office:value-type="string" calcext:value-type="string">
            <text:p>헤일로 조각 #3</text:p>
          </table:table-cell>
          <table:table-cell table:style-name="ce2" office:value-type="string" calcext:value-type="string">
            <text:p>Glória Darab #3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ana: Ascension</text:p>
          </table:table-cell>
          <table:table-cell table:style-name="ce2" office:value-type="string" calcext:value-type="string">
            <text:p>シャナ：アセンション</text:p>
          </table:table-cell>
          <table:table-cell table:style-name="ce2" office:value-type="string" calcext:value-type="string">
            <text:p>夏娜：飞升</text:p>
          </table:table-cell>
          <table:table-cell table:style-name="ce2" office:value-type="string" calcext:value-type="string">
            <text:p>夏娜：飛升</text:p>
          </table:table-cell>
          <table:table-cell table:style-name="ce2" office:value-type="string" calcext:value-type="string">
            <text:p>Шана: Вознесение</text:p>
          </table:table-cell>
          <table:table-cell table:number-columns-repeated="2" table:style-name="ce2" office:value-type="string" calcext:value-type="string">
            <text:p>Shana: Ascensión</text:p>
          </table:table-cell>
          <table:table-cell table:style-name="ce2" office:value-type="string" calcext:value-type="string">
            <text:p>Shana: Aufstieg</text:p>
          </table:table-cell>
          <table:table-cell table:style-name="ce2" office:value-type="string" calcext:value-type="string">
            <text:p>Shana: Wniebowstąpienie</text:p>
          </table:table-cell>
          <table:table-cell table:style-name="ce2" office:value-type="string" calcext:value-type="string">
            <text:p>Ahana: Ascensione</text:p>
          </table:table-cell>
          <table:table-cell table:style-name="ce2" office:value-type="string" calcext:value-type="string">
            <text:p>Shana: Yükseliş</text:p>
          </table:table-cell>
          <table:table-cell table:style-name="ce2" office:value-type="string" calcext:value-type="string">
            <text:p>Shana : Ascension</text:p>
          </table:table-cell>
          <table:table-cell table:number-columns-repeated="2" table:style-name="ce2" office:value-type="string" calcext:value-type="string">
            <text:p>Shana: Ascensão</text:p>
          </table:table-cell>
          <table:table-cell table:style-name="ce2" office:value-type="string" calcext:value-type="string">
            <text:p>샤나: 승천</text:p>
          </table:table-cell>
          <table:table-cell table:style-name="ce2" office:value-type="string" calcext:value-type="string">
            <text:p>Shana: Felemelked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3&lt;/color&gt; &lt;color=#f5d6c1&gt;Halo Pieces&lt;/color&gt; can now appear as upgrade choices. Collect all &lt;color=#f5d6c1&gt;3&lt;/color&gt; to recover &lt;color=#f5d6c1&gt;Shana's Halo&lt;/color&gt;.</text:p>
          </table:table-cell>
          <table:table-cell table:style-name="ce2" office:value-type="string" calcext:value-type="string">
            <text:p>&lt;color=#f5d6c1&gt;3&lt;/color&gt;つの&lt;color=#f5d6c1&gt;光輪の欠片&lt;/color&gt;がアップグレードの候補に現れるようになる。&lt;color=#f5d6c1&gt;3&lt;/color&gt;つすべてを集めると、&lt;color=#f5d6c1&gt;シャナの光輪&lt;/color&gt;を取り戻すことができる。</text:p>
          </table:table-cell>
          <table:table-cell table:style-name="ce2" office:value-type="string" calcext:value-type="string">
            <text:p>&lt;color=#f5d6c1&gt;3&lt;/color&gt;个&lt;color=#f5d6c1&gt;光环碎片&lt;/color&gt;会出现在升级选项里，收集&lt;color=#f5d6c1&gt;3&lt;/color&gt;个碎片即可合成&lt;color=#f5d6c1&gt;夏娜的光环&lt;/color&gt;。</text:p>
          </table:table-cell>
          <table:table-cell table:style-name="ce2" office:value-type="string" calcext:value-type="string">
            <text:p>3個光環碎片會出現在升級選項裏，收集3個碎片即可合成夏娜的光環。</text:p>
          </table:table-cell>
          <table:table-cell table:style-name="ce2" office:value-type="string" calcext:value-type="string">
            <text:p>&lt;color=#f5d6c1&gt;3&lt;/color&gt; &lt;color=#f5d6c1&gt;Частицы нимба&lt;/color&gt; теперь доступны в качестве вариантов улучшения. Соберите все &lt;color=#f5d6c1&gt;3&lt;/color&gt;, чтобы восстановить &lt;color=#f5d6c1&gt;Ореол Шаны&lt;/color&gt;.</text:p>
          </table:table-cell>
          <table:table-cell table:number-columns-repeated="2" table:style-name="ce2" office:value-type="string" calcext:value-type="string">
            <text:p>Ahora las &lt;color=#f5d6c1&gt;3&lt;/color&gt; &lt;color=#f5d6c1&gt;Piezas de Aureola&lt;/color&gt; pueden aparecer como opciones de mejora. Colecciona las &lt;color=#f5d6c1&gt;3&lt;/color&gt; piezas para recuperar la &lt;color=#f5d6c1&gt;Aureola de Shana&lt;/color&gt;.</text:p>
          </table:table-cell>
          <table:table-cell table:style-name="ce2" office:value-type="string" calcext:value-type="string">
            <text:p>&lt;color=#f5d6c1&gt;3&lt;/color&gt; &lt;color=#f5d6c1&gt;Heiligenscheinfragmente&lt;/color&gt; können nun als Verbesserungen auftauchen. Sammle alle &lt;color=#f5d6c1&gt;3&lt;/color&gt; Fragmente um &lt;color=#f5d6c1&gt;Shana's Heiligenschein&lt;/color&gt; wiederherzustellen.</text:p>
          </table:table-cell>
          <table:table-cell table:style-name="ce2" office:value-type="string" calcext:value-type="string">
            <text:p>&lt;color=#f5d6c1&gt;3&lt;/color&gt; &lt;color=#f5d6c1&gt;Części Aureoli&lt;/color&gt; mogą teraz pojawić się jako wybory przy ulepszeniu. Zbierz wszystkie &lt;color=#f5d6c1&gt;3&lt;/color&gt; by odzyskać &lt;color=#f5d6c1&gt;Aureolę Shany&lt;/color&gt;.</text:p>
          </table:table-cell>
          <table:table-cell table:style-name="ce2" office:value-type="string" calcext:value-type="string">
            <text:p>Ora &lt;color=#f5d6c1&gt;3&lt;/color&gt; &lt;color=#f5d6c1&gt;Frammenti d'Aureola&lt;/color&gt; possono comparire tra i Miglioramenti. Raccoglili tutti e &lt;color=#f5d6c1&gt;3&lt;/color&gt; per creare un'&lt;color=#f5d6c1&gt;Aureola di Shana&lt;/color&gt;.</text:p>
          </table:table-cell>
          <table:table-cell table:style-name="ce2" office:value-type="string" calcext:value-type="string">
            <text:p>Artık &lt;color=#f5d6c1&gt;3&lt;/color&gt; adet &lt;color=#f5d6c1&gt;Hale Parçası&lt;/color&gt; güçlendirmelerin arasından çıkabilir. Hepsini toplayarak &lt;color=#f5d6c1&gt;Shana'nın Halesi&lt;/color&gt;ni geri kazan.</text:p>
          </table:table-cell>
          <table:table-cell table:style-name="ce2" office:value-type="string" calcext:value-type="string">
            <text:p>&lt;color=#f5d6c1&gt;3&lt;/color&gt; &lt;color=#f5d6c1&gt;Morceaux d'Halo&lt;/color&gt; peuvent désormais apparaître comme choix d'amélioration. Récupérez les &lt;color=#f5d6c1&gt;3&lt;/color&gt; pour obtenir le &lt;color=#f5d6c1&gt;Halo de Shana&lt;/color&gt;.</text:p>
          </table:table-cell>
          <table:table-cell table:number-columns-repeated="2" table:style-name="ce2" office:value-type="string" calcext:value-type="string">
            <text:p>&lt;color=#f5d6c1&gt;3&lt;/color&gt; &lt;color=#f5d6c1&gt;Halo Pieces&lt;/color&gt; can now appear as upgrade choices. Collect all &lt;color=#f5d6c1&gt;3&lt;/color&gt; to recover &lt;color=#f5d6c1&gt;Shana's Halo&lt;/color&gt;.</text:p>
          </table:table-cell>
          <table:table-cell table:style-name="ce2" office:value-type="string" calcext:value-type="string">
            <text:p>&lt;color=#f5d6c1&gt;3&lt;/color&gt;개의 &lt;color=#f5d6c1&gt;헤일로 조각&lt;/color&gt;은 이제 레벨업 능력 선택지에 나타납니다. &lt;color=#f5d6c1&gt;3&lt;/color&gt;가지를 모두 모아 &lt;color=#f5d6c1&gt;샤나: 헤일로&lt;/color&gt;를 되찾으세요.</text:p>
          </table:table-cell>
          <table:table-cell table:style-name="ce2" office:value-type="string" calcext:value-type="string">
            <text:p>&lt;color=#f5d6c1&gt;3&lt;/color&gt; &lt;color=#f5d6c1&gt;Glória Darab&lt;/color&gt; mostantól feltűnhet fejlődési lehetőségként is. Szerezd meg mind a &lt;color=#f5d6c1&gt;hármat&lt;/color&gt;, hogy visszaszerzed &lt;color=#f5d6c1&gt;Shana glóriáját&lt;/color&gt;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rvive the night to unlock greater challenges.</text:p>
          </table:table-cell>
          <table:table-cell table:style-name="ce2" office:value-type="string" calcext:value-type="string">
            <text:p>夜を生き抜くと、より大きなチャレンジがアンロック！</text:p>
          </table:table-cell>
          <table:table-cell table:style-name="ce2" office:value-type="string" calcext:value-type="string">
            <text:p>存活下来可解锁更大的挑战</text:p>
          </table:table-cell>
          <table:table-cell table:style-name="ce2" office:value-type="string" calcext:value-type="string">
            <text:p>存活下來可解鎖更大的挑戰</text:p>
          </table:table-cell>
          <table:table-cell table:style-name="ce2" office:value-type="string" calcext:value-type="string">
            <text:p>Переживите эту ночь, чтобы разблокировать новые уровни сложности.</text:p>
          </table:table-cell>
          <table:table-cell table:number-columns-repeated="2" table:style-name="ce2" office:value-type="string" calcext:value-type="string">
            <text:p>Sobrevive a la noche para desbloquear grandes desafíos.</text:p>
          </table:table-cell>
          <table:table-cell table:style-name="ce2" office:value-type="string" calcext:value-type="string">
            <text:p>Überlebe diese Nacht um weitere Herausforderungen freizuschalten.</text:p>
          </table:table-cell>
          <table:table-cell table:style-name="ce2" office:value-type="string" calcext:value-type="string">
            <text:p>Przetrwaj noc by odblokować większe wyzwania.</text:p>
          </table:table-cell>
          <table:table-cell table:style-name="ce2" office:value-type="string" calcext:value-type="string">
            <text:p>Sopravvivi alla notte per sbloccare altre sfide.</text:p>
          </table:table-cell>
          <table:table-cell table:style-name="ce2" office:value-type="string" calcext:value-type="string">
            <text:p>Geceyi hayatta geçirerek daha zorlayıcı meydan okumalar açabilirsin.</text:p>
          </table:table-cell>
          <table:table-cell table:style-name="ce2" office:value-type="string" calcext:value-type="string">
            <text:p>Survivez à la nuit afin de débloquer de plus grand défis.</text:p>
          </table:table-cell>
          <table:table-cell table:number-columns-repeated="2" table:style-name="ce2" office:value-type="string" calcext:value-type="string">
            <text:p>Sobreviva à noite para desbloquear desafios maiores.</text:p>
          </table:table-cell>
          <table:table-cell table:style-name="ce2" office:value-type="string" calcext:value-type="string">
            <text:p>더 큰 도전과제를 해금하기 위해 밤 동안 생존하십시오.</text:p>
          </table:table-cell>
          <table:table-cell table:style-name="ce2" office:value-type="string" calcext:value-type="string">
            <text:p>Éld túl az estét, hogy nagyobb kihívásokat oldj fe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mall enemies spawn more often.</text:p>
          </table:table-cell>
          <table:table-cell table:style-name="ce2" office:value-type="string" calcext:value-type="string">
            <text:p>小型敵の出現数増加。</text:p>
          </table:table-cell>
          <table:table-cell table:style-name="ce2" office:value-type="string" calcext:value-type="string">
            <text:p>更加频繁地出现小型敌人</text:p>
          </table:table-cell>
          <table:table-cell table:style-name="ce2" office:value-type="string" calcext:value-type="string">
            <text:p>更加頻繁地出現小型敵人</text:p>
          </table:table-cell>
          <table:table-cell table:style-name="ce2" office:value-type="string" calcext:value-type="string">
            <text:p>Обычные враги появляются чаще.</text:p>
          </table:table-cell>
          <table:table-cell table:number-columns-repeated="2" table:style-name="ce2" office:value-type="string" calcext:value-type="string">
            <text:p>Los enemigos pequeños aparecen más seguido.</text:p>
          </table:table-cell>
          <table:table-cell table:style-name="ce2" office:value-type="string" calcext:value-type="string">
            <text:p>Kleine Gegner erscheinen öfter.</text:p>
          </table:table-cell>
          <table:table-cell table:style-name="ce2" office:value-type="string" calcext:value-type="string">
            <text:p>Mali przeciwnicy pojawiają się częściej.</text:p>
          </table:table-cell>
          <table:table-cell table:style-name="ce2" office:value-type="string" calcext:value-type="string">
            <text:p>I nemici piccoli si generano più spesso.</text:p>
          </table:table-cell>
          <table:table-cell table:style-name="ce2" office:value-type="string" calcext:value-type="string">
            <text:p>Küçük düşmanlar daha çok doğar.</text:p>
          </table:table-cell>
          <table:table-cell table:style-name="ce2" office:value-type="string" calcext:value-type="string">
            <text:p>Les petits ennemis apparaissent plus souvent.</text:p>
          </table:table-cell>
          <table:table-cell table:number-columns-repeated="2" table:style-name="ce2" office:value-type="string" calcext:value-type="string">
            <text:p>Inimigos pequenos aparecem com mais frequência.</text:p>
          </table:table-cell>
          <table:table-cell table:style-name="ce2" office:value-type="string" calcext:value-type="string">
            <text:p>작은 적들이 더 많이 스폰됩니다.</text:p>
          </table:table-cell>
          <table:table-cell table:style-name="ce2" office:value-type="string" calcext:value-type="string">
            <text:p>Normál ellenfelek többször jelennek meg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mall enemies have more HP.</text:p>
          </table:table-cell>
          <table:table-cell table:style-name="ce2" office:value-type="string" calcext:value-type="string">
            <text:p>小型敵はHP増加。</text:p>
          </table:table-cell>
          <table:table-cell table:style-name="ce2" office:value-type="string" calcext:value-type="string">
            <text:p>小型敌人的生命值提升</text:p>
          </table:table-cell>
          <table:table-cell table:style-name="ce2" office:value-type="string" calcext:value-type="string">
            <text:p>小型敵人的生命值提升</text:p>
          </table:table-cell>
          <table:table-cell table:style-name="ce2" office:value-type="string" calcext:value-type="string">
            <text:p>У обычных врагов больше здоровья.</text:p>
          </table:table-cell>
          <table:table-cell table:number-columns-repeated="2" table:style-name="ce2" office:value-type="string" calcext:value-type="string">
            <text:p>Los enemigos pequeños tienen más PS.</text:p>
          </table:table-cell>
          <table:table-cell table:style-name="ce2" office:value-type="string" calcext:value-type="string">
            <text:p>Kleine Gegner haben mehr Lebenspunkte.</text:p>
          </table:table-cell>
          <table:table-cell table:style-name="ce2" office:value-type="string" calcext:value-type="string">
            <text:p>Mali przeciwnicy mają więcej HP.</text:p>
          </table:table-cell>
          <table:table-cell table:style-name="ce2" office:value-type="string" calcext:value-type="string">
            <text:p>I nemici piccoli sisono più resistenti.</text:p>
          </table:table-cell>
          <table:table-cell table:style-name="ce2" office:value-type="string" calcext:value-type="string">
            <text:p>Küçük düşmanların daha çok canı var.</text:p>
          </table:table-cell>
          <table:table-cell table:style-name="ce2" office:value-type="string" calcext:value-type="string">
            <text:p>Les petits ennemis ont plus de PV.</text:p>
          </table:table-cell>
          <table:table-cell table:number-columns-repeated="2" table:style-name="ce2" office:value-type="string" calcext:value-type="string">
            <text:p>Inimigos pequenos têm mais PV.</text:p>
          </table:table-cell>
          <table:table-cell table:style-name="ce2" office:value-type="string" calcext:value-type="string">
            <text:p>작은 적들이 더 많은 HP를 가집니다.</text:p>
          </table:table-cell>
          <table:table-cell table:style-name="ce2" office:value-type="string" calcext:value-type="string">
            <text:p>Normál ellenfeleknek több életerejük van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lites have more HP.</text:p>
          </table:table-cell>
          <table:table-cell table:style-name="ce2" office:value-type="string" calcext:value-type="string">
            <text:p>エリートのHP増加。</text:p>
          </table:table-cell>
          <table:table-cell table:style-name="ce2" office:value-type="string" calcext:value-type="string">
            <text:p>精英敌人的生命值提升</text:p>
          </table:table-cell>
          <table:table-cell table:style-name="ce2" office:value-type="string" calcext:value-type="string">
            <text:p>精英敵人的生命值提升</text:p>
          </table:table-cell>
          <table:table-cell table:style-name="ce2" office:value-type="string" calcext:value-type="string">
            <text:p>У элитных врагов больше здоровья.</text:p>
          </table:table-cell>
          <table:table-cell table:number-columns-repeated="2" table:style-name="ce2" office:value-type="string" calcext:value-type="string">
            <text:p>Los Elítes tienen más PS.</text:p>
          </table:table-cell>
          <table:table-cell table:style-name="ce2" office:value-type="string" calcext:value-type="string">
            <text:p>Elite haben mehr Lebenspunkte.</text:p>
          </table:table-cell>
          <table:table-cell table:style-name="ce2" office:value-type="string" calcext:value-type="string">
            <text:p>Elity mają więcej HP.</text:p>
          </table:table-cell>
          <table:table-cell table:style-name="ce2" office:value-type="string" calcext:value-type="string">
            <text:p>I mostri élite sono più resistenti.</text:p>
          </table:table-cell>
          <table:table-cell table:style-name="ce2" office:value-type="string" calcext:value-type="string">
            <text:p>Elit düşmanların daha çok canı var.</text:p>
          </table:table-cell>
          <table:table-cell table:style-name="ce2" office:value-type="string" calcext:value-type="string">
            <text:p>Les élites ont plus de PV.</text:p>
          </table:table-cell>
          <table:table-cell table:number-columns-repeated="2" table:style-name="ce2" office:value-type="string" calcext:value-type="string">
            <text:p>Elites têm mais PV.</text:p>
          </table:table-cell>
          <table:table-cell table:style-name="ce2" office:value-type="string" calcext:value-type="string">
            <text:p>중간 보스들이 더 많은 HP를 가집니다.</text:p>
          </table:table-cell>
          <table:table-cell table:style-name="ce2" office:value-type="string" calcext:value-type="string">
            <text:p>Eliteknek több életerejük van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osses have more HP.</text:p>
          </table:table-cell>
          <table:table-cell table:style-name="ce2" office:value-type="string" calcext:value-type="string">
            <text:p>ボスのHP増加。</text:p>
          </table:table-cell>
          <table:table-cell table:number-columns-repeated="2" table:style-name="ce2" office:value-type="string" calcext:value-type="string">
            <text:p>Boss的生命值提升</text:p>
          </table:table-cell>
          <table:table-cell table:style-name="ce2" office:value-type="string" calcext:value-type="string">
            <text:p>У боссов больше здоровья.</text:p>
          </table:table-cell>
          <table:table-cell table:number-columns-repeated="2" table:style-name="ce2" office:value-type="string" calcext:value-type="string">
            <text:p>Los Jefes tienen más PS.</text:p>
          </table:table-cell>
          <table:table-cell table:style-name="ce2" office:value-type="string" calcext:value-type="string">
            <text:p>Bosse haben mehr Lebenspunkte.</text:p>
          </table:table-cell>
          <table:table-cell table:style-name="ce2" office:value-type="string" calcext:value-type="string">
            <text:p>Bossowie mają więcej HP.</text:p>
          </table:table-cell>
          <table:table-cell table:style-name="ce2" office:value-type="string" calcext:value-type="string">
            <text:p>I Boss sono più resistenti.</text:p>
          </table:table-cell>
          <table:table-cell table:style-name="ce2" office:value-type="string" calcext:value-type="string">
            <text:p>Patron Düşmanların daha çok canı var.</text:p>
          </table:table-cell>
          <table:table-cell table:style-name="ce2" office:value-type="string" calcext:value-type="string">
            <text:p>Les boss ont plus de PV.</text:p>
          </table:table-cell>
          <table:table-cell table:number-columns-repeated="2" table:style-name="ce2" office:value-type="string" calcext:value-type="string">
            <text:p>Chefes têm mais PV.</text:p>
          </table:table-cell>
          <table:table-cell table:style-name="ce2" office:value-type="string" calcext:value-type="string">
            <text:p>보스가 더 많은 HP를 가집니다.</text:p>
          </table:table-cell>
          <table:table-cell table:style-name="ce2" office:value-type="string" calcext:value-type="string">
            <text:p>Főellenfeleknek több életerejük van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lites deal double damage.</text:p>
          </table:table-cell>
          <table:table-cell table:style-name="ce2" office:value-type="string" calcext:value-type="string">
            <text:p>エリートが与えるダメージが倍増。</text:p>
          </table:table-cell>
          <table:table-cell table:style-name="ce2" office:value-type="string" calcext:value-type="string">
            <text:p>精英敌人将造成2倍伤害</text:p>
          </table:table-cell>
          <table:table-cell table:style-name="ce2" office:value-type="string" calcext:value-type="string">
            <text:p>精英敵人將造成2倍傷害</text:p>
          </table:table-cell>
          <table:table-cell table:style-name="ce2" office:value-type="string" calcext:value-type="string">
            <text:p>Элитные враги наносят двойной урон.</text:p>
          </table:table-cell>
          <table:table-cell table:number-columns-repeated="2" table:style-name="ce2" office:value-type="string" calcext:value-type="string">
            <text:p>Los Elítes hacen el doble de daño.</text:p>
          </table:table-cell>
          <table:table-cell table:style-name="ce2" office:value-type="string" calcext:value-type="string">
            <text:p>Elite verursachen doppelten Schaden.</text:p>
          </table:table-cell>
          <table:table-cell table:style-name="ce2" office:value-type="string" calcext:value-type="string">
            <text:p>Elity zadają podwójne obrażenia.</text:p>
          </table:table-cell>
          <table:table-cell table:style-name="ce2" office:value-type="string" calcext:value-type="string">
            <text:p>I mostri élite infliggono il doppio del danno.</text:p>
          </table:table-cell>
          <table:table-cell table:style-name="ce2" office:value-type="string" calcext:value-type="string">
            <text:p>Elit düşmanların hasarı ikiye katlanır.</text:p>
          </table:table-cell>
          <table:table-cell table:style-name="ce2" office:value-type="string" calcext:value-type="string">
            <text:p>Les élites infligent le double de dégâts.</text:p>
          </table:table-cell>
          <table:table-cell table:number-columns-repeated="2" table:style-name="ce2" office:value-type="string" calcext:value-type="string">
            <text:p>Elites causam o dobro de dano.</text:p>
          </table:table-cell>
          <table:table-cell table:style-name="ce2" office:value-type="string" calcext:value-type="string">
            <text:p>중간 보스에 의한 피해가 두 배가 됩니다.</text:p>
          </table:table-cell>
          <table:table-cell table:style-name="ce2" office:value-type="string" calcext:value-type="string">
            <text:p>Elitek dupla annyit sebezne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osses deal double damage.</text:p>
          </table:table-cell>
          <table:table-cell table:style-name="ce2" office:value-type="string" calcext:value-type="string">
            <text:p>ボスが与えるダメージが倍増。</text:p>
          </table:table-cell>
          <table:table-cell table:style-name="ce2" office:value-type="string" calcext:value-type="string">
            <text:p>Boss将造成2倍伤害</text:p>
          </table:table-cell>
          <table:table-cell table:style-name="ce2" office:value-type="string" calcext:value-type="string">
            <text:p>Boss將造成2倍傷害</text:p>
          </table:table-cell>
          <table:table-cell table:style-name="ce2" office:value-type="string" calcext:value-type="string">
            <text:p>Боссы наносят двойной урон.</text:p>
          </table:table-cell>
          <table:table-cell table:number-columns-repeated="2" table:style-name="ce2" office:value-type="string" calcext:value-type="string">
            <text:p>Los Jefes hacen el doble de daño.</text:p>
          </table:table-cell>
          <table:table-cell table:style-name="ce2" office:value-type="string" calcext:value-type="string">
            <text:p>Bosse verursachen doppelten Schaden.</text:p>
          </table:table-cell>
          <table:table-cell table:style-name="ce2" office:value-type="string" calcext:value-type="string">
            <text:p>Bossowie zadają podwójne obrażenia.</text:p>
          </table:table-cell>
          <table:table-cell table:style-name="ce2" office:value-type="string" calcext:value-type="string">
            <text:p>I Boss infliggono il doppio del danno.</text:p>
          </table:table-cell>
          <table:table-cell table:style-name="ce2" office:value-type="string" calcext:value-type="string">
            <text:p>Patron düşmanlar 2 kat daha fazla vurur.</text:p>
          </table:table-cell>
          <table:table-cell table:style-name="ce2" office:value-type="string" calcext:value-type="string">
            <text:p>Les boss infligent le double de dégâts.</text:p>
          </table:table-cell>
          <table:table-cell table:number-columns-repeated="2" table:style-name="ce2" office:value-type="string" calcext:value-type="string">
            <text:p>Os Chefes causam o dobro de dano.</text:p>
          </table:table-cell>
          <table:table-cell table:style-name="ce2" office:value-type="string" calcext:value-type="string">
            <text:p>보스에 의한 피해가 두 배가 됩니다.</text:p>
          </table:table-cell>
          <table:table-cell table:style-name="ce2" office:value-type="string" calcext:value-type="string">
            <text:p>Főellenfelek dupla annyit sebezne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mall enemies move faster.</text:p>
          </table:table-cell>
          <table:table-cell table:style-name="ce2" office:value-type="string" calcext:value-type="string">
            <text:p>小型敵の速度アップ。</text:p>
          </table:table-cell>
          <table:table-cell table:style-name="ce2" office:value-type="string" calcext:value-type="string">
            <text:p>小型敌人的移速加快</text:p>
          </table:table-cell>
          <table:table-cell table:style-name="ce2" office:value-type="string" calcext:value-type="string">
            <text:p>小型敵人的移速加快</text:p>
          </table:table-cell>
          <table:table-cell table:style-name="ce2" office:value-type="string" calcext:value-type="string">
            <text:p>Обычные враги двигаются быстрей.</text:p>
          </table:table-cell>
          <table:table-cell table:number-columns-repeated="2" table:style-name="ce2" office:value-type="string" calcext:value-type="string">
            <text:p>Los enemigos pequeños se mueven rápido.</text:p>
          </table:table-cell>
          <table:table-cell table:style-name="ce2" office:value-type="string" calcext:value-type="string">
            <text:p>Kleine Gegner bewegen sich schneller.</text:p>
          </table:table-cell>
          <table:table-cell table:style-name="ce2" office:value-type="string" calcext:value-type="string">
            <text:p>Mali przeciwnicy szybciej się poruszają.</text:p>
          </table:table-cell>
          <table:table-cell table:style-name="ce2" office:value-type="string" calcext:value-type="string">
            <text:p>I nemici piccoli si muovono più velocemente.</text:p>
          </table:table-cell>
          <table:table-cell table:style-name="ce2" office:value-type="string" calcext:value-type="string">
            <text:p>Küçük düşmanlar daha hızlı hareket eder.</text:p>
          </table:table-cell>
          <table:table-cell table:style-name="ce2" office:value-type="string" calcext:value-type="string">
            <text:p>Les petits ennemis se déplacent plus rapidement.</text:p>
          </table:table-cell>
          <table:table-cell table:number-columns-repeated="2" table:style-name="ce2" office:value-type="string" calcext:value-type="string">
            <text:p>Inimigos pequenos se movem mais rápido.</text:p>
          </table:table-cell>
          <table:table-cell table:style-name="ce2" office:value-type="string" calcext:value-type="string">
            <text:p>작은 적들의 이동 속도가 빨라집니다.</text:p>
          </table:table-cell>
          <table:table-cell table:style-name="ce2" office:value-type="string" calcext:value-type="string">
            <text:p>Normál ellenfelek gyorsabban mozog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lites move faster.</text:p>
          </table:table-cell>
          <table:table-cell table:style-name="ce2" office:value-type="string" calcext:value-type="string">
            <text:p>エリートの速度アップ。</text:p>
          </table:table-cell>
          <table:table-cell table:style-name="ce2" office:value-type="string" calcext:value-type="string">
            <text:p>精英敌人的移速加快</text:p>
          </table:table-cell>
          <table:table-cell table:style-name="ce2" office:value-type="string" calcext:value-type="string">
            <text:p>精英敵人的移速加快</text:p>
          </table:table-cell>
          <table:table-cell table:style-name="ce2" office:value-type="string" calcext:value-type="string">
            <text:p>Элитные враги двигаются быстрей.</text:p>
          </table:table-cell>
          <table:table-cell table:number-columns-repeated="2" table:style-name="ce2" office:value-type="string" calcext:value-type="string">
            <text:p>Los Elítes se mueven rápido.</text:p>
          </table:table-cell>
          <table:table-cell table:style-name="ce2" office:value-type="string" calcext:value-type="string">
            <text:p>Elite bewegen sich schneller.</text:p>
          </table:table-cell>
          <table:table-cell table:style-name="ce2" office:value-type="string" calcext:value-type="string">
            <text:p>Elity szybciej się poruszają.</text:p>
          </table:table-cell>
          <table:table-cell table:style-name="ce2" office:value-type="string" calcext:value-type="string">
            <text:p>I nemici élite si muovono più velocemente</text:p>
          </table:table-cell>
          <table:table-cell table:style-name="ce2" office:value-type="string" calcext:value-type="string">
            <text:p>Elit düşmanlar daha hızlı hareket eder.</text:p>
          </table:table-cell>
          <table:table-cell table:style-name="ce2" office:value-type="string" calcext:value-type="string">
            <text:p>Les élites se déplacent plus rapidement.</text:p>
          </table:table-cell>
          <table:table-cell table:number-columns-repeated="2" table:style-name="ce2" office:value-type="string" calcext:value-type="string">
            <text:p>Elites se movem mais rápido.</text:p>
          </table:table-cell>
          <table:table-cell table:style-name="ce2" office:value-type="string" calcext:value-type="string">
            <text:p>중간 보스의 이동 속도가 빨라집니다.</text:p>
          </table:table-cell>
          <table:table-cell table:style-name="ce2" office:value-type="string" calcext:value-type="string">
            <text:p>Elitek gyorsabban mozog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osses attack more often.</text:p>
          </table:table-cell>
          <table:table-cell table:style-name="ce2" office:value-type="string" calcext:value-type="string">
            <text:p>ボスの攻撃頻度が増加。</text:p>
          </table:table-cell>
          <table:table-cell table:style-name="ce2" office:value-type="string" calcext:value-type="string">
            <text:p>Boss的攻击频率加快</text:p>
          </table:table-cell>
          <table:table-cell table:style-name="ce2" office:value-type="string" calcext:value-type="string">
            <text:p>Boss的攻擊頻率加快</text:p>
          </table:table-cell>
          <table:table-cell table:style-name="ce2" office:value-type="string" calcext:value-type="string">
            <text:p>Боссы атакуют намного чаще.</text:p>
          </table:table-cell>
          <table:table-cell table:number-columns-repeated="2" table:style-name="ce2" office:value-type="string" calcext:value-type="string">
            <text:p>Los Jefes atacan más seguido.</text:p>
          </table:table-cell>
          <table:table-cell table:style-name="ce2" office:value-type="string" calcext:value-type="string">
            <text:p>Bosse greifen öfter an.</text:p>
          </table:table-cell>
          <table:table-cell table:style-name="ce2" office:value-type="string" calcext:value-type="string">
            <text:p>Bossowie częściej atakują.</text:p>
          </table:table-cell>
          <table:table-cell table:style-name="ce2" office:value-type="string" calcext:value-type="string">
            <text:p>I Boss attaccano più spesso.</text:p>
          </table:table-cell>
          <table:table-cell table:style-name="ce2" office:value-type="string" calcext:value-type="string">
            <text:p>Patron düşmanlar daha hızlı saldırır.</text:p>
          </table:table-cell>
          <table:table-cell table:style-name="ce2" office:value-type="string" calcext:value-type="string">
            <text:p>Les boss attaquent plus souvent.</text:p>
          </table:table-cell>
          <table:table-cell table:number-columns-repeated="2" table:style-name="ce2" office:value-type="string" calcext:value-type="string">
            <text:p>Chefes atacam com mais frequência.</text:p>
          </table:table-cell>
          <table:table-cell table:style-name="ce2" office:value-type="string" calcext:value-type="string">
            <text:p>보스가 더 자주 공격합니다.</text:p>
          </table:table-cell>
          <table:table-cell table:style-name="ce2" office:value-type="string" calcext:value-type="string">
            <text:p>Főellenfelek többször támad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duce upgrade choices by 1.</text:p>
          </table:table-cell>
          <table:table-cell table:style-name="ce2" office:value-type="string" calcext:value-type="string">
            <text:p>アップグレード候補が1つ減少。</text:p>
          </table:table-cell>
          <table:table-cell table:style-name="ce2" office:value-type="string" calcext:value-type="string">
            <text:p>减少1个升级可选项</text:p>
          </table:table-cell>
          <table:table-cell table:style-name="ce2" office:value-type="string" calcext:value-type="string">
            <text:p>減少1個升級可選項</text:p>
          </table:table-cell>
          <table:table-cell table:style-name="ce2" office:value-type="string" calcext:value-type="string">
            <text:p>Количество выбора улучшений уменьшено на 1.</text:p>
          </table:table-cell>
          <table:table-cell table:number-columns-repeated="2" table:style-name="ce2" office:value-type="string" calcext:value-type="string">
            <text:p>Reduce las opciones de mejora por 1.</text:p>
          </table:table-cell>
          <table:table-cell table:style-name="ce2" office:value-type="string" calcext:value-type="string">
            <text:p>Reduziere Verbesserungsauswahl um 1.</text:p>
          </table:table-cell>
          <table:table-cell table:style-name="ce2" office:value-type="string" calcext:value-type="string">
            <text:p>Możliwości ulepszenia zredukowane o 1.</text:p>
          </table:table-cell>
          <table:table-cell table:style-name="ce2" office:value-type="string" calcext:value-type="string">
            <text:p>Hai una scelta di Potenziamento in meno.</text:p>
          </table:table-cell>
          <table:table-cell table:style-name="ce2" office:value-type="string" calcext:value-type="string">
            <text:p>Güçlendirme seçeneklerin 1 azalır.</text:p>
          </table:table-cell>
          <table:table-cell table:style-name="ce2" office:value-type="string" calcext:value-type="string">
            <text:p>Réduit de 1 le choix des améliorations.</text:p>
          </table:table-cell>
          <table:table-cell table:number-columns-repeated="2" table:style-name="ce2" office:value-type="string" calcext:value-type="string">
            <text:p>Reduz a escolha de melhorias em 1.</text:p>
          </table:table-cell>
          <table:table-cell table:style-name="ce2" office:value-type="string" calcext:value-type="string">
            <text:p>레벨업 능력 선택지가 하나 감소합니다.</text:p>
          </table:table-cell>
          <table:table-cell table:style-name="ce2" office:value-type="string" calcext:value-type="string">
            <text:p>Egyel kevesebb fejlesztés érhető e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mall enemies deal double damage in the last 5 minutes.</text:p>
          </table:table-cell>
          <table:table-cell table:style-name="ce2" office:value-type="string" calcext:value-type="string">
            <text:p>最後の5分間、小型敵が与えるダメージが倍増。</text:p>
          </table:table-cell>
          <table:table-cell table:style-name="ce2" office:value-type="string" calcext:value-type="string">
            <text:p>最后5分钟，敌人将造成2倍伤害</text:p>
          </table:table-cell>
          <table:table-cell table:style-name="ce2" office:value-type="string" calcext:value-type="string">
            <text:p>最後5分鐘，敵人將造成2倍傷害</text:p>
          </table:table-cell>
          <table:table-cell table:style-name="ce2" office:value-type="string" calcext:value-type="string">
            <text:p>Враги наносят двойной урон в последние 5 минут игры.</text:p>
          </table:table-cell>
          <table:table-cell table:number-columns-repeated="2" table:style-name="ce2" office:value-type="string" calcext:value-type="string">
            <text:p>Los enemigos hacen el doble de daño en los ultimos 5 minutos.</text:p>
          </table:table-cell>
          <table:table-cell table:style-name="ce2" office:value-type="string" calcext:value-type="string">
            <text:p>Gegner verursachen doppelten Schaden in den letzten 5 Minuten.</text:p>
          </table:table-cell>
          <table:table-cell table:style-name="ce2" office:value-type="string" calcext:value-type="string">
            <text:p>Przeciwnicy zadają podwójne obrażenia w trakcie ostatnich pięciu minut.</text:p>
          </table:table-cell>
          <table:table-cell table:style-name="ce2" office:value-type="string" calcext:value-type="string">
            <text:p>I nemici piccoli infliggono il doppio del danno negli ultimi 5 minuti.</text:p>
          </table:table-cell>
          <table:table-cell table:style-name="ce2" office:value-type="string" calcext:value-type="string">
            <text:p>Düşmanların hasarı son 5 dakikada ikiye katlanır.</text:p>
          </table:table-cell>
          <table:table-cell table:style-name="ce2" office:value-type="string" calcext:value-type="string">
            <text:p>Les ennemis infligent le double de dégâts durant les 5 dernières minutes.</text:p>
          </table:table-cell>
          <table:table-cell table:number-columns-repeated="2" table:style-name="ce2" office:value-type="string" calcext:value-type="string">
            <text:p>Inimigos pequenos causam o dobro de dano nos últimos 5 minutos.</text:p>
          </table:table-cell>
          <table:table-cell table:style-name="ce2" office:value-type="string" calcext:value-type="string">
            <text:p>마지막 5분동안 작은 적들에 의한 피해가 두 배가 됩니다.</text:p>
          </table:table-cell>
          <table:table-cell table:style-name="ce2" office:value-type="string" calcext:value-type="string">
            <text:p>Normál ellenfelek dupla annyit sebeznek az utolsó 5 percben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xperience gain is reduced.</text:p>
          </table:table-cell>
          <table:table-cell table:style-name="ce2" office:value-type="string" calcext:value-type="string">
            <text:p>経験値獲得量が減少。</text:p>
          </table:table-cell>
          <table:table-cell table:style-name="ce2" office:value-type="string" calcext:value-type="string">
            <text:p>经验获取量减少</text:p>
          </table:table-cell>
          <table:table-cell table:style-name="ce2" office:value-type="string" calcext:value-type="string">
            <text:p>經驗獲取量減少</text:p>
          </table:table-cell>
          <table:table-cell table:style-name="ce2" office:value-type="string" calcext:value-type="string">
            <text:p>Меньше получаемого опыта.</text:p>
          </table:table-cell>
          <table:table-cell table:number-columns-repeated="2" table:style-name="ce2" office:value-type="string" calcext:value-type="string">
            <text:p>La experiencia ganada se reduce.</text:p>
          </table:table-cell>
          <table:table-cell table:style-name="ce2" office:value-type="string" calcext:value-type="string">
            <text:p>Erfahrungsgewinn ist verringert.</text:p>
          </table:table-cell>
          <table:table-cell table:style-name="ce2" office:value-type="string" calcext:value-type="string">
            <text:p>Ilość zdobywanego XP jest zredukowana.</text:p>
          </table:table-cell>
          <table:table-cell table:style-name="ce2" office:value-type="string" calcext:value-type="string">
            <text:p>Il guadagno di esperienza è ridotto.</text:p>
          </table:table-cell>
          <table:table-cell table:style-name="ce2" office:value-type="string" calcext:value-type="string">
            <text:p>Kazandığın beceri puanı azalır.</text:p>
          </table:table-cell>
          <table:table-cell table:style-name="ce2" office:value-type="string" calcext:value-type="string">
            <text:p>Gain d'expérience réduit.</text:p>
          </table:table-cell>
          <table:table-cell table:number-columns-repeated="2" table:style-name="ce2" office:value-type="string" calcext:value-type="string">
            <text:p>O ganho de experiência é reduzido.</text:p>
          </table:table-cell>
          <table:table-cell table:style-name="ce2" office:value-type="string" calcext:value-type="string">
            <text:p>XP 획득량이 감소합니다.</text:p>
          </table:table-cell>
          <table:table-cell table:style-name="ce2" office:value-type="string" calcext:value-type="string">
            <text:p>Kevesebb tapasztalat pontot érsz e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mall enemies have even more HP.</text:p>
          </table:table-cell>
          <table:table-cell table:style-name="ce2" office:value-type="string" calcext:value-type="string">
            <text:p>小型敵のHPがさらに増加。</text:p>
          </table:table-cell>
          <table:table-cell table:style-name="ce2" office:value-type="string" calcext:value-type="string">
            <text:p>小型敌人的生命值大幅提升</text:p>
          </table:table-cell>
          <table:table-cell table:style-name="ce2" office:value-type="string" calcext:value-type="string">
            <text:p>小型敵人的生命值大幅提升</text:p>
          </table:table-cell>
          <table:table-cell table:style-name="ce2" office:value-type="string" calcext:value-type="string">
            <text:p>У обычных врагов еще больше здоровья.</text:p>
          </table:table-cell>
          <table:table-cell table:number-columns-repeated="2" table:style-name="ce2" office:value-type="string" calcext:value-type="string">
            <text:p>Los enemigos pequeños tienen aun más PS.</text:p>
          </table:table-cell>
          <table:table-cell table:style-name="ce2" office:value-type="string" calcext:value-type="string">
            <text:p>Kleine Gegner haben noch mehr Lebenspunkte.</text:p>
          </table:table-cell>
          <table:table-cell table:style-name="ce2" office:value-type="string" calcext:value-type="string">
            <text:p>Mali przeciwnicy mają jeszcze więcej HP.</text:p>
          </table:table-cell>
          <table:table-cell table:style-name="ce2" office:value-type="string" calcext:value-type="string">
            <text:p>I nemici piccoli sono ancora più resistenti.</text:p>
          </table:table-cell>
          <table:table-cell table:style-name="ce2" office:value-type="string" calcext:value-type="string">
            <text:p>Küçük düşmanların daha çok canı var.</text:p>
          </table:table-cell>
          <table:table-cell table:style-name="ce2" office:value-type="string" calcext:value-type="string">
            <text:p>Les petits ennemis ont encore plus de PV.</text:p>
          </table:table-cell>
          <table:table-cell table:number-columns-repeated="2" table:style-name="ce2" office:value-type="string" calcext:value-type="string">
            <text:p>Inimigos pequenos têm ainda mais PV</text:p>
          </table:table-cell>
          <table:table-cell table:style-name="ce2" office:value-type="string" calcext:value-type="string">
            <text:p>작은 적들이 훨씬 많은 HP를 가집니다.</text:p>
          </table:table-cell>
          <table:table-cell table:style-name="ce2" office:value-type="string" calcext:value-type="string">
            <text:p>Normál ellenfeleknek még több életerejük van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lites have even more HP.</text:p>
          </table:table-cell>
          <table:table-cell table:style-name="ce2" office:value-type="string" calcext:value-type="string">
            <text:p>エリートのHPがさらに増加。</text:p>
          </table:table-cell>
          <table:table-cell table:style-name="ce2" office:value-type="string" calcext:value-type="string">
            <text:p>精英敌人的生命值大幅提升</text:p>
          </table:table-cell>
          <table:table-cell table:style-name="ce2" office:value-type="string" calcext:value-type="string">
            <text:p>精英敵人的生命值大幅提升</text:p>
          </table:table-cell>
          <table:table-cell table:style-name="ce2" office:value-type="string" calcext:value-type="string">
            <text:p>У элитных врагов еще больше здоровья.</text:p>
          </table:table-cell>
          <table:table-cell table:number-columns-repeated="2" table:style-name="ce2" office:value-type="string" calcext:value-type="string">
            <text:p>Los Elítes tienen aun más PS.</text:p>
          </table:table-cell>
          <table:table-cell table:style-name="ce2" office:value-type="string" calcext:value-type="string">
            <text:p>Elite haben noch mehr Lebenspunkte.</text:p>
          </table:table-cell>
          <table:table-cell table:style-name="ce2" office:value-type="string" calcext:value-type="string">
            <text:p>Elity mają jeszcze więcej HP.</text:p>
          </table:table-cell>
          <table:table-cell table:style-name="ce2" office:value-type="string" calcext:value-type="string">
            <text:p>I nemici élite sono ancora più resistenti.</text:p>
          </table:table-cell>
          <table:table-cell table:style-name="ce2" office:value-type="string" calcext:value-type="string">
            <text:p>Elit düşmanların daha çok canı var.</text:p>
          </table:table-cell>
          <table:table-cell table:style-name="ce2" office:value-type="string" calcext:value-type="string">
            <text:p>Les élites ont encore plus de PV.</text:p>
          </table:table-cell>
          <table:table-cell table:number-columns-repeated="2" table:style-name="ce2" office:value-type="string" calcext:value-type="string">
            <text:p>Elites têm ainda mais PV.</text:p>
          </table:table-cell>
          <table:table-cell table:style-name="ce2" office:value-type="string" calcext:value-type="string">
            <text:p>중간 보스들이 훨씬 많은 HP를 가집니다.</text:p>
          </table:table-cell>
          <table:table-cell table:style-name="ce2" office:value-type="string" calcext:value-type="string">
            <text:p>Eliteknek még több életerejük van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osses have even more HP.</text:p>
          </table:table-cell>
          <table:table-cell table:style-name="ce2" office:value-type="string" calcext:value-type="string">
            <text:p>ボスのHPがさらに増加。</text:p>
          </table:table-cell>
          <table:table-cell table:number-columns-repeated="2" table:style-name="ce2" office:value-type="string" calcext:value-type="string">
            <text:p>Boss的生命值大幅提升</text:p>
          </table:table-cell>
          <table:table-cell table:style-name="ce2" office:value-type="string" calcext:value-type="string">
            <text:p>У боссов еще больше здоровья.</text:p>
          </table:table-cell>
          <table:table-cell table:number-columns-repeated="2" table:style-name="ce2" office:value-type="string" calcext:value-type="string">
            <text:p>Los Jefes tienen aun más PS.</text:p>
          </table:table-cell>
          <table:table-cell table:style-name="ce2" office:value-type="string" calcext:value-type="string">
            <text:p>Bosse haben noch mehr Lebenspunkte.</text:p>
          </table:table-cell>
          <table:table-cell table:style-name="ce2" office:value-type="string" calcext:value-type="string">
            <text:p>Bossowie mają jeszcze więcej HP.</text:p>
          </table:table-cell>
          <table:table-cell table:style-name="ce2" office:value-type="string" calcext:value-type="string">
            <text:p>I Boss sono ancora più resistenti.</text:p>
          </table:table-cell>
          <table:table-cell table:style-name="ce2" office:value-type="string" calcext:value-type="string">
            <text:p>Patron düşmanların daha çok canı var.</text:p>
          </table:table-cell>
          <table:table-cell table:style-name="ce2" office:value-type="string" calcext:value-type="string">
            <text:p>Les boss ont encore plus de PV.</text:p>
          </table:table-cell>
          <table:table-cell table:number-columns-repeated="2" table:style-name="ce2" office:value-type="string" calcext:value-type="string">
            <text:p>Chefes têm ainda mais PV.</text:p>
          </table:table-cell>
          <table:table-cell table:style-name="ce2" office:value-type="string" calcext:value-type="string">
            <text:p>보스가 훨씬 많은 HP를 가집니다.</text:p>
          </table:table-cell>
          <table:table-cell table:style-name="ce2" office:value-type="string" calcext:value-type="string">
            <text:p>Főellenfeleknek még több életerejük van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agic Lens</text:p>
          </table:table-cell>
          <table:table-cell table:style-name="ce2" office:value-type="string" calcext:value-type="string">
            <text:p>マジックレンズ</text:p>
          </table:table-cell>
          <table:table-cell table:number-columns-repeated="2" table:style-name="ce2" office:value-type="string" calcext:value-type="string">
            <text:p>魔晶</text:p>
          </table:table-cell>
          <table:table-cell table:style-name="ce2" office:value-type="string" calcext:value-type="string">
            <text:p>Магическая линза</text:p>
          </table:table-cell>
          <table:table-cell table:number-columns-repeated="2" table:style-name="ce2" office:value-type="string" calcext:value-type="string">
            <text:p>Lentes Mágicos</text:p>
          </table:table-cell>
          <table:table-cell table:style-name="ce2" office:value-type="string" calcext:value-type="string">
            <text:p>Magische Linse</text:p>
          </table:table-cell>
          <table:table-cell table:style-name="ce2" office:value-type="string" calcext:value-type="string">
            <text:p>Magiczna Soczewka</text:p>
          </table:table-cell>
          <table:table-cell table:style-name="ce2" office:value-type="string" calcext:value-type="string">
            <text:p>Lente Arcana</text:p>
          </table:table-cell>
          <table:table-cell table:style-name="ce2" office:value-type="string" calcext:value-type="string">
            <text:p>Büyülü Lens</text:p>
          </table:table-cell>
          <table:table-cell table:style-name="ce2" office:value-type="string" calcext:value-type="string">
            <text:p>Lentille Magique</text:p>
          </table:table-cell>
          <table:table-cell table:number-columns-repeated="2" table:style-name="ce2" office:value-type="string" calcext:value-type="string">
            <text:p>Lente mágica</text:p>
          </table:table-cell>
          <table:table-cell table:style-name="ce2" office:value-type="string" calcext:value-type="string">
            <text:p>매직 렌즈</text:p>
          </table:table-cell>
          <table:table-cell table:style-name="ce2" office:value-type="string" calcext:value-type="string">
            <text:p>Mágikus Lencs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ummon a &lt;color=#f5d6c1&gt;Magic Lens&lt;/color&gt; that give all bullets that pass through it &lt;color=#f5d6c1&gt;+30%&lt;/color&gt; damage and size. This bonus is increased by your Summon Damage.</text:p>
          </table:table-cell>
          <table:table-cell table:style-name="ce2" office:value-type="string" calcext:value-type="string">
            <text:p>通過した全ての弾のダメージとサイズを&lt;color=#f5d6c1&gt;+30%&lt;/color&gt;増幅する&lt;color=#f5d6c1&gt;マジックレンズ&lt;/color&gt;を召喚。効果は召喚物ダメージによって増加する。</text:p>
          </table:table-cell>
          <table:table-cell table:style-name="ce2" office:value-type="string" calcext:value-type="string">
            <text:p>召唤一颗&lt;color=#f5d6c1&gt;魔晶&lt;/color&gt;，子弹通过后可增幅其&lt;color=#f5d6c1&gt;30%&lt;/color&gt;伤害和大小，该能力受“召唤物伤害”影响。</text:p>
          </table:table-cell>
          <table:table-cell table:style-name="ce2" office:value-type="string" calcext:value-type="string">
            <text:p>召喚一顆&lt;color=#f5d6c1&gt;魔晶&lt;/color&gt;，子彈通過後可增幅其&lt;color=#f5d6c1&gt;30%&lt;/color&gt;傷害和大小，該能力受“召喚物傷害”影響。</text:p>
          </table:table-cell>
          <table:table-cell table:style-name="ce2" office:value-type="string" calcext:value-type="string">
            <text:p>Призывает &lt;color=#f5d6c1&gt;Магическую линзу&lt;/color&gt;. Снаряд пройдя через нее получает &lt;color=#f5d6c1&gt;+30%&lt;/color&gt; к урону и размеру. Бонус увеличивается вместе с уроном призыва.</text:p>
          </table:table-cell>
          <table:table-cell table:number-columns-repeated="2" table:style-name="ce2" office:value-type="string" calcext:value-type="string">
            <text:p>Invoca &lt;color=#f5d6c1&gt;Lentes Mágicos&lt;/color&gt; que al pasar balas por ellos tengan &lt;color=#f5d6c1&gt;+30%&lt;/color&gt; daño y tamaño. Este bonus es incrementado por tu Daño de Invocación.</text:p>
          </table:table-cell>
          <table:table-cell table:style-name="ce2" office:value-type="string" calcext:value-type="string">
            <text:p>Beschwöre eine &lt;color=#f5d6c1&gt;Magischer Linse&lt;/color&gt;, die allen durchfliegenden Projektilen &lt;color=#f5d6c1&gt;+30%&lt;/color&gt; Schaden und Größe verleiht. Dieser Bonus wird durch deinen Beschwörungsschaden erhöht.</text:p>
          </table:table-cell>
          <table:table-cell table:style-name="ce2" office:value-type="string" calcext:value-type="string">
            <text:p>Przywołaj &lt;color=#f5d6c1&gt;Magiczną Soczewkę&lt;/color&gt;, która daje wszystkim pociskom które przez nią przejdą &lt;color=#f5d6c1&gt;+30%&lt;/color&gt; do Obrażeń i Rozmiaru. Ten bonus jest zwiększony o Atak Przywołań.</text:p>
          </table:table-cell>
          <table:table-cell table:style-name="ce2" office:value-type="string" calcext:value-type="string">
            <text:p>Evoca una &lt;color=#f5d6c1&gt;Lnete Arcana&lt;/color&gt; che aumenta del &lt;color=#f5d6c1&gt;30%&lt;/color&gt; il danno e la dimensione dei proiettili che la attraversano. Questo bonus è aumentato dal Danno Evocazione.</text:p>
          </table:table-cell>
          <table:table-cell table:style-name="ce2" office:value-type="string" calcext:value-type="string">
            <text:p>İçinden geçen bütün mermilere %30 Mermi Hasarı ve Mermi Boyutu sağlayan bir &lt;color=#f5d6c1&gt;Büyülü Lens&lt;/color&gt; çağırır. Bu bonus Çağırma Hasarına bağlı olarak artar.</text:p>
          </table:table-cell>
          <table:table-cell table:style-name="ce2" office:value-type="string" calcext:value-type="string">
            <text:p>Invoquez une &lt;color=#f5d6c1&gt;Lentille Magique&lt;/color&gt; qui confère à toutes les balles qui la traversent &lt;color=#f5d6c1&gt;+30%&lt;/color&gt; de dégâts et de taille. Ce bonus est augmenté par vos dégâts d'invocation.</text:p>
          </table:table-cell>
          <table:table-cell table:number-columns-repeated="2" table:style-name="ce2" office:value-type="string" calcext:value-type="string">
            <text:p>Conjura uma &lt;color=#f5d6c1&gt;Lente Mágica&lt;/color&gt; que concede &lt;color=#f5d6c1&gt;+30%&lt;/color&gt; de dano e tamanho aos Disparos que passsam por ela. Este bônus é aumentado pelo seu Dano de Invocação.</text:p>
          </table:table-cell>
          <table:table-cell table:style-name="ce2" office:value-type="string" calcext:value-type="string">
            <text:p>&lt;color=#f5d6c1&gt;매직 렌즈&lt;/color&gt;를 소환합니다. &lt;color=#f5d6c1&gt;매직 렌즈&lt;/color&gt;를 통과한 탄환의 피해량과 크기가 &lt;color=#f5d6c1&gt;30%&lt;/color&gt; 증가합니다.이 효과는 소환수 피해량에 비례합니다.</text:p>
          </table:table-cell>
          <table:table-cell table:style-name="ce2" office:value-type="string" calcext:value-type="string">
            <text:p>Idézz meg egy &lt;color=#f5d6c1&gt;Mágikus Lencsét&lt;/color&gt; ami &lt;color=#f5d6c1&gt;+30%&lt;/color&gt;-al megnöveli a Golyó Sebzést és Golyó Méretet, ha átlőssz rajta. Ez a bónusz növekszik az Idéző Sebzésedde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gniting Lens</text:p>
          </table:table-cell>
          <table:table-cell table:style-name="ce2" office:value-type="string" calcext:value-type="string">
            <text:p>着火レンズ</text:p>
          </table:table-cell>
          <table:table-cell table:number-columns-repeated="2" table:style-name="ce2" office:value-type="string" calcext:value-type="string">
            <text:p>炎晶</text:p>
          </table:table-cell>
          <table:table-cell table:style-name="ce2" office:value-type="string" calcext:value-type="string">
            <text:p>Зажигающая линза</text:p>
          </table:table-cell>
          <table:table-cell table:number-columns-repeated="2" table:style-name="ce2" office:value-type="string" calcext:value-type="string">
            <text:p>Lentes en Llamas</text:p>
          </table:table-cell>
          <table:table-cell table:style-name="ce2" office:value-type="string" calcext:value-type="string">
            <text:p>Entzündende Linse</text:p>
          </table:table-cell>
          <table:table-cell table:style-name="ce2" office:value-type="string" calcext:value-type="string">
            <text:p>Podpalająca Soczewka</text:p>
          </table:table-cell>
          <table:table-cell table:style-name="ce2" office:value-type="string" calcext:value-type="string">
            <text:p>Lente Fiammeggiante</text:p>
          </table:table-cell>
          <table:table-cell table:style-name="ce2" office:value-type="string" calcext:value-type="string">
            <text:p>Yakan Lens</text:p>
          </table:table-cell>
          <table:table-cell table:style-name="ce2" office:value-type="string" calcext:value-type="string">
            <text:p>Lentille d'allumage</text:p>
          </table:table-cell>
          <table:table-cell table:number-columns-repeated="2" table:style-name="ce2" office:value-type="string" calcext:value-type="string">
            <text:p>Lente de ignição</text:p>
          </table:table-cell>
          <table:table-cell table:style-name="ce2" office:value-type="string" calcext:value-type="string">
            <text:p>불타는 렌즈</text:p>
          </table:table-cell>
          <table:table-cell table:style-name="ce2" office:value-type="string" calcext:value-type="string">
            <text:p>Gyújtó Lencs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llets that pass through your &lt;color=#f5d6c1&gt;Magic Lens&lt;/color&gt; will inflict &lt;color=#f5d6c1&gt;Burn&lt;/color&gt; on hit.</text:p>
          </table:table-cell>
          <table:table-cell table:style-name="ce2" office:value-type="string" calcext:value-type="string">
            <text:p>&lt;color=#f5d6c1&gt;マジックレンズ&lt;/color&gt;を通過した弾は、命中時に&lt;color=#f5d6c1&gt;燃焼&lt;/color&gt;を与える。</text:p>
          </table:table-cell>
          <table:table-cell table:style-name="ce2" office:value-type="string" calcext:value-type="string">
            <text:p>子弹通过&lt;color=#f5d6c1&gt;魔晶&lt;/color&gt;后可&lt;color=#f5d6c1&gt;点燃&lt;/color&gt;敌人。</text:p>
          </table:table-cell>
          <table:table-cell table:style-name="ce2" office:value-type="string" calcext:value-type="string">
            <text:p>子彈通過&lt;color=#f5d6c1&gt;魔晶&lt;/color&gt;後可&lt;color=#f5d6c1&gt;點燃&lt;/color&gt;敵人。</text:p>
          </table:table-cell>
          <table:table-cell table:style-name="ce2" office:value-type="string" calcext:value-type="string">
            <text:p>Прошедший через &lt;color=#f5d6c1&gt;Магическую линзу&lt;/color&gt; снаряд &lt;color=#f5d6c1&gt;поджигает&lt;/color&gt; врага при попадании.</text:p>
          </table:table-cell>
          <table:table-cell table:number-columns-repeated="2" table:style-name="ce2" office:value-type="string" calcext:value-type="string">
            <text:p>Las balas al pasar por los &lt;color=#f5d6c1&gt;Lentes Mágicos&lt;/color&gt; inflingirán &lt;color=#f5d6c1&gt;Quemar&lt;/color&gt; al golpear.</text:p>
          </table:table-cell>
          <table:table-cell table:style-name="ce2" office:value-type="string" calcext:value-type="string">
            <text:p>Schüsse, die durch deine &lt;color=#f5d6c1&gt;Magische Linse&lt;/color&gt; geschossen werden, verursachen &lt;color=#f5d6c1&gt;Brand&lt;/color&gt;.</text:p>
          </table:table-cell>
          <table:table-cell table:style-name="ce2" office:value-type="string" calcext:value-type="string">
            <text:p>Pociski, które przejdą przez &lt;color=#f5d6c1&gt;Magiczną Soczewkę&lt;/color&gt; &lt;color=#f5d6c1&gt;Podpalą&lt;/color&gt; przeciwnika przy trafieniu.</text:p>
          </table:table-cell>
          <table:table-cell table:style-name="ce2" office:value-type="string" calcext:value-type="string">
            <text:p>I proiettili che attraversano la &lt;color=#f5d6c1&gt;Lente Arcana&lt;/color&gt; infliggono &lt;color=#f5d6c1&gt;Bruciatura&lt;/color&gt; sul colpo.</text:p>
          </table:table-cell>
          <table:table-cell table:style-name="ce2" office:value-type="string" calcext:value-type="string">
            <text:p>İçinden geçen bütün mermilere &lt;color=#f5d6c1&gt;Yakma&lt;/color&gt; etkisi veren bir &lt;color=#f5d6c1&gt;Büyülü Lens&lt;/color&gt; çağırır.</text:p>
          </table:table-cell>
          <table:table-cell table:style-name="ce2" office:value-type="string" calcext:value-type="string">
            <text:p>Les balles qui traversent votre &lt;color=#f5d6c1&gt;Lentille Magique&lt;/color&gt; infligent une &lt;color=#f5d6c1&gt;Brûlure&lt;/color&gt; au contact.</text:p>
          </table:table-cell>
          <table:table-cell table:number-columns-repeated="2" table:style-name="ce2" office:value-type="string" calcext:value-type="string">
            <text:p>Disparos que passam pela sua &lt;color=#f5d6c1&gt;Lente Mágica&lt;/color&gt; infligem &lt;color=#f5d6c1&gt;Queimação&lt;/color&gt; ao acertar.</text:p>
          </table:table-cell>
          <table:table-cell table:style-name="ce2" office:value-type="string" calcext:value-type="string">
            <text:p>&lt;color=#f5d6c1&gt;매직 렌즈&lt;/color&gt;를 통과한 탄환이 &lt;color=#f5d6c1&gt;화염&lt;/color&gt;을 가합니다.</text:p>
          </table:table-cell>
          <table:table-cell table:style-name="ce2" office:value-type="string" calcext:value-type="string">
            <text:p>Golyók amik áthaladnak a &lt;color=#f5d6c1&gt;Mágikus Lencséden&lt;/color&gt; &lt;color=#f5d6c1&gt;Égést&lt;/color&gt; fognak okozni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fraction</text:p>
          </table:table-cell>
          <table:table-cell table:style-name="ce2" office:value-type="string" calcext:value-type="string">
            <text:p>屈折</text:p>
          </table:table-cell>
          <table:table-cell table:style-name="ce2" office:value-type="string" calcext:value-type="string">
            <text:p>棱镜</text:p>
          </table:table-cell>
          <table:table-cell table:style-name="ce2" office:value-type="string" calcext:value-type="string">
            <text:p>棱鏡</text:p>
          </table:table-cell>
          <table:table-cell table:style-name="ce2" office:value-type="string" calcext:value-type="string">
            <text:p>Преломление</text:p>
          </table:table-cell>
          <table:table-cell table:number-columns-repeated="2" table:style-name="ce2" office:value-type="string" calcext:value-type="string">
            <text:p>Refracción</text:p>
          </table:table-cell>
          <table:table-cell table:style-name="ce2" office:value-type="string" calcext:value-type="string">
            <text:p>Brechung</text:p>
          </table:table-cell>
          <table:table-cell table:style-name="ce2" office:value-type="string" calcext:value-type="string">
            <text:p>Refrakcja</text:p>
          </table:table-cell>
          <table:table-cell table:style-name="ce2" office:value-type="string" calcext:value-type="string">
            <text:p>Rifrazione</text:p>
          </table:table-cell>
          <table:table-cell table:style-name="ce2" office:value-type="string" calcext:value-type="string">
            <text:p>Işığın Kırılması</text:p>
          </table:table-cell>
          <table:table-cell table:style-name="ce2" office:value-type="string" calcext:value-type="string">
            <text:p>Réfraction</text:p>
          </table:table-cell>
          <table:table-cell table:number-columns-repeated="2" table:style-name="ce2" office:value-type="string" calcext:value-type="string">
            <text:p>Refração</text:p>
          </table:table-cell>
          <table:table-cell table:style-name="ce2" office:value-type="string" calcext:value-type="string">
            <text:p>굴절</text:p>
          </table:table-cell>
          <table:table-cell table:style-name="ce2" office:value-type="string" calcext:value-type="string">
            <text:p>Visszaverőd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llets that pass through your &lt;color=#f5d6c1&gt;Magic Lens&lt;/color&gt; gain &lt;color=#f5d6c1&gt;+2&lt;/color&gt; Bounce.</text:p>
          </table:table-cell>
          <table:table-cell table:style-name="ce2" office:value-type="string" calcext:value-type="string">
            <text:p>&lt;color=#f5d6c1&gt;マジックレンズ&lt;/color&gt;を通過した弾は&lt;color=#f5d6c1&gt;+2&lt;/color&gt;の反射を得る。</text:p>
          </table:table-cell>
          <table:table-cell table:style-name="ce2" office:value-type="string" calcext:value-type="string">
            <text:p>子弹通过&lt;color=#f5d6c1&gt;魔晶&lt;/color&gt;后弹射&lt;color=#f5d6c1&gt;+2&lt;/color&gt;。</text:p>
          </table:table-cell>
          <table:table-cell table:style-name="ce2" office:value-type="string" calcext:value-type="string">
            <text:p>子彈通過&lt;color=#f5d6c1&gt;魔晶&lt;/color&gt;後彈射&lt;color=#f5d6c1&gt;+2&lt;/color&gt;。</text:p>
          </table:table-cell>
          <table:table-cell table:style-name="ce2" office:value-type="string" calcext:value-type="string">
            <text:p>Прошедший через &lt;color=#f5d6c1&gt;Магическую линзу&lt;/color&gt; снаряд рикошетит от еще &lt;color=#f5d6c1&gt;2&lt;/color&gt; врагов.</text:p>
          </table:table-cell>
          <table:table-cell table:number-columns-repeated="2" table:style-name="ce2" office:value-type="string" calcext:value-type="string">
            <text:p>Las balas al pasar por los &lt;color=#f5d6c1&gt;Lentes Mágicos&lt;/color&gt; ganan &lt;color=#f5d6c1&gt;+2&lt;/color&gt; de Rebote.</text:p>
          </table:table-cell>
          <table:table-cell table:style-name="ce2" office:value-type="string" calcext:value-type="string">
            <text:p>Schüsse, die durch deine &lt;color=#f5d6c1&gt;Magische Linse&lt;/color&gt; geschossen werden, erhalten &lt;color=#f5d6c1&gt;+2&lt;/color&gt; Abprall.</text:p>
          </table:table-cell>
          <table:table-cell table:style-name="ce2" office:value-type="string" calcext:value-type="string">
            <text:p>Pociski które przejdą przez &lt;color=#f5d6c1&gt;Magiczną Soczewkę&lt;/color&gt; zyskują &lt;color=#f5d6c1&gt;+2&lt;/color&gt; do Obijania.</text:p>
          </table:table-cell>
          <table:table-cell table:style-name="ce2" office:value-type="string" calcext:value-type="string">
            <text:p>I proiettili che attraversano la &lt;color=#f5d6c1&gt;Lente Arcana&lt;/color&gt; acquistano &lt;color=#f5d6c1&gt;2&lt;/color&gt; Rimbalzo.</text:p>
          </table:table-cell>
          <table:table-cell table:style-name="ce2" office:value-type="string" calcext:value-type="string">
            <text:p>İçinden geçen bütün mermilere &lt;color=#f5d6c1&gt;2&lt;/color&gt; Sekme etkisi veren bir &lt;color=#f5d6c1&gt;Büyülü Lens&lt;/color&gt; çağırır.</text:p>
          </table:table-cell>
          <table:table-cell table:style-name="ce2" office:value-type="string" calcext:value-type="string">
            <text:p>Les balles qui traversent votre &lt;color=#f5d6c1&gt;Lentille Magique&lt;/color&gt; gagnent &lt;color=#f5d6c1&gt;+2&lt;/color&gt; Rebond.</text:p>
          </table:table-cell>
          <table:table-cell table:number-columns-repeated="2" table:style-name="ce2" office:value-type="string" calcext:value-type="string">
            <text:p>Disparos que passam pela sua &lt;color=#f5d6c1&gt;Lente Mágica&lt;/color&gt; ganham &lt;color=#f5d6c1&gt;+2&lt;/color&gt; de Ricochete.</text:p>
          </table:table-cell>
          <table:table-cell table:style-name="ce2" office:value-type="string" calcext:value-type="string">
            <text:p>&lt;color=#f5d6c1&gt;매직 렌즈&lt;/color&gt;를 통과한 탄환은 2번 튕깁니다.</text:p>
          </table:table-cell>
          <table:table-cell table:style-name="ce2" office:value-type="string" calcext:value-type="string">
            <text:p>Golyók amik áthaladnak a &lt;color=#f5d6c1&gt;Mágikus Lencséden&lt;/color&gt; &lt;color=#f5d6c1&gt;+2&lt;/color&gt; pattogást kap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ocal Point</text:p>
          </table:table-cell>
          <table:table-cell table:style-name="ce2" office:value-type="string" calcext:value-type="string">
            <text:p>焦点</text:p>
          </table:table-cell>
          <table:table-cell table:number-columns-repeated="2" table:style-name="ce2" office:value-type="string" calcext:value-type="string">
            <text:p>聚焦</text:p>
          </table:table-cell>
          <table:table-cell table:style-name="ce2" office:value-type="string" calcext:value-type="string">
            <text:p>Фокусная точка</text:p>
          </table:table-cell>
          <table:table-cell table:number-columns-repeated="2" table:style-name="ce2" office:value-type="string" calcext:value-type="string">
            <text:p>Punto Focal</text:p>
          </table:table-cell>
          <table:table-cell table:style-name="ce2" office:value-type="string" calcext:value-type="string">
            <text:p>Mittelpunkt</text:p>
          </table:table-cell>
          <table:table-cell table:style-name="ce2" office:value-type="string" calcext:value-type="string">
            <text:p>Punkt Fokalny</text:p>
          </table:table-cell>
          <table:table-cell table:style-name="ce2" office:value-type="string" calcext:value-type="string">
            <text:p>Punto Focale</text:p>
          </table:table-cell>
          <table:table-cell table:style-name="ce2" office:value-type="string" calcext:value-type="string">
            <text:p>Odak Noktası</text:p>
          </table:table-cell>
          <table:table-cell table:style-name="ce2" office:value-type="string" calcext:value-type="string">
            <text:p>Point Focal</text:p>
          </table:table-cell>
          <table:table-cell table:number-columns-repeated="2" table:style-name="ce2" office:value-type="string" calcext:value-type="string">
            <text:p>Ponto de Foco</text:p>
          </table:table-cell>
          <table:table-cell table:style-name="ce2" office:value-type="string" calcext:value-type="string">
            <text:p>영점 조절</text:p>
          </table:table-cell>
          <table:table-cell table:style-name="ce2" office:value-type="string" calcext:value-type="string">
            <text:p>Fókuszpon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ll of the effects of your &lt;color=#f5d6c1&gt;Magic Lens&lt;/color&gt; is doubled, and &lt;color=#f5d6c1&gt;Magic Lens'&lt;/color&gt; size if halved.</text:p>
          </table:table-cell>
          <table:table-cell table:style-name="ce2" office:value-type="string" calcext:value-type="string">
            <text:p>&lt;color=#f5d6c1&gt;マジックレンズ&lt;/color&gt;の効果がすべて倍増し、&lt;color=#f5d6c1&gt;マジックレンズ&lt;/color&gt;のサイズが半減。</text:p>
          </table:table-cell>
          <table:table-cell table:style-name="ce2" office:value-type="string" calcext:value-type="string">
            <text:p>所有&lt;color=#f5d6c1&gt;魔晶&lt;/color&gt;的效果翻倍，但&lt;color=#f5d6c1&gt;魔晶&lt;/color&gt;的大小只有原来一半。</text:p>
          </table:table-cell>
          <table:table-cell table:style-name="ce2" office:value-type="string" calcext:value-type="string">
            <text:p>所有&lt;color=#f5d6c1&gt;魔晶&lt;/color&gt;的效果翻倍，但&lt;color=#f5d6c1&gt;魔晶&lt;/color&gt;的大小只有原來一半。</text:p>
          </table:table-cell>
          <table:table-cell table:style-name="ce2" office:value-type="string" calcext:value-type="string">
            <text:p>Все эффекты &lt;color=#f5d6c1&gt;Магической линзы&lt;/color&gt; удваиваются, но ее размер уменьшен вдвое.</text:p>
          </table:table-cell>
          <table:table-cell table:number-columns-repeated="2" table:style-name="ce2" office:value-type="string" calcext:value-type="string">
            <text:p>Todos los efectos de tus &lt;color=#f5d6c1&gt;Lentes Mágicos&lt;/color&gt; son doblados, y su tamaño es reducido a la mitad.</text:p>
          </table:table-cell>
          <table:table-cell table:style-name="ce2" office:value-type="string" calcext:value-type="string">
            <text:p>Alle Effekte deiner &lt;color=#f5d6c1&gt;Magischen Linse&lt;/color&gt; werden verdoppelt und die Größe deiner &lt;color=#f5d6c1&gt;Magischen Linse&lt;/color&gt; halbiert.</text:p>
          </table:table-cell>
          <table:table-cell table:style-name="ce2" office:value-type="string" calcext:value-type="string">
            <text:p>Wszystkie efekty &lt;color=#f5d6c1&gt;Magicznej Soczewki&lt;/color&gt; są podwojone, a rozmiar &lt;color=#f5d6c1&gt;Magicznej Soczewki&lt;/color&gt; jest zmniejszony o połowę.</text:p>
          </table:table-cell>
          <table:table-cell table:style-name="ce2" office:value-type="string" calcext:value-type="string">
            <text:p>Tutti gli effetti della &lt;color=#f5d6c1&gt;Lente Arcana&lt;/color&gt; raddoppiano, ma la dimensione della &lt;color=#f5d6c1&gt;Lente Arcana&lt;/color&gt; dimezza..</text:p>
          </table:table-cell>
          <table:table-cell table:style-name="ce2" office:value-type="string" calcext:value-type="string">
            <text:p>Bütün &lt;color=#f5d6c1&gt;Büyülü Lens&lt;/color&gt; etkilerini ikiye katlar ve &lt;color=#f5d6c1&gt;Büyülü Lensin&lt;/color&gt; boyutunu yarılar.</text:p>
          </table:table-cell>
          <table:table-cell table:style-name="ce2" office:value-type="string" calcext:value-type="string">
            <text:p>Tous les effets de votre &lt;color=#f5d6c1&gt;Lentille Magique&lt;/color&gt; sont doublés, et la taille de &lt;color=#f5d6c1&gt;Lentille Magique&lt;/color&gt; est réduite de moitié.</text:p>
          </table:table-cell>
          <table:table-cell table:number-columns-repeated="2" table:style-name="ce2" office:value-type="string" calcext:value-type="string">
            <text:p>Todos os efeitos da sua &lt;color=#f5d6c1&gt;Lente Mágica&lt;/color&gt; são duplicados, e o tamanho da &lt;color=#f5d6c1&gt;Lente Mágica&lt;/color&gt; é reduzido pela metade.</text:p>
          </table:table-cell>
          <table:table-cell table:style-name="ce2" office:value-type="string" calcext:value-type="string">
            <text:p>&lt;color=#f5d6c1&gt;매직 렌즈&lt;/color&gt;의 모든 효과가 2배가 되고, &lt;color=#f5d6c1&gt;매직 렌즈&lt;/color&gt;의 크기는 절반이 됩니다.</text:p>
          </table:table-cell>
          <table:table-cell table:style-name="ce2" office:value-type="string" calcext:value-type="string">
            <text:p>A &lt;color=#f5d6c1&gt;Mágikus Lencse&lt;/color&gt; hatási háromszorozódnak, és a &lt;color=#f5d6c1&gt;Mágikus Lencse&lt;/color&gt; mérete megfeleződi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lare</text:p>
          </table:table-cell>
          <table:table-cell table:style-name="ce2" office:value-type="string" calcext:value-type="string">
            <text:p>照り返し</text:p>
          </table:table-cell>
          <table:table-cell table:number-columns-repeated="2" table:style-name="ce2" office:value-type="string" calcext:value-type="string">
            <text:p>怒眸</text:p>
          </table:table-cell>
          <table:table-cell table:style-name="ce2" office:value-type="string" calcext:value-type="string">
            <text:p>Свирепый взгляд</text:p>
          </table:table-cell>
          <table:table-cell table:number-columns-repeated="2" table:style-name="ce2" office:value-type="string" calcext:value-type="string">
            <text:p>Destello</text:p>
          </table:table-cell>
          <table:table-cell table:style-name="ce2" office:value-type="string" calcext:value-type="string">
            <text:p>Glanz</text:p>
          </table:table-cell>
          <table:table-cell table:style-name="ce2" office:value-type="string" calcext:value-type="string">
            <text:p>Spojrzenie</text:p>
          </table:table-cell>
          <table:table-cell table:style-name="ce2" office:value-type="string" calcext:value-type="string">
            <text:p>Splendore</text:p>
          </table:table-cell>
          <table:table-cell table:style-name="ce2" office:value-type="string" calcext:value-type="string">
            <text:p>Parlama</text:p>
          </table:table-cell>
          <table:table-cell table:style-name="ce2" office:value-type="string" calcext:value-type="string">
            <text:p>Éblouissement</text:p>
          </table:table-cell>
          <table:table-cell table:number-columns-repeated="2" table:style-name="ce2" office:value-type="string" calcext:value-type="string">
            <text:p>Olhar</text:p>
          </table:table-cell>
          <table:table-cell table:style-name="ce2" office:value-type="string" calcext:value-type="string">
            <text:p>섬광</text:p>
          </table:table-cell>
          <table:table-cell table:style-name="ce2" office:value-type="string" calcext:value-type="string">
            <text:p>Szemrehány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ll enemies within your Vision Range takes &lt;color=#f5d6c1&gt;25&lt;/color&gt; damage every &lt;color=#f5d6c1&gt;2&lt;/color&gt; seconds.</text:p>
          </table:table-cell>
          <table:table-cell table:style-name="ce2" office:value-type="string" calcext:value-type="string">
            <text:p>視界内にいる全ての敵に&lt;color=#f5d6c1&gt;5&lt;/color&gt;ダメージを&lt;color=#f5d6c1&gt;2&lt;/color&gt;秒ごとに与える。</text:p>
          </table:table-cell>
          <table:table-cell table:style-name="ce2" office:value-type="string" calcext:value-type="string">
            <text:p>每&lt;color=#f5d6c1&gt;2&lt;/color&gt;秒对可视范围内的敌人造成&lt;color=#f5d6c1&gt;5&lt;/color&gt;点伤害。</text:p>
          </table:table-cell>
          <table:table-cell table:style-name="ce2" office:value-type="string" calcext:value-type="string">
            <text:p>每&lt;color=#f5d6c1&gt;2&lt;/color&gt;秒對可視範圍內的敵人造成&lt;color=#f5d6c1&gt;5&lt;/color&gt;點傷害。</text:p>
          </table:table-cell>
          <table:table-cell table:style-name="ce2" office:value-type="string" calcext:value-type="string">
            <text:p>Все враги в радиусе обзора получают &lt;color=#f5d6c1&gt;5&lt;/color&gt; урона каждые &lt;color=#f5d6c1&gt;2&lt;/color&gt; секунды.</text:p>
          </table:table-cell>
          <table:table-cell table:number-columns-repeated="2" table:style-name="ce2" office:value-type="string" calcext:value-type="string">
            <text:p>Todos los enemigos en tu Rango de Visión sufren &lt;color=#f5d6c1&gt;5&lt;/color&gt; de daño cada &lt;color=#f5d6c1&gt;2s&lt;/color&gt;.</text:p>
          </table:table-cell>
          <table:table-cell table:style-name="ce2" office:value-type="string" calcext:value-type="string">
            <text:p>Alle Gegner in deiner Sichtweite erleiden &lt;color=#f5d6c1&gt;5&lt;/color&gt; Schaden alle &lt;color=#f5d6c1&gt;2&lt;/color&gt; Sekunden.</text:p>
          </table:table-cell>
          <table:table-cell table:style-name="ce2" office:value-type="string" calcext:value-type="string">
            <text:p>Wszyscy przeciwnicy w twoim Zasięgu Wzroku dostają &lt;color=#f5d6c1&gt;5&lt;/color&gt; obrażeń co &lt;color=#f5d6c1&gt;2&lt;/color&gt; sekundy.</text:p>
          </table:table-cell>
          <table:table-cell table:style-name="ce2" office:value-type="string" calcext:value-type="string">
            <text:p>Tutti i nemici all'interno del tuo Raggio di Visione subiscono &lt;color=#f5d6c1&gt;5&lt;/color&gt; danni ogni &lt;color=#f5d6c1&gt;2&lt;/color&gt; secondi.</text:p>
          </table:table-cell>
          <table:table-cell table:style-name="ce2" office:value-type="string" calcext:value-type="string">
            <text:p>Görüş açısında bulunan bütün düşmanlara her &lt;color=#f5d6c1&gt;2&lt;/color&gt; saniyede bir &lt;color=#f5d6c1&gt;5&lt;/color&gt; hasar verir.</text:p>
          </table:table-cell>
          <table:table-cell table:style-name="ce2" office:value-type="string" calcext:value-type="string">
            <text:p>Tous les ennemis se trouvant dans votre champ de vision subissent &lt;color=#f5d6c1&gt;5&lt;/color&gt; dégâts toutes les &lt;color=#f5d6c1&gt;2&lt;/color&gt; secondes.</text:p>
          </table:table-cell>
          <table:table-cell table:number-columns-repeated="2" table:style-name="ce2" office:value-type="string" calcext:value-type="string">
            <text:p>Todos os inimigos dentro do seu Alcance de Visão recebem &lt;color=#f5d6c1&gt;5&lt;/color&gt; de dano a cada &lt;color=#f5d6c1&gt;2&lt;/color&gt; segundos.</text:p>
          </table:table-cell>
          <table:table-cell table:style-name="ce2" office:value-type="string" calcext:value-type="string">
            <text:p>시야 범위 내의 적에게 &lt;color=#f5d6c1&gt;2&lt;/color&gt;초마다 &lt;color=#f5d6c1&gt;25&lt;/color&gt; 대미지를 가합니다.</text:p>
          </table:table-cell>
          <table:table-cell table:style-name="ce2" office:value-type="string" calcext:value-type="string">
            <text:p>Minden ellenfél a Látókörödben &lt;color=#f5d6c1&gt;25&lt;/color&gt; sebzést szenved el &lt;color=#f5d6c1&gt;2&lt;/color&gt; másodpercenkén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ight Magic</text:p>
          </table:table-cell>
          <table:table-cell table:style-name="ce2" office:value-type="string" calcext:value-type="string">
            <text:p>サイトマジック</text:p>
          </table:table-cell>
          <table:table-cell table:number-columns-repeated="2" table:style-name="ce2" office:value-type="string" calcext:value-type="string">
            <text:p>魔瞳</text:p>
          </table:table-cell>
          <table:table-cell table:style-name="ce2" office:value-type="string" calcext:value-type="string">
            <text:p>Магическое зрение</text:p>
          </table:table-cell>
          <table:table-cell table:number-columns-repeated="2" table:style-name="ce2" office:value-type="string" calcext:value-type="string">
            <text:p>Visión Mágica</text:p>
          </table:table-cell>
          <table:table-cell table:style-name="ce2" office:value-type="string" calcext:value-type="string">
            <text:p>Sichtmagie</text:p>
          </table:table-cell>
          <table:table-cell table:style-name="ce2" office:value-type="string" calcext:value-type="string">
            <text:p>Magia Wzroku</text:p>
          </table:table-cell>
          <table:table-cell table:style-name="ce2" office:value-type="string" calcext:value-type="string">
            <text:p>Visione Incantata</text:p>
          </table:table-cell>
          <table:table-cell table:style-name="ce2" office:value-type="string" calcext:value-type="string">
            <text:p>Görüş Büyüsü</text:p>
          </table:table-cell>
          <table:table-cell table:style-name="ce2" office:value-type="string" calcext:value-type="string">
            <text:p>Vue Magique</text:p>
          </table:table-cell>
          <table:table-cell table:number-columns-repeated="2" table:style-name="ce2" office:value-type="string" calcext:value-type="string">
            <text:p>Visão Mágica</text:p>
          </table:table-cell>
          <table:table-cell table:style-name="ce2" office:value-type="string" calcext:value-type="string">
            <text:p>매직아이</text:p>
          </table:table-cell>
          <table:table-cell table:style-name="ce2" office:value-type="string" calcext:value-type="string">
            <text:p>Szemmelver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he damage from &lt;color=#f5d6c1&gt;Glare&lt;/color&gt; also applies the on-hit effects of your bullets.</text:p>
          </table:table-cell>
          <table:table-cell table:style-name="ce2" office:value-type="string" calcext:value-type="string">
            <text:p>&lt;color=#f5d6c1&gt;照り返し&lt;/color&gt;のダメージは、自分の弾の被弾時効果も適用される。</text:p>
          </table:table-cell>
          <table:table-cell table:style-name="ce2" office:value-type="string" calcext:value-type="string">
            <text:p>&lt;color=#f5d6c1&gt;怒眸&lt;/color&gt;将附带子弹特效。</text:p>
          </table:table-cell>
          <table:table-cell table:style-name="ce2" office:value-type="string" calcext:value-type="string">
            <text:p>&lt;color=#f5d6c1&gt;怒眸&lt;/color&gt;將附帶子彈特效。</text:p>
          </table:table-cell>
          <table:table-cell table:style-name="ce2" office:value-type="string" calcext:value-type="string">
            <text:p>Урон от &lt;color=#f5d6c1&gt;Свирепого взгляда&lt;/color&gt; также наносит эффекты от попадания снарядов.</text:p>
          </table:table-cell>
          <table:table-cell table:number-columns-repeated="2" table:style-name="ce2" office:value-type="string" calcext:value-type="string">
            <text:p>El daño de &lt;color=#f5d6c1&gt;Destello&lt;/color&gt; además aplica los efectos al golpear de tus balas.</text:p>
          </table:table-cell>
          <table:table-cell table:style-name="ce2" office:value-type="string" calcext:value-type="string">
            <text:p>Der Schaden von &lt;color=#f5d6c1&gt;Glanz&lt;/color&gt; verursacht nun auch alle Effekte deiner Schüsse.</text:p>
          </table:table-cell>
          <table:table-cell table:style-name="ce2" office:value-type="string" calcext:value-type="string">
            <text:p>Obrażenia od &lt;color=#f5d6c1&gt;Spojrzenia&lt;/color&gt; aplikują również efekt twoich pocisków po uderzeniu.</text:p>
          </table:table-cell>
          <table:table-cell table:style-name="ce2" office:value-type="string" calcext:value-type="string">
            <text:p>Il danno di &lt;color=#f5d6c1&gt;Splendore&lt;/color&gt; applica anche gli effetti sul colpo dei tuoi proiettili.</text:p>
          </table:table-cell>
          <table:table-cell table:style-name="ce2" office:value-type="string" calcext:value-type="string">
            <text:p>&lt;color=#f5d6c1&gt;Parlama&lt;/color&gt; etkisi ile verilen hasar mermilerin sahip olduğu vuruş etkilerini de tetikler.</text:p>
          </table:table-cell>
          <table:table-cell table:style-name="ce2" office:value-type="string" calcext:value-type="string">
            <text:p>Les dégâts de &lt;color=#f5d6c1&gt;Éblouissement&lt;/color&gt; appliquent également les effets à l'impact de vos balles.</text:p>
          </table:table-cell>
          <table:table-cell table:number-columns-repeated="2" table:style-name="ce2" office:value-type="string" calcext:value-type="string">
            <text:p>O dano do &lt;color=#f5d6c1&gt;Olhar&lt;/color&gt; também aplica os efeitos ao contato dos seus Disparos</text:p>
          </table:table-cell>
          <table:table-cell table:style-name="ce2" office:value-type="string" calcext:value-type="string">
            <text:p>&lt;color=#f5d6c1&gt;섬광&lt;/color&gt;이 탄환에 적용된 것과 같은 효과를 가집니다.</text:p>
          </table:table-cell>
          <table:table-cell table:style-name="ce2" office:value-type="string" calcext:value-type="string">
            <text:p>A &lt;color=#f5d6c1&gt;Szemrehányás&lt;/color&gt; sebzése a Golyók speciális hatásait is az ellenfelekre helyezi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tense Glare</text:p>
          </table:table-cell>
          <table:table-cell table:style-name="ce2" office:value-type="string" calcext:value-type="string">
            <text:p>強力照り返し</text:p>
          </table:table-cell>
          <table:table-cell table:number-columns-repeated="2" table:style-name="ce2" office:value-type="string" calcext:value-type="string">
            <text:p>凶光</text:p>
          </table:table-cell>
          <table:table-cell table:style-name="ce2" office:value-type="string" calcext:value-type="string">
            <text:p>Порча</text:p>
          </table:table-cell>
          <table:table-cell table:number-columns-repeated="2" table:style-name="ce2" office:value-type="string" calcext:value-type="string">
            <text:p>Destello Intenso</text:p>
          </table:table-cell>
          <table:table-cell table:style-name="ce2" office:value-type="string" calcext:value-type="string">
            <text:p>Intensiver Glanz</text:p>
          </table:table-cell>
          <table:table-cell table:style-name="ce2" office:value-type="string" calcext:value-type="string">
            <text:p>Intensywne Spojrzenie</text:p>
          </table:table-cell>
          <table:table-cell table:style-name="ce2" office:value-type="string" calcext:value-type="string">
            <text:p>Grande Splendore</text:p>
          </table:table-cell>
          <table:table-cell table:style-name="ce2" office:value-type="string" calcext:value-type="string">
            <text:p>Aşırı Parlama</text:p>
          </table:table-cell>
          <table:table-cell table:style-name="ce2" office:value-type="string" calcext:value-type="string">
            <text:p>Éblouissement Intense</text:p>
          </table:table-cell>
          <table:table-cell table:number-columns-repeated="2" table:style-name="ce2" office:value-type="string" calcext:value-type="string">
            <text:p>Olhar Intenso</text:p>
          </table:table-cell>
          <table:table-cell table:style-name="ce2" office:value-type="string" calcext:value-type="string">
            <text:p>극섬광</text:p>
          </table:table-cell>
          <table:table-cell table:style-name="ce2" office:value-type="string" calcext:value-type="string">
            <text:p>Intenzív Bámul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he damage of &lt;color=#f5d6c1&gt;Glare&lt;/color&gt; is doubled.</text:p>
          </table:table-cell>
          <table:table-cell table:style-name="ce2" office:value-type="string" calcext:value-type="string">
            <text:p>&lt;color=#f5d6c1&gt;照り返し&lt;/color&gt;のダメージが倍増。</text:p>
          </table:table-cell>
          <table:table-cell table:style-name="ce2" office:value-type="string" calcext:value-type="string">
            <text:p>&lt;color=#f5d6c1&gt;怒眸&lt;/color&gt;的伤害翻倍。</text:p>
          </table:table-cell>
          <table:table-cell table:style-name="ce2" office:value-type="string" calcext:value-type="string">
            <text:p>&lt;color=#f5d6c1&gt;怒眸&lt;/color&gt;的傷害翻倍。</text:p>
          </table:table-cell>
          <table:table-cell table:style-name="ce2" office:value-type="string" calcext:value-type="string">
            <text:p>Урон от &lt;color=#f5d6c1&gt;Свирепого взгляда&lt;/color&gt; удваивается.</text:p>
          </table:table-cell>
          <table:table-cell table:number-columns-repeated="2" table:style-name="ce2" office:value-type="string" calcext:value-type="string">
            <text:p>El daño de &lt;color=#f5d6c1&gt;Destello&lt;/color&gt; es doblado.</text:p>
          </table:table-cell>
          <table:table-cell table:style-name="ce2" office:value-type="string" calcext:value-type="string">
            <text:p>Der Schaden von &lt;color=#f5d6c1&gt;Glanz&lt;/color&gt; wird verdoppelt.</text:p>
          </table:table-cell>
          <table:table-cell table:style-name="ce2" office:value-type="string" calcext:value-type="string">
            <text:p>Obrażenia &lt;color=#f5d6c1&gt;Spojrzenia&lt;/color&gt; są podwojone.</text:p>
          </table:table-cell>
          <table:table-cell table:style-name="ce2" office:value-type="string" calcext:value-type="string">
            <text:p>Il danno di &lt;color=#f5d6c1&gt;Splendore&lt;/color&gt; è raddoppiato.</text:p>
          </table:table-cell>
          <table:table-cell table:style-name="ce2" office:value-type="string" calcext:value-type="string">
            <text:p>&lt;color=#f5d6c1&gt;Parlama&lt;/color&gt; etkisi ile verilen hasar ikiye katlanır.</text:p>
          </table:table-cell>
          <table:table-cell table:style-name="ce2" office:value-type="string" calcext:value-type="string">
            <text:p>Les dégâts de &lt;color=#f5d6c1&gt;Éblouissement &lt;/color&gt; sont doublés.</text:p>
          </table:table-cell>
          <table:table-cell table:number-columns-repeated="2" table:style-name="ce2" office:value-type="string" calcext:value-type="string">
            <text:p>O dano de &lt;color=#f5d6c1&gt;Olhar&lt;/color&gt; é dobrado.</text:p>
          </table:table-cell>
          <table:table-cell table:style-name="ce2" office:value-type="string" calcext:value-type="string">
            <text:p>&lt;color=#f5d6c1&gt;섬광&lt;/color&gt;의 피해량이 두 배가 됩니다.</text:p>
          </table:table-cell>
          <table:table-cell table:style-name="ce2" office:value-type="string" calcext:value-type="string">
            <text:p>A &lt;color=#f5d6c1&gt;Szemrehányás&lt;/color&gt; sebzése kétszeresítve lesz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accade</text:p>
          </table:table-cell>
          <table:table-cell table:style-name="ce2" office:value-type="string" calcext:value-type="string">
            <text:p>サッケード</text:p>
          </table:table-cell>
          <table:table-cell table:style-name="ce2" office:value-type="string" calcext:value-type="string">
            <text:p>鹰视</text:p>
          </table:table-cell>
          <table:table-cell table:style-name="ce2" office:value-type="string" calcext:value-type="string">
            <text:p>鷹視</text:p>
          </table:table-cell>
          <table:table-cell table:style-name="ce2" office:value-type="string" calcext:value-type="string">
            <text:p>Саккада</text:p>
          </table:table-cell>
          <table:table-cell table:number-columns-repeated="2" table:style-name="ce2" office:value-type="string" calcext:value-type="string">
            <text:p>Sacádico</text:p>
          </table:table-cell>
          <table:table-cell table:style-name="ce2" office:value-type="string" calcext:value-type="string">
            <text:p>Sakkade</text:p>
          </table:table-cell>
          <table:table-cell table:style-name="ce2" office:value-type="string" calcext:value-type="string">
            <text:p>Sakkada</text:p>
          </table:table-cell>
          <table:table-cell table:style-name="ce2" office:value-type="string" calcext:value-type="string">
            <text:p>Saccadismo</text:p>
          </table:table-cell>
          <table:table-cell table:style-name="ce2" office:value-type="string" calcext:value-type="string">
            <text:p>Sakkad</text:p>
          </table:table-cell>
          <table:table-cell table:style-name="ce2" office:value-type="string" calcext:value-type="string">
            <text:p>Saccade</text:p>
          </table:table-cell>
          <table:table-cell table:number-columns-repeated="2" table:style-name="ce2" office:value-type="string" calcext:value-type="string">
            <text:p>Sacada</text:p>
          </table:table-cell>
          <table:table-cell table:style-name="ce2" office:value-type="string" calcext:value-type="string">
            <text:p>단속성</text:p>
          </table:table-cell>
          <table:table-cell table:style-name="ce2" office:value-type="string" calcext:value-type="string">
            <text:p>Szakkád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he damage of &lt;color=#f5d6c1&gt;Glare&lt;/color&gt; occurs twice as often.</text:p>
          </table:table-cell>
          <table:table-cell table:style-name="ce2" office:value-type="string" calcext:value-type="string">
            <text:p>&lt;color=#f5d6c1&gt;照り返し&lt;/color&gt;の発動頻度が倍増。</text:p>
          </table:table-cell>
          <table:table-cell table:style-name="ce2" office:value-type="string" calcext:value-type="string">
            <text:p>&lt;color=#f5d6c1&gt;怒眸&lt;/color&gt;的攻击频率翻倍。</text:p>
          </table:table-cell>
          <table:table-cell table:style-name="ce2" office:value-type="string" calcext:value-type="string">
            <text:p>&lt;color=#f5d6c1&gt;怒眸&lt;/color&gt;的攻擊頻率翻倍。</text:p>
          </table:table-cell>
          <table:table-cell table:style-name="ce2" office:value-type="string" calcext:value-type="string">
            <text:p>Урон от &lt;color=#f5d6c1&gt;Свирепого взгляда&lt;/color&gt; наносится в два раза чаще.</text:p>
          </table:table-cell>
          <table:table-cell table:number-columns-repeated="2" table:style-name="ce2" office:value-type="string" calcext:value-type="string">
            <text:p>El daño de &lt;color=#f5d6c1&gt;Destello&lt;/color&gt; ocurre el doble de veces.</text:p>
          </table:table-cell>
          <table:table-cell table:style-name="ce2" office:value-type="string" calcext:value-type="string">
            <text:p>Der Schaden von &lt;color=#f5d6c1&gt;Glanz&lt;/color&gt; wird nun zweimal so oft verursacht.</text:p>
          </table:table-cell>
          <table:table-cell table:style-name="ce2" office:value-type="string" calcext:value-type="string">
            <text:p>Atak &lt;color=#f5d6c1&gt;Spojrzenia&lt;/color&gt; zdarza się dwa razy częściej.</text:p>
          </table:table-cell>
          <table:table-cell table:style-name="ce2" office:value-type="string" calcext:value-type="string">
            <text:p>Il danno di &lt;color=#f5d6c1&gt;Splendore&lt;/color&gt; viene inflitto il doppio più rapidamente.</text:p>
          </table:table-cell>
          <table:table-cell table:style-name="ce2" office:value-type="string" calcext:value-type="string">
            <text:p>&lt;color=#f5d6c1&gt;Parlama&lt;/color&gt; etkisi ile verilen hasar iki kat daha hızlı tetiklenir.</text:p>
          </table:table-cell>
          <table:table-cell table:style-name="ce2" office:value-type="string" calcext:value-type="string">
            <text:p>Les dégâts de &lt;color=#f5d6c1&gt;Éblouissement &lt;/color&gt; se produisent deux fois plus souvent.</text:p>
          </table:table-cell>
          <table:table-cell table:number-columns-repeated="2" table:style-name="ce2" office:value-type="string" calcext:value-type="string">
            <text:p>O dano de &lt;color=#f5d6c1&gt;Olhar&lt;/color&gt; ocorre duas vezes mais.</text:p>
          </table:table-cell>
          <table:table-cell table:style-name="ce2" office:value-type="string" calcext:value-type="string">
            <text:p>&lt;color=#f5d6c1&gt;섬광&lt;/color&gt;이 발생하는 빈도가 두 배가 됩니다.</text:p>
          </table:table-cell>
          <table:table-cell table:style-name="ce2" office:value-type="string" calcext:value-type="string">
            <text:p>A &lt;color=#f5d6c1&gt;Szemrehányás&lt;/color&gt; sebzése kétszer olyan gyorsan fog előfordulni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ynergies</text:p>
          </table:table-cell>
          <table:table-cell table:style-name="ce2" office:value-type="string" calcext:value-type="string">
            <text:p>シナジー</text:p>
          </table:table-cell>
          <table:table-cell table:number-columns-repeated="2" table:style-name="ce2" office:value-type="string" calcext:value-type="string">
            <text:p>多重能力</text:p>
          </table:table-cell>
          <table:table-cell table:style-name="ce2" office:value-type="string" calcext:value-type="string">
            <text:p>Синергия</text:p>
          </table:table-cell>
          <table:table-cell table:number-columns-repeated="2" table:style-name="ce2" office:value-type="string" calcext:value-type="string">
            <text:p>Sinergias</text:p>
          </table:table-cell>
          <table:table-cell table:style-name="ce2" office:value-type="string" calcext:value-type="string">
            <text:p>Synergien</text:p>
          </table:table-cell>
          <table:table-cell table:style-name="ce2" office:value-type="string" calcext:value-type="string">
            <text:p>Synergie</text:p>
          </table:table-cell>
          <table:table-cell table:style-name="ce2" office:value-type="string" calcext:value-type="string">
            <text:p>Sinergie</text:p>
          </table:table-cell>
          <table:table-cell table:style-name="ce2" office:value-type="string" calcext:value-type="string">
            <text:p>Sinerjiler</text:p>
          </table:table-cell>
          <table:table-cell table:style-name="ce2" office:value-type="string" calcext:value-type="string">
            <text:p>Synergies</text:p>
          </table:table-cell>
          <table:table-cell table:number-columns-repeated="2" table:style-name="ce2" office:value-type="string" calcext:value-type="string">
            <text:p>Sinergias</text:p>
          </table:table-cell>
          <table:table-cell table:style-name="ce2" office:value-type="string" calcext:value-type="string">
            <text:p>시너지</text:p>
          </table:table-cell>
          <table:table-cell table:style-name="ce2" office:value-type="string" calcext:value-type="string">
            <text:p>Kombó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load Time</text:p>
          </table:table-cell>
          <table:table-cell table:style-name="ce2" office:value-type="string" calcext:value-type="string">
            <text:p>リロード時間</text:p>
          </table:table-cell>
          <table:table-cell table:style-name="ce2" office:value-type="string" calcext:value-type="string">
            <text:p>换弹时间</text:p>
          </table:table-cell>
          <table:table-cell table:style-name="ce2" office:value-type="string" calcext:value-type="string">
            <text:p>換彈時間</text:p>
          </table:table-cell>
          <table:table-cell table:style-name="ce2" office:value-type="string" calcext:value-type="string">
            <text:p>Время перезарядки</text:p>
          </table:table-cell>
          <table:table-cell table:number-columns-repeated="2" table:style-name="ce2" office:value-type="string" calcext:value-type="string">
            <text:p>Tiempo de Recarga</text:p>
          </table:table-cell>
          <table:table-cell table:style-name="ce2" office:value-type="string" calcext:value-type="string">
            <text:p>Nachladezeit</text:p>
          </table:table-cell>
          <table:table-cell table:style-name="ce2" office:value-type="string" calcext:value-type="string">
            <text:p>Czas Przeładowania</text:p>
          </table:table-cell>
          <table:table-cell table:style-name="ce2" office:value-type="string" calcext:value-type="string">
            <text:p>Tempo di Ricarica</text:p>
          </table:table-cell>
          <table:table-cell table:style-name="ce2" office:value-type="string" calcext:value-type="string">
            <text:p>Yeniden Doldurma Süresi</text:p>
          </table:table-cell>
          <table:table-cell table:style-name="ce2" office:value-type="string" calcext:value-type="string">
            <text:p>Vitesse de rechargement</text:p>
          </table:table-cell>
          <table:table-cell table:number-columns-repeated="2" table:style-name="ce2" office:value-type="string" calcext:value-type="string">
            <text:p>Tempo de Recarga</text:p>
          </table:table-cell>
          <table:table-cell table:style-name="ce2" office:value-type="string" calcext:value-type="string">
            <text:p>재장전 시간</text:p>
          </table:table-cell>
          <table:table-cell table:style-name="ce2" office:value-type="string" calcext:value-type="string">
            <text:p>Újra Töltési Idő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ダメージ</text:p>
          </table:table-cell>
          <table:table-cell table:style-name="ce2" office:value-type="string" calcext:value-type="string">
            <text:p>伤害</text:p>
          </table:table-cell>
          <table:table-cell table:style-name="ce2" office:value-type="string" calcext:value-type="string">
            <text:p>傷害</text:p>
          </table:table-cell>
          <table:table-cell table:style-name="ce2" office:value-type="string" calcext:value-type="string">
            <text:p>Урон</text:p>
          </table:table-cell>
          <table:table-cell table:number-columns-repeated="2" table:style-name="ce2" office:value-type="string" calcext:value-type="string">
            <text:p>Daño</text:p>
          </table:table-cell>
          <table:table-cell table:style-name="ce2" office:value-type="string" calcext:value-type="string">
            <text:p>Schaden</text:p>
          </table:table-cell>
          <table:table-cell table:style-name="ce2" office:value-type="string" calcext:value-type="string">
            <text:p>Obrażenia</text:p>
          </table:table-cell>
          <table:table-cell table:style-name="ce2" office:value-type="string" calcext:value-type="string">
            <text:p>Danno</text:p>
          </table:table-cell>
          <table:table-cell table:style-name="ce2" office:value-type="string" calcext:value-type="string">
            <text:p>Hasar</text:p>
          </table:table-cell>
          <table:table-cell table:style-name="ce2" office:value-type="string" calcext:value-type="string">
            <text:p>Dégâts des balles et dégâts d'invocation +2% par rang.</text:p>
          </table:table-cell>
          <table:table-cell table:number-columns-repeated="2" table:style-name="ce2" office:value-type="string" calcext:value-type="string">
            <text:p>Dano</text:p>
          </table:table-cell>
          <table:table-cell table:style-name="ce2" office:value-type="string" calcext:value-type="string">
            <text:p>피해량</text:p>
          </table:table-cell>
          <table:table-cell table:style-name="ce2" office:value-type="string" calcext:value-type="string">
            <text:p>Sebz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rn Damage +&lt;color=#f5d6c1&gt;67%&lt;/color&gt;.</text:p>
          </table:table-cell>
          <table:table-cell table:style-name="ce2" office:value-type="string" calcext:value-type="string">
            <text:p>燃焼ダメージ+&lt;color=#f5d6c1&gt;67%&lt;/color&gt;。</text:p>
          </table:table-cell>
          <table:table-cell table:style-name="ce2" office:value-type="string" calcext:value-type="string">
            <text:p>燃烧伤害+&lt;color=#f5d6c1&gt;67%&lt;/color&gt;.</text:p>
          </table:table-cell>
          <table:table-cell table:style-name="ce2" office:value-type="string" calcext:value-type="string">
            <text:p>燃燒傷害+&lt;color=#f5d6c1&gt;67%&lt;/color&gt;.</text:p>
          </table:table-cell>
          <table:table-cell table:style-name="ce2" office:value-type="string" calcext:value-type="string">
            <text:p>Урон от горения повышается на &lt;color=#f5d6c1&gt;67%&lt;/color&gt;.</text:p>
          </table:table-cell>
          <table:table-cell table:number-columns-repeated="2" table:style-name="ce2" office:value-type="string" calcext:value-type="string">
            <text:p>Daño de Quemar &lt;color=#f5d6c1&gt;+67%&lt;/color&gt;.</text:p>
          </table:table-cell>
          <table:table-cell table:style-name="ce2" office:value-type="string" calcext:value-type="string">
            <text:p>Brandschaden +&lt;color=#f5d6c1&gt;67%&lt;/color&gt;.</text:p>
          </table:table-cell>
          <table:table-cell table:style-name="ce2" office:value-type="string" calcext:value-type="string">
            <text:p>Obrażenia od Ognia +&lt;color=#f5d6c1&gt;67%&lt;/color&gt;.</text:p>
          </table:table-cell>
          <table:table-cell table:style-name="ce2" office:value-type="string" calcext:value-type="string">
            <text:p>Danno da Bruciatura +&lt;color=#f5d6c1&gt;67%&lt;/color&gt;.</text:p>
          </table:table-cell>
          <table:table-cell table:style-name="ce2" office:value-type="string" calcext:value-type="string">
            <text:p>Yakma Hasarı +&lt;color=#f5d6c1&gt;67%&lt;/color&gt;.</text:p>
          </table:table-cell>
          <table:table-cell table:style-name="ce2" office:value-type="string" calcext:value-type="string">
            <text:p>Dégâts de Brûlure +&lt;color=#f5d6c1&gt;67%&lt;/color&gt;.</text:p>
          </table:table-cell>
          <table:table-cell table:number-columns-repeated="2" table:style-name="ce2" office:value-type="string" calcext:value-type="string">
            <text:p>Dano de Queimação +&lt;color=#f5d6c1&gt;67%&lt;/color&gt;.</text:p>
          </table:table-cell>
          <table:table-cell table:style-name="ce2" office:value-type="string" calcext:value-type="string">
            <text:p>화염 대미지 +&lt;color=#f5d6c1&gt;67%&lt;/color&gt;</text:p>
          </table:table-cell>
          <table:table-cell table:style-name="ce2" office:value-type="string" calcext:value-type="string">
            <text:p>Égési Sebzés &lt;color=#f5d6c1&gt;+67%&lt;/color&gt;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ightning Damage &lt;color=#f5d6c1&gt;+50%&lt;/color&gt;.</text:p>
          </table:table-cell>
          <table:table-cell table:style-name="ce2" office:value-type="string" calcext:value-type="string">
            <text:p>雷ダメージ&lt;color=#f5d6c1&gt;+50%&lt;/color&gt;。</text:p>
          </table:table-cell>
          <table:table-cell table:style-name="ce2" office:value-type="string" calcext:value-type="string">
            <text:p>闪电伤害+&lt;color=#f5d6c1&gt;+50%&lt;/color&gt;.</text:p>
          </table:table-cell>
          <table:table-cell table:style-name="ce2" office:value-type="string" calcext:value-type="string">
            <text:p>閃電傷害+&lt;color=#f5d6c1&gt;+50%&lt;/color&gt;.</text:p>
          </table:table-cell>
          <table:table-cell table:style-name="ce2" office:value-type="string" calcext:value-type="string">
            <text:p>Урон от молнии повышается на &lt;color=#f5d6c1&gt;50%&lt;/color&gt;.</text:p>
          </table:table-cell>
          <table:table-cell table:number-columns-repeated="2" table:style-name="ce2" office:value-type="string" calcext:value-type="string">
            <text:p>Daño de Electrocutar &lt;color=#f5d6c1&gt;+50%&lt;/color&gt;.</text:p>
          </table:table-cell>
          <table:table-cell table:style-name="ce2" office:value-type="string" calcext:value-type="string">
            <text:p>Blitzschaden <text:s/>+&lt;color=#f5d6c1&gt;50%&lt;/color&gt;.</text:p>
          </table:table-cell>
          <table:table-cell table:style-name="ce2" office:value-type="string" calcext:value-type="string">
            <text:p>Obrażenia Piorunów &lt;color=#f5d6c1&gt;+50%&lt;/color&gt;.</text:p>
          </table:table-cell>
          <table:table-cell table:style-name="ce2" office:value-type="string" calcext:value-type="string">
            <text:p>Danno del Fulmine &lt;color=#f5d6c1&gt;+50%&lt;/color&gt;.</text:p>
          </table:table-cell>
          <table:table-cell table:style-name="ce2" office:value-type="string" calcext:value-type="string">
            <text:p>Yıldırım Hasarı &lt;color=#f5d6c1&gt;+50%&lt;/color&gt;.</text:p>
          </table:table-cell>
          <table:table-cell table:style-name="ce2" office:value-type="string" calcext:value-type="string">
            <text:p>Dégâts de Foudre &lt;color=#f5d6c1&gt;+50%&lt;/color&gt;.</text:p>
          </table:table-cell>
          <table:table-cell table:number-columns-repeated="2" table:style-name="ce2" office:value-type="string" calcext:value-type="string">
            <text:p>Dano do Raio &lt;color=#f5d6c1&gt;+50%&lt;/color&gt;.</text:p>
          </table:table-cell>
          <table:table-cell table:style-name="ce2" office:value-type="string" calcext:value-type="string">
            <text:p>번개 대미지 &lt;color=#f5d6c1&gt;+50%&lt;/color&gt;</text:p>
          </table:table-cell>
          <table:table-cell table:style-name="ce2" office:value-type="string" calcext:value-type="string">
            <text:p>Villámcsapás Sebzés &lt;color=#f5d6c1&gt;+50%&lt;/color&gt;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You Died</text:p>
          </table:table-cell>
          <table:table-cell table:number-columns-repeated="2" table:style-name="ce2" office:value-type="string" calcext:value-type="string">
            <text:p>死亡</text:p>
          </table:table-cell>
          <table:table-cell table:style-name="ce2" office:value-type="string" calcext:value-type="string">
            <text:p>Вы мертвы</text:p>
          </table:table-cell>
          <table:table-cell table:number-columns-repeated="2" table:style-name="ce2" office:value-type="string" calcext:value-type="string">
            <text:p>Has Muerto</text:p>
          </table:table-cell>
          <table:table-cell table:style-name="ce2" office:value-type="string" calcext:value-type="string">
            <text:p>Du bist gestorben</text:p>
          </table:table-cell>
          <table:table-cell table:style-name="ce2" office:value-type="string" calcext:value-type="string">
            <text:p>Porażka</text:p>
          </table:table-cell>
          <table:table-cell table:style-name="ce2" office:value-type="string" calcext:value-type="string">
            <text:p>Sei morto</text:p>
          </table:table-cell>
          <table:table-cell table:style-name="ce2" office:value-type="string" calcext:value-type="string">
            <text:p>Öldün</text:p>
          </table:table-cell>
          <table:table-cell table:style-name="ce2" office:value-type="string" calcext:value-type="string">
            <text:p>Vous êtes mort</text:p>
          </table:table-cell>
          <table:table-cell table:number-columns-repeated="2" table:style-name="ce2" office:value-type="string" calcext:value-type="string">
            <text:p>Você Morreu</text:p>
          </table:table-cell>
          <table:table-cell table:style-name="ce2" office:value-type="string" calcext:value-type="string">
            <text:p>사망</text:p>
          </table:table-cell>
          <table:table-cell table:style-name="ce2" office:value-type="string" calcext:value-type="string">
            <text:p>Meghaltál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 Survived</text:p>
          </table:table-cell>
          <table:table-cell table:style-name="ce2" office:value-type="string" calcext:value-type="string">
            <text:p>君は生き残った</text:p>
          </table:table-cell>
          <table:table-cell table:number-columns-repeated="2" table:style-name="ce2" office:value-type="string" calcext:value-type="string">
            <text:p>逃出生天</text:p>
          </table:table-cell>
          <table:table-cell table:style-name="ce2" office:value-type="string" calcext:value-type="string">
            <text:p>Вы выжили</text:p>
          </table:table-cell>
          <table:table-cell table:number-columns-repeated="2" table:style-name="ce2" office:value-type="string" calcext:value-type="string">
            <text:p>Has Sobrevivido</text:p>
          </table:table-cell>
          <table:table-cell table:style-name="ce2" office:value-type="string" calcext:value-type="string">
            <text:p>Du hast überlebt</text:p>
          </table:table-cell>
          <table:table-cell table:style-name="ce2" office:value-type="string" calcext:value-type="string">
            <text:p>Przetrwałeś</text:p>
          </table:table-cell>
          <table:table-cell table:style-name="ce2" office:value-type="string" calcext:value-type="string">
            <text:p>Sei sopravvissuto</text:p>
          </table:table-cell>
          <table:table-cell table:style-name="ce2" office:value-type="string" calcext:value-type="string">
            <text:p>Hayatta Kaldın</text:p>
          </table:table-cell>
          <table:table-cell table:style-name="ce2" office:value-type="string" calcext:value-type="string">
            <text:p>Durée de survie</text:p>
          </table:table-cell>
          <table:table-cell table:number-columns-repeated="2" table:style-name="ce2" office:value-type="string" calcext:value-type="string">
            <text:p>Você Sobreviveu</text:p>
          </table:table-cell>
          <table:table-cell table:style-name="ce2" office:value-type="string" calcext:value-type="string">
            <text:p>생존</text:p>
          </table:table-cell>
          <table:table-cell table:style-name="ce2" office:value-type="string" calcext:value-type="string">
            <text:p>Túlélted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ime Survived</text:p>
          </table:table-cell>
          <table:table-cell table:style-name="ce2" office:value-type="string" calcext:value-type="string">
            <text:p>生存時間</text:p>
          </table:table-cell>
          <table:table-cell table:style-name="ce2" office:value-type="string" calcext:value-type="string">
            <text:p>时间得分</text:p>
          </table:table-cell>
          <table:table-cell table:style-name="ce2" office:value-type="string" calcext:value-type="string">
            <text:p>時間得分</text:p>
          </table:table-cell>
          <table:table-cell table:style-name="ce2" office:value-type="string" calcext:value-type="string">
            <text:p>Время выживания</text:p>
          </table:table-cell>
          <table:table-cell table:number-columns-repeated="2" table:style-name="ce2" office:value-type="string" calcext:value-type="string">
            <text:p>Tiempo Sobrevivido</text:p>
          </table:table-cell>
          <table:table-cell table:style-name="ce2" office:value-type="string" calcext:value-type="string">
            <text:p>Überlebte Zeit</text:p>
          </table:table-cell>
          <table:table-cell table:style-name="ce2" office:value-type="string" calcext:value-type="string">
            <text:p>Czas Gry</text:p>
          </table:table-cell>
          <table:table-cell table:style-name="ce2" office:value-type="string" calcext:value-type="string">
            <text:p>Tempo di Sopravvivenza</text:p>
          </table:table-cell>
          <table:table-cell table:style-name="ce2" office:value-type="string" calcext:value-type="string">
            <text:p>Hayatta Kalma Süresi</text:p>
          </table:table-cell>
          <table:table-cell table:style-name="ce2" office:value-type="string" calcext:value-type="string">
            <text:p>Durée de survie</text:p>
          </table:table-cell>
          <table:table-cell table:number-columns-repeated="2" table:style-name="ce2" office:value-type="string" calcext:value-type="string">
            <text:p>Tempo Sobrevivido</text:p>
          </table:table-cell>
          <table:table-cell table:style-name="ce2" office:value-type="string" calcext:value-type="string">
            <text:p>생존 시간</text:p>
          </table:table-cell>
          <table:table-cell table:style-name="ce2" office:value-type="string" calcext:value-type="string">
            <text:p>Túlélt Idő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nemies Killed</text:p>
          </table:table-cell>
          <table:table-cell table:style-name="ce2" office:value-type="string" calcext:value-type="string">
            <text:p>倒した敵の数</text:p>
          </table:table-cell>
          <table:table-cell table:style-name="ce2" office:value-type="string" calcext:value-type="string">
            <text:p>杀敌得分</text:p>
          </table:table-cell>
          <table:table-cell table:style-name="ce2" office:value-type="string" calcext:value-type="string">
            <text:p>殺敵得分</text:p>
          </table:table-cell>
          <table:table-cell table:style-name="ce2" office:value-type="string" calcext:value-type="string">
            <text:p>Врагов убито</text:p>
          </table:table-cell>
          <table:table-cell table:number-columns-repeated="2" table:style-name="ce2" office:value-type="string" calcext:value-type="string">
            <text:p>Enemigos Muertos</text:p>
          </table:table-cell>
          <table:table-cell table:style-name="ce2" office:value-type="string" calcext:value-type="string">
            <text:p>Getötete Gegner</text:p>
          </table:table-cell>
          <table:table-cell table:style-name="ce2" office:value-type="string" calcext:value-type="string">
            <text:p>Zabici Przeciwnicy</text:p>
          </table:table-cell>
          <table:table-cell table:style-name="ce2" office:value-type="string" calcext:value-type="string">
            <text:p>Nemici Uccisi</text:p>
          </table:table-cell>
          <table:table-cell table:style-name="ce2" office:value-type="string" calcext:value-type="string">
            <text:p>Öldürülen Düşman Sayısı</text:p>
          </table:table-cell>
          <table:table-cell table:style-name="ce2" office:value-type="string" calcext:value-type="string">
            <text:p>Ennemis tués</text:p>
          </table:table-cell>
          <table:table-cell table:number-columns-repeated="2" table:style-name="ce2" office:value-type="string" calcext:value-type="string">
            <text:p>Inimigos Abatidos</text:p>
          </table:table-cell>
          <table:table-cell table:style-name="ce2" office:value-type="string" calcext:value-type="string">
            <text:p>죽인 적</text:p>
          </table:table-cell>
          <table:table-cell table:style-name="ce2" office:value-type="string" calcext:value-type="string">
            <text:p>Ellenfelek Megölv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evels Earned</text:p>
          </table:table-cell>
          <table:table-cell table:style-name="ce2" office:value-type="string" calcext:value-type="string">
            <text:p>レベル</text:p>
          </table:table-cell>
          <table:table-cell table:style-name="ce2" office:value-type="string" calcext:value-type="string">
            <text:p>等级得分</text:p>
          </table:table-cell>
          <table:table-cell table:style-name="ce2" office:value-type="string" calcext:value-type="string">
            <text:p>等級得分</text:p>
          </table:table-cell>
          <table:table-cell table:style-name="ce2" office:value-type="string" calcext:value-type="string">
            <text:p>Уровней получено</text:p>
          </table:table-cell>
          <table:table-cell table:number-columns-repeated="2" table:style-name="ce2" office:value-type="string" calcext:value-type="string">
            <text:p>Niveles Ganados</text:p>
          </table:table-cell>
          <table:table-cell table:style-name="ce2" office:value-type="string" calcext:value-type="string">
            <text:p>Level erreicht</text:p>
          </table:table-cell>
          <table:table-cell table:style-name="ce2" office:value-type="string" calcext:value-type="string">
            <text:p>Zdobyte Poziomy</text:p>
          </table:table-cell>
          <table:table-cell table:style-name="ce2" office:value-type="string" calcext:value-type="string">
            <text:p>Livelli Acquisiti</text:p>
          </table:table-cell>
          <table:table-cell table:style-name="ce2" office:value-type="string" calcext:value-type="string">
            <text:p>Kazanılan Seviyeler</text:p>
          </table:table-cell>
          <table:table-cell table:style-name="ce2" office:value-type="string" calcext:value-type="string">
            <text:p>Niveaux gagnés</text:p>
          </table:table-cell>
          <table:table-cell table:number-columns-repeated="2" table:style-name="ce2" office:value-type="string" calcext:value-type="string">
            <text:p>Níveis Adquiridos</text:p>
          </table:table-cell>
          <table:table-cell table:style-name="ce2" office:value-type="string" calcext:value-type="string">
            <text:p>레벨</text:p>
          </table:table-cell>
          <table:table-cell table:style-name="ce2" office:value-type="string" calcext:value-type="string">
            <text:p>Szintek Elérv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arned</text:p>
          </table:table-cell>
          <table:table-cell table:style-name="ce2" office:value-type="string" calcext:value-type="string">
            <text:p>獲得</text:p>
          </table:table-cell>
          <table:table-cell table:style-name="ce2" office:value-type="string" calcext:value-type="string">
            <text:p>总分</text:p>
          </table:table-cell>
          <table:table-cell table:style-name="ce2" office:value-type="string" calcext:value-type="string">
            <text:p>總分</text:p>
          </table:table-cell>
          <table:table-cell table:style-name="ce2" office:value-type="string" calcext:value-type="string">
            <text:p>Заработано</text:p>
          </table:table-cell>
          <table:table-cell table:number-columns-repeated="2" table:style-name="ce2" office:value-type="string" calcext:value-type="string">
            <text:p>Ganaste</text:p>
          </table:table-cell>
          <table:table-cell table:style-name="ce2" office:value-type="string" calcext:value-type="string">
            <text:p>Verdient</text:p>
          </table:table-cell>
          <table:table-cell table:style-name="ce2" office:value-type="string" calcext:value-type="string">
            <text:p>Zdobyto</text:p>
          </table:table-cell>
          <table:table-cell table:style-name="ce2" office:value-type="string" calcext:value-type="string">
            <text:p>Punti</text:p>
          </table:table-cell>
          <table:table-cell table:style-name="ce2" office:value-type="string" calcext:value-type="string">
            <text:p>Kazanılan</text:p>
          </table:table-cell>
          <table:table-cell table:style-name="ce2" office:value-type="string" calcext:value-type="string">
            <text:p>Gagnés</text:p>
          </table:table-cell>
          <table:table-cell table:number-columns-repeated="2" table:style-name="ce2" office:value-type="string" calcext:value-type="string">
            <text:p>Ganhou</text:p>
          </table:table-cell>
          <table:table-cell table:style-name="ce2" office:value-type="string" calcext:value-type="string">
            <text:p>획득</text:p>
          </table:table-cell>
          <table:table-cell table:style-name="ce2" office:value-type="string" calcext:value-type="string">
            <text:p>Megszerzet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ry Again</text:p>
          </table:table-cell>
          <table:table-cell table:style-name="ce2" office:value-type="string" calcext:value-type="string">
            <text:p>再チャレンジ</text:p>
          </table:table-cell>
          <table:table-cell table:style-name="ce2" office:value-type="string" calcext:value-type="string">
            <text:p>重玩</text:p>
          </table:table-cell>
          <table:table-cell table:style-name="ce2" office:value-type="string" calcext:value-type="string">
            <text:p>重新開始</text:p>
          </table:table-cell>
          <table:table-cell table:style-name="ce2" office:value-type="string" calcext:value-type="string">
            <text:p>Играть снова</text:p>
          </table:table-cell>
          <table:table-cell table:number-columns-repeated="2" table:style-name="ce2" office:value-type="string" calcext:value-type="string">
            <text:p>Intentar De Nuevo</text:p>
          </table:table-cell>
          <table:table-cell table:style-name="ce2" office:value-type="string" calcext:value-type="string">
            <text:p>Erneut Versuchen</text:p>
          </table:table-cell>
          <table:table-cell table:style-name="ce2" office:value-type="string" calcext:value-type="string">
            <text:p>Spróbuj Ponownie</text:p>
          </table:table-cell>
          <table:table-cell table:style-name="ce2" office:value-type="string" calcext:value-type="string">
            <text:p>Riprova</text:p>
          </table:table-cell>
          <table:table-cell table:style-name="ce2" office:value-type="string" calcext:value-type="string">
            <text:p>Tekrar Dene</text:p>
          </table:table-cell>
          <table:table-cell table:style-name="ce2" office:value-type="string" calcext:value-type="string">
            <text:p>Rejouer</text:p>
          </table:table-cell>
          <table:table-cell table:number-columns-repeated="2" table:style-name="ce2" office:value-type="string" calcext:value-type="string">
            <text:p>Tente de Novo</text:p>
          </table:table-cell>
          <table:table-cell table:style-name="ce2" office:value-type="string" calcext:value-type="string">
            <text:p>다시하기</text:p>
          </table:table-cell>
          <table:table-cell table:style-name="ce2" office:value-type="string" calcext:value-type="string">
            <text:p>Újr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Quit To Menu</text:p>
          </table:table-cell>
          <table:table-cell table:style-name="ce2" office:value-type="string" calcext:value-type="string">
            <text:p>メニューへ</text:p>
          </table:table-cell>
          <table:table-cell table:style-name="ce2" office:value-type="string" calcext:value-type="string">
            <text:p>返回菜单</text:p>
          </table:table-cell>
          <table:table-cell table:style-name="ce2" office:value-type="string" calcext:value-type="string">
            <text:p>返回菜單</text:p>
          </table:table-cell>
          <table:table-cell table:style-name="ce2" office:value-type="string" calcext:value-type="string">
            <text:p>В меню</text:p>
          </table:table-cell>
          <table:table-cell table:number-columns-repeated="2" table:style-name="ce2" office:value-type="string" calcext:value-type="string">
            <text:p>Salir al Menú</text:p>
          </table:table-cell>
          <table:table-cell table:style-name="ce2" office:value-type="string" calcext:value-type="string">
            <text:p>Zurück zum Menü</text:p>
          </table:table-cell>
          <table:table-cell table:style-name="ce2" office:value-type="string" calcext:value-type="string">
            <text:p>Wyjdź Do Menu</text:p>
          </table:table-cell>
          <table:table-cell table:style-name="ce2" office:value-type="string" calcext:value-type="string">
            <text:p>Torna al Menu</text:p>
          </table:table-cell>
          <table:table-cell table:style-name="ce2" office:value-type="string" calcext:value-type="string">
            <text:p>Menüye Geri Dön</text:p>
          </table:table-cell>
          <table:table-cell table:style-name="ce2" office:value-type="string" calcext:value-type="string">
            <text:p>Quitter vers le menu</text:p>
          </table:table-cell>
          <table:table-cell table:number-columns-repeated="2" table:style-name="ce2" office:value-type="string" calcext:value-type="string">
            <text:p>Sair para o Menu</text:p>
          </table:table-cell>
          <table:table-cell table:style-name="ce2" office:value-type="string" calcext:value-type="string">
            <text:p>메인메뉴</text:p>
          </table:table-cell>
          <table:table-cell table:style-name="ce2" office:value-type="string" calcext:value-type="string">
            <text:p>Kilépés a Főmenüb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剣</text:p>
          </table:table-cell>
          <table:table-cell table:style-name="ce2" office:value-type="string" calcext:value-type="string">
            <text:p>进攻</text:p>
          </table:table-cell>
          <table:table-cell table:style-name="ce2" office:value-type="string" calcext:value-type="string">
            <text:p>進攻</text:p>
          </table:table-cell>
          <table:table-cell table:style-name="ce2" office:value-type="string" calcext:value-type="string">
            <text:p>Меч</text:p>
          </table:table-cell>
          <table:table-cell table:number-columns-repeated="2" table:style-name="ce2" office:value-type="string" calcext:value-type="string">
            <text:p>Ataque</text:p>
          </table:table-cell>
          <table:table-cell table:style-name="ce2" office:value-type="string" calcext:value-type="string">
            <text:p>Schwert</text:p>
          </table:table-cell>
          <table:table-cell table:style-name="ce2" office:value-type="string" calcext:value-type="string">
            <text:p>Miecz</text:p>
          </table:table-cell>
          <table:table-cell table:style-name="ce2" office:value-type="string" calcext:value-type="string">
            <text:p>Attacco</text:p>
          </table:table-cell>
          <table:table-cell table:style-name="ce2" office:value-type="string" calcext:value-type="string">
            <text:p>Kılıç</text:p>
          </table:table-cell>
          <table:table-cell table:style-name="ce2" office:value-type="string" calcext:value-type="string">
            <text:p>Épée</text:p>
          </table:table-cell>
          <table:table-cell table:number-columns-repeated="2" table:style-name="ce2" office:value-type="string" calcext:value-type="string">
            <text:p>Espada</text:p>
          </table:table-cell>
          <table:table-cell table:style-name="ce2" office:value-type="string" calcext:value-type="string">
            <text:p>공격</text:p>
          </table:table-cell>
          <table:table-cell table:style-name="ce2" office:value-type="string" calcext:value-type="string">
            <text:p>Kard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盾</text:p>
          </table:table-cell>
          <table:table-cell table:number-columns-repeated="2" table:style-name="ce2" office:value-type="string" calcext:value-type="string">
            <text:p>防守</text:p>
          </table:table-cell>
          <table:table-cell table:style-name="ce2" office:value-type="string" calcext:value-type="string">
            <text:p>Щит</text:p>
          </table:table-cell>
          <table:table-cell table:number-columns-repeated="2" table:style-name="ce2" office:value-type="string" calcext:value-type="string">
            <text:p>Defensa</text:p>
          </table:table-cell>
          <table:table-cell table:style-name="ce2" office:value-type="string" calcext:value-type="string">
            <text:p>Schild</text:p>
          </table:table-cell>
          <table:table-cell table:style-name="ce2" office:value-type="string" calcext:value-type="string">
            <text:p>Tarcza</text:p>
          </table:table-cell>
          <table:table-cell table:style-name="ce2" office:value-type="string" calcext:value-type="string">
            <text:p>Difesa</text:p>
          </table:table-cell>
          <table:table-cell table:style-name="ce2" office:value-type="string" calcext:value-type="string">
            <text:p>Kalkan</text:p>
          </table:table-cell>
          <table:table-cell table:style-name="ce2" office:value-type="string" calcext:value-type="string">
            <text:p>Bouclier</text:p>
          </table:table-cell>
          <table:table-cell table:number-columns-repeated="2" table:style-name="ce2" office:value-type="string" calcext:value-type="string">
            <text:p>Escudo</text:p>
          </table:table-cell>
          <table:table-cell table:style-name="ce2" office:value-type="string" calcext:value-type="string">
            <text:p>방어</text:p>
          </table:table-cell>
          <table:table-cell table:style-name="ce2" office:value-type="string" calcext:value-type="string">
            <text:p>Pajz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onfirm</text:p>
          </table:table-cell>
          <table:table-cell table:style-name="ce2" office:value-type="string" calcext:value-type="string">
            <text:p>確認</text:p>
          </table:table-cell>
          <table:table-cell table:style-name="ce2" office:value-type="string" calcext:value-type="string">
            <text:p>确认</text:p>
          </table:table-cell>
          <table:table-cell table:style-name="ce2" office:value-type="string" calcext:value-type="string">
            <text:p>確認</text:p>
          </table:table-cell>
          <table:table-cell table:style-name="ce2" office:value-type="string" calcext:value-type="string">
            <text:p>Подтвердить</text:p>
          </table:table-cell>
          <table:table-cell table:number-columns-repeated="2" table:style-name="ce2" office:value-type="string" calcext:value-type="string">
            <text:p>Confirmar</text:p>
          </table:table-cell>
          <table:table-cell table:style-name="ce2" office:value-type="string" calcext:value-type="string">
            <text:p>Bestätigen</text:p>
          </table:table-cell>
          <table:table-cell table:style-name="ce2" office:value-type="string" calcext:value-type="string">
            <text:p>Potwierdź</text:p>
          </table:table-cell>
          <table:table-cell table:style-name="ce2" office:value-type="string" calcext:value-type="string">
            <text:p>Conferma</text:p>
          </table:table-cell>
          <table:table-cell table:style-name="ce2" office:value-type="string" calcext:value-type="string">
            <text:p>Tamam</text:p>
          </table:table-cell>
          <table:table-cell table:style-name="ce2" office:value-type="string" calcext:value-type="string">
            <text:p>Confirmer</text:p>
          </table:table-cell>
          <table:table-cell table:number-columns-repeated="2" table:style-name="ce2" office:value-type="string" calcext:value-type="string">
            <text:p>Confirmar</text:p>
          </table:table-cell>
          <table:table-cell table:style-name="ce2" office:value-type="string" calcext:value-type="string">
            <text:p>확인</text:p>
          </table:table-cell>
          <table:table-cell table:style-name="ce2" office:value-type="string" calcext:value-type="string">
            <text:p>Megerősít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ress and Hold to purchase Runes</text:p>
          </table:table-cell>
          <table:table-cell table:style-name="ce2" office:value-type="string" calcext:value-type="string">
            <text:p>長押しでルーンを購入</text:p>
          </table:table-cell>
          <table:table-cell table:style-name="ce2" office:value-type="string" calcext:value-type="string">
            <text:p>鼠标左键长按购买符文</text:p>
          </table:table-cell>
          <table:table-cell table:style-name="ce2" office:value-type="string" calcext:value-type="string">
            <text:p>滑鼠左鍵長按購買符文</text:p>
          </table:table-cell>
          <table:table-cell table:style-name="ce2" office:value-type="string" calcext:value-type="string">
            <text:p>Зажмите, чтобы купить руну</text:p>
          </table:table-cell>
          <table:table-cell table:number-columns-repeated="2" table:style-name="ce2" office:value-type="string" calcext:value-type="string">
            <text:p>Manten presionado para comprar Runas</text:p>
          </table:table-cell>
          <table:table-cell table:style-name="ce2" office:value-type="string" calcext:value-type="string">
            <text:p>Halte gedrückt um Runen zu kaufen</text:p>
          </table:table-cell>
          <table:table-cell table:style-name="ce2" office:value-type="string" calcext:value-type="string">
            <text:p>Kliknij i Przytrzymaj by Kupić Runy.</text:p>
          </table:table-cell>
          <table:table-cell table:style-name="ce2" office:value-type="string" calcext:value-type="string">
            <text:p>Tieni premuto per acquistare</text:p>
          </table:table-cell>
          <table:table-cell table:style-name="ce2" office:value-type="string" calcext:value-type="string">
            <text:p>Rünleri satın almak için basılı tut</text:p>
          </table:table-cell>
          <table:table-cell table:style-name="ce2" office:value-type="string" calcext:value-type="string">
            <text:p>Cliquez et maintenez pour acheter des Runes</text:p>
          </table:table-cell>
          <table:table-cell table:number-columns-repeated="2" table:style-name="ce2" office:value-type="string" calcext:value-type="string">
            <text:p>Pressione e segure para comprar Runas</text:p>
          </table:table-cell>
          <table:table-cell table:style-name="ce2" office:value-type="string" calcext:value-type="string">
            <text:p>룬을 구매하기 위해 꾹 누르세요.</text:p>
          </table:table-cell>
          <table:table-cell table:style-name="ce2" office:value-type="string" calcext:value-type="string">
            <text:p>Kattints és tartsd nyomva a gombot a Rúnák megvásárlásához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unes</text:p>
          </table:table-cell>
          <table:table-cell table:style-name="ce2" office:value-type="string" calcext:value-type="string">
            <text:p>ルーン</text:p>
          </table:table-cell>
          <table:table-cell table:number-columns-repeated="2" table:style-name="ce2" office:value-type="string" calcext:value-type="string">
            <text:p>符文</text:p>
          </table:table-cell>
          <table:table-cell table:style-name="ce2" office:value-type="string" calcext:value-type="string">
            <text:p>Руны</text:p>
          </table:table-cell>
          <table:table-cell table:number-columns-repeated="2" table:style-name="ce2" office:value-type="string" calcext:value-type="string">
            <text:p>Runas</text:p>
          </table:table-cell>
          <table:table-cell table:style-name="ce2" office:value-type="string" calcext:value-type="string">
            <text:p>Runen</text:p>
          </table:table-cell>
          <table:table-cell table:style-name="ce2" office:value-type="string" calcext:value-type="string">
            <text:p>Runy</text:p>
          </table:table-cell>
          <table:table-cell table:style-name="ce2" office:value-type="string" calcext:value-type="string">
            <text:p>Rune</text:p>
          </table:table-cell>
          <table:table-cell table:style-name="ce2" office:value-type="string" calcext:value-type="string">
            <text:p>Rünler</text:p>
          </table:table-cell>
          <table:table-cell table:style-name="ce2" office:value-type="string" calcext:value-type="string">
            <text:p>Runes</text:p>
          </table:table-cell>
          <table:table-cell table:number-columns-repeated="2" table:style-name="ce2" office:value-type="string" calcext:value-type="string">
            <text:p>Runas</text:p>
          </table:table-cell>
          <table:table-cell table:style-name="ce2" office:value-type="string" calcext:value-type="string">
            <text:p>룬</text:p>
          </table:table-cell>
          <table:table-cell table:style-name="ce2" office:value-type="string" calcext:value-type="string">
            <text:p>Rúnák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hoose</text:p>
          </table:table-cell>
          <table:table-cell table:style-name="ce2" office:value-type="string" calcext:value-type="string">
            <text:p>選ぶ</text:p>
          </table:table-cell>
          <table:table-cell table:style-name="ce2" office:value-type="string" calcext:value-type="string">
            <text:p>选择</text:p>
          </table:table-cell>
          <table:table-cell table:style-name="ce2" office:value-type="string" calcext:value-type="string">
            <text:p>選擇</text:p>
          </table:table-cell>
          <table:table-cell table:style-name="ce2" office:value-type="string" calcext:value-type="string">
            <text:p>Выбрать</text:p>
          </table:table-cell>
          <table:table-cell table:number-columns-repeated="2" table:style-name="ce2" office:value-type="string" calcext:value-type="string">
            <text:p>Elige</text:p>
          </table:table-cell>
          <table:table-cell table:style-name="ce2" office:value-type="string" calcext:value-type="string">
            <text:p>Auswählen</text:p>
          </table:table-cell>
          <table:table-cell table:style-name="ce2" office:value-type="string" calcext:value-type="string">
            <text:p>Wybierz</text:p>
          </table:table-cell>
          <table:table-cell table:style-name="ce2" office:value-type="string" calcext:value-type="string">
            <text:p>Scegli</text:p>
          </table:table-cell>
          <table:table-cell table:style-name="ce2" office:value-type="string" calcext:value-type="string">
            <text:p>Seç</text:p>
          </table:table-cell>
          <table:table-cell table:style-name="ce2" office:value-type="string" calcext:value-type="string">
            <text:p>Sélectionner</text:p>
          </table:table-cell>
          <table:table-cell table:number-columns-repeated="2" table:style-name="ce2" office:value-type="string" calcext:value-type="string">
            <text:p>Escolher</text:p>
          </table:table-cell>
          <table:table-cell table:style-name="ce2" office:value-type="string" calcext:value-type="string">
            <text:p>선택</text:p>
          </table:table-cell>
          <table:table-cell table:style-name="ce2" office:value-type="string" calcext:value-type="string">
            <text:p>Kiválasz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roll Upgrades</text:p>
          </table:table-cell>
          <table:table-cell table:style-name="ce2" office:value-type="string" calcext:value-type="string">
            <text:p>リロールアップグレード</text:p>
          </table:table-cell>
          <table:table-cell table:style-name="ce2" office:value-type="string" calcext:value-type="string">
            <text:p>重置升级</text:p>
          </table:table-cell>
          <table:table-cell table:style-name="ce2" office:value-type="string" calcext:value-type="string">
            <text:p>重置升級</text:p>
          </table:table-cell>
          <table:table-cell table:style-name="ce2" office:value-type="string" calcext:value-type="string">
            <text:p>Реролл Улучшений</text:p>
          </table:table-cell>
          <table:table-cell table:number-columns-repeated="2" table:style-name="ce2" office:value-type="string" calcext:value-type="string">
            <text:p>Refrescar Mejoras</text:p>
          </table:table-cell>
          <table:table-cell table:style-name="ce2" office:value-type="string" calcext:value-type="string">
            <text:p>Verbesserungen neu würfeln</text:p>
          </table:table-cell>
          <table:table-cell table:style-name="ce2" office:value-type="string" calcext:value-type="string">
            <text:p>Zmień Dostępne Ulepszenia</text:p>
          </table:table-cell>
          <table:table-cell table:style-name="ce2" office:value-type="string" calcext:value-type="string">
            <text:p>Cambia Potenziamenti</text:p>
          </table:table-cell>
          <table:table-cell table:style-name="ce2" office:value-type="string" calcext:value-type="string">
            <text:p>Güçlendirmeleri Zarla</text:p>
          </table:table-cell>
          <table:table-cell table:style-name="ce2" office:value-type="string" calcext:value-type="string">
            <text:p>Relancer amélioration</text:p>
          </table:table-cell>
          <table:table-cell table:number-columns-repeated="2" table:style-name="ce2" office:value-type="string" calcext:value-type="string">
            <text:p>Atualizar Melhorias</text:p>
          </table:table-cell>
          <table:table-cell table:style-name="ce2" office:value-type="string" calcext:value-type="string">
            <text:p>새로고침</text:p>
          </table:table-cell>
          <table:table-cell table:style-name="ce2" office:value-type="string" calcext:value-type="string">
            <text:p>Fejlesztések Kicserélése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hoose an Upgrade</text:p>
          </table:table-cell>
          <table:table-cell table:style-name="ce2" office:value-type="string" calcext:value-type="string">
            <text:p>アップグレードを選択</text:p>
          </table:table-cell>
          <table:table-cell table:style-name="ce2" office:value-type="string" calcext:value-type="string">
            <text:p>选择一个升级</text:p>
          </table:table-cell>
          <table:table-cell table:style-name="ce2" office:value-type="string" calcext:value-type="string">
            <text:p>選擇一個升級</text:p>
          </table:table-cell>
          <table:table-cell table:style-name="ce2" office:value-type="string" calcext:value-type="string">
            <text:p>Выбрать Улучшение</text:p>
          </table:table-cell>
          <table:table-cell table:number-columns-repeated="2" table:style-name="ce2" office:value-type="string" calcext:value-type="string">
            <text:p>Elegir una Mejora</text:p>
          </table:table-cell>
          <table:table-cell table:style-name="ce2" office:value-type="string" calcext:value-type="string">
            <text:p>Wähle eine Verbesserung</text:p>
          </table:table-cell>
          <table:table-cell table:style-name="ce2" office:value-type="string" calcext:value-type="string">
            <text:p>Wybierz Ulepszenie</text:p>
          </table:table-cell>
          <table:table-cell table:style-name="ce2" office:value-type="string" calcext:value-type="string">
            <text:p>Scegli un Potenziamento</text:p>
          </table:table-cell>
          <table:table-cell table:style-name="ce2" office:value-type="string" calcext:value-type="string">
            <text:p>Güçlendirme Seç</text:p>
          </table:table-cell>
          <table:table-cell table:style-name="ce2" office:value-type="string" calcext:value-type="string">
            <text:p>Choisissez une amélioration</text:p>
          </table:table-cell>
          <table:table-cell table:number-columns-repeated="2" table:style-name="ce2" office:value-type="string" calcext:value-type="string">
            <text:p>Escolha uma Melhoria</text:p>
          </table:table-cell>
          <table:table-cell table:style-name="ce2" office:value-type="string" calcext:value-type="string">
            <text:p>능력을 선택하세요.</text:p>
          </table:table-cell>
          <table:table-cell table:style-name="ce2" office:value-type="string" calcext:value-type="string">
            <text:p>Válassz egy Fejlesztést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eave</text:p>
          </table:table-cell>
          <table:table-cell table:style-name="ce2" office:value-type="string" calcext:value-type="string">
            <text:p>離れる</text:p>
          </table:table-cell>
          <table:table-cell table:style-name="ce2" office:value-type="string" calcext:value-type="string">
            <text:p>丢弃</text:p>
          </table:table-cell>
          <table:table-cell table:style-name="ce2" office:value-type="string" calcext:value-type="string">
            <text:p>丟棄</text:p>
          </table:table-cell>
          <table:table-cell table:style-name="ce2" office:value-type="string" calcext:value-type="string">
            <text:p>Уйти</text:p>
          </table:table-cell>
          <table:table-cell table:number-columns-repeated="2" table:style-name="ce2" office:value-type="string" calcext:value-type="string">
            <text:p>Dejar</text:p>
          </table:table-cell>
          <table:table-cell table:style-name="ce2" office:value-type="string" calcext:value-type="string">
            <text:p>Verlassen</text:p>
          </table:table-cell>
          <table:table-cell table:style-name="ce2" office:value-type="string" calcext:value-type="string">
            <text:p>Zostaw</text:p>
          </table:table-cell>
          <table:table-cell table:style-name="ce2" office:value-type="string" calcext:value-type="string">
            <text:p>Rifiuta</text:p>
          </table:table-cell>
          <table:table-cell table:style-name="ce2" office:value-type="string" calcext:value-type="string">
            <text:p>Çık</text:p>
          </table:table-cell>
          <table:table-cell table:style-name="ce2" office:value-type="string" calcext:value-type="string">
            <text:p>Laisser</text:p>
          </table:table-cell>
          <table:table-cell table:number-columns-repeated="2" table:style-name="ce2" office:value-type="string" calcext:value-type="string">
            <text:p>Sair</text:p>
          </table:table-cell>
          <table:table-cell table:style-name="ce2" office:value-type="string" calcext:value-type="string">
            <text:p>버리기</text:p>
          </table:table-cell>
          <table:table-cell table:style-name="ce2" office:value-type="string" calcext:value-type="string">
            <text:p>Otthagy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ake</text:p>
          </table:table-cell>
          <table:table-cell table:style-name="ce2" office:value-type="string" calcext:value-type="string">
            <text:p>取る</text:p>
          </table:table-cell>
          <table:table-cell table:number-columns-repeated="2" table:style-name="ce2" office:value-type="string" calcext:value-type="string">
            <text:p>拾取</text:p>
          </table:table-cell>
          <table:table-cell table:style-name="ce2" office:value-type="string" calcext:value-type="string">
            <text:p>Взять</text:p>
          </table:table-cell>
          <table:table-cell table:number-columns-repeated="2" table:style-name="ce2" office:value-type="string" calcext:value-type="string">
            <text:p>Tomar</text:p>
          </table:table-cell>
          <table:table-cell table:style-name="ce2" office:value-type="string" calcext:value-type="string">
            <text:p>Nehmen</text:p>
          </table:table-cell>
          <table:table-cell table:style-name="ce2" office:value-type="string" calcext:value-type="string">
            <text:p>Wybierz</text:p>
          </table:table-cell>
          <table:table-cell table:style-name="ce2" office:value-type="string" calcext:value-type="string">
            <text:p>Prendi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Prendre</text:p>
          </table:table-cell>
          <table:table-cell table:number-columns-repeated="2" table:style-name="ce2" office:value-type="string" calcext:value-type="string">
            <text:p>Pegar</text:p>
          </table:table-cell>
          <table:table-cell table:style-name="ce2" office:value-type="string" calcext:value-type="string">
            <text:p>획득</text:p>
          </table:table-cell>
          <table:table-cell table:style-name="ce2" office:value-type="string" calcext:value-type="string">
            <text:p>Elvesz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arkness</text:p>
          </table:table-cell>
          <table:table-cell table:style-name="ce2" office:value-type="string" calcext:value-type="string">
            <text:p>ダークネス</text:p>
          </table:table-cell>
          <table:table-cell table:style-name="ce2" office:value-type="string" calcext:value-type="string">
            <text:p>难度</text:p>
          </table:table-cell>
          <table:table-cell table:style-name="ce2" office:value-type="string" calcext:value-type="string">
            <text:p>難度</text:p>
          </table:table-cell>
          <table:table-cell table:style-name="ce2" office:value-type="string" calcext:value-type="string">
            <text:p>Тьма</text:p>
          </table:table-cell>
          <table:table-cell table:number-columns-repeated="2" table:style-name="ce2" office:value-type="string" calcext:value-type="string">
            <text:p>Tinieblas</text:p>
          </table:table-cell>
          <table:table-cell table:style-name="ce2" office:value-type="string" calcext:value-type="string">
            <text:p>Dunkelheit</text:p>
          </table:table-cell>
          <table:table-cell table:style-name="ce2" office:value-type="string" calcext:value-type="string">
            <text:p>Ciemność</text:p>
          </table:table-cell>
          <table:table-cell table:style-name="ce2" office:value-type="string" calcext:value-type="string">
            <text:p>Oscurità</text:p>
          </table:table-cell>
          <table:table-cell table:style-name="ce2" office:value-type="string" calcext:value-type="string">
            <text:p>Karanlık</text:p>
          </table:table-cell>
          <table:table-cell table:style-name="ce2" office:value-type="string" calcext:value-type="string">
            <text:p>Ténèbres</text:p>
          </table:table-cell>
          <table:table-cell table:number-columns-repeated="2" table:style-name="ce2" office:value-type="string" calcext:value-type="string">
            <text:p>Escuridão</text:p>
          </table:table-cell>
          <table:table-cell table:style-name="ce2" office:value-type="string" calcext:value-type="string">
            <text:p>어둠</text:p>
          </table:table-cell>
          <table:table-cell table:style-name="ce2" office:value-type="string" calcext:value-type="string">
            <text:p>Sötétsé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Friend Leaderboard</text:p>
          </table:table-cell>
          <table:table-cell table:style-name="ce2" office:value-type="string" calcext:value-type="string">
            <text:p>リーダーボード（フレンド）</text:p>
          </table:table-cell>
          <table:table-cell table:number-columns-repeated="2" table:style-name="ce2" office:value-type="string" calcext:value-type="string">
            <text:p>好友排行榜</text:p>
          </table:table-cell>
          <table:table-cell table:style-name="ce2" office:value-type="string" calcext:value-type="string">
            <text:p>Рейтинг</text:p>
          </table:table-cell>
          <table:table-cell table:number-columns-repeated="2" table:style-name="ce2" office:value-type="string" calcext:value-type="string">
            <text:p>Clasificación de Amigos</text:p>
          </table:table-cell>
          <table:table-cell table:style-name="ce2" office:value-type="string" calcext:value-type="string">
            <text:p>Bestenliste unter Freunden</text:p>
          </table:table-cell>
          <table:table-cell table:style-name="ce2" office:value-type="string" calcext:value-type="string">
            <text:p>Tabela Wyników Znajomych</text:p>
          </table:table-cell>
          <table:table-cell table:style-name="ce2" office:value-type="string" calcext:value-type="string">
            <text:p>Classifica degli Amici</text:p>
          </table:table-cell>
          <table:table-cell table:style-name="ce2" office:value-type="string" calcext:value-type="string">
            <text:p>Arkadaş Sıralaması</text:p>
          </table:table-cell>
          <table:table-cell table:style-name="ce2" office:value-type="string" calcext:value-type="string">
            <text:p>Leaderbord entre amis</text:p>
          </table:table-cell>
          <table:table-cell table:number-columns-repeated="2" table:style-name="ce2" office:value-type="string" calcext:value-type="string">
            <text:p>Placar de amigos</text:p>
          </table:table-cell>
          <table:table-cell table:style-name="ce2" office:value-type="string" calcext:value-type="string">
            <text:p>친구 기록</text:p>
          </table:table-cell>
          <table:table-cell table:style-name="ce2" office:value-type="string" calcext:value-type="string">
            <text:p>Barátok Ranglistáj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ランク</text:p>
          </table:table-cell>
          <table:table-cell table:number-columns-repeated="2" table:style-name="ce2" office:value-type="string" calcext:value-type="string">
            <text:p>名次</text:p>
          </table:table-cell>
          <table:table-cell table:style-name="ce2" office:value-type="string" calcext:value-type="string">
            <text:p>Ранг</text:p>
          </table:table-cell>
          <table:table-cell table:number-columns-repeated="2" table:style-name="ce2" office:value-type="string" calcext:value-type="string">
            <text:p>Rango</text:p>
          </table:table-cell>
          <table:table-cell table:style-name="ce2" office:value-type="string" calcext:value-type="string">
            <text:p>Rang</text:p>
          </table:table-cell>
          <table:table-cell table:style-name="ce2" office:value-type="string" calcext:value-type="string">
            <text:p>Pozycja</text:p>
          </table:table-cell>
          <table:table-cell table:style-name="ce2" office:value-type="string" calcext:value-type="string">
            <text:p>Posiz.</text:p>
          </table:table-cell>
          <table:table-cell table:style-name="ce2" office:value-type="string" calcext:value-type="string">
            <text:p>Sıra</text:p>
          </table:table-cell>
          <table:table-cell table:style-name="ce2" office:value-type="string" calcext:value-type="string">
            <text:p>Rang</text:p>
          </table:table-cell>
          <table:table-cell table:number-columns-repeated="2" table:style-name="ce2" office:value-type="string" calcext:value-type="string">
            <text:p>Classificação</text:p>
          </table:table-cell>
          <table:table-cell table:style-name="ce2" office:value-type="string" calcext:value-type="string">
            <text:p>랭크</text:p>
          </table:table-cell>
          <table:table-cell table:style-name="ce2" office:value-type="string" calcext:value-type="string">
            <text:p>Ran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名前</text:p>
          </table:table-cell>
          <table:table-cell table:number-columns-repeated="2" table:style-name="ce2" office:value-type="string" calcext:value-type="string">
            <text:p>名字</text:p>
          </table:table-cell>
          <table:table-cell table:style-name="ce2" office:value-type="string" calcext:value-type="string">
            <text:p>Имя</text:p>
          </table:table-cell>
          <table:table-cell table:number-columns-repeated="2" table:style-name="ce2" office:value-type="string" calcext:value-type="string">
            <text:p>Nombr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İsim</text:p>
          </table:table-cell>
          <table:table-cell table:style-name="ce2" office:value-type="string" calcext:value-type="string">
            <text:p>Nom</text:p>
          </table:table-cell>
          <table:table-cell table:number-columns-repeated="2" table:style-name="ce2" office:value-type="string" calcext:value-type="string">
            <text:p>Nome</text:p>
          </table:table-cell>
          <table:table-cell table:style-name="ce2" office:value-type="string" calcext:value-type="string">
            <text:p>이름</text:p>
          </table:table-cell>
          <table:table-cell table:style-name="ce2" office:value-type="string" calcext:value-type="string">
            <text:p>Név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スコア</text:p>
          </table:table-cell>
          <table:table-cell table:number-columns-repeated="2" table:style-name="ce2" office:value-type="string" calcext:value-type="string">
            <text:p>得分</text:p>
          </table:table-cell>
          <table:table-cell table:style-name="ce2" office:value-type="string" calcext:value-type="string">
            <text:p>Счет</text:p>
          </table:table-cell>
          <table:table-cell table:number-columns-repeated="2" table:style-name="ce2" office:value-type="string" calcext:value-type="string">
            <text:p>Puntaje</text:p>
          </table:table-cell>
          <table:table-cell table:style-name="ce2" office:value-type="string" calcext:value-type="string">
            <text:p>Punktzahl</text:p>
          </table:table-cell>
          <table:table-cell table:style-name="ce2" office:value-type="string" calcext:value-type="string">
            <text:p>Wynik</text:p>
          </table:table-cell>
          <table:table-cell table:style-name="ce2" office:value-type="string" calcext:value-type="string">
            <text:p>Punti</text:p>
          </table:table-cell>
          <table:table-cell table:style-name="ce2" office:value-type="string" calcext:value-type="string">
            <text:p>Skor</text:p>
          </table:table-cell>
          <table:table-cell table:style-name="ce2" office:value-type="string" calcext:value-type="string">
            <text:p>Score</text:p>
          </table:table-cell>
          <table:table-cell table:number-columns-repeated="2" table:style-name="ce2" office:value-type="string" calcext:value-type="string">
            <text:p>Pontuação</text:p>
          </table:table-cell>
          <table:table-cell table:style-name="ce2" office:value-type="string" calcext:value-type="string">
            <text:p>점수</text:p>
          </table:table-cell>
          <table:table-cell table:style-name="ce2" office:value-type="string" calcext:value-type="string">
            <text:p>Pontszám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etrieving data...</text:p>
          </table:table-cell>
          <table:table-cell table:style-name="ce2" office:value-type="string" calcext:value-type="string">
            <text:p>データ取得中...</text:p>
          </table:table-cell>
          <table:table-cell table:style-name="ce2" office:value-type="string" calcext:value-type="string">
            <text:p>数据检索中...</text:p>
          </table:table-cell>
          <table:table-cell table:style-name="ce2" office:value-type="string" calcext:value-type="string">
            <text:p>數據檢索中...</text:p>
          </table:table-cell>
          <table:table-cell table:style-name="ce2" office:value-type="string" calcext:value-type="string">
            <text:p>Получение данных...</text:p>
          </table:table-cell>
          <table:table-cell table:number-columns-repeated="2" table:style-name="ce2" office:value-type="string" calcext:value-type="string">
            <text:p>Recuperando Datos...</text:p>
          </table:table-cell>
          <table:table-cell table:style-name="ce2" office:value-type="string" calcext:value-type="string">
            <text:p>Lade Daten...</text:p>
          </table:table-cell>
          <table:table-cell table:style-name="ce2" office:value-type="string" calcext:value-type="string">
            <text:p>Uzyskiwanie Danych...</text:p>
          </table:table-cell>
          <table:table-cell table:style-name="ce2" office:value-type="string" calcext:value-type="string">
            <text:p>Recupero dati...</text:p>
          </table:table-cell>
          <table:table-cell table:style-name="ce2" office:value-type="string" calcext:value-type="string">
            <text:p>Bilgi alınıyor...</text:p>
          </table:table-cell>
          <table:table-cell table:style-name="ce2" office:value-type="string" calcext:value-type="string">
            <text:p>Réceptions des données ...</text:p>
          </table:table-cell>
          <table:table-cell table:number-columns-repeated="2" table:style-name="ce2" office:value-type="string" calcext:value-type="string">
            <text:p>Recuperando dados...</text:p>
          </table:table-cell>
          <table:table-cell table:style-name="ce2" office:value-type="string" calcext:value-type="string">
            <text:p>데이터 검색중...</text:p>
          </table:table-cell>
          <table:table-cell table:style-name="ce2" office:value-type="string" calcext:value-type="string">
            <text:p>Adatok lekérése..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ndless Mode</text:p>
          </table:table-cell>
          <table:table-cell table:style-name="ce2" office:value-type="string" calcext:value-type="string">
            <text:p>エンドレスモード</text:p>
          </table:table-cell>
          <table:table-cell table:style-name="ce2" office:value-type="string" calcext:value-type="string">
            <text:p>无尽模式</text:p>
          </table:table-cell>
          <table:table-cell table:style-name="ce2" office:value-type="string" calcext:value-type="string">
            <text:p>無盡模式</text:p>
          </table:table-cell>
          <table:table-cell table:style-name="ce2" office:value-type="string" calcext:value-type="string">
            <text:p>Бесконечный режим</text:p>
          </table:table-cell>
          <table:table-cell table:number-columns-repeated="2" table:style-name="ce2" office:value-type="string" calcext:value-type="string">
            <text:p>Modo Infinito</text:p>
          </table:table-cell>
          <table:table-cell table:style-name="ce2" office:value-type="string" calcext:value-type="string">
            <text:p>Endlos Modus</text:p>
          </table:table-cell>
          <table:table-cell table:style-name="ce2" office:value-type="string" calcext:value-type="string">
            <text:p>Tryb Nieskończony</text:p>
          </table:table-cell>
          <table:table-cell table:style-name="ce2" office:value-type="string" calcext:value-type="string">
            <text:p>Senza Fine</text:p>
          </table:table-cell>
          <table:table-cell table:style-name="ce2" office:value-type="string" calcext:value-type="string">
            <text:p>Sınırsız Mod</text:p>
          </table:table-cell>
          <table:table-cell table:style-name="ce2" office:value-type="string" calcext:value-type="string">
            <text:p>Mode sans fin</text:p>
          </table:table-cell>
          <table:table-cell table:number-columns-repeated="2" table:style-name="ce2" office:value-type="string" calcext:value-type="string">
            <text:p>Modo Infinito</text:p>
          </table:table-cell>
          <table:table-cell table:style-name="ce2" office:value-type="string" calcext:value-type="string">
            <text:p>무한 모드</text:p>
          </table:table-cell>
          <table:table-cell table:style-name="ce2" office:value-type="string" calcext:value-type="string">
            <text:p>Végtelen Mód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o for a high score!&lt;br&gt;Upgrades can be taken multiple times!&lt;br&gt;Runes disabled.</text:p>
          </table:table-cell>
          <table:table-cell table:style-name="ce2" office:value-type="string" calcext:value-type="string">
            <text:p>ハイスコアを目指せ！&lt;br&gt;アップグレードは何度でも取得可能！&lt;br&gt;ルーンは使用できない。</text:p>
          </table:table-cell>
          <table:table-cell table:style-name="ce2" office:value-type="string" calcext:value-type="string">
            <text:p>挑战更高得分吧！&lt;br&gt;升级可以多次选择!&lt;br&gt;符文不可用。</text:p>
          </table:table-cell>
          <table:table-cell table:style-name="ce2" office:value-type="string" calcext:value-type="string">
            <text:p>挑戰更高得分吧！ &lt;br&gt;升級可以多次選擇!&lt;br&gt;符文不可用。</text:p>
          </table:table-cell>
          <table:table-cell table:style-name="ce2" office:value-type="string" calcext:value-type="string">
            <text:p>Получи больше баллов!&lt;br&gt;Улучшения можно получать несколько раз!&lt;br&gt;Без эффектов Рун.</text:p>
          </table:table-cell>
          <table:table-cell table:number-columns-repeated="2" table:style-name="ce2" office:value-type="string" calcext:value-type="string">
            <text:p>¡Vé por una puntuación alta!&lt;br&gt;¡Las Mejoras pueden hacerse varias veces!&lt;br&gt;Runas desactivadas.</text:p>
          </table:table-cell>
          <table:table-cell table:style-name="ce2" office:value-type="string" calcext:value-type="string">
            <text:p>Erreiche einen neuen Highscore!&lt;br&gt;Verbesserungen können mehrmals aufgenommen werden!&lt;br&gt;Runen sind nicht verfügbar.</text:p>
          </table:table-cell>
          <table:table-cell table:style-name="ce2" office:value-type="string" calcext:value-type="string">
            <text:p>Zdobądź najwyższy wynik!&lt;br&gt;Ulepszenia mogą być wzięte kilka razy!&lt;br&gt;Runy wyłączone.</text:p>
          </table:table-cell>
          <table:table-cell table:style-name="ce2" office:value-type="string" calcext:value-type="string">
            <text:p>Infrangi i tuoi record!&lt;br&gt;I Potenziamenti possono essere raccolti più volte!&lt;br&gt;Le Rune sono disabilitate.</text:p>
          </table:table-cell>
          <table:table-cell table:style-name="ce2" office:value-type="string" calcext:value-type="string">
            <text:p>Yüksek skora git! &lt;br&gt; Güçlendirmeler birden fazla kez alınabilir! &lt;br&gt; Rünler devre dışı.</text:p>
          </table:table-cell>
          <table:table-cell table:style-name="ce2" office:value-type="string" calcext:value-type="string">
            <text:p>Visez un high score !&lt;br&gt;Les améliorations peuvent êtres choisies plusieurs fois !&lt;br&gt;Les runes sont désactivées.</text:p>
          </table:table-cell>
          <table:table-cell table:number-columns-repeated="2" table:style-name="ce2" office:value-type="string" calcext:value-type="string">
            <text:p>Jogue pela pontuação mais alta!&lt;br&gt;As Melhorias podem ser feitas várias vezes!&lt;br&gt;Runas estão desativadas.</text:p>
          </table:table-cell>
          <table:table-cell table:style-name="ce2" office:value-type="string" calcext:value-type="string">
            <text:p>최고 기록에 도전하세요!&lt;br&gt;업그레이드를 여러 번 수행할 수 있습니다!&lt;br&gt; 룬이 비활성화됩니다.</text:p>
          </table:table-cell>
          <table:table-cell table:style-name="ce2" office:value-type="string" calcext:value-type="string">
            <text:p>Döntsd meg a saját rekordod!&lt;br&gt;A fejlesztések többször felvehetőek!&lt;br&gt;Rúnák kikapcsolva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uki</text:p>
          </table:table-cell>
          <table:table-cell table:style-name="ce2" office:value-type="string" calcext:value-type="string">
            <text:p>ユキ</text:p>
          </table:table-cell>
          <table:table-cell table:number-columns-repeated="2" table:style-name="ce2" office:value-type="string" calcext:value-type="string">
            <text:p>有希</text:p>
          </table:table-cell>
          <table:table-cell table:style-name="ce2" office:value-type="string" calcext:value-type="string">
            <text:p>Юки</text:p>
          </table:table-cell>
          <table:table-cell table:number-columns-repeated="9" table:style-name="ce2" office:value-type="string" calcext:value-type="string">
            <text:p>Yuki</text:p>
          </table:table-cell>
          <table:table-cell table:style-name="ce2" office:value-type="string" calcext:value-type="string">
            <text:p>유키</text:p>
          </table:table-cell>
          <table:table-cell table:style-name="ce2" office:value-type="string" calcext:value-type="string">
            <text:p>Yuki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On every 6th shot, send out a Frost Butterfly that periodically freezes nearby enemies. If affected enemies are already frozen, they instead take damage equal to your bullet damage.</text:p>
          </table:table-cell>
          <table:table-cell table:style-name="ce2" office:value-type="string" calcext:value-type="string">
            <text:p>6発撃つごとに、周囲の敵を凍結しつづける雪の蝶を放つ。&lt;br&gt;敵が既に凍結していた場合、代わりに弾と同じダメージを与える。</text:p>
          </table:table-cell>
          <table:table-cell table:style-name="ce2" office:value-type="string" calcext:value-type="string">
            <text:p>每第6发子弹，射出一只冰霜蝴蝶定期冰冻附近的敌人。如果敌人已被冻结，则造成子弹伤害。</text:p>
          </table:table-cell>
          <table:table-cell table:style-name="ce2" office:value-type="string" calcext:value-type="string">
            <text:p>每第6發子彈，射出一隻冰霜蝴蝶定期冰凍附近的敵人。如果敵人已被凍結，則造成子彈傷害。</text:p>
          </table:table-cell>
          <table:table-cell table:style-name="ce2" office:value-type="string" calcext:value-type="string">
            <text:p>Каждый 6ой выстрел призывает Ледяную Бабочку, переодически замораживающую ближайших врагов. Если враг уже заморожен, он получает урон равный урону от снаряда.</text:p>
          </table:table-cell>
          <table:table-cell table:number-columns-repeated="2" table:style-name="ce2" office:value-type="string" calcext:value-type="string">
            <text:p>En cada 6to disparo, envía una Mariposa Helada que congela periódicamente a los enemigos cercanos. Si los enemigos afectados ya están congelados, reciben un daño igual al daño de tu bala.</text:p>
          </table:table-cell>
          <table:table-cell table:style-name="ce2" office:value-type="string" calcext:value-type="string">
            <text:p>Bei jedem sechsten Schuss, erscheint ein gefrorener Schmetterling welcher nahe Gegner regelmäßig einfriert. Wenn Gegner bereits eingefroren sind, dann nehmen sie stattdessen Schaden in Höhe deines Waffenschadens.</text:p>
          </table:table-cell>
          <table:table-cell table:style-name="ce2" office:value-type="string" calcext:value-type="string">
            <text:p>Co 6 strzał, wysyła Mroźnego Motyla, który okazjonalnie zamraża pobliskich przeciwników. Jeśli już są oni zamrożeni, zamiast tego dostaną oni obrażenia równe obrażeniom pocisku.</text:p>
          </table:table-cell>
          <table:table-cell table:style-name="ce2" office:value-type="string" calcext:value-type="string">
            <text:p>Ogni 6 colpi, invia una farfalla di ghiaccio che congela i nemici. Se il bersaglio é già congelato subisce danno uguale al danno dei proiettili</text:p>
          </table:table-cell>
          <table:table-cell table:style-name="ce2" office:value-type="string" calcext:value-type="string">
            <text:p>Her 6'ncı vuruşta düşmanları devamlı donduran bir Buz Kelebeği gönder. Etkilenen düşman zaten donmuşsa Mermi Hasarı kadar hasar alır.</text:p>
          </table:table-cell>
          <table:table-cell table:style-name="ce2" office:value-type="string" calcext:value-type="string">
            <text:p>A chaque 6ème tir, envoie un Papillon Givré qui gèle les énemies proches de temps en temps. Si les énemies ciblés sont déjà gelés, ils prennent des dégats équivalents à ceux de vos balles.</text:p>
          </table:table-cell>
          <table:table-cell table:number-columns-repeated="2" table:style-name="ce2" office:value-type="string" calcext:value-type="string">
            <text:p>A cada 6 Disparos, envia uma Borboleta de Gelo que periodicamente congela os inimigos próximos. Se os inimigos já estiverem congelados, eles receberão dano equivalente ao de seus disparos</text:p>
          </table:table-cell>
          <table:table-cell table:style-name="ce2" office:value-type="string" calcext:value-type="string">
            <text:p>매 6번째 샷마다 주기적으로 근처의 적을 빙결시키는 서리 나비를 생성합니다. 적이 이미 빙결된 상태라면 빙결 대신 탄환과 같은 피해량을 입힙니다.</text:p>
          </table:table-cell>
          <table:table-cell table:style-name="ce2" office:value-type="string" calcext:value-type="string">
            <text:p>Minden hatodik lövésnél ki küldessz egy Jég Pillangót, ami alkalmanként megfagyaszt ellenfeleket a közelben. Ha az ellenfelek már megfagytak, akkor a golyó sebzésednek egyenlő sebzést szenvednek e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rittle</text:p>
          </table:table-cell>
          <table:table-cell table:style-name="ce2" office:value-type="string" calcext:value-type="string">
            <text:p>絶対零度</text:p>
          </table:table-cell>
          <table:table-cell table:style-name="ce2" office:value-type="string" calcext:value-type="string">
            <text:p>寒风刺骨</text:p>
          </table:table-cell>
          <table:table-cell table:style-name="ce2" office:value-type="string" calcext:value-type="string">
            <text:p>寒風刺骨</text:p>
          </table:table-cell>
          <table:table-cell table:style-name="ce2" office:value-type="string" calcext:value-type="string">
            <text:p>Леденец</text:p>
          </table:table-cell>
          <table:table-cell table:number-columns-repeated="2" table:style-name="ce2" office:value-type="string" calcext:value-type="string">
            <text:p>Frágil</text:p>
          </table:table-cell>
          <table:table-cell table:style-name="ce2" office:value-type="string" calcext:value-type="string">
            <text:p>Zerbrechlich</text:p>
          </table:table-cell>
          <table:table-cell table:style-name="ce2" office:value-type="string" calcext:value-type="string">
            <text:p>Kruchość</text:p>
          </table:table-cell>
          <table:table-cell table:style-name="ce2" office:value-type="string" calcext:value-type="string">
            <text:p>Fragilità</text:p>
          </table:table-cell>
          <table:table-cell table:style-name="ce2" office:value-type="string" calcext:value-type="string">
            <text:p>Kırılgan</text:p>
          </table:table-cell>
          <table:table-cell table:style-name="ce2" office:value-type="string" calcext:value-type="string">
            <text:p>Fragile</text:p>
          </table:table-cell>
          <table:table-cell table:number-columns-repeated="2" table:style-name="ce2" office:value-type="string" calcext:value-type="string">
            <text:p>Frágil</text:p>
          </table:table-cell>
          <table:table-cell table:style-name="ce2" office:value-type="string" calcext:value-type="string">
            <text:p>유키 : 공허</text:p>
          </table:table-cell>
          <table:table-cell table:style-name="ce2" office:value-type="string" calcext:value-type="string">
            <text:p>Törékeny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Frozen&lt;/color&gt; enemies take &lt;color=#f5d6c1&gt;30%&lt;/color&gt; extra damage.</text:p>
          </table:table-cell>
          <table:table-cell table:style-name="ce2" office:value-type="string" calcext:value-type="string">
            <text:p>&lt;color=#f5d6c1&gt;凍結&lt;/color&gt;した敵に対し、&lt;color=#f5d6c1&gt;30%&lt;/color&gt;の追加ダメージを与える。</text:p>
          </table:table-cell>
          <table:table-cell table:style-name="ce2" office:value-type="string" calcext:value-type="string">
            <text:p>冰冻敌人造成额外30%伤害。</text:p>
          </table:table-cell>
          <table:table-cell table:style-name="ce2" office:value-type="string" calcext:value-type="string">
            <text:p>對被冰凍的敵人造成額外30%傷害。</text:p>
          </table:table-cell>
          <table:table-cell table:style-name="ce2" office:value-type="string" calcext:value-type="string">
            <text:p>&lt;color=#f5d6c1&gt;Замороженные&lt;/color&gt; враги получают на &lt;color=#f5d6c1&gt;30%&lt;/color&gt; больше урона.</text:p>
          </table:table-cell>
          <table:table-cell table:number-columns-repeated="2" table:style-name="ce2" office:value-type="string" calcext:value-type="string">
            <text:p>Los enemigos &lt;color=#f5d6c1&gt;Congelados&lt;/color&gt; reciben &lt;color=#f5d6c1&gt;30%&lt;/color&gt; de daño extra.</text:p>
          </table:table-cell>
          <table:table-cell table:style-name="ce2" office:value-type="string" calcext:value-type="string">
            <text:p>&lt;color=#f5d6c1&gt;Gefrorene&lt;/color&gt; Gegner nehmen &lt;color=#f5d6c1&gt;30%&lt;/color&gt;extra Schaden.</text:p>
          </table:table-cell>
          <table:table-cell table:style-name="ce2" office:value-type="string" calcext:value-type="string">
            <text:p>&lt;color=#f5d6c1&gt;Zamrożeni&lt;/color&gt; przeciwnicy dostają &lt;color=#f5d6c1&gt;30%&lt;/color&gt; więcej obrażeń.</text:p>
          </table:table-cell>
          <table:table-cell table:style-name="ce2" office:value-type="string" calcext:value-type="string">
            <text:p>I nemici &lt;color=#f5d6c1&gt;Congelati&lt;/color&gt; subiscono &lt;color=#f5d6c1&gt;30%&lt;/color&gt; danni bonus.</text:p>
          </table:table-cell>
          <table:table-cell table:style-name="ce2" office:value-type="string" calcext:value-type="string">
            <text:p>&lt;color=#f5d6c1&gt;Donmuş&lt;/color&gt; düşmanlar &lt;color=#f5d6c1&gt;30%&lt;/color&gt; daha fazla hasar alır.</text:p>
          </table:table-cell>
          <table:table-cell table:style-name="ce2" office:value-type="string" calcext:value-type="string">
            <text:p>&lt;color=#f5d6c1&gt;Gelé&lt;/color&gt; les énemis prennent &lt;color=#f5d6c1&gt;30%&lt;/color&gt;de dégat supplémentaire.</text:p>
          </table:table-cell>
          <table:table-cell table:number-columns-repeated="2" table:style-name="ce2" office:value-type="string" calcext:value-type="string">
            <text:p>Os inimigos &lt;color=#f5d6c1&gt;Congelados&lt;/color&gt; recebem &lt;color=#f5d6c1&gt;30%&lt;/color&gt; de dano extra.</text:p>
          </table:table-cell>
          <table:table-cell table:style-name="ce2" office:value-type="string" calcext:value-type="string">
            <text:p>&lt;color=#f5d6c1&gt;빙결&lt;/color&gt;된 적은 &lt;color=#f5d6c1&gt;30%&lt;/color&gt; 추가 피해를 입습니다.</text:p>
          </table:table-cell>
          <table:table-cell table:style-name="ce2" office:value-type="string" calcext:value-type="string">
            <text:p>&lt;color=#f5d6c1&gt;Megfagyott&lt;/color&gt; ellenfelek &lt;color=#f5d6c1&gt;30%&lt;/color&gt;-al több sebzést szenvednek e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air Up</text:p>
          </table:table-cell>
          <table:table-cell table:style-name="ce2" office:value-type="string" calcext:value-type="string">
            <text:p>つがい</text:p>
          </table:table-cell>
          <table:table-cell table:style-name="ce2" office:value-type="string" calcext:value-type="string">
            <text:p>成双成对</text:p>
          </table:table-cell>
          <table:table-cell table:style-name="ce2" office:value-type="string" calcext:value-type="string">
            <text:p>成雙成對</text:p>
          </table:table-cell>
          <table:table-cell table:style-name="ce2" office:value-type="string" calcext:value-type="string">
            <text:p>В паре</text:p>
          </table:table-cell>
          <table:table-cell table:number-columns-repeated="2" table:style-name="ce2" office:value-type="string" calcext:value-type="string">
            <text:p>Emparejados</text:p>
          </table:table-cell>
          <table:table-cell table:style-name="ce2" office:value-type="string" calcext:value-type="string">
            <text:p>Rechte Hand</text:p>
          </table:table-cell>
          <table:table-cell table:style-name="ce2" office:value-type="string" calcext:value-type="string">
            <text:p>W Parach</text:p>
          </table:table-cell>
          <table:table-cell table:style-name="ce2" office:value-type="string" calcext:value-type="string">
            <text:p>Più siamo, meglio è!</text:p>
          </table:table-cell>
          <table:table-cell table:style-name="ce2" office:value-type="string" calcext:value-type="string">
            <text:p>Eşleş</text:p>
          </table:table-cell>
          <table:table-cell table:style-name="ce2" office:value-type="string" calcext:value-type="string">
            <text:p>S'apparier</text:p>
          </table:table-cell>
          <table:table-cell table:number-columns-repeated="2" table:style-name="ce2" office:value-type="string" calcext:value-type="string">
            <text:p>Emparelhamento</text:p>
          </table:table-cell>
          <table:table-cell table:style-name="ce2" office:value-type="string" calcext:value-type="string">
            <text:p>유키 : 짝짓기</text:p>
          </table:table-cell>
          <table:table-cell table:style-name="ce2" office:value-type="string" calcext:value-type="string">
            <text:p>Jó Páro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end out an additional &lt;color=#f5d6c1&gt;Frost Butterfly&lt;/color&gt;.</text:p>
          </table:table-cell>
          <table:table-cell table:style-name="ce2" office:value-type="string" calcext:value-type="string">
            <text:p>&lt;color=#f5d6c1&gt;雪の蝶&lt;/color&gt;を追加で1体放つ。</text:p>
          </table:table-cell>
          <table:table-cell table:style-name="ce2" office:value-type="string" calcext:value-type="string">
            <text:p>射出额外一只冰霜蝴蝶</text:p>
          </table:table-cell>
          <table:table-cell table:style-name="ce2" office:value-type="string" calcext:value-type="string">
            <text:p>射出額外一隻冰霜蝴蝶</text:p>
          </table:table-cell>
          <table:table-cell table:style-name="ce2" office:value-type="string" calcext:value-type="string">
            <text:p>Призывает еще одну &lt;color=#f5d6c1&gt;Ледяную Бабочку&lt;/color&gt;.</text:p>
          </table:table-cell>
          <table:table-cell table:number-columns-repeated="2" table:style-name="ce2" office:value-type="string" calcext:value-type="string">
            <text:p>Envía una &lt;color=#f5d6c1&gt;Mariposa Helada&lt;/color&gt; adicional.</text:p>
          </table:table-cell>
          <table:table-cell table:style-name="ce2" office:value-type="string" calcext:value-type="string">
            <text:p>Lass einen weiteren&lt;color=#f5d6c1&gt;gefrorenen Schmetterling&lt;/color&gt; erscheinen.</text:p>
          </table:table-cell>
          <table:table-cell table:style-name="ce2" office:value-type="string" calcext:value-type="string">
            <text:p>Wysyła dodatkowego &lt;color=#f5d6c1&gt;Mroźnego Motyla&lt;/color&gt;.</text:p>
          </table:table-cell>
          <table:table-cell table:style-name="ce2" office:value-type="string" calcext:value-type="string">
            <text:p>Invia una &lt;color=#f5d6c1&gt;Farfalla di Ghiaccio&lt;/color&gt; in più.</text:p>
          </table:table-cell>
          <table:table-cell table:style-name="ce2" office:value-type="string" calcext:value-type="string">
            <text:p>Ekstradan bir &lt;color=#f5d6c1&gt;Buz Kelebeği&lt;/color&gt; gönderir.</text:p>
          </table:table-cell>
          <table:table-cell table:style-name="ce2" office:value-type="string" calcext:value-type="string">
            <text:p>Envoie un &lt;color=#f5d6c1&gt;Papillon Givré&lt;/color&gt; supplémentaire.</text:p>
          </table:table-cell>
          <table:table-cell table:number-columns-repeated="2" table:style-name="ce2" office:value-type="string" calcext:value-type="string">
            <text:p>Envia uma &lt;color=#f5d6c1&gt;Borboleta de Gelo&lt;/color&gt; adicional.</text:p>
          </table:table-cell>
          <table:table-cell table:style-name="ce2" office:value-type="string" calcext:value-type="string">
            <text:p>&lt;color=#f5d6c1&gt;서리 나비&lt;/color&gt;를 추가로 생성합니다.</text:p>
          </table:table-cell>
          <table:table-cell table:style-name="ce2" office:value-type="string" calcext:value-type="string">
            <text:p>Küldj ki még egy &lt;color=#f5d6c1&gt;Jég Pillangót&lt;/color&gt;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Butterfly Dance</text:p>
          </table:table-cell>
          <table:table-cell table:style-name="ce2" office:value-type="string" calcext:value-type="string">
            <text:p>蝶の舞</text:p>
          </table:table-cell>
          <table:table-cell table:style-name="ce2" office:value-type="string" calcext:value-type="string">
            <text:p>翩翩飞舞</text:p>
          </table:table-cell>
          <table:table-cell table:style-name="ce2" office:value-type="string" calcext:value-type="string">
            <text:p>翩翩飛舞</text:p>
          </table:table-cell>
          <table:table-cell table:style-name="ce2" office:value-type="string" calcext:value-type="string">
            <text:p>Танец бабочек</text:p>
          </table:table-cell>
          <table:table-cell table:number-columns-repeated="2" table:style-name="ce2" office:value-type="string" calcext:value-type="string">
            <text:p>Danza de la Mariposa</text:p>
          </table:table-cell>
          <table:table-cell table:style-name="ce2" office:value-type="string" calcext:value-type="string">
            <text:p>Schmetterlingstanz</text:p>
          </table:table-cell>
          <table:table-cell table:style-name="ce2" office:value-type="string" calcext:value-type="string">
            <text:p>Taniec Motyla</text:p>
          </table:table-cell>
          <table:table-cell table:style-name="ce2" office:value-type="string" calcext:value-type="string">
            <text:p>Danza Alata</text:p>
          </table:table-cell>
          <table:table-cell table:style-name="ce2" office:value-type="string" calcext:value-type="string">
            <text:p>Kelebek Dansı</text:p>
          </table:table-cell>
          <table:table-cell table:style-name="ce2" office:value-type="string" calcext:value-type="string">
            <text:p>Dance du papillon</text:p>
          </table:table-cell>
          <table:table-cell table:number-columns-repeated="2" table:style-name="ce2" office:value-type="string" calcext:value-type="string">
            <text:p>Dança da Borboleta</text:p>
          </table:table-cell>
          <table:table-cell table:style-name="ce2" office:value-type="string" calcext:value-type="string">
            <text:p>유키 : 나비의 춤</text:p>
          </table:table-cell>
          <table:table-cell table:style-name="ce2" office:value-type="string" calcext:value-type="string">
            <text:p>Pillangó Tánc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ouble how often &lt;color=#f5d6c1&gt;Frost Butterfly&lt;/color&gt; freezes or damages nearby enemies.</text:p>
          </table:table-cell>
          <table:table-cell table:style-name="ce2" office:value-type="string" calcext:value-type="string">
            <text:p>&lt;color=#f5d6c1&gt;雪の蝶&lt;/color&gt;が周囲の敵を凍結させるかダメージを与える頻度が倍増。</text:p>
          </table:table-cell>
          <table:table-cell table:style-name="ce2" office:value-type="string" calcext:value-type="string">
            <text:p>冰霜蝴蝶的冰冻和攻击频率加倍</text:p>
          </table:table-cell>
          <table:table-cell table:style-name="ce2" office:value-type="string" calcext:value-type="string">
            <text:p>冰霜蝴蝶的冰凍和攻擊頻率加倍</text:p>
          </table:table-cell>
          <table:table-cell table:style-name="ce2" office:value-type="string" calcext:value-type="string">
            <text:p>&lt;color=#f5d6c1&gt;Ледяная Бабочка&lt;/color&gt; в два раза чаще замораживает или наносит урон ближайшим врагам.</text:p>
          </table:table-cell>
          <table:table-cell table:number-columns-repeated="2" table:style-name="ce2" office:value-type="string" calcext:value-type="string">
            <text:p>Duplica la frecuencia con la que &lt;color=#f5d6c1&gt;Mariposa Helada&lt;/color&gt; congela o daña a los enemigos cercanos.</text:p>
          </table:table-cell>
          <table:table-cell table:style-name="ce2" office:value-type="string" calcext:value-type="string">
            <text:p>Verdopple das Intervall indem der &lt;color=#f5d6c1&gt;gefrorene Schmetterling&lt;/color&gt; nahe Gegner einfriert oder Schaden verursacht.</text:p>
          </table:table-cell>
          <table:table-cell table:style-name="ce2" office:value-type="string" calcext:value-type="string">
            <text:p>Podwaja jak często &lt;color=#f5d6c1&gt;Mroźny Motyl&lt;/color&gt; zamraża lub atakuje pobliskich przeciwników.</text:p>
          </table:table-cell>
          <table:table-cell table:style-name="ce2" office:value-type="string" calcext:value-type="string">
            <text:p>Raddoppia la frequenza alla quale la &lt;color=#f5d6c1&gt;Farfalla di Ghiaccio&lt;/color&gt; congela o danneggia i nemici vicini.</text:p>
          </table:table-cell>
          <table:table-cell table:style-name="ce2" office:value-type="string" calcext:value-type="string">
            <text:p>&lt;color=#f5d6c1&gt;Buz Kelebeği&lt;/color&gt;nin dondurma ve hasar verme hızını iki katına çıkarır.</text:p>
          </table:table-cell>
          <table:table-cell table:style-name="ce2" office:value-type="string" calcext:value-type="string">
            <text:p>Double la fréquence à laquelle un &lt;color=#f5d6c1&gt;Papillon Givré&lt;/color&gt; gèle ou inflige des dégats aux énemis adjacents.</text:p>
          </table:table-cell>
          <table:table-cell table:number-columns-repeated="2" table:style-name="ce2" office:value-type="string" calcext:value-type="string">
            <text:p>Dobre a frequência com que a &lt;color=#f5d6c1&gt;Borboleta de Gelo&lt;/color&gt; congela ou danifica inimigos próximos.</text:p>
          </table:table-cell>
          <table:table-cell table:style-name="ce2" office:value-type="string" calcext:value-type="string">
            <text:p>&lt;color=#f5d6c1&gt;서리 나비&lt;/color&gt;가 주변 적들에게 주는 빙결 효과 또는 피해량이 두배가 됩니다</text:p>
          </table:table-cell>
          <table:table-cell table:style-name="ce2" office:value-type="string" calcext:value-type="string">
            <text:p>A &lt;color=#f5d6c1&gt;Jég Pillangó&lt;/color&gt; kétszer többször fagyaszt vagy sebez ellenfeleke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Magic Bow</text:p>
          </table:table-cell>
          <table:table-cell table:style-name="ce2" office:value-type="string" calcext:value-type="string">
            <text:p>魔法の弓</text:p>
          </table:table-cell>
          <table:table-cell table:number-columns-repeated="2" table:style-name="ce2" office:value-type="string" calcext:value-type="string">
            <text:p>魔羽</text:p>
          </table:table-cell>
          <table:table-cell table:style-name="ce2" office:value-type="string" calcext:value-type="string">
            <text:p>Магический лук</text:p>
          </table:table-cell>
          <table:table-cell table:number-columns-repeated="2" table:style-name="ce2" office:value-type="string" calcext:value-type="string">
            <text:p>Arco Mágico</text:p>
          </table:table-cell>
          <table:table-cell table:style-name="ce2" office:value-type="string" calcext:value-type="string">
            <text:p>Magischer Bogen</text:p>
          </table:table-cell>
          <table:table-cell table:style-name="ce2" office:value-type="string" calcext:value-type="string">
            <text:p>Magiczny Łuk</text:p>
          </table:table-cell>
          <table:table-cell table:style-name="ce2" office:value-type="string" calcext:value-type="string">
            <text:p>Arco Stregato</text:p>
          </table:table-cell>
          <table:table-cell table:style-name="ce2" office:value-type="string" calcext:value-type="string">
            <text:p>Sihirli Yay</text:p>
          </table:table-cell>
          <table:table-cell table:style-name="ce2" office:value-type="string" calcext:value-type="string">
            <text:p>Arc Magique</text:p>
          </table:table-cell>
          <table:table-cell table:number-columns-repeated="2" table:style-name="ce2" office:value-type="string" calcext:value-type="string">
            <text:p>Arco Mágico</text:p>
          </table:table-cell>
          <table:table-cell table:style-name="ce2" office:value-type="string" calcext:value-type="string">
            <text:p>마법궁</text:p>
          </table:table-cell>
          <table:table-cell table:style-name="ce2" office:value-type="string" calcext:value-type="string">
            <text:p>Mágikus Íj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hoot out arrows that linger on the ground. When you reload, arrows return to you and deal damage to enemies that it passes through.</text:p>
          </table:table-cell>
          <table:table-cell table:style-name="ce2" office:value-type="string" calcext:value-type="string">
            <text:p>射程距離に達した後地面に残る矢を発射。リロード時に矢はプレイヤーの元に戻り、通過した敵にダメージを与える。</text:p>
          </table:table-cell>
          <table:table-cell table:style-name="ce2" office:value-type="string" calcext:value-type="string">
            <text:p>射出可插入地面的箭。换弹时，箭会收回并伤害路径上的敌人。</text:p>
          </table:table-cell>
          <table:table-cell table:style-name="ce2" office:value-type="string" calcext:value-type="string">
            <text:p>射出可插入地面的箭。換彈時，箭會收回並傷害路徑上的敵人。</text:p>
          </table:table-cell>
          <table:table-cell table:style-name="ce2" office:value-type="string" calcext:value-type="string">
            <text:p>Стреляет стрелами, которые падают на землю, при перезарядке стрелы возвращаются к вам, нанося урон врагам через которых проходят.</text:p>
          </table:table-cell>
          <table:table-cell table:number-columns-repeated="2" table:style-name="ce2" office:value-type="string" calcext:value-type="string">
            <text:p>Dispara flechas que se quedan en el suelo. Cuando recargas, las flechas regresan a ti y causan daño a los enemigos que atraviesa.</text:p>
          </table:table-cell>
          <table:table-cell table:style-name="ce2" office:value-type="string" calcext:value-type="string">
            <text:p>Schieße Pfeile, welche auf dem Boden liegen bleiben. Wenn du nachlädst fliegen die Pfeile zu dir zurück und verursachen Schaden an Gegnern die auf dem Weg getroffen wurden.</text:p>
          </table:table-cell>
          <table:table-cell table:style-name="ce2" office:value-type="string" calcext:value-type="string">
            <text:p>Wystrzeliwuje strzały, które pozostają na ziemi. Po przeładowaniu strzały wracają do ciebie zadając obrażenia przeciwnikom, przez których przelecą.</text:p>
          </table:table-cell>
          <table:table-cell table:style-name="ce2" office:value-type="string" calcext:value-type="string">
            <text:p>Lancia Freccie Stregate che si fermano sul terreno. Quando ricarichi, le freccie tornano a te, danneggiando i nemici che trapassano.</text:p>
          </table:table-cell>
          <table:table-cell table:style-name="ce2" office:value-type="string" calcext:value-type="string">
            <text:p>Yerde kalan oklar fırlatır. Yerde kalan oklar şarjörünü doldurduğunda sana geri dönüp yoldaki düşmanlara hasar verir.</text:p>
          </table:table-cell>
          <table:table-cell table:style-name="ce2" office:value-type="string" calcext:value-type="string">
            <text:p>Tire des flèches qui persistent au sol. <text:s/>Lorsque vous rechargez, les flèches reviennent à vous en infligeant des dégâts aux enemis traversés.</text:p>
          </table:table-cell>
          <table:table-cell table:number-columns-repeated="2" table:style-name="ce2" office:value-type="string" calcext:value-type="string">
            <text:p>Dispara flechas que grudam no chão. Ao recarregar, as flechas retornam a você, causando dano aos inimigos que atravessarem.</text:p>
          </table:table-cell>
          <table:table-cell table:style-name="ce2" office:value-type="string" calcext:value-type="string">
            <text:p>발사한 화살들은 땅에 남게 됩니다. 재장전 시 화살들이 당신에게 되돌아오며, 이때 관통한 적에게 대미지를 입힙니다.</text:p>
          </table:table-cell>
          <table:table-cell table:style-name="ce2" office:value-type="string" calcext:value-type="string">
            <text:p>Lőjj ki nyilakat, amik a földön maradnak miután kilövöd őket. Amikor újratöltessz, a nyilak visszatérnek hozzád és megsebzik azokat az ellenfeleket, akiken áthalad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ルナ</text:p>
          </table:table-cell>
          <table:table-cell table:number-columns-repeated="2" table:style-name="ce2" office:value-type="string" calcext:value-type="string">
            <text:p>露娜</text:p>
          </table:table-cell>
          <table:table-cell table:style-name="ce2" office:value-type="string" calcext:value-type="string">
            <text:p>Луна</text:p>
          </table:table-cell>
          <table:table-cell table:number-columns-repeated="9" table:style-name="ce2" office:value-type="string" calcext:value-type="string">
            <text:p>Luna</text:p>
          </table:table-cell>
          <table:table-cell table:style-name="ce2" office:value-type="string" calcext:value-type="string">
            <text:p>루나</text:p>
          </table:table-cell>
          <table:table-cell table:style-name="ce2" office:value-type="string" calcext:value-type="string">
            <text:p>Lun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you reload, create a Black Hole that pulls in nearby enemies.</text:p>
          </table:table-cell>
          <table:table-cell table:style-name="ce2" office:value-type="string" calcext:value-type="string">
            <text:p>リロード時に周囲の敵を引き寄せるブラックホールを生成。</text:p>
          </table:table-cell>
          <table:table-cell table:style-name="ce2" office:value-type="string" calcext:value-type="string">
            <text:p>换弹时，会创造一个黑洞推向最近的敌人。</text:p>
          </table:table-cell>
          <table:table-cell table:style-name="ce2" office:value-type="string" calcext:value-type="string">
            <text:p>換彈時，會創造一個黑洞推向最近的敵人。</text:p>
          </table:table-cell>
          <table:table-cell table:style-name="ce2" office:value-type="string" calcext:value-type="string">
            <text:p>Во время перезарядки создает Черную дыру, притягивающую ближайших врагов.</text:p>
          </table:table-cell>
          <table:table-cell table:number-columns-repeated="2" table:style-name="ce2" office:value-type="string" calcext:value-type="string">
            <text:p>Cuando recargas, creas un Agujero Negro que atrae a los enemigos cercanos.</text:p>
          </table:table-cell>
          <table:table-cell table:style-name="ce2" office:value-type="string" calcext:value-type="string">
            <text:p>Wenn du nachlädst, erschaffst du ein Schwarzes Loch, welches nahe Gegner anzieht.</text:p>
          </table:table-cell>
          <table:table-cell table:style-name="ce2" office:value-type="string" calcext:value-type="string">
            <text:p>Po przeładowaniu tworzy Czarną Dziurę, która przyciąga pobliskich przeciwników.</text:p>
          </table:table-cell>
          <table:table-cell table:style-name="ce2" office:value-type="string" calcext:value-type="string">
            <text:p>Alla ricarica crea un Buco Nero che attira i nemici vicini.</text:p>
          </table:table-cell>
          <table:table-cell table:style-name="ce2" office:value-type="string" calcext:value-type="string">
            <text:p>Şarjörünü yeniden doldurduğunda düşmanları çeken bir Kara Delik oluşturur.</text:p>
          </table:table-cell>
          <table:table-cell table:style-name="ce2" office:value-type="string" calcext:value-type="string">
            <text:p>Recharger crée un trou noir qui attire les énnemis proche</text:p>
          </table:table-cell>
          <table:table-cell table:number-columns-repeated="2" table:style-name="ce2" office:value-type="string" calcext:value-type="string">
            <text:p>Quando você recarregar, cria um Buraco Negro que sugará todos os inimigos próximos.</text:p>
          </table:table-cell>
          <table:table-cell table:style-name="ce2" office:value-type="string" calcext:value-type="string">
            <text:p>재장전 시 주변의 적을 끌어당기는 블랙홀을 생성합니다.</text:p>
          </table:table-cell>
          <table:table-cell table:style-name="ce2" office:value-type="string" calcext:value-type="string">
            <text:p>Amikor újratöltessz, készíts egy Fekete Lyukat ami magába szívja a közeli ellenfeleke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mplosion</text:p>
          </table:table-cell>
          <table:table-cell table:style-name="ce2" office:value-type="string" calcext:value-type="string">
            <text:p>インプロージョン</text:p>
          </table:table-cell>
          <table:table-cell table:style-name="ce2" office:value-type="string" calcext:value-type="string">
            <text:p>核聚变</text:p>
          </table:table-cell>
          <table:table-cell table:style-name="ce2" office:value-type="string" calcext:value-type="string">
            <text:p>核聚變</text:p>
          </table:table-cell>
          <table:table-cell table:style-name="ce2" office:value-type="string" calcext:value-type="string">
            <text:p>Имплозия</text:p>
          </table:table-cell>
          <table:table-cell table:number-columns-repeated="2" table:style-name="ce2" office:value-type="string" calcext:value-type="string">
            <text:p>Implosión</text:p>
          </table:table-cell>
          <table:table-cell table:style-name="ce2" office:value-type="string" calcext:value-type="string">
            <text:p>Implosion</text:p>
          </table:table-cell>
          <table:table-cell table:style-name="ce2" office:value-type="string" calcext:value-type="string">
            <text:p>Implozja</text:p>
          </table:table-cell>
          <table:table-cell table:style-name="ce2" office:value-type="string" calcext:value-type="string">
            <text:p>Implosione</text:p>
          </table:table-cell>
          <table:table-cell table:style-name="ce2" office:value-type="string" calcext:value-type="string">
            <text:p>Patlama</text:p>
          </table:table-cell>
          <table:table-cell table:style-name="ce2" office:value-type="string" calcext:value-type="string">
            <text:p>Implosion</text:p>
          </table:table-cell>
          <table:table-cell table:number-columns-repeated="2" table:style-name="ce2" office:value-type="string" calcext:value-type="string">
            <text:p>Implosão</text:p>
          </table:table-cell>
          <table:table-cell table:style-name="ce2" office:value-type="string" calcext:value-type="string">
            <text:p>루나: 내파</text:p>
          </table:table-cell>
          <table:table-cell table:style-name="ce2" office:value-type="string" calcext:value-type="string">
            <text:p>Összeoml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&lt;color=#f5d6c1&gt;Black Hole&lt;/color&gt; ends, it deals damage equal to your Bullet Damage.</text:p>
          </table:table-cell>
          <table:table-cell table:style-name="ce2" office:value-type="string" calcext:value-type="string">
            <text:p>&lt;color=#f5d6c1&gt;ブラックホール&lt;/color&gt;は最期に弾と同じダメージを与える。</text:p>
          </table:table-cell>
          <table:table-cell table:style-name="ce2" office:value-type="string" calcext:value-type="string">
            <text:p>&lt;color=#f5d6c1&gt;黑洞&lt;/color&gt;消失时，会造成子弹伤害。</text:p>
          </table:table-cell>
          <table:table-cell table:style-name="ce2" office:value-type="string" calcext:value-type="string">
            <text:p>&lt;color=#f5d6c1&gt;黑洞&lt;/color&gt;消失時，會造成子彈傷害。</text:p>
          </table:table-cell>
          <table:table-cell table:style-name="ce2" office:value-type="string" calcext:value-type="string">
            <text:p>Когда &lt;color=#f5d6c1&gt;Черная дыра&lt;/color&gt; закрывается, она наносит урон равный урону от снарядов.</text:p>
          </table:table-cell>
          <table:table-cell table:number-columns-repeated="2" table:style-name="ce2" office:value-type="string" calcext:value-type="string">
            <text:p>Cuando termina &lt;color=#f5d6c1&gt;Agujero Negro&lt;/color&gt;, inflige daño igual a tu Daño de Bala.</text:p>
          </table:table-cell>
          <table:table-cell table:style-name="ce2" office:value-type="string" calcext:value-type="string">
            <text:p>Wenn das &lt;color=#f5d6c1&gt;Schwarze Loch&lt;/color&gt; endet, verursacht es Schaden in höhe deines Waffenschadens.</text:p>
          </table:table-cell>
          <table:table-cell table:style-name="ce2" office:value-type="string" calcext:value-type="string">
            <text:p>Kiedy &lt;color=#f5d6c1&gt;Czarna Dziura&lt;/color&gt; się kończy, zadaje obrażenia równe twoim Obrażeniom Pocisku.</text:p>
          </table:table-cell>
          <table:table-cell table:style-name="ce2" office:value-type="string" calcext:value-type="string">
            <text:p>Quando il &lt;color=#f5d6c1&gt;Buco Nero&lt;/color&gt; scompare, infligge danno uguale al tuo Danno da Proiettile.</text:p>
          </table:table-cell>
          <table:table-cell table:style-name="ce2" office:value-type="string" calcext:value-type="string">
            <text:p>&lt;color=#f5d6c1&gt;Kara Delik&lt;/color&gt; bittiğinde etrafına Mermi Hasarı kadar hasar verir.</text:p>
          </table:table-cell>
          <table:table-cell table:style-name="ce2" office:value-type="string" calcext:value-type="string">
            <text:p>Quand le &lt;color=#f5d6c1&gt;Trou Noir&lt;/color&gt; se termine, il fait des dégâts équivalents à ceux de vos balles.</text:p>
          </table:table-cell>
          <table:table-cell table:number-columns-repeated="2" table:style-name="ce2" office:value-type="string" calcext:value-type="string">
            <text:p>Quando o &lt;color=#f5d6c1&gt;Buraco Negro&lt;color&gt; encerrar, ele causará dano igual ao Dano de sua Bala.</text:p>
          </table:table-cell>
          <table:table-cell table:style-name="ce2" office:value-type="string" calcext:value-type="string">
            <text:p>&lt;color=#f5d6c1&gt;블랙홀&lt;/color&gt;이 끝날 때, 적에게 탄환과 동일한 피해량을 입힙니다.</text:p>
          </table:table-cell>
          <table:table-cell table:style-name="ce2" office:value-type="string" calcext:value-type="string">
            <text:p>Amikor a &lt;color=#f5d6c1&gt;Fekete Lyuk&lt;/color&gt; eltűnik, a Golyó Sebzésedhez egyenlő sebzést okoz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osmic Burst</text:p>
          </table:table-cell>
          <table:table-cell table:style-name="ce2" office:value-type="string" calcext:value-type="string">
            <text:p>コズミックバースト</text:p>
          </table:table-cell>
          <table:table-cell table:style-name="ce2" office:value-type="string" calcext:value-type="string">
            <text:p>核裂变</text:p>
          </table:table-cell>
          <table:table-cell table:style-name="ce2" office:value-type="string" calcext:value-type="string">
            <text:p>核裂變</text:p>
          </table:table-cell>
          <table:table-cell table:style-name="ce2" office:value-type="string" calcext:value-type="string">
            <text:p>Космическая вспышка</text:p>
          </table:table-cell>
          <table:table-cell table:number-columns-repeated="2" table:style-name="ce2" office:value-type="string" calcext:value-type="string">
            <text:p>Explosión Cósmica</text:p>
          </table:table-cell>
          <table:table-cell table:style-name="ce2" office:value-type="string" calcext:value-type="string">
            <text:p>Kosmische Explosion</text:p>
          </table:table-cell>
          <table:table-cell table:style-name="ce2" office:value-type="string" calcext:value-type="string">
            <text:p>Kosmiczny Wybuch</text:p>
          </table:table-cell>
          <table:table-cell table:style-name="ce2" office:value-type="string" calcext:value-type="string">
            <text:p>Supernova</text:p>
          </table:table-cell>
          <table:table-cell table:style-name="ce2" office:value-type="string" calcext:value-type="string">
            <text:p>Kozmik Patlama</text:p>
          </table:table-cell>
          <table:table-cell table:style-name="ce2" office:value-type="string" calcext:value-type="string">
            <text:p>Éclat cosmique</text:p>
          </table:table-cell>
          <table:table-cell table:number-columns-repeated="2" table:style-name="ce2" office:value-type="string" calcext:value-type="string">
            <text:p>Explosão Cósmica</text:p>
          </table:table-cell>
          <table:table-cell table:style-name="ce2" office:value-type="string" calcext:value-type="string">
            <text:p>루나: 감마선 폭발</text:p>
          </table:table-cell>
          <table:table-cell table:style-name="ce2" office:value-type="string" calcext:value-type="string">
            <text:p>Kozmikus Robban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&lt;color=#f5d6c1&gt;Black Hole&lt;/color&gt; ends, it shoots out &lt;color=#f5d6c1&gt;3&lt;/color&gt; bullets that deal &lt;color=#f5d6c1&gt;50%&lt;/color&gt; damage.</text:p>
          </table:table-cell>
          <table:table-cell table:style-name="ce2" office:value-type="string" calcext:value-type="string">
            <text:p>&lt;color=#f5d6c1&gt;ブラックホール&lt;/color&gt;は最期にダメージ&lt;color=#f5d6c1&gt;50%&lt;/color&gt;の弾&lt;color=#f5d6c1&gt;3&lt;/color&gt;発を発射する。</text:p>
          </table:table-cell>
          <table:table-cell table:style-name="ce2" office:value-type="string" calcext:value-type="string">
            <text:p>&lt;color=#f5d6c1&gt;黑洞&lt;/color&gt;消失时，会迸发出&lt;color=#f5d6c1&gt;3&lt;/color&gt;颗造成&lt;color=#f5d6c1&gt;50%&lt;/color&gt;伤害的子弹。</text:p>
          </table:table-cell>
          <table:table-cell table:style-name="ce2" office:value-type="string" calcext:value-type="string">
            <text:p>&lt;color=#f5d6c1&gt;黑洞&lt;/color&gt;消失時，會迸發出&lt;color=#f5d6c1&gt;3&lt;/color&gt;顆造成&lt;color=#f5d6c1&gt;50%&lt;/color&gt;傷害的子彈。</text:p>
          </table:table-cell>
          <table:table-cell table:style-name="ce2" office:value-type="string" calcext:value-type="string">
            <text:p>Когда &lt;color=#f5d6c1&gt;Черная дыра&lt;/color&gt; закрывается, она стреляет &lt;color=#f5d6c1&gt;3&lt;/color&gt; снарядами, которые наносят &lt;color=#f5d6c1&gt;50%&lt;/color&gt; урона.</text:p>
          </table:table-cell>
          <table:table-cell table:number-columns-repeated="2" table:style-name="ce2" office:value-type="string" calcext:value-type="string">
            <text:p>Cuando &lt;color=#f5d6c1&gt;Agujero Negro&lt;/color&gt; termina, dispara &lt;color=#f5d6c1&gt;3&lt;/color&gt; balas que infligen &lt;color=#f5d6c1&gt;50%&lt;/color&gt; de daño.</text:p>
          </table:table-cell>
          <table:table-cell table:style-name="ce2" office:value-type="string" calcext:value-type="string">
            <text:p>Wenn das &lt;color=#f5d6c1&gt;Schwarze Loch&lt;/color&gt; endet, schießt es &lt;color=#f5d6c1&gt;3&lt;/color&gt; Schüsse,welche &lt;color=#f5d6c1&gt;50%&lt;/color&gt; deines Waffenschadens verursachen.</text:p>
          </table:table-cell>
          <table:table-cell table:style-name="ce2" office:value-type="string" calcext:value-type="string">
            <text:p>Kiedy &lt;color=#f5d6c1&gt;Czarna Dziura&lt;/color&gt; się kończy, wystrzeliwuje &lt;color=#f5d6c1&gt;3&lt;/color&gt; pociski, które zmniejszają życie przeciwników o &lt;color=#f5d6c1&gt;50%&lt;/color&gt;.</text:p>
          </table:table-cell>
          <table:table-cell table:style-name="ce2" office:value-type="string" calcext:value-type="string">
            <text:p>Quando il &lt;color=#f5d6c1&gt;Buco Nero&lt;/color&gt; scompare, esplode in &lt;color=#f5d6c1&gt;3&lt;/color&gt; proiettili che infliggono il &lt;color=#f5d6c1&gt;50%&lt;/color&gt; del danno.</text:p>
          </table:table-cell>
          <table:table-cell table:style-name="ce2" office:value-type="string" calcext:value-type="string">
            <text:p>&lt;color=#f5d6c1&gt;Kara Delik&lt;/color&gt; bittiğinde etrafına &lt;color=#f5d6c1&gt;50%&lt;/color&gt; hasar veren &lt;color=#f5d6c1&gt;3&lt;/color&gt; mermi fırlatır.</text:p>
          </table:table-cell>
          <table:table-cell table:style-name="ce2" office:value-type="string" calcext:value-type="string">
            <text:p>Quand le &lt;color=#f5d6c1&gt;Trou Noir&lt;/color&gt; se termine, il éclate en &lt;color=#f5d6c1&gt;3&lt;/color&gt; balles qui font &lt;color=#f5d6c1&gt;50%&lt;/color&gt; de dégâts.</text:p>
          </table:table-cell>
          <table:table-cell table:number-columns-repeated="2" table:style-name="ce2" office:value-type="string" calcext:value-type="string">
            <text:p>Quando o &lt;color=#f5d6c1&gt;Buraco Negro&lt;/color&gt; encerrar, ele irá disparar &lt;color=#f5d6c1&gt;3&lt;/color&gt; balas que causam &lt;color=#f5d6c1&gt;50%&lt;/color&gt; de dano.</text:p>
          </table:table-cell>
          <table:table-cell table:style-name="ce2" office:value-type="string" calcext:value-type="string">
            <text:p>&lt;color=#f5d6c1&gt;블랙홀&lt;/color&gt;이 끝날 때, &lt;color=#f5d6c1&gt;50%&lt;/color&gt;의 피해량을 입히는 &lt;color=#f5d6c1&gt;3&lt;/color&gt;개의 탄환을 발사합니다.</text:p>
          </table:table-cell>
          <table:table-cell table:style-name="ce2" office:value-type="string" calcext:value-type="string">
            <text:p>Amikor a &lt;color=#f5d6c1&gt;Fekete Lyuk&lt;/color&gt; eltűnik, ki lő &lt;color=#f5d6c1&gt;3&lt;/color&gt; golyót amik &lt;color=#f5d6c1&gt;50%&lt;/color&gt; sebzést okoz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arallel Star</text:p>
          </table:table-cell>
          <table:table-cell table:number-columns-repeated="2" table:style-name="ce2" office:value-type="string" calcext:value-type="string">
            <text:p>双子星</text:p>
          </table:table-cell>
          <table:table-cell table:style-name="ce2" office:value-type="string" calcext:value-type="string">
            <text:p>雙子星</text:p>
          </table:table-cell>
          <table:table-cell table:style-name="ce2" office:value-type="string" calcext:value-type="string">
            <text:p>Параллельная звезда</text:p>
          </table:table-cell>
          <table:table-cell table:number-columns-repeated="2" table:style-name="ce2" office:value-type="string" calcext:value-type="string">
            <text:p>Estrella Paralela</text:p>
          </table:table-cell>
          <table:table-cell table:style-name="ce2" office:value-type="string" calcext:value-type="string">
            <text:p>Paralleler Stern</text:p>
          </table:table-cell>
          <table:table-cell table:style-name="ce2" office:value-type="string" calcext:value-type="string">
            <text:p>Równoległa Gwiazda</text:p>
          </table:table-cell>
          <table:table-cell table:style-name="ce2" office:value-type="string" calcext:value-type="string">
            <text:p>Sistema Binario</text:p>
          </table:table-cell>
          <table:table-cell table:style-name="ce2" office:value-type="string" calcext:value-type="string">
            <text:p>Paralel Yıldız</text:p>
          </table:table-cell>
          <table:table-cell table:style-name="ce2" office:value-type="string" calcext:value-type="string">
            <text:p>Étoile parallèle</text:p>
          </table:table-cell>
          <table:table-cell table:number-columns-repeated="2" table:style-name="ce2" office:value-type="string" calcext:value-type="string">
            <text:p>Estrela Paralela</text:p>
          </table:table-cell>
          <table:table-cell table:style-name="ce2" office:value-type="string" calcext:value-type="string">
            <text:p>루나: 평행우주</text:p>
          </table:table-cell>
          <table:table-cell table:style-name="ce2" office:value-type="string" calcext:value-type="string">
            <text:p>Párhuzamos Csillag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Create an additional &lt;color=#f5d6c1&gt;Black Hole&lt;/color&gt; behind you.</text:p>
          </table:table-cell>
          <table:table-cell table:style-name="ce2" office:value-type="string" calcext:value-type="string">
            <text:p>追加で後方に&lt;color=#f5d6c1&gt;ブラックホール&lt;/color&gt;を生成。</text:p>
          </table:table-cell>
          <table:table-cell table:style-name="ce2" office:value-type="string" calcext:value-type="string">
            <text:p>会同时在你的身后创造一个额外的&lt;color=#f5d6c1&gt;黑洞&lt;/color&gt;。</text:p>
          </table:table-cell>
          <table:table-cell table:style-name="ce2" office:value-type="string" calcext:value-type="string">
            <text:p>會同時在你的身後創造一個額外的&lt;color=#f5d6c1&gt;黑洞&lt;/color&gt;。</text:p>
          </table:table-cell>
          <table:table-cell table:style-name="ce2" office:value-type="string" calcext:value-type="string">
            <text:p>Создает дополнительную &lt;color=#f5d6c1&gt;Черную дыру&lt;/color&gt; за спиной.</text:p>
          </table:table-cell>
          <table:table-cell table:number-columns-repeated="2" table:style-name="ce2" office:value-type="string" calcext:value-type="string">
            <text:p>Crea un &lt;color=#f5d6c1&gt;Agujero Negro&lt;/color&gt; adicional detrás de ti.</text:p>
          </table:table-cell>
          <table:table-cell table:style-name="ce2" office:value-type="string" calcext:value-type="string">
            <text:p>Erschaffe ein zusätzliches &lt;color=#f5d6c1&gt;Schwarzes Loch&lt;/color&gt; hinter dir.</text:p>
          </table:table-cell>
          <table:table-cell table:style-name="ce2" office:value-type="string" calcext:value-type="string">
            <text:p>Tworzy dodatkową &lt;color=#f5d6c1&gt;Czarną Dziurę&lt;/color&gt; za tobą.</text:p>
          </table:table-cell>
          <table:table-cell table:style-name="ce2" office:value-type="string" calcext:value-type="string">
            <text:p>Crea un &lt;color=#f5d6c1&gt;Buco Neri&lt;/color&gt; aggiuntivo alle tue spalle.</text:p>
          </table:table-cell>
          <table:table-cell table:style-name="ce2" office:value-type="string" calcext:value-type="string">
            <text:p>Arkandan ilave olarak bir tane daha &lt;color=#f5d6c1&gt;Kara Delik&lt;/color&gt; oluşturur.</text:p>
          </table:table-cell>
          <table:table-cell table:style-name="ce2" office:value-type="string" calcext:value-type="string">
            <text:p>Crée un deuxième &lt;color=#f5d6c1&gt;Trou Noir&lt;/color&gt; derriere vous.</text:p>
          </table:table-cell>
          <table:table-cell table:number-columns-repeated="2" table:style-name="ce2" office:value-type="string" calcext:value-type="string">
            <text:p>Cria um &lt;color=#f5d6c1&gt;Buraco Negro&lt;/color&gt; adicional atrás de você.</text:p>
          </table:table-cell>
          <table:table-cell table:style-name="ce2" office:value-type="string" calcext:value-type="string">
            <text:p>당신 뒤에 추가적인 &lt;color=#f5d6c1&gt;블랙홀&lt;/color&gt;을 생성합니다.</text:p>
          </table:table-cell>
          <table:table-cell table:style-name="ce2" office:value-type="string" calcext:value-type="string">
            <text:p>Még egy &lt;color=#f5d6c1&gt;Fekete Lyukat&lt;/color&gt; készítessz magad mögött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uto-Reload:</text:p>
          </table:table-cell>
          <table:table-cell table:style-name="ce2" office:value-type="string" calcext:value-type="string">
            <text:p>自動リロード：</text:p>
          </table:table-cell>
          <table:table-cell table:style-name="ce2" office:value-type="string" calcext:value-type="string">
            <text:p>自动换弹：</text:p>
          </table:table-cell>
          <table:table-cell table:style-name="ce2" office:value-type="string" calcext:value-type="string">
            <text:p>自動換彈：</text:p>
          </table:table-cell>
          <table:table-cell table:style-name="ce2" office:value-type="string" calcext:value-type="string">
            <text:p>Авто-перезарядка</text:p>
          </table:table-cell>
          <table:table-cell table:number-columns-repeated="2" table:style-name="ce2" office:value-type="string" calcext:value-type="string">
            <text:p>Auto-Recarga:</text:p>
          </table:table-cell>
          <table:table-cell table:style-name="ce2" office:value-type="string" calcext:value-type="string">
            <text:p>Auto-Nachladen:</text:p>
          </table:table-cell>
          <table:table-cell table:style-name="ce2" office:value-type="string" calcext:value-type="string">
            <text:p>Automatyczne Przeładowanie:</text:p>
          </table:table-cell>
          <table:table-cell table:style-name="ce2" office:value-type="string" calcext:value-type="string">
            <text:p>Ricarica automatica:</text:p>
          </table:table-cell>
          <table:table-cell table:style-name="ce2" office:value-type="string" calcext:value-type="string">
            <text:p>Auto-Reload:</text:p>
          </table:table-cell>
          <table:table-cell table:style-name="ce2" office:value-type="string" calcext:value-type="string">
            <text:p>Rechargement automatique :</text:p>
          </table:table-cell>
          <table:table-cell table:number-columns-repeated="2" table:style-name="ce2" office:value-type="string" calcext:value-type="string">
            <text:p>Recarga Automática:</text:p>
          </table:table-cell>
          <table:table-cell table:style-name="ce2" office:value-type="string" calcext:value-type="string">
            <text:p>Auto-Reload:</text:p>
          </table:table-cell>
          <table:table-cell table:style-name="ce2" office:value-type="string" calcext:value-type="string">
            <text:p>Automata Újratölté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ark Arts</text:p>
          </table:table-cell>
          <table:table-cell table:style-name="ce2" office:value-type="string" calcext:value-type="string">
            <text:p>暗黒術</text:p>
          </table:table-cell>
          <table:table-cell table:number-columns-repeated="2" table:style-name="ce2" office:value-type="string" calcext:value-type="string">
            <text:p>邪道</text:p>
          </table:table-cell>
          <table:table-cell table:style-name="ce2" office:value-type="string" calcext:value-type="string">
            <text:p>Искусство тьмы</text:p>
          </table:table-cell>
          <table:table-cell table:number-columns-repeated="2" table:style-name="ce2" office:value-type="string" calcext:value-type="string">
            <text:p>Artes Oscuras</text:p>
          </table:table-cell>
          <table:table-cell table:style-name="ce2" office:value-type="string" calcext:value-type="string">
            <text:p>Dunkle Künste</text:p>
          </table:table-cell>
          <table:table-cell table:style-name="ce2" office:value-type="string" calcext:value-type="string">
            <text:p>Mroczna Sztuka</text:p>
          </table:table-cell>
          <table:table-cell table:style-name="ce2" office:value-type="string" calcext:value-type="string">
            <text:p>Arti Oscure</text:p>
          </table:table-cell>
          <table:table-cell table:style-name="ce2" office:value-type="string" calcext:value-type="string">
            <text:p>Dark Arts</text:p>
          </table:table-cell>
          <table:table-cell table:style-name="ce2" office:value-type="string" calcext:value-type="string">
            <text:p>Arts occultes</text:p>
          </table:table-cell>
          <table:table-cell table:number-columns-repeated="2" table:style-name="ce2" office:value-type="string" calcext:value-type="string">
            <text:p>Artes das Trevas</text:p>
          </table:table-cell>
          <table:table-cell table:style-name="ce2" office:value-type="string" calcext:value-type="string">
            <text:p>Dark Arts</text:p>
          </table:table-cell>
          <table:table-cell table:style-name="ce2" office:value-type="string" calcext:value-type="string">
            <text:p>Fekete Mágia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Your bullets have a &lt;color=#f5d6c1&gt;25%&lt;/color&gt; chance to inflict &lt;color=#f5d6c1&gt;Curse&lt;/color&gt;. <text:s/>&lt;color=#f5d6c1&gt;Curse&lt;/color&gt; deals damage equal to &lt;color=#f5d6c1&gt;200%&lt;/color&gt; of your Bullet Damage.</text:p>
          </table:table-cell>
          <table:table-cell table:style-name="ce2" office:value-type="string" calcext:value-type="string">
            <text:p>弾は&lt;color=#f5d6c1&gt;25%&lt;/color&gt;の確率で&lt;color=#f5d6c1&gt;呪い&lt;/color&gt;を与える。&lt;color=#f5d6c1&gt;呪い&lt;/color&gt;は弾のダメージの&lt;color=#f5d6c1&gt;200%&lt;/color&gt;を与える。</text:p>
          </table:table-cell>
          <table:table-cell table:style-name="ce2" office:value-type="string" calcext:value-type="string">
            <text:p>你的子弹有&lt;color=#f5d6c1&gt;25%&lt;/color&gt;的几率施加&lt;color=#f5d6c1&gt;诅咒&lt;/color&gt;。&lt;color=#f5d6c1&gt;诅咒&lt;/color&gt;造成的伤害等同于&lt;color=#f5d6c1&gt;2&lt;/color&gt;倍子弹伤害。</text:p>
          </table:table-cell>
          <table:table-cell table:style-name="ce2" office:value-type="string" calcext:value-type="string">
            <text:p>你的子彈有&lt;color=#f5d6c1&gt;25%&lt;/color&gt;的幾率施加&lt;color=#f5d6c1&gt;詛咒&lt;/color&gt;。&lt;color=#f5d6c1&gt;詛咒&lt;/color&gt;造成的傷害等同於&lt;color=#f5d6c1&gt;2&lt;/color&gt;倍子彈傷害。</text:p>
          </table:table-cell>
          <table:table-cell table:style-name="ce2" office:value-type="string" calcext:value-type="string">
            <text:p>Ваши снаряды имеют &lt;color=#f5d6c1&gt;25%&lt;/color&gt; шанс наложить &lt;color=#f5d6c1&gt;Проклятие&lt;/color&gt;. Урон &lt;color=#f5d6c1&gt;Проклятия&lt;/color&gt; равен <text:s/>&lt;color=#f5d6c1&gt;200%&lt;/color&gt; урона ваших снарядов.</text:p>
          </table:table-cell>
          <table:table-cell table:number-columns-repeated="2" table:style-name="ce2" office:value-type="string" calcext:value-type="string">
            <text:p>Tus balas tienen un &lt;color=#f5d6c1&gt;25%&lt;/color&gt; de chances de infligir &lt;color=#f5d6c1&gt;Maldición&lt;/color&gt;. &lt;color=#f5d6c1&gt;Maldición&lt;/color&gt; inflige un daño igual al &lt;color=#f5d6c1&gt;200%&lt;/color&gt; de tu Daño de Bala.</text:p>
          </table:table-cell>
          <table:table-cell table:style-name="ce2" office:value-type="string" calcext:value-type="string">
            <text:p>Deine Kugeln haben eine &lt;color=#f5d6c1&gt;25%&lt;/color&gt; chance &lt;color=#f5d6c1&gt;Fluch&lt;/color&gt; zu verursachen. &lt;color=#f5d6c1&gt;Fluch&lt;/color&gt; verursacht Schaden in Höhe von &lt;color=#f5d6c1&gt;200%&lt;/color&gt; deines Waffenschadens.</text:p>
          </table:table-cell>
          <table:table-cell table:style-name="ce2" office:value-type="string" calcext:value-type="string">
            <text:p>Twoje pociski mają &lt;color=#f5d6c1&gt;25%&lt;/color&gt; szansy by &lt;color=#f5d6c1&gt;Zakląć&lt;/color&gt; przeciwnika. <text:s/>&lt;color=#f5d6c1&gt;Klątwa&lt;/color&gt; zadaje obrażenia równe &lt;color=#f5d6c1&gt;200%&lt;/color&gt; twoich Obrażen Pocisku.</text:p>
          </table:table-cell>
          <table:table-cell table:style-name="ce2" office:value-type="string" calcext:value-type="string">
            <text:p>I tuoi proiettili hanno una possibilità del &lt;color=#f5d6c1&gt;25%&lt;/color&gt; di infliggere un &lt;color=#f5d6c1&gt;Anatema&lt;/color&gt;. L'&lt;color=#f5d6c1&gt;Anatema&lt;/color&gt; infligge il &lt;color=#f5d6c1&gt;200%&lt;/color&gt; del tuo Danno Proiettile.</text:p>
          </table:table-cell>
          <table:table-cell table:style-name="ce2" office:value-type="string" calcext:value-type="string">
            <text:p>Your bullets have a &lt;color=#f5d6c1&gt;25%&lt;/color&gt; chance to inflict &lt;color=#f5d6c1&gt;Curse&lt;/color&gt;. <text:s/>&lt;color=#f5d6c1&gt;Curse&lt;/color&gt; deals damage equal to &lt;color=#f5d6c1&gt;200%&lt;/color&gt; of your Bullet Damage.</text:p>
          </table:table-cell>
          <table:table-cell table:style-name="ce2" office:value-type="string" calcext:value-type="string">
            <text:p>Vos balles ont <text:s/>&lt;color=#f5d6c1&gt;25%&lt;/color&gt; de chances d'infliger &lt;color=#f5d6c1&gt;Malédiction&lt;/color&gt;. <text:s/>&lt;color=#f5d6c1&gt;Malédiction&lt;/color&gt; inflige des dégâts égaux à &lt;color=#f5d6c1&gt;200%&lt;/color&gt; de vos dégâts de balles.</text:p>
          </table:table-cell>
          <table:table-cell table:number-columns-repeated="2" table:style-name="ce2" office:value-type="string" calcext:value-type="string">
            <text:p>As suas balas têm &lt;color=#f5d6c1&gt;25%&lt;/color&gt; de chance de infligir a &lt;color=#f5d6c1&gt;Maldição&lt;/color&gt;. <text:s/>&lt;color=#f5d6c1&gt;Maldição&lt;/color&gt; causa dano igual a &lt;color=#f5d6c1&gt;200%&lt;/color&gt; do seu Dano de Bala.</text:p>
          </table:table-cell>
          <table:table-cell table:style-name="ce2" office:value-type="string" calcext:value-type="string">
            <text:p>Your bullets have a &lt;color=#f5d6c1&gt;25%&lt;/color&gt; chance to inflict &lt;color=#f5d6c1&gt;Curse&lt;/color&gt;. <text:s/>&lt;color=#f5d6c1&gt;Curse&lt;/color&gt; deals damage equal to &lt;color=#f5d6c1&gt;200%&lt;/color&gt; of your Bullet Damage.</text:p>
          </table:table-cell>
          <table:table-cell table:style-name="ce2" office:value-type="string" calcext:value-type="string">
            <text:p>A golyóknak &lt;color=#f5d6c1&gt;25%&lt;/color&gt; esélye van arra, hogy &lt;color=#f5d6c1&gt;Elátkozzon&lt;/color&gt; egy ellenfelet. Az &lt;color=#f5d6c1&gt;Átok&lt;/color&gt; a Golyó Sebzésed &lt;color=#f5d6c1&gt;200%&lt;/color&gt;-át sebzi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ither</text:p>
          </table:table-cell>
          <table:table-cell table:style-name="ce2" office:value-type="string" calcext:value-type="string">
            <text:p>腐敗</text:p>
          </table:table-cell>
          <table:table-cell table:number-columns-repeated="2" table:style-name="ce2" office:value-type="string" calcext:value-type="string">
            <text:p>凋零</text:p>
          </table:table-cell>
          <table:table-cell table:style-name="ce2" office:value-type="string" calcext:value-type="string">
            <text:p>Увядание</text:p>
          </table:table-cell>
          <table:table-cell table:number-columns-repeated="2" table:style-name="ce2" office:value-type="string" calcext:value-type="string">
            <text:p>Marchitar</text:p>
          </table:table-cell>
          <table:table-cell table:style-name="ce2" office:value-type="string" calcext:value-type="string">
            <text:p>Verdorren</text:p>
          </table:table-cell>
          <table:table-cell table:style-name="ce2" office:value-type="string" calcext:value-type="string">
            <text:p>Usychanie</text:p>
          </table:table-cell>
          <table:table-cell table:style-name="ce2" office:value-type="string" calcext:value-type="string">
            <text:p>Arido</text:p>
          </table:table-cell>
          <table:table-cell table:style-name="ce2" office:value-type="string" calcext:value-type="string">
            <text:p>Wither</text:p>
          </table:table-cell>
          <table:table-cell table:style-name="ce2" office:value-type="string" calcext:value-type="string">
            <text:p>Flétrissement</text:p>
          </table:table-cell>
          <table:table-cell table:number-columns-repeated="2" table:style-name="ce2" office:value-type="string" calcext:value-type="string">
            <text:p>Intimidação</text:p>
          </table:table-cell>
          <table:table-cell table:style-name="ce2" office:value-type="string" calcext:value-type="string">
            <text:p>Wither</text:p>
          </table:table-cell>
          <table:table-cell table:style-name="ce2" office:value-type="string" calcext:value-type="string">
            <text:p>Sorvad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nemies inflicted with &lt;color=#f5d6c1&gt;Curse&lt;/color&gt; take &lt;color=#f5d6c1&gt;30%&lt;/color&gt; more damage.</text:p>
          </table:table-cell>
          <table:table-cell table:style-name="ce2" office:value-type="string" calcext:value-type="string">
            <text:p>&lt;color=#f5d6c1&gt;呪い&lt;/color&gt;を掛けられた敵に追加で&lt;color=#f5d6c1&gt;30%&lt;/color&gt;のダメージを与える。</text:p>
          </table:table-cell>
          <table:table-cell table:style-name="ce2" office:value-type="string" calcext:value-type="string">
            <text:p>&lt;color=#f5d6c1&gt;诅咒&lt;/color&gt;将造成额外&lt;color=#f5d6c1&gt;30%&lt;/color&gt;的伤害。</text:p>
          </table:table-cell>
          <table:table-cell table:style-name="ce2" office:value-type="string" calcext:value-type="string">
            <text:p>&lt;color=#f5d6c1&gt;詛咒&lt;/color&gt;將造成額外&lt;color=#f5d6c1&gt;30%&lt;/color&gt;的傷害。</text:p>
          </table:table-cell>
          <table:table-cell table:style-name="ce2" office:value-type="string" calcext:value-type="string">
            <text:p>&lt;color=#f5d6c1&gt;Проклятые&lt;/color&gt; враги получают &lt;color=#f5d6c1&gt;30%&lt;/color&gt; больше урона.</text:p>
          </table:table-cell>
          <table:table-cell table:number-columns-repeated="2" table:style-name="ce2" office:value-type="string" calcext:value-type="string">
            <text:p>Los enemigos infligidos con &lt;color=#f5d6c1&gt;Maldición&lt;/color&gt; reciben &lt;color=#f5d6c1&gt;30%&lt;/color&gt; más de daño.</text:p>
          </table:table-cell>
          <table:table-cell table:style-name="ce2" office:value-type="string" calcext:value-type="string">
            <text:p>&lt;color=#f5d6c1&gt;Verfluchte&lt;/color&gt; Gegner nehmen &lt;color=#f5d6c1&gt;30%&lt;/color&gt; mehr Schaden.</text:p>
          </table:table-cell>
          <table:table-cell table:style-name="ce2" office:value-type="string" calcext:value-type="string">
            <text:p>&lt;color=#f5d6c1&gt;Przeklęci&lt;/color&gt; przeciwnicy przyjmują &lt;color=#f5d6c1&gt;30%&lt;/color&gt; więcej obrażeń.</text:p>
          </table:table-cell>
          <table:table-cell table:style-name="ce2" office:value-type="string" calcext:value-type="string">
            <text:p>I nemici colpiti dal tuo &lt;color=#f5d6c1&gt;Anatema&lt;/color&gt; subiscono il &lt;color=#f5d6c1&gt;30%&lt;/color&gt; del danno in più.</text:p>
          </table:table-cell>
          <table:table-cell table:style-name="ce2" office:value-type="string" calcext:value-type="string">
            <text:p>Enemies inflicted with &lt;color=#f5d6c1&gt;Curse&lt;/color&gt; take &lt;color=#f5d6c1&gt;30%&lt;/color&gt; more damage.</text:p>
          </table:table-cell>
          <table:table-cell table:style-name="ce2" office:value-type="string" calcext:value-type="string">
            <text:p>Les ennemis touchés par &lt;color=#f5d6c1&gt;Malédiction&lt;/color&gt; subissent &lt;color=#f5d6c1&gt;30%&lt;/color&gt; de dégâts supplémentaires.</text:p>
          </table:table-cell>
          <table:table-cell table:number-columns-repeated="2" table:style-name="ce2" office:value-type="string" calcext:value-type="string">
            <text:p>Inimigos infligidos com a &lt;color=#f5d6c1&gt;Maldição&lt;/color&gt; recebem &lt;color=#f5d6c1&gt;30%&lt;/color&gt; de dano a mais.</text:p>
          </table:table-cell>
          <table:table-cell table:style-name="ce2" office:value-type="string" calcext:value-type="string">
            <text:p>Enemies inflicted with &lt;color=#f5d6c1&gt;Curse&lt;/color&gt; take &lt;color=#f5d6c1&gt;30%&lt;/color&gt; more damage.</text:p>
          </table:table-cell>
          <table:table-cell table:style-name="ce2" office:value-type="string" calcext:value-type="string">
            <text:p>&lt;color=#f5d6c1&gt;Elátkozott&lt;/color&gt; ellenfelek &lt;color=#f5d6c1&gt;30%&lt;/color&gt;-al több sebzést szenvednek e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破滅</text:p>
          </table:table-cell>
          <table:table-cell table:style-name="ce2" office:value-type="string" calcext:value-type="string">
            <text:p>厄运</text:p>
          </table:table-cell>
          <table:table-cell table:style-name="ce2" office:value-type="string" calcext:value-type="string">
            <text:p>厄運</text:p>
          </table:table-cell>
          <table:table-cell table:style-name="ce2" office:value-type="string" calcext:value-type="string">
            <text:p>Дум</text:p>
          </table:table-cell>
          <table:table-cell table:number-columns-repeated="2" table:style-name="ce2" office:value-type="string" calcext:value-type="string">
            <text:p>Condenar</text:p>
          </table:table-cell>
          <table:table-cell table:style-name="ce2" office:value-type="string" calcext:value-type="string">
            <text:p>Untergang</text:p>
          </table:table-cell>
          <table:table-cell table:style-name="ce2" office:value-type="string" calcext:value-type="string">
            <text:p>Fatum</text:p>
          </table:table-cell>
          <table:table-cell table:style-name="ce2" office:value-type="string" calcext:value-type="string">
            <text:p>Fato</text:p>
          </table:table-cell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Malheur</text:p>
          </table:table-cell>
          <table:table-cell table:number-columns-repeated="2" table:style-name="ce2" office:value-type="string" calcext:value-type="string">
            <text:p>Condenação</text:p>
          </table:table-cell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ítélet/Pusztul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Curse&lt;/color&gt; takes &lt;color=#f5d6c1&gt;1&lt;/color&gt; second longer to activate, but damage is increased by an additional &lt;color=#f5d6c1&gt;100%&lt;/color&gt; of your Bullet Damage.</text:p>
          </table:table-cell>
          <table:table-cell table:style-name="ce2" office:value-type="string" calcext:value-type="string">
            <text:p>&lt;color=#f5d6c1&gt;呪い&lt;/color&gt;は発動までに&lt;color=#f5d6c1&gt;1&lt;/color&gt;秒かかる代わりに、追加で弾のダメージの&lt;color=#f5d6c1&gt;100%&lt;/color&gt;を与える。</text:p>
          </table:table-cell>
          <table:table-cell table:style-name="ce2" office:value-type="string" calcext:value-type="string">
            <text:p>&lt;color=#f5d6c1&gt;诅咒&lt;/color&gt;将延迟&lt;color=#f5d6c1&gt;1&lt;/color&gt;秒生效，但会造成额外&lt;color=#f5d6c1&gt;100%&lt;/color&gt;的子弹伤害。</text:p>
          </table:table-cell>
          <table:table-cell table:style-name="ce2" office:value-type="string" calcext:value-type="string">
            <text:p>&lt;color=#f5d6c1&gt;詛咒&lt;/color&gt;將延遲&lt;color=#f5d6c1&gt;1&lt;/color&gt;秒生效，但會造成額外&lt;color=#f5d6c1&gt;100%&lt;/color&gt;的子彈傷害。</text:p>
          </table:table-cell>
          <table:table-cell table:style-name="ce2" office:value-type="string" calcext:value-type="string">
            <text:p>&lt;color=#f5d6c1&gt;Проклятье&lt;/color&gt; накладывается на <text:s/>&lt;color=#f5d6c1&gt;1&lt;/color&gt; дольше, при этом его урон возрастает на доп.&lt;color=#f5d6c1&gt;100%&lt;/color&gt; от урона ваших снарядов.</text:p>
          </table:table-cell>
          <table:table-cell table:number-columns-repeated="2" table:style-name="ce2" office:value-type="string" calcext:value-type="string">
            <text:p>&lt;color=#f5d6c1&gt;Maldición&lt;/color&gt; tarda &lt;color=#f5d6c1&gt;1&lt;/color&gt; segundo más en activarse, pero el daño aumenta un &lt;color=#f5d6c1&gt;100%&lt;/color&gt; adicional a tu Daño de Bala.</text:p>
          </table:table-cell>
          <table:table-cell table:style-name="ce2" office:value-type="string" calcext:value-type="string">
            <text:p>&lt;color=#f5d6c1&gt;Fluch&lt;/color&gt; braucht &lt;color=#f5d6c1&gt;1&lt;/color&gt; Sekunde länger um zu aktivieren, dafür verursacht er zusätzliche &lt;color=#f5d6c1&gt;100%&lt;/color&gt; Schaden deines Waffenschadens</text:p>
          </table:table-cell>
          <table:table-cell table:style-name="ce2" office:value-type="string" calcext:value-type="string">
            <text:p>Czas do aktywacji &lt;color=#f5d6c1&gt;Klątwy&lt;/color&gt; trwa &lt;color=#f5d6c1&gt;1&lt;/color&gt; sekundę więcej, ale obrażenia są zwiększone o dodatkowe &lt;color=#f5d6c1&gt;100%&lt;/color&gt; twoich Obrażeń Pocisku.</text:p>
          </table:table-cell>
          <table:table-cell table:style-name="ce2" office:value-type="string" calcext:value-type="string">
            <text:p>L'&lt;color=#f5d6c1&gt;Anatema&lt;/color&gt; impiega &lt;color=#f5d6c1&gt;1&lt;/color&gt; secondo in più ad attivarsi, ma infligge il &lt;color=#f5d6c1&gt;100%&lt;/color&gt; in più del tuo Danno Proiettile.</text:p>
          </table:table-cell>
          <table:table-cell table:style-name="ce2" office:value-type="string" calcext:value-type="string">
            <text:p>&lt;color=#f5d6c1&gt;Curse&lt;/color&gt; takes &lt;color=#f5d6c1&gt;1&lt;/color&gt; second longer to activate, but damage is increased by an additional &lt;color=#f5d6c1&gt;100%&lt;/color&gt; of your Bullet Damage.</text:p>
          </table:table-cell>
          <table:table-cell table:style-name="ce2" office:value-type="string" calcext:value-type="string">
            <text:p>&lt;color=#f5d6c1&gt;Malédiction&lt;/color&gt; prend &lt;color=#f5d6c1&gt;1&lt;/color&gt; seconde de plus pour s'activer, mais les dégâts sont augmentés de &lt;color=#f5d6c1&gt;100%&lt;/color&gt; supplémentaires de vos dégâts par balle.</text:p>
          </table:table-cell>
          <table:table-cell table:number-columns-repeated="2" table:style-name="ce2" office:value-type="string" calcext:value-type="string">
            <text:p>&lt;color=#f5d6c1&gt;Maldição&lt;/color&gt; demora &lt;color=#f5d6c1&gt;1&lt;/color&gt; segundo a mais para ativar, mas o dano é aumentado por um adicional de &lt;color=#f5d6c1&gt;100%&lt;/color&gt; do seu Dano de Bala.</text:p>
          </table:table-cell>
          <table:table-cell table:style-name="ce2" office:value-type="string" calcext:value-type="string">
            <text:p>&lt;color=#f5d6c1&gt;Curse&lt;/color&gt; takes &lt;color=#f5d6c1&gt;1&lt;/color&gt; second longer to activate, but damage is increased by an additional &lt;color=#f5d6c1&gt;100%&lt;/color&gt; of your Bullet Damage.</text:p>
          </table:table-cell>
          <table:table-cell table:style-name="ce2" office:value-type="string" calcext:value-type="string">
            <text:p>Az &lt;color=#f5d6c1&gt;Átok&lt;/color&gt; &lt;color=#f5d6c1&gt;1&lt;/color&gt; másodperccel később aktiválódik, de a sebzése a Golyó Sebzésed &lt;color=#f5d6c1&gt;100%&lt;/color&gt;-val növekszi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Ritual</text:p>
          </table:table-cell>
          <table:table-cell table:style-name="ce2" office:value-type="string" calcext:value-type="string">
            <text:p>儀式</text:p>
          </table:table-cell>
          <table:table-cell table:style-name="ce2" office:value-type="string" calcext:value-type="string">
            <text:p>业力</text:p>
          </table:table-cell>
          <table:table-cell table:style-name="ce2" office:value-type="string" calcext:value-type="string">
            <text:p>業力</text:p>
          </table:table-cell>
          <table:table-cell table:style-name="ce2" office:value-type="string" calcext:value-type="string">
            <text:p>Ритуал</text:p>
          </table:table-cell>
          <table:table-cell table:number-columns-repeated="3" table:style-name="ce2" office:value-type="string" calcext:value-type="string">
            <text:p>Ritual</text:p>
          </table:table-cell>
          <table:table-cell table:style-name="ce2" office:value-type="string" calcext:value-type="string">
            <text:p>Rytuał</text:p>
          </table:table-cell>
          <table:table-cell table:style-name="ce2" office:value-type="string" calcext:value-type="string">
            <text:p>Rituale</text:p>
          </table:table-cell>
          <table:table-cell table:style-name="ce2" office:value-type="string" calcext:value-type="string">
            <text:p>Ritual</text:p>
          </table:table-cell>
          <table:table-cell table:style-name="ce2" office:value-type="string" calcext:value-type="string">
            <text:p>Rituel</text:p>
          </table:table-cell>
          <table:table-cell table:number-columns-repeated="3" table:style-name="ce2" office:value-type="string" calcext:value-type="string">
            <text:p>Ritual</text:p>
          </table:table-cell>
          <table:table-cell table:style-name="ce2" office:value-type="string" calcext:value-type="string">
            <text:p>Rituálé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very &lt;color=#f5d6c1&gt;10&lt;/color&gt; enemies killed by &lt;color=#f5d6c1&gt;Curse&lt;/color&gt; will increase your Bullet Damage by &lt;color=#f5d6c1&gt;1%&lt;/color&gt;.</text:p>
          </table:table-cell>
          <table:table-cell table:style-name="ce2" office:value-type="string" calcext:value-type="string">
            <text:p>&lt;color=#f5d6c1&gt;呪い&lt;/color&gt;で&lt;color=#f5d6c1&gt;10&lt;/color&gt;体の敵を倒すたびに、弾のダメージが&lt;color=#f5d6c1&gt;1%&lt;/color&gt;増加。</text:p>
          </table:table-cell>
          <table:table-cell table:style-name="ce2" office:value-type="string" calcext:value-type="string">
            <text:p>&lt;color=#f5d6c1&gt;诅咒&lt;/color&gt;每杀死&lt;color=#f5d6c1&gt;10&lt;/color&gt;个敌人，将会增加&lt;color=#f5d6c1&gt;1%&lt;/color&gt;的子弹伤害。</text:p>
          </table:table-cell>
          <table:table-cell table:style-name="ce2" office:value-type="string" calcext:value-type="string">
            <text:p>&lt;color=#f5d6c1&gt;詛咒&lt;/color&gt;每殺死&lt;color=#f5d6c1&gt;10&lt;/color&gt;個敵人，將會增加&lt;color=#f5d6c1&gt;1%&lt;/color&gt;的子彈傷害。</text:p>
          </table:table-cell>
          <table:table-cell table:style-name="ce2" office:value-type="string" calcext:value-type="string">
            <text:p>Каждые&lt;color=#f5d6c1&gt;10&lt;/color&gt; врагов убитых &lt;color=#f5d6c1&gt;Проклятьем&lt;/color&gt; увеличавают урон от ваших снарядов на&lt;color=#f5d6c1&gt;1%&lt;/color&gt;.</text:p>
          </table:table-cell>
          <table:table-cell table:number-columns-repeated="2" table:style-name="ce2" office:value-type="string" calcext:value-type="string">
            <text:p>Cada &lt;color=#f5d6c1&gt;10&lt;/color&gt; enemigos asesinados por &lt;color=#f5d6c1&gt;Maldición&lt;/color&gt; aumenta tu Daño de Bala en un &lt;color=#f5d6c1&gt;1%&lt;/color&gt;.</text:p>
          </table:table-cell>
          <table:table-cell table:style-name="ce2" office:value-type="string" calcext:value-type="string">
            <text:p>Jede &lt;color=#f5d6c1&gt;10&lt;/color&gt; Gegner, die durch &lt;color=#f5d6c1&gt;Fluch&lt;/color&gt; gestorben sind erhöhen deinen Waffenschaden um &lt;color=#f5d6c1&gt;1%&lt;/color&gt;.</text:p>
          </table:table-cell>
          <table:table-cell table:style-name="ce2" office:value-type="string" calcext:value-type="string">
            <text:p>Co &lt;color=#f5d6c1&gt;10&lt;/color&gt; przeciwnik zabity przez &lt;color=#f5d6c1&gt;Klątwę&lt;/color&gt; zwiększy twoje Obrażenia Pocisku o &lt;color=#f5d6c1&gt;1%&lt;/color&gt;.</text:p>
          </table:table-cell>
          <table:table-cell table:style-name="ce2" office:value-type="string" calcext:value-type="string">
            <text:p>Ogni &lt;color=#f5d6c1&gt;10&lt;/color&gt; nemici uccisi dal tuo &lt;color=#f5d6c1&gt;Anatema&lt;/color&gt;, il tuo Danno Proiettile aumenta dell'&lt;color=#f5d6c1&gt;1%&lt;/color&gt;.</text:p>
          </table:table-cell>
          <table:table-cell table:style-name="ce2" office:value-type="string" calcext:value-type="string">
            <text:p>Every &lt;color=#f5d6c1&gt;10&lt;/color&gt; enemies killed by &lt;color=#f5d6c1&gt;Curse&lt;/color&gt; will increase your Bullet Damage by &lt;color=#f5d6c1&gt;1%&lt;/color&gt;.</text:p>
          </table:table-cell>
          <table:table-cell table:style-name="ce2" office:value-type="string" calcext:value-type="string">
            <text:p>Chaque &lt;color=#f5d6c1&gt;10&lt;/color&gt; ennemis tués par &lt;color=#f5d6c1&gt;Malédiction&lt;/color&gt; augmentera vos dégâts de balles de &lt;color=#f5d6c1&gt;1%&lt;/color&gt;.</text:p>
          </table:table-cell>
          <table:table-cell table:number-columns-repeated="2" table:style-name="ce2" office:value-type="string" calcext:value-type="string">
            <text:p>A cada &lt;color=#f5d6c1&gt;10&lt;/color&gt; inimigos mortos pela &lt;color=#f5d6c1&gt;Maldição&lt;/color&gt;, aumenta o seu Dano de Bala em &lt;color=#f5d6c1&gt;1%&lt;/color&gt;.</text:p>
          </table:table-cell>
          <table:table-cell table:style-name="ce2" office:value-type="string" calcext:value-type="string">
            <text:p>Every &lt;color=#f5d6c1&gt;10&lt;/color&gt; enemies killed by &lt;color=#f5d6c1&gt;Curse&lt;/color&gt; will increase your Bullet Damage by &lt;color=#f5d6c1&gt;1%&lt;/color&gt;.</text:p>
          </table:table-cell>
          <table:table-cell table:style-name="ce2" office:value-type="string" calcext:value-type="string">
            <text:p>Miután az &lt;color=#f5d6c1&gt;Átok/Átkod&lt;/color&gt; megöl &lt;color=#f5d6c1&gt;10&lt;/color&gt; ellenfelet, &lt;color=#f5d6c1&gt;1%&lt;/color&gt;-al növekszik a Golyó Sebzésed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oly Arts</text:p>
          </table:table-cell>
          <table:table-cell table:style-name="ce2" office:value-type="string" calcext:value-type="string">
            <text:p>神聖術</text:p>
          </table:table-cell>
          <table:table-cell table:style-name="ce2" office:value-type="string" calcext:value-type="string">
            <text:p>圣道</text:p>
          </table:table-cell>
          <table:table-cell table:style-name="ce2" office:value-type="string" calcext:value-type="string">
            <text:p>聖道</text:p>
          </table:table-cell>
          <table:table-cell table:style-name="ce2" office:value-type="string" calcext:value-type="string">
            <text:p>Искусстро света</text:p>
          </table:table-cell>
          <table:table-cell table:number-columns-repeated="2" table:style-name="ce2" office:value-type="string" calcext:value-type="string">
            <text:p>Artes Sagradas</text:p>
          </table:table-cell>
          <table:table-cell table:style-name="ce2" office:value-type="string" calcext:value-type="string">
            <text:p>Heilige Künste</text:p>
          </table:table-cell>
          <table:table-cell table:style-name="ce2" office:value-type="string" calcext:value-type="string">
            <text:p>Boska Sztuka</text:p>
          </table:table-cell>
          <table:table-cell table:style-name="ce2" office:value-type="string" calcext:value-type="string">
            <text:p>Arti Divine</text:p>
          </table:table-cell>
          <table:table-cell table:style-name="ce2" office:value-type="string" calcext:value-type="string">
            <text:p>Holy Arts</text:p>
          </table:table-cell>
          <table:table-cell table:style-name="ce2" office:value-type="string" calcext:value-type="string">
            <text:p>Arts sacrés</text:p>
          </table:table-cell>
          <table:table-cell table:number-columns-repeated="2" table:style-name="ce2" office:value-type="string" calcext:value-type="string">
            <text:p>Artes Sagradas</text:p>
          </table:table-cell>
          <table:table-cell table:style-name="ce2" office:value-type="string" calcext:value-type="string">
            <text:p>Holy Arts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fter shooting your last ammo, &lt;color=#f5d6c1&gt;Smite&lt;/color&gt; nearby enemies for &lt;color=#f5d6c1&gt;20&lt;/color&gt; damage.</text:p>
          </table:table-cell>
          <table:table-cell table:style-name="ce2" office:value-type="string" calcext:value-type="string">
            <text:p>弾切れの後、&lt;color=#f5d6c1&gt;神罰&lt;/color&gt;が周囲の敵に&lt;color=#f5d6c1&gt;20&lt;/color&gt;ダメージを与える。</text:p>
          </table:table-cell>
          <table:table-cell table:style-name="ce2" office:value-type="string" calcext:value-type="string">
            <text:p>射出最后一发子弹时，将会&lt;color=#f5d6c1&gt;惩戒&lt;/color&gt;附近的敌人，造成&lt;color=#f5d6c1&gt;20&lt;/color&gt;点伤害。</text:p>
          </table:table-cell>
          <table:table-cell table:style-name="ce2" office:value-type="string" calcext:value-type="string">
            <text:p>射出最後一發子彈時，將會&lt;color=#f5d6c1&gt;懲戒&lt;/color&gt;附近的敵人，造成&lt;color=#f5d6c1&gt;20&lt;/color&gt;點傷害。</text:p>
          </table:table-cell>
          <table:table-cell table:style-name="ce2" office:value-type="string" calcext:value-type="string">
            <text:p>Выстреливая последний снаряд, &lt;color=#f5d6c1&gt;Кара&lt;/color&gt; наносит &lt;color=#f5d6c1&gt;20&lt;/color&gt; урона ближним врагам.</text:p>
          </table:table-cell>
          <table:table-cell table:number-columns-repeated="2" table:style-name="ce2" office:value-type="string" calcext:value-type="string">
            <text:p>Después de disparar tu última munición, &lt;color=#f5d6c1&gt;Aplastar&lt;/color&gt; inflige <text:s/>&lt;color=#f5d6c1&gt;20&lt;/color&gt; de daño a los enemigos cercanos.</text:p>
          </table:table-cell>
          <table:table-cell table:style-name="ce2" office:value-type="string" calcext:value-type="string">
            <text:p>Nachdem du deine Kugel geschossen hast, &lt;color=#f5d6c1&gt;Zerschmetter&lt;/color&gt; nahe Gegner für &lt;color=#f5d6c1&gt;20&lt;/color&gt; Schaden</text:p>
          </table:table-cell>
          <table:table-cell table:style-name="ce2" office:value-type="string" calcext:value-type="string">
            <text:p>Po wystrzeleniu ostatniego pocisku, &lt;color=#f5d6c1&gt;Uderzenie&lt;/color&gt; trafia w pobliskich przeciwników zadając &lt;color=#f5d6c1&gt;20&lt;/color&gt; obrażeń.</text:p>
          </table:table-cell>
          <table:table-cell table:style-name="ce2" office:value-type="string" calcext:value-type="string">
            <text:p>Quando spari il tuo ultimo proiettile, &lt;color=#f5d6c1&gt;Punisci&lt;/color&gt; i nemici vicini, infliggendo &lt;color=#f5d6c1&gt;20&lt;/color&gt; danni.</text:p>
          </table:table-cell>
          <table:table-cell table:style-name="ce2" office:value-type="string" calcext:value-type="string">
            <text:p>After shooting your last ammo, &lt;color=#f5d6c1&gt;Smite&lt;/color&gt; nearby enemies for &lt;color=#f5d6c1&gt;20&lt;/color&gt; damage.</text:p>
          </table:table-cell>
          <table:table-cell table:style-name="ce2" office:value-type="string" calcext:value-type="string">
            <text:p>Après avoir tiré vos dernières munitions, &lt;color=#f5d6c1&gt;Chatie&lt;/color&gt; les ennemis proches pour &lt;color=#f5d6c1&gt;20&lt;/color&gt; dégâts.</text:p>
          </table:table-cell>
          <table:table-cell table:number-columns-repeated="2" table:style-name="ce2" office:value-type="string" calcext:value-type="string">
            <text:p>Após disparar sua última munição, &lt;color=#f5d6c1&gt;Golpeia&lt;/color&gt; os inimigos próximos com &lt;color=#f5d6c1&gt;20&lt;/color&gt; de dano.</text:p>
          </table:table-cell>
          <table:table-cell table:style-name="ce2" office:value-type="string" calcext:value-type="string">
            <text:p>After shooting your last ammo, &lt;color=#f5d6c1&gt;Smite&lt;/color&gt; nearby enemies for &lt;color=#f5d6c1&gt;20&lt;/color&gt; damage.</text:p>
          </table:table-cell>
          <table:table-cell table:style-name="ce2" office:value-type="string" calcext:value-type="string">
            <text:p>Miután kilövöd az utolsó golyót, &lt;color=#f5d6c1&gt;Sújts le&lt;/color&gt; közeli ellenfelekre, &lt;color=#f5d6c1&gt;20&lt;/color&gt; sebzést okozva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oly Might</text:p>
          </table:table-cell>
          <table:table-cell table:style-name="ce2" office:value-type="string" calcext:value-type="string">
            <text:p>聖なる力</text:p>
          </table:table-cell>
          <table:table-cell table:style-name="ce2" office:value-type="string" calcext:value-type="string">
            <text:p>圣心</text:p>
          </table:table-cell>
          <table:table-cell table:style-name="ce2" office:value-type="string" calcext:value-type="string">
            <text:p>聖心</text:p>
          </table:table-cell>
          <table:table-cell table:style-name="ce2" office:value-type="string" calcext:value-type="string">
            <text:p>Мощь света</text:p>
          </table:table-cell>
          <table:table-cell table:number-columns-repeated="2" table:style-name="ce2" office:value-type="string" calcext:value-type="string">
            <text:p>Poder Sagrado</text:p>
          </table:table-cell>
          <table:table-cell table:style-name="ce2" office:value-type="string" calcext:value-type="string">
            <text:p>Heilige Macht</text:p>
          </table:table-cell>
          <table:table-cell table:style-name="ce2" office:value-type="string" calcext:value-type="string">
            <text:p>Boska Siła</text:p>
          </table:table-cell>
          <table:table-cell table:style-name="ce2" office:value-type="string" calcext:value-type="string">
            <text:p>Potenza Divina</text:p>
          </table:table-cell>
          <table:table-cell table:style-name="ce2" office:value-type="string" calcext:value-type="string">
            <text:p>Holy Might</text:p>
          </table:table-cell>
          <table:table-cell table:style-name="ce2" office:value-type="string" calcext:value-type="string">
            <text:p>Puissance sacrée</text:p>
          </table:table-cell>
          <table:table-cell table:number-columns-repeated="2" table:style-name="ce2" office:value-type="string" calcext:value-type="string">
            <text:p>Força Sagrada</text:p>
          </table:table-cell>
          <table:table-cell table:style-name="ce2" office:value-type="string" calcext:value-type="string">
            <text:p>Holy Might</text:p>
          </table:table-cell>
          <table:table-cell table:style-name="ce2" office:value-type="string" calcext:value-type="string">
            <text:p>Szent Hatalom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&lt;color=#f5d6c1&gt;Smite&lt;/color&gt; deals &lt;color=#f5d6c1&gt;10&lt;/color&gt; extra damage for every HP you currently have.</text:p>
          </table:table-cell>
          <table:table-cell table:style-name="ce2" office:value-type="string" calcext:value-type="string">
            <text:p>&lt;color=#f5d6c1&gt;神罰&lt;/color&gt;は残りHPごとに追加で&lt;color=#f5d6c1&gt;10&lt;/color&gt;ダメージを与える。</text:p>
          </table:table-cell>
          <table:table-cell table:style-name="ce2" office:value-type="string" calcext:value-type="string">
            <text:p>每现有&lt;color=#f5d6c1&gt;1&lt;/color&gt;颗心，&lt;color=#f5d6c1&gt;惩戒&lt;/color&gt;将造成额外&lt;color=#f5d6c1&gt;10&lt;/color&gt;点伤害。</text:p>
          </table:table-cell>
          <table:table-cell table:style-name="ce2" office:value-type="string" calcext:value-type="string">
            <text:p>每現有&lt;color=#f5d6c1&gt;1&lt;/color&gt;顆心，&lt;color=#f5d6c1&gt;懲戒&lt;/color&gt;將造成額外&lt;color=#f5d6c1&gt;10&lt;/color&gt;點傷害。</text:p>
          </table:table-cell>
          <table:table-cell table:style-name="ce2" office:value-type="string" calcext:value-type="string">
            <text:p>&lt;color=#f5d6c1&gt;Кара&lt;/color&gt; наносит&lt;color=#f5d6c1&gt;10&lt;/color&gt; сверхурона за каждое имеющееся у вас очко здоровья.</text:p>
          </table:table-cell>
          <table:table-cell table:number-columns-repeated="2" table:style-name="ce2" office:value-type="string" calcext:value-type="string">
            <text:p>&lt;color=#f5d6c1&gt;Aplastar&lt;/color&gt; inflige &lt;color=#f5d6c1&gt;10&lt;/color&gt; de daño extra por cada PV que tienes actualmente.</text:p>
          </table:table-cell>
          <table:table-cell table:style-name="ce2" office:value-type="string" calcext:value-type="string">
            <text:p>&lt;color=#f5d6c1&gt;Zerschmettern&lt;/color&gt; verursacht &lt;color=#f5d6c1&gt;10&lt;/color&gt; extra Schaden für jeden LP den du zurzeit hast.</text:p>
          </table:table-cell>
          <table:table-cell table:style-name="ce2" office:value-type="string" calcext:value-type="string">
            <text:p>&lt;color=#f5d6c1&gt;Uderzenie&lt;/color&gt; zadaje dodatkowe &lt;color=#f5d6c1&gt;10&lt;/color&gt; obrażeń za każdy punkt życia który obecnie posiadasz.</text:p>
          </table:table-cell>
          <table:table-cell table:style-name="ce2" office:value-type="string" calcext:value-type="string">
            <text:p>La &lt;color=#f5d6c1&gt;Punizione&lt;/color&gt; infligge &lt;color=#f5d6c1&gt;10&lt;/color&gt; danni extra per ogni HP rimanente.</text:p>
          </table:table-cell>
          <table:table-cell table:style-name="ce2" office:value-type="string" calcext:value-type="string">
            <text:p>&lt;color=#f5d6c1&gt;Smite&lt;/color&gt; deals &lt;color=#f5d6c1&gt;10&lt;/color&gt; extra damage for every HP you currently have.</text:p>
          </table:table-cell>
          <table:table-cell table:style-name="ce2" office:value-type="string" calcext:value-type="string">
            <text:p>&lt;color=#f5d6c1&gt;Chatiement&lt;/color&gt; inflige &lt;color=#f5d6c1&gt;10&lt;/color&gt; des dégâts supplémentaires pour chaque HP que vous avez actuellement.</text:p>
          </table:table-cell>
          <table:table-cell table:number-columns-repeated="2" table:style-name="ce2" office:value-type="string" calcext:value-type="string">
            <text:p>&lt;color=#f5d6c1&gt;Golpear&lt;/color&gt; causa &lt;color=#f5d6c1&gt;10&lt;/color&gt; de dano adicional por cada PV atual que você possuir.</text:p>
          </table:table-cell>
          <table:table-cell table:style-name="ce2" office:value-type="string" calcext:value-type="string">
            <text:p>&lt;color=#f5d6c1&gt;Smite&lt;/color&gt; deals &lt;color=#f5d6c1&gt;10&lt;/color&gt; extra damage for every HP you currently have.</text:p>
          </table:table-cell>
          <table:table-cell table:style-name="ce2" office:value-type="string" calcext:value-type="string">
            <text:p>Minden 1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Justice</text:p>
          </table:table-cell>
          <table:table-cell table:style-name="ce2" office:value-type="string" calcext:value-type="string">
            <text:p>正義</text:p>
          </table:table-cell>
          <table:table-cell table:style-name="ce2" office:value-type="string" calcext:value-type="string">
            <text:p>圣灵</text:p>
          </table:table-cell>
          <table:table-cell table:style-name="ce2" office:value-type="string" calcext:value-type="string">
            <text:p>聖靈</text:p>
          </table:table-cell>
          <table:table-cell table:style-name="ce2" office:value-type="string" calcext:value-type="string">
            <text:p>Правосудие!</text:p>
          </table:table-cell>
          <table:table-cell table:number-columns-repeated="2" table:style-name="ce2" office:value-type="string" calcext:value-type="string">
            <text:p>Justicia</text:p>
          </table:table-cell>
          <table:table-cell table:style-name="ce2" office:value-type="string" calcext:value-type="string">
            <text:p>Gerechtigkeit</text:p>
          </table:table-cell>
          <table:table-cell table:style-name="ce2" office:value-type="string" calcext:value-type="string">
            <text:p>Sprawiedliwość</text:p>
          </table:table-cell>
          <table:table-cell table:style-name="ce2" office:value-type="string" calcext:value-type="string">
            <text:p>Giustizia</text:p>
          </table:table-cell>
          <table:table-cell table:number-columns-repeated="2" table:style-name="ce2" office:value-type="string" calcext:value-type="string">
            <text:p>Justice</text:p>
          </table:table-cell>
          <table:table-cell table:number-columns-repeated="2" table:style-name="ce2" office:value-type="string" calcext:value-type="string">
            <text:p>Justiça</text:p>
          </table:table-cell>
          <table:table-cell table:style-name="ce2" office:value-type="string" calcext:value-type="string">
            <text:p>Justice</text:p>
          </table:table-cell>
          <table:table-cell table:style-name="ce2" office:value-type="string" calcext:value-type="string">
            <text:p>Igazságszolgáltatá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your Max HP by &lt;color=#f5d6c1&gt;1&lt;/color&gt; for every &lt;color=#f5d6c1&gt;500&lt;/color&gt; enemies killed with &lt;color=#f5d6c1&gt;Smite&lt;/color&gt;. At most &lt;color=#f5d6c1&gt;3&lt;/color&gt; Max HP can be gained this way.</text:p>
          </table:table-cell>
          <table:table-cell table:style-name="ce2" office:value-type="string" calcext:value-type="string">
            <text:p>&lt;color=#f5d6c1&gt;神罰&lt;/color&gt;で&lt;color=#f5d6c1&gt;500&lt;/color&gt;体の敵を倒すごとに最大HPが&lt;color=#f5d6c1&gt;1&lt;/color&gt;増加。これにより最大HPは&lt;color=#f5d6c1&gt;3&lt;/color&gt;回まで上昇する。</text:p>
          </table:table-cell>
          <table:table-cell table:style-name="ce2" office:value-type="string" calcext:value-type="string">
            <text:p>每用&lt;color=#f5d6c1&gt;惩戒&lt;/color&gt;杀死&lt;color=#f5d6c1&gt;500&lt;/color&gt;个敌人，就会增加&lt;color=#f5d6c1&gt;1&lt;/color&gt;血上限，最多可以获得3个。</text:p>
          </table:table-cell>
          <table:table-cell table:style-name="ce2" office:value-type="string" calcext:value-type="string">
            <text:p>每用&lt;color=#f5d6c1&gt;懲戒&lt;/color&gt;殺死&lt;color=#f5d6c1&gt;500&lt;/color&gt;個敵人，就會增加&lt;color=#f5d6c1&gt;1&lt;/color&gt;血上限，最多可以獲得3個。</text:p>
          </table:table-cell>
          <table:table-cell table:style-name="ce2" office:value-type="string" calcext:value-type="string">
            <text:p>Увеличивает макс.здоровье на <text:s/>&lt;color=#f5d6c1&gt;1&lt;/color&gt; за каждых &lt;color=#f5d6c1&gt;500&lt;/color&gt;врагов убитых &lt;color=#f5d6c1&gt;Карой&lt;/color&gt;. <text:s/>Макс.здоровье, которое можно получить равно &lt;color=#f5d6c1&gt;3&lt;/color&gt; .</text:p>
          </table:table-cell>
          <table:table-cell table:number-columns-repeated="2" table:style-name="ce2" office:value-type="string" calcext:value-type="string">
            <text:p>Aumenta tus PV máx. en &lt;color=#f5d6c1&gt;1&lt;/color&gt; por cada &lt;color=#f5d6c1&gt;500&lt;/color&gt; enemigos asesinados con &lt;color=#f5d6c1&gt;Aplastar&lt;/color&gt;. Como mucho, se puede obtener &lt;color=#f5d6c1&gt;3&lt;/color&gt; PV máx. de esta manera.</text:p>
          </table:table-cell>
          <table:table-cell table:style-name="ce2" office:value-type="string" calcext:value-type="string">
            <text:p>Erhöhe deine Max LP um &lt;color=#f5d6c1&gt;1&lt;/color&gt; für jede &lt;color=#f5d6c1&gt;500&lt;/color&gt; Gegner die du &lt;color=#f5d6c1&gt;zerschmettert&lt;/color&gt; hast. Es können maximal &lt;color=#f5d6c1&gt;3&lt;/color&gt; LP dadurch gewonnen werden.</text:p>
          </table:table-cell>
          <table:table-cell table:style-name="ce2" office:value-type="string" calcext:value-type="string">
            <text:p>Zwiększa twoje maksymalne HP o &lt;color=#f5d6c1&gt;1&lt;/color&gt; za każde &lt;color=#f5d6c1&gt;500&lt;/color&gt; przeciwników zabitych &lt;color=#f5d6c1&gt;Uderzeniem&lt;/color&gt;. Co najwyżej &lt;color=#f5d6c1&gt;3&lt;/color&gt; Maksymalne Punkty Życia mogą być zdobyte w ten sposób.</text:p>
          </table:table-cell>
          <table:table-cell table:style-name="ce2" office:value-type="string" calcext:value-type="string">
            <text:p>Aumenta i tuoi HP Massimi di &lt;color=#f5d6c1&gt;1&lt;/color&gt; per ogni &lt;color=#f5d6c1&gt;500&lt;/color&gt; nemici uccisi grazie a &lt;color=#f5d6c1&gt;Punizione&lt;/color&gt;. Puoi generare al massimo &lt;color=#f5d6c1&gt;3&lt;/color&gt; HP Massimi in questo modo.</text:p>
          </table:table-cell>
          <table:table-cell table:style-name="ce2" office:value-type="string" calcext:value-type="string">
            <text:p>Increase your Max HP by &lt;color=#f5d6c1&gt;1&lt;/color&gt; for every &lt;color=#f5d6c1&gt;500&lt;/color&gt; enemies killed with &lt;color=#f5d6c1&gt;Smite&lt;/color&gt;. At most &lt;color=#f5d6c1&gt;3&lt;/color&gt; Max HP can be gained this way.</text:p>
          </table:table-cell>
          <table:table-cell table:style-name="ce2" office:value-type="string" calcext:value-type="string">
            <text:p>Augmente vos PV max de &lt;color=#f5d6c1&gt;1&lt;/color&gt; pour chaque &lt;color=#f5d6c1&gt;500&lt;/color&gt; ennemis tués avec &lt;color=#f5d6c1&gt;Chatiement&lt;/color&gt;. Au maximum &lt;color=#f5d6c1&gt;3&lt;/color&gt; PV max peuvent être gagnés de cette façon.</text:p>
          </table:table-cell>
          <table:table-cell table:number-columns-repeated="2" table:style-name="ce2" office:value-type="string" calcext:value-type="string">
            <text:p>Aumenta o seu PV Máximo em &lt;color=#f5d6c1&gt;1&lt;/color&gt; por cada &lt;color=#f5d6c1&gt;500&lt;/color&gt; inimigos abatidos com &lt;color=#f5d6c1&gt;Golpear&lt;/color&gt;. Pelo menos &lt;color=#f5d6c1&gt;3&lt;/color&gt; PV Máximos podem ser obtidos deste jeito.</text:p>
          </table:table-cell>
          <table:table-cell table:style-name="ce2" office:value-type="string" calcext:value-type="string">
            <text:p>Increase your Max HP by &lt;color=#f5d6c1&gt;1&lt;/color&gt; for every &lt;color=#f5d6c1&gt;500&lt;/color&gt; enemies killed with &lt;color=#f5d6c1&gt;Smite&lt;/color&gt;. At most &lt;color=#f5d6c1&gt;3&lt;/color&gt; Max HP can be gained this way.</text:p>
          </table:table-cell>
          <table:table-cell table:style-name="ce2" office:value-type="string" calcext:value-type="string">
            <text:p>Az életerőd megnövekedik &lt;color=#f5d6c1&gt;1&lt;/color&gt;-el minden &lt;color=#f5d6c1&gt;500&lt;/color&gt;-adik, &lt;color=#f5d6c1&gt;Sújtás&lt;/color&gt; által megölt ellenfelért. 3-nál több életerőt nem kaphatsz ezen keresztü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Angelic</text:p>
          </table:table-cell>
          <table:table-cell table:style-name="ce2" office:value-type="string" calcext:value-type="string">
            <text:p>神の使者</text:p>
          </table:table-cell>
          <table:table-cell table:style-name="ce2" office:value-type="string" calcext:value-type="string">
            <text:p>圣恩</text:p>
          </table:table-cell>
          <table:table-cell table:style-name="ce2" office:value-type="string" calcext:value-type="string">
            <text:p>聖恩</text:p>
          </table:table-cell>
          <table:table-cell table:style-name="ce2" office:value-type="string" calcext:value-type="string">
            <text:p>Прикосновение Ангела</text:p>
          </table:table-cell>
          <table:table-cell table:number-columns-repeated="2" table:style-name="ce2" office:value-type="string" calcext:value-type="string">
            <text:p>Angelical</text:p>
          </table:table-cell>
          <table:table-cell table:style-name="ce2" office:value-type="string" calcext:value-type="string">
            <text:p>Himmlisch</text:p>
          </table:table-cell>
          <table:table-cell table:style-name="ce2" office:value-type="string" calcext:value-type="string">
            <text:p>Nieziemska</text:p>
          </table:table-cell>
          <table:table-cell table:style-name="ce2" office:value-type="string" calcext:value-type="string">
            <text:p>Celestiale</text:p>
          </table:table-cell>
          <table:table-cell table:style-name="ce2" office:value-type="string" calcext:value-type="string">
            <text:p>Angelic</text:p>
          </table:table-cell>
          <table:table-cell table:style-name="ce2" office:value-type="string" calcext:value-type="string">
            <text:p>Angélique</text:p>
          </table:table-cell>
          <table:table-cell table:number-columns-repeated="2" table:style-name="ce2" office:value-type="string" calcext:value-type="string">
            <text:p>Angélico</text:p>
          </table:table-cell>
          <table:table-cell table:style-name="ce2" office:value-type="string" calcext:value-type="string">
            <text:p>Angelic</text:p>
          </table:table-cell>
          <table:table-cell table:style-name="ce2" office:value-type="string" calcext:value-type="string">
            <text:p>Angyali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very &lt;color=#f5d6c1&gt;500&lt;/color&gt; enemies killed with &lt;color=#f5d6c1&gt;Smite&lt;/color&gt; heals you for &lt;color=#f5d6c1&gt;1&lt;/color&gt; HP.</text:p>
          </table:table-cell>
          <table:table-cell table:style-name="ce2" office:value-type="string" calcext:value-type="string">
            <text:p>&lt;color=#f5d6c1&gt;神罰&lt;/color&gt;で&lt;color=#f5d6c1&gt;500&lt;/color&gt;体の敵を倒すごとにHPを&lt;color=#f5d6c1&gt;1&lt;/color&gt;回復。</text:p>
          </table:table-cell>
          <table:table-cell table:style-name="ce2" office:value-type="string" calcext:value-type="string">
            <text:p>每用&lt;color=#f5d6c1&gt;惩戒&lt;/color&gt;杀死&lt;color=#f5d6c1&gt;500&lt;/color&gt;个敌人，就会恢复&lt;color=#f5d6c1&gt;1&lt;/color&gt;点血量。</text:p>
          </table:table-cell>
          <table:table-cell table:style-name="ce2" office:value-type="string" calcext:value-type="string">
            <text:p>每用&lt;color=#f5d6c1&gt;懲戒&lt;/color&gt;殺死&lt;color=#f5d6c1&gt;500&lt;/color&gt;個敵人，就會恢復&lt;color=#f5d6c1&gt;1&lt;/color&gt;點血量。</text:p>
          </table:table-cell>
          <table:table-cell table:style-name="ce2" office:value-type="string" calcext:value-type="string">
            <text:p>За каждые &lt;color=#f5d6c1&gt;500&lt;/color&gt; врагов убитых &lt;color=#f5d6c1&gt;Карой&lt;/color&gt; лечит &lt;color=#f5d6c1&gt;1&lt;/color&gt; очко здоровья.</text:p>
          </table:table-cell>
          <table:table-cell table:number-columns-repeated="2" table:style-name="ce2" office:value-type="string" calcext:value-type="string">
            <text:p>Cada &lt;color=#f5d6c1&gt;500&lt;/color&gt; enemigos asesinados con &lt;color=#f5d6c1&gt;Aplastar&lt;/color&gt; te cura por &lt;color=#f5d6c1&gt;1&lt;/color&gt; PV.</text:p>
          </table:table-cell>
          <table:table-cell table:style-name="ce2" office:value-type="string" calcext:value-type="string">
            <text:p>Jeder &lt;color=#f5d6c1&gt;500&lt;/color&gt; Gegner den du &lt;color=#f5d6c1&gt;zerschmettert&lt;/color&gt; hast heilt dich um &lt;color=#f5d6c1&gt;1&lt;/color&gt; LP.</text:p>
          </table:table-cell>
          <table:table-cell table:style-name="ce2" office:value-type="string" calcext:value-type="string">
            <text:p>Co &lt;color=#f5d6c1&gt;500&lt;/color&gt; przeciwników zabitych &lt;color=#f5d6c1&gt;Uderzeniem&lt;/color&gt; leczy &lt;color=#f5d6c1&gt;1&lt;/color&gt; Punkt Życia.</text:p>
          </table:table-cell>
          <table:table-cell table:style-name="ce2" office:value-type="string" calcext:value-type="string">
            <text:p>Ogni &lt;color=#f5d6c1&gt;500&lt;/color&gt; nemici uccisi grazie a &lt;color=#f5d6c1&gt;Punizione&lt;/color&gt; rigenerano &lt;color=#f5d6c1&gt;1&lt;/color&gt; HP.</text:p>
          </table:table-cell>
          <table:table-cell table:style-name="ce2" office:value-type="string" calcext:value-type="string">
            <text:p>Every &lt;color=#f5d6c1&gt;500&lt;/color&gt; enemies killed with &lt;color=#f5d6c1&gt;Smite&lt;/color&gt; heals you for &lt;color=#f5d6c1&gt;1&lt;/color&gt; HP.</text:p>
          </table:table-cell>
          <table:table-cell table:style-name="ce2" office:value-type="string" calcext:value-type="string">
            <text:p>Chaque &lt;color=#f5d6c1&gt;500&lt;/color&gt; ennemis tués avec &lt;color=#f5d6c1&gt;Chatiement&lt;/color&gt; vous soigne de &lt;color=#f5d6c1&gt;1&lt;/color&gt; HP.</text:p>
          </table:table-cell>
          <table:table-cell table:number-columns-repeated="2" table:style-name="ce2" office:value-type="string" calcext:value-type="string">
            <text:p>Para cada &lt;color=#f5d6c1&gt;500&lt;/color&gt; inimigos abatidos com &lt;color=#f5d6c1&gt;Golpear&lt;/color&gt;, cura você em &lt;color=#f5d6c1&gt;1&lt;/color&gt; PV.</text:p>
          </table:table-cell>
          <table:table-cell table:style-name="ce2" office:value-type="string" calcext:value-type="string">
            <text:p>Every &lt;color=#f5d6c1&gt;500&lt;/color&gt; enemies killed with &lt;color=#f5d6c1&gt;Smite&lt;/color&gt; heals you for &lt;color=#f5d6c1&gt;1&lt;/color&gt; HP.</text:p>
          </table:table-cell>
          <table:table-cell table:style-name="ce2" office:value-type="string" calcext:value-type="string">
            <text:p>Gyógyulj &lt;color=#f5d6c1&gt;1&lt;/color&gt; életerőt miután &lt;color=#f5d6c1&gt;Lesújtassz&lt;/color&gt; &lt;color=#f5d6c1&gt;500&lt;/color&gt; ellenfelet 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Titan</text:p>
          </table:table-cell>
          <table:table-cell table:style-name="ce2" office:value-type="string" calcext:value-type="string">
            <text:p>巨人</text:p>
          </table:table-cell>
          <table:table-cell table:style-name="ce2" office:value-type="string" calcext:value-type="string">
            <text:p>太阳神</text:p>
          </table:table-cell>
          <table:table-cell table:style-name="ce2" office:value-type="string" calcext:value-type="string">
            <text:p>太陽神</text:p>
          </table:table-cell>
          <table:table-cell table:style-name="ce2" office:value-type="string" calcext:value-type="string">
            <text:p>Титан</text:p>
          </table:table-cell>
          <table:table-cell table:number-columns-repeated="2" table:style-name="ce2" office:value-type="string" calcext:value-type="string">
            <text:p>Titán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string" calcext:value-type="string">
            <text:p>Tytanka</text:p>
          </table:table-cell>
          <table:table-cell table:style-name="ce2" office:value-type="string" calcext:value-type="string">
            <text:p>Titano</text:p>
          </table:table-cell>
          <table:table-cell table:number-columns-repeated="2" table:style-name="ce2" office:value-type="string" calcext:value-type="string">
            <text:p>Titan</text:p>
          </table:table-cell>
          <table:table-cell table:number-columns-repeated="2" table:style-name="ce2" office:value-type="string" calcext:value-type="string">
            <text:p>Titã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string" calcext:value-type="string">
            <text:p>Titán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Sword and Shield</text:p>
          </table:table-cell>
          <table:table-cell table:style-name="ce2" office:value-type="string" calcext:value-type="string">
            <text:p>剣と盾</text:p>
          </table:table-cell>
          <table:table-cell table:style-name="ce2" office:value-type="string" calcext:value-type="string">
            <text:p>以心证道</text:p>
          </table:table-cell>
          <table:table-cell table:style-name="ce2" office:value-type="string" calcext:value-type="string">
            <text:p>以心證道</text:p>
          </table:table-cell>
          <table:table-cell table:style-name="ce2" office:value-type="string" calcext:value-type="string">
            <text:p>Меч и Щит</text:p>
          </table:table-cell>
          <table:table-cell table:number-columns-repeated="2" table:style-name="ce2" office:value-type="string" calcext:value-type="string">
            <text:p>Espada y Escudo</text:p>
          </table:table-cell>
          <table:table-cell table:style-name="ce2" office:value-type="string" calcext:value-type="string">
            <text:p>Schwert und Schild</text:p>
          </table:table-cell>
          <table:table-cell table:style-name="ce2" office:value-type="string" calcext:value-type="string">
            <text:p>Miecz i Tarcza</text:p>
          </table:table-cell>
          <table:table-cell table:style-name="ce2" office:value-type="string" calcext:value-type="string">
            <text:p>Spada e Scudo</text:p>
          </table:table-cell>
          <table:table-cell table:style-name="ce2" office:value-type="string" calcext:value-type="string">
            <text:p>Sword and Shield</text:p>
          </table:table-cell>
          <table:table-cell table:style-name="ce2" office:value-type="string" calcext:value-type="string">
            <text:p>Épée et bouclier</text:p>
          </table:table-cell>
          <table:table-cell table:number-columns-repeated="2" table:style-name="ce2" office:value-type="string" calcext:value-type="string">
            <text:p>Espada e Escudo</text:p>
          </table:table-cell>
          <table:table-cell table:style-name="ce2" office:value-type="string" calcext:value-type="string">
            <text:p>Sword and Shield</text:p>
          </table:table-cell>
          <table:table-cell table:style-name="ce2" office:value-type="string" calcext:value-type="string">
            <text:p>Kard és Pajz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&lt;color=#f5d6c1&gt;Holy Shield&lt;/color&gt; is not active, kills with &lt;color=#f5d6c1&gt;Smite&lt;/color&gt; lower the regeneration time for &lt;color=#f5d6c1&gt;Holy Shield&lt;/color&gt; by &lt;color=#f5d6c1&gt;1&lt;/color&gt; second.</text:p>
          </table:table-cell>
          <table:table-cell table:style-name="ce2" office:value-type="string" calcext:value-type="string">
            <text:p>&lt;color=#f5d6c1&gt;神罰&lt;/color&gt;の発動ごとに&lt;color=#f5d6c1&gt;聖なるバリア&lt;/color&gt;が再生するまでの時間が&lt;color=#f5d6c1&gt;1&lt;/color&gt;秒回復。</text:p>
          </table:table-cell>
          <table:table-cell table:style-name="ce2" office:value-type="string" calcext:value-type="string">
            <text:p>当&lt;color=#f5d6c1&gt;信仰守护&lt;/color&gt;失效时，每用&lt;color=#f5d6c1&gt;惩戒&lt;/color&gt;杀死敌人就能减少&lt;color=#f5d6c1&gt;1&lt;/color&gt;秒再生时间。</text:p>
          </table:table-cell>
          <table:table-cell table:style-name="ce2" office:value-type="string" calcext:value-type="string">
            <text:p>當&lt;color=#f5d6c1&gt;信仰守護&lt;/color&gt;失效時，每用&lt;color=#f5d6c1&gt;懲戒&lt;/color&gt;殺死敵人就能減少&lt;color=#f5d6c1&gt;1&lt;/color&gt;秒再生時間。</text:p>
          </table:table-cell>
          <table:table-cell table:style-name="ce2" office:value-type="string" calcext:value-type="string">
            <text:p>пока&lt;color=#f5d6c1&gt;Святой щит&lt;/color&gt; не активен, убийства с помощью &lt;color=#f5d6c1&gt;Кары&lt;/color&gt;ускоряют откат &lt;color=#f5d6c1&gt;Щита &lt;/color&gt; на &lt;color=#f5d6c1&gt;1&lt;/color&gt; секунду.</text:p>
          </table:table-cell>
          <table:table-cell table:number-columns-repeated="2" table:style-name="ce2" office:value-type="string" calcext:value-type="string">
            <text:p>Cuando &lt;color=#f5d6c1&gt;Escudo Santo&lt;/color&gt; no está activo, las muertes con &lt;color=#f5d6c1&gt;Aplastar&lt;/color&gt; reducen el tiempo de regeneración de &lt;color=#f5d6c1&gt;Escudo Santo&lt;/color&gt; en &lt;color =#f5d6c1&gt;1&lt;/color&gt; segundo.</text:p>
          </table:table-cell>
          <table:table-cell table:style-name="ce2" office:value-type="string" calcext:value-type="string">
            <text:p>Wenn &lt;color=#f5d6c1&gt;Heiliges Schild&lt;/color&gt; nicht aktiv ist, verringern Gegner die &lt;color=#f5d6c1&gt;zerschmettert&lt;/color&gt; wurden die Regenerationszeit vom &lt;color=#f5d6c1&gt;Heiligen Schild&lt;/color&gt; um <text:s/>&lt;color=#f5d6c1&gt;1&lt;/color&gt; Sekunde.</text:p>
          </table:table-cell>
          <table:table-cell table:style-name="ce2" office:value-type="string" calcext:value-type="string">
            <text:p>Kiedy &lt;color=#f5d6c1&gt;Boska Tarcza&lt;/color&gt; nie jest aktywna, zabójstwa &lt;color=#f5d6c1&gt;Uderzeniem&lt;/color&gt; zmniejszają czas regeneracji &lt;color=#f5d6c1&gt;Boskiej Tarczy&lt;/color&gt; o &lt;color=#f5d6c1&gt;1&lt;/color&gt; sekundę.</text:p>
          </table:table-cell>
          <table:table-cell table:style-name="ce2" office:value-type="string" calcext:value-type="string">
            <text:p>Quando lo &lt;color=#f5d6c1&gt;Scudo Sacro&lt;/color&gt; non è attivo, le uccisioni della &lt;color=#f5d6c1&gt;Punizione&lt;/color&gt; riducono il tempo di rigenerazione dello &lt;color=#f5d6c1&gt;Scudo Sacro&lt;/color&gt; di &lt;color=#f5d6c1&gt;1&lt;/color&gt; secondo.</text:p>
          </table:table-cell>
          <table:table-cell table:style-name="ce2" office:value-type="string" calcext:value-type="string">
            <text:p>When &lt;color=#f5d6c1&gt;Holy Shield&lt;/color&gt; is not active, kills with &lt;color=#f5d6c1&gt;Smite&lt;/color&gt; lower the regeneration time for &lt;color=#f5d6c1&gt;Holy Shield&lt;/color&gt; by &lt;color=#f5d6c1&gt;1&lt;/color&gt; second.</text:p>
          </table:table-cell>
          <table:table-cell table:style-name="ce2" office:value-type="string" calcext:value-type="string">
            <text:p>Lorsque &lt;color=#f5d6c1&gt;Bouclier sacré&lt;/color&gt; n'est pas actif, les ennemis tués avec &lt;color=#f5d6c1&gt;Chatiement&lt;/color&gt; diminuent le temps de régénération de &lt;color=#f5d6c1&gt;Bouclier sacré&lt;/color&gt; de &lt;color=#f5d6c1&gt;1&lt;/color&gt; seconde.</text:p>
          </table:table-cell>
          <table:table-cell table:number-columns-repeated="2" table:style-name="ce2" office:value-type="string" calcext:value-type="string">
            <text:p>Quando o &lt;color=#f5d6c1&gt;Escudo Sagrado&lt;/color&gt; não estiver ativo, abates com &lt;color=#f5d6c1&gt;Golpear&lt;/color&gt; diminuirá o tempo de regeneração do &lt;color=#f5d6c1&gt;Escudo Sagrado&lt;/color&gt; em &lt;color=#f5d6c1&gt;1&lt;/color&gt; segundo.</text:p>
          </table:table-cell>
          <table:table-cell table:style-name="ce2" office:value-type="string" calcext:value-type="string">
            <text:p>When &lt;color=#f5d6c1&gt;Holy Shield&lt;/color&gt; is not active, kills with &lt;color=#f5d6c1&gt;Smite&lt;/color&gt; lower the regeneration time for &lt;color=#f5d6c1&gt;Holy Shield&lt;/color&gt; by &lt;color=#f5d6c1&gt;1&lt;/color&gt; second.</text:p>
          </table:table-cell>
          <table:table-cell table:style-name="ce2" office:value-type="string" calcext:value-type="string">
            <text:p>Amikor nem aktív a &lt;color=#f5d6c1&gt;Szent Pajzsod&lt;/color&gt;, minden ölés &lt;color=#f5d6c1&gt;Sújtás által&lt;/color&gt; meg gyorsítja a &lt;color=#f5d6c1&gt;Szent Pajzs&lt;/color&gt; regenerálódási idejét &lt;color=#f5d6c1&gt;1&lt;/color&gt; másodpercel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Death Plague</text:p>
          </table:table-cell>
          <table:table-cell table:style-name="ce2" office:value-type="string" calcext:value-type="string">
            <text:p>死の疫病</text:p>
          </table:table-cell>
          <table:table-cell table:number-columns-repeated="2" table:style-name="ce2" office:value-type="string" calcext:value-type="string">
            <text:p>死亡瘟疫</text:p>
          </table:table-cell>
          <table:table-cell table:style-name="ce2" office:value-type="string" calcext:value-type="string">
            <text:p>Смертельная чума</text:p>
          </table:table-cell>
          <table:table-cell table:number-columns-repeated="2" table:style-name="ce2" office:value-type="string" calcext:value-type="string">
            <text:p>Plaga de la muerte</text:p>
          </table:table-cell>
          <table:table-cell table:style-name="ce2" office:value-type="string" calcext:value-type="string">
            <text:p>Todes Plage</text:p>
          </table:table-cell>
          <table:table-cell table:style-name="ce2" office:value-type="string" calcext:value-type="string">
            <text:p>Plaga Śmierci</text:p>
          </table:table-cell>
          <table:table-cell table:style-name="ce2" office:value-type="string" calcext:value-type="string">
            <text:p>Peste Nera</text:p>
          </table:table-cell>
          <table:table-cell table:style-name="ce2" office:value-type="string" calcext:value-type="string">
            <text:p>Death Plague</text:p>
          </table:table-cell>
          <table:table-cell table:style-name="ce2" office:value-type="string" calcext:value-type="string">
            <text:p>Peste mortelle</text:p>
          </table:table-cell>
          <table:table-cell table:number-columns-repeated="2" table:style-name="ce2" office:value-type="string" calcext:value-type="string">
            <text:p>Praga da Morte</text:p>
          </table:table-cell>
          <table:table-cell table:style-name="ce2" office:value-type="string" calcext:value-type="string">
            <text:p>Death Plague</text:p>
          </table:table-cell>
          <table:table-cell table:style-name="ce2" office:value-type="string" calcext:value-type="string">
            <text:p>Halál Pestis/Pestis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Enemies killed by &lt;color=#f5d6c1&gt;Curse&lt;/color&gt; will spread &lt;color=#f5d6c1&gt;Curse&lt;/color&gt; to nearby enemies.</text:p>
          </table:table-cell>
          <table:table-cell table:style-name="ce2" office:value-type="string" calcext:value-type="string">
            <text:p>&lt;color=#f5d6c1&gt;呪い&lt;/color&gt;で倒された敵は周囲の敵に&lt;color=#f5d6c1&gt;呪い&lt;/color&gt;を伝搬する。</text:p>
          </table:table-cell>
          <table:table-cell table:style-name="ce2" office:value-type="string" calcext:value-type="string">
            <text:p>当敌人死于&lt;color=#f5d6c1&gt;诅咒&lt;/color&gt;，则会将&lt;color=#f5d6c1&gt;诅咒&lt;/color&gt;扩散给附件的敌人。</text:p>
          </table:table-cell>
          <table:table-cell table:style-name="ce2" office:value-type="string" calcext:value-type="string">
            <text:p>當敵人死於&lt;color=#f5d6c1&gt;詛咒&lt;/color&gt;，則會將&lt;color=#f5d6c1&gt;詛咒&lt;/color&gt;擴散給附件的敵人。</text:p>
          </table:table-cell>
          <table:table-cell table:style-name="ce2" office:value-type="string" calcext:value-type="string">
            <text:p>Враги убитые &lt;color=#f5d6c1&gt;Проклятьем&lt;/color&gt; раздают &lt;color=#f5d6c1&gt;Проклятье&lt;/color&gt; ближайшим врагам.</text:p>
          </table:table-cell>
          <table:table-cell table:number-columns-repeated="2" table:style-name="ce2" office:value-type="string" calcext:value-type="string">
            <text:p>Los enemigos asesinados por &lt;color=#f5d6c1&gt;Maldición&lt;/color&gt; propagarán &lt;color=#f5d6c1&gt;Maldición&lt;/color&gt; a los enemigos cercanos.</text:p>
          </table:table-cell>
          <table:table-cell table:style-name="ce2" office:value-type="string" calcext:value-type="string">
            <text:p>Gegner die vom &lt;color=#f5d6c1&gt;Fluch&lt;/color&gt; umgebracht wurden verteilen es weiter zu nahe Gegner.</text:p>
          </table:table-cell>
          <table:table-cell table:style-name="ce2" office:value-type="string" calcext:value-type="string">
            <text:p>Przeciwnicy zabici przez &lt;color=#f5d6c1&gt;Klątwę&lt;/color&gt; przekażą ją pobliskim przeciwnikom.</text:p>
          </table:table-cell>
          <table:table-cell table:style-name="ce2" office:value-type="string" calcext:value-type="string">
            <text:p>I nemici uccisi da un &lt;color=#f5d6c1&gt;Anatema&lt;/color&gt; lo trasmettono ai nemici vicini.</text:p>
          </table:table-cell>
          <table:table-cell table:style-name="ce2" office:value-type="string" calcext:value-type="string">
            <text:p>Enemies killed by &lt;color=#f5d6c1&gt;Curse&lt;/color&gt; will spread &lt;color=#f5d6c1&gt;Curse&lt;/color&gt; to nearby enemies.</text:p>
          </table:table-cell>
          <table:table-cell table:style-name="ce2" office:value-type="string" calcext:value-type="string">
            <text:p>Les ennemis tués par la &lt;color=#f5d6c1&gt;Malédiction&lt;/color&gt; propageront plus de &lt;color=#f5d6c1&gt;Malédiction&lt;/color&gt; aux ennemis proches.</text:p>
          </table:table-cell>
          <table:table-cell table:number-columns-repeated="2" table:style-name="ce2" office:value-type="string" calcext:value-type="string">
            <text:p>Inimigos abatidos pelo &lt;color=#f5d6c1&gt;Golpear&lt;/color&gt; irão disseminar a &lt;color=#f5d6c1&gt;Maldição&lt;/color&gt; para inimigos próximos.</text:p>
          </table:table-cell>
          <table:table-cell table:style-name="ce2" office:value-type="string" calcext:value-type="string">
            <text:p>Enemies killed by &lt;color=#f5d6c1&gt;Curse&lt;/color&gt; will spread &lt;color=#f5d6c1&gt;Curse&lt;/color&gt; to nearby enemies.</text:p>
          </table:table-cell>
          <table:table-cell table:style-name="ce2" office:value-type="string" calcext:value-type="string">
            <text:p>Ellenfelek akik &lt;color=#f5d6c1&gt;Átok&lt;/color&gt; miatt halnak meg átadják az &lt;color=#f5d6c1&gt;Átkukat&lt;/color&gt; közeli ellenfelekre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Kunoichi</text:p>
          </table:table-cell>
          <table:table-cell table:style-name="ce2" office:value-type="string" calcext:value-type="string">
            <text:p>くノ一</text:p>
          </table:table-cell>
          <table:table-cell table:number-columns-repeated="2" table:style-name="ce2" office:value-type="string" calcext:value-type="string">
            <text:p>女忍</text:p>
          </table:table-cell>
          <table:table-cell table:style-name="ce2" office:value-type="string" calcext:value-type="string">
            <text:p>Куноичи</text:p>
          </table:table-cell>
          <table:table-cell table:number-columns-repeated="11" table:style-name="ce2" office:value-type="string" calcext:value-type="string">
            <text:p>Kunoichi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ncrease Fire Rate by &lt;color=#f5d6c1&gt;10%&lt;/color&gt; and Piercing by &lt;color=#f5d6c1&gt;+1&lt;/color&gt; every 10 seconds. This bonus is reset upon getting hit.</text:p>
          </table:table-cell>
          <table:table-cell table:style-name="ce2" office:value-type="string" calcext:value-type="string">
            <text:p>10秒ごとに発射速度&lt;color=#f5d6c1&gt;10%&lt;/color&gt;および貫通&lt;color=#f5d6c1&gt;+1&lt;/color&gt;増加。このボーナスは被弾時にリセットされる。</text:p>
          </table:table-cell>
          <table:table-cell table:style-name="ce2" office:value-type="string" calcext:value-type="string">
            <text:p>每10秒，增加&lt;color=#f5d6c1&gt;10%&lt;/color&gt;射速，增加&lt;color=#f5d6c1&gt;1&lt;/color&gt;穿透。该收益会在受伤后重置。</text:p>
          </table:table-cell>
          <table:table-cell table:style-name="ce2" office:value-type="string" calcext:value-type="string">
            <text:p>每10秒，增加&lt;color=#f5d6c1&gt;10%&lt;/color&gt;射速，增加&lt;color=#f5d6c1&gt;1&lt;/color&gt;穿透。該收益會在受傷後重置。</text:p>
          </table:table-cell>
          <table:table-cell table:style-name="ce2" office:value-type="string" calcext:value-type="string">
            <text:p>Увеличивает скорострельность на &lt;color=#f5d6c1&gt;10%&lt;/color&gt; и Пронзание на &lt;color=#f5d6c1&gt;+1&lt;/color&gt; каждые 10 сек.. Сбрасывается при получении урона.</text:p>
          </table:table-cell>
          <table:table-cell table:number-columns-repeated="2" table:style-name="ce2" office:value-type="string" calcext:value-type="string">
            <text:p>Aumenta la Cadencia de Disparo en un &lt;color=#f5d6c1&gt;10%&lt;/color&gt; y la Penetración en &lt;color=#f5d6c1&gt;+1&lt;/color&gt; cada 10 segundos. Este bonus se reinicia al recibir un golpe.</text:p>
          </table:table-cell>
          <table:table-cell table:style-name="ce2" office:value-type="string" calcext:value-type="string">
            <text:p>Erhöhe die Feuerrate um &lt;color=#f5d6c1&gt;10%&lt;/color&gt; und Durchdringung um &lt;color=#f5d6c1&gt;+1&lt;/color&gt; jede 10 sekunden. Dieser Bonus wird zurückgesetzt, wenn du getroffen wirst.</text:p>
          </table:table-cell>
          <table:table-cell table:style-name="ce2" office:value-type="string" calcext:value-type="string">
            <text:p>Zwiększ Szybkostrzelność o &lt;color=#f5d6c1&gt;10%&lt;/color&gt; i Penetrację o &lt;color=#f5d6c1&gt;+1&lt;/color&gt; co 10 sekund. Ten bonus resetuje się po trafieniu.</text:p>
          </table:table-cell>
          <table:table-cell table:style-name="ce2" office:value-type="string" calcext:value-type="string">
            <text:p>Aumenta il Rateo di Fuoco del &lt;color=#f5d6c1&gt;10%&lt;/color&gt; e la Penetrazione di &lt;color=#f5d6c1&gt;1&lt;/color&gt; pgni 10 secondi. Questo bonus è resettato se vieni colpito.</text:p>
          </table:table-cell>
          <table:table-cell table:style-name="ce2" office:value-type="string" calcext:value-type="string">
            <text:p>Increase Fire Rate by &lt;color=#f5d6c1&gt;10%&lt;/color&gt; and Piercing by &lt;color=#f5d6c1&gt;+1&lt;/color&gt; every 10 seconds. This bonus is reset upon getting hit.</text:p>
          </table:table-cell>
          <table:table-cell table:style-name="ce2" office:value-type="string" calcext:value-type="string">
            <text:p>Augmente la cadence de tir de &lt;color=#f5d6c1&gt;10%&lt;/color&gt; et la perforation de &lt;color=#f5d6c1&gt;+1&lt;/color&gt; toutes les 10 secondes. Ce bonus est réinitialisé après avoir subit des dégats.</text:p>
          </table:table-cell>
          <table:table-cell table:number-columns-repeated="2" table:style-name="ce2" office:value-type="string" calcext:value-type="string">
            <text:p>Aumenta a Taxa de Disparo em &lt;color=#f5d6c1&gt;10%&lt;/color&gt; e a Perfuração em &lt;color=#f5d6c1&gt;+1&lt;/color&gt; a cada 10 segundos. Este bônus é reiniciado ao ser atingido.</text:p>
          </table:table-cell>
          <table:table-cell table:style-name="ce2" office:value-type="string" calcext:value-type="string">
            <text:p>Increase Fire Rate by &lt;color=#f5d6c1&gt;10%&lt;/color&gt; and Piercing by &lt;color=#f5d6c1&gt;+1&lt;/color&gt; every 10 seconds. This bonus is reset upon getting hit.</text:p>
          </table:table-cell>
          <table:table-cell table:style-name="ce2" office:value-type="string" calcext:value-type="string">
            <text:p>A Lövési Sebesség megnövekedik &lt;color=#f5d6c1&gt;10%&lt;/color&gt;-al, és az Átütés &lt;color=#f5d6c1&gt;+1&lt;/color&gt;-el 10 másodpercenként. Ez a bónusz újraindul ha eltalálnak.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ダイナモ</text:p>
          </table:table-cell>
          <table:table-cell table:style-name="ce2" office:value-type="string" calcext:value-type="string">
            <text:p>士气大振</text:p>
          </table:table-cell>
          <table:table-cell table:style-name="ce2" office:value-type="string" calcext:value-type="string">
            <text:p>士氣大振</text:p>
          </table:table-cell>
          <table:table-cell table:style-name="ce2" office:value-type="string" calcext:value-type="string">
            <text:p>Генератор</text:p>
          </table:table-cell>
          <table:table-cell table:number-columns-repeated="2" table:style-name="ce2" office:value-type="string" calcext:value-type="string">
            <text:p>Generador</text:p>
          </table:table-cell>
          <table:table-cell table:number-columns-repeated="2" table:style-name="ce2" office:value-type="string" calcext:value-type="string">
            <text:p>Generator</text:p>
          </table:table-cell>
          <table:table-cell table:style-name="ce2" office:value-type="string" calcext:value-type="string">
            <text:p>Duplicatore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Générateur</text:p>
          </table:table-cell>
          <table:table-cell table:number-columns-repeated="2" table:style-name="ce2" office:value-type="string" calcext:value-type="string">
            <text:p>Gerador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Generátor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When you gain ammo, also gain &lt;color=#f5d6c1&gt;35%&lt;/color&gt; Fire Rate for &lt;color=#f5d6c1&gt;2&lt;/color&gt; seconds.</text:p>
          </table:table-cell>
          <table:table-cell table:style-name="ce2" office:value-type="string" calcext:value-type="string">
            <text:p>能力で弾が補充された時、&lt;color=#f5d6c1&gt;2&lt;/color&gt;秒間発射速度も&lt;color=#f5d6c1&gt;35%&lt;/color&gt;増加。</text:p>
          </table:table-cell>
          <table:table-cell table:style-name="ce2" office:value-type="string" calcext:value-type="string">
            <text:p>当你获得子弹时，增加&lt;color=#f5d6c1&gt;35%&lt;/color&gt;射速，持续&lt;color=#f5d6c1&gt;2&lt;/color&gt;秒。</text:p>
          </table:table-cell>
          <table:table-cell table:style-name="ce2" office:value-type="string" calcext:value-type="string">
            <text:p>當你獲得子彈時，增加&lt;color=#f5d6c1&gt;35%&lt;/color&gt;射速，持續&lt;color=#f5d6c1&gt;2&lt;/color&gt;秒。</text:p>
          </table:table-cell>
          <table:table-cell table:style-name="ce2" office:value-type="string" calcext:value-type="string">
            <text:p>При получении патронов, также получаете &lt;color=#f5d6c1&gt;35%&lt;/color&gt; скорострельности на &lt;color=#f5d6c1&gt;2&lt;/color&gt; секунды.</text:p>
          </table:table-cell>
          <table:table-cell table:number-columns-repeated="2" table:style-name="ce2" office:value-type="string" calcext:value-type="string">
            <text:p>Cuando obtienes munición, también ganas &lt;color=#f5d6c1&gt;35%&lt;/color&gt; de Cadencia de Disparo durante &lt;color=#f5d6c1&gt;2&lt;/color&gt; segundos.</text:p>
          </table:table-cell>
          <table:table-cell table:style-name="ce2" office:value-type="string" calcext:value-type="string">
            <text:p>Wenn du Munnition bekommst, bekommst du auch &lt;color=#f5d6c1&gt;35%&lt;/color&gt; Feuerrate für &lt;color=#f5d6c1&gt;2&lt;/color&gt; Sekunden.</text:p>
          </table:table-cell>
          <table:table-cell table:style-name="ce2" office:value-type="string" calcext:value-type="string">
            <text:p>Kiedy zyskujesz amunicję, zyskaj również &lt;color=#f5d6c1&gt;+35%&lt;/color&gt; Szybkostrzelności na &lt;color=#f5d6c1&gt;2&lt;/color&gt; sekundy.</text:p>
          </table:table-cell>
          <table:table-cell table:style-name="ce2" office:value-type="string" calcext:value-type="string">
            <text:p>Quando guadagni munizioni, aumenta del &lt;color=#f5d6c1&gt;35%&lt;/color&gt; il tuo Rateo di Fuoco per &lt;color=#f5d6c1&gt;2&lt;/color&gt; secondi.</text:p>
          </table:table-cell>
          <table:table-cell table:style-name="ce2" office:value-type="string" calcext:value-type="string">
            <text:p>When you gain ammo, also gain &lt;color=#f5d6c1&gt;35%&lt;/color&gt; Fire Rate for &lt;color=#f5d6c1&gt;2&lt;/color&gt; seconds.</text:p>
          </table:table-cell>
          <table:table-cell table:style-name="ce2" office:value-type="string" calcext:value-type="string">
            <text:p>Lorsque vous gagnez des munitions, gagnez également &lt;color=#f5d6c1&gt;35%&lt;/color&gt; de vitesse de tir pendant &lt;color=#f5d6c1&gt;2&lt;/color&gt; secondes.</text:p>
          </table:table-cell>
          <table:table-cell table:number-columns-repeated="2" table:style-name="ce2" office:value-type="string" calcext:value-type="string">
            <text:p>Quando você ganhar munição, também ganhe &lt;color=#f5d6c1&gt;35%&lt;/color&gt; da Taxa de Disparo por &lt;color=#f5d6c1&gt;2&lt;/color&gt; segundos.</text:p>
          </table:table-cell>
          <table:table-cell table:style-name="ce2" office:value-type="string" calcext:value-type="string">
            <text:p>When you gain ammo, also gain &lt;color=#f5d6c1&gt;35%&lt;/color&gt; Fire Rate for &lt;color=#f5d6c1&gt;2&lt;/color&gt; seconds.</text:p>
          </table:table-cell>
          <table:table-cell table:style-name="ce2" office:value-type="string" calcext:value-type="string">
            <text:p>Amikor lőszert kapsz, a Tüzelési Gyorsaságod megnövekedik &lt;color=#f5d6c1&gt;35%&lt;/color&gt;-al &lt;color=#f5d6c1&gt;2&lt;/color&gt; 2 másodpercig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Hastur</text:p>
          </table:table-cell>
          <table:table-cell table:number-columns-repeated="2" table:style-name="ce2" office:value-type="string" calcext:value-type="string">
            <text:p>哈斯塔</text:p>
          </table:table-cell>
          <table:table-cell table:number-columns-repeated="12" table:style-name="ce2" office:value-type="string" calcext:value-type="string">
            <text:p>Hastur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Periodically summon a Tentacle that attacks enemies for 30 damage.</text:p>
          </table:table-cell>
          <table:table-cell table:style-name="ce2" office:value-type="string" calcext:value-type="string">
            <text:p>周期性地召唤一条触手攻击敌人，造成 30 点伤害。</text:p>
          </table:table-cell>
          <table:table-cell table:style-name="ce2" office:value-type="string" calcext:value-type="string">
            <text:p>週期性地召喚一條觸手攻擊敵人，造成 30 點傷害。</text:p>
          </table:table-cell>
          <table:table-cell table:number-columns-repeated="12" table:style-name="ce2" office:value-type="string" calcext:value-type="string">
            <text:p>Periodically summon a Tentacle that attacks enemies for 30 damage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Hastur: Call of the Abyss</text:p>
          </table:table-cell>
          <table:table-cell table:style-name="ce2" office:value-type="string" calcext:value-type="string">
            <text:p>哈斯塔：深渊呼唤</text:p>
          </table:table-cell>
          <table:table-cell table:style-name="ce2" office:value-type="string" calcext:value-type="string">
            <text:p>哈斯塔：深淵呼喚</text:p>
          </table:table-cell>
          <table:table-cell table:number-columns-repeated="12" table:style-name="ce2" office:value-type="string" calcext:value-type="string">
            <text:p>Hastur: Call of the Abyss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Summon &lt;color=#f5d6c1&gt;Tentacles&lt;/color&gt; <text:s/>twice as often.</text:p>
          </table:table-cell>
          <table:table-cell table:style-name="ce2" office:value-type="string" calcext:value-type="string">
            <text:p>召唤&lt;color=#f5d6c1&gt;触手&lt;/color&gt;数量是原来的 2倍</text:p>
          </table:table-cell>
          <table:table-cell table:style-name="ce2" office:value-type="string" calcext:value-type="string">
            <text:p>召喚&lt;color=#f5d6c1&gt;觸手&lt;/color&gt;數量是原來的 2倍</text:p>
          </table:table-cell>
          <table:table-cell table:number-columns-repeated="12" table:style-name="ce2" office:value-type="string" calcext:value-type="string">
            <text:p>Summon &lt;color=#f5d6c1&gt;Tentacles&lt;/color&gt; <text:s/>twice as often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Hastur: Smash</text:p>
          </table:table-cell>
          <table:table-cell table:style-name="ce2" office:value-type="string" calcext:value-type="string">
            <text:p>哈斯塔：粉碎重击</text:p>
          </table:table-cell>
          <table:table-cell table:style-name="ce2" office:value-type="string" calcext:value-type="string">
            <text:p>哈斯塔：粉碎重擊</text:p>
          </table:table-cell>
          <table:table-cell table:number-columns-repeated="12" table:style-name="ce2" office:value-type="string" calcext:value-type="string">
            <text:p>Hastur: Smash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Hastur's &lt;color=#f5d6c1&gt;Tentacles&lt;/color&gt; deal &lt;color=#f5d6c1&gt;30&lt;/color&gt; more damage.</text:p>
          </table:table-cell>
          <table:table-cell table:style-name="ce2" office:value-type="string" calcext:value-type="string">
            <text:p>哈斯塔&lt;color=#f5d6c1&gt;触手&lt;/color&gt;造成&lt;color=#f5d6c1&gt;30&lt;/color&gt;点额外伤害。</text:p>
          </table:table-cell>
          <table:table-cell table:style-name="ce2" office:value-type="string" calcext:value-type="string">
            <text:p>哈斯塔&lt;color=#f5d6c1&gt;觸手&lt;/color&gt;造成&lt;color=#f5d6c1&gt;30&lt;/color&gt;點額外傷害。</text:p>
          </table:table-cell>
          <table:table-cell table:number-columns-repeated="12" table:style-name="ce2" office:value-type="string" calcext:value-type="string">
            <text:p>Hastur's &lt;color=#f5d6c1&gt;Tentacles&lt;/color&gt; deal &lt;color=#f5d6c1&gt;30&lt;/color&gt; more damage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Hastur: Frenzy</text:p>
          </table:table-cell>
          <table:table-cell table:style-name="ce2" office:value-type="string" calcext:value-type="string">
            <text:p>哈斯塔：邪恶狂热</text:p>
          </table:table-cell>
          <table:table-cell table:style-name="ce2" office:value-type="string" calcext:value-type="string">
            <text:p>哈斯塔：邪惡狂熱</text:p>
          </table:table-cell>
          <table:table-cell table:number-columns-repeated="12" table:style-name="ce2" office:value-type="string" calcext:value-type="string">
            <text:p>Hastur: Frenzy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Hastur's &lt;color=#f5d6c1&gt;Tentacles&lt;/color&gt; attack twice as often.</text:p>
          </table:table-cell>
          <table:table-cell table:style-name="ce2" office:value-type="string" calcext:value-type="string">
            <text:p>哈斯塔&lt;color=#f5d6c1&gt;触手&lt;/color&gt;攻击频率是原来的2倍。</text:p>
          </table:table-cell>
          <table:table-cell table:style-name="ce2" office:value-type="string" calcext:value-type="string">
            <text:p>哈斯塔&lt;color=#f5d6c1&gt;觸手&lt;/color&gt;攻擊頻率是原來的2倍。</text:p>
          </table:table-cell>
          <table:table-cell table:number-columns-repeated="12" table:style-name="ce2" office:value-type="string" calcext:value-type="string">
            <text:p>Hastur's &lt;color=#f5d6c1&gt;Tentacles&lt;/color&gt; attack twice as often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Forest</text:p>
          </table:table-cell>
          <table:table-cell table:number-columns-repeated="2" table:style-name="ce2" office:value-type="string" calcext:value-type="string">
            <text:p>黑暗森林</text:p>
          </table:table-cell>
          <table:table-cell table:number-columns-repeated="12" table:style-name="ce2" office:value-type="string" calcext:value-type="string">
            <text:p>Forest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Temple</text:p>
          </table:table-cell>
          <table:table-cell table:style-name="ce2" office:value-type="string" calcext:value-type="string">
            <text:p>寺庙遗址</text:p>
          </table:table-cell>
          <table:table-cell table:style-name="ce2" office:value-type="string" calcext:value-type="string">
            <text:p>寺廟遺址</text:p>
          </table:table-cell>
          <table:table-cell table:number-columns-repeated="12" table:style-name="ce2" office:value-type="string" calcext:value-type="string">
            <text:p>Temple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Outline:</text:p>
          </table:table-cell>
          <table:table-cell table:style-name="ce2" office:value-type="string" calcext:value-type="string">
            <text:p>轮廓线：</text:p>
          </table:table-cell>
          <table:table-cell table:style-name="ce2" office:value-type="string" calcext:value-type="string">
            <text:p>輪廓線：</text:p>
          </table:table-cell>
          <table:table-cell table:number-columns-repeated="12" table:style-name="ce2" office:value-type="string" calcext:value-type="string">
            <text:p>Outline: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Survive 20 minutes once to unlock</text:p>
          </table:table-cell>
          <table:table-cell table:style-name="ce2" office:value-type="string" calcext:value-type="string">
            <text:p>在20分钟模式通关1次后解锁</text:p>
          </table:table-cell>
          <table:table-cell table:style-name="ce2" office:value-type="string" calcext:value-type="string">
            <text:p>需在20分鐘模式裡通關1次後解鎖</text:p>
          </table:table-cell>
          <table:table-cell table:number-columns-repeated="12" table:style-name="ce2" office:value-type="string" calcext:value-type="string">
            <text:p>Survive 20 minutes once to unlock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Raven</text:p>
          </table:table-cell>
          <table:table-cell table:number-columns-repeated="2" table:style-name="ce2" office:value-type="string" calcext:value-type="string">
            <text:p>瑞文</text:p>
          </table:table-cell>
          <table:table-cell table:number-columns-repeated="12" table:style-name="ce2" office:value-type="string" calcext:value-type="string">
            <text:p>Raven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Summon a Crow that inflicts Curse. Curse deals damage equal to 200% of your bullet damage.</text:p>
          </table:table-cell>
          <table:table-cell table:style-name="ce2" office:value-type="string" calcext:value-type="string">
            <text:p>召唤一只释放诅咒的乌鸦。诅咒造成的伤害等同于子弹伤害的 200%。</text:p>
          </table:table-cell>
          <table:table-cell table:style-name="ce2" office:value-type="string" calcext:value-type="string">
            <text:p>召喚一隻釋放詛咒的烏鴉。詛咒造成的傷害等同於子彈傷害的 200%。</text:p>
          </table:table-cell>
          <table:table-cell table:number-columns-repeated="12" table:style-name="ce2" office:value-type="string" calcext:value-type="string">
            <text:p>Summon a Crow that inflicts Curse. Curse deals damage equal to 200% of your bullet damage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Raven: Flock of Crows</text:p>
          </table:table-cell>
          <table:table-cell table:style-name="ce2" office:value-type="string" calcext:value-type="string">
            <text:p>瑞文：乌鸦群飞</text:p>
          </table:table-cell>
          <table:table-cell table:style-name="ce2" office:value-type="string" calcext:value-type="string">
            <text:p>瑞文：烏鴉群飛</text:p>
          </table:table-cell>
          <table:table-cell table:number-columns-repeated="12" table:style-name="ce2" office:value-type="string" calcext:value-type="string">
            <text:p>Raven: Flock of Crows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Summon another &lt;color=#f5d6c1&gt;Crow&lt;/color&gt;. &lt;color=#f5d6c1&gt;Crows&lt;/color&gt; deal damage equal to your Bullet Damage.</text:p>
          </table:table-cell>
          <table:table-cell table:style-name="ce2" office:value-type="string" calcext:value-type="string">
            <text:p>召唤额外一只&lt;color=#f5d6c1&gt;乌鸦&lt;/color&gt;。 &lt;color=#f5d6c1&gt;乌鸦&lt;/color&gt;造成的伤害等于子弹伤害。</text:p>
          </table:table-cell>
          <table:table-cell table:style-name="ce2" office:value-type="string" calcext:value-type="string">
            <text:p>召喚額外一隻&lt;color=#f5d6c1&gt;烏鴉&lt;/color&gt;。 &lt;color=#f5d6c1&gt;烏鴉&lt;/color&gt;造成的傷害等於子彈傷害。</text:p>
          </table:table-cell>
          <table:table-cell table:number-columns-repeated="12" table:style-name="ce2" office:value-type="string" calcext:value-type="string">
            <text:p>Summon another &lt;color=#f5d6c1&gt;Crow&lt;/color&gt;. &lt;color=#f5d6c1&gt;Crows&lt;/color&gt; deal damage equal to your Bullet Damage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Raven: Shadow Flame</text:p>
          </table:table-cell>
          <table:table-cell table:number-columns-repeated="2" table:style-name="ce2" office:value-type="string" calcext:value-type="string">
            <text:p>瑞文：暗影烈焰</text:p>
          </table:table-cell>
          <table:table-cell table:number-columns-repeated="12" table:style-name="ce2" office:value-type="string" calcext:value-type="string">
            <text:p>Raven: Shadow Flame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Inflicting &lt;color=#f5d6c1&gt;Curse&lt;/color&gt; also inflicts &lt;color=#f5d6c1&gt;Burn&lt;/color&gt; on enemies for &lt;color=#f5d6c1&gt;35%&lt;/color&gt; of &lt;color=#f5d6c1&gt;Curse&lt;/color&gt; damage.</text:p>
          </table:table-cell>
          <table:table-cell table:style-name="ce2" office:value-type="string" calcext:value-type="string">
            <text:p>释放 &lt;color=#f5d6c1&gt;诅咒&lt;/color&gt; 同时&lt;color=#f5d6c1&gt;燃烧&lt;/color&gt; 敌人，燃烧伤害等于&lt;color=#f5d6c1&gt;诅咒&lt;/color&gt;的&lt;color=#f5d6c1&gt;35%&lt;/color&gt; <text:s text:c="2"/>。</text:p>
          </table:table-cell>
          <table:table-cell table:style-name="ce2" office:value-type="string" calcext:value-type="string">
            <text:p>釋放 &lt;color=#f5d6c1&gt;詛咒&lt;/color&gt; 同時&lt;color=#f5d6c1&gt;燃燒&lt;/color&gt; 敵人，燃燒傷害等於&lt;color=#f5d6c1&gt;詛咒&lt;/color&gt;的&lt;color=#f5d6c1&gt;35%&lt;/color&gt; <text:s text:c="2"/>。</text:p>
          </table:table-cell>
          <table:table-cell table:number-columns-repeated="12" table:style-name="ce2" office:value-type="string" calcext:value-type="string">
            <text:p>Inflicting &lt;color=#f5d6c1&gt;Curse&lt;/color&gt; also inflicts &lt;color=#f5d6c1&gt;Burn&lt;/color&gt; on enemies for &lt;color=#f5d6c1&gt;35%&lt;/color&gt; of &lt;color=#f5d6c1&gt;Curse&lt;/color&gt; damage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Raven: Shadow Affinity</text:p>
          </table:table-cell>
          <table:table-cell table:style-name="ce2" office:value-type="string" calcext:value-type="string">
            <text:p>瑞文：暗影相随</text:p>
          </table:table-cell>
          <table:table-cell table:style-name="ce2" office:value-type="string" calcext:value-type="string">
            <text:p>瑞文：暗影相隨</text:p>
          </table:table-cell>
          <table:table-cell table:number-columns-repeated="12" table:style-name="ce2" office:value-type="string" calcext:value-type="string">
            <text:p>Raven: Shadow Affinity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&lt;color=#f5d6c1&gt;Curse&lt;/color&gt; damage &lt;color=#f5d6c1&gt;+75%&lt;/color&gt;</text:p>
          </table:table-cell>
          <table:table-cell table:style-name="ce2" office:value-type="string" calcext:value-type="string">
            <text:p>&lt;color=#f5d6c1&gt;诅咒&lt;/color&gt;伤害&lt;color=#f5d6c1&gt;+75%&lt;/color&gt;</text:p>
          </table:table-cell>
          <table:table-cell table:style-name="ce2" office:value-type="string" calcext:value-type="string">
            <text:p>&lt;color=#f5d6c1&gt;詛咒&lt;/color&gt;傷害&lt;color=#f5d6c1&gt;+75%&lt;/color&gt;</text:p>
          </table:table-cell>
          <table:table-cell table:number-columns-repeated="12" table:style-name="ce2" office:value-type="string" calcext:value-type="string">
            <text:p>&lt;color=#f5d6c1&gt;Curse&lt;/color&gt; damage &lt;color=#f5d6c1&gt;+75%&lt;/color&gt;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Pumpkin Patch</text:p>
          </table:table-cell>
          <table:table-cell table:style-name="ce2" office:value-type="string" calcext:value-type="string">
            <text:p>南瓜乐园</text:p>
          </table:table-cell>
          <table:table-cell table:style-name="ce2" office:value-type="string" calcext:value-type="string">
            <text:p>南瓜樂園</text:p>
          </table:table-cell>
          <table:table-cell table:number-columns-repeated="12" table:style-name="ce2" office:value-type="string" calcext:value-type="string">
            <text:p>Pumpkin Patch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Dodge</text:p>
          </table:table-cell>
          <table:table-cell table:style-name="ce2" office:value-type="string" calcext:value-type="string">
            <text:p>闪避</text:p>
          </table:table-cell>
          <table:table-cell table:style-name="ce2" office:value-type="string" calcext:value-type="string">
            <text:p>閃避</text:p>
          </table:table-cell>
          <table:table-cell table:number-columns-repeated="12" table:style-name="ce2" office:value-type="string" calcext:value-type="string">
            <text:p>Dodge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Evasive</text:p>
          </table:table-cell>
          <table:table-cell table:style-name="ce2" office:value-type="string" calcext:value-type="string">
            <text:p>闪避几率</text:p>
          </table:table-cell>
          <table:table-cell table:style-name="ce2" office:value-type="string" calcext:value-type="string">
            <text:p>閃避機率</text:p>
          </table:table-cell>
          <table:table-cell table:number-columns-repeated="12" table:style-name="ce2" office:value-type="string" calcext:value-type="string">
            <text:p>Evasive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Nimble</text:p>
          </table:table-cell>
          <table:table-cell table:style-name="ce2" office:value-type="string" calcext:value-type="string">
            <text:p>敏捷之术</text:p>
          </table:table-cell>
          <table:table-cell table:style-name="ce2" office:value-type="string" calcext:value-type="string">
            <text:p>敏捷之術</text:p>
          </table:table-cell>
          <table:table-cell table:number-columns-repeated="12" table:style-name="ce2" office:value-type="string" calcext:value-type="string">
            <text:p>Nimble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Tiny</text:p>
          </table:table-cell>
          <table:table-cell table:number-columns-repeated="2" table:style-name="ce2" office:value-type="string" calcext:value-type="string">
            <text:p>薄技在身</text:p>
          </table:table-cell>
          <table:table-cell table:number-columns-repeated="12" table:style-name="ce2" office:value-type="string" calcext:value-type="string">
            <text:p>Tiny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Reflex</text:p>
          </table:table-cell>
          <table:table-cell table:style-name="ce2" office:value-type="string" calcext:value-type="string">
            <text:p>反射之术</text:p>
          </table:table-cell>
          <table:table-cell table:style-name="ce2" office:value-type="string" calcext:value-type="string">
            <text:p>反射之術</text:p>
          </table:table-cell>
          <table:table-cell table:number-columns-repeated="12" table:style-name="ce2" office:value-type="string" calcext:value-type="string">
            <text:p>Reflex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Your &lt;color=#f5d6c1&gt;Dodge&lt;/color&gt; chance is increased by bonuses to your &lt;color=#f5d6c1&gt;Move Speed&lt;/color&gt;.</text:p>
          </table:table-cell>
          <table:table-cell table:style-name="ce2" office:value-type="string" calcext:value-type="string">
            <text:p>你的&lt;color=#f5d6c1&gt;闪避&lt;/color&gt;几率会因&lt;color=#f5d6c1&gt;移动速度&lt;/color&gt;的增加而增加。</text:p>
          </table:table-cell>
          <table:table-cell table:style-name="ce2" office:value-type="string" calcext:value-type="string">
            <text:p>你的&lt;color=#f5d6c1&gt;閃避&lt;/color&gt;機率會因&lt;color=#f5d6c1&gt;移動速度&lt;/color&gt;的增加而增加。</text:p>
          </table:table-cell>
          <table:table-cell table:number-columns-repeated="12" table:style-name="ce2" office:value-type="string" calcext:value-type="string">
            <text:p>Your &lt;color=#f5d6c1&gt;Dodge&lt;/color&gt; chance is increased by bonuses to your &lt;color=#f5d6c1&gt;Move Speed&lt;/color&gt;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Aero Magic</text:p>
          </table:table-cell>
          <table:table-cell table:style-name="ce2" office:value-type="string" calcext:value-type="string">
            <text:p>疾风之术</text:p>
          </table:table-cell>
          <table:table-cell table:style-name="ce2" office:value-type="string" calcext:value-type="string">
            <text:p>疾風之術</text:p>
          </table:table-cell>
          <table:table-cell table:number-columns-repeated="12" table:style-name="ce2" office:value-type="string" calcext:value-type="string">
            <text:p>Aero Magic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When shooting your last ammo, also shoot out a &lt;color=#f5d6c1&gt;Gale&lt;/color&gt; of wind. &lt;color=#f5d6c1&gt;Gale&lt;/color&gt; deals &lt;color=#f5d6c1&gt;10&lt;/color&gt; damage every &lt;color=#f5d6c1&gt;0.5&lt;/color&gt; seconds.</text:p>
          </table:table-cell>
          <table:table-cell table:style-name="ce2" office:value-type="string" calcext:value-type="string">
            <text:p>射出最后一枚子弹时会额外释放 &lt;color=#f5d6c1&gt;龙卷风&lt;/color&gt; 。 &lt;color=#f5d6c1&gt;龙卷风&lt;/color&gt; 每 &lt;color=#f5d6c1&gt;0.5&lt;/color&gt; 秒造成 &lt;color=#f5d6c1&gt;10&lt;/color&gt;伤害。</text:p>
          </table:table-cell>
          <table:table-cell table:style-name="ce2" office:value-type="string" calcext:value-type="string">
            <text:p>射出最後一枚子彈時會額外釋放 &lt;color=#f5d6c1&gt;龍捲風&lt;/color&gt; 。 &lt;color=#f5d6c1&gt;龍捲風&lt;/color&gt; 每 &lt;color=#f5d6c1&gt;0.5&lt;/color&gt; 秒造成 &lt;color=#f5d6c1&gt;15&lt;/color&gt;傷害。</text:p>
          </table:table-cell>
          <table:table-cell table:number-columns-repeated="12" table:style-name="ce2" office:value-type="string" calcext:value-type="string">
            <text:p>When shooting your last ammo, also shoot out a &lt;color=#f5d6c1&gt;Gale&lt;/color&gt; of wind. &lt;color=#f5d6c1&gt;Gale&lt;/color&gt; deals &lt;color=#f5d6c1&gt;10&lt;/color&gt; damage every &lt;color=#f5d6c1&gt;0.5&lt;/color&gt; seconds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Aero Mastery</text:p>
          </table:table-cell>
          <table:table-cell table:style-name="ce2" office:value-type="string" calcext:value-type="string">
            <text:p>御风大师</text:p>
          </table:table-cell>
          <table:table-cell table:style-name="ce2" office:value-type="string" calcext:value-type="string">
            <text:p>御風大師</text:p>
          </table:table-cell>
          <table:table-cell table:number-columns-repeated="12" table:style-name="ce2" office:value-type="string" calcext:value-type="string">
            <text:p>Aero Mastery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&lt;color=#f5d6c1&gt;Gale&lt;/color&gt; damage increased by &lt;color=#f5d6c1&gt;15&lt;/color&gt;.</text:p>
          </table:table-cell>
          <table:table-cell table:style-name="ce2" office:value-type="string" calcext:value-type="string">
            <text:p>&lt;color=#f5d6c1&gt;龙卷风&lt;/color&gt;增加&lt;color=#f5d6c1&gt;15&lt;/color&gt;点伤害。</text:p>
          </table:table-cell>
          <table:table-cell table:style-name="ce2" office:value-type="string" calcext:value-type="string">
            <text:p>&lt;color=#f5d6c1&gt;龍捲風&lt;/color&gt;增加&lt;color=#f5d6c1&gt;15&lt;/color&gt;點傷害。</text:p>
          </table:table-cell>
          <table:table-cell table:number-columns-repeated="12" table:style-name="ce2" office:value-type="string" calcext:value-type="string">
            <text:p>&lt;color=#f5d6c1&gt;Gale&lt;/color&gt; damage increased by &lt;color=#f5d6c1&gt;15&lt;/color&gt;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Eye of the Storm</text:p>
          </table:table-cell>
          <table:table-cell table:style-name="ce2" office:value-type="string" calcext:value-type="string">
            <text:p>风暴之眼</text:p>
          </table:table-cell>
          <table:table-cell table:style-name="ce2" office:value-type="string" calcext:value-type="string">
            <text:p>風暴之眼</text:p>
          </table:table-cell>
          <table:table-cell table:number-columns-repeated="12" table:style-name="ce2" office:value-type="string" calcext:value-type="string">
            <text:p>Eye of the Storm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Deal double of &lt;color=#f5d6c1&gt;Gale's&lt;/color&gt; damage to nearby enemies every &lt;color=#f5d6c1&gt;2&lt;/color&gt; seconds. &lt;color=#f5d6c1&gt;Gale&lt;/color&gt; damage is increased by &lt;color=#f5d6c1&gt;5&lt;/color&gt;.</text:p>
          </table:table-cell>
          <table:table-cell table:style-name="ce2" office:value-type="string" calcext:value-type="string">
            <text:p>每&lt;color=#f5d6c1&gt;2&lt;/color&gt;秒对附近的敌人造成双倍&lt;color=#f5d6c1&gt;龙卷风&lt;/color&gt;伤害。 &lt;color=#f5d6c1&gt;龙卷风&lt;/color&gt;增加&lt;color=#f5d6c1&gt;5&lt;/color&gt;点伤害。</text:p>
          </table:table-cell>
          <table:table-cell table:style-name="ce2" office:value-type="string" calcext:value-type="string">
            <text:p>每&lt;color=#f5d6c1&gt;2&lt;/color&gt;秒對附近的敵人造成雙倍&lt;color=#f5d6c1&gt;龍捲風&lt;/color&gt;傷害。 &lt;color=#f5d6c1&gt;龍捲風&lt;/color&gt;增加&lt;color=#f5d6c1&gt;5&lt;/color&gt;點傷害。</text:p>
          </table:table-cell>
          <table:table-cell table:number-columns-repeated="12" table:style-name="ce2" office:value-type="string" calcext:value-type="string">
            <text:p>Deal double of &lt;color=#f5d6c1&gt;Gale's&lt;/color&gt; damage to nearby enemies every &lt;color=#f5d6c1&gt;2&lt;/color&gt; seconds. &lt;color=#f5d6c1&gt;Gale&lt;/color&gt; damage is increased by &lt;color=#f5d6c1&gt;5&lt;/color&gt;.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Windborne</text:p>
          </table:table-cell>
          <table:table-cell table:style-name="ce2" office:value-type="string" calcext:value-type="string">
            <text:p>风掣雷行</text:p>
          </table:table-cell>
          <table:table-cell table:style-name="ce2" office:value-type="string" calcext:value-type="string">
            <text:p>風掣雷行</text:p>
          </table:table-cell>
          <table:table-cell table:number-columns-repeated="12" table:style-name="ce2" office:value-type="string" calcext:value-type="string">
            <text:p>Windborne</text:p>
          </table:table-cell>
          <table:table-cell table:style-name="ce2"/>
          <table:table-cell table:number-columns-repeated="1007"/>
        </table:table-row>
        <table:table-row table:style-name="ro1">
          <table:table-cell table:number-columns-repeated="2" table:style-name="ce2" office:value-type="string" calcext:value-type="string">
            <text:p>&lt;color=#f5d6c1&gt;Gale's&lt;/color&gt; damage is increased by bonuses to your &lt;color=#f5d6c1&gt;Move Speed&lt;/color&gt;.</text:p>
          </table:table-cell>
          <table:table-cell table:style-name="ce2" office:value-type="string" calcext:value-type="string">
            <text:p>&lt;color=#f5d6c1&gt;龙卷风&lt;/color&gt;伤害随着&lt;color=#f5d6c1&gt;移动速度&lt;/color&gt;增加而增加。</text:p>
          </table:table-cell>
          <table:table-cell table:style-name="ce2" office:value-type="string" calcext:value-type="string">
            <text:p>&lt;color=#f5d6c1&gt;龍捲風&lt;/color&gt;傷害隨著&lt;color=#f5d6c1&gt;移動速度&lt;/color&gt;增加而增加。</text:p>
          </table:table-cell>
          <table:table-cell table:number-columns-repeated="12" table:style-name="ce2" office:value-type="string" calcext:value-type="string">
            <text:p>&lt;color=#f5d6c1&gt;Gale's&lt;/color&gt; damage is increased by bonuses to your &lt;color=#f5d6c1&gt;Move Speed&lt;/color&gt;.</text:p>
          </table:table-cell>
          <table:table-cell table:style-name="ce2"/>
          <table:table-cell table:number-columns-repeated="1007"/>
        </table:table-row>
        <table:table-row table:style-name="ro2" table:number-rows-repeated="10481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94" meta:object-count="0"/>
    <meta:generator>LibreOfficeDev/6.0.5.2$Linux_X86_64 LibreOffice_project/</meta:generator>
  </office:meta>
</office:document-meta>
</file>